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1" style:master-page-name="MasterPage2" style:family="paragraph" style:name="P26">
      <style:text-properties fo:color="#1f3964" style:font-family-asian="Arial" fo:font-size="18pt"/>
      <style:paragraph-properties fo:margin-top="60pt" fo:margin-bottom="17pt"/>
    </style:style>
    <style:style style:family="text" style:name="T58">
      <style:text-properties fo:color="#2f5496" style:font-family-asian="Arial" fo:font-size="20pt"/>
    </style:style>
    <style:style style:family="text" style:name="T59">
      <style:text-properties fo:color="#2f5496" style:font-family-asian="Arial" fo:font-size="20pt"/>
    </style:style>
    <style:style style:family="text" style:name="T60">
      <style:text-properties fo:color="#2f5496" style:font-family-asian="Arial" fo:font-size="20pt"/>
    </style:style>
    <style:style style:family="text" style:name="T61">
      <style:text-properties fo:color="#2f5496" style:font-family-asian="Arial" fo:font-size="20pt"/>
    </style:style>
    <style:style style:family="text" style:name="T62">
      <style:text-properties fo:color="#2f5496" style:font-family-asian="Arial" fo:font-size="20pt"/>
    </style:style>
    <style:style style:family="text" style:name="T63">
      <style:text-properties fo:color="#2f5496" style:font-family-asian="Arial" fo:font-size="20pt"/>
    </style:style>
    <style:style style:family="text" style:name="T64">
      <style:text-properties fo:color="#2f5496" style:font-family-asian="Arial" fo:font-size="20pt"/>
    </style:style>
    <style:style style:family="paragraph" style:name="P33">
      <style:text-properties fo:font-family="Arial" style:font-family-complex="Arial"/>
      <style:paragraph-properties fo:line-height="100%" fo:margin-bottom="12pt"/>
    </style:style>
    <style:style style:family="text" style:name="T65">
      <style:text-properties fo:font-family="Arial" style:font-family-complex="Arial"/>
    </style:style>
    <style:style style:family="text" style:name="T66">
      <style:text-properties fo:color="#2f5496" fo:font-family="Arial" style:font-family-complex="Arial" fo:font-weight="bold"/>
    </style:style>
    <style:style style:family="text" style:name="T67">
      <style:text-properties fo:color="#2f5496" fo:font-family="Arial" style:font-family-complex="Arial" fo:font-weight="bold"/>
    </style:style>
    <style:style style:family="text" style:name="T68">
      <style:text-properties fo:color="#2f5496" fo:font-family="Arial" style:font-family-complex="Arial"/>
    </style:style>
    <style:style style:family="text" style:name="T69">
      <style:text-properties fo:font-family="Arial" style:font-family-complex="Arial"/>
    </style:style>
    <style:style style:family="text" style:name="T70">
      <style:text-properties fo:font-family="Arial" style:font-family-complex="Arial"/>
    </style:style>
    <style:style style:family="paragraph" style:name="P34">
      <style:text-properties fo:color="#000000" fo:font-family="Arial" style:font-family-asian="Arial" style:font-family-complex="Arial"/>
      <style:paragraph-properties fo:line-height="100%" fo:margin-bottom="12pt"/>
    </style:style>
    <style:style style:family="text" style:name="T71">
      <style:text-properties fo:color="#2f5496" fo:font-family="Arial" style:font-family-asian="Arial" style:font-family-complex="Arial" fo:font-weight="bold"/>
    </style:style>
    <style:style style:family="text" style:name="T72">
      <style:text-properties fo:color="#2f5496" fo:font-family="Arial" style:font-family-asian="Arial" style:font-family-complex="Arial" fo:font-weight="bold"/>
    </style:style>
    <style:style style:family="text" style:name="T73">
      <style:text-properties fo:color="#2f5496" fo:font-family="Arial" style:font-family-asian="Arial" style:font-family-complex="Arial" fo:font-weight="bold"/>
    </style:style>
    <style:style style:family="text" style:name="T74">
      <style:text-properties fo:color="#2f5496" fo:font-family="Arial" style:font-family-asian="Arial" style:font-family-complex="Arial" fo:font-weight="bold"/>
    </style:style>
    <style:style style:family="text" style:name="T75">
      <style:text-properties fo:color="#2f5496" fo:font-family="Arial" style:font-family-asian="Arial" style:font-family-complex="Arial" fo:font-weight="bold"/>
    </style:style>
    <style:style style:family="text" style:name="T76">
      <style:text-properties fo:color="#1f3864" fo:font-family="Arial" style:font-family-asian="Arial" style:font-family-complex="Arial" fo:font-weight="bold"/>
    </style:style>
    <style:style style:family="text" style:name="T77">
      <style:text-properties fo:color="#000000" fo:font-family="Arial" style:font-family-asian="Arial" style:font-family-complex="Arial"/>
    </style:style>
    <style:style style:family="text" style:name="T78">
      <style:text-properties fo:color="#000000" fo:font-family="Arial" style:font-family-asian="Arial" style:font-family-complex="Arial"/>
    </style:style>
    <style:style style:family="paragraph" style:name="P35">
      <style:text-properties fo:color="#538135" fo:font-family="Arial" style:font-family-asian="Arial" style:font-family-complex="Arial" fo:font-style="italic"/>
      <style:paragraph-properties fo:line-height="100%" fo:margin-top="10pt" fo:margin-bottom="0pt"/>
    </style:style>
    <style:style style:family="text" style:name="T79">
      <style:text-properties fo:color="#538135" fo:font-family="Arial" style:font-family-asian="Arial" style:font-family-complex="Arial" fo:font-size="14pt" fo:font-style="italic" fo:font-weight="bold"/>
    </style:style>
    <style:style style:parent-style-name="a9" style:list-style-name="WWNum1" style:family="paragraph" style:name="P36">
      <style:text-properties fo:color="#000000" fo:font-family="Arial" style:font-family-complex="Arial"/>
      <style:paragraph-properties fo:line-height="100%" fo:margin-top="12pt"/>
    </style:style>
    <style:style style:family="text" style:name="T80">
      <style:text-properties fo:font-family="Arial" style:font-family-complex="Arial"/>
    </style:style>
    <style:style style:family="text" style:name="T81">
      <style:text-properties fo:font-family="Arial" style:font-family-complex="Arial"/>
    </style:style>
    <style:style style:family="text" style:name="T82">
      <style:text-properties fo:font-family="Arial" style:font-family-complex="Arial"/>
    </style:style>
    <style:style style:family="text" style:name="T83">
      <style:text-properties fo:font-family="Arial" style:font-family-complex="Arial"/>
    </style:style>
    <style:style style:family="text" style:name="T84">
      <style:text-properties fo:font-family="Arial" style:font-family-complex="Arial"/>
    </style:style>
    <style:style style:family="text" style:name="T85">
      <style:text-properties fo:font-family="Arial" style:font-family-complex="Arial"/>
    </style:style>
    <style:style style:family="text" style:name="T86">
      <style:text-properties fo:font-family="Arial" style:font-family-complex="Arial"/>
    </style:style>
    <style:style style:family="text" style:name="T87">
      <style:text-properties fo:font-family="Arial" style:font-family-complex="Arial"/>
    </style:style>
    <style:style style:parent-style-name="a9" style:list-style-name="WWNum1" style:family="paragraph" style:name="P37">
      <style:text-properties fo:color="#000000" fo:font-family="Arial" style:font-family-complex="Arial"/>
      <style:paragraph-properties fo:line-height="100%"/>
    </style:style>
    <style:style style:family="text" style:name="T88">
      <style:text-properties fo:color="#000000" fo:font-family="Arial" style:font-family-complex="Arial"/>
    </style:style>
    <style:style style:family="text" style:name="T89">
      <style:text-properties fo:color="#000000" fo:font-family="Arial" style:font-family-complex="Arial"/>
    </style:style>
    <style:style style:family="text" style:name="T90">
      <style:text-properties fo:color="#000000" fo:font-family="Arial" style:font-family-complex="Arial"/>
    </style:style>
    <style:style style:family="text" style:name="T91">
      <style:text-properties fo:color="#000000" fo:font-family="Arial" style:font-family-complex="Arial"/>
    </style:style>
    <style:style style:family="text" style:name="T92">
      <style:text-properties fo:color="#000000" fo:font-family="Arial" style:font-family-complex="Arial"/>
    </style:style>
    <style:style style:family="paragraph" style:name="P38">
      <style:text-properties fo:font-family="Arial" style:font-family-complex="Arial"/>
      <style:paragraph-properties fo:line-height="100%"/>
    </style:style>
    <style:style style:family="text" style:name="T93">
      <style:text-properties/>
    </style:style>
    <style:style style:parent-style-name="aa" style:family="text" style:name="T94">
      <style:text-properties fo:color="#1e4f79" fo:font-family="Arial" style:font-family-asian="Arial" style:font-family-complex="Arial"/>
    </style:style>
    <style:style style:family="text" style:name="T95">
      <style:text-properties fo:font-family="Arial" style:font-family-complex="Arial"/>
    </style:style>
    <style:style style:family="text" style:name="T96">
      <style:text-properties fo:font-family="Arial" style:font-family-complex="Arial"/>
    </style:style>
    <style:style style:family="text" style:name="T97">
      <style:text-properties fo:color="#2f5496" fo:font-family="Arial" style:font-family-complex="Arial" fo:font-weight="bold"/>
    </style:style>
    <style:style style:family="text" style:name="T98">
      <style:text-properties fo:color="#2f5496" fo:font-family="Arial" style:font-family-complex="Arial"/>
    </style:style>
    <style:style style:family="text" style:name="T99">
      <style:text-properties fo:font-family="Arial" style:font-family-complex="Arial"/>
    </style:style>
    <style:style style:family="text" style:name="T100">
      <style:text-properties fo:color="#2f5496" fo:font-family="Arial" style:font-family-complex="Arial" fo:font-weight="bold"/>
    </style:style>
    <style:style style:family="text" style:name="T101">
      <style:text-properties fo:color="#2f5496" fo:font-family="Arial" style:font-family-complex="Arial" fo:font-weight="bold"/>
    </style:style>
    <style:style style:family="text" style:name="T102">
      <style:text-properties fo:color="#000000" style:text-position="0% 100%" fo:font-family="Arial" style:font-family-asian="Arial" style:font-family-complex="Arial" fo:font-size="11pt" fo:letter-spacing="0pt" fo:font-style="normal" style:text-underline-type="none" style:text-underline-width="auto" fo:font-weight="normal"/>
    </style:style>
    <style:style style:family="text" style:name="T103">
      <style:text-properties fo:font-family="Arial" style:font-family-complex="Arial"/>
    </style:style>
    <style:style style:family="paragraph" style:name="P39">
      <style:text-properties/>
      <style:paragraph-properties fo:line-height="100%"/>
    </style:style>
    <style:style style:family="text" style:name="T104">
      <style:text-properties/>
    </style:style>
    <style:style style:family="graphic" style:name="gr80">
      <style:graphic-properties fo:margin-left="0cm" fo:margin-right="0cm" fo:margin-top="0cm" fo:margin-bottom="0cm" style:vertical-pos="middle" style:vertical-rel="baseline"/>
    </style:style>
    <style:style style:family="graphic" style:name="gr81">
      <style:graphic-properties draw:fill-color="#2D71AF" draw:fill="solid" draw:opacity="2.35294%" draw:textarea-vertical-align="middle" draw:auto-grow-height="false" draw:auto-grow-width="false" draw:stroke="none" fo:wrap-option="wrap" style:wrap="run-through" fo:margin-left="0cm" fo:margin-right="0cm" fo:margin-top="0cm" fo:margin-bottom="0cm" style:vertical-pos="middle" style:vertical-rel="baseline" fo:padding-top="3.6pt" fo:padding-bottom="3.6pt" fo:padding-left="7.2pt" fo:padding-right="7.2pt" fo:background-color="transparent"/>
    </style:style>
    <style:style style:parent-style-name="5" style:family="paragraph" style:name="P40">
      <style:text-properties fo:color="#1f3964" fo:font-family="Arial" style:font-family-asian="Arial" style:font-family-complex="Arial" fo:font-weight="bold" style:text-rotation-angle="0"/>
      <style:paragraph-properties fo:line-height="107.917%" fo:text-align="left" fo:margin-left="1.746cm" fo:margin-right="-0.2575cm" fo:text-indent="0.4992cm" fo:margin-top="2pt" fo:margin-bottom="0pt" style:contextual-spacing="true" fo:border="none">
        <style:tab-stops>
          <style:tab-stop style:position="2.246cm" style:type="left"/>
        </style:tab-stops>
      </style:paragraph-properties>
    </style:style>
    <style:style style:family="text" style:name="T105">
      <style:text-properties fo:color="#2f5496" fo:font-family="Arial" style:font-family-asian="Arial" style:font-family-complex="Arial" fo:font-size="12pt" fo:font-style="italic" fo:font-weight="bold"/>
    </style:style>
    <style:style style:family="text" style:name="T106">
      <style:text-properties fo:color="#2f5594" style:text-position="0% 100%" fo:font-family="Arial" style:font-family-asian="Arial" style:font-family-complex="Arial" fo:font-size="12pt" fo:letter-spacing="0pt" fo:font-style="italic" style:text-underline-type="none" style:text-underline-width="auto" fo:font-weight="bold"/>
    </style:style>
    <style:style style:parent-style-name="a9" style:list-style-name="WWNum3" style:family="paragraph" style:name="P41">
      <style:text-properties fo:color="#000000" fo:font-family="Arial" style:font-family-asian="Arial" style:font-family-complex="Arial" style:text-rotation-angle="0"/>
      <style:paragraph-properties fo:line-height="115%" fo:margin-left="1.746cm" fo:text-indent="0.4992cm" fo:margin-bottom="12pt">
        <style:tab-stops>
          <style:tab-stop style:position="2.246cm" style:type="left"/>
        </style:tab-stops>
      </style:paragraph-properties>
    </style:style>
    <style:style style:family="text" style:name="T107">
      <style:text-properties fo:font-family="Arial" style:font-family-complex="Arial"/>
    </style:style>
    <style:style style:parent-style-name="a9" style:list-style-name="WWNum3" style:family="paragraph" style:name="P42">
      <style:text-properties fo:font-family="Arial" style:font-family-complex="Arial" style:text-rotation-angle="0"/>
      <style:paragraph-properties fo:line-height="115%" fo:margin-left="1.746cm" fo:margin-right="-0.3863cm" fo:text-indent="0.4992cm" fo:margin-bottom="12pt">
        <style:tab-stops>
          <style:tab-stop style:position="2.246cm" style:type="left"/>
        </style:tab-stops>
      </style:paragraph-properties>
    </style:style>
    <style:style style:family="text" style:name="T108">
      <style:text-properties fo:font-family="Arial" style:font-family-complex="Arial"/>
    </style:style>
    <style:style style:parent-style-name="a9" style:list-style-name="WWNum3" style:family="paragraph" style:name="P43">
      <style:text-properties fo:font-family="Arial" style:font-family-complex="Arial" style:text-rotation-angle="0"/>
      <style:paragraph-properties fo:line-height="115%" fo:margin-left="1.746cm" fo:margin-right="-0.1358cm" fo:text-indent="0.4992cm" fo:margin-bottom="12pt">
        <style:tab-stops>
          <style:tab-stop style:position="2.246cm" style:type="left"/>
        </style:tab-stops>
      </style:paragraph-properties>
    </style:style>
    <style:style style:family="text" style:name="T109">
      <style:text-properties fo:font-family="Arial" style:font-family-complex="Arial"/>
    </style:style>
    <style:style style:parent-style-name="a9" style:list-style-name="WWNum3" style:family="paragraph" style:name="P44">
      <style:text-properties fo:font-family="Arial" style:font-family-complex="Arial" style:text-rotation-angle="0"/>
      <style:paragraph-properties fo:line-height="115%" fo:margin-left="1.746cm" fo:text-indent="0.4992cm" fo:margin-bottom="12pt">
        <style:tab-stops>
          <style:tab-stop style:position="2.246cm" style:type="left"/>
        </style:tab-stops>
      </style:paragraph-properties>
    </style:style>
    <style:style style:family="text" style:name="T110">
      <style:text-properties fo:font-family="Arial" style:font-family-complex="Arial"/>
    </style:style>
    <style:style style:parent-style-name="a9" style:list-style-name="WWNum3" style:family="paragraph" style:name="P45">
      <style:text-properties fo:font-family="Arial" style:font-family-complex="Arial" style:text-rotation-angle="0"/>
      <style:paragraph-properties fo:line-height="115%" fo:margin-left="1.746cm" fo:text-indent="0.4992cm" fo:margin-bottom="12pt">
        <style:tab-stops>
          <style:tab-stop style:position="2.246cm" style:type="left"/>
        </style:tab-stops>
      </style:paragraph-properties>
    </style:style>
    <style:style style:family="text" style:name="T111">
      <style:text-properties fo:font-family="Arial" style:font-family-complex="Arial"/>
    </style:style>
    <style:style style:family="graphic" style:name="gr82">
      <style:graphic-properties draw:fill-color="#5A99D3" draw:fill="solid" draw:stroke="none" style:wrap="run-through" fo:margin-left="0cm" fo:margin-right="0cm" fo:margin-top="0cm" fo:margin-bottom="0cm" style:vertical-pos="middle" style:vertical-rel="baseline"/>
    </style:style>
    <style:style style:family="graphic" style:name="gr83">
      <style:graphic-properties draw:fill="none" draw:stroke="solid" svg:stroke-color="#BEBEBE" svg:stroke-width="0.03528cm" style:wrap="run-through" fo:margin-left="0cm" fo:margin-right="0cm" fo:margin-top="0cm" fo:margin-bottom="0cm" style:vertical-pos="middle" style:vertical-rel="baseline"/>
    </style:style>
    <style:style style:family="graphic" style:name="gr84">
      <style:graphic-properties draw:fill-color="#5A99D3" draw:fill="solid" draw:stroke="none" style:wrap="run-through" fo:margin-left="0cm" fo:margin-right="0cm" fo:margin-top="0cm" fo:margin-bottom="0cm" style:vertical-pos="middle" style:vertical-rel="baseline"/>
    </style:style>
    <style:style style:family="paragraph" style:name="P46">
      <style:text-properties/>
      <style:paragraph-properties/>
    </style:style>
    <style:style style:family="text" style:name="T112">
      <style:text-properties/>
    </style:style>
    <style:style style:family="graphic" style:name="gr85">
      <style:graphic-properties fo:background-color="transparent"/>
    </style:style>
  </office:automatic-styles>
  <office:body>
    <office:text text:use-soft-page-breaks="true">
      <text:p text:style-name="P26"><text:span text:style-name="T58">Welcome to </text:span><text:span text:style-name="T59">O</text:span><text:span text:style-name="T60">NLYOFFICE</text:span><text:span text:style-name="T61"><text:s/></text:span><text:span text:style-name="T62">Online</text:span><text:span text:style-name="T63"><text:s/></text:span><text:span text:style-name="T64">Editors</text:span><text:span/></text:p>
      <text:p text:style-name="P33"><text:span text:style-name="T65">We are proud to present the first </text:span><text:span text:style-name="T66">HTML</text:span><text:span text:style-name="T67">5</text:span><text:span text:style-name="T68"><text:s/></text:span><text:span text:style-name="T69">Canvas-based online document editors</text:span><text:span text:style-name="T70">.</text:span><text:span/></text:p>
      <text:p text:style-name="P34"><text:span text:style-name="T71">ONLYOFFICE</text:span><text:span text:style-name="T72"><text:s/></text:span><text:span text:style-name="T73">Online</text:span><text:span text:style-name="T74"><text:s/></text:span><text:span text:style-name="T75">Editors</text:span><text:span text:style-name="T76"><text:s/></text:span><text:span text:style-name="T77">can be easily integrated into your website or cloud application via API provided.</text:span><text:span text:style-name="T78"> Thus you get a chance to provide users with the most advanced online document editors for text docs, spreadsheets and presentations.</text:span><text:span/></text:p>
      <text:p text:style-name="P35"><text:span text:style-name="T79">Why ONLYOFFICE beats all the existing online processors?</text:span><text:span/></text:p>
      <text:list text:style-name="WWNum1" text:continue-numbering="true">
        <text:list-item>
          <text:p text:style-name="P36"><text:span text:style-name="T80">In the eye of users: it combines the formatting quality of </text:span><text:span text:style-name="T81">MS</text:span><text:span text:style-name="T82"><text:s/></text:span><text:span text:style-name="T83">Office</text:span><text:span text:style-name="T84"> &amp; online collaboration of </text:span><text:span text:style-name="T85">Google</text:span><text:span text:style-name="T86"><text:s/></text:span><text:span text:style-name="T87">Docs (real-time co-editing and commenting).</text:span><text:span/></text:p>
        </text:list-item>
        <text:list-item>
          <text:p text:style-name="P37"><text:span text:style-name="T88">In the eye of tech enthusiasts: it's built with the use of </text:span><text:span text:style-name="T89">HTML</text:span><text:span text:style-name="T90">5 element, </text:span><text:span text:style-name="T91">Canvas</text:span><text:span text:style-name="T92">.</text:span><text:span/></text:p>
        </text:list-item>
      </text:list>
      <text:p text:style-name="P38"><text:span text:style-name="T93"/><text:a xlink:href="http://www.youtube.com/watch?v=0S0Op2MbLvw" xlink:type="simple"><text:span text:style-name="T94">Click here</text:span></text:a><text:span text:style-name="T95"><text:s/></text:span><text:span text:style-name="T96">to see the video comparison with </text:span><text:span text:style-name="T97">Google</text:span><text:span text:style-name="T98"><text:s/></text:span><text:span text:style-name="T99">and </text:span><text:span text:style-name="T100">Office</text:span><text:span text:style-name="T101">365</text:span><text:span text:style-name="T102"> document editors</text:span><text:span text:style-name="T103">.</text:span><text:span/></text:p>
      <text:p text:style-name="P39"><text:span text:style-name="T104"><draw:g draw:style-name="gr80" draw:z-index="0" draw:name="" text:anchor-type="as-char"><draw:frame draw:style-name="gr81" svg:width="17.09cm" svg:height="3.7cm" svg:x="0cm" svg:y="0cm"><draw:text-box fo:min-height="3.7cm"><text:p text:style-name="P40"><text:span text:style-name="T105">ONLYOFFICE Online Editors </text:span><text:span text:style-name="T106">enable you to:</text:span><text:span/></text:p><text:list text:style-name="WWNum3" text:continue-numbering="true"><text:list-item><text:p text:style-name="P41"><text:span text:style-name="T107">View &amp; Edit documents directly in browser</text:span><text:span/></text:p></text:list-item><text:list-item><text:p text:style-name="P42"><text:span text:style-name="T108">Share files with friends and colleagues</text:span><text:span/></text:p></text:list-item><text:list-item><text:p text:style-name="P43"><text:span text:style-name="T109">Co-edit and comment them in real time</text:span><text:span/></text:p></text:list-item><text:list-item><text:p text:style-name="P44"><text:span text:style-name="T110">Embed documents to websites and apps</text:span><text:span/></text:p></text:list-item><text:list-item><text:p text:style-name="P45"><text:span text:style-name="T111">Work with all the popular file types without formatting loss.</text:span><text:span/></text:p></text:list-item></text:list></draw:text-box></draw:frame><draw:custom-shape draw:style-name="gr82" svg:width="0.2261cm" svg:height="0.6845cm" svg:x="1.197cm" svg:y="1.627cm"><draw:enhanced-geometry draw:type="flowchart-manual-operation"/></draw:custom-shape><draw:custom-shape draw:style-name="gr83" svg:width="1.367cm" svg:height="1.343cm" svg:x="0.6181cm" svg:y="1.453cm"><draw:enhanced-geometry draw:type="flowchart-connector"/></draw:custom-shape><draw:custom-shape draw:style-name="gr84" svg:width="0.2091cm" svg:height="0.2003cm" svg:x="1.21cm" svg:y="2.422cm"><draw:enhanced-geometry draw:type="flowchart-connector"/></draw:custom-shape></draw:g></text:span><text:span/></text:p>
      <text:p text:style-name="P46"><text:span text:style-name="T112"><draw:frame draw:style-name="gr85" draw:name="Chart 3" text:anchor-type="as-char" svg:width="17.09cm" svg:height="7.359cm" svg:x="0cm" svg:y="0cm"><draw:object xlink:href="./Object 1" xlink:type="simple" xlink:show="embed" xlink:actuate="onLoad"/></draw:frame>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Calibri" style:font-family-asian="Calibri" style:font-family-complex="Calibri" fo:font-size="11pt" fo:letter-spacing="0pt"/>
      <style:paragraph-properties fo:line-height="107.917%" fo:text-align="left" style:tab-stop-distance="36pt" fo:margin-left="0cm" fo:margin-right="0cm" fo:text-indent="-0cm" fo:margin-top="0pt" fo:margin-bottom="8pt" fo:border="none"/>
    </style:default-style>
    <style:default-style style:family="text">
      <style:text-properties fo:color="#000000" style:text-position="0% 100%" fo:font-family="Calibri" style:font-family-asian="Calibri" style:font-family-complex="Calibri" fo:font-size="11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parent-style-name="a" style:display-name="Heading 1" style:family="paragraph" style:name="1">
      <style:text-properties fo:color="#000000" fo:font-family="Arial" style:font-family-asian="Times New Roman" style:font-family-complex="Arial" fo:font-size="24pt" fo:font-weight="bold"/>
      <style:paragraph-properties fo:line-height="115%" fo:margin-top="24pt" fo:margin-bottom="0pt"/>
    </style:style>
    <style:style style:parent-style-name="a" style:display-name="Heading 2" style:family="paragraph" style:name="2">
      <style:text-properties fo:color="#000000" fo:font-size="20pt" fo:font-weight="bold"/>
      <style:paragraph-properties fo:margin-top="10pt" fo:margin-bottom="0pt"/>
    </style:style>
    <style:style style:parent-style-name="a" style:display-name="Heading 3" style:family="paragraph" style:name="3">
      <style:text-properties fo:color="#000000" fo:font-size="18pt" fo:font-style="italic" fo:font-weight="bold"/>
      <style:paragraph-properties fo:margin-top="10pt" fo:margin-bottom="0pt"/>
    </style:style>
    <style:style style:parent-style-name="a" style:display-name="Heading 4" style:family="paragraph" style:name="4">
      <style:text-properties fo:color="#232323" fo:font-size="16pt"/>
      <style:paragraph-properties fo:margin-top="10pt" fo:margin-bottom="0pt"/>
    </style:style>
    <style:style style:parent-style-name="a" style:display-name="Heading 5" style:family="paragraph" style:name="5">
      <style:text-properties fo:color="#2e74b5"/>
      <style:paragraph-properties fo:margin-top="2pt" fo:margin-bottom="0pt"/>
    </style:style>
    <style:style style:parent-style-name="a" style:display-name="Heading 6" style:family="paragraph" style:name="6">
      <style:text-properties fo:color="#232323" fo:font-size="14pt" fo:font-style="italic"/>
      <style:paragraph-properties fo:margin-top="10pt" fo:margin-bottom="0pt"/>
    </style:style>
    <style:style style:parent-style-name="a" style:display-name="Heading 7" style:family="paragraph" style:name="7">
      <style:text-properties fo:color="#606060" fo:font-size="12pt" fo:font-weight="bold"/>
      <style:paragraph-properties fo:margin-top="10pt" fo:margin-bottom="0pt"/>
    </style:style>
    <style:style style:parent-style-name="a" style:display-name="Heading 8" style:family="paragraph" style:name="8">
      <style:text-properties fo:color="#444444" fo:font-size="12pt"/>
      <style:paragraph-properties fo:margin-top="10pt" fo:margin-bottom="0pt"/>
    </style:style>
    <style:style style:parent-style-name="a" style:display-name="Heading 9" style:family="paragraph" style:name="9">
      <style:text-properties fo:color="#444444" fo:font-size="11.5pt" fo:font-style="italic"/>
      <style:paragraph-properties fo:margin-top="10pt" fo:margin-bottom="0pt"/>
    </style:style>
    <style:style style:parent-style-name="a" style:display-name="Quote" style:family="paragraph" style:name="20">
      <style:text-properties fo:color="#373737" fo:font-size="9pt" fo:font-style="italic"/>
      <style:paragraph-properties fo:margin-left="6.001cm" fo:border-bottom="0.05292cm solid #A6A6A6" fo:border-left="0.05292cm solid #A6A6A6"/>
    </style:style>
    <style:style style:display-name="Normal" style:family="paragraph" style:name="a">
      <style:text-properties/>
      <style:paragraph-properties/>
    </style:style>
    <style:style style:display-name="Default Paragraph Font" style:family="text" style:name="a0"/>
    <style:style style:display-name="No Spacing" style:family="paragraph" style:name="a3">
      <style:text-properties fo:color="#000000"/>
      <style:paragraph-properties fo:line-height="100%" fo:margin-bottom="0pt"/>
    </style:style>
    <style:style style:parent-style-name="a" style:display-name="Title" style:family="paragraph" style:name="a4">
      <style:text-properties fo:color="#000000" fo:font-size="36pt" fo:font-weight="bold"/>
      <style:paragraph-properties fo:line-height="100%" fo:margin-top="15pt" fo:margin-bottom="4pt" fo:border-bottom="0.1058cm solid #000000"/>
    </style:style>
    <style:style style:parent-style-name="a" style:display-name="Subtitle" style:family="paragraph" style:name="a5">
      <style:text-properties fo:color="#444444" fo:font-size="26pt" fo:font-style="italic"/>
      <style:paragraph-properties fo:line-height="100%"/>
    </style:style>
    <style:style style:parent-style-name="a" style:display-name="Intense Quote" style:family="paragraph" style:name="a6">
      <style:text-properties fo:color="#606060" fo:font-size="9.5pt" fo:font-style="italic"/>
      <style:paragraph-properties fo:margin-left="1cm" fo:margin-right="1cm" fo:background-color="#d9d9d9" fo:border="0.01764cm solid #808080"/>
    </style:style>
    <style:style style:parent-style-name="a" style:display-name="Header" style:family="paragraph" style:name="a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a0" style:display-name="Header Char" style:family="text" style:name="HeaderChar"/>
    <style:style style:parent-style-name="a" style:display-name="Footer" style:family="paragraph" style:name="a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a0" style:display-name="Footer Char" style:family="text" style:name="FooterChar"/>
    <style:style style:parent-style-name="a0" style:display-name="Heading 1 Char" style:family="text" style:name="Heading1Char">
      <style:text-properties fo:color="#000000" fo:font-family="Arial" style:font-family-asian="Times New Roman" style:font-family-complex="Arial" fo:font-size="24pt" fo:font-weight="bold"/>
    </style:style>
    <style:style style:parent-style-name="a0" style:display-name="Heading 5 Char" style:family="text" style:name="Heading5Char">
      <style:text-properties fo:color="#2e74b5" fo:font-family="Calibri" style:font-family-asian="Calibri" style:font-family-complex="Calibri"/>
    </style:style>
    <style:style style:parent-style-name="a" style:display-name="List Paragraph" style:family="paragraph" style:name="a9">
      <style:text-properties/>
      <style:paragraph-properties fo:margin-left="1.27cm" style:contextual-spacing="true"/>
    </style:style>
    <style:style style:display-name="Hyperlink" style:family="text" style:name="aa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a" style:display-name="Balloon Text" style:family="paragraph" style:name="ab">
      <style:text-properties fo:font-family="Tahoma" style:font-family-complex="Tahoma" fo:font-size="8pt"/>
      <style:paragraph-properties fo:line-height="100%" fo:margin-bottom="0pt"/>
    </style:style>
    <style:style style:parent-style-name="a0" style:display-name="Текст выноски Знак" style:family="text" style:name="ac">
      <style:text-properties fo:font-family="Tahoma" style:font-family-complex="Tahoma" fo:font-size="8pt"/>
    </style:style>
    <style:style style:family="text" style:name="T1">
      <style:text-properties fo:font-family="Wingdings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/>
    </style:style>
    <style:style style:family="text" style:name="T4">
      <style:text-properties fo:font-family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/>
    </style:style>
    <style:style style:family="text" style:name="T7">
      <style:text-properties fo:font-family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/>
    </style:style>
    <style:style style:family="text" style:name="T10">
      <style:text-properties fo:color="#000000" fo:font-family="Symbol" style:font-family-asian="Symbol" style:font-family-complex="Symbol" fo:font-size="11pt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Wingdings" style:font-family-asian="Wingdings" style:font-family-complex="Wingdings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✔">
        <style:list-level-properties text:list-level-position-and-space-mode="label-alignment">
          <style:list-level-label-alignment fo:text-indent="-0.628cm" fo:margin-left="1.27cm"/>
        </style:list-level-properties>
        <style:text-properties fo:font-family="Wingdings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28cm" fo:margin-left="2.54cm"/>
        </style:list-level-properties>
        <style:text-properties fo:font-family="Courier New" style:font-family-complex="Courier New"/>
      </text:list-level-style-bullet>
      <text:list-level-style-bullet text:level="3" text:style-name="T3" text:bullet-char="">
        <style:list-level-properties text:list-level-position-and-space-mode="label-alignment">
          <style:list-level-label-alignment fo:text-indent="-0.628cm" fo:margin-left="3.81cm"/>
        </style:list-level-properties>
        <style:text-properties fo:font-family="Wingdings"/>
      </text:list-level-style-bullet>
      <text:list-level-style-bullet text:level="4" text:style-name="T4" text:bullet-char="●">
        <style:list-level-properties text:list-level-position-and-space-mode="label-alignment">
          <style:list-level-label-alignment fo:text-indent="-0.628cm" fo:margin-left="5.08cm"/>
        </style:list-level-properties>
        <style:text-properties fo:font-family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28cm" fo:margin-left="6.35cm"/>
        </style:list-level-properties>
        <style:text-properties fo:font-family="Courier New" style:font-family-complex="Courier New"/>
      </text:list-level-style-bullet>
      <text:list-level-style-bullet text:level="6" text:style-name="T6" text:bullet-char="">
        <style:list-level-properties text:list-level-position-and-space-mode="label-alignment">
          <style:list-level-label-alignment fo:text-indent="-0.628cm" fo:margin-left="7.62cm"/>
        </style:list-level-properties>
        <style:text-properties fo:font-family="Wingdings"/>
      </text:list-level-style-bullet>
      <text:list-level-style-bullet text:level="7" text:style-name="T7" text:bullet-char="●">
        <style:list-level-properties text:list-level-position-and-space-mode="label-alignment">
          <style:list-level-label-alignment fo:text-indent="-0.628cm" fo:margin-left="8.891cm"/>
        </style:list-level-properties>
        <style:text-properties fo:font-family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28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" text:bullet-char="">
        <style:list-level-properties text:list-level-position-and-space-mode="label-alignment">
          <style:list-level-label-alignment fo:text-indent="-0.628cm" fo:margin-left="11.43cm"/>
        </style:list-level-properties>
        <style:text-properties fo:font-family="Wingdings"/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28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28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0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28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28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0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28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28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05cm" fo:margin-left="11.43cm"/>
        </style:list-level-properties>
      </text:list-level-style-number>
    </text:list-style>
    <text:list-style style:name="WWNum3">
      <text:list-level-style-bullet text:level="1" text:style-name="T10" text:bullet-char="·">
        <style:list-level-properties fo:width="0.3881cm" fo:height="0.3881cm" text:list-level-position-and-space-mode="label-alignment">
          <style:list-level-label-alignment fo:text-indent="-0.5962cm" fo:margin-left="4.454cm"/>
        </style:list-level-properties>
        <style:text-properties fo:color="#000000" fo:font-family="Symbol" style:font-family-asian="Symbol" style:font-family-complex="Symbol" fo:font-size="11pt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5962cm" fo:margin-left="5.72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5962cm" fo:margin-left="6.99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5962cm" fo:margin-left="8.264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5962cm" fo:margin-left="9.534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5962cm" fo:margin-left="10.8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5962cm" fo:margin-left="12.07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5962cm" fo:margin-left="13.3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5962cm" fo:margin-left="14.6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19" text:bullet-char="ü">
        <style:list-level-properties text:list-level-position-and-space-mode="label-alignment">
          <style:list-level-label-alignment fo:text-indent="-0.5962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5962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5962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5962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5962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5962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5962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5962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5962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fo:margin-left="3.001cm" fo:margin-right="1.499cm" fo:margin-top="1.27cm" fo:margin-bottom="0.8697cm"/>
      <style:header-style>
        <style:header-footer-properties svg:height="0.7303cm" fo:min-height="0.7303cm"/>
      </style:header-style>
      <style:footer-style>
        <style:header-footer-properties svg:height="1.131cm" fo:min-height="1.131cm"/>
      </style:footer-style>
    </style:page-layout>
    <style:page-layout style:name="Mpm2">
      <style:page-layout-properties fo:page-width="21.59cm" fo:page-height="27.94cm" fo:margin-left="3.001cm" fo:margin-right="1.499cm" fo:margin-top="1.27cm" fo:margin-bottom="0.8697cm"/>
      <style:header-style>
        <style:header-footer-properties svg:height="0.7303cm" fo:min-height="0.7303cm"/>
      </style:header-style>
      <style:footer-style>
        <style:header-footer-properties svg:height="1.131cm" fo:min-height="1.131cm"/>
      </style:footer-style>
    </style:page-layout>
    <style:style style:parent-style-name="a7" style:family="paragraph" style:name="P20">
      <style:paragraph-properties fo:margin-left="-2.216cm"/>
    </style:style>
    <style:style style:family="text" style:name="T36">
      <style:text-properties/>
    </style:style>
    <style:style style:family="graphic" style:name="gr2">
      <style:graphic-properties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">
      <style:graphic-properties draw:fill-color="#1F3963" draw:fill="solid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">
      <style:graphic-properties draw:fill-color="#BBD7EE" draw:fill="solid" draw:opacity="8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">
      <style:graphic-properties draw:fill-color="#5B9BD5" draw:fill="solid" draw:opacity="2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">
      <style:graphic-properties draw:fill-color="#2F569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8">
      <style:graphic-properties draw:fill-color="#99C1E5" draw:fill="solid" draw:opacity="51.372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9">
      <style:graphic-properties draw:fill-color="#2E75B4" draw:fill="solid" draw:opacity="6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0">
      <style:graphic-properties draw:fill-color="#2F5695" draw:fill="solid" draw:opacity="50.196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1">
      <style:graphic-properties draw:fill-color="#BBD7EE" draw:fill="solid" draw:opacity="56.0784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2">
      <style:graphic-properties draw:fill-color="#5B9BD5" draw:fill="solid" draw:opacity="43.137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3">
      <style:graphic-properties draw:fill-color="#5B9BD5" draw:fill="solid" draw:opacity="52.1569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4">
      <style:graphic-properties draw:fill-color="#5B9BD5" draw:fill="solid" draw:opacity="8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5">
      <style:graphic-properties draw:fill-color="#4472C4" draw:fill="solid" draw:opacity="66.2745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21">
      <style:text-properties fo:color="#FFFFFF" fo:font-family="Arial" style:font-family-asian="Calibri" style:font-family-complex="Arial" style:text-rotation-angle="0"/>
      <style:paragraph-properties/>
    </style:style>
    <style:style style:family="graphic" style:name="gr16">
      <style:graphic-properties draw:fill-color="#5B9BD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7">
      <style:graphic-properties draw:fill-color="#5B9BD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8">
      <style:graphic-properties draw:fill-color="#BBD7EE" draw:fill="solid" draw:opacity="6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19">
      <style:graphic-properties draw:fill-color="#BBD7EE" draw:fill="solid" draw:opacity="56.0784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0">
      <style:graphic-properties draw:fill-color="#2F569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1">
      <style:graphic-properties draw:fill-color="#99C1E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2">
      <style:graphic-properties draw:fill-color="#2E75B4" draw:fill="solid" draw:opacity="42.3529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22">
      <style:text-properties fo:color="#FFFFFF" fo:font-family="Arial" style:font-family-asian="Calibri" style:font-family-complex="Arial" style:text-rotation-angle="0"/>
      <style:paragraph-properties fo:text-align="center"/>
    </style:style>
    <style:style style:family="graphic" style:name="gr23">
      <style:graphic-properties draw:fill-color="#99C1E5" draw:fill="solid" draw:opacity="4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4">
      <style:graphic-properties draw:fill-color="#5B9BD5" draw:fill="solid" draw:opacity="55.294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5">
      <style:graphic-properties draw:fill-color="#5B9BD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6">
      <style:graphic-properties draw:fill-color="#2E75B4" draw:fill="solid" draw:opacity="8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7">
      <style:graphic-properties draw:fill-color="#5B9BD5" draw:fill="solid" draw:opacity="63.137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8">
      <style:graphic-properties draw:fill-color="#5B9BD5" draw:fill="solid" draw:opacity="40.3922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29">
      <style:graphic-properties draw:fill-color="#DBE9F5" draw:fill="solid" draw:opacity="45.098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0">
      <style:graphic-properties draw:fill-color="#2E75B4" draw:fill="solid" draw:opacity="6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1">
      <style:graphic-properties draw:fill-color="#5B9BD5" draw:fill="solid" draw:opacity="74.1176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23">
      <style:text-properties fo:color="#FFFFFF" fo:font-family="Arial" style:font-family-asian="Calibri" style:font-family-complex="Arial" style:text-rotation-angle="0"/>
      <style:paragraph-properties/>
    </style:style>
    <style:style style:family="graphic" style:name="gr32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3">
      <style:graphic-properties draw:fill-color="#2E75B4" draw:fill="solid" draw:opacity="4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4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5">
      <style:graphic-properties draw:fill-color="#2E75B4" draw:fill="solid" draw:opacity="4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6">
      <style:graphic-properties draw:fill-color="#5B9BD5" draw:fill="solid" draw:opacity="82.3529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7">
      <style:graphic-properties draw:fill-color="#2E75B4" draw:fill="solid" draw:opacity="55.294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8">
      <style:graphic-properties draw:fill-color="#5B9BD5" draw:fill="solid" draw:opacity="2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39">
      <style:graphic-properties draw:fill-color="#99C1E5" draw:fill="solid" draw:opacity="4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0">
      <style:graphic-properties draw:fill-color="#99C1E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parent-style-name="a7" style:family="paragraph" style:name="P24">
      <style:paragraph-properties/>
    </style:style>
    <style:style style:family="paragraph" style:name="P25">
      <style:text-properties fo:color="#000000" fo:font-family="Arial" style:font-family-asian="Arial" style:font-family-complex="Arial" fo:font-size="10pt"/>
      <style:paragraph-properties fo:line-height="100%" fo:text-align="center" fo:margin-bottom="30pt" fo:border-top="0.1588cm solid #9CC2E5">
        <style:tab-stops>
          <style:tab-stop style:position="1.27cm" style:type="left"/>
          <style:tab-stop style:position="8.25cm" style:type="center"/>
          <style:tab-stop style:position="16.5cm" style:type="right"/>
        </style:tab-stops>
      </style:paragraph-properties>
    </style:style>
    <style:style style:family="text" style:name="T37">
      <style:text-properties fo:color="#7f7f7f" fo:font-family="Arial" style:font-family-asian="Arial" style:font-family-complex="Arial" fo:font-size="10pt"/>
    </style:style>
    <style:style style:family="text" style:name="T38">
      <style:text-properties fo:color="#7f7f7f" fo:font-family="Arial" style:font-family-asian="Arial" style:font-family-complex="Arial" fo:font-size="10pt"/>
    </style:style>
    <style:style style:family="text" style:name="T39">
      <style:text-properties fo:color="#7f7f7f" fo:font-family="Arial" style:font-family-asian="Arial" style:font-family-complex="Arial" fo:font-size="10pt"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43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44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45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46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parent-style-name="a7" style:family="paragraph" style:name="P27">
      <style:paragraph-properties fo:margin-left="-2.216cm"/>
    </style:style>
    <style:style style:family="text" style:name="T47">
      <style:text-properties/>
    </style:style>
    <style:style style:family="graphic" style:name="gr41">
      <style:graphic-properties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2">
      <style:graphic-properties draw:fill-color="#1F3963" draw:fill="solid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3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4">
      <style:graphic-properties draw:fill-color="#BBD7EE" draw:fill="solid" draw:opacity="8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5">
      <style:graphic-properties draw:fill-color="#5B9BD5" draw:fill="solid" draw:opacity="2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6">
      <style:graphic-properties draw:fill-color="#2F569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7">
      <style:graphic-properties draw:fill-color="#99C1E5" draw:fill="solid" draw:opacity="51.372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8">
      <style:graphic-properties draw:fill-color="#2E75B4" draw:fill="solid" draw:opacity="6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49">
      <style:graphic-properties draw:fill-color="#2F5695" draw:fill="solid" draw:opacity="50.196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0">
      <style:graphic-properties draw:fill-color="#BBD7EE" draw:fill="solid" draw:opacity="56.0784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1">
      <style:graphic-properties draw:fill-color="#5B9BD5" draw:fill="solid" draw:opacity="43.137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2">
      <style:graphic-properties draw:fill-color="#5B9BD5" draw:fill="solid" draw:opacity="52.1569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3">
      <style:graphic-properties draw:fill-color="#5B9BD5" draw:fill="solid" draw:opacity="8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4">
      <style:graphic-properties draw:fill-color="#4472C4" draw:fill="solid" draw:opacity="66.2745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28">
      <style:text-properties fo:color="#FFFFFF" fo:font-family="Arial" style:font-family-asian="Calibri" style:font-family-complex="Arial" style:text-rotation-angle="0"/>
      <style:paragraph-properties/>
    </style:style>
    <style:style style:family="graphic" style:name="gr55">
      <style:graphic-properties draw:fill-color="#5B9BD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6">
      <style:graphic-properties draw:fill-color="#5B9BD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7">
      <style:graphic-properties draw:fill-color="#BBD7EE" draw:fill="solid" draw:opacity="6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8">
      <style:graphic-properties draw:fill-color="#BBD7EE" draw:fill="solid" draw:opacity="56.0784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59">
      <style:graphic-properties draw:fill-color="#2F5695" draw:fill="solid" draw:opacity="6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0">
      <style:graphic-properties draw:fill-color="#99C1E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1">
      <style:graphic-properties draw:fill-color="#2E75B4" draw:fill="solid" draw:opacity="42.3529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29">
      <style:text-properties fo:color="#FFFFFF" fo:font-family="Arial" style:font-family-asian="Calibri" style:font-family-complex="Arial" style:text-rotation-angle="0"/>
      <style:paragraph-properties fo:text-align="center"/>
    </style:style>
    <style:style style:family="graphic" style:name="gr62">
      <style:graphic-properties draw:fill-color="#99C1E5" draw:fill="solid" draw:opacity="4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3">
      <style:graphic-properties draw:fill-color="#5B9BD5" draw:fill="solid" draw:opacity="55.294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4">
      <style:graphic-properties draw:fill-color="#5B9BD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5">
      <style:graphic-properties draw:fill-color="#2E75B4" draw:fill="solid" draw:opacity="8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6">
      <style:graphic-properties draw:fill-color="#5B9BD5" draw:fill="solid" draw:opacity="63.137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7">
      <style:graphic-properties draw:fill-color="#5B9BD5" draw:fill="solid" draw:opacity="40.3922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8">
      <style:graphic-properties draw:fill-color="#DBE9F5" draw:fill="solid" draw:opacity="45.098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69">
      <style:graphic-properties draw:fill-color="#2E75B4" draw:fill="solid" draw:opacity="6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0">
      <style:graphic-properties draw:fill-color="#5B9BD5" draw:fill="solid" draw:opacity="74.1176%" draw:auto-grow-height="false" draw:auto-grow-width="false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paragraph" style:name="P30">
      <style:text-properties fo:color="#FFFFFF" fo:font-family="Arial" style:font-family-asian="Calibri" style:font-family-complex="Arial" style:text-rotation-angle="0"/>
      <style:paragraph-properties/>
    </style:style>
    <style:style style:family="graphic" style:name="gr71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2">
      <style:graphic-properties draw:fill-color="#2E75B4" draw:fill="solid" draw:opacity="48.2353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3">
      <style:graphic-properties draw:fill-color="#5B9BD5" draw:fill="solid" draw:opacity="2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4">
      <style:graphic-properties draw:fill-color="#2E75B4" draw:fill="solid" draw:opacity="41.176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5">
      <style:graphic-properties draw:fill-color="#5B9BD5" draw:fill="solid" draw:opacity="82.3529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6">
      <style:graphic-properties draw:fill-color="#2E75B4" draw:fill="solid" draw:opacity="55.2941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7">
      <style:graphic-properties draw:fill-color="#5B9BD5" draw:fill="solid" draw:opacity="24.3137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8">
      <style:graphic-properties draw:fill-color="#99C1E5" draw:fill="solid" draw:opacity="46.2745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family="graphic" style:name="gr79">
      <style:graphic-properties draw:fill-color="#99C1E5" draw:fill="solid" draw:opacity="40%" draw:stroke="none" svg:stroke-color="#2D4D6A" svg:stroke-width="0.03528cm" style:wrap="none" fo:margin-left="0.3175cm" fo:margin-right="0.3175cm" fo:margin-top="0cm" fo:margin-bottom="0cm" style:horizontal-pos="from-left" style:horizontal-rel="paragraph" style:vertical-pos="from-top" style:vertical-rel="paragraph"/>
    </style:style>
    <style:style style:parent-style-name="a7" style:family="paragraph" style:name="P31">
      <style:paragraph-properties/>
    </style:style>
    <style:style style:family="paragraph" style:name="P32">
      <style:text-properties fo:color="#000000" fo:font-family="Arial" style:font-family-asian="Arial" style:font-family-complex="Arial" fo:font-size="10pt"/>
      <style:paragraph-properties fo:line-height="100%" fo:text-align="center" fo:margin-bottom="30pt" fo:border-top="0.1588cm solid #9CC2E5">
        <style:tab-stops>
          <style:tab-stop style:position="1.27cm" style:type="left"/>
          <style:tab-stop style:position="8.25cm" style:type="center"/>
          <style:tab-stop style:position="16.5cm" style:type="right"/>
        </style:tab-stops>
      </style:paragraph-properties>
    </style:style>
    <style:style style:family="text" style:name="T48">
      <style:text-properties fo:color="#7f7f7f" fo:font-family="Arial" style:font-family-asian="Arial" style:font-family-complex="Arial" fo:font-size="10pt"/>
    </style:style>
    <style:style style:family="text" style:name="T49">
      <style:text-properties fo:color="#7f7f7f" fo:font-family="Arial" style:font-family-asian="Arial" style:font-family-complex="Arial" fo:font-size="10pt"/>
    </style:style>
    <style:style style:family="text" style:name="T50">
      <style:text-properties fo:color="#7f7f7f" fo:font-family="Arial" style:font-family-asian="Arial" style:font-family-complex="Arial" fo:font-size="10pt"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54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55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56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  <style:style style:family="text" style:name="T57">
      <style:text-properties fo:color="#7f7f7f" fo:font-family="Arial" style:font-family-asian="Arial" style:font-family-complex="Arial" fo:font-size="10pt" style:text-underline-type="single" style:text-underline-style="solid" style:text-underline-width="auto" style:text-underline-color="font-color"/>
    </style:style>
  </office:automatic-styles>
  <office:master-styles>
    <style:master-page style:name="Standard" style:page-layout-name="Mpm1">
      <style:footer>
        <text:p text:style-name="P25"><text:span text:style-name="T37">Check the </text:span><text:span text:style-name="T38">API</text:span><text:span text:style-name="T39"> documentation provided on the website and feel free to contact us at: </text:span><text:span text:style-name="T40"/><text:a xlink:href="http://server@teamlab.com" xlink:type="simple">server@</text:a><text:span text:style-name="T44">onlyoffice</text:span><text:span text:style-name="T45">.</text:span><text:span text:style-name="T46">com</text:span><text:span/></text:p>
      </style:footer>
      <style:header>
        <text:p text:style-name="P20"><text:span text:style-name="T36"/><draw:g draw:style-name="gr2" draw:z-index="1281979500" draw:name="" text:anchor-type="paragraph"><draw:custom-shape draw:style-name="gr3" svg:width="1.958cm" svg:height="1.501cm" svg:x="7.766cm" svg:y="-1.252cm"><draw:enhanced-geometry svg:viewBox="0 0 685800 542925" draw:type="ooxml-non-primitive" drawooo:sub-view-size="685800 542925" draw:text-areas="l t r b" draw:enhanced-path="M 170741 1883 L 0 266700 142206 510133 685800 542925 632472 0 170741 1883 Z N "><draw:equation draw:name="connsiteX0" draw:formula="152400*logwidth/685800"/><draw:equation draw:name="connsiteY0" draw:formula="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28650*logwidth/685800"/><draw:equation draw:name="connsiteY4" draw:formula="9525*logheight/542925"/><draw:equation draw:name="connsiteX5" draw:formula="152400*logwidth/685800"/><draw:equation draw:name="connsiteY5" draw:formula="0*logheight/542925"/><draw:equation draw:name="connsiteX0" draw:formula="152400*logwidth/685800"/><draw:equation draw:name="connsiteY0" draw:formula="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52400*logwidth/685800"/><draw:equation draw:name="connsiteY5" draw:formula="0*logheight/542925"/><draw:equation draw:name="connsiteX0" draw:formula="198259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98259*logwidth/685800"/><draw:equation draw:name="connsiteY5" draw:formula="1980*logheight/542925"/><draw:equation draw:name="connsiteX0" draw:formula="179915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9915*logwidth/685800"/><draw:equation draw:name="connsiteY5" draw:formula="1980*logheight/542925"/><draw:equation draw:name="connsiteX0" draw:formula="170743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3*logwidth/685800"/><draw:equation draw:name="connsiteY5" draw:formula="1980*logheight/542925"/><draw:equation draw:name="connsiteX0" draw:formula="175329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5329*logwidth/685800"/><draw:equation draw:name="connsiteY5" draw:formula="1980*logheight/542925"/><draw:equation draw:name="connsiteX0" draw:formula="175328*logwidth/685800"/><draw:equation draw:name="connsiteY0" draw:formula="0*logheight/544839"/><draw:equation draw:name="connsiteX1" draw:formula="0*logwidth/685800"/><draw:equation draw:name="connsiteY1" draw:formula="268614*logheight/544839"/><draw:equation draw:name="connsiteX2" draw:formula="142875*logwidth/685800"/><draw:equation draw:name="connsiteY2" draw:formula="516264*logheight/544839"/><draw:equation draw:name="connsiteX3" draw:formula="685800*logwidth/685800"/><draw:equation draw:name="connsiteY3" draw:formula="544839*logheight/544839"/><draw:equation draw:name="connsiteX4" draw:formula="632472*logwidth/685800"/><draw:equation draw:name="connsiteY4" draw:formula="1914*logheight/544839"/><draw:equation draw:name="connsiteX5" draw:formula="175328*logwidth/685800"/><draw:equation draw:name="connsiteY5" draw:formula="0*logheight/544839"/><draw:equation draw:name="connsiteX0" draw:formula="179916*logwidth/685800"/><draw:equation draw:name="connsiteY0" draw:formula="1914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9916*logwidth/685800"/><draw:equation draw:name="connsiteY5" draw:formula="1914*logheight/542925"/><draw:equation draw:name="connsiteX0" draw:formula="170741*logwidth/685800"/><draw:equation draw:name="connsiteY0" draw:formula="1883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1*logwidth/685800"/><draw:equation draw:name="connsiteY5" draw:formula="1883*logheight/542925"/><draw:equation draw:name="connsiteX0" draw:formula="170741*logwidth/685800"/><draw:equation draw:name="connsiteY0" draw:formula="1883*logheight/542925"/><draw:equation draw:name="connsiteX1" draw:formula="0*logwidth/685800"/><draw:equation draw:name="connsiteY1" draw:formula="266700*logheight/542925"/><draw:equation draw:name="connsiteX2" draw:formula="142206*logwidth/685800"/><draw:equation draw:name="connsiteY2" draw:formula="510133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1*logwidth/685800"/><draw:equation draw:name="connsiteY5" draw:formula="1883*logheight/542925"/></draw:enhanced-geometry></draw:custom-shape><draw:custom-shape draw:style-name="gr4" svg:width="2.543cm" svg:height="1.9cm" svg:x="10.99cm" svg:y="-1.252cm"><draw:enhanced-geometry svg:viewBox="0 0 891734 687355" draw:type="ooxml-non-primitive" drawooo:sub-view-size="891734 687355" draw:text-areas="l t r b" draw:enhanced-path="M 0 1986 L 205607 357793 618941 687355 891734 418580 786769 0 0 1986 Z N "><draw:equation draw:name="connsiteX0" draw:formula="0*logwidth/1166884"/><draw:equation draw:name="connsiteY0" draw:formula="0*logheight/968991"/><draw:equation draw:name="connsiteX1" draw:formula="225188*logwidth/1166884"/><draw:equation draw:name="connsiteY1" draw:formula="361665*logheight/968991"/><draw:equation draw:name="connsiteX2" draw:formula="812042*logwidth/1166884"/><draw:equation draw:name="connsiteY2" draw:formula="968991*logheight/968991"/><draw:equation draw:name="connsiteX3" draw:formula="1084997*logwidth/1166884"/><draw:equation draw:name="connsiteY3" draw:formula="968991*logheight/968991"/><draw:equation draw:name="connsiteX4" draw:formula="1166884*logwidth/1166884"/><draw:equation draw:name="connsiteY4" draw:formula="470847*logheight/968991"/><draw:equation draw:name="connsiteX5" draw:formula="921224*logwidth/1166884"/><draw:equation draw:name="connsiteY5" draw:formula="13647*logheight/968991"/><draw:equation draw:name="connsiteX6" draw:formula="0*logwidth/1166884"/><draw:equation draw:name="connsiteY6" draw:formula="0*logheight/968991"/><draw:equation draw:name="connsiteX0" draw:formula="0*logwidth/1296581"/><draw:equation draw:name="connsiteY0" draw:formula="0*logheight/968991"/><draw:equation draw:name="connsiteX1" draw:formula="225188*logwidth/1296581"/><draw:equation draw:name="connsiteY1" draw:formula="361665*logheight/968991"/><draw:equation draw:name="connsiteX2" draw:formula="812042*logwidth/1296581"/><draw:equation draw:name="connsiteY2" draw:formula="968991*logheight/968991"/><draw:equation draw:name="connsiteX3" draw:formula="1084997*logwidth/1296581"/><draw:equation draw:name="connsiteY3" draw:formula="968991*logheight/968991"/><draw:equation draw:name="connsiteX4" draw:formula="1296581*logwidth/1296581"/><draw:equation draw:name="connsiteY4" draw:formula="361858*logheight/968991"/><draw:equation draw:name="connsiteX5" draw:formula="921224*logwidth/1296581"/><draw:equation draw:name="connsiteY5" draw:formula="13647*logheight/968991"/><draw:equation draw:name="connsiteX6" draw:formula="0*logwidth/1296581"/><draw:equation draw:name="connsiteY6" draw:formula="0*logheight/968991"/><draw:equation draw:name="connsiteX0" draw:formula="0*logwidth/1296581"/><draw:equation draw:name="connsiteY0" draw:formula="0*logheight/968991"/><draw:equation draw:name="connsiteX1" draw:formula="225188*logwidth/1296581"/><draw:equation draw:name="connsiteY1" draw:formula="361665*logheight/968991"/><draw:equation draw:name="connsiteX2" draw:formula="812042*logwidth/1296581"/><draw:equation draw:name="connsiteY2" draw:formula="968991*logheight/968991"/><draw:equation draw:name="connsiteX3" draw:formula="1084997*logwidth/1296581"/><draw:equation draw:name="connsiteY3" draw:formula="968991*logheight/968991"/><draw:equation draw:name="connsiteX4" draw:formula="1296581*logwidth/1296581"/><draw:equation draw:name="connsiteY4" draw:formula="361858*logheight/968991"/><draw:equation draw:name="connsiteX5" draw:formula="1228428*logwidth/1296581"/><draw:equation draw:name="connsiteY5" draw:formula="0*logheight/968991"/><draw:equation draw:name="connsiteX6" draw:formula="0*logwidth/1296581"/><draw:equation draw:name="connsiteY6" draw:formula="0*logheight/968991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1985*logheight/1092844"/><draw:equation draw:name="connsiteX1" draw:formula="210195*logwidth/1281588"/><draw:equation draw:name="connsiteY1" draw:formula="485518*logheight/1092844"/><draw:equation draw:name="connsiteX2" draw:formula="797049*logwidth/1281588"/><draw:equation draw:name="connsiteY2" draw:formula="1092844*logheight/1092844"/><draw:equation draw:name="connsiteX3" draw:formula="1070004*logwidth/1281588"/><draw:equation draw:name="connsiteY3" draw:formula="1092844*logheight/1092844"/><draw:equation draw:name="connsiteX4" draw:formula="1281588*logwidth/1281588"/><draw:equation draw:name="connsiteY4" draw:formula="485711*logheight/1092844"/><draw:equation draw:name="connsiteX5" draw:formula="1073507*logwidth/1281588"/><draw:equation draw:name="connsiteY5" draw:formula="0*logheight/1092844"/><draw:equation draw:name="connsiteX6" draw:formula="0*logwidth/1281588"/><draw:equation draw:name="connsiteY6" draw:formula="1985*logheight/1092844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07901*logwidth/1281588"/><draw:equation draw:name="connsiteY1" draw:formula="369301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07901*logwidth/1281588"/><draw:equation draw:name="connsiteY1" draw:formula="369301*logheight/1090859"/><draw:equation draw:name="connsiteX2" draw:formula="765751*logwidth/1281588"/><draw:equation draw:name="connsiteY2" draw:formula="594800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594800"/><draw:equation draw:name="connsiteX1" draw:formula="207901*logwidth/1281588"/><draw:equation draw:name="connsiteY1" draw:formula="369301*logheight/594800"/><draw:equation draw:name="connsiteX2" draw:formula="765751*logwidth/1281588"/><draw:equation draw:name="connsiteY2" draw:formula="594800*logheight/594800"/><draw:equation draw:name="connsiteX3" draw:formula="1079179*logwidth/1281588"/><draw:equation draw:name="connsiteY3" draw:formula="492622*logheight/594800"/><draw:equation draw:name="connsiteX4" draw:formula="1281588*logwidth/1281588"/><draw:equation draw:name="connsiteY4" draw:formula="483726*logheight/594800"/><draw:equation draw:name="connsiteX5" draw:formula="1078094*logwidth/1281588"/><draw:equation draw:name="connsiteY5" draw:formula="0*logheight/594800"/><draw:equation draw:name="connsiteX6" draw:formula="0*logwidth/1281588"/><draw:equation draw:name="connsiteY6" draw:formula="0*logheight/594800"/><draw:equation draw:name="connsiteX0" draw:formula="0*logwidth/1281588"/><draw:equation draw:name="connsiteY0" draw:formula="0*logheight/594800"/><draw:equation draw:name="connsiteX1" draw:formula="207901*logwidth/1281588"/><draw:equation draw:name="connsiteY1" draw:formula="369301*logheight/594800"/><draw:equation draw:name="connsiteX2" draw:formula="765751*logwidth/1281588"/><draw:equation draw:name="connsiteY2" draw:formula="594800*logheight/594800"/><draw:equation draw:name="connsiteX3" draw:formula="1281588*logwidth/1281588"/><draw:equation draw:name="connsiteY3" draw:formula="483726*logheight/594800"/><draw:equation draw:name="connsiteX4" draw:formula="1078094*logwidth/1281588"/><draw:equation draw:name="connsiteY4" draw:formula="0*logheight/594800"/><draw:equation draw:name="connsiteX5" draw:formula="0*logwidth/1281588"/><draw:equation draw:name="connsiteY5" draw:formula="0*logheight/594800"/><draw:equation draw:name="connsiteX0" draw:formula="0*logwidth/1281588"/><draw:equation draw:name="connsiteY0" draw:formula="0*logheight/594800"/><draw:equation draw:name="connsiteX1" draw:formula="205607*logwidth/1281588"/><draw:equation draw:name="connsiteY1" draw:formula="355807*logheight/594800"/><draw:equation draw:name="connsiteX2" draw:formula="765751*logwidth/1281588"/><draw:equation draw:name="connsiteY2" draw:formula="594800*logheight/594800"/><draw:equation draw:name="connsiteX3" draw:formula="1281588*logwidth/1281588"/><draw:equation draw:name="connsiteY3" draw:formula="483726*logheight/594800"/><draw:equation draw:name="connsiteX4" draw:formula="1078094*logwidth/1281588"/><draw:equation draw:name="connsiteY4" draw:formula="0*logheight/594800"/><draw:equation draw:name="connsiteX5" draw:formula="0*logwidth/1281588"/><draw:equation draw:name="connsiteY5" draw:formula="0*logheight/594800"/><draw:equation draw:name="connsiteX0" draw:formula="0*logwidth/1281588"/><draw:equation draw:name="connsiteY0" draw:formula="0*logheight/685369"/><draw:equation draw:name="connsiteX1" draw:formula="205607*logwidth/1281588"/><draw:equation draw:name="connsiteY1" draw:formula="355807*logheight/685369"/><draw:equation draw:name="connsiteX2" draw:formula="618941*logwidth/1281588"/><draw:equation draw:name="connsiteY2" draw:formula="685369*logheight/685369"/><draw:equation draw:name="connsiteX3" draw:formula="1281588*logwidth/1281588"/><draw:equation draw:name="connsiteY3" draw:formula="483726*logheight/685369"/><draw:equation draw:name="connsiteX4" draw:formula="1078094*logwidth/1281588"/><draw:equation draw:name="connsiteY4" draw:formula="0*logheight/685369"/><draw:equation draw:name="connsiteX5" draw:formula="0*logwidth/1281588"/><draw:equation draw:name="connsiteY5" draw:formula="0*logheight/685369"/><draw:equation draw:name="connsiteX0" draw:formula="0*logwidth/1210477"/><draw:equation draw:name="connsiteY0" draw:formula="0*logheight/685369"/><draw:equation draw:name="connsiteX1" draw:formula="205607*logwidth/1210477"/><draw:equation draw:name="connsiteY1" draw:formula="355807*logheight/685369"/><draw:equation draw:name="connsiteX2" draw:formula="618941*logwidth/1210477"/><draw:equation draw:name="connsiteY2" draw:formula="685369*logheight/685369"/><draw:equation draw:name="connsiteX3" draw:formula="1210477*logwidth/1210477"/><draw:equation draw:name="connsiteY3" draw:formula="352785*logheight/685369"/><draw:equation draw:name="connsiteX4" draw:formula="1078094*logwidth/1210477"/><draw:equation draw:name="connsiteY4" draw:formula="0*logheight/685369"/><draw:equation draw:name="connsiteX5" draw:formula="0*logwidth/1210477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5*logwidth/1078094"/><draw:equation draw:name="connsiteY3" draw:formula="418499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4*logwidth/1078094"/><draw:equation draw:name="connsiteY3" draw:formula="416594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4*logwidth/1078094"/><draw:equation draw:name="connsiteY3" draw:formula="416594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891734"/><draw:equation draw:name="connsiteY0" draw:formula="1986*logheight/687355"/><draw:equation draw:name="connsiteX1" draw:formula="205607*logwidth/891734"/><draw:equation draw:name="connsiteY1" draw:formula="357793*logheight/687355"/><draw:equation draw:name="connsiteX2" draw:formula="618941*logwidth/891734"/><draw:equation draw:name="connsiteY2" draw:formula="687355*logheight/687355"/><draw:equation draw:name="connsiteX3" draw:formula="891734*logwidth/891734"/><draw:equation draw:name="connsiteY3" draw:formula="418580*logheight/687355"/><draw:equation draw:name="connsiteX4" draw:formula="786769*logwidth/891734"/><draw:equation draw:name="connsiteY4" draw:formula="0*logheight/687355"/><draw:equation draw:name="connsiteX5" draw:formula="0*logwidth/891734"/><draw:equation draw:name="connsiteY5" draw:formula="1986*logheight/687355"/></draw:enhanced-geometry></draw:custom-shape><draw:custom-shape draw:style-name="gr5" svg:width="1.938cm" svg:height="1.337cm" svg:x="2.502cm" svg:y="-1.241cm"><draw:enhanced-geometry svg:viewBox="0 0 610381 483355" draw:type="ooxml-non-primitive" drawooo:sub-view-size="610381 483355" draw:text-areas="l t r b" draw:enhanced-path="M 0 1269 L 276225 417200 539805 483355 610381 190314 517420 0 0 1269 Z N "><draw:equation draw:name="connsiteX0" draw:formula="0*logwidth/600075"/><draw:equation draw:name="connsiteY0" draw:formula="0*logheight/504825"/><draw:equation draw:name="connsiteX1" draw:formula="276225*logwidth/600075"/><draw:equation draw:name="connsiteY1" draw:formula="419100*logheight/504825"/><draw:equation draw:name="connsiteX2" draw:formula="581025*logwidth/600075"/><draw:equation draw:name="connsiteY2" draw:formula="504825*logheight/504825"/><draw:equation draw:name="connsiteX3" draw:formula="600075*logwidth/600075"/><draw:equation draw:name="connsiteY3" draw:formula="133350*logheight/504825"/><draw:equation draw:name="connsiteX4" draw:formula="523875*logwidth/600075"/><draw:equation draw:name="connsiteY4" draw:formula="0*logheight/504825"/><draw:equation draw:name="connsiteX5" draw:formula="0*logwidth/600075"/><draw:equation draw:name="connsiteY5" draw:formula="0*logheight/504825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410640*logwidth/600075"/><draw:equation draw:name="connsiteY4" draw:formula="0*logheight/504826"/><draw:equation draw:name="connsiteX5" draw:formula="0*logwidth/600075"/><draw:equation draw:name="connsiteY5" draw:formula="1*logheight/504826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505729*logwidth/600075"/><draw:equation draw:name="connsiteY4" draw:formula="69733*logheight/504826"/><draw:equation draw:name="connsiteX5" draw:formula="410640*logwidth/600075"/><draw:equation draw:name="connsiteY5" draw:formula="0*logheight/504826"/><draw:equation draw:name="connsiteX6" draw:formula="0*logwidth/600075"/><draw:equation draw:name="connsiteY6" draw:formula="1*logheight/504826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481684*logwidth/600075"/><draw:equation draw:name="connsiteY4" draw:formula="155325*logheight/504826"/><draw:equation draw:name="connsiteX5" draw:formula="410640*logwidth/600075"/><draw:equation draw:name="connsiteY5" draw:formula="0*logheight/504826"/><draw:equation draw:name="connsiteX6" draw:formula="0*logwidth/600075"/><draw:equation draw:name="connsiteY6" draw:formula="1*logheight/504826"/><draw:equation draw:name="connsiteX0" draw:formula="0*logwidth/648166"/><draw:equation draw:name="connsiteY0" draw:formula="1*logheight/504826"/><draw:equation draw:name="connsiteX1" draw:formula="276225*logwidth/648166"/><draw:equation draw:name="connsiteY1" draw:formula="419101*logheight/504826"/><draw:equation draw:name="connsiteX2" draw:formula="581025*logwidth/648166"/><draw:equation draw:name="connsiteY2" draw:formula="504826*logheight/504826"/><draw:equation draw:name="connsiteX3" draw:formula="648165*logwidth/648166"/><draw:equation draw:name="connsiteY3" draw:formula="192216*logheight/504826"/><draw:equation draw:name="connsiteX4" draw:formula="481684*logwidth/648166"/><draw:equation draw:name="connsiteY4" draw:formula="155325*logheight/504826"/><draw:equation draw:name="connsiteX5" draw:formula="410640*logwidth/648166"/><draw:equation draw:name="connsiteY5" draw:formula="0*logheight/504826"/><draw:equation draw:name="connsiteX6" draw:formula="0*logwidth/648166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92216*logheight/504826"/><draw:equation draw:name="connsiteX4" draw:formula="481684*logwidth/582901"/><draw:equation draw:name="connsiteY4" draw:formula="155325*logheight/504826"/><draw:equation draw:name="connsiteX5" draw:formula="410640*logwidth/582901"/><draw:equation draw:name="connsiteY5" draw:formula="0*logheight/504826"/><draw:equation draw:name="connsiteX6" draw:formula="0*logwidth/582901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76365*logheight/504826"/><draw:equation draw:name="connsiteX4" draw:formula="481684*logwidth/582901"/><draw:equation draw:name="connsiteY4" draw:formula="155325*logheight/504826"/><draw:equation draw:name="connsiteX5" draw:formula="410640*logwidth/582901"/><draw:equation draw:name="connsiteY5" draw:formula="0*logheight/504826"/><draw:equation draw:name="connsiteX6" draw:formula="0*logwidth/582901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76365*logheight/504826"/><draw:equation draw:name="connsiteX4" draw:formula="410640*logwidth/582901"/><draw:equation draw:name="connsiteY4" draw:formula="0*logheight/504826"/><draw:equation draw:name="connsiteX5" draw:formula="0*logwidth/582901"/><draw:equation draw:name="connsiteY5" draw:formula="1*logheight/504826"/><draw:equation draw:name="connsiteX0" draw:formula="0*logwidth/582900"/><draw:equation draw:name="connsiteY0" draw:formula="1*logheight/504826"/><draw:equation draw:name="connsiteX1" draw:formula="276225*logwidth/582900"/><draw:equation draw:name="connsiteY1" draw:formula="419101*logheight/504826"/><draw:equation draw:name="connsiteX2" draw:formula="581025*logwidth/582900"/><draw:equation draw:name="connsiteY2" draw:formula="504826*logheight/504826"/><draw:equation draw:name="connsiteX3" draw:formula="582900*logwidth/582900"/><draw:equation draw:name="connsiteY3" draw:formula="10495*logheight/504826"/><draw:equation draw:name="connsiteX4" draw:formula="410640*logwidth/582900"/><draw:equation draw:name="connsiteY4" draw:formula="0*logheight/504826"/><draw:equation draw:name="connsiteX5" draw:formula="0*logwidth/582900"/><draw:equation draw:name="connsiteY5" draw:formula="1*logheight/504826"/><draw:equation draw:name="connsiteX0" draw:formula="0*logwidth/582900"/><draw:equation draw:name="connsiteY0" draw:formula="0*logheight/504825"/><draw:equation draw:name="connsiteX1" draw:formula="276225*logwidth/582900"/><draw:equation draw:name="connsiteY1" draw:formula="419100*logheight/504825"/><draw:equation draw:name="connsiteX2" draw:formula="581025*logwidth/582900"/><draw:equation draw:name="connsiteY2" draw:formula="504825*logheight/504825"/><draw:equation draw:name="connsiteX3" draw:formula="582900*logwidth/582900"/><draw:equation draw:name="connsiteY3" draw:formula="10494*logheight/504825"/><draw:equation draw:name="connsiteX4" draw:formula="0*logwidth/582900"/><draw:equation draw:name="connsiteY4" draw:formula="0*logheight/504825"/><draw:equation draw:name="connsiteX0" draw:formula="0*logwidth/582900"/><draw:equation draw:name="connsiteY0" draw:formula="0*logheight/504825"/><draw:equation draw:name="connsiteX1" draw:formula="276225*logwidth/582900"/><draw:equation draw:name="connsiteY1" draw:formula="419100*logheight/504825"/><draw:equation draw:name="connsiteX2" draw:formula="581025*logwidth/582900"/><draw:equation draw:name="connsiteY2" draw:formula="504825*logheight/504825"/><draw:equation draw:name="connsiteX3" draw:formula="582900*logwidth/582900"/><draw:equation draw:name="connsiteY3" draw:formula="114*logheight/504825"/><draw:equation draw:name="connsiteX4" draw:formula="0*logwidth/582900"/><draw:equation draw:name="connsiteY4" draw:formula="0*logheight/504825"/><draw:equation draw:name="connsiteX0" draw:formula="0*logwidth/582900"/><draw:equation draw:name="connsiteY0" draw:formula="0*logheight/485255"/><draw:equation draw:name="connsiteX1" draw:formula="276225*logwidth/582900"/><draw:equation draw:name="connsiteY1" draw:formula="419100*logheight/485255"/><draw:equation draw:name="connsiteX2" draw:formula="539805*logwidth/582900"/><draw:equation draw:name="connsiteY2" draw:formula="485255*logheight/485255"/><draw:equation draw:name="connsiteX3" draw:formula="582900*logwidth/582900"/><draw:equation draw:name="connsiteY3" draw:formula="114*logheight/485255"/><draw:equation draw:name="connsiteX4" draw:formula="0*logwidth/582900"/><draw:equation draw:name="connsiteY4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0*logwidth/582901"/><draw:equation draw:name="connsiteY4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320249*logwidth/582901"/><draw:equation draw:name="connsiteY4" draw:formula="101427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610381"/><draw:equation draw:name="connsiteY0" draw:formula="0*logheight/485255"/><draw:equation draw:name="connsiteX1" draw:formula="276225*logwidth/610381"/><draw:equation draw:name="connsiteY1" draw:formula="419100*logheight/485255"/><draw:equation draw:name="connsiteX2" draw:formula="539805*logwidth/610381"/><draw:equation draw:name="connsiteY2" draw:formula="485255*logheight/485255"/><draw:equation draw:name="connsiteX3" draw:formula="610381*logwidth/610381"/><draw:equation draw:name="connsiteY3" draw:formula="192214*logheight/485255"/><draw:equation draw:name="connsiteX4" draw:formula="467955*logwidth/610381"/><draw:equation draw:name="connsiteY4" draw:formula="3168*logheight/485255"/><draw:equation draw:name="connsiteX5" draw:formula="0*logwidth/610381"/><draw:equation draw:name="connsiteY5" draw:formula="0*logheight/485255"/><draw:equation draw:name="connsiteX0" draw:formula="0*logwidth/610381"/><draw:equation draw:name="connsiteY0" draw:formula="0*logheight/485255"/><draw:equation draw:name="connsiteX1" draw:formula="276225*logwidth/610381"/><draw:equation draw:name="connsiteY1" draw:formula="419100*logheight/485255"/><draw:equation draw:name="connsiteX2" draw:formula="539805*logwidth/610381"/><draw:equation draw:name="connsiteY2" draw:formula="485255*logheight/485255"/><draw:equation draw:name="connsiteX3" draw:formula="610381*logwidth/610381"/><draw:equation draw:name="connsiteY3" draw:formula="192214*logheight/485255"/><draw:equation draw:name="connsiteX4" draw:formula="517420*logwidth/610381"/><draw:equation draw:name="connsiteY4" draw:formula="1900*logheight/485255"/><draw:equation draw:name="connsiteX5" draw:formula="0*logwidth/610381"/><draw:equation draw:name="connsiteY5" draw:formula="0*logheight/485255"/><draw:equation draw:name="connsiteX0" draw:formula="0*logwidth/610381"/><draw:equation draw:name="connsiteY0" draw:formula="1269*logheight/483355"/><draw:equation draw:name="connsiteX1" draw:formula="276225*logwidth/610381"/><draw:equation draw:name="connsiteY1" draw:formula="417200*logheight/483355"/><draw:equation draw:name="connsiteX2" draw:formula="539805*logwidth/610381"/><draw:equation draw:name="connsiteY2" draw:formula="483355*logheight/483355"/><draw:equation draw:name="connsiteX3" draw:formula="610381*logwidth/610381"/><draw:equation draw:name="connsiteY3" draw:formula="190314*logheight/483355"/><draw:equation draw:name="connsiteX4" draw:formula="517420*logwidth/610381"/><draw:equation draw:name="connsiteY4" draw:formula="0*logheight/483355"/><draw:equation draw:name="connsiteX5" draw:formula="0*logwidth/610381"/><draw:equation draw:name="connsiteY5" draw:formula="1269*logheight/483355"/></draw:enhanced-geometry></draw:custom-shape><draw:custom-shape draw:style-name="gr6" svg:width="1.299cm" svg:height="1.19cm" svg:x="9.75cm" svg:y="0.1876cm"><draw:enhanced-geometry svg:viewBox="0 0 451563 422637" draw:type="ooxml-non-primitive" drawooo:sub-view-size="451563 422637" draw:text-areas="l t r b" draw:enhanced-path="M 330591 0 L 0 154741 255851 422637 451563 356382 421001 132531 330591 0 Z N "><draw:equation draw:name="connsiteX0" draw:formula="34119*logwidth/388961"/><draw:equation draw:name="connsiteY0" draw:formula="0*logheight/607326"/><draw:equation draw:name="connsiteX1" draw:formula="0*logwidth/388961"/><draw:equation draw:name="connsiteY1" draw:formula="382138*logheight/607326"/><draw:equation draw:name="connsiteX2" draw:formula="286603*logwidth/388961"/><draw:equation draw:name="connsiteY2" draw:formula="600502*logheight/607326"/><draw:equation draw:name="connsiteX3" draw:formula="388961*logwidth/388961"/><draw:equation draw:name="connsiteY3" draw:formula="607326*logheight/607326"/><draw:equation draw:name="connsiteX4" draw:formula="245659*logwidth/388961"/><draw:equation draw:name="connsiteY4" draw:formula="252484*logheight/607326"/><draw:equation draw:name="connsiteX5" draw:formula="34119*logwidth/388961"/><draw:equation draw:name="connsiteY5" draw:formula="0*logheight/607326"/><draw:equation draw:name="connsiteX0" draw:formula="54965*logwidth/409807"/><draw:equation draw:name="connsiteY0" draw:formula="0*logheight/607326"/><draw:equation draw:name="connsiteX1" draw:formula="0*logwidth/409807"/><draw:equation draw:name="connsiteY1" draw:formula="248087*logheight/607326"/><draw:equation draw:name="connsiteX2" draw:formula="307449*logwidth/409807"/><draw:equation draw:name="connsiteY2" draw:formula="600502*logheight/607326"/><draw:equation draw:name="connsiteX3" draw:formula="409807*logwidth/409807"/><draw:equation draw:name="connsiteY3" draw:formula="607326*logheight/607326"/><draw:equation draw:name="connsiteX4" draw:formula="266505*logwidth/409807"/><draw:equation draw:name="connsiteY4" draw:formula="252484*logheight/607326"/><draw:equation draw:name="connsiteX5" draw:formula="54965*logwidth/409807"/><draw:equation draw:name="connsiteY5" draw:formula="0*logheight/607326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6505*logwidth/409807"/><draw:equation draw:name="connsiteY4" draw:formula="257286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2917*logwidth/409807"/><draw:equation draw:name="connsiteY4" draw:formula="248050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90126*logwidth/409807"/><draw:equation draw:name="connsiteY4" draw:formula="275584*logheight/612128"/><draw:equation draw:name="connsiteX5" draw:formula="50478*logwidth/409807"/><draw:equation draw:name="connsiteY5" draw:formula="0*logheight/612128"/><draw:equation draw:name="connsiteX0" draw:formula="50923*logwidth/410252"/><draw:equation draw:name="connsiteY0" draw:formula="0*logheight/612128"/><draw:equation draw:name="connsiteX1" draw:formula="0*logwidth/410252"/><draw:equation draw:name="connsiteY1" draw:formula="266099*logheight/612128"/><draw:equation draw:name="connsiteX2" draw:formula="307894*logwidth/410252"/><draw:equation draw:name="connsiteY2" draw:formula="605304*logheight/612128"/><draw:equation draw:name="connsiteX3" draw:formula="410252*logwidth/410252"/><draw:equation draw:name="connsiteY3" draw:formula="612128*logheight/612128"/><draw:equation draw:name="connsiteX4" draw:formula="290571*logwidth/410252"/><draw:equation draw:name="connsiteY4" draw:formula="275584*logheight/612128"/><draw:equation draw:name="connsiteX5" draw:formula="50923*logwidth/410252"/><draw:equation draw:name="connsiteY5" draw:formula="0*logheight/612128"/><draw:equation draw:name="connsiteX0" draw:formula="165098*logwidth/524427"/><draw:equation draw:name="connsiteY0" draw:formula="0*logheight/612128"/><draw:equation draw:name="connsiteX1" draw:formula="1*logwidth/524427"/><draw:equation draw:name="connsiteY1" draw:formula="333304*logheight/612128"/><draw:equation draw:name="connsiteX2" draw:formula="422069*logwidth/524427"/><draw:equation draw:name="connsiteY2" draw:formula="605304*logheight/612128"/><draw:equation draw:name="connsiteX3" draw:formula="524427*logwidth/524427"/><draw:equation draw:name="connsiteY3" draw:formula="612128*logheight/612128"/><draw:equation draw:name="connsiteX4" draw:formula="404746*logwidth/524427"/><draw:equation draw:name="connsiteY4" draw:formula="275584*logheight/612128"/><draw:equation draw:name="connsiteX5" draw:formula="165098*logwidth/524427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301613*logwidth/524426"/><draw:equation draw:name="connsiteY0" draw:formula="0*logheight/453562"/><draw:equation draw:name="connsiteX1" draw:formula="0*logwidth/524426"/><draw:equation draw:name="connsiteY1" draw:formula="174738*logheight/453562"/><draw:equation draw:name="connsiteX2" draw:formula="422068*logwidth/524426"/><draw:equation draw:name="connsiteY2" draw:formula="446738*logheight/453562"/><draw:equation draw:name="connsiteX3" draw:formula="524426*logwidth/524426"/><draw:equation draw:name="connsiteY3" draw:formula="453562*logheight/453562"/><draw:equation draw:name="connsiteX4" draw:formula="404745*logwidth/524426"/><draw:equation draw:name="connsiteY4" draw:formula="117018*logheight/453562"/><draw:equation draw:name="connsiteX5" draw:formula="301613*logwidth/524426"/><draw:equation draw:name="connsiteY5" draw:formula="0*logheight/453562"/><draw:equation draw:name="connsiteX0" draw:formula="308647*logwidth/524426"/><draw:equation draw:name="connsiteY0" draw:formula="0*logheight/452344"/><draw:equation draw:name="connsiteX1" draw:formula="0*logwidth/524426"/><draw:equation draw:name="connsiteY1" draw:formula="173520*logheight/452344"/><draw:equation draw:name="connsiteX2" draw:formula="422068*logwidth/524426"/><draw:equation draw:name="connsiteY2" draw:formula="445520*logheight/452344"/><draw:equation draw:name="connsiteX3" draw:formula="524426*logwidth/524426"/><draw:equation draw:name="connsiteY3" draw:formula="452344*logheight/452344"/><draw:equation draw:name="connsiteX4" draw:formula="404745*logwidth/524426"/><draw:equation draw:name="connsiteY4" draw:formula="115800*logheight/452344"/><draw:equation draw:name="connsiteX5" draw:formula="308647*logwidth/524426"/><draw:equation draw:name="connsiteY5" draw:formula="0*logheight/452344"/><draw:equation draw:name="connsiteX0" draw:formula="307855*logwidth/524426"/><draw:equation draw:name="connsiteY0" draw:formula="0*logheight/458023"/><draw:equation draw:name="connsiteX1" draw:formula="0*logwidth/524426"/><draw:equation draw:name="connsiteY1" draw:formula="179199*logheight/458023"/><draw:equation draw:name="connsiteX2" draw:formula="422068*logwidth/524426"/><draw:equation draw:name="connsiteY2" draw:formula="451199*logheight/458023"/><draw:equation draw:name="connsiteX3" draw:formula="524426*logwidth/524426"/><draw:equation draw:name="connsiteY3" draw:formula="458023*logheight/458023"/><draw:equation draw:name="connsiteX4" draw:formula="404745*logwidth/524426"/><draw:equation draw:name="connsiteY4" draw:formula="121479*logheight/458023"/><draw:equation draw:name="connsiteX5" draw:formula="307855*logwidth/524426"/><draw:equation draw:name="connsiteY5" draw:formula="0*logheight/458023"/><draw:equation draw:name="connsiteX0" draw:formula="306388*logwidth/524426"/><draw:equation draw:name="connsiteY0" draw:formula="0*logheight/452130"/><draw:equation draw:name="connsiteX1" draw:formula="0*logwidth/524426"/><draw:equation draw:name="connsiteY1" draw:formula="173306*logheight/452130"/><draw:equation draw:name="connsiteX2" draw:formula="422068*logwidth/524426"/><draw:equation draw:name="connsiteY2" draw:formula="445306*logheight/452130"/><draw:equation draw:name="connsiteX3" draw:formula="524426*logwidth/524426"/><draw:equation draw:name="connsiteY3" draw:formula="452130*logheight/452130"/><draw:equation draw:name="connsiteX4" draw:formula="404745*logwidth/524426"/><draw:equation draw:name="connsiteY4" draw:formula="115586*logheight/452130"/><draw:equation draw:name="connsiteX5" draw:formula="306388*logwidth/524426"/><draw:equation draw:name="connsiteY5" draw:formula="0*logheight/452130"/><draw:equation draw:name="connsiteX0" draw:formula="305587*logwidth/524426"/><draw:equation draw:name="connsiteY0" draw:formula="0*logheight/457873"/><draw:equation draw:name="connsiteX1" draw:formula="0*logwidth/524426"/><draw:equation draw:name="connsiteY1" draw:formula="179049*logheight/457873"/><draw:equation draw:name="connsiteX2" draw:formula="422068*logwidth/524426"/><draw:equation draw:name="connsiteY2" draw:formula="451049*logheight/457873"/><draw:equation draw:name="connsiteX3" draw:formula="524426*logwidth/524426"/><draw:equation draw:name="connsiteY3" draw:formula="457873*logheight/457873"/><draw:equation draw:name="connsiteX4" draw:formula="404745*logwidth/524426"/><draw:equation draw:name="connsiteY4" draw:formula="121329*logheight/457873"/><draw:equation draw:name="connsiteX5" draw:formula="305587*logwidth/524426"/><draw:equation draw:name="connsiteY5" draw:formula="0*logheight/457873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04745*logwidth/524426"/><draw:equation draw:name="connsiteY4" draw:formula="115710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255851*logwidth/524426"/><draw:equation draw:name="connsiteY2" draw:formula="422637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451563"/><draw:equation draw:name="connsiteY0" draw:formula="0*logheight/422637"/><draw:equation draw:name="connsiteX1" draw:formula="0*logwidth/451563"/><draw:equation draw:name="connsiteY1" draw:formula="154741*logheight/422637"/><draw:equation draw:name="connsiteX2" draw:formula="255851*logwidth/451563"/><draw:equation draw:name="connsiteY2" draw:formula="422637*logheight/422637"/><draw:equation draw:name="connsiteX3" draw:formula="451563*logwidth/451563"/><draw:equation draw:name="connsiteY3" draw:formula="356382*logheight/422637"/><draw:equation draw:name="connsiteX4" draw:formula="421001*logwidth/451563"/><draw:equation draw:name="connsiteY4" draw:formula="132531*logheight/422637"/><draw:equation draw:name="connsiteX5" draw:formula="330591*logwidth/451563"/><draw:equation draw:name="connsiteY5" draw:formula="0*logheight/422637"/></draw:enhanced-geometry></draw:custom-shape><draw:custom-shape draw:style-name="gr7" svg:width="1.545cm" svg:height="1.572cm" svg:x="17.01cm" svg:y="-1.252cm"><draw:enhanced-geometry svg:viewBox="0 0 541782 568619" draw:type="ooxml-non-primitive" drawooo:sub-view-size="541782 568619" draw:text-areas="l t r b" draw:enhanced-path="M 311261 0 L 0 464274 341997 568619 541782 445674 541782 1 311261 0 Z N "><draw:equation draw:name="connsiteX0" draw:formula="322729*logwidth/553250"/><draw:equation draw:name="connsiteY0" draw:formula="0*logheight/568619"/><draw:equation draw:name="connsiteX1" draw:formula="0*logwidth/553250"/><draw:equation draw:name="connsiteY1" draw:formula="476410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45566*logwidth/553250"/><draw:equation draw:name="connsiteY4" draw:formula="15368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7688*logheight/576307"/><draw:equation draw:name="connsiteX1" draw:formula="0*logwidth/553250"/><draw:equation draw:name="connsiteY1" draw:formula="484098*logheight/576307"/><draw:equation draw:name="connsiteX2" draw:formula="353465*logwidth/553250"/><draw:equation draw:name="connsiteY2" draw:formula="576307*logheight/576307"/><draw:equation draw:name="connsiteX3" draw:formula="553250*logwidth/553250"/><draw:equation draw:name="connsiteY3" draw:formula="453362*logheight/576307"/><draw:equation draw:name="connsiteX4" draw:formula="553250*logwidth/553250"/><draw:equation draw:name="connsiteY4" draw:formula="0*logheight/576307"/><draw:equation draw:name="connsiteX5" draw:formula="322729*logwidth/553250"/><draw:equation draw:name="connsiteY5" draw:formula="7688*logheight/576307"/><draw:equation draw:name="connsiteX0" draw:formula="322729*logwidth/553250"/><draw:equation draw:name="connsiteY0" draw:formula="0*logheight/568619"/><draw:equation draw:name="connsiteX1" draw:formula="0*logwidth/553250"/><draw:equation draw:name="connsiteY1" draw:formula="476410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8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72489*logwidth/603010"/><draw:equation draw:name="connsiteY0" draw:formula="0*logheight/568619"/><draw:equation draw:name="connsiteX1" draw:formula="0*logwidth/603010"/><draw:equation draw:name="connsiteY1" draw:formula="462370*logheight/568619"/><draw:equation draw:name="connsiteX2" draw:formula="403225*logwidth/603010"/><draw:equation draw:name="connsiteY2" draw:formula="568619*logheight/568619"/><draw:equation draw:name="connsiteX3" draw:formula="603010*logwidth/603010"/><draw:equation draw:name="connsiteY3" draw:formula="445674*logheight/568619"/><draw:equation draw:name="connsiteX4" draw:formula="603010*logwidth/603010"/><draw:equation draw:name="connsiteY4" draw:formula="1*logheight/568619"/><draw:equation draw:name="connsiteX5" draw:formula="372489*logwidth/603010"/><draw:equation draw:name="connsiteY5" draw:formula="0*logheight/568619"/><draw:equation draw:name="connsiteX0" draw:formula="335800*logwidth/566321"/><draw:equation draw:name="connsiteY0" draw:formula="0*logheight/568619"/><draw:equation draw:name="connsiteX1" draw:formula="0*logwidth/566321"/><draw:equation draw:name="connsiteY1" draw:formula="462369*logheight/568619"/><draw:equation draw:name="connsiteX2" draw:formula="366536*logwidth/566321"/><draw:equation draw:name="connsiteY2" draw:formula="568619*logheight/568619"/><draw:equation draw:name="connsiteX3" draw:formula="566321*logwidth/566321"/><draw:equation draw:name="connsiteY3" draw:formula="445674*logheight/568619"/><draw:equation draw:name="connsiteX4" draw:formula="566321*logwidth/566321"/><draw:equation draw:name="connsiteY4" draw:formula="1*logheight/568619"/><draw:equation draw:name="connsiteX5" draw:formula="335800*logwidth/566321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34196*logwidth/564717"/><draw:equation draw:name="connsiteY0" draw:formula="0*logheight/568619"/><draw:equation draw:name="connsiteX1" draw:formula="0*logwidth/564717"/><draw:equation draw:name="connsiteY1" draw:formula="462368*logheight/568619"/><draw:equation draw:name="connsiteX2" draw:formula="364932*logwidth/564717"/><draw:equation draw:name="connsiteY2" draw:formula="568619*logheight/568619"/><draw:equation draw:name="connsiteX3" draw:formula="564717*logwidth/564717"/><draw:equation draw:name="connsiteY3" draw:formula="445674*logheight/568619"/><draw:equation draw:name="connsiteX4" draw:formula="564717*logwidth/564717"/><draw:equation draw:name="connsiteY4" draw:formula="1*logheight/568619"/><draw:equation draw:name="connsiteX5" draw:formula="334196*logwidth/564717"/><draw:equation draw:name="connsiteY5" draw:formula="0*logheight/568619"/><draw:equation draw:name="connsiteX0" draw:formula="334196*logwidth/564717"/><draw:equation draw:name="connsiteY0" draw:formula="0*logheight/568619"/><draw:equation draw:name="connsiteX1" draw:formula="0*logwidth/564717"/><draw:equation draw:name="connsiteY1" draw:formula="462367*logheight/568619"/><draw:equation draw:name="connsiteX2" draw:formula="364932*logwidth/564717"/><draw:equation draw:name="connsiteY2" draw:formula="568619*logheight/568619"/><draw:equation draw:name="connsiteX3" draw:formula="564717*logwidth/564717"/><draw:equation draw:name="connsiteY3" draw:formula="445674*logheight/568619"/><draw:equation draw:name="connsiteX4" draw:formula="564717*logwidth/564717"/><draw:equation draw:name="connsiteY4" draw:formula="1*logheight/568619"/><draw:equation draw:name="connsiteX5" draw:formula="334196*logwidth/564717"/><draw:equation draw:name="connsiteY5" draw:formula="0*logheight/568619"/><draw:equation draw:name="connsiteX0" draw:formula="299793*logwidth/530314"/><draw:equation draw:name="connsiteY0" draw:formula="0*logheight/568619"/><draw:equation draw:name="connsiteX1" draw:formula="0*logwidth/530314"/><draw:equation draw:name="connsiteY1" draw:formula="473840*logheight/568619"/><draw:equation draw:name="connsiteX2" draw:formula="330529*logwidth/530314"/><draw:equation draw:name="connsiteY2" draw:formula="568619*logheight/568619"/><draw:equation draw:name="connsiteX3" draw:formula="530314*logwidth/530314"/><draw:equation draw:name="connsiteY3" draw:formula="445674*logheight/568619"/><draw:equation draw:name="connsiteX4" draw:formula="530314*logwidth/530314"/><draw:equation draw:name="connsiteY4" draw:formula="1*logheight/568619"/><draw:equation draw:name="connsiteX5" draw:formula="299793*logwidth/530314"/><draw:equation draw:name="connsiteY5" draw:formula="0*logheight/568619"/><draw:equation draw:name="connsiteX0" draw:formula="325022*logwidth/555543"/><draw:equation draw:name="connsiteY0" draw:formula="0*logheight/568619"/><draw:equation draw:name="connsiteX1" draw:formula="0*logwidth/555543"/><draw:equation draw:name="connsiteY1" draw:formula="462369*logheight/568619"/><draw:equation draw:name="connsiteX2" draw:formula="355758*logwidth/555543"/><draw:equation draw:name="connsiteY2" draw:formula="568619*logheight/568619"/><draw:equation draw:name="connsiteX3" draw:formula="555543*logwidth/555543"/><draw:equation draw:name="connsiteY3" draw:formula="445674*logheight/568619"/><draw:equation draw:name="connsiteX4" draw:formula="555543*logwidth/555543"/><draw:equation draw:name="connsiteY4" draw:formula="1*logheight/568619"/><draw:equation draw:name="connsiteX5" draw:formula="325022*logwidth/555543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71929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7192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71929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64274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/draw:enhanced-geometry></draw:custom-shape><draw:custom-shape draw:style-name="gr8" svg:width="2.237cm" svg:height="1.293cm" svg:x="16.32cm" svg:y="-0.01351cm"><draw:enhanced-geometry svg:viewBox="0 0 784162 456344" draw:type="ooxml-non-primitive" drawooo:sub-view-size="784162 456344" draw:text-areas="l t r b" draw:enhanced-path="M 244677 17360 L 12681 177724 0 419508 314713 456344 784162 0 244677 17360 Z N "><draw:equation draw:name="connsiteX0" draw:formula="399569*logwidth/783771"/><draw:equation draw:name="connsiteY0" draw:formula="0*logheight/645459"/><draw:equation draw:name="connsiteX1" draw:formula="215153*logwidth/783771"/><draw:equation draw:name="connsiteY1" draw:formula="84525*logheight/645459"/><draw:equation draw:name="connsiteX2" draw:formula="0*logwidth/783771"/><draw:equation draw:name="connsiteY2" draw:formula="645459*logheight/645459"/><draw:equation draw:name="connsiteX3" draw:formula="783771*logwidth/783771"/><draw:equation draw:name="connsiteY3" draw:formula="622407*logheight/645459"/><draw:equation draw:name="connsiteX4" draw:formula="683879*logwidth/783771"/><draw:equation draw:name="connsiteY4" draw:formula="199785*logheight/645459"/><draw:equation draw:name="connsiteX5" draw:formula="399569*logwidth/783771"/><draw:equation draw:name="connsiteY5" draw:formula="0*logheight/645459"/><draw:equation draw:name="connsiteX0" draw:formula="399569*logwidth/799143"/><draw:equation draw:name="connsiteY0" draw:formula="0*logheight/645459"/><draw:equation draw:name="connsiteX1" draw:formula="215153*logwidth/799143"/><draw:equation draw:name="connsiteY1" draw:formula="84525*logheight/645459"/><draw:equation draw:name="connsiteX2" draw:formula="0*logwidth/799143"/><draw:equation draw:name="connsiteY2" draw:formula="645459*logheight/645459"/><draw:equation draw:name="connsiteX3" draw:formula="799143*logwidth/799143"/><draw:equation draw:name="connsiteY3" draw:formula="637750*logheight/645459"/><draw:equation draw:name="connsiteX4" draw:formula="683879*logwidth/799143"/><draw:equation draw:name="connsiteY4" draw:formula="199785*logheight/645459"/><draw:equation draw:name="connsiteX5" draw:formula="399569*logwidth/799143"/><draw:equation draw:name="connsiteY5" draw:formula="0*logheight/645459"/><draw:equation draw:name="connsiteX0" draw:formula="399569*logwidth/799143"/><draw:equation draw:name="connsiteY0" draw:formula="0*logheight/645459"/><draw:equation draw:name="connsiteX1" draw:formula="215153*logwidth/799143"/><draw:equation draw:name="connsiteY1" draw:formula="84525*logheight/645459"/><draw:equation draw:name="connsiteX2" draw:formula="0*logwidth/799143"/><draw:equation draw:name="connsiteY2" draw:formula="645459*logheight/645459"/><draw:equation draw:name="connsiteX3" draw:formula="799143*logwidth/799143"/><draw:equation draw:name="connsiteY3" draw:formula="645459*logheight/645459"/><draw:equation draw:name="connsiteX4" draw:formula="683879*logwidth/799143"/><draw:equation draw:name="connsiteY4" draw:formula="199785*logheight/645459"/><draw:equation draw:name="connsiteX5" draw:formula="399569*logwidth/799143"/><draw:equation draw:name="connsiteY5" draw:formula="0*logheight/645459"/><draw:equation draw:name="connsiteX0" draw:formula="353846*logwidth/753420"/><draw:equation draw:name="connsiteY0" draw:formula="0*logheight/657168"/><draw:equation draw:name="connsiteX1" draw:formula="169430*logwidth/753420"/><draw:equation draw:name="connsiteY1" draw:formula="84525*logheight/657168"/><draw:equation draw:name="connsiteX2" draw:formula="0*logwidth/753420"/><draw:equation draw:name="connsiteY2" draw:formula="657168*logheight/657168"/><draw:equation draw:name="connsiteX3" draw:formula="753420*logwidth/753420"/><draw:equation draw:name="connsiteY3" draw:formula="645459*logheight/657168"/><draw:equation draw:name="connsiteX4" draw:formula="638156*logwidth/753420"/><draw:equation draw:name="connsiteY4" draw:formula="199785*logheight/657168"/><draw:equation draw:name="connsiteX5" draw:formula="353846*logwidth/753420"/><draw:equation draw:name="connsiteY5" draw:formula="0*logheight/657168"/><draw:equation draw:name="connsiteX0" draw:formula="353846*logwidth/753420"/><draw:equation draw:name="connsiteY0" draw:formula="0*logheight/657168"/><draw:equation draw:name="connsiteX1" draw:formula="169430*logwidth/753420"/><draw:equation draw:name="connsiteY1" draw:formula="84525*logheight/657168"/><draw:equation draw:name="connsiteX2" draw:formula="0*logwidth/753420"/><draw:equation draw:name="connsiteY2" draw:formula="657168*logheight/657168"/><draw:equation draw:name="connsiteX3" draw:formula="753420*logwidth/753420"/><draw:equation draw:name="connsiteY3" draw:formula="657168*logheight/657168"/><draw:equation draw:name="connsiteX4" draw:formula="638156*logwidth/753420"/><draw:equation draw:name="connsiteY4" draw:formula="199785*logheight/657168"/><draw:equation draw:name="connsiteX5" draw:formula="353846*logwidth/753420"/><draw:equation draw:name="connsiteY5" draw:formula="0*logheight/657168"/><draw:equation draw:name="connsiteX0" draw:formula="459321*logwidth/858895"/><draw:equation draw:name="connsiteY0" draw:formula="0*logheight/657168"/><draw:equation draw:name="connsiteX1" draw:formula="274905*logwidth/858895"/><draw:equation draw:name="connsiteY1" draw:formula="84525*logheight/657168"/><draw:equation draw:name="connsiteX2" draw:formula="0*logwidth/858895"/><draw:equation draw:name="connsiteY2" draw:formula="657168*logheight/657168"/><draw:equation draw:name="connsiteX3" draw:formula="858895*logwidth/858895"/><draw:equation draw:name="connsiteY3" draw:formula="657168*logheight/657168"/><draw:equation draw:name="connsiteX4" draw:formula="743631*logwidth/858895"/><draw:equation draw:name="connsiteY4" draw:formula="199785*logheight/657168"/><draw:equation draw:name="connsiteX5" draw:formula="459321*logwidth/858895"/><draw:equation draw:name="connsiteY5" draw:formula="0*logheight/657168"/><draw:equation draw:name="connsiteX0" draw:formula="459321*logwidth/819915"/><draw:equation draw:name="connsiteY0" draw:formula="0*logheight/792717"/><draw:equation draw:name="connsiteX1" draw:formula="274905*logwidth/819915"/><draw:equation draw:name="connsiteY1" draw:formula="84525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743631*logwidth/819915"/><draw:equation draw:name="connsiteY4" draw:formula="199785*logheight/792717"/><draw:equation draw:name="connsiteX5" draw:formula="459321*logwidth/819915"/><draw:equation draw:name="connsiteY5" draw:formula="0*logheight/792717"/><draw:equation draw:name="connsiteX0" draw:formula="459321*logwidth/819915"/><draw:equation draw:name="connsiteY0" draw:formula="0*logheight/792717"/><draw:equation draw:name="connsiteX1" draw:formula="274905*logwidth/819915"/><draw:equation draw:name="connsiteY1" draw:formula="84525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697770*logwidth/819915"/><draw:equation draw:name="connsiteY4" draw:formula="206254*logheight/792717"/><draw:equation draw:name="connsiteX5" draw:formula="459321*logwidth/819915"/><draw:equation draw:name="connsiteY5" draw:formula="0*logheight/792717"/><draw:equation draw:name="connsiteX0" draw:formula="459321*logwidth/819915"/><draw:equation draw:name="connsiteY0" draw:formula="0*logheight/792717"/><draw:equation draw:name="connsiteX1" draw:formula="144799*logwidth/819915"/><draw:equation draw:name="connsiteY1" draw:formula="150984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697770*logwidth/819915"/><draw:equation draw:name="connsiteY4" draw:formula="206254*logheight/792717"/><draw:equation draw:name="connsiteX5" draw:formula="459321*logwidth/819915"/><draw:equation draw:name="connsiteY5" draw:formula="0*logheight/792717"/><draw:equation draw:name="connsiteX0" draw:formula="314522*logwidth/675116"/><draw:equation draw:name="connsiteY0" draw:formula="0*logheight/792717"/><draw:equation draw:name="connsiteX1" draw:formula="0*logwidth/675116"/><draw:equation draw:name="connsiteY1" draw:formula="150984*logheight/792717"/><draw:equation draw:name="connsiteX2" draw:formula="208026*logwidth/675116"/><draw:equation draw:name="connsiteY2" draw:formula="622327*logheight/792717"/><draw:equation draw:name="connsiteX3" draw:formula="675116*logwidth/675116"/><draw:equation draw:name="connsiteY3" draw:formula="792717*logheight/792717"/><draw:equation draw:name="connsiteX4" draw:formula="552971*logwidth/675116"/><draw:equation draw:name="connsiteY4" draw:formula="206254*logheight/792717"/><draw:equation draw:name="connsiteX5" draw:formula="314522*logwidth/675116"/><draw:equation draw:name="connsiteY5" draw:formula="0*logheight/792717"/><draw:equation draw:name="connsiteX0" draw:formula="314522*logwidth/811036"/><draw:equation draw:name="connsiteY0" draw:formula="0*logheight/711423"/><draw:equation draw:name="connsiteX1" draw:formula="0*logwidth/811036"/><draw:equation draw:name="connsiteY1" draw:formula="150984*logheight/711423"/><draw:equation draw:name="connsiteX2" draw:formula="208026*logwidth/811036"/><draw:equation draw:name="connsiteY2" draw:formula="622327*logheight/711423"/><draw:equation draw:name="connsiteX3" draw:formula="811036*logwidth/811036"/><draw:equation draw:name="connsiteY3" draw:formula="711423*logheight/711423"/><draw:equation draw:name="connsiteX4" draw:formula="552971*logwidth/811036"/><draw:equation draw:name="connsiteY4" draw:formula="206254*logheight/711423"/><draw:equation draw:name="connsiteX5" draw:formula="314522*logwidth/811036"/><draw:equation draw:name="connsiteY5" draw:formula="0*logheight/711423"/><draw:equation draw:name="connsiteX0" draw:formula="500833*logwidth/997347"/><draw:equation draw:name="connsiteY0" draw:formula="0*logheight/711423"/><draw:equation draw:name="connsiteX1" draw:formula="0*logwidth/997347"/><draw:equation draw:name="connsiteY1" draw:formula="81415*logheight/711423"/><draw:equation draw:name="connsiteX2" draw:formula="394337*logwidth/997347"/><draw:equation draw:name="connsiteY2" draw:formula="622327*logheight/711423"/><draw:equation draw:name="connsiteX3" draw:formula="997347*logwidth/997347"/><draw:equation draw:name="connsiteY3" draw:formula="711423*logheight/711423"/><draw:equation draw:name="connsiteX4" draw:formula="739282*logwidth/997347"/><draw:equation draw:name="connsiteY4" draw:formula="206254*logheight/711423"/><draw:equation draw:name="connsiteX5" draw:formula="500833*logwidth/997347"/><draw:equation draw:name="connsiteY5" draw:formula="0*logheight/711423"/><draw:equation draw:name="connsiteX0" draw:formula="446963*logwidth/997347"/><draw:equation draw:name="connsiteY0" draw:formula="0*logheight/630008"/><draw:equation draw:name="connsiteX1" draw:formula="0*logwidth/997347"/><draw:equation draw:name="connsiteY1" draw:formula="0*logheight/630008"/><draw:equation draw:name="connsiteX2" draw:formula="394337*logwidth/997347"/><draw:equation draw:name="connsiteY2" draw:formula="540912*logheight/630008"/><draw:equation draw:name="connsiteX3" draw:formula="997347*logwidth/997347"/><draw:equation draw:name="connsiteY3" draw:formula="630008*logheight/630008"/><draw:equation draw:name="connsiteX4" draw:formula="739282*logwidth/997347"/><draw:equation draw:name="connsiteY4" draw:formula="124839*logheight/630008"/><draw:equation draw:name="connsiteX5" draw:formula="446963*logwidth/997347"/><draw:equation draw:name="connsiteY5" draw:formula="0*logheight/630008"/><draw:equation draw:name="connsiteX0" draw:formula="209058*logwidth/759442"/><draw:equation draw:name="connsiteY0" draw:formula="0*logheight/630008"/><draw:equation draw:name="connsiteX1" draw:formula="0*logwidth/759442"/><draw:equation draw:name="connsiteY1" draw:formula="0*logheight/630008"/><draw:equation draw:name="connsiteX2" draw:formula="156432*logwidth/759442"/><draw:equation draw:name="connsiteY2" draw:formula="540912*logheight/630008"/><draw:equation draw:name="connsiteX3" draw:formula="759442*logwidth/759442"/><draw:equation draw:name="connsiteY3" draw:formula="630008*logheight/630008"/><draw:equation draw:name="connsiteX4" draw:formula="501377*logwidth/759442"/><draw:equation draw:name="connsiteY4" draw:formula="124839*logheight/630008"/><draw:equation draw:name="connsiteX5" draw:formula="209058*logwidth/759442"/><draw:equation draw:name="connsiteY5" draw:formula="0*logheight/630008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6432*logwidth/762307"/><draw:equation draw:name="connsiteY2" draw:formula="558273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551304"/><draw:equation draw:name="connsiteX1" draw:formula="0*logwidth/762307"/><draw:equation draw:name="connsiteY1" draw:formula="17361*logheight/551304"/><draw:equation draw:name="connsiteX2" draw:formula="159299*logwidth/762307"/><draw:equation draw:name="connsiteY2" draw:formula="551304*logheight/551304"/><draw:equation draw:name="connsiteX3" draw:formula="392323*logwidth/762307"/><draw:equation draw:name="connsiteY3" draw:formula="466855*logheight/551304"/><draw:equation draw:name="connsiteX4" draw:formula="762307*logwidth/762307"/><draw:equation draw:name="connsiteY4" draw:formula="0*logheight/551304"/><draw:equation draw:name="connsiteX5" draw:formula="209058*logwidth/762307"/><draw:equation draw:name="connsiteY5" draw:formula="17361*logheight/551304"/><draw:equation draw:name="connsiteX0" draw:formula="209058*logwidth/762307"/><draw:equation draw:name="connsiteY0" draw:formula="17361*logheight/572210"/><draw:equation draw:name="connsiteX1" draw:formula="0*logwidth/762307"/><draw:equation draw:name="connsiteY1" draw:formula="17361*logheight/572210"/><draw:equation draw:name="connsiteX2" draw:formula="127769*logwidth/762307"/><draw:equation draw:name="connsiteY2" draw:formula="572210*logheight/572210"/><draw:equation draw:name="connsiteX3" draw:formula="392323*logwidth/762307"/><draw:equation draw:name="connsiteY3" draw:formula="466855*logheight/572210"/><draw:equation draw:name="connsiteX4" draw:formula="762307*logwidth/762307"/><draw:equation draw:name="connsiteY4" draw:formula="0*logheight/572210"/><draw:equation draw:name="connsiteX5" draw:formula="209058*logwidth/762307"/><draw:equation draw:name="connsiteY5" draw:formula="17361*logheight/572210"/><draw:equation draw:name="connsiteX0" draw:formula="209058*logwidth/762307"/><draw:equation draw:name="connsiteY0" draw:formula="17361*logheight/551304"/><draw:equation draw:name="connsiteX1" draw:formula="0*logwidth/762307"/><draw:equation draw:name="connsiteY1" draw:formula="17361*logheight/551304"/><draw:equation draw:name="connsiteX2" draw:formula="159299*logwidth/762307"/><draw:equation draw:name="connsiteY2" draw:formula="551304*logheight/551304"/><draw:equation draw:name="connsiteX3" draw:formula="392323*logwidth/762307"/><draw:equation draw:name="connsiteY3" draw:formula="466855*logheight/551304"/><draw:equation draw:name="connsiteX4" draw:formula="762307*logwidth/762307"/><draw:equation draw:name="connsiteY4" draw:formula="0*logheight/551304"/><draw:equation draw:name="connsiteX5" draw:formula="209058*logwidth/762307"/><draw:equation draw:name="connsiteY5" draw:formula="17361*logheight/551304"/><draw:equation draw:name="connsiteX0" draw:formula="209058*logwidth/762307"/><draw:equation draw:name="connsiteY0" draw:formula="17361*logheight/466855"/><draw:equation draw:name="connsiteX1" draw:formula="0*logwidth/762307"/><draw:equation draw:name="connsiteY1" draw:formula="17361*logheight/466855"/><draw:equation draw:name="connsiteX2" draw:formula="12543*logwidth/762307"/><draw:equation draw:name="connsiteY2" draw:formula="315200*logheight/466855"/><draw:equation draw:name="connsiteX3" draw:formula="392323*logwidth/762307"/><draw:equation draw:name="connsiteY3" draw:formula="466855*logheight/466855"/><draw:equation draw:name="connsiteX4" draw:formula="762307*logwidth/762307"/><draw:equation draw:name="connsiteY4" draw:formula="0*logheight/466855"/><draw:equation draw:name="connsiteX5" draw:formula="209058*logwidth/762307"/><draw:equation draw:name="connsiteY5" draw:formula="17361*logheight/466855"/><draw:equation draw:name="connsiteX0" draw:formula="221739*logwidth/774988"/><draw:equation draw:name="connsiteY0" draw:formula="17361*logheight/466855"/><draw:equation draw:name="connsiteX1" draw:formula="12681*logwidth/774988"/><draw:equation draw:name="connsiteY1" draw:formula="17361*logheight/466855"/><draw:equation draw:name="connsiteX2" draw:formula="0*logwidth/774988"/><draw:equation draw:name="connsiteY2" draw:formula="352382*logheight/466855"/><draw:equation draw:name="connsiteX3" draw:formula="405004*logwidth/774988"/><draw:equation draw:name="connsiteY3" draw:formula="466855*logheight/466855"/><draw:equation draw:name="connsiteX4" draw:formula="774988*logwidth/774988"/><draw:equation draw:name="connsiteY4" draw:formula="0*logheight/466855"/><draw:equation draw:name="connsiteX5" draw:formula="221739*logwidth/774988"/><draw:equation draw:name="connsiteY5" draw:formula="17361*logheight/466855"/><draw:equation draw:name="connsiteX0" draw:formula="221739*logwidth/774988"/><draw:equation draw:name="connsiteY0" draw:formula="17361*logheight/477675"/><draw:equation draw:name="connsiteX1" draw:formula="12681*logwidth/774988"/><draw:equation draw:name="connsiteY1" draw:formula="17361*logheight/477675"/><draw:equation draw:name="connsiteX2" draw:formula="0*logwidth/774988"/><draw:equation draw:name="connsiteY2" draw:formula="352382*logheight/477675"/><draw:equation draw:name="connsiteX3" draw:formula="482968*logwidth/774988"/><draw:equation draw:name="connsiteY3" draw:formula="477675*logheight/477675"/><draw:equation draw:name="connsiteX4" draw:formula="774988*logwidth/774988"/><draw:equation draw:name="connsiteY4" draw:formula="0*logheight/477675"/><draw:equation draw:name="connsiteX5" draw:formula="221739*logwidth/774988"/><draw:equation draw:name="connsiteY5" draw:formula="17361*logheight/477675"/><draw:equation draw:name="connsiteX0" draw:formula="221739*logwidth/774988"/><draw:equation draw:name="connsiteY0" draw:formula="17361*logheight/477675"/><draw:equation draw:name="connsiteX1" draw:formula="12681*logwidth/774988"/><draw:equation draw:name="connsiteY1" draw:formula="17361*logheight/477675"/><draw:equation draw:name="connsiteX2" draw:formula="0*logwidth/774988"/><draw:equation draw:name="connsiteY2" draw:formula="352382*logheight/477675"/><draw:equation draw:name="connsiteX3" draw:formula="405004*logwidth/774988"/><draw:equation draw:name="connsiteY3" draw:formula="477675*logheight/477675"/><draw:equation draw:name="connsiteX4" draw:formula="774988*logwidth/774988"/><draw:equation draw:name="connsiteY4" draw:formula="0*logheight/477675"/><draw:equation draw:name="connsiteX5" draw:formula="221739*logwidth/774988"/><draw:equation draw:name="connsiteY5" draw:formula="17361*logheight/477675"/><draw:equation draw:name="connsiteX0" draw:formula="221739*logwidth/774988"/><draw:equation draw:name="connsiteY0" draw:formula="17361*logheight/464997"/><draw:equation draw:name="connsiteX1" draw:formula="12681*logwidth/774988"/><draw:equation draw:name="connsiteY1" draw:formula="17361*logheight/464997"/><draw:equation draw:name="connsiteX2" draw:formula="0*logwidth/774988"/><draw:equation draw:name="connsiteY2" draw:formula="352382*logheight/464997"/><draw:equation draw:name="connsiteX3" draw:formula="398125*logwidth/774988"/><draw:equation draw:name="connsiteY3" draw:formula="464997*logheight/464997"/><draw:equation draw:name="connsiteX4" draw:formula="774988*logwidth/774988"/><draw:equation draw:name="connsiteY4" draw:formula="0*logheight/464997"/><draw:equation draw:name="connsiteX5" draw:formula="221739*logwidth/774988"/><draw:equation draw:name="connsiteY5" draw:formula="17361*logheight/464997"/><draw:equation draw:name="connsiteX0" draw:formula="221739*logwidth/774988"/><draw:equation draw:name="connsiteY0" draw:formula="17361*logheight/454321"/><draw:equation draw:name="connsiteX1" draw:formula="12681*logwidth/774988"/><draw:equation draw:name="connsiteY1" draw:formula="17361*logheight/454321"/><draw:equation draw:name="connsiteX2" draw:formula="0*logwidth/774988"/><draw:equation draw:name="connsiteY2" draw:formula="352382*logheight/454321"/><draw:equation draw:name="connsiteX3" draw:formula="250499*logwidth/774988"/><draw:equation draw:name="connsiteY3" draw:formula="454321*logheight/454321"/><draw:equation draw:name="connsiteX4" draw:formula="774988*logwidth/774988"/><draw:equation draw:name="connsiteY4" draw:formula="0*logheight/454321"/><draw:equation draw:name="connsiteX5" draw:formula="221739*logwidth/774988"/><draw:equation draw:name="connsiteY5" draw:formula="17361*logheight/454321"/><draw:equation draw:name="connsiteX0" draw:formula="221739*logwidth/774988"/><draw:equation draw:name="connsiteY0" draw:formula="17361*logheight/454321"/><draw:equation draw:name="connsiteX1" draw:formula="12681*logwidth/774988"/><draw:equation draw:name="connsiteY1" draw:formula="17361*logheight/454321"/><draw:equation draw:name="connsiteX2" draw:formula="0*logwidth/774988"/><draw:equation draw:name="connsiteY2" draw:formula="352382*logheight/454321"/><draw:equation draw:name="connsiteX3" draw:formula="296365*logwidth/774988"/><draw:equation draw:name="connsiteY3" draw:formula="454321*logheight/454321"/><draw:equation draw:name="connsiteX4" draw:formula="774988*logwidth/774988"/><draw:equation draw:name="connsiteY4" draw:formula="0*logheight/454321"/><draw:equation draw:name="connsiteX5" draw:formula="221739*logwidth/774988"/><draw:equation draw:name="connsiteY5" draw:formula="17361*logheight/454321"/><draw:equation draw:name="connsiteX0" draw:formula="221739*logwidth/774988"/><draw:equation draw:name="connsiteY0" draw:formula="17361*logheight/454488"/><draw:equation draw:name="connsiteX1" draw:formula="12681*logwidth/774988"/><draw:equation draw:name="connsiteY1" draw:formula="17361*logheight/454488"/><draw:equation draw:name="connsiteX2" draw:formula="0*logwidth/774988"/><draw:equation draw:name="connsiteY2" draw:formula="352382*logheight/454488"/><draw:equation draw:name="connsiteX3" draw:formula="303245*logwidth/774988"/><draw:equation draw:name="connsiteY3" draw:formula="454488*logheight/454488"/><draw:equation draw:name="connsiteX4" draw:formula="774988*logwidth/774988"/><draw:equation draw:name="connsiteY4" draw:formula="0*logheight/454488"/><draw:equation draw:name="connsiteX5" draw:formula="221739*logwidth/774988"/><draw:equation draw:name="connsiteY5" draw:formula="17361*logheight/454488"/><draw:equation draw:name="connsiteX0" draw:formula="233207*logwidth/786456"/><draw:equation draw:name="connsiteY0" draw:formula="17361*logheight/454488"/><draw:equation draw:name="connsiteX1" draw:formula="24149*logwidth/786456"/><draw:equation draw:name="connsiteY1" draw:formula="17361*logheight/454488"/><draw:equation draw:name="connsiteX2" draw:formula="0*logwidth/786456"/><draw:equation draw:name="connsiteY2" draw:formula="417652*logheight/454488"/><draw:equation draw:name="connsiteX3" draw:formula="314713*logwidth/786456"/><draw:equation draw:name="connsiteY3" draw:formula="454488*logheight/454488"/><draw:equation draw:name="connsiteX4" draw:formula="786456*logwidth/786456"/><draw:equation draw:name="connsiteY4" draw:formula="0*logheight/454488"/><draw:equation draw:name="connsiteX5" draw:formula="233207*logwidth/786456"/><draw:equation draw:name="connsiteY5" draw:formula="17361*logheight/454488"/><draw:equation draw:name="connsiteX0" draw:formula="233207*logwidth/784928"/><draw:equation draw:name="connsiteY0" draw:formula="0*logheight/437127"/><draw:equation draw:name="connsiteX1" draw:formula="24149*logwidth/784928"/><draw:equation draw:name="connsiteY1" draw:formula="0*logheight/437127"/><draw:equation draw:name="connsiteX2" draw:formula="0*logwidth/784928"/><draw:equation draw:name="connsiteY2" draw:formula="400291*logheight/437127"/><draw:equation draw:name="connsiteX3" draw:formula="314713*logwidth/784928"/><draw:equation draw:name="connsiteY3" draw:formula="437127*logheight/437127"/><draw:equation draw:name="connsiteX4" draw:formula="784928*logwidth/784928"/><draw:equation draw:name="connsiteY4" draw:formula="159794*logheight/437127"/><draw:equation draw:name="connsiteX5" draw:formula="233207*logwidth/784928"/><draw:equation draw:name="connsiteY5" draw:formula="0*logheight/437127"/><draw:equation draw:name="connsiteX0" draw:formula="233207*logwidth/786457"/><draw:equation draw:name="connsiteY0" draw:formula="0*logheight/437127"/><draw:equation draw:name="connsiteX1" draw:formula="24149*logwidth/786457"/><draw:equation draw:name="connsiteY1" draw:formula="0*logheight/437127"/><draw:equation draw:name="connsiteX2" draw:formula="0*logwidth/786457"/><draw:equation draw:name="connsiteY2" draw:formula="400291*logheight/437127"/><draw:equation draw:name="connsiteX3" draw:formula="314713*logwidth/786457"/><draw:equation draw:name="connsiteY3" draw:formula="437127*logheight/437127"/><draw:equation draw:name="connsiteX4" draw:formula="786457*logwidth/786457"/><draw:equation draw:name="connsiteY4" draw:formula="43664*logheight/437127"/><draw:equation draw:name="connsiteX5" draw:formula="233207*logwidth/786457"/><draw:equation draw:name="connsiteY5" draw:formula="0*logheight/437127"/><draw:equation draw:name="connsiteX0" draw:formula="212565*logwidth/786457"/><draw:equation draw:name="connsiteY0" draw:formula="0*logheight/494936"/><draw:equation draw:name="connsiteX1" draw:formula="24149*logwidth/786457"/><draw:equation draw:name="connsiteY1" draw:formula="57809*logheight/494936"/><draw:equation draw:name="connsiteX2" draw:formula="0*logwidth/786457"/><draw:equation draw:name="connsiteY2" draw:formula="458100*logheight/494936"/><draw:equation draw:name="connsiteX3" draw:formula="314713*logwidth/786457"/><draw:equation draw:name="connsiteY3" draw:formula="494936*logheight/494936"/><draw:equation draw:name="connsiteX4" draw:formula="786457*logwidth/786457"/><draw:equation draw:name="connsiteY4" draw:formula="101473*logheight/494936"/><draw:equation draw:name="connsiteX5" draw:formula="212565*logwidth/786457"/><draw:equation draw:name="connsiteY5" draw:formula="0*logheight/494936"/><draw:equation draw:name="connsiteX0" draw:formula="212565*logwidth/784162"/><draw:equation draw:name="connsiteY0" draw:formula="0*logheight/494936"/><draw:equation draw:name="connsiteX1" draw:formula="24149*logwidth/784162"/><draw:equation draw:name="connsiteY1" draw:formula="57809*logheight/494936"/><draw:equation draw:name="connsiteX2" draw:formula="0*logwidth/784162"/><draw:equation draw:name="connsiteY2" draw:formula="458100*logheight/494936"/><draw:equation draw:name="connsiteX3" draw:formula="314713*logwidth/784162"/><draw:equation draw:name="connsiteY3" draw:formula="494936*logheight/494936"/><draw:equation draw:name="connsiteX4" draw:formula="784162*logwidth/784162"/><draw:equation draw:name="connsiteY4" draw:formula="38592*logheight/494936"/><draw:equation draw:name="connsiteX5" draw:formula="212565*logwidth/784162"/><draw:equation draw:name="connsiteY5" draw:formula="0*logheight/494936"/><draw:equation draw:name="connsiteX0" draw:formula="327242*logwidth/784162"/><draw:equation draw:name="connsiteY0" draw:formula="40589*logheight/456344"/><draw:equation draw:name="connsiteX1" draw:formula="24149*logwidth/784162"/><draw:equation draw:name="connsiteY1" draw:formula="19217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327242*logwidth/784162"/><draw:equation draw:name="connsiteY5" draw:formula="40589*logheight/456344"/><draw:equation draw:name="connsiteX0" draw:formula="244677*logwidth/784162"/><draw:equation draw:name="connsiteY0" draw:formula="17360*logheight/456344"/><draw:equation draw:name="connsiteX1" draw:formula="24149*logwidth/784162"/><draw:equation draw:name="connsiteY1" draw:formula="19217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244677*logwidth/784162"/><draw:equation draw:name="connsiteY5" draw:formula="17360*logheight/456344"/><draw:equation draw:name="connsiteX0" draw:formula="244677*logwidth/784162"/><draw:equation draw:name="connsiteY0" draw:formula="17360*logheight/456344"/><draw:equation draw:name="connsiteX1" draw:formula="12681*logwidth/784162"/><draw:equation draw:name="connsiteY1" draw:formula="177724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244677*logwidth/784162"/><draw:equation draw:name="connsiteY5" draw:formula="17360*logheight/456344"/></draw:enhanced-geometry></draw:custom-shape><draw:custom-shape draw:style-name="gr9" svg:width="1.67cm" svg:height="0.5874cm" svg:x="12.9cm" svg:y="-0.6749cm"><draw:enhanced-geometry svg:viewBox="0 0 471546 159000" draw:type="ooxml-non-primitive" drawooo:sub-view-size="471546 159000" draw:text-areas="l t r b" draw:enhanced-path="M 471546 0 L 0 110019 179544 159000 471546 0 Z N "><draw:equation draw:name="connsiteX0" draw:formula="6824*logwidth/293427"/><draw:equation draw:name="connsiteY0" draw:formula="0*logheight/293427"/><draw:equation draw:name="connsiteX1" draw:formula="0*logwidth/293427"/><draw:equation draw:name="connsiteY1" draw:formula="293427*logheight/293427"/><draw:equation draw:name="connsiteX2" draw:formula="293427*logwidth/293427"/><draw:equation draw:name="connsiteY2" draw:formula="81887*logheight/293427"/><draw:equation draw:name="connsiteX3" draw:formula="6824*logwidth/293427"/><draw:equation draw:name="connsiteY3" draw:formula="0*logheight/293427"/><draw:equation draw:name="connsiteX0" draw:formula="25192*logwidth/311795"/><draw:equation draw:name="connsiteY0" draw:formula="0*logheight/314050"/><draw:equation draw:name="connsiteX1" draw:formula="0*logwidth/311795"/><draw:equation draw:name="connsiteY1" draw:formula="314050*logheight/314050"/><draw:equation draw:name="connsiteX2" draw:formula="311795*logwidth/311795"/><draw:equation draw:name="connsiteY2" draw:formula="81887*logheight/314050"/><draw:equation draw:name="connsiteX3" draw:formula="25192*logwidth/311795"/><draw:equation draw:name="connsiteY3" draw:formula="0*logheight/314050"/><draw:equation draw:name="connsiteX0" draw:formula="0*logwidth/311795"/><draw:equation draw:name="connsiteY0" draw:formula="0*logheight/314050"/><draw:equation draw:name="connsiteX1" draw:formula="0*logwidth/311795"/><draw:equation draw:name="connsiteY1" draw:formula="314050*logheight/314050"/><draw:equation draw:name="connsiteX2" draw:formula="311795*logwidth/311795"/><draw:equation draw:name="connsiteY2" draw:formula="81887*logheight/314050"/><draw:equation draw:name="connsiteX3" draw:formula="0*logwidth/311795"/><draw:equation draw:name="connsiteY3" draw:formula="0*logheight/314050"/><draw:equation draw:name="connsiteX0" draw:formula="70190*logwidth/381985"/><draw:equation draw:name="connsiteY0" draw:formula="0*logheight/145104"/><draw:equation draw:name="connsiteX1" draw:formula="0*logwidth/381985"/><draw:equation draw:name="connsiteY1" draw:formula="145104*logheight/145104"/><draw:equation draw:name="connsiteX2" draw:formula="381985*logwidth/381985"/><draw:equation draw:name="connsiteY2" draw:formula="81887*logheight/145104"/><draw:equation draw:name="connsiteX3" draw:formula="70190*logwidth/381985"/><draw:equation draw:name="connsiteY3" draw:formula="0*logheight/145104"/><draw:equation draw:name="connsiteX0" draw:formula="70190*logwidth/381985"/><draw:equation draw:name="connsiteY0" draw:formula="0*logheight/138898"/><draw:equation draw:name="connsiteX1" draw:formula="0*logwidth/381985"/><draw:equation draw:name="connsiteY1" draw:formula="138898*logheight/138898"/><draw:equation draw:name="connsiteX2" draw:formula="381985*logwidth/381985"/><draw:equation draw:name="connsiteY2" draw:formula="81887*logheight/138898"/><draw:equation draw:name="connsiteX3" draw:formula="70190*logwidth/381985"/><draw:equation draw:name="connsiteY3" draw:formula="0*logheight/138898"/><draw:equation draw:name="connsiteX0" draw:formula="70190*logwidth/179544"/><draw:equation draw:name="connsiteY0" draw:formula="0*logheight/187879"/><draw:equation draw:name="connsiteX1" draw:formula="0*logwidth/179544"/><draw:equation draw:name="connsiteY1" draw:formula="138898*logheight/187879"/><draw:equation draw:name="connsiteX2" draw:formula="179544*logwidth/179544"/><draw:equation draw:name="connsiteY2" draw:formula="187879*logheight/187879"/><draw:equation draw:name="connsiteX3" draw:formula="70190*logwidth/179544"/><draw:equation draw:name="connsiteY3" draw:formula="0*logheight/187879"/><draw:equation draw:name="connsiteX0" draw:formula="405050*logwidth/405050"/><draw:equation draw:name="connsiteY0" draw:formula="0*logheight/128073"/><draw:equation draw:name="connsiteX1" draw:formula="0*logwidth/405050"/><draw:equation draw:name="connsiteY1" draw:formula="79092*logheight/128073"/><draw:equation draw:name="connsiteX2" draw:formula="179544*logwidth/405050"/><draw:equation draw:name="connsiteY2" draw:formula="128073*logheight/128073"/><draw:equation draw:name="connsiteX3" draw:formula="405050*logwidth/405050"/><draw:equation draw:name="connsiteY3" draw:formula="0*logheight/128073"/><draw:equation draw:name="connsiteX0" draw:formula="565749*logwidth/565749"/><draw:equation draw:name="connsiteY0" draw:formula="0*logheight/179442"/><draw:equation draw:name="connsiteX1" draw:formula="0*logwidth/565749"/><draw:equation draw:name="connsiteY1" draw:formula="130461*logheight/179442"/><draw:equation draw:name="connsiteX2" draw:formula="179544*logwidth/565749"/><draw:equation draw:name="connsiteY2" draw:formula="179442*logheight/179442"/><draw:equation draw:name="connsiteX3" draw:formula="565749*logwidth/565749"/><draw:equation draw:name="connsiteY3" draw:formula="0*logheight/179442"/><draw:equation draw:name="connsiteX0" draw:formula="471546*logwidth/471546"/><draw:equation draw:name="connsiteY0" draw:formula="0*logheight/158083"/><draw:equation draw:name="connsiteX1" draw:formula="0*logwidth/471546"/><draw:equation draw:name="connsiteY1" draw:formula="109102*logheight/158083"/><draw:equation draw:name="connsiteX2" draw:formula="179544*logwidth/471546"/><draw:equation draw:name="connsiteY2" draw:formula="158083*logheight/158083"/><draw:equation draw:name="connsiteX3" draw:formula="471546*logwidth/471546"/><draw:equation draw:name="connsiteY3" draw:formula="0*logheight/158083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draw:equation draw:name="connsiteX0" draw:formula="471546*logwidth/471546"/><draw:equation draw:name="connsiteY0" draw:formula="0*logheight/169791"/><draw:equation draw:name="connsiteX1" draw:formula="0*logwidth/471546"/><draw:equation draw:name="connsiteY1" draw:formula="120810*logheight/169791"/><draw:equation draw:name="connsiteX2" draw:formula="179544*logwidth/471546"/><draw:equation draw:name="connsiteY2" draw:formula="169791*logheight/169791"/><draw:equation draw:name="connsiteX3" draw:formula="471546*logwidth/471546"/><draw:equation draw:name="connsiteY3" draw:formula="0*logheight/169791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/draw:enhanced-geometry></draw:custom-shape><draw:custom-shape draw:style-name="gr10" svg:width="1.486cm" svg:height="0.5362cm" svg:x="6.404cm" svg:y="-1.252cm"><draw:enhanced-geometry svg:viewBox="0 0 450459 171302" draw:type="ooxml-non-primitive" drawooo:sub-view-size="450459 171302" draw:text-areas="l t r b" draw:enhanced-path="M 285605 171302 L 450459 36365 352066 666 0 0 285605 171302 Z N "><draw:equation draw:name="connsiteX0" draw:formula="0*logwidth/847725"/><draw:equation draw:name="connsiteY0" draw:formula="0*logheight/504825"/><draw:equation draw:name="connsiteX1" draw:formula="228600*logwidth/847725"/><draw:equation draw:name="connsiteY1" draw:formula="438150*logheight/504825"/><draw:equation draw:name="connsiteX2" draw:formula="723900*logwidth/847725"/><draw:equation draw:name="connsiteY2" draw:formula="504825*logheight/504825"/><draw:equation draw:name="connsiteX3" draw:formula="847725*logwidth/847725"/><draw:equation draw:name="connsiteY3" draw:formula="314325*logheight/504825"/><draw:equation draw:name="connsiteX4" draw:formula="647700*logwidth/847725"/><draw:equation draw:name="connsiteY4" draw:formula="0*logheight/504825"/><draw:equation draw:name="connsiteX5" draw:formula="0*logwidth/847725"/><draw:equation draw:name="connsiteY5" draw:formula="0*logheight/504825"/><draw:equation draw:name="connsiteX0" draw:formula="0*logwidth/924156"/><draw:equation draw:name="connsiteY0" draw:formula="0*logheight/504825"/><draw:equation draw:name="connsiteX1" draw:formula="305031*logwidth/924156"/><draw:equation draw:name="connsiteY1" draw:formula="438150*logheight/504825"/><draw:equation draw:name="connsiteX2" draw:formula="800331*logwidth/924156"/><draw:equation draw:name="connsiteY2" draw:formula="504825*logheight/504825"/><draw:equation draw:name="connsiteX3" draw:formula="924156*logwidth/924156"/><draw:equation draw:name="connsiteY3" draw:formula="314325*logheight/504825"/><draw:equation draw:name="connsiteX4" draw:formula="724131*logwidth/924156"/><draw:equation draw:name="connsiteY4" draw:formula="0*logheight/504825"/><draw:equation draw:name="connsiteX5" draw:formula="0*logwidth/924156"/><draw:equation draw:name="connsiteY5" draw:formula="0*logheight/504825"/><draw:equation draw:name="connsiteX0" draw:formula="0*logwidth/924156"/><draw:equation draw:name="connsiteY0" draw:formula="3286*logheight/508111"/><draw:equation draw:name="connsiteX1" draw:formula="305031*logwidth/924156"/><draw:equation draw:name="connsiteY1" draw:formula="441436*logheight/508111"/><draw:equation draw:name="connsiteX2" draw:formula="800331*logwidth/924156"/><draw:equation draw:name="connsiteY2" draw:formula="508111*logheight/508111"/><draw:equation draw:name="connsiteX3" draw:formula="924156*logwidth/924156"/><draw:equation draw:name="connsiteY3" draw:formula="317611*logheight/508111"/><draw:equation draw:name="connsiteX4" draw:formula="724131*logwidth/924156"/><draw:equation draw:name="connsiteY4" draw:formula="3286*logheight/508111"/><draw:equation draw:name="connsiteX5" draw:formula="281599*logwidth/924156"/><draw:equation draw:name="connsiteY5" draw:formula="0*logheight/508111"/><draw:equation draw:name="connsiteX6" draw:formula="0*logwidth/924156"/><draw:equation draw:name="connsiteY6" draw:formula="3286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170774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6496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4960*logheight/508111"/><draw:equation draw:name="connsiteX0" draw:formula="0*logwidth/813331"/><draw:equation draw:name="connsiteY0" draw:formula="15228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2280*logheight/508111"/><draw:equation draw:name="connsiteX0" draw:formula="0*logwidth/813331"/><draw:equation draw:name="connsiteY0" draw:formula="16179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1790*logheight/508111"/><draw:equation draw:name="connsiteX0" draw:formula="0*logwidth/813331"/><draw:equation draw:name="connsiteY0" draw:formula="161793*logheight/508114"/><draw:equation draw:name="connsiteX1" draw:formula="194206*logwidth/813331"/><draw:equation draw:name="connsiteY1" draw:formula="441439*logheight/508114"/><draw:equation draw:name="connsiteX2" draw:formula="689506*logwidth/813331"/><draw:equation draw:name="connsiteY2" draw:formula="508114*logheight/508114"/><draw:equation draw:name="connsiteX3" draw:formula="813331*logwidth/813331"/><draw:equation draw:name="connsiteY3" draw:formula="317614*logheight/508114"/><draw:equation draw:name="connsiteX4" draw:formula="603380*logwidth/813331"/><draw:equation draw:name="connsiteY4" draw:formula="3*logheight/508114"/><draw:equation draw:name="connsiteX5" draw:formula="370259*logwidth/813331"/><draw:equation draw:name="connsiteY5" draw:formula="0*logheight/508114"/><draw:equation draw:name="connsiteX6" draw:formula="0*logwidth/813331"/><draw:equation draw:name="connsiteY6" draw:formula="161793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7614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2058"/><draw:equation draw:name="connsiteY0" draw:formula="167499*logheight/508114"/><draw:equation draw:name="connsiteX1" draw:formula="180448*logwidth/772058"/><draw:equation draw:name="connsiteY1" draw:formula="441439*logheight/508114"/><draw:equation draw:name="connsiteX2" draw:formula="675748*logwidth/772058"/><draw:equation draw:name="connsiteY2" draw:formula="508114*logheight/508114"/><draw:equation draw:name="connsiteX3" draw:formula="772058*logwidth/772058"/><draw:equation draw:name="connsiteY3" draw:formula="317614*logheight/508114"/><draw:equation draw:name="connsiteX4" draw:formula="589622*logwidth/772058"/><draw:equation draw:name="connsiteY4" draw:formula="3*logheight/508114"/><draw:equation draw:name="connsiteX5" draw:formula="356501*logwidth/772058"/><draw:equation draw:name="connsiteY5" draw:formula="0*logheight/508114"/><draw:equation draw:name="connsiteX6" draw:formula="0*logwidth/772058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8104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51421"/><draw:equation draw:name="connsiteY0" draw:formula="167499*logheight/508114"/><draw:equation draw:name="connsiteX1" draw:formula="180448*logwidth/751421"/><draw:equation draw:name="connsiteY1" draw:formula="441439*logheight/508114"/><draw:equation draw:name="connsiteX2" draw:formula="675748*logwidth/751421"/><draw:equation draw:name="connsiteY2" draw:formula="508114*logheight/508114"/><draw:equation draw:name="connsiteX3" draw:formula="751421*logwidth/751421"/><draw:equation draw:name="connsiteY3" draw:formula="330446*logheight/508114"/><draw:equation draw:name="connsiteX4" draw:formula="589622*logwidth/751421"/><draw:equation draw:name="connsiteY4" draw:formula="3*logheight/508114"/><draw:equation draw:name="connsiteX5" draw:formula="356501*logwidth/751421"/><draw:equation draw:name="connsiteY5" draw:formula="0*logheight/508114"/><draw:equation draw:name="connsiteX6" draw:formula="0*logwidth/751421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5229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07621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3327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6644"/><draw:equation draw:name="connsiteY0" draw:formula="167499*logheight/508114"/><draw:equation draw:name="connsiteX1" draw:formula="180448*logwidth/776644"/><draw:equation draw:name="connsiteY1" draw:formula="441439*logheight/508114"/><draw:equation draw:name="connsiteX2" draw:formula="675748*logwidth/776644"/><draw:equation draw:name="connsiteY2" draw:formula="508114*logheight/508114"/><draw:equation draw:name="connsiteX3" draw:formula="776644*logwidth/776644"/><draw:equation draw:name="connsiteY3" draw:formula="315229*logheight/508114"/><draw:equation draw:name="connsiteX4" draw:formula="589622*logwidth/776644"/><draw:equation draw:name="connsiteY4" draw:formula="3*logheight/508114"/><draw:equation draw:name="connsiteX5" draw:formula="356501*logwidth/776644"/><draw:equation draw:name="connsiteY5" draw:formula="0*logheight/508114"/><draw:equation draw:name="connsiteX6" draw:formula="0*logwidth/776644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9523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73205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3205*logheight/508114"/><draw:equation draw:name="connsiteX0" draw:formula="0*logwidth/735364"/><draw:equation draw:name="connsiteY0" draw:formula="173205*logheight/508114"/><draw:equation draw:name="connsiteX1" draw:formula="180448*logwidth/735364"/><draw:equation draw:name="connsiteY1" draw:formula="441439*logheight/508114"/><draw:equation draw:name="connsiteX2" draw:formula="675748*logwidth/735364"/><draw:equation draw:name="connsiteY2" draw:formula="508114*logheight/508114"/><draw:equation draw:name="connsiteX3" draw:formula="735363*logwidth/735364"/><draw:equation draw:name="connsiteY3" draw:formula="88770*logheight/508114"/><draw:equation draw:name="connsiteX4" draw:formula="589622*logwidth/735364"/><draw:equation draw:name="connsiteY4" draw:formula="3*logheight/508114"/><draw:equation draw:name="connsiteX5" draw:formula="356501*logwidth/735364"/><draw:equation draw:name="connsiteY5" draw:formula="0*logheight/508114"/><draw:equation draw:name="connsiteX6" draw:formula="0*logwidth/735364"/><draw:equation draw:name="connsiteY6" draw:formula="173205*logheight/508114"/><draw:equation draw:name="connsiteX0" draw:formula="461657*logwidth/554914"/><draw:equation draw:name="connsiteY0" draw:formula="171302*logheight/508114"/><draw:equation draw:name="connsiteX1" draw:formula="-1*logwidth/554914"/><draw:equation draw:name="connsiteY1" draw:formula="441439*logheight/508114"/><draw:equation draw:name="connsiteX2" draw:formula="495299*logwidth/554914"/><draw:equation draw:name="connsiteY2" draw:formula="508114*logheight/508114"/><draw:equation draw:name="connsiteX3" draw:formula="554914*logwidth/554914"/><draw:equation draw:name="connsiteY3" draw:formula="88770*logheight/508114"/><draw:equation draw:name="connsiteX4" draw:formula="409173*logwidth/554914"/><draw:equation draw:name="connsiteY4" draw:formula="3*logheight/508114"/><draw:equation draw:name="connsiteX5" draw:formula="176052*logwidth/554914"/><draw:equation draw:name="connsiteY5" draw:formula="0*logheight/508114"/><draw:equation draw:name="connsiteX6" draw:formula="461657*logwidth/554914"/><draw:equation draw:name="connsiteY6" draw:formula="171302*logheight/508114"/><draw:equation draw:name="connsiteX0" draw:formula="461657*logwidth/554914"/><draw:equation draw:name="connsiteY0" draw:formula="171302*logheight/508114"/><draw:equation draw:name="connsiteX1" draw:formula="0*logwidth/554914"/><draw:equation draw:name="connsiteY1" draw:formula="441439*logheight/508114"/><draw:equation draw:name="connsiteX2" draw:formula="495299*logwidth/554914"/><draw:equation draw:name="connsiteY2" draw:formula="508114*logheight/508114"/><draw:equation draw:name="connsiteX3" draw:formula="554914*logwidth/554914"/><draw:equation draw:name="connsiteY3" draw:formula="88770*logheight/508114"/><draw:equation draw:name="connsiteX4" draw:formula="409173*logwidth/554914"/><draw:equation draw:name="connsiteY4" draw:formula="3*logheight/508114"/><draw:equation draw:name="connsiteX5" draw:formula="176052*logwidth/554914"/><draw:equation draw:name="connsiteY5" draw:formula="0*logheight/508114"/><draw:equation draw:name="connsiteX6" draw:formula="461657*logwidth/554914"/><draw:equation draw:name="connsiteY6" draw:formula="171302*logheight/508114"/><draw:equation draw:name="connsiteX0" draw:formula="285605*logwidth/378862"/><draw:equation draw:name="connsiteY0" draw:formula="171302*logheight/508114"/><draw:equation draw:name="connsiteX1" draw:formula="319247*logwidth/378862"/><draw:equation draw:name="connsiteY1" draw:formula="508114*logheight/508114"/><draw:equation draw:name="connsiteX2" draw:formula="378862*logwidth/378862"/><draw:equation draw:name="connsiteY2" draw:formula="88770*logheight/508114"/><draw:equation draw:name="connsiteX3" draw:formula="233121*logwidth/378862"/><draw:equation draw:name="connsiteY3" draw:formula="3*logheight/508114"/><draw:equation draw:name="connsiteX4" draw:formula="0*logwidth/378862"/><draw:equation draw:name="connsiteY4" draw:formula="0*logheight/508114"/><draw:equation draw:name="connsiteX5" draw:formula="285605*logwidth/378862"/><draw:equation draw:name="connsiteY5" draw:formula="171302*logheight/508114"/><draw:equation draw:name="connsiteX0" draw:formula="285605*logwidth/378862"/><draw:equation draw:name="connsiteY0" draw:formula="171302*logheight/508114"/><draw:equation draw:name="connsiteX1" draw:formula="319247*logwidth/378862"/><draw:equation draw:name="connsiteY1" draw:formula="508114*logheight/508114"/><draw:equation draw:name="connsiteX2" draw:formula="378862*logwidth/378862"/><draw:equation draw:name="connsiteY2" draw:formula="88770*logheight/508114"/><draw:equation draw:name="connsiteX3" draw:formula="233121*logwidth/378862"/><draw:equation draw:name="connsiteY3" draw:formula="3*logheight/508114"/><draw:equation draw:name="connsiteX4" draw:formula="0*logwidth/378862"/><draw:equation draw:name="connsiteY4" draw:formula="0*logheight/508114"/><draw:equation draw:name="connsiteX5" draw:formula="285605*logwidth/378862"/><draw:equation draw:name="connsiteY5" draw:formula="171302*logheight/508114"/><draw:equation draw:name="connsiteX0" draw:formula="285605*logwidth/378862"/><draw:equation draw:name="connsiteY0" draw:formula="171302*logheight/171302"/><draw:equation draw:name="connsiteX1" draw:formula="378862*logwidth/378862"/><draw:equation draw:name="connsiteY1" draw:formula="88770*logheight/171302"/><draw:equation draw:name="connsiteX2" draw:formula="233121*logwidth/378862"/><draw:equation draw:name="connsiteY2" draw:formula="3*logheight/171302"/><draw:equation draw:name="connsiteX3" draw:formula="0*logwidth/378862"/><draw:equation draw:name="connsiteY3" draw:formula="0*logheight/171302"/><draw:equation draw:name="connsiteX4" draw:formula="285605*logwidth/378862"/><draw:equation draw:name="connsiteY4" draw:formula="171302*logheight/171302"/><draw:equation draw:name="connsiteX0" draw:formula="285605*logwidth/414105"/><draw:equation draw:name="connsiteY0" draw:formula="171302*logheight/171302"/><draw:equation draw:name="connsiteX1" draw:formula="414105*logwidth/414105"/><draw:equation draw:name="connsiteY1" draw:formula="56651*logheight/171302"/><draw:equation draw:name="connsiteX2" draw:formula="233121*logwidth/414105"/><draw:equation draw:name="connsiteY2" draw:formula="3*logheight/171302"/><draw:equation draw:name="connsiteX3" draw:formula="0*logwidth/414105"/><draw:equation draw:name="connsiteY3" draw:formula="0*logheight/171302"/><draw:equation draw:name="connsiteX4" draw:formula="285605*logwidth/414105"/><draw:equation draw:name="connsiteY4" draw:formula="171302*logheight/171302"/><draw:equation draw:name="connsiteX0" draw:formula="285605*logwidth/414105"/><draw:equation draw:name="connsiteY0" draw:formula="171302*logheight/171302"/><draw:equation draw:name="connsiteX1" draw:formula="414105*logwidth/414105"/><draw:equation draw:name="connsiteY1" draw:formula="56651*logheight/171302"/><draw:equation draw:name="connsiteX2" draw:formula="352066*logwidth/414105"/><draw:equation draw:name="connsiteY2" draw:formula="666*logheight/171302"/><draw:equation draw:name="connsiteX3" draw:formula="0*logwidth/414105"/><draw:equation draw:name="connsiteY3" draw:formula="0*logheight/171302"/><draw:equation draw:name="connsiteX4" draw:formula="285605*logwidth/414105"/><draw:equation draw:name="connsiteY4" draw:formula="171302*logheight/171302"/><draw:equation draw:name="connsiteX0" draw:formula="285605*logwidth/440537"/><draw:equation draw:name="connsiteY0" draw:formula="171302*logheight/171302"/><draw:equation draw:name="connsiteX1" draw:formula="440537*logwidth/440537"/><draw:equation draw:name="connsiteY1" draw:formula="34675*logheight/171302"/><draw:equation draw:name="connsiteX2" draw:formula="352066*logwidth/440537"/><draw:equation draw:name="connsiteY2" draw:formula="666*logheight/171302"/><draw:equation draw:name="connsiteX3" draw:formula="0*logwidth/440537"/><draw:equation draw:name="connsiteY3" draw:formula="0*logheight/171302"/><draw:equation draw:name="connsiteX4" draw:formula="285605*logwidth/440537"/><draw:equation draw:name="connsiteY4" draw:formula="171302*logheight/171302"/><draw:equation draw:name="connsiteX0" draw:formula="285605*logwidth/450459"/><draw:equation draw:name="connsiteY0" draw:formula="171302*logheight/171302"/><draw:equation draw:name="connsiteX1" draw:formula="450459*logwidth/450459"/><draw:equation draw:name="connsiteY1" draw:formula="32984*logheight/171302"/><draw:equation draw:name="connsiteX2" draw:formula="352066*logwidth/450459"/><draw:equation draw:name="connsiteY2" draw:formula="666*logheight/171302"/><draw:equation draw:name="connsiteX3" draw:formula="0*logwidth/450459"/><draw:equation draw:name="connsiteY3" draw:formula="0*logheight/171302"/><draw:equation draw:name="connsiteX4" draw:formula="285605*logwidth/450459"/><draw:equation draw:name="connsiteY4" draw:formula="171302*logheight/171302"/><draw:equation draw:name="connsiteX0" draw:formula="285605*logwidth/450459"/><draw:equation draw:name="connsiteY0" draw:formula="171302*logheight/171302"/><draw:equation draw:name="connsiteX1" draw:formula="450459*logwidth/450459"/><draw:equation draw:name="connsiteY1" draw:formula="36365*logheight/171302"/><draw:equation draw:name="connsiteX2" draw:formula="352066*logwidth/450459"/><draw:equation draw:name="connsiteY2" draw:formula="666*logheight/171302"/><draw:equation draw:name="connsiteX3" draw:formula="0*logwidth/450459"/><draw:equation draw:name="connsiteY3" draw:formula="0*logheight/171302"/><draw:equation draw:name="connsiteX4" draw:formula="285605*logwidth/450459"/><draw:equation draw:name="connsiteY4" draw:formula="171302*logheight/171302"/></draw:enhanced-geometry></draw:custom-shape><draw:custom-shape draw:style-name="gr11" svg:width="1.133cm" svg:height="0.9857cm" svg:x="5.265cm" svg:y="-1.247cm"><draw:enhanced-geometry svg:viewBox="0 0 370817 354887" draw:type="ooxml-non-primitive" drawooo:sub-view-size="370817 354887" draw:text-areas="l t r b" draw:enhanced-path="M 370817 0 L 0 0 21640 229029 114503 354887 370817 0 Z N "><draw:equation draw:name="connsiteX0" draw:formula="0*logwidth/504825"/><draw:equation draw:name="connsiteY0" draw:formula="0*logheight/314325"/><draw:equation draw:name="connsiteX1" draw:formula="0*logwidth/504825"/><draw:equation draw:name="connsiteY1" draw:formula="0*logheight/314325"/><draw:equation draw:name="connsiteX2" draw:formula="180975*logwidth/504825"/><draw:equation draw:name="connsiteY2" draw:formula="314325*logheight/314325"/><draw:equation draw:name="connsiteX3" draw:formula="504825*logwidth/504825"/><draw:equation draw:name="connsiteY3" draw:formula="142875*logheight/314325"/><draw:equation draw:name="connsiteX4" draw:formula="504825*logwidth/504825"/><draw:equation draw:name="connsiteY4" draw:formula="0*logheight/314325"/><draw:equation draw:name="connsiteX5" draw:formula="0*logwidth/5048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048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57175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4765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66725*logwidth/542925"/><draw:equation draw:name="connsiteY3" draw:formula="247650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73861*logwidth/542925"/><draw:equation draw:name="connsiteY3" draw:formula="192099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80996*logwidth/542925"/><draw:equation draw:name="connsiteY3" draw:formula="166738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80996*logwidth/510815"/><draw:equation draw:name="connsiteY3" draw:formula="166853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59590*logwidth/510815"/><draw:equation draw:name="connsiteY3" draw:formula="122772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478705"/><draw:equation draw:name="connsiteY0" draw:formula="115*logheight/330444"/><draw:equation draw:name="connsiteX1" draw:formula="0*logwidth/478705"/><draw:equation draw:name="connsiteY1" draw:formula="115*logheight/330444"/><draw:equation draw:name="connsiteX2" draw:formula="152432*logwidth/478705"/><draw:equation draw:name="connsiteY2" draw:formula="330444*logheight/330444"/><draw:equation draw:name="connsiteX3" draw:formula="459590*logwidth/478705"/><draw:equation draw:name="connsiteY3" draw:formula="122772*logheight/330444"/><draw:equation draw:name="connsiteX4" draw:formula="478705*logwidth/478705"/><draw:equation draw:name="connsiteY4" draw:formula="0*logheight/330444"/><draw:equation draw:name="connsiteX5" draw:formula="0*logwidth/478705"/><draw:equation draw:name="connsiteY5" draw:formula="115*logheight/330444"/><draw:equation draw:name="connsiteX0" draw:formula="0*logwidth/478705"/><draw:equation draw:name="connsiteY0" draw:formula="115*logheight/231954"/><draw:equation draw:name="connsiteX1" draw:formula="0*logwidth/478705"/><draw:equation draw:name="connsiteY1" draw:formula="115*logheight/231954"/><draw:equation draw:name="connsiteX2" draw:formula="10923*logwidth/478705"/><draw:equation draw:name="connsiteY2" draw:formula="231954*logheight/231954"/><draw:equation draw:name="connsiteX3" draw:formula="459590*logwidth/478705"/><draw:equation draw:name="connsiteY3" draw:formula="122772*logheight/231954"/><draw:equation draw:name="connsiteX4" draw:formula="478705*logwidth/478705"/><draw:equation draw:name="connsiteY4" draw:formula="0*logheight/231954"/><draw:equation draw:name="connsiteX5" draw:formula="0*logwidth/478705"/><draw:equation draw:name="connsiteY5" draw:formula="115*logheight/231954"/><draw:equation draw:name="connsiteX0" draw:formula="0*logwidth/478705"/><draw:equation draw:name="connsiteY0" draw:formula="115*logheight/346702"/><draw:equation draw:name="connsiteX1" draw:formula="0*logwidth/478705"/><draw:equation draw:name="connsiteY1" draw:formula="115*logheight/346702"/><draw:equation draw:name="connsiteX2" draw:formula="10923*logwidth/478705"/><draw:equation draw:name="connsiteY2" draw:formula="231954*logheight/346702"/><draw:equation draw:name="connsiteX3" draw:formula="103786*logwidth/478705"/><draw:equation draw:name="connsiteY3" draw:formula="346702*logheight/346702"/><draw:equation draw:name="connsiteX4" draw:formula="478705*logwidth/478705"/><draw:equation draw:name="connsiteY4" draw:formula="0*logheight/346702"/><draw:equation draw:name="connsiteX5" draw:formula="0*logwidth/478705"/><draw:equation draw:name="connsiteY5" draw:formula="115*logheight/346702"/><draw:equation draw:name="connsiteX0" draw:formula="0*logwidth/353669"/><draw:equation draw:name="connsiteY0" draw:formula="0*logheight/346587"/><draw:equation draw:name="connsiteX1" draw:formula="0*logwidth/353669"/><draw:equation draw:name="connsiteY1" draw:formula="0*logheight/346587"/><draw:equation draw:name="connsiteX2" draw:formula="10923*logwidth/353669"/><draw:equation draw:name="connsiteY2" draw:formula="231839*logheight/346587"/><draw:equation draw:name="connsiteX3" draw:formula="103786*logwidth/353669"/><draw:equation draw:name="connsiteY3" draw:formula="346587*logheight/346587"/><draw:equation draw:name="connsiteX4" draw:formula="353670*logwidth/353669"/><draw:equation draw:name="connsiteY4" draw:formula="3060*logheight/346587"/><draw:equation draw:name="connsiteX5" draw:formula="0*logwidth/353669"/><draw:equation draw:name="connsiteY5" draw:formula="0*logheight/346587"/><draw:equation draw:name="connsiteX0" draw:formula="128607*logwidth/353670"/><draw:equation draw:name="connsiteY0" draw:formula="122920*logheight/346587"/><draw:equation draw:name="connsiteX1" draw:formula="0*logwidth/353670"/><draw:equation draw:name="connsiteY1" draw:formula="0*logheight/346587"/><draw:equation draw:name="connsiteX2" draw:formula="10923*logwidth/353670"/><draw:equation draw:name="connsiteY2" draw:formula="231839*logheight/346587"/><draw:equation draw:name="connsiteX3" draw:formula="103786*logwidth/353670"/><draw:equation draw:name="connsiteY3" draw:formula="346587*logheight/346587"/><draw:equation draw:name="connsiteX4" draw:formula="353670*logwidth/353670"/><draw:equation draw:name="connsiteY4" draw:formula="3060*logheight/346587"/><draw:equation draw:name="connsiteX5" draw:formula="128607*logwidth/353670"/><draw:equation draw:name="connsiteY5" draw:formula="122920*logheight/346587"/><draw:equation draw:name="connsiteX0" draw:formula="353670*logwidth/353670"/><draw:equation draw:name="connsiteY0" draw:formula="3060*logheight/346587"/><draw:equation draw:name="connsiteX1" draw:formula="0*logwidth/353670"/><draw:equation draw:name="connsiteY1" draw:formula="0*logheight/346587"/><draw:equation draw:name="connsiteX2" draw:formula="10923*logwidth/353670"/><draw:equation draw:name="connsiteY2" draw:formula="231839*logheight/346587"/><draw:equation draw:name="connsiteX3" draw:formula="103786*logwidth/353670"/><draw:equation draw:name="connsiteY3" draw:formula="346587*logheight/346587"/><draw:equation draw:name="connsiteX4" draw:formula="353670*logwidth/353670"/><draw:equation draw:name="connsiteY4" draw:formula="3060*logheight/346587"/><draw:equation draw:name="connsiteX0" draw:formula="364387*logwidth/364387"/><draw:equation draw:name="connsiteY0" draw:formula="250*logheight/343777"/><draw:equation draw:name="connsiteX1" draw:formula="0*logwidth/364387"/><draw:equation draw:name="connsiteY1" draw:formula="0*logheight/343777"/><draw:equation draw:name="connsiteX2" draw:formula="21640*logwidth/364387"/><draw:equation draw:name="connsiteY2" draw:formula="229029*logheight/343777"/><draw:equation draw:name="connsiteX3" draw:formula="114503*logwidth/364387"/><draw:equation draw:name="connsiteY3" draw:formula="343777*logheight/343777"/><draw:equation draw:name="connsiteX4" draw:formula="364387*logwidth/364387"/><draw:equation draw:name="connsiteY4" draw:formula="250*logheight/343777"/><draw:equation draw:name="connsiteX0" draw:formula="327948*logwidth/327948"/><draw:equation draw:name="connsiteY0" draw:formula="0*logheight/343777"/><draw:equation draw:name="connsiteX1" draw:formula="0*logwidth/327948"/><draw:equation draw:name="connsiteY1" draw:formula="0*logheight/343777"/><draw:equation draw:name="connsiteX2" draw:formula="21640*logwidth/327948"/><draw:equation draw:name="connsiteY2" draw:formula="229029*logheight/343777"/><draw:equation draw:name="connsiteX3" draw:formula="114503*logwidth/327948"/><draw:equation draw:name="connsiteY3" draw:formula="343777*logheight/343777"/><draw:equation draw:name="connsiteX4" draw:formula="327948*logwidth/327948"/><draw:equation draw:name="connsiteY4" draw:formula="0*logheight/343777"/><draw:equation draw:name="connsiteX0" draw:formula="370817*logwidth/370818"/><draw:equation draw:name="connsiteY0" draw:formula="0*logheight/343777"/><draw:equation draw:name="connsiteX1" draw:formula="0*logwidth/370818"/><draw:equation draw:name="connsiteY1" draw:formula="0*logheight/343777"/><draw:equation draw:name="connsiteX2" draw:formula="21640*logwidth/370818"/><draw:equation draw:name="connsiteY2" draw:formula="229029*logheight/343777"/><draw:equation draw:name="connsiteX3" draw:formula="114503*logwidth/370818"/><draw:equation draw:name="connsiteY3" draw:formula="343777*logheight/343777"/><draw:equation draw:name="connsiteX4" draw:formula="370817*logwidth/370818"/><draw:equation draw:name="connsiteY4" draw:formula="0*logheight/343777"/><draw:equation draw:name="connsiteX0" draw:formula="370817*logwidth/370817"/><draw:equation draw:name="connsiteY0" draw:formula="0*logheight/354887"/><draw:equation draw:name="connsiteX1" draw:formula="0*logwidth/370817"/><draw:equation draw:name="connsiteY1" draw:formula="0*logheight/354887"/><draw:equation draw:name="connsiteX2" draw:formula="21640*logwidth/370817"/><draw:equation draw:name="connsiteY2" draw:formula="229029*logheight/354887"/><draw:equation draw:name="connsiteX3" draw:formula="114503*logwidth/370817"/><draw:equation draw:name="connsiteY3" draw:formula="354887*logheight/354887"/><draw:equation draw:name="connsiteX4" draw:formula="370817*logwidth/370817"/><draw:equation draw:name="connsiteY4" draw:formula="0*logheight/354887"/></draw:enhanced-geometry></draw:custom-shape><draw:custom-shape draw:style-name="gr12" svg:width="1.805cm" svg:height="2.115cm" svg:x="16.04cm" svg:y="-0.22cm"><draw:enhanced-geometry svg:viewBox="0 0 632370 764845" draw:type="ooxml-non-primitive" drawooo:sub-view-size="632370 764845" draw:text-areas="l t r b" draw:enhanced-path="M 0 0 L 93397 610710 407626 764845 632370 560831 423877 114204 0 0 Z N "><draw:equation draw:name="connsiteX0" draw:formula="15368*logwidth/868295"/><draw:equation draw:name="connsiteY0" draw:formula="53788*logheight/607038"/><draw:equation draw:name="connsiteX1" draw:formula="0*logwidth/868295"/><draw:equation draw:name="connsiteY1" draw:formula="553250*logheight/607038"/><draw:equation draw:name="connsiteX2" draw:formula="122944*logwidth/868295"/><draw:equation draw:name="connsiteY2" draw:formula="599354*logheight/607038"/><draw:equation draw:name="connsiteX3" draw:formula="722299*logwidth/868295"/><draw:equation draw:name="connsiteY3" draw:formula="607038*logheight/607038"/><draw:equation draw:name="connsiteX4" draw:formula="868295*logwidth/868295"/><draw:equation draw:name="connsiteY4" draw:formula="437990*logheight/607038"/><draw:equation draw:name="connsiteX5" draw:formula="614722*logwidth/868295"/><draw:equation draw:name="connsiteY5" draw:formula="0*logheight/607038"/><draw:equation draw:name="connsiteX6" draw:formula="15368*logwidth/868295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107576*logwidth/852927"/><draw:equation draw:name="connsiteY2" draw:formula="599354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332284*logwidth/852927"/><draw:equation draw:name="connsiteY2" draw:formula="359471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272668*logwidth/852927"/><draw:equation draw:name="connsiteY2" draw:formula="408970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34584"/><draw:equation draw:name="connsiteY0" draw:formula="13808*logheight/607038"/><draw:equation draw:name="connsiteX1" draw:formula="23612*logwidth/834584"/><draw:equation draw:name="connsiteY1" draw:formula="195687*logheight/607038"/><draw:equation draw:name="connsiteX2" draw:formula="254325*logwidth/834584"/><draw:equation draw:name="connsiteY2" draw:formula="408970*logheight/607038"/><draw:equation draw:name="connsiteX3" draw:formula="688588*logwidth/834584"/><draw:equation draw:name="connsiteY3" draw:formula="607038*logheight/607038"/><draw:equation draw:name="connsiteX4" draw:formula="834584*logwidth/834584"/><draw:equation draw:name="connsiteY4" draw:formula="437990*logheight/607038"/><draw:equation draw:name="connsiteX5" draw:formula="581011*logwidth/834584"/><draw:equation draw:name="connsiteY5" draw:formula="0*logheight/607038"/><draw:equation draw:name="connsiteX6" draw:formula="0*logwidth/834584"/><draw:equation draw:name="connsiteY6" draw:formula="13808*logheight/607038"/><draw:equation draw:name="connsiteX0" draw:formula="70276*logwidth/904860"/><draw:equation draw:name="connsiteY0" draw:formula="13808*logheight/607038"/><draw:equation draw:name="connsiteX1" draw:formula="0*logwidth/904860"/><draw:equation draw:name="connsiteY1" draw:formula="165226*logheight/607038"/><draw:equation draw:name="connsiteX2" draw:formula="324601*logwidth/904860"/><draw:equation draw:name="connsiteY2" draw:formula="408970*logheight/607038"/><draw:equation draw:name="connsiteX3" draw:formula="758864*logwidth/904860"/><draw:equation draw:name="connsiteY3" draw:formula="607038*logheight/607038"/><draw:equation draw:name="connsiteX4" draw:formula="904860*logwidth/904860"/><draw:equation draw:name="connsiteY4" draw:formula="437990*logheight/607038"/><draw:equation draw:name="connsiteX5" draw:formula="651287*logwidth/904860"/><draw:equation draw:name="connsiteY5" draw:formula="0*logheight/607038"/><draw:equation draw:name="connsiteX6" draw:formula="70276*logwidth/904860"/><draw:equation draw:name="connsiteY6" draw:formula="13808*logheight/607038"/><draw:equation draw:name="connsiteX0" draw:formula="182630*logwidth/1017214"/><draw:equation draw:name="connsiteY0" draw:formula="13808*logheight/607038"/><draw:equation draw:name="connsiteX1" draw:formula="0*logwidth/1017214"/><draw:equation draw:name="connsiteY1" draw:formula="126105*logheight/607038"/><draw:equation draw:name="connsiteX2" draw:formula="436955*logwidth/1017214"/><draw:equation draw:name="connsiteY2" draw:formula="408970*logheight/607038"/><draw:equation draw:name="connsiteX3" draw:formula="871218*logwidth/1017214"/><draw:equation draw:name="connsiteY3" draw:formula="607038*logheight/607038"/><draw:equation draw:name="connsiteX4" draw:formula="1017214*logwidth/1017214"/><draw:equation draw:name="connsiteY4" draw:formula="437990*logheight/607038"/><draw:equation draw:name="connsiteX5" draw:formula="763641*logwidth/1017214"/><draw:equation draw:name="connsiteY5" draw:formula="0*logheight/607038"/><draw:equation draw:name="connsiteX6" draw:formula="182630*logwidth/1017214"/><draw:equation draw:name="connsiteY6" draw:formula="13808*logheight/607038"/><draw:equation draw:name="connsiteX0" draw:formula="45771*logwidth/1017214"/><draw:equation draw:name="connsiteY0" draw:formula="27216*logheight/607038"/><draw:equation draw:name="connsiteX1" draw:formula="0*logwidth/1017214"/><draw:equation draw:name="connsiteY1" draw:formula="126105*logheight/607038"/><draw:equation draw:name="connsiteX2" draw:formula="436955*logwidth/1017214"/><draw:equation draw:name="connsiteY2" draw:formula="408970*logheight/607038"/><draw:equation draw:name="connsiteX3" draw:formula="871218*logwidth/1017214"/><draw:equation draw:name="connsiteY3" draw:formula="607038*logheight/607038"/><draw:equation draw:name="connsiteX4" draw:formula="1017214*logwidth/1017214"/><draw:equation draw:name="connsiteY4" draw:formula="437990*logheight/607038"/><draw:equation draw:name="connsiteX5" draw:formula="763641*logwidth/1017214"/><draw:equation draw:name="connsiteY5" draw:formula="0*logheight/607038"/><draw:equation draw:name="connsiteX6" draw:formula="45771*logwidth/1017214"/><draw:equation draw:name="connsiteY6" draw:formula="27216*logheight/607038"/><draw:equation draw:name="connsiteX0" draw:formula="45771*logwidth/1017214"/><draw:equation draw:name="connsiteY0" draw:formula="62655*logheight/642477"/><draw:equation draw:name="connsiteX1" draw:formula="0*logwidth/1017214"/><draw:equation draw:name="connsiteY1" draw:formula="161544*logheight/642477"/><draw:equation draw:name="connsiteX2" draw:formula="436955*logwidth/1017214"/><draw:equation draw:name="connsiteY2" draw:formula="444409*logheight/642477"/><draw:equation draw:name="connsiteX3" draw:formula="871218*logwidth/1017214"/><draw:equation draw:name="connsiteY3" draw:formula="642477*logheight/642477"/><draw:equation draw:name="connsiteX4" draw:formula="1017214*logwidth/1017214"/><draw:equation draw:name="connsiteY4" draw:formula="473429*logheight/642477"/><draw:equation draw:name="connsiteX5" draw:formula="729246*logwidth/1017214"/><draw:equation draw:name="connsiteY5" draw:formula="0*logheight/642477"/><draw:equation draw:name="connsiteX6" draw:formula="45771*logwidth/1017214"/><draw:equation draw:name="connsiteY6" draw:formula="62655*logheight/642477"/><draw:equation draw:name="connsiteX0" draw:formula="45771*logwidth/1017214"/><draw:equation draw:name="connsiteY0" draw:formula="62655*logheight/642477"/><draw:equation draw:name="connsiteX1" draw:formula="0*logwidth/1017214"/><draw:equation draw:name="connsiteY1" draw:formula="161544*logheight/642477"/><draw:equation draw:name="connsiteX2" draw:formula="198490*logwidth/1017214"/><draw:equation draw:name="connsiteY2" draw:formula="231127*logheight/642477"/><draw:equation draw:name="connsiteX3" draw:formula="871218*logwidth/1017214"/><draw:equation draw:name="connsiteY3" draw:formula="642477*logheight/642477"/><draw:equation draw:name="connsiteX4" draw:formula="1017214*logwidth/1017214"/><draw:equation draw:name="connsiteY4" draw:formula="473429*logheight/642477"/><draw:equation draw:name="connsiteX5" draw:formula="729246*logwidth/1017214"/><draw:equation draw:name="connsiteY5" draw:formula="0*logheight/642477"/><draw:equation draw:name="connsiteX6" draw:formula="45771*logwidth/1017214"/><draw:equation draw:name="connsiteY6" draw:formula="62655*logheight/642477"/><draw:equation draw:name="connsiteX0" draw:formula="0*logwidth/971443"/><draw:equation draw:name="connsiteY0" draw:formula="62655*logheight/642477"/><draw:equation draw:name="connsiteX1" draw:formula="66583*logwidth/971443"/><draw:equation draw:name="connsiteY1" draw:formula="203428*logheight/642477"/><draw:equation draw:name="connsiteX2" draw:formula="152719*logwidth/971443"/><draw:equation draw:name="connsiteY2" draw:formula="231127*logheight/642477"/><draw:equation draw:name="connsiteX3" draw:formula="825447*logwidth/971443"/><draw:equation draw:name="connsiteY3" draw:formula="642477*logheight/642477"/><draw:equation draw:name="connsiteX4" draw:formula="971443*logwidth/971443"/><draw:equation draw:name="connsiteY4" draw:formula="473429*logheight/642477"/><draw:equation draw:name="connsiteX5" draw:formula="683475*logwidth/971443"/><draw:equation draw:name="connsiteY5" draw:formula="0*logheight/642477"/><draw:equation draw:name="connsiteX6" draw:formula="0*logwidth/971443"/><draw:equation draw:name="connsiteY6" draw:formula="62655*logheight/642477"/><draw:equation draw:name="connsiteX0" draw:formula="87922*logwidth/904860"/><draw:equation draw:name="connsiteY0" draw:formula="0*logheight/724899"/><draw:equation draw:name="connsiteX1" draw:formula="0*logwidth/904860"/><draw:equation draw:name="connsiteY1" draw:formula="285850*logheight/724899"/><draw:equation draw:name="connsiteX2" draw:formula="86136*logwidth/904860"/><draw:equation draw:name="connsiteY2" draw:formula="313549*logheight/724899"/><draw:equation draw:name="connsiteX3" draw:formula="758864*logwidth/904860"/><draw:equation draw:name="connsiteY3" draw:formula="724899*logheight/724899"/><draw:equation draw:name="connsiteX4" draw:formula="904860*logwidth/904860"/><draw:equation draw:name="connsiteY4" draw:formula="555851*logheight/724899"/><draw:equation draw:name="connsiteX5" draw:formula="616892*logwidth/904860"/><draw:equation draw:name="connsiteY5" draw:formula="82422*logheight/724899"/><draw:equation draw:name="connsiteX6" draw:formula="87922*logwidth/904860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170975*logwidth/989699"/><draw:equation draw:name="connsiteY2" draw:formula="313549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701731*logwidth/989699"/><draw:equation draw:name="connsiteY5" draw:formula="82422*logheight/724899"/><draw:equation draw:name="connsiteX6" draw:formula="172761*logwidth/989699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319586*logwidth/989699"/><draw:equation draw:name="connsiteY2" draw:formula="633222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701731*logwidth/989699"/><draw:equation draw:name="connsiteY5" draw:formula="82422*logheight/724899"/><draw:equation draw:name="connsiteX6" draw:formula="172761*logwidth/989699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319586*logwidth/989699"/><draw:equation draw:name="connsiteY2" draw:formula="633222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358910*logwidth/989699"/><draw:equation draw:name="connsiteY5" draw:formula="112303*logheight/724899"/><draw:equation draw:name="connsiteX6" draw:formula="172761*logwidth/989699"/><draw:equation draw:name="connsiteY6" draw:formula="0*logheight/724899"/><draw:equation draw:name="connsiteX0" draw:formula="172761*logwidth/843703"/><draw:equation draw:name="connsiteY0" draw:formula="0*logheight/724899"/><draw:equation draw:name="connsiteX1" draw:formula="0*logwidth/843703"/><draw:equation draw:name="connsiteY1" draw:formula="655207*logheight/724899"/><draw:equation draw:name="connsiteX2" draw:formula="319586*logwidth/843703"/><draw:equation draw:name="connsiteY2" draw:formula="633222*logheight/724899"/><draw:equation draw:name="connsiteX3" draw:formula="843703*logwidth/843703"/><draw:equation draw:name="connsiteY3" draw:formula="724899*logheight/724899"/><draw:equation draw:name="connsiteX4" draw:formula="455146*logwidth/843703"/><draw:equation draw:name="connsiteY4" draw:formula="525389*logheight/724899"/><draw:equation draw:name="connsiteX5" draw:formula="358910*logwidth/843703"/><draw:equation draw:name="connsiteY5" draw:formula="112303*logheight/724899"/><draw:equation draw:name="connsiteX6" draw:formula="172761*logwidth/843703"/><draw:equation draw:name="connsiteY6" draw:formula="0*logheight/724899"/><draw:equation draw:name="connsiteX0" draw:formula="172761*logwidth/455146"/><draw:equation draw:name="connsiteY0" draw:formula="0*logheight/655207"/><draw:equation draw:name="connsiteX1" draw:formula="0*logwidth/455146"/><draw:equation draw:name="connsiteY1" draw:formula="655207*logheight/655207"/><draw:equation draw:name="connsiteX2" draw:formula="319586*logwidth/455146"/><draw:equation draw:name="connsiteY2" draw:formula="633222*logheight/655207"/><draw:equation draw:name="connsiteX3" draw:formula="455146*logwidth/455146"/><draw:equation draw:name="connsiteY3" draw:formula="525389*logheight/655207"/><draw:equation draw:name="connsiteX4" draw:formula="358910*logwidth/455146"/><draw:equation draw:name="connsiteY4" draw:formula="112303*logheight/655207"/><draw:equation draw:name="connsiteX5" draw:formula="172761*logwidth/455146"/><draw:equation draw:name="connsiteY5" draw:formula="0*logheight/655207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319586*logwidth/542278"/><draw:equation draw:name="connsiteY2" draw:formula="633222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358912*logwidth/542278"/><draw:equation draw:name="connsiteY2" draw:formula="700548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455148*logwidth/542278"/><draw:equation draw:name="connsiteY2" draw:formula="633222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455148"/><draw:equation draw:name="connsiteY0" draw:formula="0*logheight/655207"/><draw:equation draw:name="connsiteX1" draw:formula="0*logwidth/455148"/><draw:equation draw:name="connsiteY1" draw:formula="655207*logheight/655207"/><draw:equation draw:name="connsiteX2" draw:formula="455148*logwidth/455148"/><draw:equation draw:name="connsiteY2" draw:formula="633222*logheight/655207"/><draw:equation draw:name="connsiteX3" draw:formula="358910*logwidth/455148"/><draw:equation draw:name="connsiteY3" draw:formula="112303*logheight/655207"/><draw:equation draw:name="connsiteX4" draw:formula="172761*logwidth/455148"/><draw:equation draw:name="connsiteY4" draw:formula="0*logheight/655207"/><draw:equation draw:name="connsiteX0" draw:formula="352077*logwidth/634464"/><draw:equation draw:name="connsiteY0" draw:formula="0*logheight/674421"/><draw:equation draw:name="connsiteX1" draw:formula="0*logwidth/634464"/><draw:equation draw:name="connsiteY1" draw:formula="674421*logheight/674421"/><draw:equation draw:name="connsiteX2" draw:formula="634464*logwidth/634464"/><draw:equation draw:name="connsiteY2" draw:formula="633222*logheight/674421"/><draw:equation draw:name="connsiteX3" draw:formula="538226*logwidth/634464"/><draw:equation draw:name="connsiteY3" draw:formula="112303*logheight/674421"/><draw:equation draw:name="connsiteX4" draw:formula="352077*logwidth/634464"/><draw:equation draw:name="connsiteY4" draw:formula="0*logheight/674421"/><draw:equation draw:name="connsiteX0" draw:formula="352077*logwidth/1028371"/><draw:equation draw:name="connsiteY0" draw:formula="0*logheight/674421"/><draw:equation draw:name="connsiteX1" draw:formula="0*logwidth/1028371"/><draw:equation draw:name="connsiteY1" draw:formula="674421*logheight/674421"/><draw:equation draw:name="connsiteX2" draw:formula="634464*logwidth/1028371"/><draw:equation draw:name="connsiteY2" draw:formula="633222*logheight/674421"/><draw:equation draw:name="connsiteX3" draw:formula="1028371*logwidth/1028371"/><draw:equation draw:name="connsiteY3" draw:formula="196634*logheight/674421"/><draw:equation draw:name="connsiteX4" draw:formula="352077*logwidth/1028371"/><draw:equation draw:name="connsiteY4" draw:formula="0*logheight/674421"/><draw:equation draw:name="connsiteX0" draw:formula="349211*logwidth/1028371"/><draw:equation draw:name="connsiteY0" draw:formula="0*logheight/674421"/><draw:equation draw:name="connsiteX1" draw:formula="0*logwidth/1028371"/><draw:equation draw:name="connsiteY1" draw:formula="674421*logheight/674421"/><draw:equation draw:name="connsiteX2" draw:formula="634464*logwidth/1028371"/><draw:equation draw:name="connsiteY2" draw:formula="633222*logheight/674421"/><draw:equation draw:name="connsiteX3" draw:formula="1028371*logwidth/1028371"/><draw:equation draw:name="connsiteY3" draw:formula="196634*logheight/674421"/><draw:equation draw:name="connsiteX4" draw:formula="349211*logwidth/1028371"/><draw:equation draw:name="connsiteY4" draw:formula="0*logheight/674421"/><draw:equation draw:name="connsiteX0" draw:formula="349211*logwidth/1234609"/><draw:equation draw:name="connsiteY0" draw:formula="0*logheight/674421"/><draw:equation draw:name="connsiteX1" draw:formula="0*logwidth/1234609"/><draw:equation draw:name="connsiteY1" draw:formula="674421*logheight/674421"/><draw:equation draw:name="connsiteX2" draw:formula="634464*logwidth/1234609"/><draw:equation draw:name="connsiteY2" draw:formula="633222*logheight/674421"/><draw:equation draw:name="connsiteX3" draw:formula="1234609*logwidth/1234609"/><draw:equation draw:name="connsiteY3" draw:formula="72654*logheight/674421"/><draw:equation draw:name="connsiteX4" draw:formula="349211*logwidth/1234609"/><draw:equation draw:name="connsiteY4" draw:formula="0*logheight/674421"/><draw:equation draw:name="connsiteX0" draw:formula="349211*logwidth/681357"/><draw:equation draw:name="connsiteY0" draw:formula="0*logheight/674421"/><draw:equation draw:name="connsiteX1" draw:formula="0*logwidth/681357"/><draw:equation draw:name="connsiteY1" draw:formula="674421*logheight/674421"/><draw:equation draw:name="connsiteX2" draw:formula="634464*logwidth/681357"/><draw:equation draw:name="connsiteY2" draw:formula="633222*logheight/674421"/><draw:equation draw:name="connsiteX3" draw:formula="681357*logwidth/681357"/><draw:equation draw:name="connsiteY3" draw:formula="90385*logheight/674421"/><draw:equation draw:name="connsiteX4" draw:formula="349211*logwidth/681357"/><draw:equation draw:name="connsiteY4" draw:formula="0*logheight/674421"/><draw:equation draw:name="connsiteX0" draw:formula="349211*logwidth/658426"/><draw:equation draw:name="connsiteY0" draw:formula="0*logheight/674421"/><draw:equation draw:name="connsiteX1" draw:formula="0*logwidth/658426"/><draw:equation draw:name="connsiteY1" draw:formula="674421*logheight/674421"/><draw:equation draw:name="connsiteX2" draw:formula="634464*logwidth/658426"/><draw:equation draw:name="connsiteY2" draw:formula="633222*logheight/674421"/><draw:equation draw:name="connsiteX3" draw:formula="658426*logwidth/658426"/><draw:equation draw:name="connsiteY3" draw:formula="48163*logheight/674421"/><draw:equation draw:name="connsiteX4" draw:formula="349211*logwidth/658426"/><draw:equation draw:name="connsiteY4" draw:formula="0*logheight/674421"/><draw:equation draw:name="connsiteX0" draw:formula="349211*logwidth/658426"/><draw:equation draw:name="connsiteY0" draw:formula="0*logheight/674421"/><draw:equation draw:name="connsiteX1" draw:formula="0*logwidth/658426"/><draw:equation draw:name="connsiteY1" draw:formula="674421*logheight/674421"/><draw:equation draw:name="connsiteX2" draw:formula="634464*logwidth/658426"/><draw:equation draw:name="connsiteY2" draw:formula="633222*logheight/674421"/><draw:equation draw:name="connsiteX3" draw:formula="658426*logwidth/658426"/><draw:equation draw:name="connsiteY3" draw:formula="46259*logheight/674421"/><draw:equation draw:name="connsiteX4" draw:formula="349211*logwidth/658426"/><draw:equation draw:name="connsiteY4" draw:formula="0*logheight/674421"/><draw:equation draw:name="connsiteX0" draw:formula="349211*logwidth/898167"/><draw:equation draw:name="connsiteY0" draw:formula="0*logheight/674421"/><draw:equation draw:name="connsiteX1" draw:formula="0*logwidth/898167"/><draw:equation draw:name="connsiteY1" draw:formula="674421*logheight/674421"/><draw:equation draw:name="connsiteX2" draw:formula="898167*logwidth/898167"/><draw:equation draw:name="connsiteY2" draw:formula="652292*logheight/674421"/><draw:equation draw:name="connsiteX3" draw:formula="658426*logwidth/898167"/><draw:equation draw:name="connsiteY3" draw:formula="46259*logheight/674421"/><draw:equation draw:name="connsiteX4" draw:formula="349211*logwidth/898167"/><draw:equation draw:name="connsiteY4" draw:formula="0*logheight/674421"/><draw:equation draw:name="connsiteX0" draw:formula="349211*logwidth/801848"/><draw:equation draw:name="connsiteY0" draw:formula="0*logheight/674421"/><draw:equation draw:name="connsiteX1" draw:formula="0*logwidth/801848"/><draw:equation draw:name="connsiteY1" draw:formula="674421*logheight/674421"/><draw:equation draw:name="connsiteX2" draw:formula="801848*logwidth/801848"/><draw:equation draw:name="connsiteY2" draw:formula="644660*logheight/674421"/><draw:equation draw:name="connsiteX3" draw:formula="658426*logwidth/801848"/><draw:equation draw:name="connsiteY3" draw:formula="46259*logheight/674421"/><draw:equation draw:name="connsiteX4" draw:formula="349211*logwidth/801848"/><draw:equation draw:name="connsiteY4" draw:formula="0*logheight/674421"/><draw:equation draw:name="connsiteX0" draw:formula="349211*logwidth/710116"/><draw:equation draw:name="connsiteY0" draw:formula="0*logheight/674421"/><draw:equation draw:name="connsiteX1" draw:formula="0*logwidth/710116"/><draw:equation draw:name="connsiteY1" draw:formula="674421*logheight/674421"/><draw:equation draw:name="connsiteX2" draw:formula="710116*logwidth/710116"/><draw:equation draw:name="connsiteY2" draw:formula="652292*logheight/674421"/><draw:equation draw:name="connsiteX3" draw:formula="658426*logwidth/710116"/><draw:equation draw:name="connsiteY3" draw:formula="46259*logheight/674421"/><draw:equation draw:name="connsiteX4" draw:formula="349211*logwidth/710116"/><draw:equation draw:name="connsiteY4" draw:formula="0*logheight/674421"/><draw:equation draw:name="connsiteX0" draw:formula="349211*logwidth/710116"/><draw:equation draw:name="connsiteY0" draw:formula="0*logheight/674421"/><draw:equation draw:name="connsiteX1" draw:formula="0*logwidth/710116"/><draw:equation draw:name="connsiteY1" draw:formula="674421*logheight/674421"/><draw:equation draw:name="connsiteX2" draw:formula="710116*logwidth/710116"/><draw:equation draw:name="connsiteY2" draw:formula="652292*logheight/674421"/><draw:equation draw:name="connsiteX3" draw:formula="681358*logwidth/710116"/><draw:equation draw:name="connsiteY3" draw:formula="90164*logheight/674421"/><draw:equation draw:name="connsiteX4" draw:formula="349211*logwidth/710116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52292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40838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42747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58276"/><draw:equation draw:name="connsiteY0" draw:formula="0*logheight/764517"/><draw:equation draw:name="connsiteX1" draw:formula="0*logwidth/758276"/><draw:equation draw:name="connsiteY1" draw:formula="674421*logheight/764517"/><draw:equation draw:name="connsiteX2" draw:formula="758276*logwidth/758276"/><draw:equation draw:name="connsiteY2" draw:formula="764517*logheight/764517"/><draw:equation draw:name="connsiteX3" draw:formula="681358*logwidth/758276"/><draw:equation draw:name="connsiteY3" draw:formula="90164*logheight/764517"/><draw:equation draw:name="connsiteX4" draw:formula="349211*logwidth/758276"/><draw:equation draw:name="connsiteY4" draw:formula="0*logheight/764517"/><draw:equation draw:name="connsiteX0" draw:formula="349211*logwidth/681358"/><draw:equation draw:name="connsiteY0" draw:formula="0*logheight/674421"/><draw:equation draw:name="connsiteX1" draw:formula="0*logwidth/681358"/><draw:equation draw:name="connsiteY1" draw:formula="674421*logheight/674421"/><draw:equation draw:name="connsiteX2" draw:formula="658225*logwidth/681358"/><draw:equation draw:name="connsiteY2" draw:formula="647995*logheight/674421"/><draw:equation draw:name="connsiteX3" draw:formula="681358*logwidth/681358"/><draw:equation draw:name="connsiteY3" draw:formula="90164*logheight/674421"/><draw:equation draw:name="connsiteX4" draw:formula="349211*logwidth/681358"/><draw:equation draw:name="connsiteY4" draw:formula="0*logheight/674421"/><draw:equation draw:name="connsiteX0" draw:formula="349211*logwidth/681358"/><draw:equation draw:name="connsiteY0" draw:formula="0*logheight/696387"/><draw:equation draw:name="connsiteX1" draw:formula="0*logwidth/681358"/><draw:equation draw:name="connsiteY1" draw:formula="674421*logheight/696387"/><draw:equation draw:name="connsiteX2" draw:formula="628412*logwidth/681358"/><draw:equation draw:name="connsiteY2" draw:formula="696387*logheight/696387"/><draw:equation draw:name="connsiteX3" draw:formula="681358*logwidth/681358"/><draw:equation draw:name="connsiteY3" draw:formula="90164*logheight/696387"/><draw:equation draw:name="connsiteX4" draw:formula="349211*logwidth/681358"/><draw:equation draw:name="connsiteY4" draw:formula="0*logheight/696387"/><draw:equation draw:name="connsiteX0" draw:formula="349211*logwidth/756837"/><draw:equation draw:name="connsiteY0" draw:formula="0*logheight/674421"/><draw:equation draw:name="connsiteX1" draw:formula="0*logwidth/756837"/><draw:equation draw:name="connsiteY1" draw:formula="674421*logheight/674421"/><draw:equation draw:name="connsiteX2" draw:formula="756837*logwidth/756837"/><draw:equation draw:name="connsiteY2" draw:formula="541159*logheight/674421"/><draw:equation draw:name="connsiteX3" draw:formula="681358*logwidth/756837"/><draw:equation draw:name="connsiteY3" draw:formula="90164*logheight/674421"/><draw:equation draw:name="connsiteX4" draw:formula="349211*logwidth/756837"/><draw:equation draw:name="connsiteY4" draw:formula="0*logheight/674421"/><draw:equation draw:name="connsiteX0" draw:formula="349211*logwidth/756837"/><draw:equation draw:name="connsiteY0" draw:formula="0*logheight/674421"/><draw:equation draw:name="connsiteX1" draw:formula="0*logwidth/756837"/><draw:equation draw:name="connsiteY1" draw:formula="674421*logheight/674421"/><draw:equation draw:name="connsiteX2" draw:formula="460999*logwidth/756837"/><draw:equation draw:name="connsiteY2" draw:formula="590832*logheight/674421"/><draw:equation draw:name="connsiteX3" draw:formula="756837*logwidth/756837"/><draw:equation draw:name="connsiteY3" draw:formula="541159*logheight/674421"/><draw:equation draw:name="connsiteX4" draw:formula="681358*logwidth/756837"/><draw:equation draw:name="connsiteY4" draw:formula="90164*logheight/674421"/><draw:equation draw:name="connsiteX5" draw:formula="349211*logwidth/756837"/><draw:equation draw:name="connsiteY5" draw:formula="0*logheight/674421"/><draw:equation draw:name="connsiteX0" draw:formula="349211*logwidth/756837"/><draw:equation draw:name="connsiteY0" draw:formula="0*logheight/695909"/><draw:equation draw:name="connsiteX1" draw:formula="0*logwidth/756837"/><draw:equation draw:name="connsiteY1" draw:formula="674421*logheight/695909"/><draw:equation draw:name="connsiteX2" draw:formula="628411*logwidth/756837"/><draw:equation draw:name="connsiteY2" draw:formula="695909*logheight/695909"/><draw:equation draw:name="connsiteX3" draw:formula="756837*logwidth/756837"/><draw:equation draw:name="connsiteY3" draw:formula="541159*logheight/695909"/><draw:equation draw:name="connsiteX4" draw:formula="681358*logwidth/756837"/><draw:equation draw:name="connsiteY4" draw:formula="90164*logheight/695909"/><draw:equation draw:name="connsiteX5" draw:formula="349211*logwidth/756837"/><draw:equation draw:name="connsiteY5" draw:formula="0*logheight/695909"/><draw:equation draw:name="connsiteX0" draw:formula="349211*logwidth/756837"/><draw:equation draw:name="connsiteY0" draw:formula="0*logheight/695909"/><draw:equation draw:name="connsiteX1" draw:formula="0*logwidth/756837"/><draw:equation draw:name="connsiteY1" draw:formula="674421*logheight/695909"/><draw:equation draw:name="connsiteX2" draw:formula="756837*logwidth/756837"/><draw:equation draw:name="connsiteY2" draw:formula="695909*logheight/695909"/><draw:equation draw:name="connsiteX3" draw:formula="756837*logwidth/756837"/><draw:equation draw:name="connsiteY3" draw:formula="541159*logheight/695909"/><draw:equation draw:name="connsiteX4" draw:formula="681358*logwidth/756837"/><draw:equation draw:name="connsiteY4" draw:formula="90164*logheight/695909"/><draw:equation draw:name="connsiteX5" draw:formula="349211*logwidth/756837"/><draw:equation draw:name="connsiteY5" draw:formula="0*logheight/695909"/><draw:equation draw:name="connsiteX0" draw:formula="349211*logwidth/756837"/><draw:equation draw:name="connsiteY0" draw:formula="0*logheight/764845"/><draw:equation draw:name="connsiteX1" draw:formula="0*logwidth/756837"/><draw:equation draw:name="connsiteY1" draw:formula="674421*logheight/764845"/><draw:equation draw:name="connsiteX2" draw:formula="756837*logwidth/756837"/><draw:equation draw:name="connsiteY2" draw:formula="764845*logheight/764845"/><draw:equation draw:name="connsiteX3" draw:formula="756837*logwidth/756837"/><draw:equation draw:name="connsiteY3" draw:formula="541159*logheight/764845"/><draw:equation draw:name="connsiteX4" draw:formula="681358*logwidth/756837"/><draw:equation draw:name="connsiteY4" draw:formula="90164*logheight/764845"/><draw:equation draw:name="connsiteX5" draw:formula="349211*logwidth/756837"/><draw:equation draw:name="connsiteY5" draw:formula="0*logheight/764845"/><draw:equation draw:name="connsiteX0" draw:formula="0*logwidth/407626"/><draw:equation draw:name="connsiteY0" draw:formula="0*logheight/764845"/><draw:equation draw:name="connsiteX1" draw:formula="93397*logwidth/407626"/><draw:equation draw:name="connsiteY1" draw:formula="610710*logheight/764845"/><draw:equation draw:name="connsiteX2" draw:formula="407626*logwidth/407626"/><draw:equation draw:name="connsiteY2" draw:formula="764845*logheight/764845"/><draw:equation draw:name="connsiteX3" draw:formula="407626*logwidth/407626"/><draw:equation draw:name="connsiteY3" draw:formula="541159*logheight/764845"/><draw:equation draw:name="connsiteX4" draw:formula="332147*logwidth/407626"/><draw:equation draw:name="connsiteY4" draw:formula="90164*logheight/764845"/><draw:equation draw:name="connsiteX5" draw:formula="0*logwidth/407626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5999*logheight/764845"/><draw:equation draw:name="connsiteX4" draw:formula="332147*logwidth/632370"/><draw:equation draw:name="connsiteY4" draw:formula="9016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5999*logheight/764845"/><draw:equation draw:name="connsiteX4" draw:formula="419292*logwidth/632370"/><draw:equation draw:name="connsiteY4" draw:formula="11420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9822*logheight/764845"/><draw:equation draw:name="connsiteX4" draw:formula="419292*logwidth/632370"/><draw:equation draw:name="connsiteY4" draw:formula="11420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9822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43837"/><draw:equation draw:name="connsiteY0" draw:formula="0*logheight/764845"/><draw:equation draw:name="connsiteX1" draw:formula="93397*logwidth/643837"/><draw:equation draw:name="connsiteY1" draw:formula="610710*logheight/764845"/><draw:equation draw:name="connsiteX2" draw:formula="407626*logwidth/643837"/><draw:equation draw:name="connsiteY2" draw:formula="764845*logheight/764845"/><draw:equation draw:name="connsiteX3" draw:formula="643837*logwidth/643837"/><draw:equation draw:name="connsiteY3" draw:formula="579525*logheight/764845"/><draw:equation draw:name="connsiteX4" draw:formula="430759*logwidth/643837"/><draw:equation draw:name="connsiteY4" draw:formula="125673*logheight/764845"/><draw:equation draw:name="connsiteX5" draw:formula="0*logwidth/643837"/><draw:equation draw:name="connsiteY5" draw:formula="0*logheight/764845"/><draw:equation draw:name="connsiteX0" draw:formula="0*logwidth/643837"/><draw:equation draw:name="connsiteY0" draw:formula="0*logheight/764845"/><draw:equation draw:name="connsiteX1" draw:formula="93397*logwidth/643837"/><draw:equation draw:name="connsiteY1" draw:formula="610710*logheight/764845"/><draw:equation draw:name="connsiteX2" draw:formula="407626*logwidth/643837"/><draw:equation draw:name="connsiteY2" draw:formula="764845*logheight/764845"/><draw:equation draw:name="connsiteX3" draw:formula="643837*logwidth/643837"/><draw:equation draw:name="connsiteY3" draw:formula="562322*logheight/764845"/><draw:equation draw:name="connsiteX4" draw:formula="430759*logwidth/643837"/><draw:equation draw:name="connsiteY4" draw:formula="125673*logheight/764845"/><draw:equation draw:name="connsiteX5" draw:formula="0*logwidth/643837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51274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51274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85798*logwidth/632370"/><draw:equation draw:name="connsiteY4" draw:formula="137062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42225*logwidth/632370"/><draw:equation draw:name="connsiteY4" draw:formula="12559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23877*logwidth/632370"/><draw:equation draw:name="connsiteY4" draw:formula="114204*logheight/764845"/><draw:equation draw:name="connsiteX5" draw:formula="0*logwidth/632370"/><draw:equation draw:name="connsiteY5" draw:formula="0*logheight/764845"/></draw:enhanced-geometry></draw:custom-shape><draw:custom-shape draw:style-name="gr13" svg:width="3.19cm" svg:height="2.548cm" svg:x="8.172cm" svg:y="-1.247cm"><draw:enhanced-geometry svg:viewBox="0 0 1117301 921343" draw:type="ooxml-non-primitive" drawooo:sub-view-size="1117301 921343" draw:text-areas="l t r b" draw:enhanced-path="M 202901 824143 L 529044 921343 890114 517187 1117301 224068 987730 0 489659 0 0 507132 202901 824143 Z N "><draw:equation draw:name="connsiteX0" draw:formula="133350*logwidth/1047750"/><draw:equation draw:name="connsiteY0" draw:formula="819150*logheight/952500"/><draw:equation draw:name="connsiteX1" draw:formula="457200*logwidth/1047750"/><draw:equation draw:name="connsiteY1" draw:formula="952500*logheight/952500"/><draw:equation draw:name="connsiteX2" draw:formula="857250*logwidth/1047750"/><draw:equation draw:name="connsiteY2" draw:formula="552450*logheight/952500"/><draw:equation draw:name="connsiteX3" draw:formula="1047750*logwidth/1047750"/><draw:equation draw:name="connsiteY3" draw:formula="219075*logheight/952500"/><draw:equation draw:name="connsiteX4" draw:formula="914400*logwidth/1047750"/><draw:equation draw:name="connsiteY4" draw:formula="9525*logheight/952500"/><draw:equation draw:name="connsiteX5" draw:formula="457200*logwidth/1047750"/><draw:equation draw:name="connsiteY5" draw:formula="0*logheight/952500"/><draw:equation draw:name="connsiteX6" draw:formula="0*logwidth/1047750"/><draw:equation draw:name="connsiteY6" draw:formula="466725*logheight/952500"/><draw:equation draw:name="connsiteX7" draw:formula="133350*logwidth/1047750"/><draw:equation draw:name="connsiteY7" draw:formula="819150*logheight/952500"/><draw:equation draw:name="connsiteX0" draw:formula="175386*logwidth/1089786"/><draw:equation draw:name="connsiteY0" draw:formula="819150*logheight/952500"/><draw:equation draw:name="connsiteX1" draw:formula="499236*logwidth/1089786"/><draw:equation draw:name="connsiteY1" draw:formula="952500*logheight/952500"/><draw:equation draw:name="connsiteX2" draw:formula="899286*logwidth/1089786"/><draw:equation draw:name="connsiteY2" draw:formula="552450*logheight/952500"/><draw:equation draw:name="connsiteX3" draw:formula="1089786*logwidth/1089786"/><draw:equation draw:name="connsiteY3" draw:formula="219075*logheight/952500"/><draw:equation draw:name="connsiteX4" draw:formula="956436*logwidth/1089786"/><draw:equation draw:name="connsiteY4" draw:formula="9525*logheight/952500"/><draw:equation draw:name="connsiteX5" draw:formula="499236*logwidth/1089786"/><draw:equation draw:name="connsiteY5" draw:formula="0*logheight/952500"/><draw:equation draw:name="connsiteX6" draw:formula="0*logwidth/1089786"/><draw:equation draw:name="connsiteY6" draw:formula="555486*logheight/952500"/><draw:equation draw:name="connsiteX7" draw:formula="175386*logwidth/1089786"/><draw:equation draw:name="connsiteY7" draw:formula="819150*logheight/952500"/><draw:equation draw:name="connsiteX0" draw:formula="175386*logwidth/1089786"/><draw:equation draw:name="connsiteY0" draw:formula="819150*logheight/952500"/><draw:equation draw:name="connsiteX1" draw:formula="499236*logwidth/1089786"/><draw:equation draw:name="connsiteY1" draw:formula="952500*logheight/952500"/><draw:equation draw:name="connsiteX2" draw:formula="899286*logwidth/1089786"/><draw:equation draw:name="connsiteY2" draw:formula="552450*logheight/952500"/><draw:equation draw:name="connsiteX3" draw:formula="1089786*logwidth/1089786"/><draw:equation draw:name="connsiteY3" draw:formula="219075*logheight/952500"/><draw:equation draw:name="connsiteX4" draw:formula="1025222*logwidth/1089786"/><draw:equation draw:name="connsiteY4" draw:formula="0*logheight/952500"/><draw:equation draw:name="connsiteX5" draw:formula="499236*logwidth/1089786"/><draw:equation draw:name="connsiteY5" draw:formula="0*logheight/952500"/><draw:equation draw:name="connsiteX6" draw:formula="0*logwidth/1089786"/><draw:equation draw:name="connsiteY6" draw:formula="555486*logheight/952500"/><draw:equation draw:name="connsiteX7" draw:formula="175386*logwidth/1089786"/><draw:equation draw:name="connsiteY7" draw:formula="819150*logheight/952500"/><draw:equation draw:name="connsiteX0" draw:formula="202901*logwidth/1117301"/><draw:equation draw:name="connsiteY0" draw:formula="819150*logheight/952500"/><draw:equation draw:name="connsiteX1" draw:formula="526751*logwidth/1117301"/><draw:equation draw:name="connsiteY1" draw:formula="952500*logheight/952500"/><draw:equation draw:name="connsiteX2" draw:formula="926801*logwidth/1117301"/><draw:equation draw:name="connsiteY2" draw:formula="552450*logheight/952500"/><draw:equation draw:name="connsiteX3" draw:formula="1117301*logwidth/1117301"/><draw:equation draw:name="connsiteY3" draw:formula="219075*logheight/952500"/><draw:equation draw:name="connsiteX4" draw:formula="1052737*logwidth/1117301"/><draw:equation draw:name="connsiteY4" draw:formula="0*logheight/952500"/><draw:equation draw:name="connsiteX5" draw:formula="526751*logwidth/1117301"/><draw:equation draw:name="connsiteY5" draw:formula="0*logheight/952500"/><draw:equation draw:name="connsiteX6" draw:formula="0*logwidth/1117301"/><draw:equation draw:name="connsiteY6" draw:formula="502139*logheight/952500"/><draw:equation draw:name="connsiteX7" draw:formula="202901*logwidth/1117301"/><draw:equation draw:name="connsiteY7" draw:formula="819150*logheight/952500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1052737*logwidth/1117301"/><draw:equation draw:name="connsiteY4" draw:formula="6974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1050444*logwidth/1117301"/><draw:equation draw:name="connsiteY4" draw:formula="0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976266*logwidth/1117301"/><draw:equation draw:name="connsiteY4" draw:formula="22832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987730*logwidth/1117301"/><draw:equation draw:name="connsiteY4" draw:formula="1981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26801*logwidth/1117301"/><draw:equation draw:name="connsiteY2" draw:formula="559424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542396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13043*logwidth/1117301"/><draw:equation draw:name="connsiteY2" draw:formula="561327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542396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13043*logwidth/1117301"/><draw:equation draw:name="connsiteY2" draw:formula="561327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489659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913043*logwidth/1117301"/><draw:equation draw:name="connsiteY2" draw:formula="559346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96537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913043*logwidth/1117301"/><draw:equation draw:name="connsiteY2" draw:formula="559346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89659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890114*logwidth/1117301"/><draw:equation draw:name="connsiteY2" draw:formula="517187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89659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/draw:enhanced-geometry></draw:custom-shape><draw:custom-shape draw:style-name="gr14" svg:width="2.234cm" svg:height="1.08cm" svg:x="1.114cm" svg:y="-1.247cm"><draw:enhanced-geometry svg:viewBox="0 0 785848 390525" draw:type="ooxml-non-primitive" drawooo:sub-view-size="785848 390525" draw:text-areas="l t r b" draw:enhanced-path="M 0 0 C 19 40886 38 81771 57 122657 L 314325 381000 600075 390525 785848 2691 0 0 Z N "><draw:equation draw:name="connsiteX0" draw:formula="0*logwidth/676275"/><draw:equation draw:name="connsiteY0" draw:formula="0*logheight/390525"/><draw:equation draw:name="connsiteX1" draw:formula="9525*logwidth/676275"/><draw:equation draw:name="connsiteY1" draw:formula="133350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676275*logwidth/676275"/><draw:equation draw:name="connsiteY5" draw:formula="0*logheight/390525"/><draw:equation draw:name="connsiteX6" draw:formula="0*logwidth/676275"/><draw:equation draw:name="connsiteY6" draw:formula="0*logheight/390525"/><draw:equation draw:name="connsiteX0" draw:formula="40368*logwidth/716643"/><draw:equation draw:name="connsiteY0" draw:formula="0*logheight/390525"/><draw:equation draw:name="connsiteX1" draw:formula="0*logwidth/716643"/><draw:equation draw:name="connsiteY1" draw:formula="127010*logheight/390525"/><draw:equation draw:name="connsiteX2" draw:formula="354693*logwidth/716643"/><draw:equation draw:name="connsiteY2" draw:formula="381000*logheight/390525"/><draw:equation draw:name="connsiteX3" draw:formula="640443*logwidth/716643"/><draw:equation draw:name="connsiteY3" draw:formula="390525*logheight/390525"/><draw:equation draw:name="connsiteX4" draw:formula="716643*logwidth/716643"/><draw:equation draw:name="connsiteY4" draw:formula="238125*logheight/390525"/><draw:equation draw:name="connsiteX5" draw:formula="716643*logwidth/716643"/><draw:equation draw:name="connsiteY5" draw:formula="0*logheight/390525"/><draw:equation draw:name="connsiteX6" draw:formula="40368*logwidth/716643"/><draw:equation draw:name="connsiteY6" draw:formula="0*logheight/390525"/><draw:equation draw:name="connsiteX0" draw:formula="0*logwidth/676275"/><draw:equation draw:name="connsiteY0" draw:formula="0*logheight/390525"/><draw:equation draw:name="connsiteX1" draw:formula="57*logwidth/676275"/><draw:equation draw:name="connsiteY1" draw:formula="122657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676275*logwidth/676275"/><draw:equation draw:name="connsiteY5" draw:formula="0*logheight/390525"/><draw:equation draw:name="connsiteX6" draw:formula="0*logwidth/676275"/><draw:equation draw:name="connsiteY6" draw:formula="0*logheight/390525"/><draw:equation draw:name="connsiteX0" draw:formula="0*logwidth/785848"/><draw:equation draw:name="connsiteY0" draw:formula="0*logheight/390525"/><draw:equation draw:name="connsiteX1" draw:formula="57*logwidth/785848"/><draw:equation draw:name="connsiteY1" draw:formula="122657*logheight/390525"/><draw:equation draw:name="connsiteX2" draw:formula="314325*logwidth/785848"/><draw:equation draw:name="connsiteY2" draw:formula="381000*logheight/390525"/><draw:equation draw:name="connsiteX3" draw:formula="600075*logwidth/785848"/><draw:equation draw:name="connsiteY3" draw:formula="390525*logheight/390525"/><draw:equation draw:name="connsiteX4" draw:formula="676275*logwidth/785848"/><draw:equation draw:name="connsiteY4" draw:formula="238125*logheight/390525"/><draw:equation draw:name="connsiteX5" draw:formula="785848*logwidth/785848"/><draw:equation draw:name="connsiteY5" draw:formula="0*logheight/390525"/><draw:equation draw:name="connsiteX6" draw:formula="0*logwidth/785848"/><draw:equation draw:name="connsiteY6" draw:formula="0*logheight/390525"/><draw:equation draw:name="connsiteX0" draw:formula="0*logwidth/676275"/><draw:equation draw:name="connsiteY0" draw:formula="0*logheight/390525"/><draw:equation draw:name="connsiteX1" draw:formula="57*logwidth/676275"/><draw:equation draw:name="connsiteY1" draw:formula="122657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0*logwidth/676275"/><draw:equation draw:name="connsiteY5" draw:formula="0*logheight/390525"/><draw:equation draw:name="connsiteX0" draw:formula="0*logwidth/785848"/><draw:equation draw:name="connsiteY0" draw:formula="0*logheight/390525"/><draw:equation draw:name="connsiteX1" draw:formula="57*logwidth/785848"/><draw:equation draw:name="connsiteY1" draw:formula="122657*logheight/390525"/><draw:equation draw:name="connsiteX2" draw:formula="314325*logwidth/785848"/><draw:equation draw:name="connsiteY2" draw:formula="381000*logheight/390525"/><draw:equation draw:name="connsiteX3" draw:formula="600075*logwidth/785848"/><draw:equation draw:name="connsiteY3" draw:formula="390525*logheight/390525"/><draw:equation draw:name="connsiteX4" draw:formula="785848*logwidth/785848"/><draw:equation draw:name="connsiteY4" draw:formula="2691*logheight/390525"/><draw:equation draw:name="connsiteX5" draw:formula="0*logwidth/785848"/><draw:equation draw:name="connsiteY5" draw:formula="0*logheight/390525"/></draw:enhanced-geometry></draw:custom-shape><draw:custom-shape draw:style-name="gr15" svg:width="1.496cm" svg:height="0.7902cm" svg:x="-0.3859cm" svg:y="-1.247cm"><draw:enhanced-geometry svg:viewBox="0 0 504825 276225" draw:type="ooxml-non-primitive" drawooo:sub-view-size="504825 276225" draw:text-areas="l t r b" draw:enhanced-path="M 504825 0 L 482729 118568 247650 276225 131964 181610 0 0 504825 0 Z N "><draw:equation draw:name="connsiteX0" draw:formula="504825*logwidth/504825"/><draw:equation draw:name="connsiteY0" draw:formula="0*logheight/276225"/><draw:equation draw:name="connsiteX1" draw:formula="504825*logwidth/504825"/><draw:equation draw:name="connsiteY1" draw:formula="123825*logheight/276225"/><draw:equation draw:name="connsiteX2" draw:formula="247650*logwidth/504825"/><draw:equation draw:name="connsiteY2" draw:formula="276225*logheight/276225"/><draw:equation draw:name="connsiteX3" draw:formula="95250*logwidth/504825"/><draw:equation draw:name="connsiteY3" draw:formula="200025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504825*logwidth/504825"/><draw:equation draw:name="connsiteY1" draw:formula="123825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82729*logwidth/504825"/><draw:equation draw:name="connsiteY1" draw:formula="139147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75364*logwidth/504825"/><draw:equation draw:name="connsiteY1" draw:formula="118568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82729*logwidth/504825"/><draw:equation draw:name="connsiteY1" draw:formula="118568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/draw:enhanced-geometry><text:p text:style-name="P21"><text:span/><text:span/></text:p></draw:custom-shape><draw:custom-shape draw:style-name="gr16" svg:width="0.8157cm" svg:height="1.159cm" svg:x="-2.972cm" svg:y="-1.247cm"><draw:enhanced-geometry svg:viewBox="0 0 285750 419100" draw:type="ooxml-non-primitive" drawooo:sub-view-size="285750 419100" draw:text-areas="l t r b" draw:enhanced-path="M 0 0 L 285750 0 238125 247650 0 419100 0 0 Z N "><draw:equation draw:name="connsiteX0" draw:formula="0*logwidth/238125"/><draw:equation draw:name="connsiteY0" draw:formula="0*logheight/352425"/><draw:equation draw:name="connsiteX1" draw:formula="238125*logwidth/238125"/><draw:equation draw:name="connsiteY1" draw:formula="0*logheight/352425"/><draw:equation draw:name="connsiteX2" draw:formula="209550*logwidth/238125"/><draw:equation draw:name="connsiteY2" draw:formula="209550*logheight/352425"/><draw:equation draw:name="connsiteX3" draw:formula="9525*logwidth/238125"/><draw:equation draw:name="connsiteY3" draw:formula="352425*logheight/352425"/><draw:equation draw:name="connsiteX4" draw:formula="0*logwidth/238125"/><draw:equation draw:name="connsiteY4" draw:formula="0*logheight/352425"/><draw:equation draw:name="connsiteX0" draw:formula="0*logwidth/238125"/><draw:equation draw:name="connsiteY0" draw:formula="0*logheight/352425"/><draw:equation draw:name="connsiteX1" draw:formula="238125*logwidth/238125"/><draw:equation draw:name="connsiteY1" draw:formula="0*logheight/352425"/><draw:equation draw:name="connsiteX2" draw:formula="238125*logwidth/238125"/><draw:equation draw:name="connsiteY2" draw:formula="238125*logheight/352425"/><draw:equation draw:name="connsiteX3" draw:formula="9525*logwidth/238125"/><draw:equation draw:name="connsiteY3" draw:formula="352425*logheight/352425"/><draw:equation draw:name="connsiteX4" draw:formula="0*logwidth/238125"/><draw:equation draw:name="connsiteY4" draw:formula="0*logheight/352425"/><draw:equation draw:name="connsiteX0" draw:formula="0*logwidth/285750"/><draw:equation draw:name="connsiteY0" draw:formula="9525*logheight/361950"/><draw:equation draw:name="connsiteX1" draw:formula="285750*logwidth/285750"/><draw:equation draw:name="connsiteY1" draw:formula="0*logheight/361950"/><draw:equation draw:name="connsiteX2" draw:formula="238125*logwidth/285750"/><draw:equation draw:name="connsiteY2" draw:formula="247650*logheight/361950"/><draw:equation draw:name="connsiteX3" draw:formula="9525*logwidth/285750"/><draw:equation draw:name="connsiteY3" draw:formula="361950*logheight/361950"/><draw:equation draw:name="connsiteX4" draw:formula="0*logwidth/285750"/><draw:equation draw:name="connsiteY4" draw:formula="9525*logheight/361950"/><draw:equation draw:name="connsiteX0" draw:formula="0*logwidth/285750"/><draw:equation draw:name="connsiteY0" draw:formula="9525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0*logwidth/285750"/><draw:equation draw:name="connsiteY4" draw:formula="9525*logheight/419100"/><draw:equation draw:name="connsiteX0" draw:formula="0*logwidth/285750"/><draw:equation draw:name="connsiteY0" draw:formula="0*logheight/428625"/><draw:equation draw:name="connsiteX1" draw:formula="285750*logwidth/285750"/><draw:equation draw:name="connsiteY1" draw:formula="9525*logheight/428625"/><draw:equation draw:name="connsiteX2" draw:formula="238125*logwidth/285750"/><draw:equation draw:name="connsiteY2" draw:formula="257175*logheight/428625"/><draw:equation draw:name="connsiteX3" draw:formula="0*logwidth/285750"/><draw:equation draw:name="connsiteY3" draw:formula="428625*logheight/428625"/><draw:equation draw:name="connsiteX4" draw:formula="0*logwidth/285750"/><draw:equation draw:name="connsiteY4" draw:formula="0*logheight/428625"/><draw:equation draw:name="connsiteX0" draw:formula="9525*logwidth/285750"/><draw:equation draw:name="connsiteY0" draw:formula="0*logheight/438150"/><draw:equation draw:name="connsiteX1" draw:formula="285750*logwidth/285750"/><draw:equation draw:name="connsiteY1" draw:formula="19050*logheight/438150"/><draw:equation draw:name="connsiteX2" draw:formula="238125*logwidth/285750"/><draw:equation draw:name="connsiteY2" draw:formula="266700*logheight/438150"/><draw:equation draw:name="connsiteX3" draw:formula="0*logwidth/285750"/><draw:equation draw:name="connsiteY3" draw:formula="438150*logheight/438150"/><draw:equation draw:name="connsiteX4" draw:formula="9525*logwidth/285750"/><draw:equation draw:name="connsiteY4" draw:formula="0*logheight/438150"/><draw:equation draw:name="connsiteX0" draw:formula="9525*logwidth/285750"/><draw:equation draw:name="connsiteY0" draw:formula="0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9525*logwidth/285750"/><draw:equation draw:name="connsiteY4" draw:formula="0*logheight/419100"/><draw:equation draw:name="connsiteX0" draw:formula="0*logwidth/285750"/><draw:equation draw:name="connsiteY0" draw:formula="0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0*logwidth/285750"/><draw:equation draw:name="connsiteY4" draw:formula="0*logheight/419100"/></draw:enhanced-geometry></draw:custom-shape><draw:custom-shape draw:style-name="gr17" svg:width="1.631cm" svg:height="0.7639cm" svg:x="-1.768cm" svg:y="-1.247cm"><draw:enhanced-geometry svg:viewBox="0 0 514350 276225" draw:type="ooxml-non-primitive" drawooo:sub-view-size="514350 276225" draw:text-areas="l t r b" draw:enhanced-path="M 0 0 L 102870 228600 400050 276225 514350 0 0 0 Z N "><draw:equation draw:name="connsiteX0" draw:formula="0*logwidth/514350"/><draw:equation draw:name="connsiteY0" draw:formula="0*logheight/276225"/><draw:equation draw:name="connsiteX1" draw:formula="85725*logwidth/514350"/><draw:equation draw:name="connsiteY1" draw:formula="266700*logheight/276225"/><draw:equation draw:name="connsiteX2" draw:formula="400050*logwidth/514350"/><draw:equation draw:name="connsiteY2" draw:formula="276225*logheight/276225"/><draw:equation draw:name="connsiteX3" draw:formula="514350*logwidth/514350"/><draw:equation draw:name="connsiteY3" draw:formula="0*logheight/276225"/><draw:equation draw:name="connsiteX4" draw:formula="0*logwidth/514350"/><draw:equation draw:name="connsiteY4" draw:formula="0*logheight/276225"/><draw:equation draw:name="connsiteX0" draw:formula="0*logwidth/514350"/><draw:equation draw:name="connsiteY0" draw:formula="0*logheight/276225"/><draw:equation draw:name="connsiteX1" draw:formula="102870*logwidth/514350"/><draw:equation draw:name="connsiteY1" draw:formula="228600*logheight/276225"/><draw:equation draw:name="connsiteX2" draw:formula="400050*logwidth/514350"/><draw:equation draw:name="connsiteY2" draw:formula="276225*logheight/276225"/><draw:equation draw:name="connsiteX3" draw:formula="514350*logwidth/514350"/><draw:equation draw:name="connsiteY3" draw:formula="0*logheight/276225"/><draw:equation draw:name="connsiteX4" draw:formula="0*logwidth/514350"/><draw:equation draw:name="connsiteY4" draw:formula="0*logheight/276225"/></draw:enhanced-geometry></draw:custom-shape><draw:custom-shape draw:style-name="gr18" svg:width="0.9574cm" svg:height="1.433cm" svg:x="3.13cm" svg:y="-1.247cm"><draw:enhanced-geometry svg:viewBox="0 0 290364 341422" draw:type="ooxml-non-primitive" drawooo:sub-view-size="290364 341422" draw:text-areas="l t r b" draw:enhanced-path="M 0 341422 L 290364 163933 137570 0 0 341422 Z N "><draw:equation draw:name="connsiteX0" draw:formula="0*logwidth/219075"/><draw:equation draw:name="connsiteY0" draw:formula="247650*logheight/247650"/><draw:equation draw:name="connsiteX1" draw:formula="219075*logwidth/219075"/><draw:equation draw:name="connsiteY1" draw:formula="85725*logheight/247650"/><draw:equation draw:name="connsiteX2" draw:formula="171450*logwidth/219075"/><draw:equation draw:name="connsiteY2" draw:formula="0*logheight/247650"/><draw:equation draw:name="connsiteX3" draw:formula="0*logwidth/219075"/><draw:equation draw:name="connsiteY3" draw:formula="247650*logheight/247650"/><draw:equation draw:name="connsiteX0" draw:formula="0*logwidth/238125"/><draw:equation draw:name="connsiteY0" draw:formula="247650*logheight/247650"/><draw:equation draw:name="connsiteX1" draw:formula="238125*logwidth/238125"/><draw:equation draw:name="connsiteY1" draw:formula="76200*logheight/247650"/><draw:equation draw:name="connsiteX2" draw:formula="171450*logwidth/238125"/><draw:equation draw:name="connsiteY2" draw:formula="0*logheight/247650"/><draw:equation draw:name="connsiteX3" draw:formula="0*logwidth/238125"/><draw:equation draw:name="connsiteY3" draw:formula="247650*logheight/247650"/><draw:equation draw:name="connsiteX0" draw:formula="0*logwidth/238125"/><draw:equation draw:name="connsiteY0" draw:formula="247650*logheight/247650"/><draw:equation draw:name="connsiteX1" draw:formula="238125*logwidth/238125"/><draw:equation draw:name="connsiteY1" draw:formula="104775*logheight/247650"/><draw:equation draw:name="connsiteX2" draw:formula="171450*logwidth/238125"/><draw:equation draw:name="connsiteY2" draw:formula="0*logheight/247650"/><draw:equation draw:name="connsiteX3" draw:formula="0*logwidth/238125"/><draw:equation draw:name="connsiteY3" draw:formula="247650*logheight/247650"/><draw:equation draw:name="connsiteX0" draw:formula="0*logwidth/257175"/><draw:equation draw:name="connsiteY0" draw:formula="247650*logheight/247650"/><draw:equation draw:name="connsiteX1" draw:formula="257175*logwidth/257175"/><draw:equation draw:name="connsiteY1" draw:formula="95250*logheight/247650"/><draw:equation draw:name="connsiteX2" draw:formula="171450*logwidth/257175"/><draw:equation draw:name="connsiteY2" draw:formula="0*logheight/247650"/><draw:equation draw:name="connsiteX3" draw:formula="0*logwidth/257175"/><draw:equation draw:name="connsiteY3" draw:formula="247650*logheight/247650"/><draw:equation draw:name="connsiteX0" draw:formula="0*logwidth/234736"/><draw:equation draw:name="connsiteY0" draw:formula="247650*logheight/247650"/><draw:equation draw:name="connsiteX1" draw:formula="234736*logwidth/234736"/><draw:equation draw:name="connsiteY1" draw:formula="93731*logheight/247650"/><draw:equation draw:name="connsiteX2" draw:formula="171450*logwidth/234736"/><draw:equation draw:name="connsiteY2" draw:formula="0*logheight/247650"/><draw:equation draw:name="connsiteX3" draw:formula="0*logwidth/234736"/><draw:equation draw:name="connsiteY3" draw:formula="247650*logheight/247650"/><draw:equation draw:name="connsiteX0" draw:formula="0*logwidth/290364"/><draw:equation draw:name="connsiteY0" draw:formula="247650*logheight/247650"/><draw:equation draw:name="connsiteX1" draw:formula="290364*logwidth/290364"/><draw:equation draw:name="connsiteY1" draw:formula="68072*logheight/247650"/><draw:equation draw:name="connsiteX2" draw:formula="171450*logwidth/290364"/><draw:equation draw:name="connsiteY2" draw:formula="0*logheight/247650"/><draw:equation draw:name="connsiteX3" draw:formula="0*logwidth/290364"/><draw:equation draw:name="connsiteY3" draw:formula="247650*logheight/247650"/><draw:equation draw:name="connsiteX0" draw:formula="0*logwidth/290364"/><draw:equation draw:name="connsiteY0" draw:formula="260527*logheight/260527"/><draw:equation draw:name="connsiteX1" draw:formula="290364*logwidth/290364"/><draw:equation draw:name="connsiteY1" draw:formula="80949*logheight/260527"/><draw:equation draw:name="connsiteX2" draw:formula="183893*logwidth/290364"/><draw:equation draw:name="connsiteY2" draw:formula="0*logheight/260527"/><draw:equation draw:name="connsiteX3" draw:formula="0*logwidth/290364"/><draw:equation draw:name="connsiteY3" draw:formula="260527*logheight/260527"/><draw:equation draw:name="connsiteX0" draw:formula="0*logwidth/290364"/><draw:equation draw:name="connsiteY0" draw:formula="260527*logheight/260527"/><draw:equation draw:name="connsiteX1" draw:formula="290364*logwidth/290364"/><draw:equation draw:name="connsiteY1" draw:formula="83038*logheight/260527"/><draw:equation draw:name="connsiteX2" draw:formula="183893*logwidth/290364"/><draw:equation draw:name="connsiteY2" draw:formula="0*logheight/260527"/><draw:equation draw:name="connsiteX3" draw:formula="0*logwidth/290364"/><draw:equation draw:name="connsiteY3" draw:formula="260527*logheight/260527"/><draw:equation draw:name="connsiteX0" draw:formula="0*logwidth/290364"/><draw:equation draw:name="connsiteY0" draw:formula="341422*logheight/341422"/><draw:equation draw:name="connsiteX1" draw:formula="290364*logwidth/290364"/><draw:equation draw:name="connsiteY1" draw:formula="163933*logheight/341422"/><draw:equation draw:name="connsiteX2" draw:formula="137570*logwidth/290364"/><draw:equation draw:name="connsiteY2" draw:formula="0*logheight/341422"/><draw:equation draw:name="connsiteX3" draw:formula="0*logwidth/290364"/><draw:equation draw:name="connsiteY3" draw:formula="341422*logheight/341422"/></draw:enhanced-geometry></draw:custom-shape><draw:custom-shape draw:style-name="gr19" svg:width="1.464cm" svg:height="0.9138cm" svg:x="1.369cm" svg:y="-1.247cm"><draw:enhanced-geometry svg:viewBox="0 0 478705 330444" draw:type="ooxml-non-primitive" drawooo:sub-view-size="478705 330444" draw:text-areas="l t r b" draw:enhanced-path="M 0 115 L 0 115 152432 330444 459590 122772 478705 0 0 115 Z N "><draw:equation draw:name="connsiteX0" draw:formula="0*logwidth/504825"/><draw:equation draw:name="connsiteY0" draw:formula="0*logheight/314325"/><draw:equation draw:name="connsiteX1" draw:formula="0*logwidth/504825"/><draw:equation draw:name="connsiteY1" draw:formula="0*logheight/314325"/><draw:equation draw:name="connsiteX2" draw:formula="180975*logwidth/504825"/><draw:equation draw:name="connsiteY2" draw:formula="314325*logheight/314325"/><draw:equation draw:name="connsiteX3" draw:formula="504825*logwidth/504825"/><draw:equation draw:name="connsiteY3" draw:formula="142875*logheight/314325"/><draw:equation draw:name="connsiteX4" draw:formula="504825*logwidth/504825"/><draw:equation draw:name="connsiteY4" draw:formula="0*logheight/314325"/><draw:equation draw:name="connsiteX5" draw:formula="0*logwidth/5048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048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57175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4765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66725*logwidth/542925"/><draw:equation draw:name="connsiteY3" draw:formula="247650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73861*logwidth/542925"/><draw:equation draw:name="connsiteY3" draw:formula="192099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80996*logwidth/542925"/><draw:equation draw:name="connsiteY3" draw:formula="166738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80996*logwidth/510815"/><draw:equation draw:name="connsiteY3" draw:formula="166853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59590*logwidth/510815"/><draw:equation draw:name="connsiteY3" draw:formula="122772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478705"/><draw:equation draw:name="connsiteY0" draw:formula="115*logheight/330444"/><draw:equation draw:name="connsiteX1" draw:formula="0*logwidth/478705"/><draw:equation draw:name="connsiteY1" draw:formula="115*logheight/330444"/><draw:equation draw:name="connsiteX2" draw:formula="152432*logwidth/478705"/><draw:equation draw:name="connsiteY2" draw:formula="330444*logheight/330444"/><draw:equation draw:name="connsiteX3" draw:formula="459590*logwidth/478705"/><draw:equation draw:name="connsiteY3" draw:formula="122772*logheight/330444"/><draw:equation draw:name="connsiteX4" draw:formula="478705*logwidth/478705"/><draw:equation draw:name="connsiteY4" draw:formula="0*logheight/330444"/><draw:equation draw:name="connsiteX5" draw:formula="0*logwidth/478705"/><draw:equation draw:name="connsiteY5" draw:formula="115*logheight/330444"/></draw:enhanced-geometry></draw:custom-shape><draw:custom-shape draw:style-name="gr20" svg:width="2.269cm" svg:height="1.405cm" svg:x="3.942cm" svg:y="-1.247cm"><draw:enhanced-geometry svg:viewBox="0 0 794987 508114" draw:type="ooxml-non-primitive" drawooo:sub-view-size="794987 508114" draw:text-areas="l t r b" draw:enhanced-path="M 0 177033 L 180448 441439 675748 508114 794987 307621 589622 3 356501 0 0 177033 Z N "><draw:equation draw:name="connsiteX0" draw:formula="0*logwidth/847725"/><draw:equation draw:name="connsiteY0" draw:formula="0*logheight/504825"/><draw:equation draw:name="connsiteX1" draw:formula="228600*logwidth/847725"/><draw:equation draw:name="connsiteY1" draw:formula="438150*logheight/504825"/><draw:equation draw:name="connsiteX2" draw:formula="723900*logwidth/847725"/><draw:equation draw:name="connsiteY2" draw:formula="504825*logheight/504825"/><draw:equation draw:name="connsiteX3" draw:formula="847725*logwidth/847725"/><draw:equation draw:name="connsiteY3" draw:formula="314325*logheight/504825"/><draw:equation draw:name="connsiteX4" draw:formula="647700*logwidth/847725"/><draw:equation draw:name="connsiteY4" draw:formula="0*logheight/504825"/><draw:equation draw:name="connsiteX5" draw:formula="0*logwidth/847725"/><draw:equation draw:name="connsiteY5" draw:formula="0*logheight/504825"/><draw:equation draw:name="connsiteX0" draw:formula="0*logwidth/924156"/><draw:equation draw:name="connsiteY0" draw:formula="0*logheight/504825"/><draw:equation draw:name="connsiteX1" draw:formula="305031*logwidth/924156"/><draw:equation draw:name="connsiteY1" draw:formula="438150*logheight/504825"/><draw:equation draw:name="connsiteX2" draw:formula="800331*logwidth/924156"/><draw:equation draw:name="connsiteY2" draw:formula="504825*logheight/504825"/><draw:equation draw:name="connsiteX3" draw:formula="924156*logwidth/924156"/><draw:equation draw:name="connsiteY3" draw:formula="314325*logheight/504825"/><draw:equation draw:name="connsiteX4" draw:formula="724131*logwidth/924156"/><draw:equation draw:name="connsiteY4" draw:formula="0*logheight/504825"/><draw:equation draw:name="connsiteX5" draw:formula="0*logwidth/924156"/><draw:equation draw:name="connsiteY5" draw:formula="0*logheight/504825"/><draw:equation draw:name="connsiteX0" draw:formula="0*logwidth/924156"/><draw:equation draw:name="connsiteY0" draw:formula="3286*logheight/508111"/><draw:equation draw:name="connsiteX1" draw:formula="305031*logwidth/924156"/><draw:equation draw:name="connsiteY1" draw:formula="441436*logheight/508111"/><draw:equation draw:name="connsiteX2" draw:formula="800331*logwidth/924156"/><draw:equation draw:name="connsiteY2" draw:formula="508111*logheight/508111"/><draw:equation draw:name="connsiteX3" draw:formula="924156*logwidth/924156"/><draw:equation draw:name="connsiteY3" draw:formula="317611*logheight/508111"/><draw:equation draw:name="connsiteX4" draw:formula="724131*logwidth/924156"/><draw:equation draw:name="connsiteY4" draw:formula="3286*logheight/508111"/><draw:equation draw:name="connsiteX5" draw:formula="281599*logwidth/924156"/><draw:equation draw:name="connsiteY5" draw:formula="0*logheight/508111"/><draw:equation draw:name="connsiteX6" draw:formula="0*logwidth/924156"/><draw:equation draw:name="connsiteY6" draw:formula="3286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170774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6496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4960*logheight/508111"/><draw:equation draw:name="connsiteX0" draw:formula="0*logwidth/813331"/><draw:equation draw:name="connsiteY0" draw:formula="15228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2280*logheight/508111"/><draw:equation draw:name="connsiteX0" draw:formula="0*logwidth/813331"/><draw:equation draw:name="connsiteY0" draw:formula="16179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1790*logheight/508111"/><draw:equation draw:name="connsiteX0" draw:formula="0*logwidth/813331"/><draw:equation draw:name="connsiteY0" draw:formula="161793*logheight/508114"/><draw:equation draw:name="connsiteX1" draw:formula="194206*logwidth/813331"/><draw:equation draw:name="connsiteY1" draw:formula="441439*logheight/508114"/><draw:equation draw:name="connsiteX2" draw:formula="689506*logwidth/813331"/><draw:equation draw:name="connsiteY2" draw:formula="508114*logheight/508114"/><draw:equation draw:name="connsiteX3" draw:formula="813331*logwidth/813331"/><draw:equation draw:name="connsiteY3" draw:formula="317614*logheight/508114"/><draw:equation draw:name="connsiteX4" draw:formula="603380*logwidth/813331"/><draw:equation draw:name="connsiteY4" draw:formula="3*logheight/508114"/><draw:equation draw:name="connsiteX5" draw:formula="370259*logwidth/813331"/><draw:equation draw:name="connsiteY5" draw:formula="0*logheight/508114"/><draw:equation draw:name="connsiteX6" draw:formula="0*logwidth/813331"/><draw:equation draw:name="connsiteY6" draw:formula="161793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7614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2058"/><draw:equation draw:name="connsiteY0" draw:formula="167499*logheight/508114"/><draw:equation draw:name="connsiteX1" draw:formula="180448*logwidth/772058"/><draw:equation draw:name="connsiteY1" draw:formula="441439*logheight/508114"/><draw:equation draw:name="connsiteX2" draw:formula="675748*logwidth/772058"/><draw:equation draw:name="connsiteY2" draw:formula="508114*logheight/508114"/><draw:equation draw:name="connsiteX3" draw:formula="772058*logwidth/772058"/><draw:equation draw:name="connsiteY3" draw:formula="317614*logheight/508114"/><draw:equation draw:name="connsiteX4" draw:formula="589622*logwidth/772058"/><draw:equation draw:name="connsiteY4" draw:formula="3*logheight/508114"/><draw:equation draw:name="connsiteX5" draw:formula="356501*logwidth/772058"/><draw:equation draw:name="connsiteY5" draw:formula="0*logheight/508114"/><draw:equation draw:name="connsiteX6" draw:formula="0*logwidth/772058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8104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51421"/><draw:equation draw:name="connsiteY0" draw:formula="167499*logheight/508114"/><draw:equation draw:name="connsiteX1" draw:formula="180448*logwidth/751421"/><draw:equation draw:name="connsiteY1" draw:formula="441439*logheight/508114"/><draw:equation draw:name="connsiteX2" draw:formula="675748*logwidth/751421"/><draw:equation draw:name="connsiteY2" draw:formula="508114*logheight/508114"/><draw:equation draw:name="connsiteX3" draw:formula="751421*logwidth/751421"/><draw:equation draw:name="connsiteY3" draw:formula="330446*logheight/508114"/><draw:equation draw:name="connsiteX4" draw:formula="589622*logwidth/751421"/><draw:equation draw:name="connsiteY4" draw:formula="3*logheight/508114"/><draw:equation draw:name="connsiteX5" draw:formula="356501*logwidth/751421"/><draw:equation draw:name="connsiteY5" draw:formula="0*logheight/508114"/><draw:equation draw:name="connsiteX6" draw:formula="0*logwidth/751421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5229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07621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3327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6644"/><draw:equation draw:name="connsiteY0" draw:formula="167499*logheight/508114"/><draw:equation draw:name="connsiteX1" draw:formula="180448*logwidth/776644"/><draw:equation draw:name="connsiteY1" draw:formula="441439*logheight/508114"/><draw:equation draw:name="connsiteX2" draw:formula="675748*logwidth/776644"/><draw:equation draw:name="connsiteY2" draw:formula="508114*logheight/508114"/><draw:equation draw:name="connsiteX3" draw:formula="776644*logwidth/776644"/><draw:equation draw:name="connsiteY3" draw:formula="315229*logheight/508114"/><draw:equation draw:name="connsiteX4" draw:formula="589622*logwidth/776644"/><draw:equation draw:name="connsiteY4" draw:formula="3*logheight/508114"/><draw:equation draw:name="connsiteX5" draw:formula="356501*logwidth/776644"/><draw:equation draw:name="connsiteY5" draw:formula="0*logheight/508114"/><draw:equation draw:name="connsiteX6" draw:formula="0*logwidth/776644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9523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73205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3205*logheight/508114"/><draw:equation draw:name="connsiteX0" draw:formula="0*logwidth/794987"/><draw:equation draw:name="connsiteY0" draw:formula="177033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7033*logheight/508114"/></draw:enhanced-geometry></draw:custom-shape><draw:custom-shape draw:style-name="gr21" svg:width="1.306cm" svg:height="0.8104cm" svg:x="4.315cm" svg:y="-0.7174cm"><draw:enhanced-geometry svg:viewBox="0 0 431685 293040" draw:type="ooxml-non-primitive" drawooo:sub-view-size="431685 293040" draw:text-areas="l t r b" draw:enhanced-path="M 40170 0 L 0 179862 51933 250660 371504 293040 431685 167435 341931 32199 40170 0 Z N "><draw:equation draw:name="connsiteX0" draw:formula="95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9525*logwidth/438150"/><draw:equation draw:name="connsiteY6" draw:formula="0*logheight/304800"/><draw:equation draw:name="connsiteX0" draw:formula="476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47625*logwidth/438150"/><draw:equation draw:name="connsiteY6" draw:formula="0*logheight/304800"/><draw:equation draw:name="connsiteX0" draw:formula="476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47625*logwidth/438150"/><draw:equation draw:name="connsiteY6" draw:formula="0*logheight/304800"/><draw:equation draw:name="connsiteX0" draw:formula="47625*logwidth/438150"/><draw:equation draw:name="connsiteY0" draw:formula="0*logheight/333375"/><draw:equation draw:name="connsiteX1" draw:formula="0*logwidth/438150"/><draw:equation draw:name="connsiteY1" draw:formula="161925*logheight/333375"/><draw:equation draw:name="connsiteX2" draw:formula="47625*logwidth/438150"/><draw:equation draw:name="connsiteY2" draw:formula="266700*logheight/333375"/><draw:equation draw:name="connsiteX3" draw:formula="409575*logwidth/438150"/><draw:equation draw:name="connsiteY3" draw:formula="333375*logheight/333375"/><draw:equation draw:name="connsiteX4" draw:formula="438150*logwidth/438150"/><draw:equation draw:name="connsiteY4" draw:formula="190500*logheight/333375"/><draw:equation draw:name="connsiteX5" draw:formula="333375*logwidth/438150"/><draw:equation draw:name="connsiteY5" draw:formula="47625*logheight/333375"/><draw:equation draw:name="connsiteX6" draw:formula="47625*logwidth/438150"/><draw:equation draw:name="connsiteY6" draw:formula="0*logheight/333375"/><draw:equation draw:name="connsiteX0" draw:formula="47625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90500*logheight/311100"/><draw:equation draw:name="connsiteX5" draw:formula="333375*logwidth/438150"/><draw:equation draw:name="connsiteY5" draw:formula="47625*logheight/311100"/><draw:equation draw:name="connsiteX6" draw:formula="47625*logwidth/438150"/><draw:equation draw:name="connsiteY6" draw:formula="0*logheight/311100"/><draw:equation draw:name="connsiteX0" draw:formula="47625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82593*logheight/311100"/><draw:equation draw:name="connsiteX5" draw:formula="333375*logwidth/438150"/><draw:equation draw:name="connsiteY5" draw:formula="47625*logheight/311100"/><draw:equation draw:name="connsiteX6" draw:formula="47625*logwidth/438150"/><draw:equation draw:name="connsiteY6" draw:formula="0*logheight/311100"/><draw:equation draw:name="connsiteX0" draw:formula="35561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82593*logheight/311100"/><draw:equation draw:name="connsiteX5" draw:formula="333375*logwidth/438150"/><draw:equation draw:name="connsiteY5" draw:formula="47625*logheight/311100"/><draw:equation draw:name="connsiteX6" draw:formula="35561*logwidth/438150"/><draw:equation draw:name="connsiteY6" draw:formula="0*logheight/311100"/><draw:equation draw:name="connsiteX0" draw:formula="0*logwidth/402589"/><draw:equation draw:name="connsiteY0" draw:formula="0*logheight/311100"/><draw:equation draw:name="connsiteX1" draw:formula="0*logwidth/402589"/><draw:equation draw:name="connsiteY1" draw:formula="196937*logheight/311100"/><draw:equation draw:name="connsiteX2" draw:formula="12064*logwidth/402589"/><draw:equation draw:name="connsiteY2" draw:formula="266700*logheight/311100"/><draw:equation draw:name="connsiteX3" draw:formula="366839*logwidth/402589"/><draw:equation draw:name="connsiteY3" draw:formula="311100*logheight/311100"/><draw:equation draw:name="connsiteX4" draw:formula="402589*logwidth/402589"/><draw:equation draw:name="connsiteY4" draw:formula="182593*logheight/311100"/><draw:equation draw:name="connsiteX5" draw:formula="297814*logwidth/402589"/><draw:equation draw:name="connsiteY5" draw:formula="47625*logheight/311100"/><draw:equation draw:name="connsiteX6" draw:formula="0*logwidth/402589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159456*logheight/311100"/><draw:equation draw:name="connsiteX2" draw:formula="30001*logwidth/420526"/><draw:equation draw:name="connsiteY2" draw:formula="266700*logheight/311100"/><draw:equation draw:name="connsiteX3" draw:formula="384776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219652*logheight/311100"/><draw:equation draw:name="connsiteX2" draw:formula="30001*logwidth/420526"/><draw:equation draw:name="connsiteY2" draw:formula="266700*logheight/311100"/><draw:equation draw:name="connsiteX3" draw:formula="384776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219652*logheight/311100"/><draw:equation draw:name="connsiteX2" draw:formula="30001*logwidth/420526"/><draw:equation draw:name="connsiteY2" draw:formula="266700*logheight/311100"/><draw:equation draw:name="connsiteX3" draw:formula="365124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11212*logwidth/420526"/><draw:equation draw:name="connsiteY0" draw:formula="0*logheight/289873"/><draw:equation draw:name="connsiteX1" draw:formula="0*logwidth/420526"/><draw:equation draw:name="connsiteY1" draw:formula="19842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111212*logwidth/420526"/><draw:equation draw:name="connsiteY6" draw:formula="0*logheight/289873"/><draw:equation draw:name="connsiteX0" draw:formula="111212*logwidth/420526"/><draw:equation draw:name="connsiteY0" draw:formula="0*logheight/289873"/><draw:equation draw:name="connsiteX1" draw:formula="0*logwidth/420526"/><draw:equation draw:name="connsiteY1" draw:formula="18661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111212*logwidth/420526"/><draw:equation draw:name="connsiteY6" draw:formula="0*logheight/289873"/><draw:equation draw:name="connsiteX0" draw:formula="75336*logwidth/420526"/><draw:equation draw:name="connsiteY0" draw:formula="0*logheight/289873"/><draw:equation draw:name="connsiteX1" draw:formula="0*logwidth/420526"/><draw:equation draw:name="connsiteY1" draw:formula="18661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75336*logwidth/420526"/><draw:equation draw:name="connsiteY6" draw:formula="0*logheight/289873"/><draw:equation draw:name="connsiteX0" draw:formula="75336*logwidth/418816"/><draw:equation draw:name="connsiteY0" draw:formula="0*logheight/289873"/><draw:equation draw:name="connsiteX1" draw:formula="0*logwidth/418816"/><draw:equation draw:name="connsiteY1" draw:formula="186615*logheight/289873"/><draw:equation draw:name="connsiteX2" draw:formula="30001*logwidth/418816"/><draw:equation draw:name="connsiteY2" draw:formula="245473*logheight/289873"/><draw:equation draw:name="connsiteX3" draw:formula="365124*logwidth/418816"/><draw:equation draw:name="connsiteY3" draw:formula="289873*logheight/289873"/><draw:equation draw:name="connsiteX4" draw:formula="418816*logwidth/418816"/><draw:equation draw:name="connsiteY4" draw:formula="153681*logheight/289873"/><draw:equation draw:name="connsiteX5" draw:formula="315751*logwidth/418816"/><draw:equation draw:name="connsiteY5" draw:formula="26398*logheight/289873"/><draw:equation draw:name="connsiteX6" draw:formula="75336*logwidth/418816"/><draw:equation draw:name="connsiteY6" draw:formula="0*logheight/289873"/><draw:equation draw:name="connsiteX0" draw:formula="75336*logwidth/418816"/><draw:equation draw:name="connsiteY0" draw:formula="0*logheight/289873"/><draw:equation draw:name="connsiteX1" draw:formula="0*logwidth/418816"/><draw:equation draw:name="connsiteY1" draw:formula="186615*logheight/289873"/><draw:equation draw:name="connsiteX2" draw:formula="30001*logwidth/418816"/><draw:equation draw:name="connsiteY2" draw:formula="245473*logheight/289873"/><draw:equation draw:name="connsiteX3" draw:formula="365124*logwidth/418816"/><draw:equation draw:name="connsiteY3" draw:formula="289873*logheight/289873"/><draw:equation draw:name="connsiteX4" draw:formula="418816*logwidth/418816"/><draw:equation draw:name="connsiteY4" draw:formula="164346*logheight/289873"/><draw:equation draw:name="connsiteX5" draw:formula="315751*logwidth/418816"/><draw:equation draw:name="connsiteY5" draw:formula="26398*logheight/289873"/><draw:equation draw:name="connsiteX6" draw:formula="75336*logwidth/418816"/><draw:equation draw:name="connsiteY6" draw:formula="0*logheight/289873"/><draw:equation draw:name="connsiteX0" draw:formula="104036*logwidth/418816"/><draw:equation draw:name="connsiteY0" draw:formula="0*logheight/289874"/><draw:equation draw:name="connsiteX1" draw:formula="0*logwidth/418816"/><draw:equation draw:name="connsiteY1" draw:formula="186616*logheight/289874"/><draw:equation draw:name="connsiteX2" draw:formula="30001*logwidth/418816"/><draw:equation draw:name="connsiteY2" draw:formula="245474*logheight/289874"/><draw:equation draw:name="connsiteX3" draw:formula="365124*logwidth/418816"/><draw:equation draw:name="connsiteY3" draw:formula="289874*logheight/289874"/><draw:equation draw:name="connsiteX4" draw:formula="418816*logwidth/418816"/><draw:equation draw:name="connsiteY4" draw:formula="164347*logheight/289874"/><draw:equation draw:name="connsiteX5" draw:formula="315751*logwidth/418816"/><draw:equation draw:name="connsiteY5" draw:formula="26399*logheight/289874"/><draw:equation draw:name="connsiteX6" draw:formula="104036*logwidth/418816"/><draw:equation draw:name="connsiteY6" draw:formula="0*logheight/289874"/><draw:equation draw:name="connsiteX0" draw:formula="82511*logwidth/418816"/><draw:equation draw:name="connsiteY0" draw:formula="0*logheight/305724"/><draw:equation draw:name="connsiteX1" draw:formula="0*logwidth/418816"/><draw:equation draw:name="connsiteY1" draw:formula="202466*logheight/305724"/><draw:equation draw:name="connsiteX2" draw:formula="30001*logwidth/418816"/><draw:equation draw:name="connsiteY2" draw:formula="261324*logheight/305724"/><draw:equation draw:name="connsiteX3" draw:formula="365124*logwidth/418816"/><draw:equation draw:name="connsiteY3" draw:formula="305724*logheight/305724"/><draw:equation draw:name="connsiteX4" draw:formula="418816*logwidth/418816"/><draw:equation draw:name="connsiteY4" draw:formula="180197*logheight/305724"/><draw:equation draw:name="connsiteX5" draw:formula="315751*logwidth/418816"/><draw:equation draw:name="connsiteY5" draw:formula="42249*logheight/305724"/><draw:equation draw:name="connsiteX6" draw:formula="82511*logwidth/418816"/><draw:equation draw:name="connsiteY6" draw:formula="0*logheight/305724"/><draw:equation draw:name="connsiteX0" draw:formula="82511*logwidth/418816"/><draw:equation draw:name="connsiteY0" draw:formula="0*logheight/305724"/><draw:equation draw:name="connsiteX1" draw:formula="0*logwidth/418816"/><draw:equation draw:name="connsiteY1" draw:formula="202466*logheight/305724"/><draw:equation draw:name="connsiteX2" draw:formula="30001*logwidth/418816"/><draw:equation draw:name="connsiteY2" draw:formula="261324*logheight/305724"/><draw:equation draw:name="connsiteX3" draw:formula="365124*logwidth/418816"/><draw:equation draw:name="connsiteY3" draw:formula="305724*logheight/305724"/><draw:equation draw:name="connsiteX4" draw:formula="418816*logwidth/418816"/><draw:equation draw:name="connsiteY4" draw:formula="180197*logheight/305724"/><draw:equation draw:name="connsiteX5" draw:formula="322926*logwidth/418816"/><draw:equation draw:name="connsiteY5" draw:formula="32739*logheight/305724"/><draw:equation draw:name="connsiteX6" draw:formula="82511*logwidth/418816"/><draw:equation draw:name="connsiteY6" draw:formula="0*logheight/305724"/><draw:equation draw:name="connsiteX0" draw:formula="50223*logwidth/418816"/><draw:equation draw:name="connsiteY0" draw:formula="3745*logheight/272985"/><draw:equation draw:name="connsiteX1" draw:formula="0*logwidth/418816"/><draw:equation draw:name="connsiteY1" draw:formula="169727*logheight/272985"/><draw:equation draw:name="connsiteX2" draw:formula="30001*logwidth/418816"/><draw:equation draw:name="connsiteY2" draw:formula="228585*logheight/272985"/><draw:equation draw:name="connsiteX3" draw:formula="365124*logwidth/418816"/><draw:equation draw:name="connsiteY3" draw:formula="272985*logheight/272985"/><draw:equation draw:name="connsiteX4" draw:formula="418816*logwidth/418816"/><draw:equation draw:name="connsiteY4" draw:formula="147458*logheight/272985"/><draw:equation draw:name="connsiteX5" draw:formula="322926*logwidth/418816"/><draw:equation draw:name="connsiteY5" draw:formula="0*logheight/272985"/><draw:equation draw:name="connsiteX6" draw:formula="50223*logwidth/418816"/><draw:equation draw:name="connsiteY6" draw:formula="3745*logheight/272985"/><draw:equation draw:name="connsiteX0" draw:formula="71748*logwidth/440341"/><draw:equation draw:name="connsiteY0" draw:formula="3745*logheight/272985"/><draw:equation draw:name="connsiteX1" draw:formula="0*logwidth/440341"/><draw:equation draw:name="connsiteY1" draw:formula="152483*logheight/272985"/><draw:equation draw:name="connsiteX2" draw:formula="51526*logwidth/440341"/><draw:equation draw:name="connsiteY2" draw:formula="228585*logheight/272985"/><draw:equation draw:name="connsiteX3" draw:formula="386649*logwidth/440341"/><draw:equation draw:name="connsiteY3" draw:formula="272985*logheight/272985"/><draw:equation draw:name="connsiteX4" draw:formula="440341*logwidth/440341"/><draw:equation draw:name="connsiteY4" draw:formula="147458*logheight/272985"/><draw:equation draw:name="connsiteX5" draw:formula="344451*logwidth/440341"/><draw:equation draw:name="connsiteY5" draw:formula="0*logheight/272985"/><draw:equation draw:name="connsiteX6" draw:formula="71748*logwidth/440341"/><draw:equation draw:name="connsiteY6" draw:formula="3745*logheight/272985"/><draw:equation draw:name="connsiteX0" draw:formula="50226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50226*logwidth/440341"/><draw:equation draw:name="connsiteY6" draw:formula="0*logheight/293042"/><draw:equation draw:name="connsiteX0" draw:formula="48671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48671*logwidth/440341"/><draw:equation draw:name="connsiteY6" draw:formula="0*logheight/293042"/><draw:equation draw:name="connsiteX0" draw:formula="48671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48671*logwidth/440341"/><draw:equation draw:name="connsiteY6" draw:formula="0*logheight/293042"/><draw:equation draw:name="connsiteX0" draw:formula="66697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66697*logwidth/440341"/><draw:equation draw:name="connsiteY6" draw:formula="0*logheight/293042"/><draw:equation draw:name="connsiteX0" draw:formula="66697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50587*logwidth/440341"/><draw:equation draw:name="connsiteY5" draw:formula="32279*logheight/293042"/><draw:equation draw:name="connsiteX6" draw:formula="66697*logwidth/440341"/><draw:equation draw:name="connsiteY6" draw:formula="0*logheight/293042"/><draw:equation draw:name="connsiteX0" draw:formula="48826*logwidth/440341"/><draw:equation draw:name="connsiteY0" draw:formula="0*logheight/292963"/><draw:equation draw:name="connsiteX1" draw:formula="0*logwidth/440341"/><draw:equation draw:name="connsiteY1" draw:formula="172461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2963"/><draw:equation draw:name="connsiteX1" draw:formula="0*logwidth/440341"/><draw:equation draw:name="connsiteY1" draw:formula="172540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2963"/><draw:equation draw:name="connsiteX1" draw:formula="0*logwidth/440341"/><draw:equation draw:name="connsiteY1" draw:formula="161565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3041"/><draw:equation draw:name="connsiteX1" draw:formula="0*logwidth/440341"/><draw:equation draw:name="connsiteY1" draw:formula="161565*logheight/293041"/><draw:equation draw:name="connsiteX2" draw:formula="51526*logwidth/440341"/><draw:equation draw:name="connsiteY2" draw:formula="248563*logheight/293041"/><draw:equation draw:name="connsiteX3" draw:formula="380160*logwidth/440341"/><draw:equation draw:name="connsiteY3" draw:formula="293041*logheight/293041"/><draw:equation draw:name="connsiteX4" draw:formula="440341*logwidth/440341"/><draw:equation draw:name="connsiteY4" draw:formula="167436*logheight/293041"/><draw:equation draw:name="connsiteX5" draw:formula="350587*logwidth/440341"/><draw:equation draw:name="connsiteY5" draw:formula="32200*logheight/293041"/><draw:equation draw:name="connsiteX6" draw:formula="48826*logwidth/440341"/><draw:equation draw:name="connsiteY6" draw:formula="0*logheight/293041"/><draw:equation draw:name="connsiteX0" draw:formula="81273*logwidth/440341"/><draw:equation draw:name="connsiteY0" draw:formula="0*logheight/272118"/><draw:equation draw:name="connsiteX1" draw:formula="0*logwidth/440341"/><draw:equation draw:name="connsiteY1" draw:formula="140642*logheight/272118"/><draw:equation draw:name="connsiteX2" draw:formula="51526*logwidth/440341"/><draw:equation draw:name="connsiteY2" draw:formula="227640*logheight/272118"/><draw:equation draw:name="connsiteX3" draw:formula="380160*logwidth/440341"/><draw:equation draw:name="connsiteY3" draw:formula="272118*logheight/272118"/><draw:equation draw:name="connsiteX4" draw:formula="440341*logwidth/440341"/><draw:equation draw:name="connsiteY4" draw:formula="146513*logheight/272118"/><draw:equation draw:name="connsiteX5" draw:formula="350587*logwidth/440341"/><draw:equation draw:name="connsiteY5" draw:formula="11277*logheight/272118"/><draw:equation draw:name="connsiteX6" draw:formula="81273*logwidth/440341"/><draw:equation draw:name="connsiteY6" draw:formula="0*logheight/272118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83437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83437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49769*logwidth/440341"/><draw:equation draw:name="connsiteY2" draw:formula="250660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49769*logwidth/440341"/><draw:equation draw:name="connsiteY2" draw:formula="241089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60589*logwidth/440341"/><draw:equation draw:name="connsiteY2" draw:formula="250660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3382*logwidth/394897"/><draw:equation draw:name="connsiteY0" draw:formula="0*logheight/293040"/><draw:equation draw:name="connsiteX1" draw:formula="0*logwidth/394897"/><draw:equation draw:name="connsiteY1" draw:formula="179862*logheight/293040"/><draw:equation draw:name="connsiteX2" draw:formula="15145*logwidth/394897"/><draw:equation draw:name="connsiteY2" draw:formula="250660*logheight/293040"/><draw:equation draw:name="connsiteX3" draw:formula="334716*logwidth/394897"/><draw:equation draw:name="connsiteY3" draw:formula="293040*logheight/293040"/><draw:equation draw:name="connsiteX4" draw:formula="394897*logwidth/394897"/><draw:equation draw:name="connsiteY4" draw:formula="167435*logheight/293040"/><draw:equation draw:name="connsiteX5" draw:formula="305143*logwidth/394897"/><draw:equation draw:name="connsiteY5" draw:formula="32199*logheight/293040"/><draw:equation draw:name="connsiteX6" draw:formula="3382*logwidth/394897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/draw:enhanced-geometry></draw:custom-shape><draw:custom-shape draw:style-name="gr22" svg:width="2.28cm" svg:height="0.9574cm" svg:x="5.763cm" svg:y="-1.252cm"><draw:enhanced-geometry svg:viewBox="0 0 806687 305238" draw:type="ooxml-non-primitive" drawooo:sub-view-size="806687 305238" draw:text-areas="l t r b" draw:enhanced-path="M 10885 323 L 0 66668 158003 274711 370854 305238 806687 0 10885 323 Z N "><draw:equation draw:name="connsiteX0" draw:formula="76200*logwidth/857250"/><draw:equation draw:name="connsiteY0" draw:formula="0*logheight/304800"/><draw:equation draw:name="connsiteX1" draw:formula="0*logwidth/857250"/><draw:equation draw:name="connsiteY1" draw:formula="57150*logheight/304800"/><draw:equation draw:name="connsiteX2" draw:formula="152400*logwidth/857250"/><draw:equation draw:name="connsiteY2" draw:formula="266700*logheight/304800"/><draw:equation draw:name="connsiteX3" draw:formula="419100*logwidth/857250"/><draw:equation draw:name="connsiteY3" draw:formula="304800*logheight/304800"/><draw:equation draw:name="connsiteX4" draw:formula="857250*logwidth/857250"/><draw:equation draw:name="connsiteY4" draw:formula="0*logheight/304800"/><draw:equation draw:name="connsiteX5" draw:formula="76200*logwidth/857250"/><draw:equation draw:name="connsiteY5" draw:formula="0*logheight/304800"/><draw:equation draw:name="connsiteX0" draw:formula="0*logwidth/781050"/><draw:equation draw:name="connsiteY0" draw:formula="0*logheight/304800"/><draw:equation draw:name="connsiteX1" draw:formula="76200*logwidth/781050"/><draw:equation draw:name="connsiteY1" draw:formula="266700*logheight/304800"/><draw:equation draw:name="connsiteX2" draw:formula="342900*logwidth/781050"/><draw:equation draw:name="connsiteY2" draw:formula="304800*logheight/304800"/><draw:equation draw:name="connsiteX3" draw:formula="781050*logwidth/781050"/><draw:equation draw:name="connsiteY3" draw:formula="0*logheight/304800"/><draw:equation draw:name="connsiteX4" draw:formula="0*logwidth/781050"/><draw:equation draw:name="connsiteY4" draw:formula="0*logheight/304800"/><draw:equation draw:name="connsiteX0" draw:formula="0*logwidth/781050"/><draw:equation draw:name="connsiteY0" draw:formula="0*logheight/304800"/><draw:equation draw:name="connsiteX1" draw:formula="206229*logwidth/781050"/><draw:equation draw:name="connsiteY1" draw:formula="304800*logheight/304800"/><draw:equation draw:name="connsiteX2" draw:formula="342900*logwidth/781050"/><draw:equation draw:name="connsiteY2" draw:formula="304800*logheight/304800"/><draw:equation draw:name="connsiteX3" draw:formula="781050*logwidth/781050"/><draw:equation draw:name="connsiteY3" draw:formula="0*logheight/304800"/><draw:equation draw:name="connsiteX4" draw:formula="0*logwidth/781050"/><draw:equation draw:name="connsiteY4" draw:formula="0*logheight/304800"/><draw:equation draw:name="connsiteX0" draw:formula="0*logwidth/696976"/><draw:equation draw:name="connsiteY0" draw:formula="0*logheight/304800"/><draw:equation draw:name="connsiteX1" draw:formula="122155*logwidth/696976"/><draw:equation draw:name="connsiteY1" draw:formula="304800*logheight/304800"/><draw:equation draw:name="connsiteX2" draw:formula="258826*logwidth/696976"/><draw:equation draw:name="connsiteY2" draw:formula="304800*logheight/304800"/><draw:equation draw:name="connsiteX3" draw:formula="696976*logwidth/696976"/><draw:equation draw:name="connsiteY3" draw:formula="0*logheight/304800"/><draw:equation draw:name="connsiteX4" draw:formula="0*logwidth/696976"/><draw:equation draw:name="connsiteY4" draw:formula="0*logheight/304800"/><draw:equation draw:name="connsiteX0" draw:formula="0*logwidth/696976"/><draw:equation draw:name="connsiteY0" draw:formula="0*logheight/304800"/><draw:equation draw:name="connsiteX1" draw:formula="45205*logwidth/696976"/><draw:equation draw:name="connsiteY1" draw:formula="126672*logheight/304800"/><draw:equation draw:name="connsiteX2" draw:formula="122155*logwidth/696976"/><draw:equation draw:name="connsiteY2" draw:formula="304800*logheight/304800"/><draw:equation draw:name="connsiteX3" draw:formula="258826*logwidth/696976"/><draw:equation draw:name="connsiteY3" draw:formula="304800*logheight/304800"/><draw:equation draw:name="connsiteX4" draw:formula="696976*logwidth/696976"/><draw:equation draw:name="connsiteY4" draw:formula="0*logheight/304800"/><draw:equation draw:name="connsiteX5" draw:formula="0*logwidth/696976"/><draw:equation draw:name="connsiteY5" draw:formula="0*logheight/304800"/><draw:equation draw:name="connsiteX0" draw:formula="0*logwidth/696976"/><draw:equation draw:name="connsiteY0" draw:formula="0*logheight/304800"/><draw:equation draw:name="connsiteX1" draw:formula="0*logwidth/696976"/><draw:equation draw:name="connsiteY1" draw:formula="122657*logheight/304800"/><draw:equation draw:name="connsiteX2" draw:formula="122155*logwidth/696976"/><draw:equation draw:name="connsiteY2" draw:formula="304800*logheight/304800"/><draw:equation draw:name="connsiteX3" draw:formula="258826*logwidth/696976"/><draw:equation draw:name="connsiteY3" draw:formula="304800*logheight/304800"/><draw:equation draw:name="connsiteX4" draw:formula="696976*logwidth/696976"/><draw:equation draw:name="connsiteY4" draw:formula="0*logheight/304800"/><draw:equation draw:name="connsiteX5" draw:formula="0*logwidth/696976"/><draw:equation draw:name="connsiteY5" draw:formula="0*logheight/304800"/><draw:equation draw:name="connsiteX0" draw:formula="26752*logwidth/723728"/><draw:equation draw:name="connsiteY0" draw:formula="0*logheight/304800"/><draw:equation draw:name="connsiteX1" draw:formula="1*logwidth/723728"/><draw:equation draw:name="connsiteY1" draw:formula="74501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78354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78354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94205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94205*logheight/304800"/><draw:equation draw:name="connsiteX2" draw:formula="143559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61070*logwidth/758046"/><draw:equation draw:name="connsiteY0" draw:formula="0*logheight/304800"/><draw:equation draw:name="connsiteX1" draw:formula="0*logwidth/758046"/><draw:equation draw:name="connsiteY1" draw:formula="56164*logheight/304800"/><draw:equation draw:name="connsiteX2" draw:formula="177877*logwidth/758046"/><draw:equation draw:name="connsiteY2" draw:formula="304800*logheight/304800"/><draw:equation draw:name="connsiteX3" draw:formula="319896*logwidth/758046"/><draw:equation draw:name="connsiteY3" draw:formula="304800*logheight/304800"/><draw:equation draw:name="connsiteX4" draw:formula="758046*logwidth/758046"/><draw:equation draw:name="connsiteY4" draw:formula="0*logheight/304800"/><draw:equation draw:name="connsiteX5" draw:formula="61070*logwidth/758046"/><draw:equation draw:name="connsiteY5" draw:formula="0*logheight/304800"/><draw:equation draw:name="connsiteX0" draw:formula="37907*logwidth/758046"/><draw:equation draw:name="connsiteY0" draw:formula="5860*logheight/304800"/><draw:equation draw:name="connsiteX1" draw:formula="0*logwidth/758046"/><draw:equation draw:name="connsiteY1" draw:formula="56164*logheight/304800"/><draw:equation draw:name="connsiteX2" draw:formula="177877*logwidth/758046"/><draw:equation draw:name="connsiteY2" draw:formula="304800*logheight/304800"/><draw:equation draw:name="connsiteX3" draw:formula="319896*logwidth/758046"/><draw:equation draw:name="connsiteY3" draw:formula="304800*logheight/304800"/><draw:equation draw:name="connsiteX4" draw:formula="758046*logwidth/758046"/><draw:equation draw:name="connsiteY4" draw:formula="0*logheight/304800"/><draw:equation draw:name="connsiteX5" draw:formula="37907*logwidth/758046"/><draw:equation draw:name="connsiteY5" draw:formula="5860*logheight/304800"/><draw:equation draw:name="connsiteX0" draw:formula="34047*logwidth/758046"/><draw:equation draw:name="connsiteY0" draw:formula="0*logheight/304915"/><draw:equation draw:name="connsiteX1" draw:formula="0*logwidth/758046"/><draw:equation draw:name="connsiteY1" draw:formula="56279*logheight/304915"/><draw:equation draw:name="connsiteX2" draw:formula="177877*logwidth/758046"/><draw:equation draw:name="connsiteY2" draw:formula="304915*logheight/304915"/><draw:equation draw:name="connsiteX3" draw:formula="319896*logwidth/758046"/><draw:equation draw:name="connsiteY3" draw:formula="304915*logheight/304915"/><draw:equation draw:name="connsiteX4" draw:formula="758046*logwidth/758046"/><draw:equation draw:name="connsiteY4" draw:formula="115*logheight/304915"/><draw:equation draw:name="connsiteX5" draw:formula="34047*logwidth/758046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54715*logwidth/734884"/><draw:equation draw:name="connsiteY2" draw:formula="304915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8853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8853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49234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58003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6345*logheight/304915"/><draw:equation draw:name="connsiteX2" draw:formula="158003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6345*logheight/304915"/><draw:equation draw:name="connsiteX2" draw:formula="158003*logwidth/734884"/><draw:equation draw:name="connsiteY2" draw:formula="274388*logheight/304915"/><draw:equation draw:name="connsiteX3" draw:formula="37085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99739"/><draw:equation draw:name="connsiteY0" draw:formula="0*logheight/304915"/><draw:equation draw:name="connsiteX1" draw:formula="0*logwidth/799739"/><draw:equation draw:name="connsiteY1" draw:formula="66345*logheight/304915"/><draw:equation draw:name="connsiteX2" draw:formula="158003*logwidth/799739"/><draw:equation draw:name="connsiteY2" draw:formula="274388*logheight/304915"/><draw:equation draw:name="connsiteX3" draw:formula="370854*logwidth/799739"/><draw:equation draw:name="connsiteY3" draw:formula="304915*logheight/304915"/><draw:equation draw:name="connsiteX4" draw:formula="799739*logwidth/799739"/><draw:equation draw:name="connsiteY4" draw:formula="0*logheight/304915"/><draw:equation draw:name="connsiteX5" draw:formula="10885*logwidth/799739"/><draw:equation draw:name="connsiteY5" draw:formula="0*logheight/304915"/><draw:equation draw:name="connsiteX0" draw:formula="10885*logwidth/799739"/><draw:equation draw:name="connsiteY0" draw:formula="0*logheight/304915"/><draw:equation draw:name="connsiteX1" draw:formula="0*logwidth/799739"/><draw:equation draw:name="connsiteY1" draw:formula="66345*logheight/304915"/><draw:equation draw:name="connsiteX2" draw:formula="158003*logwidth/799739"/><draw:equation draw:name="connsiteY2" draw:formula="274388*logheight/304915"/><draw:equation draw:name="connsiteX3" draw:formula="370854*logwidth/799739"/><draw:equation draw:name="connsiteY3" draw:formula="304915*logheight/304915"/><draw:equation draw:name="connsiteX4" draw:formula="799739*logwidth/799739"/><draw:equation draw:name="connsiteY4" draw:formula="0*logheight/304915"/><draw:equation draw:name="connsiteX5" draw:formula="10885*logwidth/799739"/><draw:equation draw:name="connsiteY5" draw:formula="0*logheight/304915"/><draw:equation draw:name="connsiteX0" draw:formula="10885*logwidth/764995"/><draw:equation draw:name="connsiteY0" draw:formula="0*logheight/304915"/><draw:equation draw:name="connsiteX1" draw:formula="0*logwidth/764995"/><draw:equation draw:name="connsiteY1" draw:formula="66345*logheight/304915"/><draw:equation draw:name="connsiteX2" draw:formula="158003*logwidth/764995"/><draw:equation draw:name="connsiteY2" draw:formula="274388*logheight/304915"/><draw:equation draw:name="connsiteX3" draw:formula="370854*logwidth/764995"/><draw:equation draw:name="connsiteY3" draw:formula="304915*logheight/304915"/><draw:equation draw:name="connsiteX4" draw:formula="764995*logwidth/764995"/><draw:equation draw:name="connsiteY4" draw:formula="1424*logheight/304915"/><draw:equation draw:name="connsiteX5" draw:formula="10885*logwidth/764995"/><draw:equation draw:name="connsiteY5" draw:formula="0*logheight/304915"/><draw:equation draw:name="connsiteX0" draw:formula="10885*logwidth/806687"/><draw:equation draw:name="connsiteY0" draw:formula="323*logheight/305238"/><draw:equation draw:name="connsiteX1" draw:formula="0*logwidth/806687"/><draw:equation draw:name="connsiteY1" draw:formula="66668*logheight/305238"/><draw:equation draw:name="connsiteX2" draw:formula="158003*logwidth/806687"/><draw:equation draw:name="connsiteY2" draw:formula="274711*logheight/305238"/><draw:equation draw:name="connsiteX3" draw:formula="370854*logwidth/806687"/><draw:equation draw:name="connsiteY3" draw:formula="305238*logheight/305238"/><draw:equation draw:name="connsiteX4" draw:formula="806687*logwidth/806687"/><draw:equation draw:name="connsiteY4" draw:formula="0*logheight/305238"/><draw:equation draw:name="connsiteX5" draw:formula="10885*logwidth/806687"/><draw:equation draw:name="connsiteY5" draw:formula="323*logheight/305238"/></draw:enhanced-geometry><text:p text:style-name="P22"><text:span/><text:span/></text:p></draw:custom-shape><draw:custom-shape draw:style-name="gr23" svg:width="1.822cm" svg:height="1.449cm" svg:x="5.625cm" svg:y="-1.247cm"><draw:enhanced-geometry svg:viewBox="0 0 638203 523991" draw:type="ooxml-non-primitive" drawooo:sub-view-size="638203 523991" draw:text-areas="l t r b" draw:enhanced-path="M 274189 0 L 0 356563 248205 523991 638203 434461 571175 192107 274189 0 Z N "><draw:equation draw:name="connsiteX0" draw:formula="276225*logwidth/685800"/><draw:equation draw:name="connsiteY0" draw:formula="0*logheight/523875"/><draw:equation draw:name="connsiteX1" draw:formula="0*logwidth/685800"/><draw:equation draw:name="connsiteY1" draw:formula="352425*logheight/523875"/><draw:equation draw:name="connsiteX2" draw:formula="247650*logwidth/685800"/><draw:equation draw:name="connsiteY2" draw:formula="523875*logheight/523875"/><draw:equation draw:name="connsiteX3" draw:formula="685800*logwidth/685800"/><draw:equation draw:name="connsiteY3" draw:formula="438150*logheight/523875"/><draw:equation draw:name="connsiteX4" draw:formula="609600*logwidth/685800"/><draw:equation draw:name="connsiteY4" draw:formula="161925*logheight/523875"/><draw:equation draw:name="connsiteX5" draw:formula="276225*logwidth/685800"/><draw:equation draw:name="connsiteY5" draw:formula="0*logheight/523875"/><draw:equation draw:name="connsiteX0" draw:formula="273634*logwidth/685800"/><draw:equation draw:name="connsiteY0" draw:formula="0*logheight/520821"/><draw:equation draw:name="connsiteX1" draw:formula="0*logwidth/685800"/><draw:equation draw:name="connsiteY1" draw:formula="349371*logheight/520821"/><draw:equation draw:name="connsiteX2" draw:formula="247650*logwidth/685800"/><draw:equation draw:name="connsiteY2" draw:formula="520821*logheight/520821"/><draw:equation draw:name="connsiteX3" draw:formula="685800*logwidth/685800"/><draw:equation draw:name="connsiteY3" draw:formula="435096*logheight/520821"/><draw:equation draw:name="connsiteX4" draw:formula="609600*logwidth/685800"/><draw:equation draw:name="connsiteY4" draw:formula="158871*logheight/520821"/><draw:equation draw:name="connsiteX5" draw:formula="273634*logwidth/685800"/><draw:equation draw:name="connsiteY5" draw:formula="0*logheight/520821"/><draw:equation draw:name="connsiteX0" draw:formula="273634*logwidth/685800"/><draw:equation draw:name="connsiteY0" draw:formula="0*logheight/523991"/><draw:equation draw:name="connsiteX1" draw:formula="0*logwidth/685800"/><draw:equation draw:name="connsiteY1" draw:formula="352541*logheight/523991"/><draw:equation draw:name="connsiteX2" draw:formula="247650*logwidth/685800"/><draw:equation draw:name="connsiteY2" draw:formula="523991*logheight/523991"/><draw:equation draw:name="connsiteX3" draw:formula="685800*logwidth/685800"/><draw:equation draw:name="connsiteY3" draw:formula="438266*logheight/523991"/><draw:equation draw:name="connsiteX4" draw:formula="609600*logwidth/685800"/><draw:equation draw:name="connsiteY4" draw:formula="162041*logheight/523991"/><draw:equation draw:name="connsiteX5" draw:formula="273634*logwidth/685800"/><draw:equation draw:name="connsiteY5" draw:formula="0*logheight/523991"/><draw:equation draw:name="connsiteX0" draw:formula="274189*logwidth/686355"/><draw:equation draw:name="connsiteY0" draw:formula="0*logheight/523991"/><draw:equation draw:name="connsiteX1" draw:formula="0*logwidth/686355"/><draw:equation draw:name="connsiteY1" draw:formula="356563*logheight/523991"/><draw:equation draw:name="connsiteX2" draw:formula="248205*logwidth/686355"/><draw:equation draw:name="connsiteY2" draw:formula="523991*logheight/523991"/><draw:equation draw:name="connsiteX3" draw:formula="686355*logwidth/686355"/><draw:equation draw:name="connsiteY3" draw:formula="438266*logheight/523991"/><draw:equation draw:name="connsiteX4" draw:formula="610155*logwidth/686355"/><draw:equation draw:name="connsiteY4" draw:formula="162041*logheight/523991"/><draw:equation draw:name="connsiteX5" draw:formula="274189*logwidth/686355"/><draw:equation draw:name="connsiteY5" draw:formula="0*logheight/523991"/><draw:equation draw:name="connsiteX0" draw:formula="274189*logwidth/686355"/><draw:equation draw:name="connsiteY0" draw:formula="0*logheight/523991"/><draw:equation draw:name="connsiteX1" draw:formula="0*logwidth/686355"/><draw:equation draw:name="connsiteY1" draw:formula="356563*logheight/523991"/><draw:equation draw:name="connsiteX2" draw:formula="248205*logwidth/686355"/><draw:equation draw:name="connsiteY2" draw:formula="523991*logheight/523991"/><draw:equation draw:name="connsiteX3" draw:formula="686355*logwidth/686355"/><draw:equation draw:name="connsiteY3" draw:formula="438266*logheight/523991"/><draw:equation draw:name="connsiteX4" draw:formula="571175*logwidth/686355"/><draw:equation draw:name="connsiteY4" draw:formula="192107*logheight/523991"/><draw:equation draw:name="connsiteX5" draw:formula="274189*logwidth/686355"/><draw:equation draw:name="connsiteY5" draw:formula="0*logheight/523991"/><draw:equation draw:name="connsiteX0" draw:formula="274189*logwidth/638203"/><draw:equation draw:name="connsiteY0" draw:formula="0*logheight/523991"/><draw:equation draw:name="connsiteX1" draw:formula="0*logwidth/638203"/><draw:equation draw:name="connsiteY1" draw:formula="356563*logheight/523991"/><draw:equation draw:name="connsiteX2" draw:formula="248205*logwidth/638203"/><draw:equation draw:name="connsiteY2" draw:formula="523991*logheight/523991"/><draw:equation draw:name="connsiteX3" draw:formula="638203*logwidth/638203"/><draw:equation draw:name="connsiteY3" draw:formula="434461*logheight/523991"/><draw:equation draw:name="connsiteX4" draw:formula="571175*logwidth/638203"/><draw:equation draw:name="connsiteY4" draw:formula="192107*logheight/523991"/><draw:equation draw:name="connsiteX5" draw:formula="274189*logwidth/638203"/><draw:equation draw:name="connsiteY5" draw:formula="0*logheight/523991"/></draw:enhanced-geometry></draw:custom-shape><draw:custom-shape draw:style-name="gr24" svg:width="4.534cm" svg:height="2.548cm" svg:x="9.573cm" svg:y="-1.247cm"><draw:enhanced-geometry svg:viewBox="0 0 1588625 921695" draw:type="ooxml-non-primitive" drawooo:sub-view-size="1588625 921695" draw:text-areas="l t r b" draw:enhanced-path="M 283838 354841 L 0 0 1358056 1 1588625 452663 1290951 921695 1110842 685192 631856 873455 283838 354841 Z N "><draw:equation draw:name="connsiteX0" draw:formula="0*logwidth/852985"/><draw:equation draw:name="connsiteY0" draw:formula="354842*logheight/873456"/><draw:equation draw:name="connsiteX1" draw:formula="211540*logwidth/852985"/><draw:equation draw:name="connsiteY1" draw:formula="0*logheight/873456"/><draw:equation draw:name="connsiteX2" draw:formula="573206*logwidth/852985"/><draw:equation draw:name="connsiteY2" draw:formula="0*logheight/873456"/><draw:equation draw:name="connsiteX3" draw:formula="852985*logwidth/852985"/><draw:equation draw:name="connsiteY3" draw:formula="361665*logheight/873456"/><draw:equation draw:name="connsiteX4" draw:formula="839337*logwidth/852985"/><draw:equation draw:name="connsiteY4" draw:formula="689212*logheight/873456"/><draw:equation draw:name="connsiteX5" draw:formula="348018*logwidth/852985"/><draw:equation draw:name="connsiteY5" draw:formula="873456*logheight/873456"/><draw:equation draw:name="connsiteX6" draw:formula="0*logwidth/852985"/><draw:equation draw:name="connsiteY6" draw:formula="354842*logheight/873456"/><draw:equation draw:name="connsiteX0" draw:formula="283838*logwidth/1136823"/><draw:equation draw:name="connsiteY0" draw:formula="356822*logheight/875436"/><draw:equation draw:name="connsiteX1" draw:formula="0*logwidth/1136823"/><draw:equation draw:name="connsiteY1" draw:formula="0*logheight/875436"/><draw:equation draw:name="connsiteX2" draw:formula="857044*logwidth/1136823"/><draw:equation draw:name="connsiteY2" draw:formula="1980*logheight/875436"/><draw:equation draw:name="connsiteX3" draw:formula="1136823*logwidth/1136823"/><draw:equation draw:name="connsiteY3" draw:formula="363645*logheight/875436"/><draw:equation draw:name="connsiteX4" draw:formula="1123175*logwidth/1136823"/><draw:equation draw:name="connsiteY4" draw:formula="691192*logheight/875436"/><draw:equation draw:name="connsiteX5" draw:formula="631856*logwidth/1136823"/><draw:equation draw:name="connsiteY5" draw:formula="875436*logheight/875436"/><draw:equation draw:name="connsiteX6" draw:formula="283838*logwidth/1136823"/><draw:equation draw:name="connsiteY6" draw:formula="356822*logheight/875436"/><draw:equation draw:name="connsiteX0" draw:formula="283838*logwidth/1136823"/><draw:equation draw:name="connsiteY0" draw:formula="354842*logheight/873456"/><draw:equation draw:name="connsiteX1" draw:formula="0*logwidth/1136823"/><draw:equation draw:name="connsiteY1" draw:formula="1*logheight/873456"/><draw:equation draw:name="connsiteX2" draw:formula="857044*logwidth/1136823"/><draw:equation draw:name="connsiteY2" draw:formula="0*logheight/873456"/><draw:equation draw:name="connsiteX3" draw:formula="1136823*logwidth/1136823"/><draw:equation draw:name="connsiteY3" draw:formula="361665*logheight/873456"/><draw:equation draw:name="connsiteX4" draw:formula="1123175*logwidth/1136823"/><draw:equation draw:name="connsiteY4" draw:formula="689212*logheight/873456"/><draw:equation draw:name="connsiteX5" draw:formula="631856*logwidth/1136823"/><draw:equation draw:name="connsiteY5" draw:formula="873456*logheight/873456"/><draw:equation draw:name="connsiteX6" draw:formula="283838*logwidth/1136823"/><draw:equation draw:name="connsiteY6" draw:formula="354842*logheight/873456"/><draw:equation draw:name="connsiteX0" draw:formula="283838*logwidth/1402859"/><draw:equation draw:name="connsiteY0" draw:formula="354842*logheight/873456"/><draw:equation draw:name="connsiteX1" draw:formula="0*logwidth/1402859"/><draw:equation draw:name="connsiteY1" draw:formula="1*logheight/873456"/><draw:equation draw:name="connsiteX2" draw:formula="857044*logwidth/1402859"/><draw:equation draw:name="connsiteY2" draw:formula="0*logheight/873456"/><draw:equation draw:name="connsiteX3" draw:formula="1402859*logwidth/1402859"/><draw:equation draw:name="connsiteY3" draw:formula="284992*logheight/873456"/><draw:equation draw:name="connsiteX4" draw:formula="1123175*logwidth/1402859"/><draw:equation draw:name="connsiteY4" draw:formula="689212*logheight/873456"/><draw:equation draw:name="connsiteX5" draw:formula="631856*logwidth/1402859"/><draw:equation draw:name="connsiteY5" draw:formula="873456*logheight/873456"/><draw:equation draw:name="connsiteX6" draw:formula="283838*logwidth/1402859"/><draw:equation draw:name="connsiteY6" draw:formula="354842*logheight/873456"/><draw:equation draw:name="connsiteX0" draw:formula="283838*logwidth/1402859"/><draw:equation draw:name="connsiteY0" draw:formula="354841*logheight/873455"/><draw:equation draw:name="connsiteX1" draw:formula="0*logwidth/1402859"/><draw:equation draw:name="connsiteY1" draw:formula="0*logheight/873455"/><draw:equation draw:name="connsiteX2" draw:formula="1272170*logwidth/1402859"/><draw:equation draw:name="connsiteY2" draw:formula="1973*logheight/873455"/><draw:equation draw:name="connsiteX3" draw:formula="1402859*logwidth/1402859"/><draw:equation draw:name="connsiteY3" draw:formula="284991*logheight/873455"/><draw:equation draw:name="connsiteX4" draw:formula="1123175*logwidth/1402859"/><draw:equation draw:name="connsiteY4" draw:formula="689211*logheight/873455"/><draw:equation draw:name="connsiteX5" draw:formula="631856*logwidth/1402859"/><draw:equation draw:name="connsiteY5" draw:formula="873455*logheight/873455"/><draw:equation draw:name="connsiteX6" draw:formula="283838*logwidth/1402859"/><draw:equation draw:name="connsiteY6" draw:formula="354841*logheight/873455"/><draw:equation draw:name="connsiteX0" draw:formula="283838*logwidth/1418913"/><draw:equation draw:name="connsiteY0" draw:formula="354841*logheight/873455"/><draw:equation draw:name="connsiteX1" draw:formula="0*logwidth/1418913"/><draw:equation draw:name="connsiteY1" draw:formula="0*logheight/873455"/><draw:equation draw:name="connsiteX2" draw:formula="1272170*logwidth/1418913"/><draw:equation draw:name="connsiteY2" draw:formula="1973*logheight/873455"/><draw:equation draw:name="connsiteX3" draw:formula="1418913*logwidth/1418913"/><draw:equation draw:name="connsiteY3" draw:formula="296412*logheight/873455"/><draw:equation draw:name="connsiteX4" draw:formula="1123175*logwidth/1418913"/><draw:equation draw:name="connsiteY4" draw:formula="689211*logheight/873455"/><draw:equation draw:name="connsiteX5" draw:formula="631856*logwidth/1418913"/><draw:equation draw:name="connsiteY5" draw:formula="873455*logheight/873455"/><draw:equation draw:name="connsiteX6" draw:formula="283838*logwidth/1418913"/><draw:equation draw:name="connsiteY6" draw:formula="354841*logheight/873455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123175*logwidth/1418913"/><draw:equation draw:name="connsiteY4" draw:formula="691195*logheight/875439"/><draw:equation draw:name="connsiteX5" draw:formula="631856*logwidth/1418913"/><draw:equation draw:name="connsiteY5" draw:formula="875439*logheight/875439"/><draw:equation draw:name="connsiteX6" draw:formula="283838*logwidth/1418913"/><draw:equation draw:name="connsiteY6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110842*logwidth/1418913"/><draw:equation draw:name="connsiteY4" draw:formula="687176*logheight/875439"/><draw:equation draw:name="connsiteX5" draw:formula="631856*logwidth/1418913"/><draw:equation draw:name="connsiteY5" draw:formula="875439*logheight/875439"/><draw:equation draw:name="connsiteX6" draw:formula="283838*logwidth/1418913"/><draw:equation draw:name="connsiteY6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1024018"/><draw:equation draw:name="connsiteX1" draw:formula="0*logwidth/1418913"/><draw:equation draw:name="connsiteY1" draw:formula="1984*logheight/1024018"/><draw:equation draw:name="connsiteX2" draw:formula="1272169*logwidth/1418913"/><draw:equation draw:name="connsiteY2" draw:formula="0*logheight/1024018"/><draw:equation draw:name="connsiteX3" draw:formula="1418913*logwidth/1418913"/><draw:equation draw:name="connsiteY3" draw:formula="298396*logheight/1024018"/><draw:equation draw:name="connsiteX4" draw:formula="1309299*logwidth/1418913"/><draw:equation draw:name="connsiteY4" draw:formula="1024018*logheight/1024018"/><draw:equation draw:name="connsiteX5" draw:formula="1110842*logwidth/1418913"/><draw:equation draw:name="connsiteY5" draw:formula="687176*logheight/1024018"/><draw:equation draw:name="connsiteX6" draw:formula="631856*logwidth/1418913"/><draw:equation draw:name="connsiteY6" draw:formula="875439*logheight/1024018"/><draw:equation draw:name="connsiteX7" draw:formula="283838*logwidth/1418913"/><draw:equation draw:name="connsiteY7" draw:formula="356825*logheight/1024018"/><draw:equation draw:name="connsiteX0" draw:formula="283838*logwidth/1501476"/><draw:equation draw:name="connsiteY0" draw:formula="356825*logheight/1024018"/><draw:equation draw:name="connsiteX1" draw:formula="0*logwidth/1501476"/><draw:equation draw:name="connsiteY1" draw:formula="1984*logheight/1024018"/><draw:equation draw:name="connsiteX2" draw:formula="1272169*logwidth/1501476"/><draw:equation draw:name="connsiteY2" draw:formula="0*logheight/1024018"/><draw:equation draw:name="connsiteX3" draw:formula="1501476*logwidth/1501476"/><draw:equation draw:name="connsiteY3" draw:formula="454648*logheight/1024018"/><draw:equation draw:name="connsiteX4" draw:formula="1309299*logwidth/1501476"/><draw:equation draw:name="connsiteY4" draw:formula="1024018*logheight/1024018"/><draw:equation draw:name="connsiteX5" draw:formula="1110842*logwidth/1501476"/><draw:equation draw:name="connsiteY5" draw:formula="687176*logheight/1024018"/><draw:equation draw:name="connsiteX6" draw:formula="631856*logwidth/1501476"/><draw:equation draw:name="connsiteY6" draw:formula="875439*logheight/1024018"/><draw:equation draw:name="connsiteX7" draw:formula="283838*logwidth/1501476"/><draw:equation draw:name="connsiteY7" draw:formula="356825*logheight/1024018"/><draw:equation draw:name="connsiteX0" draw:formula="283838*logwidth/1501476"/><draw:equation draw:name="connsiteY0" draw:formula="356825*logheight/923679"/><draw:equation draw:name="connsiteX1" draw:formula="0*logwidth/1501476"/><draw:equation draw:name="connsiteY1" draw:formula="1984*logheight/923679"/><draw:equation draw:name="connsiteX2" draw:formula="1272169*logwidth/1501476"/><draw:equation draw:name="connsiteY2" draw:formula="0*logheight/923679"/><draw:equation draw:name="connsiteX3" draw:formula="1501476*logwidth/1501476"/><draw:equation draw:name="connsiteY3" draw:formula="454648*logheight/923679"/><draw:equation draw:name="connsiteX4" draw:formula="1290951*logwidth/1501476"/><draw:equation draw:name="connsiteY4" draw:formula="923679*logheight/923679"/><draw:equation draw:name="connsiteX5" draw:formula="1110842*logwidth/1501476"/><draw:equation draw:name="connsiteY5" draw:formula="687176*logheight/923679"/><draw:equation draw:name="connsiteX6" draw:formula="631856*logwidth/1501476"/><draw:equation draw:name="connsiteY6" draw:formula="875439*logheight/923679"/><draw:equation draw:name="connsiteX7" draw:formula="283838*logwidth/1501476"/><draw:equation draw:name="connsiteY7" draw:formula="356825*logheight/923679"/><draw:equation draw:name="connsiteX0" draw:formula="283838*logwidth/1501476"/><draw:equation draw:name="connsiteY0" draw:formula="356825*logheight/923679"/><draw:equation draw:name="connsiteX1" draw:formula="0*logwidth/1501476"/><draw:equation draw:name="connsiteY1" draw:formula="1984*logheight/923679"/><draw:equation draw:name="connsiteX2" draw:formula="1272169*logwidth/1501476"/><draw:equation draw:name="connsiteY2" draw:formula="0*logheight/923679"/><draw:equation draw:name="connsiteX3" draw:formula="1501476*logwidth/1501476"/><draw:equation draw:name="connsiteY3" draw:formula="469876*logheight/923679"/><draw:equation draw:name="connsiteX4" draw:formula="1290951*logwidth/1501476"/><draw:equation draw:name="connsiteY4" draw:formula="923679*logheight/923679"/><draw:equation draw:name="connsiteX5" draw:formula="1110842*logwidth/1501476"/><draw:equation draw:name="connsiteY5" draw:formula="687176*logheight/923679"/><draw:equation draw:name="connsiteX6" draw:formula="631856*logwidth/1501476"/><draw:equation draw:name="connsiteY6" draw:formula="875439*logheight/923679"/><draw:equation draw:name="connsiteX7" draw:formula="283838*logwidth/1501476"/><draw:equation draw:name="connsiteY7" draw:formula="356825*logheight/923679"/><draw:equation draw:name="connsiteX0" draw:formula="283838*logwidth/1570278"/><draw:equation draw:name="connsiteY0" draw:formula="356825*logheight/923679"/><draw:equation draw:name="connsiteX1" draw:formula="0*logwidth/1570278"/><draw:equation draw:name="connsiteY1" draw:formula="1984*logheight/923679"/><draw:equation draw:name="connsiteX2" draw:formula="1272169*logwidth/1570278"/><draw:equation draw:name="connsiteY2" draw:formula="0*logheight/923679"/><draw:equation draw:name="connsiteX3" draw:formula="1570278*logwidth/1570278"/><draw:equation draw:name="connsiteY3" draw:formula="420377*logheight/923679"/><draw:equation draw:name="connsiteX4" draw:formula="1290951*logwidth/1570278"/><draw:equation draw:name="connsiteY4" draw:formula="923679*logheight/923679"/><draw:equation draw:name="connsiteX5" draw:formula="1110842*logwidth/1570278"/><draw:equation draw:name="connsiteY5" draw:formula="687176*logheight/923679"/><draw:equation draw:name="connsiteX6" draw:formula="631856*logwidth/1570278"/><draw:equation draw:name="connsiteY6" draw:formula="875439*logheight/923679"/><draw:equation draw:name="connsiteX7" draw:formula="283838*logwidth/1570278"/><draw:equation draw:name="connsiteY7" draw:formula="356825*logheight/923679"/><draw:equation draw:name="connsiteX0" draw:formula="283838*logwidth/1570278"/><draw:equation draw:name="connsiteY0" draw:formula="354841*logheight/921695"/><draw:equation draw:name="connsiteX1" draw:formula="0*logwidth/1570278"/><draw:equation draw:name="connsiteY1" draw:formula="0*logheight/921695"/><draw:equation draw:name="connsiteX2" draw:formula="1357025*logwidth/1570278"/><draw:equation draw:name="connsiteY2" draw:formula="70*logheight/921695"/><draw:equation draw:name="connsiteX3" draw:formula="1570278*logwidth/1570278"/><draw:equation draw:name="connsiteY3" draw:formula="418393*logheight/921695"/><draw:equation draw:name="connsiteX4" draw:formula="1290951*logwidth/1570278"/><draw:equation draw:name="connsiteY4" draw:formula="921695*logheight/921695"/><draw:equation draw:name="connsiteX5" draw:formula="1110842*logwidth/1570278"/><draw:equation draw:name="connsiteY5" draw:formula="685192*logheight/921695"/><draw:equation draw:name="connsiteX6" draw:formula="631856*logwidth/1570278"/><draw:equation draw:name="connsiteY6" draw:formula="873455*logheight/921695"/><draw:equation draw:name="connsiteX7" draw:formula="283838*logwidth/1570278"/><draw:equation draw:name="connsiteY7" draw:formula="354841*logheight/921695"/><draw:equation draw:name="connsiteX0" draw:formula="283838*logwidth/1588625"/><draw:equation draw:name="connsiteY0" draw:formula="354841*logheight/921695"/><draw:equation draw:name="connsiteX1" draw:formula="0*logwidth/1588625"/><draw:equation draw:name="connsiteY1" draw:formula="0*logheight/921695"/><draw:equation draw:name="connsiteX2" draw:formula="1357025*logwidth/1588625"/><draw:equation draw:name="connsiteY2" draw:formula="70*logheight/921695"/><draw:equation draw:name="connsiteX3" draw:formula="1588625*logwidth/1588625"/><draw:equation draw:name="connsiteY3" draw:formula="452663*logheight/921695"/><draw:equation draw:name="connsiteX4" draw:formula="1290951*logwidth/1588625"/><draw:equation draw:name="connsiteY4" draw:formula="921695*logheight/921695"/><draw:equation draw:name="connsiteX5" draw:formula="1110842*logwidth/1588625"/><draw:equation draw:name="connsiteY5" draw:formula="685192*logheight/921695"/><draw:equation draw:name="connsiteX6" draw:formula="631856*logwidth/1588625"/><draw:equation draw:name="connsiteY6" draw:formula="873455*logheight/921695"/><draw:equation draw:name="connsiteX7" draw:formula="283838*logwidth/1588625"/><draw:equation draw:name="connsiteY7" draw:formula="354841*logheight/921695"/><draw:equation draw:name="connsiteX0" draw:formula="283838*logwidth/1588625"/><draw:equation draw:name="connsiteY0" draw:formula="354841*logheight/921695"/><draw:equation draw:name="connsiteX1" draw:formula="0*logwidth/1588625"/><draw:equation draw:name="connsiteY1" draw:formula="0*logheight/921695"/><draw:equation draw:name="connsiteX2" draw:formula="1358056*logwidth/1588625"/><draw:equation draw:name="connsiteY2" draw:formula="1*logheight/921695"/><draw:equation draw:name="connsiteX3" draw:formula="1588625*logwidth/1588625"/><draw:equation draw:name="connsiteY3" draw:formula="452663*logheight/921695"/><draw:equation draw:name="connsiteX4" draw:formula="1290951*logwidth/1588625"/><draw:equation draw:name="connsiteY4" draw:formula="921695*logheight/921695"/><draw:equation draw:name="connsiteX5" draw:formula="1110842*logwidth/1588625"/><draw:equation draw:name="connsiteY5" draw:formula="685192*logheight/921695"/><draw:equation draw:name="connsiteX6" draw:formula="631856*logwidth/1588625"/><draw:equation draw:name="connsiteY6" draw:formula="873455*logheight/921695"/><draw:equation draw:name="connsiteX7" draw:formula="283838*logwidth/1588625"/><draw:equation draw:name="connsiteY7" draw:formula="354841*logheight/921695"/></draw:enhanced-geometry></draw:custom-shape><draw:custom-shape draw:style-name="gr25" svg:width="1.896cm" svg:height="1.905cm" svg:x="11.37cm" svg:y="-0.2623cm"><draw:enhanced-geometry svg:viewBox="0 0 664439 639094" draw:type="ooxml-non-primitive" drawooo:sub-view-size="664439 639094" draw:text-areas="l t r b" draw:enhanced-path="M 77357 0 L 0 480119 260221 639094 664439 524853 595629 206455 77357 0 Z N "><draw:equation draw:name="connsiteX0" draw:formula="75063*logwidth/716508"/><draw:equation draw:name="connsiteY0" draw:formula="0*logheight/627797"/><draw:equation draw:name="connsiteX1" draw:formula="0*logwidth/716508"/><draw:equation draw:name="connsiteY1" draw:formula="518615*logheight/627797"/><draw:equation draw:name="connsiteX2" draw:formula="150125*logwidth/716508"/><draw:equation draw:name="connsiteY2" draw:formula="627797*logheight/627797"/><draw:equation draw:name="connsiteX3" draw:formula="716508*logwidth/716508"/><draw:equation draw:name="connsiteY3" draw:formula="620973*logheight/627797"/><draw:equation draw:name="connsiteX4" draw:formula="634621*logwidth/716508"/><draw:equation draw:name="connsiteY4" draw:formula="232012*logheight/627797"/><draw:equation draw:name="connsiteX5" draw:formula="75063*logwidth/716508"/><draw:equation draw:name="connsiteY5" draw:formula="0*logheight/627797"/><draw:equation draw:name="connsiteX0" draw:formula="75063*logwidth/634621"/><draw:equation draw:name="connsiteY0" draw:formula="0*logheight/627797"/><draw:equation draw:name="connsiteX1" draw:formula="0*logwidth/634621"/><draw:equation draw:name="connsiteY1" draw:formula="518615*logheight/627797"/><draw:equation draw:name="connsiteX2" draw:formula="150125*logwidth/634621"/><draw:equation draw:name="connsiteY2" draw:formula="627797*logheight/627797"/><draw:equation draw:name="connsiteX3" draw:formula="480261*logwidth/634621"/><draw:equation draw:name="connsiteY3" draw:formula="568262*logheight/627797"/><draw:equation draw:name="connsiteX4" draw:formula="634621*logwidth/634621"/><draw:equation draw:name="connsiteY4" draw:formula="232012*logheight/627797"/><draw:equation draw:name="connsiteX5" draw:formula="75063*logwidth/634621"/><draw:equation draw:name="connsiteY5" draw:formula="0*logheight/627797"/><draw:equation draw:name="connsiteX0" draw:formula="75063*logwidth/634621"/><draw:equation draw:name="connsiteY0" draw:formula="0*logheight/627797"/><draw:equation draw:name="connsiteX1" draw:formula="0*logwidth/634621"/><draw:equation draw:name="connsiteY1" draw:formula="490015*logheight/627797"/><draw:equation draw:name="connsiteX2" draw:formula="150125*logwidth/634621"/><draw:equation draw:name="connsiteY2" draw:formula="627797*logheight/627797"/><draw:equation draw:name="connsiteX3" draw:formula="480261*logwidth/634621"/><draw:equation draw:name="connsiteY3" draw:formula="568262*logheight/627797"/><draw:equation draw:name="connsiteX4" draw:formula="634621*logwidth/634621"/><draw:equation draw:name="connsiteY4" draw:formula="232012*logheight/627797"/><draw:equation draw:name="connsiteX5" draw:formula="75063*logwidth/634621"/><draw:equation draw:name="connsiteY5" draw:formula="0*logheight/627797"/><draw:equation draw:name="connsiteX0" draw:formula="77357*logwidth/634621"/><draw:equation draw:name="connsiteY0" draw:formula="0*logheight/617901"/><draw:equation draw:name="connsiteX1" draw:formula="0*logwidth/634621"/><draw:equation draw:name="connsiteY1" draw:formula="480119*logheight/617901"/><draw:equation draw:name="connsiteX2" draw:formula="150125*logwidth/634621"/><draw:equation draw:name="connsiteY2" draw:formula="617901*logheight/617901"/><draw:equation draw:name="connsiteX3" draw:formula="480261*logwidth/634621"/><draw:equation draw:name="connsiteY3" draw:formula="558366*logheight/617901"/><draw:equation draw:name="connsiteX4" draw:formula="634621*logwidth/634621"/><draw:equation draw:name="connsiteY4" draw:formula="222116*logheight/617901"/><draw:equation draw:name="connsiteX5" draw:formula="77357*logwidth/634621"/><draw:equation draw:name="connsiteY5" draw:formula="0*logheight/617901"/><draw:equation draw:name="connsiteX0" draw:formula="77357*logwidth/595629"/><draw:equation draw:name="connsiteY0" draw:formula="0*logheight/617901"/><draw:equation draw:name="connsiteX1" draw:formula="0*logwidth/595629"/><draw:equation draw:name="connsiteY1" draw:formula="480119*logheight/617901"/><draw:equation draw:name="connsiteX2" draw:formula="150125*logwidth/595629"/><draw:equation draw:name="connsiteY2" draw:formula="617901*logheight/617901"/><draw:equation draw:name="connsiteX3" draw:formula="480261*logwidth/595629"/><draw:equation draw:name="connsiteY3" draw:formula="558366*logheight/617901"/><draw:equation draw:name="connsiteX4" draw:formula="595629*logwidth/595629"/><draw:equation draw:name="connsiteY4" draw:formula="206455*logheight/617901"/><draw:equation draw:name="connsiteX5" draw:formula="77357*logwidth/595629"/><draw:equation draw:name="connsiteY5" draw:formula="0*logheight/617901"/><draw:equation draw:name="connsiteX0" draw:formula="77357*logwidth/595629"/><draw:equation draw:name="connsiteY0" draw:formula="0*logheight/617901"/><draw:equation draw:name="connsiteX1" draw:formula="0*logwidth/595629"/><draw:equation draw:name="connsiteY1" draw:formula="480119*logheight/617901"/><draw:equation draw:name="connsiteX2" draw:formula="150125*logwidth/595629"/><draw:equation draw:name="connsiteY2" draw:formula="617901*logheight/617901"/><draw:equation draw:name="connsiteX3" draw:formula="595629*logwidth/595629"/><draw:equation draw:name="connsiteY3" draw:formula="563664*logheight/617901"/><draw:equation draw:name="connsiteX4" draw:formula="595629*logwidth/595629"/><draw:equation draw:name="connsiteY4" draw:formula="206455*logheight/617901"/><draw:equation draw:name="connsiteX5" draw:formula="77357*logwidth/595629"/><draw:equation draw:name="connsiteY5" draw:formula="0*logheight/617901"/><draw:equation draw:name="connsiteX0" draw:formula="77357*logwidth/595629"/><draw:equation draw:name="connsiteY0" draw:formula="0*logheight/563664"/><draw:equation draw:name="connsiteX1" draw:formula="0*logwidth/595629"/><draw:equation draw:name="connsiteY1" draw:formula="480119*logheight/563664"/><draw:equation draw:name="connsiteX2" draw:formula="285451*logwidth/595629"/><draw:equation draw:name="connsiteY2" draw:formula="550790*logheight/563664"/><draw:equation draw:name="connsiteX3" draw:formula="595629*logwidth/595629"/><draw:equation draw:name="connsiteY3" draw:formula="563664*logheight/563664"/><draw:equation draw:name="connsiteX4" draw:formula="595629*logwidth/595629"/><draw:equation draw:name="connsiteY4" draw:formula="206455*logheight/563664"/><draw:equation draw:name="connsiteX5" draw:formula="77357*logwidth/595629"/><draw:equation draw:name="connsiteY5" draw:formula="0*logheight/563664"/><draw:equation draw:name="connsiteX0" draw:formula="77357*logwidth/595629"/><draw:equation draw:name="connsiteY0" draw:formula="0*logheight/639094"/><draw:equation draw:name="connsiteX1" draw:formula="0*logwidth/595629"/><draw:equation draw:name="connsiteY1" draw:formula="480119*logheight/639094"/><draw:equation draw:name="connsiteX2" draw:formula="260221*logwidth/595629"/><draw:equation draw:name="connsiteY2" draw:formula="639094*logheight/639094"/><draw:equation draw:name="connsiteX3" draw:formula="595629*logwidth/595629"/><draw:equation draw:name="connsiteY3" draw:formula="563664*logheight/639094"/><draw:equation draw:name="connsiteX4" draw:formula="595629*logwidth/595629"/><draw:equation draw:name="connsiteY4" draw:formula="206455*logheight/639094"/><draw:equation draw:name="connsiteX5" draw:formula="77357*logwidth/595629"/><draw:equation draw:name="connsiteY5" draw:formula="0*logheight/639094"/><draw:equation draw:name="connsiteX0" draw:formula="77357*logwidth/664439"/><draw:equation draw:name="connsiteY0" draw:formula="0*logheight/639094"/><draw:equation draw:name="connsiteX1" draw:formula="0*logwidth/664439"/><draw:equation draw:name="connsiteY1" draw:formula="480119*logheight/639094"/><draw:equation draw:name="connsiteX2" draw:formula="260221*logwidth/664439"/><draw:equation draw:name="connsiteY2" draw:formula="639094*logheight/639094"/><draw:equation draw:name="connsiteX3" draw:formula="664439*logwidth/664439"/><draw:equation draw:name="connsiteY3" draw:formula="524853*logheight/639094"/><draw:equation draw:name="connsiteX4" draw:formula="595629*logwidth/664439"/><draw:equation draw:name="connsiteY4" draw:formula="206455*logheight/639094"/><draw:equation draw:name="connsiteX5" draw:formula="77357*logwidth/664439"/><draw:equation draw:name="connsiteY5" draw:formula="0*logheight/639094"/></draw:enhanced-geometry></draw:custom-shape><draw:custom-shape draw:style-name="gr26" svg:width="2.668cm" svg:height="1.623cm" svg:x="13.45cm" svg:y="-1.247cm"><draw:enhanced-geometry svg:viewBox="0 0 934878 586853" draw:type="ooxml-non-primitive" drawooo:sub-view-size="934878 586853" draw:text-areas="l t r b" draw:enhanced-path="M 0 0 L 232018 457200 614155 586853 907582 375313 934878 0 0 0 Z N "><draw:equation draw:name="connsiteX0" draw:formula="0*logwidth/921224"/><draw:equation draw:name="connsiteY0" draw:formula="0*logheight/586853"/><draw:equation draw:name="connsiteX1" draw:formula="218364*logwidth/921224"/><draw:equation draw:name="connsiteY1" draw:formula="457200*logheight/586853"/><draw:equation draw:name="connsiteX2" draw:formula="600501*logwidth/921224"/><draw:equation draw:name="connsiteY2" draw:formula="586853*logheight/586853"/><draw:equation draw:name="connsiteX3" draw:formula="893928*logwidth/921224"/><draw:equation draw:name="connsiteY3" draw:formula="375313*logheight/586853"/><draw:equation draw:name="connsiteX4" draw:formula="921224*logwidth/921224"/><draw:equation draw:name="connsiteY4" draw:formula="0*logheight/586853"/><draw:equation draw:name="connsiteX5" draw:formula="0*logwidth/921224"/><draw:equation draw:name="connsiteY5" draw:formula="0*logheight/586853"/><draw:equation draw:name="connsiteX0" draw:formula="0*logwidth/934878"/><draw:equation draw:name="connsiteY0" draw:formula="0*logheight/586853"/><draw:equation draw:name="connsiteX1" draw:formula="232018*logwidth/934878"/><draw:equation draw:name="connsiteY1" draw:formula="457200*logheight/586853"/><draw:equation draw:name="connsiteX2" draw:formula="614155*logwidth/934878"/><draw:equation draw:name="connsiteY2" draw:formula="586853*logheight/586853"/><draw:equation draw:name="connsiteX3" draw:formula="907582*logwidth/934878"/><draw:equation draw:name="connsiteY3" draw:formula="375313*logheight/586853"/><draw:equation draw:name="connsiteX4" draw:formula="934878*logwidth/934878"/><draw:equation draw:name="connsiteY4" draw:formula="0*logheight/586853"/><draw:equation draw:name="connsiteX5" draw:formula="0*logwidth/934878"/><draw:equation draw:name="connsiteY5" draw:formula="0*logheight/586853"/></draw:enhanced-geometry></draw:custom-shape><draw:custom-shape draw:style-name="gr27" svg:width="2.437cm" svg:height="1.273cm" svg:x="14.94cm" svg:y="-1.247cm"><draw:enhanced-geometry svg:viewBox="0 0 853812 460468" draw:type="ooxml-non-primitive" drawooo:sub-view-size="853812 460468" draw:text-areas="l t r b" draw:enhanced-path="M 273944 0 L 0 178343 275795 452504 512719 460468 696140 404893 853812 0 273944 0 Z N "><draw:equation draw:name="connsiteX0" draw:formula="146304*logwidth/680314"/><draw:equation draw:name="connsiteY0" draw:formula="7315*logheight/482803"/><draw:equation draw:name="connsiteX1" draw:formula="0*logwidth/680314"/><draw:equation draw:name="connsiteY1" draw:formula="131674*logheight/482803"/><draw:equation draw:name="connsiteX2" draw:formula="175565*logwidth/680314"/><draw:equation draw:name="connsiteY2" draw:formula="482803*logheight/482803"/><draw:equation draw:name="connsiteX3" draw:formula="446227*logwidth/680314"/><draw:equation draw:name="connsiteY3" draw:formula="482803*logheight/482803"/><draw:equation draw:name="connsiteX4" draw:formula="577901*logwidth/680314"/><draw:equation draw:name="connsiteY4" draw:formula="416966*logheight/482803"/><draw:equation draw:name="connsiteX5" draw:formula="680314*logwidth/680314"/><draw:equation draw:name="connsiteY5" draw:formula="0*logheight/482803"/><draw:equation draw:name="connsiteX6" draw:formula="146304*logwidth/680314"/><draw:equation draw:name="connsiteY6" draw:formula="7315*logheight/482803"/><draw:equation draw:name="connsiteX0" draw:formula="138661*logwidth/680314"/><draw:equation draw:name="connsiteY0" draw:formula="0*logheight/482803"/><draw:equation draw:name="connsiteX1" draw:formula="0*logwidth/680314"/><draw:equation draw:name="connsiteY1" draw:formula="131674*logheight/482803"/><draw:equation draw:name="connsiteX2" draw:formula="175565*logwidth/680314"/><draw:equation draw:name="connsiteY2" draw:formula="482803*logheight/482803"/><draw:equation draw:name="connsiteX3" draw:formula="446227*logwidth/680314"/><draw:equation draw:name="connsiteY3" draw:formula="482803*logheight/482803"/><draw:equation draw:name="connsiteX4" draw:formula="577901*logwidth/680314"/><draw:equation draw:name="connsiteY4" draw:formula="416966*logheight/482803"/><draw:equation draw:name="connsiteX5" draw:formula="680314*logwidth/680314"/><draw:equation draw:name="connsiteY5" draw:formula="0*logheight/482803"/><draw:equation draw:name="connsiteX6" draw:formula="138661*logwidth/680314"/><draw:equation draw:name="connsiteY6" draw:formula="0*logheight/482803"/><draw:equation draw:name="connsiteX0" draw:formula="138661*logwidth/718530"/><draw:equation draw:name="connsiteY0" draw:formula="0*logheight/482803"/><draw:equation draw:name="connsiteX1" draw:formula="0*logwidth/718530"/><draw:equation draw:name="connsiteY1" draw:formula="131674*logheight/482803"/><draw:equation draw:name="connsiteX2" draw:formula="175565*logwidth/718530"/><draw:equation draw:name="connsiteY2" draw:formula="482803*logheight/482803"/><draw:equation draw:name="connsiteX3" draw:formula="446227*logwidth/718530"/><draw:equation draw:name="connsiteY3" draw:formula="482803*logheight/482803"/><draw:equation draw:name="connsiteX4" draw:formula="577901*logwidth/718530"/><draw:equation draw:name="connsiteY4" draw:formula="416966*logheight/482803"/><draw:equation draw:name="connsiteX5" draw:formula="718529*logwidth/718530"/><draw:equation draw:name="connsiteY5" draw:formula="0*logheight/482803"/><draw:equation draw:name="connsiteX6" draw:formula="138661*logwidth/718530"/><draw:equation draw:name="connsiteY6" draw:formula="0*logheight/482803"/><draw:equation draw:name="connsiteX0" draw:formula="216621*logwidth/796489"/><draw:equation draw:name="connsiteY0" draw:formula="0*logheight/482803"/><draw:equation draw:name="connsiteX1" draw:formula="0*logwidth/796489"/><draw:equation draw:name="connsiteY1" draw:formula="141192*logheight/482803"/><draw:equation draw:name="connsiteX2" draw:formula="253525*logwidth/796489"/><draw:equation draw:name="connsiteY2" draw:formula="482803*logheight/482803"/><draw:equation draw:name="connsiteX3" draw:formula="524187*logwidth/796489"/><draw:equation draw:name="connsiteY3" draw:formula="482803*logheight/482803"/><draw:equation draw:name="connsiteX4" draw:formula="655861*logwidth/796489"/><draw:equation draw:name="connsiteY4" draw:formula="416966*logheight/482803"/><draw:equation draw:name="connsiteX5" draw:formula="796489*logwidth/796489"/><draw:equation draw:name="connsiteY5" draw:formula="0*logheight/482803"/><draw:equation draw:name="connsiteX6" draw:formula="216621*logwidth/796489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310848*logwidth/853812"/><draw:equation draw:name="connsiteY2" draw:formula="482803*logheight/482803"/><draw:equation draw:name="connsiteX3" draw:formula="581510*logwidth/853812"/><draw:equation draw:name="connsiteY3" draw:formula="482803*logheight/482803"/><draw:equation draw:name="connsiteX4" draw:formula="713184*logwidth/853812"/><draw:equation draw:name="connsiteY4" draw:formula="416966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275795*logwidth/853812"/><draw:equation draw:name="connsiteY2" draw:formula="452504*logheight/482803"/><draw:equation draw:name="connsiteX3" draw:formula="581510*logwidth/853812"/><draw:equation draw:name="connsiteY3" draw:formula="482803*logheight/482803"/><draw:equation draw:name="connsiteX4" draw:formula="713184*logwidth/853812"/><draw:equation draw:name="connsiteY4" draw:formula="416966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275795*logwidth/853812"/><draw:equation draw:name="connsiteY2" draw:formula="452504*logheight/482803"/><draw:equation draw:name="connsiteX3" draw:formula="581510*logwidth/853812"/><draw:equation draw:name="connsiteY3" draw:formula="482803*logheight/482803"/><draw:equation draw:name="connsiteX4" draw:formula="687387*logwidth/853812"/><draw:equation draw:name="connsiteY4" draw:formula="370083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68515"/><draw:equation draw:name="connsiteX1" draw:formula="0*logwidth/853812"/><draw:equation draw:name="connsiteY1" draw:formula="178343*logheight/468515"/><draw:equation draw:name="connsiteX2" draw:formula="275795*logwidth/853812"/><draw:equation draw:name="connsiteY2" draw:formula="452504*logheight/468515"/><draw:equation draw:name="connsiteX3" draw:formula="538514*logwidth/853812"/><draw:equation draw:name="connsiteY3" draw:formula="468515*logheight/468515"/><draw:equation draw:name="connsiteX4" draw:formula="687387*logwidth/853812"/><draw:equation draw:name="connsiteY4" draw:formula="370083*logheight/468515"/><draw:equation draw:name="connsiteX5" draw:formula="853812*logwidth/853812"/><draw:equation draw:name="connsiteY5" draw:formula="0*logheight/468515"/><draw:equation draw:name="connsiteX6" draw:formula="273944*logwidth/853812"/><draw:equation draw:name="connsiteY6" draw:formula="0*logheight/468515"/><draw:equation draw:name="connsiteX0" draw:formula="273944*logwidth/853812"/><draw:equation draw:name="connsiteY0" draw:formula="0*logheight/468515"/><draw:equation draw:name="connsiteX1" draw:formula="0*logwidth/853812"/><draw:equation draw:name="connsiteY1" draw:formula="178343*logheight/468515"/><draw:equation draw:name="connsiteX2" draw:formula="275795*logwidth/853812"/><draw:equation draw:name="connsiteY2" draw:formula="452504*logheight/468515"/><draw:equation draw:name="connsiteX3" draw:formula="538514*logwidth/853812"/><draw:equation draw:name="connsiteY3" draw:formula="468515*logheight/468515"/><draw:equation draw:name="connsiteX4" draw:formula="669512*logwidth/853812"/><draw:equation draw:name="connsiteY4" draw:formula="389672*logheight/468515"/><draw:equation draw:name="connsiteX5" draw:formula="853812*logwidth/853812"/><draw:equation draw:name="connsiteY5" draw:formula="0*logheight/468515"/><draw:equation draw:name="connsiteX6" draw:formula="273944*logwidth/853812"/><draw:equation draw:name="connsiteY6" draw:formula="0*logheight/468515"/><draw:equation draw:name="connsiteX0" draw:formula="273944*logwidth/853812"/><draw:equation draw:name="connsiteY0" draw:formula="0*logheight/482384"/><draw:equation draw:name="connsiteX1" draw:formula="0*logwidth/853812"/><draw:equation draw:name="connsiteY1" draw:formula="178343*logheight/482384"/><draw:equation draw:name="connsiteX2" draw:formula="275795*logwidth/853812"/><draw:equation draw:name="connsiteY2" draw:formula="452504*logheight/482384"/><draw:equation draw:name="connsiteX3" draw:formula="441059*logwidth/853812"/><draw:equation draw:name="connsiteY3" draw:formula="482384*logheight/482384"/><draw:equation draw:name="connsiteX4" draw:formula="669512*logwidth/853812"/><draw:equation draw:name="connsiteY4" draw:formula="389672*logheight/482384"/><draw:equation draw:name="connsiteX5" draw:formula="853812*logwidth/853812"/><draw:equation draw:name="connsiteY5" draw:formula="0*logheight/482384"/><draw:equation draw:name="connsiteX6" draw:formula="273944*logwidth/853812"/><draw:equation draw:name="connsiteY6" draw:formula="0*logheight/482384"/><draw:equation draw:name="connsiteX0" draw:formula="273944*logwidth/853812"/><draw:equation draw:name="connsiteY0" draw:formula="0*logheight/484286"/><draw:equation draw:name="connsiteX1" draw:formula="0*logwidth/853812"/><draw:equation draw:name="connsiteY1" draw:formula="178343*logheight/484286"/><draw:equation draw:name="connsiteX2" draw:formula="275795*logwidth/853812"/><draw:equation draw:name="connsiteY2" draw:formula="452504*logheight/484286"/><draw:equation draw:name="connsiteX3" draw:formula="518451*logwidth/853812"/><draw:equation draw:name="connsiteY3" draw:formula="484286*logheight/484286"/><draw:equation draw:name="connsiteX4" draw:formula="669512*logwidth/853812"/><draw:equation draw:name="connsiteY4" draw:formula="389672*logheight/484286"/><draw:equation draw:name="connsiteX5" draw:formula="853812*logwidth/853812"/><draw:equation draw:name="connsiteY5" draw:formula="0*logheight/484286"/><draw:equation draw:name="connsiteX6" draw:formula="273944*logwidth/853812"/><draw:equation draw:name="connsiteY6" draw:formula="0*logheight/484286"/><draw:equation draw:name="connsiteX0" draw:formula="273944*logwidth/853812"/><draw:equation draw:name="connsiteY0" draw:formula="0*logheight/484286"/><draw:equation draw:name="connsiteX1" draw:formula="0*logwidth/853812"/><draw:equation draw:name="connsiteY1" draw:formula="178343*logheight/484286"/><draw:equation draw:name="connsiteX2" draw:formula="275795*logwidth/853812"/><draw:equation draw:name="connsiteY2" draw:formula="452504*logheight/484286"/><draw:equation draw:name="connsiteX3" draw:formula="506985*logwidth/853812"/><draw:equation draw:name="connsiteY3" draw:formula="484286*logheight/484286"/><draw:equation draw:name="connsiteX4" draw:formula="669512*logwidth/853812"/><draw:equation draw:name="connsiteY4" draw:formula="389672*logheight/484286"/><draw:equation draw:name="connsiteX5" draw:formula="853812*logwidth/853812"/><draw:equation draw:name="connsiteY5" draw:formula="0*logheight/484286"/><draw:equation draw:name="connsiteX6" draw:formula="273944*logwidth/853812"/><draw:equation draw:name="connsiteY6" draw:formula="0*logheight/484286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2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83843*logwidth/853812"/><draw:equation draw:name="connsiteY4" draw:formula="370081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706201*logwidth/853812"/><draw:equation draw:name="connsiteY4" draw:formula="37008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244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932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2442*logwidth/853812"/><draw:equation draw:name="connsiteY4" draw:formula="416341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6140*logwidth/853812"/><draw:equation draw:name="connsiteY4" draw:formula="404893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/draw:enhanced-geometry></draw:custom-shape><draw:custom-shape draw:style-name="gr28" svg:width="1.352cm" svg:height="2.027cm" svg:x="15.05cm" svg:y="-0.22cm"><draw:enhanced-geometry svg:viewBox="0 0 473499 732846" draw:type="ooxml-non-primitive" drawooo:sub-view-size="473499 732846" draw:text-areas="l t r b" draw:enhanced-path="M 53777 215534 L 0 674421 310230 732846 443549 611418 473499 90386 349387 0 53777 215534 Z N "><draw:equation draw:name="connsiteX0" draw:formula="15368*logwidth/660827"/><draw:equation draw:name="connsiteY0" draw:formula="38420*logheight/591670"/><draw:equation draw:name="connsiteX1" draw:formula="0*logwidth/660827"/><draw:equation draw:name="connsiteY1" draw:formula="530198*logheight/591670"/><draw:equation draw:name="connsiteX2" draw:formula="84524*logwidth/660827"/><draw:equation draw:name="connsiteY2" draw:formula="591670*logheight/591670"/><draw:equation draw:name="connsiteX3" draw:formula="660827*logwidth/660827"/><draw:equation draw:name="connsiteY3" draw:formula="591670*logheight/591670"/><draw:equation draw:name="connsiteX4" draw:formula="484094*logwidth/660827"/><draw:equation draw:name="connsiteY4" draw:formula="0*logheight/591670"/><draw:equation draw:name="connsiteX5" draw:formula="15368*logwidth/660827"/><draw:equation draw:name="connsiteY5" draw:formula="38420*logheight/591670"/><draw:equation draw:name="connsiteX0" draw:formula="15368*logwidth/660827"/><draw:equation draw:name="connsiteY0" draw:formula="38420*logheight/607038"/><draw:equation draw:name="connsiteX1" draw:formula="0*logwidth/660827"/><draw:equation draw:name="connsiteY1" draw:formula="530198*logheight/607038"/><draw:equation draw:name="connsiteX2" draw:formula="84524*logwidth/660827"/><draw:equation draw:name="connsiteY2" draw:formula="591670*logheight/607038"/><draw:equation draw:name="connsiteX3" draw:formula="660827*logwidth/660827"/><draw:equation draw:name="connsiteY3" draw:formula="607038*logheight/607038"/><draw:equation draw:name="connsiteX4" draw:formula="484094*logwidth/660827"/><draw:equation draw:name="connsiteY4" draw:formula="0*logheight/607038"/><draw:equation draw:name="connsiteX5" draw:formula="15368*logwidth/660827"/><draw:equation draw:name="connsiteY5" draw:formula="38420*logheight/607038"/><draw:equation draw:name="connsiteX0" draw:formula="15368*logwidth/660827"/><draw:equation draw:name="connsiteY0" draw:formula="38420*logheight/607226"/><draw:equation draw:name="connsiteX1" draw:formula="0*logwidth/660827"/><draw:equation draw:name="connsiteY1" draw:formula="530198*logheight/607226"/><draw:equation draw:name="connsiteX2" draw:formula="84524*logwidth/660827"/><draw:equation draw:name="connsiteY2" draw:formula="607226*logheight/607226"/><draw:equation draw:name="connsiteX3" draw:formula="660827*logwidth/660827"/><draw:equation draw:name="connsiteY3" draw:formula="607038*logheight/607226"/><draw:equation draw:name="connsiteX4" draw:formula="484094*logwidth/660827"/><draw:equation draw:name="connsiteY4" draw:formula="0*logheight/607226"/><draw:equation draw:name="connsiteX5" draw:formula="15368*logwidth/660827"/><draw:equation draw:name="connsiteY5" draw:formula="38420*logheight/607226"/><draw:equation draw:name="connsiteX0" draw:formula="0*logwidth/684439"/><draw:equation draw:name="connsiteY0" draw:formula="15789*logheight/607226"/><draw:equation draw:name="connsiteX1" draw:formula="23612*logwidth/684439"/><draw:equation draw:name="connsiteY1" draw:formula="530198*logheight/607226"/><draw:equation draw:name="connsiteX2" draw:formula="108136*logwidth/684439"/><draw:equation draw:name="connsiteY2" draw:formula="607226*logheight/607226"/><draw:equation draw:name="connsiteX3" draw:formula="684439*logwidth/684439"/><draw:equation draw:name="connsiteY3" draw:formula="607038*logheight/607226"/><draw:equation draw:name="connsiteX4" draw:formula="507706*logwidth/684439"/><draw:equation draw:name="connsiteY4" draw:formula="0*logheight/607226"/><draw:equation draw:name="connsiteX5" draw:formula="0*logwidth/684439"/><draw:equation draw:name="connsiteY5" draw:formula="15789*logheight/607226"/><draw:equation draw:name="connsiteX0" draw:formula="0*logwidth/672974"/><draw:equation draw:name="connsiteY0" draw:formula="15789*logheight/607226"/><draw:equation draw:name="connsiteX1" draw:formula="12147*logwidth/672974"/><draw:equation draw:name="connsiteY1" draw:formula="530198*logheight/607226"/><draw:equation draw:name="connsiteX2" draw:formula="96671*logwidth/672974"/><draw:equation draw:name="connsiteY2" draw:formula="607226*logheight/607226"/><draw:equation draw:name="connsiteX3" draw:formula="672974*logwidth/672974"/><draw:equation draw:name="connsiteY3" draw:formula="607038*logheight/607226"/><draw:equation draw:name="connsiteX4" draw:formula="496241*logwidth/672974"/><draw:equation draw:name="connsiteY4" draw:formula="0*logheight/607226"/><draw:equation draw:name="connsiteX5" draw:formula="0*logwidth/672974"/><draw:equation draw:name="connsiteY5" draw:formula="15789*logheight/607226"/><draw:equation draw:name="connsiteX0" draw:formula="0*logwidth/672974"/><draw:equation draw:name="connsiteY0" draw:formula="25310*logheight/616747"/><draw:equation draw:name="connsiteX1" draw:formula="12147*logwidth/672974"/><draw:equation draw:name="connsiteY1" draw:formula="539719*logheight/616747"/><draw:equation draw:name="connsiteX2" draw:formula="96671*logwidth/672974"/><draw:equation draw:name="connsiteY2" draw:formula="616747*logheight/616747"/><draw:equation draw:name="connsiteX3" draw:formula="672974*logwidth/672974"/><draw:equation draw:name="connsiteY3" draw:formula="616559*logheight/616747"/><draw:equation draw:name="connsiteX4" draw:formula="227968*logwidth/672974"/><draw:equation draw:name="connsiteY4" draw:formula="0*logheight/616747"/><draw:equation draw:name="connsiteX5" draw:formula="0*logwidth/672974"/><draw:equation draw:name="connsiteY5" draw:formula="25310*logheight/616747"/><draw:equation draw:name="connsiteX0" draw:formula="0*logwidth/672974"/><draw:equation draw:name="connsiteY0" draw:formula="25310*logheight/641413"/><draw:equation draw:name="connsiteX1" draw:formula="12147*logwidth/672974"/><draw:equation draw:name="connsiteY1" draw:formula="539719*logheight/641413"/><draw:equation draw:name="connsiteX2" draw:formula="351610*logwidth/672974"/><draw:equation draw:name="connsiteY2" draw:formula="641413*logheight/641413"/><draw:equation draw:name="connsiteX3" draw:formula="672974*logwidth/672974"/><draw:equation draw:name="connsiteY3" draw:formula="616559*logheight/641413"/><draw:equation draw:name="connsiteX4" draw:formula="227968*logwidth/672974"/><draw:equation draw:name="connsiteY4" draw:formula="0*logheight/641413"/><draw:equation draw:name="connsiteX5" draw:formula="0*logwidth/672974"/><draw:equation draw:name="connsiteY5" draw:formula="25310*logheight/641413"/><draw:equation draw:name="connsiteX0" draw:formula="0*logwidth/672974"/><draw:equation draw:name="connsiteY0" draw:formula="25310*logheight/641413"/><draw:equation draw:name="connsiteX1" draw:formula="37369*logwidth/672974"/><draw:equation draw:name="connsiteY1" draw:formula="586579*logheight/641413"/><draw:equation draw:name="connsiteX2" draw:formula="351610*logwidth/672974"/><draw:equation draw:name="connsiteY2" draw:formula="641413*logheight/641413"/><draw:equation draw:name="connsiteX3" draw:formula="672974*logwidth/672974"/><draw:equation draw:name="connsiteY3" draw:formula="616559*logheight/641413"/><draw:equation draw:name="connsiteX4" draw:formula="227968*logwidth/672974"/><draw:equation draw:name="connsiteY4" draw:formula="0*logheight/641413"/><draw:equation draw:name="connsiteX5" draw:formula="0*logwidth/672974"/><draw:equation draw:name="connsiteY5" draw:formula="25310*logheight/641413"/><draw:equation draw:name="connsiteX0" draw:formula="0*logwidth/672974"/><draw:equation draw:name="connsiteY0" draw:formula="36733*logheight/652836"/><draw:equation draw:name="connsiteX1" draw:formula="37369*logwidth/672974"/><draw:equation draw:name="connsiteY1" draw:formula="598002*logheight/652836"/><draw:equation draw:name="connsiteX2" draw:formula="351610*logwidth/672974"/><draw:equation draw:name="connsiteY2" draw:formula="652836*logheight/652836"/><draw:equation draw:name="connsiteX3" draw:formula="672974*logwidth/672974"/><draw:equation draw:name="connsiteY3" draw:formula="627982*logheight/652836"/><draw:equation draw:name="connsiteX4" draw:formula="395352*logwidth/672974"/><draw:equation draw:name="connsiteY4" draw:formula="0*logheight/652836"/><draw:equation draw:name="connsiteX5" draw:formula="0*logwidth/672974"/><draw:equation draw:name="connsiteY5" draw:formula="36733*logheight/652836"/><draw:equation draw:name="connsiteX0" draw:formula="56641*logwidth/635605"/><draw:equation draw:name="connsiteY0" draw:formula="207110*logheight/652836"/><draw:equation draw:name="connsiteX1" draw:formula="0*logwidth/635605"/><draw:equation draw:name="connsiteY1" draw:formula="598002*logheight/652836"/><draw:equation draw:name="connsiteX2" draw:formula="314241*logwidth/635605"/><draw:equation draw:name="connsiteY2" draw:formula="652836*logheight/652836"/><draw:equation draw:name="connsiteX3" draw:formula="635605*logwidth/635605"/><draw:equation draw:name="connsiteY3" draw:formula="627982*logheight/652836"/><draw:equation draw:name="connsiteX4" draw:formula="357983*logwidth/635605"/><draw:equation draw:name="connsiteY4" draw:formula="0*logheight/652836"/><draw:equation draw:name="connsiteX5" draw:formula="56641*logwidth/635605"/><draw:equation draw:name="connsiteY5" draw:formula="207110*logheight/652836"/><draw:equation draw:name="connsiteX0" draw:formula="56641*logwidth/635605"/><draw:equation draw:name="connsiteY0" draw:formula="218540*logheight/664266"/><draw:equation draw:name="connsiteX1" draw:formula="0*logwidth/635605"/><draw:equation draw:name="connsiteY1" draw:formula="609432*logheight/664266"/><draw:equation draw:name="connsiteX2" draw:formula="314241*logwidth/635605"/><draw:equation draw:name="connsiteY2" draw:formula="664266*logheight/664266"/><draw:equation draw:name="connsiteX3" draw:formula="635605*logwidth/635605"/><draw:equation draw:name="connsiteY3" draw:formula="639412*logheight/664266"/><draw:equation draw:name="connsiteX4" draw:formula="353397*logwidth/635605"/><draw:equation draw:name="connsiteY4" draw:formula="0*logheight/664266"/><draw:equation draw:name="connsiteX5" draw:formula="56641*logwidth/635605"/><draw:equation draw:name="connsiteY5" draw:formula="218540*logheight/664266"/><draw:equation draw:name="connsiteX0" draw:formula="38298*logwidth/617262"/><draw:equation draw:name="connsiteY0" draw:formula="218540*logheight/664266"/><draw:equation draw:name="connsiteX1" draw:formula="0*logwidth/617262"/><draw:equation draw:name="connsiteY1" draw:formula="542758*logheight/664266"/><draw:equation draw:name="connsiteX2" draw:formula="295898*logwidth/617262"/><draw:equation draw:name="connsiteY2" draw:formula="664266*logheight/664266"/><draw:equation draw:name="connsiteX3" draw:formula="617262*logwidth/617262"/><draw:equation draw:name="connsiteY3" draw:formula="639412*logheight/664266"/><draw:equation draw:name="connsiteX4" draw:formula="335054*logwidth/617262"/><draw:equation draw:name="connsiteY4" draw:formula="0*logheight/664266"/><draw:equation draw:name="connsiteX5" draw:formula="38298*logwidth/617262"/><draw:equation draw:name="connsiteY5" draw:formula="218540*logheight/664266"/><draw:equation draw:name="connsiteX0" draw:formula="38298*logwidth/617262"/><draw:equation draw:name="connsiteY0" draw:formula="218540*logheight/732846"/><draw:equation draw:name="connsiteX1" draw:formula="0*logwidth/617262"/><draw:equation draw:name="connsiteY1" draw:formula="542758*logheight/732846"/><draw:equation draw:name="connsiteX2" draw:formula="295897*logwidth/617262"/><draw:equation draw:name="connsiteY2" draw:formula="732846*logheight/732846"/><draw:equation draw:name="connsiteX3" draw:formula="617262*logwidth/617262"/><draw:equation draw:name="connsiteY3" draw:formula="639412*logheight/732846"/><draw:equation draw:name="connsiteX4" draw:formula="335054*logwidth/617262"/><draw:equation draw:name="connsiteY4" draw:formula="0*logheight/732846"/><draw:equation draw:name="connsiteX5" draw:formula="38298*logwidth/617262"/><draw:equation draw:name="connsiteY5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349387*logwidth/631595"/><draw:equation draw:name="connsiteY4" draw:formula="0*logheight/732846"/><draw:equation draw:name="connsiteX5" draw:formula="52631*logwidth/631595"/><draw:equation draw:name="connsiteY5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90386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755421"/><draw:equation draw:name="connsiteY0" draw:formula="218540*logheight/732846"/><draw:equation draw:name="connsiteX1" draw:formula="0*logwidth/755421"/><draw:equation draw:name="connsiteY1" draw:formula="674421*logheight/732846"/><draw:equation draw:name="connsiteX2" draw:formula="310230*logwidth/755421"/><draw:equation draw:name="connsiteY2" draw:formula="732846*logheight/732846"/><draw:equation draw:name="connsiteX3" draw:formula="755421*logwidth/755421"/><draw:equation draw:name="connsiteY3" draw:formula="660381*logheight/732846"/><draw:equation draw:name="connsiteX4" draw:formula="473499*logwidth/755421"/><draw:equation draw:name="connsiteY4" draw:formula="90386*logheight/732846"/><draw:equation draw:name="connsiteX5" draw:formula="349387*logwidth/755421"/><draw:equation draw:name="connsiteY5" draw:formula="0*logheight/732846"/><draw:equation draw:name="connsiteX6" draw:formula="52631*logwidth/755421"/><draw:equation draw:name="connsiteY6" draw:formula="218540*logheight/732846"/><draw:equation draw:name="connsiteX0" draw:formula="52631*logwidth/636181"/><draw:equation draw:name="connsiteY0" draw:formula="218540*logheight/732846"/><draw:equation draw:name="connsiteX1" draw:formula="0*logwidth/636181"/><draw:equation draw:name="connsiteY1" draw:formula="674421*logheight/732846"/><draw:equation draw:name="connsiteX2" draw:formula="310230*logwidth/636181"/><draw:equation draw:name="connsiteY2" draw:formula="732846*logheight/732846"/><draw:equation draw:name="connsiteX3" draw:formula="636181*logwidth/636181"/><draw:equation draw:name="connsiteY3" draw:formula="639412*logheight/732846"/><draw:equation draw:name="connsiteX4" draw:formula="473499*logwidth/636181"/><draw:equation draw:name="connsiteY4" draw:formula="90386*logheight/732846"/><draw:equation draw:name="connsiteX5" draw:formula="349387*logwidth/636181"/><draw:equation draw:name="connsiteY5" draw:formula="0*logheight/732846"/><draw:equation draw:name="connsiteX6" draw:formula="52631*logwidth/636181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62296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8479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45114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39378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8137*logwidth/473499"/><draw:equation draw:name="connsiteY3" draw:formula="607529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13733*logwidth/473499"/><draw:equation draw:name="connsiteY3" draw:formula="607529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3549*logwidth/473499"/><draw:equation draw:name="connsiteY3" draw:formula="611418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3777*logwidth/473499"/><draw:equation draw:name="connsiteY0" draw:formula="215534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3549*logwidth/473499"/><draw:equation draw:name="connsiteY3" draw:formula="611418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3777*logwidth/473499"/><draw:equation draw:name="connsiteY6" draw:formula="215534*logheight/732846"/></draw:enhanced-geometry></draw:custom-shape><draw:custom-shape draw:style-name="gr29" svg:width="2.723cm" svg:height="2.44cm" svg:x="15.84cm" svg:y="-0.5851cm"><draw:enhanced-geometry svg:viewBox="0 0 777168 825391" draw:type="ooxml-non-primitive" drawooo:sub-view-size="777168 825391" draw:text-areas="l t r b" draw:enhanced-path="M 777168 825391 L 0 664557 160119 206644 361126 0 681711 259711 777168 825391 Z N "><draw:equation draw:name="connsiteX0" draw:formula="338097*logwidth/699247"/><draw:equation draw:name="connsiteY0" draw:formula="637775*logheight/637775"/><draw:equation draw:name="connsiteX1" draw:formula="0*logwidth/699247"/><draw:equation draw:name="connsiteY1" draw:formula="537882*logheight/637775"/><draw:equation draw:name="connsiteX2" draw:formula="138313*logwidth/699247"/><draw:equation draw:name="connsiteY2" draw:formula="261257*logheight/637775"/><draw:equation draw:name="connsiteX3" draw:formula="476410*logwidth/699247"/><draw:equation draw:name="connsiteY3" draw:formula="0*logheight/637775"/><draw:equation draw:name="connsiteX4" draw:formula="699247*logwidth/699247"/><draw:equation draw:name="connsiteY4" draw:formula="238205*logheight/637775"/><draw:equation draw:name="connsiteX5" draw:formula="338097*logwidth/699247"/><draw:equation draw:name="connsiteY5" draw:formula="637775*logheight/637775"/><draw:equation draw:name="connsiteX0" draw:formula="338097*logwidth/699247"/><draw:equation draw:name="connsiteY0" draw:formula="599694*logheight/599694"/><draw:equation draw:name="connsiteX1" draw:formula="0*logwidth/699247"/><draw:equation draw:name="connsiteY1" draw:formula="499801*logheight/599694"/><draw:equation draw:name="connsiteX2" draw:formula="138313*logwidth/699247"/><draw:equation draw:name="connsiteY2" draw:formula="223176*logheight/599694"/><draw:equation draw:name="connsiteX3" draw:formula="474075*logwidth/699247"/><draw:equation draw:name="connsiteY3" draw:formula="0*logheight/599694"/><draw:equation draw:name="connsiteX4" draw:formula="699247*logwidth/699247"/><draw:equation draw:name="connsiteY4" draw:formula="200124*logheight/599694"/><draw:equation draw:name="connsiteX5" draw:formula="338097*logwidth/699247"/><draw:equation draw:name="connsiteY5" draw:formula="599694*logheight/599694"/><draw:equation draw:name="connsiteX0" draw:formula="338097*logwidth/661882"/><draw:equation draw:name="connsiteY0" draw:formula="599694*logheight/599694"/><draw:equation draw:name="connsiteX1" draw:formula="0*logwidth/661882"/><draw:equation draw:name="connsiteY1" draw:formula="499801*logheight/599694"/><draw:equation draw:name="connsiteX2" draw:formula="138313*logwidth/661882"/><draw:equation draw:name="connsiteY2" draw:formula="223176*logheight/599694"/><draw:equation draw:name="connsiteX3" draw:formula="474075*logwidth/661882"/><draw:equation draw:name="connsiteY3" draw:formula="0*logheight/599694"/><draw:equation draw:name="connsiteX4" draw:formula="661882*logwidth/661882"/><draw:equation draw:name="connsiteY4" draw:formula="143058*logheight/599694"/><draw:equation draw:name="connsiteX5" draw:formula="338097*logwidth/661882"/><draw:equation draw:name="connsiteY5" draw:formula="599694*logheight/599694"/><draw:equation draw:name="connsiteX0" draw:formula="326421*logwidth/650206"/><draw:equation draw:name="connsiteY0" draw:formula="599694*logheight/613402"/><draw:equation draw:name="connsiteX1" draw:formula="0*logwidth/650206"/><draw:equation draw:name="connsiteY1" draw:formula="613402*logheight/613402"/><draw:equation draw:name="connsiteX2" draw:formula="126637*logwidth/650206"/><draw:equation draw:name="connsiteY2" draw:formula="22317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26421*logwidth/650206"/><draw:equation draw:name="connsiteY5" draw:formula="599694*logheight/613402"/><draw:equation draw:name="connsiteX0" draw:formula="433846*logwidth/650206"/><draw:equation draw:name="connsiteY0" draw:formula="685501*logheight/685501"/><draw:equation draw:name="connsiteX1" draw:formula="0*logwidth/650206"/><draw:equation draw:name="connsiteY1" draw:formula="613402*logheight/685501"/><draw:equation draw:name="connsiteX2" draw:formula="126637*logwidth/650206"/><draw:equation draw:name="connsiteY2" draw:formula="223176*logheight/685501"/><draw:equation draw:name="connsiteX3" draw:formula="462399*logwidth/650206"/><draw:equation draw:name="connsiteY3" draw:formula="0*logheight/685501"/><draw:equation draw:name="connsiteX4" draw:formula="650206*logwidth/650206"/><draw:equation draw:name="connsiteY4" draw:formula="143058*logheight/685501"/><draw:equation draw:name="connsiteX5" draw:formula="433846*logwidth/650206"/><draw:equation draw:name="connsiteY5" draw:formula="685501*logheight/685501"/><draw:equation draw:name="connsiteX0" draw:formula="272246*logwidth/650206"/><draw:equation draw:name="connsiteY0" draw:formula="594175*logheight/613402"/><draw:equation draw:name="connsiteX1" draw:formula="0*logwidth/650206"/><draw:equation draw:name="connsiteY1" draw:formula="613402*logheight/613402"/><draw:equation draw:name="connsiteX2" draw:formula="126637*logwidth/650206"/><draw:equation draw:name="connsiteY2" draw:formula="22317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272246*logwidth/650206"/><draw:equation draw:name="connsiteY5" draw:formula="594175*logheight/613402"/><draw:equation draw:name="connsiteX0" draw:formula="272246*logwidth/650206"/><draw:equation draw:name="connsiteY0" draw:formula="594175*logheight/613402"/><draw:equation draw:name="connsiteX1" draw:formula="0*logwidth/650206"/><draw:equation draw:name="connsiteY1" draw:formula="613402*logheight/613402"/><draw:equation draw:name="connsiteX2" draw:formula="310452*logwidth/650206"/><draw:equation draw:name="connsiteY2" draw:formula="105047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272246*logwidth/650206"/><draw:equation draw:name="connsiteY5" draw:formula="594175*logheight/613402"/><draw:equation draw:name="connsiteX0" draw:formula="349313*logwidth/650206"/><draw:equation draw:name="connsiteY0" draw:formula="498073*logheight/613402"/><draw:equation draw:name="connsiteX1" draw:formula="0*logwidth/650206"/><draw:equation draw:name="connsiteY1" draw:formula="613402*logheight/613402"/><draw:equation draw:name="connsiteX2" draw:formula="310452*logwidth/650206"/><draw:equation draw:name="connsiteY2" draw:formula="105047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49313*logwidth/650206"/><draw:equation draw:name="connsiteY5" draw:formula="498073*logheight/613402"/><draw:equation draw:name="connsiteX0" draw:formula="349313*logwidth/650206"/><draw:equation draw:name="connsiteY0" draw:formula="498073*logheight/613402"/><draw:equation draw:name="connsiteX1" draw:formula="0*logwidth/650206"/><draw:equation draw:name="connsiteY1" draw:formula="613402*logheight/613402"/><draw:equation draw:name="connsiteX2" draw:formula="121289*logwidth/650206"/><draw:equation draw:name="connsiteY2" draw:formula="21865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49313*logwidth/650206"/><draw:equation draw:name="connsiteY5" draw:formula="498073*logheight/613402"/><draw:equation draw:name="connsiteX0" draw:formula="335300*logwidth/636193"/><draw:equation draw:name="connsiteY0" draw:formula="498073*logheight/685501"/><draw:equation draw:name="connsiteX1" draw:formula="0*logwidth/636193"/><draw:equation draw:name="connsiteY1" draw:formula="685501*logheight/685501"/><draw:equation draw:name="connsiteX2" draw:formula="107276*logwidth/636193"/><draw:equation draw:name="connsiteY2" draw:formula="218656*logheight/685501"/><draw:equation draw:name="connsiteX3" draw:formula="448386*logwidth/636193"/><draw:equation draw:name="connsiteY3" draw:formula="0*logheight/685501"/><draw:equation draw:name="connsiteX4" draw:formula="636193*logwidth/636193"/><draw:equation draw:name="connsiteY4" draw:formula="143058*logheight/685501"/><draw:equation draw:name="connsiteX5" draw:formula="335300*logwidth/636193"/><draw:equation draw:name="connsiteY5" draw:formula="498073*logheight/685501"/><draw:equation draw:name="connsiteX0" draw:formula="335300*logwidth/636193"/><draw:equation draw:name="connsiteY0" draw:formula="498073*logheight/685501"/><draw:equation draw:name="connsiteX1" draw:formula="0*logwidth/636193"/><draw:equation draw:name="connsiteY1" draw:formula="685501*logheight/685501"/><draw:equation draw:name="connsiteX2" draw:formula="149312*logwidth/636193"/><draw:equation draw:name="connsiteY2" draw:formula="92071*logheight/685501"/><draw:equation draw:name="connsiteX3" draw:formula="448386*logwidth/636193"/><draw:equation draw:name="connsiteY3" draw:formula="0*logheight/685501"/><draw:equation draw:name="connsiteX4" draw:formula="636193*logwidth/636193"/><draw:equation draw:name="connsiteY4" draw:formula="143058*logheight/685501"/><draw:equation draw:name="connsiteX5" draw:formula="335300*logwidth/636193"/><draw:equation draw:name="connsiteY5" draw:formula="498073*logheight/685501"/><draw:equation draw:name="connsiteX0" draw:formula="335300*logwidth/636193"/><draw:equation draw:name="connsiteY0" draw:formula="406002*logheight/593430"/><draw:equation draw:name="connsiteX1" draw:formula="0*logwidth/636193"/><draw:equation draw:name="connsiteY1" draw:formula="593430*logheight/593430"/><draw:equation draw:name="connsiteX2" draw:formula="149312*logwidth/636193"/><draw:equation draw:name="connsiteY2" draw:formula="0*logheight/593430"/><draw:equation draw:name="connsiteX3" draw:formula="296440*logwidth/636193"/><draw:equation draw:name="connsiteY3" draw:formula="12974*logheight/593430"/><draw:equation draw:name="connsiteX4" draw:formula="636193*logwidth/636193"/><draw:equation draw:name="connsiteY4" draw:formula="50987*logheight/593430"/><draw:equation draw:name="connsiteX5" draw:formula="335300*logwidth/636193"/><draw:equation draw:name="connsiteY5" draw:formula="406002*logheight/593430"/><draw:equation draw:name="connsiteX0" draw:formula="335300*logwidth/499470"/><draw:equation draw:name="connsiteY0" draw:formula="406002*logheight/593430"/><draw:equation draw:name="connsiteX1" draw:formula="0*logwidth/499470"/><draw:equation draw:name="connsiteY1" draw:formula="593430*logheight/593430"/><draw:equation draw:name="connsiteX2" draw:formula="149312*logwidth/499470"/><draw:equation draw:name="connsiteY2" draw:formula="0*logheight/593430"/><draw:equation draw:name="connsiteX3" draw:formula="296440*logwidth/499470"/><draw:equation draw:name="connsiteY3" draw:formula="12974*logheight/593430"/><draw:equation draw:name="connsiteX4" draw:formula="499470*logwidth/499470"/><draw:equation draw:name="connsiteY4" draw:formula="271521*logheight/593430"/><draw:equation draw:name="connsiteX5" draw:formula="335300*logwidth/499470"/><draw:equation draw:name="connsiteY5" draw:formula="406002*logheight/593430"/><draw:equation draw:name="connsiteX0" draw:formula="335300*logwidth/499470"/><draw:equation draw:name="connsiteY0" draw:formula="406002*logheight/593430"/><draw:equation draw:name="connsiteX1" draw:formula="0*logwidth/499470"/><draw:equation draw:name="connsiteY1" draw:formula="593430*logheight/593430"/><draw:equation draw:name="connsiteX2" draw:formula="149312*logwidth/499470"/><draw:equation draw:name="connsiteY2" draw:formula="0*logheight/593430"/><draw:equation draw:name="connsiteX3" draw:formula="296440*logwidth/499470"/><draw:equation draw:name="connsiteY3" draw:formula="0*logheight/593430"/><draw:equation draw:name="connsiteX4" draw:formula="499470*logwidth/499470"/><draw:equation draw:name="connsiteY4" draw:formula="271521*logheight/593430"/><draw:equation draw:name="connsiteX5" draw:formula="335300*logwidth/499470"/><draw:equation draw:name="connsiteY5" draw:formula="406002*logheight/593430"/><draw:equation draw:name="connsiteX0" draw:formula="499470*logwidth/499470"/><draw:equation draw:name="connsiteY0" draw:formula="624107*logheight/624107"/><draw:equation draw:name="connsiteX1" draw:formula="0*logwidth/499470"/><draw:equation draw:name="connsiteY1" draw:formula="593430*logheight/624107"/><draw:equation draw:name="connsiteX2" draw:formula="149312*logwidth/499470"/><draw:equation draw:name="connsiteY2" draw:formula="0*logheight/624107"/><draw:equation draw:name="connsiteX3" draw:formula="296440*logwidth/499470"/><draw:equation draw:name="connsiteY3" draw:formula="0*logheight/624107"/><draw:equation draw:name="connsiteX4" draw:formula="499470*logwidth/499470"/><draw:equation draw:name="connsiteY4" draw:formula="271521*logheight/624107"/><draw:equation draw:name="connsiteX5" draw:formula="499470*logwidth/499470"/><draw:equation draw:name="connsiteY5" draw:formula="624107*logheight/624107"/><draw:equation draw:name="connsiteX0" draw:formula="350158*logwidth/350158"/><draw:equation draw:name="connsiteY0" draw:formula="624107*logheight/624107"/><draw:equation draw:name="connsiteX1" draw:formula="106586*logwidth/350158"/><draw:equation draw:name="connsiteY1" draw:formula="506553*logheight/624107"/><draw:equation draw:name="connsiteX2" draw:formula="0*logwidth/350158"/><draw:equation draw:name="connsiteY2" draw:formula="0*logheight/624107"/><draw:equation draw:name="connsiteX3" draw:formula="147128*logwidth/350158"/><draw:equation draw:name="connsiteY3" draw:formula="0*logheight/624107"/><draw:equation draw:name="connsiteX4" draw:formula="350158*logwidth/350158"/><draw:equation draw:name="connsiteY4" draw:formula="271521*logheight/624107"/><draw:equation draw:name="connsiteX5" draw:formula="350158*logwidth/350158"/><draw:equation draw:name="connsiteY5" draw:formula="624107*logheight/624107"/><draw:equation draw:name="connsiteX0" draw:formula="493454*logwidth/493454"/><draw:equation draw:name="connsiteY0" draw:formula="624107*logheight/624107"/><draw:equation draw:name="connsiteX1" draw:formula="0*logwidth/493454"/><draw:equation draw:name="connsiteY1" draw:formula="519918*logheight/624107"/><draw:equation draw:name="connsiteX2" draw:formula="143296*logwidth/493454"/><draw:equation draw:name="connsiteY2" draw:formula="0*logheight/624107"/><draw:equation draw:name="connsiteX3" draw:formula="290424*logwidth/493454"/><draw:equation draw:name="connsiteY3" draw:formula="0*logheight/624107"/><draw:equation draw:name="connsiteX4" draw:formula="493454*logwidth/493454"/><draw:equation draw:name="connsiteY4" draw:formula="271521*logheight/624107"/><draw:equation draw:name="connsiteX5" draw:formula="493454*logwidth/493454"/><draw:equation draw:name="connsiteY5" draw:formula="624107*logheight/624107"/><draw:equation draw:name="connsiteX0" draw:formula="509801*logwidth/509801"/><draw:equation draw:name="connsiteY0" draw:formula="624107*logheight/624107"/><draw:equation draw:name="connsiteX1" draw:formula="0*logwidth/509801"/><draw:equation draw:name="connsiteY1" draw:formula="522146*logheight/624107"/><draw:equation draw:name="connsiteX2" draw:formula="159643*logwidth/509801"/><draw:equation draw:name="connsiteY2" draw:formula="0*logheight/624107"/><draw:equation draw:name="connsiteX3" draw:formula="306771*logwidth/509801"/><draw:equation draw:name="connsiteY3" draw:formula="0*logheight/624107"/><draw:equation draw:name="connsiteX4" draw:formula="509801*logwidth/509801"/><draw:equation draw:name="connsiteY4" draw:formula="271521*logheight/624107"/><draw:equation draw:name="connsiteX5" draw:formula="509801*logwidth/509801"/><draw:equation draw:name="connsiteY5" draw:formula="624107*logheight/624107"/><draw:equation draw:name="connsiteX0" draw:formula="750682*logwidth/750682"/><draw:equation draw:name="connsiteY0" draw:formula="612967*logheight/612967"/><draw:equation draw:name="connsiteX1" draw:formula="0*logwidth/750682"/><draw:equation draw:name="connsiteY1" draw:formula="522146*logheight/612967"/><draw:equation draw:name="connsiteX2" draw:formula="159643*logwidth/750682"/><draw:equation draw:name="connsiteY2" draw:formula="0*logheight/612967"/><draw:equation draw:name="connsiteX3" draw:formula="306771*logwidth/750682"/><draw:equation draw:name="connsiteY3" draw:formula="0*logheight/612967"/><draw:equation draw:name="connsiteX4" draw:formula="509801*logwidth/750682"/><draw:equation draw:name="connsiteY4" draw:formula="271521*logheight/612967"/><draw:equation draw:name="connsiteX5" draw:formula="750682*logwidth/750682"/><draw:equation draw:name="connsiteY5" draw:formula="612967*logheight/612967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59643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09801*logwidth/750682"/><draw:equation draw:name="connsiteY4" draw:formula="271521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59643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82197*logwidth/750682"/><draw:equation draw:name="connsiteY4" draw:formula="98563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31770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82197*logwidth/750682"/><draw:equation draw:name="connsiteY4" draw:formula="98563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0656*logwidth/750682"/><draw:equation draw:name="connsiteY3" draw:formula="0*logheight/715494"/><draw:equation draw:name="connsiteX4" draw:formula="582197*logwidth/750682"/><draw:equation draw:name="connsiteY4" draw:formula="250114*logheight/715494"/><draw:equation draw:name="connsiteX5" draw:formula="750682*logwidth/750682"/><draw:equation draw:name="connsiteY5" draw:formula="715494*logheight/715494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0656*logwidth/750682"/><draw:equation draw:name="connsiteY3" draw:formula="0*logheight/715494"/><draw:equation draw:name="connsiteX4" draw:formula="659264*logwidth/750682"/><draw:equation draw:name="connsiteY4" draw:formula="203733*logheight/715494"/><draw:equation draw:name="connsiteX5" draw:formula="750682*logwidth/750682"/><draw:equation draw:name="connsiteY5" draw:formula="715494*logheight/715494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1717*logwidth/750682"/><draw:equation draw:name="connsiteY3" draw:formula="0*logheight/715494"/><draw:equation draw:name="connsiteX4" draw:formula="659264*logwidth/750682"/><draw:equation draw:name="connsiteY4" draw:formula="203733*logheight/715494"/><draw:equation draw:name="connsiteX5" draw:formula="750682*logwidth/750682"/><draw:equation draw:name="connsiteY5" draw:formula="715494*logheight/715494"/><draw:equation draw:name="connsiteX0" draw:formula="749747*logwidth/749747"/><draw:equation draw:name="connsiteY0" draw:formula="763634*logheight/763634"/><draw:equation draw:name="connsiteX1" draw:formula="0*logwidth/749747"/><draw:equation draw:name="connsiteY1" draw:formula="673697*logheight/763634"/><draw:equation draw:name="connsiteX2" draw:formula="131770*logwidth/749747"/><draw:equation draw:name="connsiteY2" draw:formula="151551*logheight/763634"/><draw:equation draw:name="connsiteX3" draw:formula="411717*logwidth/749747"/><draw:equation draw:name="connsiteY3" draw:formula="0*logheight/763634"/><draw:equation draw:name="connsiteX4" draw:formula="659264*logwidth/749747"/><draw:equation draw:name="connsiteY4" draw:formula="203733*logheight/763634"/><draw:equation draw:name="connsiteX5" draw:formula="749747*logwidth/749747"/><draw:equation draw:name="connsiteY5" draw:formula="763634*logheight/763634"/><draw:equation draw:name="connsiteX0" draw:formula="749747*logwidth/749747"/><draw:equation draw:name="connsiteY0" draw:formula="745803*logheight/745803"/><draw:equation draw:name="connsiteX1" draw:formula="0*logwidth/749747"/><draw:equation draw:name="connsiteY1" draw:formula="655866*logheight/745803"/><draw:equation draw:name="connsiteX2" draw:formula="131770*logwidth/749747"/><draw:equation draw:name="connsiteY2" draw:formula="133720*logheight/745803"/><draw:equation draw:name="connsiteX3" draw:formula="434136*logwidth/749747"/><draw:equation draw:name="connsiteY3" draw:formula="0*logheight/745803"/><draw:equation draw:name="connsiteX4" draw:formula="659264*logwidth/749747"/><draw:equation draw:name="connsiteY4" draw:formula="185902*logheight/745803"/><draw:equation draw:name="connsiteX5" draw:formula="749747*logwidth/749747"/><draw:equation draw:name="connsiteY5" draw:formula="745803*logheight/745803"/><draw:equation draw:name="connsiteX0" draw:formula="749747*logwidth/749747"/><draw:equation draw:name="connsiteY0" draw:formula="745803*logheight/745803"/><draw:equation draw:name="connsiteX1" draw:formula="320045*logwidth/749747"/><draw:equation draw:name="connsiteY1" draw:formula="695283*logheight/745803"/><draw:equation draw:name="connsiteX2" draw:formula="0*logwidth/749747"/><draw:equation draw:name="connsiteY2" draw:formula="655866*logheight/745803"/><draw:equation draw:name="connsiteX3" draw:formula="131770*logwidth/749747"/><draw:equation draw:name="connsiteY3" draw:formula="133720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749747*logwidth/749747"/><draw:equation draw:name="connsiteY0" draw:formula="745803*logheight/745803"/><draw:equation draw:name="connsiteX1" draw:formula="409722*logwidth/749747"/><draw:equation draw:name="connsiteY1" draw:formula="679201*logheight/745803"/><draw:equation draw:name="connsiteX2" draw:formula="0*logwidth/749747"/><draw:equation draw:name="connsiteY2" draw:formula="655866*logheight/745803"/><draw:equation draw:name="connsiteX3" draw:formula="131770*logwidth/749747"/><draw:equation draw:name="connsiteY3" draw:formula="133720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749747*logwidth/749747"/><draw:equation draw:name="connsiteY0" draw:formula="745803*logheight/745803"/><draw:equation draw:name="connsiteX1" draw:formula="409722*logwidth/749747"/><draw:equation draw:name="connsiteY1" draw:formula="679201*logheight/745803"/><draw:equation draw:name="connsiteX2" draw:formula="0*logwidth/749747"/><draw:equation draw:name="connsiteY2" draw:formula="655866*logheight/745803"/><draw:equation draw:name="connsiteX3" draw:formula="302102*logwidth/749747"/><draw:equation draw:name="connsiteY3" draw:formula="132897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841292*logwidth/841292"/><draw:equation draw:name="connsiteY0" draw:formula="745803*logheight/745803"/><draw:equation draw:name="connsiteX1" draw:formula="501267*logwidth/841292"/><draw:equation draw:name="connsiteY1" draw:formula="679201*logheight/745803"/><draw:equation draw:name="connsiteX2" draw:formula="0*logwidth/841292"/><draw:equation draw:name="connsiteY2" draw:formula="563335*logheight/745803"/><draw:equation draw:name="connsiteX3" draw:formula="393647*logwidth/841292"/><draw:equation draw:name="connsiteY3" draw:formula="132897*logheight/745803"/><draw:equation draw:name="connsiteX4" draw:formula="525681*logwidth/841292"/><draw:equation draw:name="connsiteY4" draw:formula="0*logheight/745803"/><draw:equation draw:name="connsiteX5" draw:formula="750809*logwidth/841292"/><draw:equation draw:name="connsiteY5" draw:formula="185902*logheight/745803"/><draw:equation draw:name="connsiteX6" draw:formula="841292*logwidth/841292"/><draw:equation draw:name="connsiteY6" draw:formula="745803*logheight/745803"/><draw:equation draw:name="connsiteX0" draw:formula="841292*logwidth/841292"/><draw:equation draw:name="connsiteY0" draw:formula="745803*logheight/745803"/><draw:equation draw:name="connsiteX1" draw:formula="353105*logwidth/841292"/><draw:equation draw:name="connsiteY1" draw:formula="643540*logheight/745803"/><draw:equation draw:name="connsiteX2" draw:formula="0*logwidth/841292"/><draw:equation draw:name="connsiteY2" draw:formula="563335*logheight/745803"/><draw:equation draw:name="connsiteX3" draw:formula="393647*logwidth/841292"/><draw:equation draw:name="connsiteY3" draw:formula="132897*logheight/745803"/><draw:equation draw:name="connsiteX4" draw:formula="525681*logwidth/841292"/><draw:equation draw:name="connsiteY4" draw:formula="0*logheight/745803"/><draw:equation draw:name="connsiteX5" draw:formula="750809*logwidth/841292"/><draw:equation draw:name="connsiteY5" draw:formula="185902*logheight/745803"/><draw:equation draw:name="connsiteX6" draw:formula="841292*logwidth/841292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2326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262868*logwidth/710513"/><draw:equation draw:name="connsiteY3" draw:formula="132897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2326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6062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6062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0*logwidth/710513"/><draw:equation draw:name="connsiteY1" draw:formula="590081*logheight/745803"/><draw:equation draw:name="connsiteX2" draw:formula="126484*logwidth/710513"/><draw:equation draw:name="connsiteY2" draw:formula="268411*logheight/745803"/><draw:equation draw:name="connsiteX3" draw:formula="394902*logwidth/710513"/><draw:equation draw:name="connsiteY3" draw:formula="0*logheight/745803"/><draw:equation draw:name="connsiteX4" draw:formula="620030*logwidth/710513"/><draw:equation draw:name="connsiteY4" draw:formula="185902*logheight/745803"/><draw:equation draw:name="connsiteX5" draw:formula="710513*logwidth/710513"/><draw:equation draw:name="connsiteY5" draw:formula="745803*logheight/745803"/><draw:equation draw:name="connsiteX0" draw:formula="710513*logwidth/710513"/><draw:equation draw:name="connsiteY0" draw:formula="745803*logheight/745803"/><draw:equation draw:name="connsiteX1" draw:formula="0*logwidth/710513"/><draw:equation draw:name="connsiteY1" draw:formula="590081*logheight/745803"/><draw:equation draw:name="connsiteX2" draw:formula="126484*logwidth/710513"/><draw:equation draw:name="connsiteY2" draw:formula="268411*logheight/745803"/><draw:equation draw:name="connsiteX3" draw:formula="394902*logwidth/710513"/><draw:equation draw:name="connsiteY3" draw:formula="0*logheight/745803"/><draw:equation draw:name="connsiteX4" draw:formula="620030*logwidth/710513"/><draw:equation draw:name="connsiteY4" draw:formula="185902*logheight/745803"/><draw:equation draw:name="connsiteX5" draw:formula="710513*logwidth/710513"/><draw:equation draw:name="connsiteY5" draw:formula="745803*logheight/745803"/><draw:equation draw:name="connsiteX0" draw:formula="684357*logwidth/684357"/><draw:equation draw:name="connsiteY0" draw:formula="745803*logheight/745803"/><draw:equation draw:name="connsiteX1" draw:formula="0*logwidth/684357"/><draw:equation draw:name="connsiteY1" draw:formula="605232*logheight/745803"/><draw:equation draw:name="connsiteX2" draw:formula="100328*logwidth/684357"/><draw:equation draw:name="connsiteY2" draw:formula="268411*logheight/745803"/><draw:equation draw:name="connsiteX3" draw:formula="368746*logwidth/684357"/><draw:equation draw:name="connsiteY3" draw:formula="0*logheight/745803"/><draw:equation draw:name="connsiteX4" draw:formula="593874*logwidth/684357"/><draw:equation draw:name="connsiteY4" draw:formula="185902*logheight/745803"/><draw:equation draw:name="connsiteX5" draw:formula="684357*logwidth/684357"/><draw:equation draw:name="connsiteY5" draw:formula="745803*logheight/745803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100328*logwidth/684357"/><draw:equation draw:name="connsiteY2" draw:formula="251193*logheight/728585"/><draw:equation draw:name="connsiteX3" draw:formula="389297*logwidth/684357"/><draw:equation draw:name="connsiteY3" draw:formula="0*logheight/728585"/><draw:equation draw:name="connsiteX4" draw:formula="593874*logwidth/684357"/><draw:equation draw:name="connsiteY4" draw:formula="168684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87250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93874*logwidth/684357"/><draw:equation draw:name="connsiteY4" draw:formula="168684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87250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26616*logwidth/684357"/><draw:equation draw:name="connsiteY4" draw:formula="208101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94723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26616*logwidth/684357"/><draw:equation draw:name="connsiteY4" draw:formula="208101*logheight/728585"/><draw:equation draw:name="connsiteX5" draw:formula="684357*logwidth/684357"/><draw:equation draw:name="connsiteY5" draw:formula="728585*logheight/728585"/><draw:equation draw:name="connsiteX0" draw:formula="669411*logwidth/669411"/><draw:equation draw:name="connsiteY0" draw:formula="728585*logheight/728585"/><draw:equation draw:name="connsiteX1" draw:formula="0*logwidth/669411"/><draw:equation draw:name="connsiteY1" draw:formula="576962*logheight/728585"/><draw:equation draw:name="connsiteX2" draw:formula="79777*logwidth/669411"/><draw:equation draw:name="connsiteY2" draw:formula="208101*logheight/728585"/><draw:equation draw:name="connsiteX3" draw:formula="374351*logwidth/669411"/><draw:equation draw:name="connsiteY3" draw:formula="0*logheight/728585"/><draw:equation draw:name="connsiteX4" draw:formula="511670*logwidth/669411"/><draw:equation draw:name="connsiteY4" draw:formula="208101*logheight/728585"/><draw:equation draw:name="connsiteX5" draw:formula="669411*logwidth/669411"/><draw:equation draw:name="connsiteY5" draw:formula="728585*logheight/728585"/><draw:equation draw:name="connsiteX0" draw:formula="669411*logwidth/669411"/><draw:equation draw:name="connsiteY0" draw:formula="728585*logheight/728585"/><draw:equation draw:name="connsiteX1" draw:formula="0*logwidth/669411"/><draw:equation draw:name="connsiteY1" draw:formula="576962*logheight/728585"/><draw:equation draw:name="connsiteX2" draw:formula="79777*logwidth/669411"/><draw:equation draw:name="connsiteY2" draw:formula="208101*logheight/728585"/><draw:equation draw:name="connsiteX3" draw:formula="374351*logwidth/669411"/><draw:equation draw:name="connsiteY3" draw:formula="0*logheight/728585"/><draw:equation draw:name="connsiteX4" draw:formula="573329*logwidth/669411"/><draw:equation draw:name="connsiteY4" draw:formula="161782*logheight/728585"/><draw:equation draw:name="connsiteX5" draw:formula="669411*logwidth/669411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218043*logwidth/807677"/><draw:equation draw:name="connsiteY2" draw:formula="208101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77501*logwidth/807677"/><draw:equation draw:name="connsiteY2" draw:formula="243797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77501*logwidth/807677"/><draw:equation draw:name="connsiteY2" draw:formula="226806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86843*logwidth/807677"/><draw:equation draw:name="connsiteY2" draw:formula="226806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630176*logwidth/630176"/><draw:equation draw:name="connsiteY0" draw:formula="728585*logheight/728585"/><draw:equation draw:name="connsiteX1" draw:formula="0*logwidth/630176"/><draw:equation draw:name="connsiteY1" draw:formula="428824*logheight/728585"/><draw:equation draw:name="connsiteX2" draw:formula="9342*logwidth/630176"/><draw:equation draw:name="connsiteY2" draw:formula="226806*logheight/728585"/><draw:equation draw:name="connsiteX3" draw:formula="335116*logwidth/630176"/><draw:equation draw:name="connsiteY3" draw:formula="0*logheight/728585"/><draw:equation draw:name="connsiteX4" draw:formula="534094*logwidth/630176"/><draw:equation draw:name="connsiteY4" draw:formula="161782*logheight/728585"/><draw:equation draw:name="connsiteX5" draw:formula="630176*logwidth/630176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192451*logwidth/813285"/><draw:equation draw:name="connsiteY2" draw:formula="226806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363772*logwidth/813285"/><draw:equation draw:name="connsiteY2" draw:formula="108715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195611*logwidth/813285"/><draw:equation draw:name="connsiteY2" draw:formula="108715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37512*logheight/737512"/><draw:equation draw:name="connsiteX1" draw:formula="0*logwidth/813285"/><draw:equation draw:name="connsiteY1" draw:formula="592447*logheight/737512"/><draw:equation draw:name="connsiteX2" draw:formula="195611*logwidth/813285"/><draw:equation draw:name="connsiteY2" draw:formula="108715*logheight/737512"/><draw:equation draw:name="connsiteX3" draw:formula="518225*logwidth/813285"/><draw:equation draw:name="connsiteY3" draw:formula="0*logheight/737512"/><draw:equation draw:name="connsiteX4" draw:formula="717203*logwidth/813285"/><draw:equation draw:name="connsiteY4" draw:formula="161782*logheight/737512"/><draw:equation draw:name="connsiteX5" draw:formula="813285*logwidth/813285"/><draw:equation draw:name="connsiteY5" draw:formula="737512*logheight/737512"/><draw:equation draw:name="connsiteX0" draw:formula="813285*logwidth/813285"/><draw:equation draw:name="connsiteY0" draw:formula="711674*logheight/711674"/><draw:equation draw:name="connsiteX1" draw:formula="0*logwidth/813285"/><draw:equation draw:name="connsiteY1" draw:formula="592447*logheight/711674"/><draw:equation draw:name="connsiteX2" draw:formula="195611*logwidth/813285"/><draw:equation draw:name="connsiteY2" draw:formula="108715*logheight/711674"/><draw:equation draw:name="connsiteX3" draw:formula="518225*logwidth/813285"/><draw:equation draw:name="connsiteY3" draw:formula="0*logheight/711674"/><draw:equation draw:name="connsiteX4" draw:formula="717203*logwidth/813285"/><draw:equation draw:name="connsiteY4" draw:formula="161782*logheight/711674"/><draw:equation draw:name="connsiteX5" draw:formula="813285*logwidth/813285"/><draw:equation draw:name="connsiteY5" draw:formula="711674*logheight/711674"/><draw:equation draw:name="connsiteX0" draw:formula="813285*logwidth/813285"/><draw:equation draw:name="connsiteY0" draw:formula="675938*logheight/675938"/><draw:equation draw:name="connsiteX1" draw:formula="0*logwidth/813285"/><draw:equation draw:name="connsiteY1" draw:formula="592447*logheight/675938"/><draw:equation draw:name="connsiteX2" draw:formula="195611*logwidth/813285"/><draw:equation draw:name="connsiteY2" draw:formula="108715*logheight/675938"/><draw:equation draw:name="connsiteX3" draw:formula="518225*logwidth/813285"/><draw:equation draw:name="connsiteY3" draw:formula="0*logheight/675938"/><draw:equation draw:name="connsiteX4" draw:formula="717203*logwidth/813285"/><draw:equation draw:name="connsiteY4" draw:formula="161782*logheight/675938"/><draw:equation draw:name="connsiteX5" draw:formula="813285*logwidth/813285"/><draw:equation draw:name="connsiteY5" draw:formula="675938*logheight/675938"/><draw:equation draw:name="connsiteX0" draw:formula="744152*logwidth/744152"/><draw:equation draw:name="connsiteY0" draw:formula="566626*logheight/592447"/><draw:equation draw:name="connsiteX1" draw:formula="0*logwidth/744152"/><draw:equation draw:name="connsiteY1" draw:formula="592447*logheight/592447"/><draw:equation draw:name="connsiteX2" draw:formula="195611*logwidth/744152"/><draw:equation draw:name="connsiteY2" draw:formula="108715*logheight/592447"/><draw:equation draw:name="connsiteX3" draw:formula="518225*logwidth/744152"/><draw:equation draw:name="connsiteY3" draw:formula="0*logheight/592447"/><draw:equation draw:name="connsiteX4" draw:formula="717203*logwidth/744152"/><draw:equation draw:name="connsiteY4" draw:formula="161782*logheight/592447"/><draw:equation draw:name="connsiteX5" draw:formula="744152*logwidth/744152"/><draw:equation draw:name="connsiteY5" draw:formula="566626*logheight/592447"/><draw:equation draw:name="connsiteX0" draw:formula="548541*logwidth/548541"/><draw:equation draw:name="connsiteY0" draw:formula="566626*logheight/566626"/><draw:equation draw:name="connsiteX1" draw:formula="234135*logwidth/548541"/><draw:equation draw:name="connsiteY1" draw:formula="530738*logheight/566626"/><draw:equation draw:name="connsiteX2" draw:formula="0*logwidth/548541"/><draw:equation draw:name="connsiteY2" draw:formula="108715*logheight/566626"/><draw:equation draw:name="connsiteX3" draw:formula="322614*logwidth/548541"/><draw:equation draw:name="connsiteY3" draw:formula="0*logheight/566626"/><draw:equation draw:name="connsiteX4" draw:formula="521592*logwidth/548541"/><draw:equation draw:name="connsiteY4" draw:formula="161782*logheight/566626"/><draw:equation draw:name="connsiteX5" draw:formula="548541*logwidth/548541"/><draw:equation draw:name="connsiteY5" draw:formula="566626*logheight/566626"/><draw:equation draw:name="connsiteX0" draw:formula="548541*logwidth/548541"/><draw:equation draw:name="connsiteY0" draw:formula="566626*logheight/630814"/><draw:equation draw:name="connsiteX1" draw:formula="75307*logwidth/548541"/><draw:equation draw:name="connsiteY1" draw:formula="630814*logheight/630814"/><draw:equation draw:name="connsiteX2" draw:formula="0*logwidth/548541"/><draw:equation draw:name="connsiteY2" draw:formula="108715*logheight/630814"/><draw:equation draw:name="connsiteX3" draw:formula="322614*logwidth/548541"/><draw:equation draw:name="connsiteY3" draw:formula="0*logheight/630814"/><draw:equation draw:name="connsiteX4" draw:formula="521592*logwidth/548541"/><draw:equation draw:name="connsiteY4" draw:formula="161782*logheight/630814"/><draw:equation draw:name="connsiteX5" draw:formula="548541*logwidth/548541"/><draw:equation draw:name="connsiteY5" draw:formula="566626*logheight/630814"/><draw:equation draw:name="connsiteX0" draw:formula="570394*logwidth/570394"/><draw:equation draw:name="connsiteY0" draw:formula="566626*logheight/592820"/><draw:equation draw:name="connsiteX1" draw:formula="0*logwidth/570394"/><draw:equation draw:name="connsiteY1" draw:formula="592820*logheight/592820"/><draw:equation draw:name="connsiteX2" draw:formula="21853*logwidth/570394"/><draw:equation draw:name="connsiteY2" draw:formula="108715*logheight/592820"/><draw:equation draw:name="connsiteX3" draw:formula="344467*logwidth/570394"/><draw:equation draw:name="connsiteY3" draw:formula="0*logheight/592820"/><draw:equation draw:name="connsiteX4" draw:formula="543445*logwidth/570394"/><draw:equation draw:name="connsiteY4" draw:formula="161782*logheight/592820"/><draw:equation draw:name="connsiteX5" draw:formula="570394*logwidth/570394"/><draw:equation draw:name="connsiteY5" draw:formula="566626*logheight/592820"/><draw:equation draw:name="connsiteX0" draw:formula="589079*logwidth/589079"/><draw:equation draw:name="connsiteY0" draw:formula="727462*logheight/727462"/><draw:equation draw:name="connsiteX1" draw:formula="0*logwidth/589079"/><draw:equation draw:name="connsiteY1" draw:formula="592820*logheight/727462"/><draw:equation draw:name="connsiteX2" draw:formula="21853*logwidth/589079"/><draw:equation draw:name="connsiteY2" draw:formula="108715*logheight/727462"/><draw:equation draw:name="connsiteX3" draw:formula="344467*logwidth/589079"/><draw:equation draw:name="connsiteY3" draw:formula="0*logheight/727462"/><draw:equation draw:name="connsiteX4" draw:formula="543445*logwidth/589079"/><draw:equation draw:name="connsiteY4" draw:formula="161782*logheight/727462"/><draw:equation draw:name="connsiteX5" draw:formula="589079*logwidth/589079"/><draw:equation draw:name="connsiteY5" draw:formula="727462*logheight/727462"/><draw:equation draw:name="connsiteX0" draw:formula="577868*logwidth/577868"/><draw:equation draw:name="connsiteY0" draw:formula="727462*logheight/727462"/><draw:equation draw:name="connsiteX1" draw:formula="0*logwidth/577868"/><draw:equation draw:name="connsiteY1" draw:formula="592820*logheight/727462"/><draw:equation draw:name="connsiteX2" draw:formula="21853*logwidth/577868"/><draw:equation draw:name="connsiteY2" draw:formula="108715*logheight/727462"/><draw:equation draw:name="connsiteX3" draw:formula="344467*logwidth/577868"/><draw:equation draw:name="connsiteY3" draw:formula="0*logheight/727462"/><draw:equation draw:name="connsiteX4" draw:formula="543445*logwidth/577868"/><draw:equation draw:name="connsiteY4" draw:formula="161782*logheight/727462"/><draw:equation draw:name="connsiteX5" draw:formula="577868*logwidth/577868"/><draw:equation draw:name="connsiteY5" draw:formula="727462*logheight/727462"/><draw:equation draw:name="connsiteX0" draw:formula="577868*logwidth/577868"/><draw:equation draw:name="connsiteY0" draw:formula="827552*logheight/827552"/><draw:equation draw:name="connsiteX1" draw:formula="0*logwidth/577868"/><draw:equation draw:name="connsiteY1" draw:formula="692910*logheight/827552"/><draw:equation draw:name="connsiteX2" draw:formula="21853*logwidth/577868"/><draw:equation draw:name="connsiteY2" draw:formula="208805*logheight/827552"/><draw:equation draw:name="connsiteX3" draw:formula="222860*logwidth/577868"/><draw:equation draw:name="connsiteY3" draw:formula="0*logheight/827552"/><draw:equation draw:name="connsiteX4" draw:formula="543445*logwidth/577868"/><draw:equation draw:name="connsiteY4" draw:formula="261872*logheight/827552"/><draw:equation draw:name="connsiteX5" draw:formula="577868*logwidth/577868"/><draw:equation draw:name="connsiteY5" draw:formula="827552*logheight/827552"/><draw:equation draw:name="connsiteX0" draw:formula="716134*logwidth/716134"/><draw:equation draw:name="connsiteY0" draw:formula="827552*logheight/827552"/><draw:equation draw:name="connsiteX1" draw:formula="0*logwidth/716134"/><draw:equation draw:name="connsiteY1" draw:formula="666718*logheight/827552"/><draw:equation draw:name="connsiteX2" draw:formula="160119*logwidth/716134"/><draw:equation draw:name="connsiteY2" draw:formula="208805*logheight/827552"/><draw:equation draw:name="connsiteX3" draw:formula="361126*logwidth/716134"/><draw:equation draw:name="connsiteY3" draw:formula="0*logheight/827552"/><draw:equation draw:name="connsiteX4" draw:formula="681711*logwidth/716134"/><draw:equation draw:name="connsiteY4" draw:formula="261872*logheight/827552"/><draw:equation draw:name="connsiteX5" draw:formula="716134*logwidth/716134"/><draw:equation draw:name="connsiteY5" draw:formula="827552*logheight/827552"/><draw:equation draw:name="connsiteX0" draw:formula="716134*logwidth/716134"/><draw:equation draw:name="connsiteY0" draw:formula="727088*logheight/727088"/><draw:equation draw:name="connsiteX1" draw:formula="0*logwidth/716134"/><draw:equation draw:name="connsiteY1" draw:formula="566254*logheight/727088"/><draw:equation draw:name="connsiteX2" draw:formula="160119*logwidth/716134"/><draw:equation draw:name="connsiteY2" draw:formula="108341*logheight/727088"/><draw:equation draw:name="connsiteX3" draw:formula="486937*logwidth/716134"/><draw:equation draw:name="connsiteY3" draw:formula="0*logheight/727088"/><draw:equation draw:name="connsiteX4" draw:formula="681711*logwidth/716134"/><draw:equation draw:name="connsiteY4" draw:formula="161408*logheight/727088"/><draw:equation draw:name="connsiteX5" draw:formula="716134*logwidth/716134"/><draw:equation draw:name="connsiteY5" draw:formula="727088*logheight/727088"/><draw:equation draw:name="connsiteX0" draw:formula="716134*logwidth/716134"/><draw:equation draw:name="connsiteY0" draw:formula="825391*logheight/825391"/><draw:equation draw:name="connsiteX1" draw:formula="0*logwidth/716134"/><draw:equation draw:name="connsiteY1" draw:formula="664557*logheight/825391"/><draw:equation draw:name="connsiteX2" draw:formula="160119*logwidth/716134"/><draw:equation draw:name="connsiteY2" draw:formula="206644*logheight/825391"/><draw:equation draw:name="connsiteX3" draw:formula="361126*logwidth/716134"/><draw:equation draw:name="connsiteY3" draw:formula="0*logheight/825391"/><draw:equation draw:name="connsiteX4" draw:formula="681711*logwidth/716134"/><draw:equation draw:name="connsiteY4" draw:formula="259711*logheight/825391"/><draw:equation draw:name="connsiteX5" draw:formula="716134*logwidth/716134"/><draw:equation draw:name="connsiteY5" draw:formula="825391*logheight/825391"/><draw:equation draw:name="connsiteX0" draw:formula="777168*logwidth/777168"/><draw:equation draw:name="connsiteY0" draw:formula="825391*logheight/825391"/><draw:equation draw:name="connsiteX1" draw:formula="0*logwidth/777168"/><draw:equation draw:name="connsiteY1" draw:formula="664557*logheight/825391"/><draw:equation draw:name="connsiteX2" draw:formula="160119*logwidth/777168"/><draw:equation draw:name="connsiteY2" draw:formula="206644*logheight/825391"/><draw:equation draw:name="connsiteX3" draw:formula="361126*logwidth/777168"/><draw:equation draw:name="connsiteY3" draw:formula="0*logheight/825391"/><draw:equation draw:name="connsiteX4" draw:formula="681711*logwidth/777168"/><draw:equation draw:name="connsiteY4" draw:formula="259711*logheight/825391"/><draw:equation draw:name="connsiteX5" draw:formula="777168*logwidth/777168"/><draw:equation draw:name="connsiteY5" draw:formula="825391*logheight/825391"/></draw:enhanced-geometry></draw:custom-shape><draw:custom-shape draw:style-name="gr30" svg:width="1.458cm" svg:height="1.229cm" svg:x="17.1cm" svg:y="-1.252cm"><draw:enhanced-geometry svg:viewBox="0 0 511407 444642" draw:type="ooxml-non-primitive" drawooo:sub-view-size="511407 444642" draw:text-areas="l t r b" draw:enhanced-path="M 0 242420 L 149830 346220 511407 444642 C 511026 296428 510646 148214 510265 0 L 92925 2053 0 242420 Z N "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695325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756468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480014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756468*logwidth/981075"/><draw:equation draw:name="connsiteY5" draw:formula="0*logheight/704850"/><draw:equation draw:name="connsiteX6" draw:formula="480014*logwidth/981075"/><draw:equation draw:name="connsiteY6" draw:formula="0*logheight/704850"/><draw:equation draw:name="connsiteX0" draw:formula="480014*logwidth/922084"/><draw:equation draw:name="connsiteY0" draw:formula="0*logheight/704850"/><draw:equation draw:name="connsiteX1" draw:formula="0*logwidth/922084"/><draw:equation draw:name="connsiteY1" draw:formula="304800*logheight/704850"/><draw:equation draw:name="connsiteX2" draw:formula="219075*logwidth/922084"/><draw:equation draw:name="connsiteY2" draw:formula="685800*logheight/704850"/><draw:equation draw:name="connsiteX3" draw:formula="695325*logwidth/922084"/><draw:equation draw:name="connsiteY3" draw:formula="704850*logheight/704850"/><draw:equation draw:name="connsiteX4" draw:formula="922084*logwidth/922084"/><draw:equation draw:name="connsiteY4" draw:formula="354262*logheight/704850"/><draw:equation draw:name="connsiteX5" draw:formula="756468*logwidth/922084"/><draw:equation draw:name="connsiteY5" draw:formula="0*logheight/704850"/><draw:equation draw:name="connsiteX6" draw:formula="480014*logwidth/922084"/><draw:equation draw:name="connsiteY6" draw:formula="0*logheight/704850"/><draw:equation draw:name="connsiteX0" draw:formula="260939*logwidth/703009"/><draw:equation draw:name="connsiteY0" draw:formula="0*logheight/704850"/><draw:equation draw:name="connsiteX1" draw:formula="184482*logwidth/703009"/><draw:equation draw:name="connsiteY1" draw:formula="299089*logheight/704850"/><draw:equation draw:name="connsiteX2" draw:formula="0*logwidth/703009"/><draw:equation draw:name="connsiteY2" draw:formula="685800*logheight/704850"/><draw:equation draw:name="connsiteX3" draw:formula="476250*logwidth/703009"/><draw:equation draw:name="connsiteY3" draw:formula="704850*logheight/704850"/><draw:equation draw:name="connsiteX4" draw:formula="703009*logwidth/703009"/><draw:equation draw:name="connsiteY4" draw:formula="354262*logheight/704850"/><draw:equation draw:name="connsiteX5" draw:formula="537393*logwidth/703009"/><draw:equation draw:name="connsiteY5" draw:formula="0*logheight/704850"/><draw:equation draw:name="connsiteX6" draw:formula="260939*logwidth/703009"/><draw:equation draw:name="connsiteY6" draw:formula="0*logheight/704850"/><draw:equation draw:name="connsiteX0" draw:formula="284299*logwidth/703009"/><draw:equation draw:name="connsiteY0" draw:formula="77*logheight/704850"/><draw:equation draw:name="connsiteX1" draw:formula="184482*logwidth/703009"/><draw:equation draw:name="connsiteY1" draw:formula="299089*logheight/704850"/><draw:equation draw:name="connsiteX2" draw:formula="0*logwidth/703009"/><draw:equation draw:name="connsiteY2" draw:formula="685800*logheight/704850"/><draw:equation draw:name="connsiteX3" draw:formula="476250*logwidth/703009"/><draw:equation draw:name="connsiteY3" draw:formula="704850*logheight/704850"/><draw:equation draw:name="connsiteX4" draw:formula="703009*logwidth/703009"/><draw:equation draw:name="connsiteY4" draw:formula="354262*logheight/704850"/><draw:equation draw:name="connsiteX5" draw:formula="537393*logwidth/703009"/><draw:equation draw:name="connsiteY5" draw:formula="0*logheight/704850"/><draw:equation draw:name="connsiteX6" draw:formula="284299*logwidth/703009"/><draw:equation draw:name="connsiteY6" draw:formula="77*logheight/704850"/><draw:equation draw:name="connsiteX0" draw:formula="99817*logwidth/518527"/><draw:equation draw:name="connsiteY0" draw:formula="77*logheight/704850"/><draw:equation draw:name="connsiteX1" draw:formula="0*logwidth/518527"/><draw:equation draw:name="connsiteY1" draw:formula="299089*logheight/704850"/><draw:equation draw:name="connsiteX2" draw:formula="79206*logwidth/518527"/><draw:equation draw:name="connsiteY2" draw:formula="329470*logheight/704850"/><draw:equation draw:name="connsiteX3" draw:formula="291768*logwidth/518527"/><draw:equation draw:name="connsiteY3" draw:formula="704850*logheight/704850"/><draw:equation draw:name="connsiteX4" draw:formula="518527*logwidth/518527"/><draw:equation draw:name="connsiteY4" draw:formula="354262*logheight/704850"/><draw:equation draw:name="connsiteX5" draw:formula="352911*logwidth/518527"/><draw:equation draw:name="connsiteY5" draw:formula="0*logheight/704850"/><draw:equation draw:name="connsiteX6" draw:formula="99817*logwidth/518527"/><draw:equation draw:name="connsiteY6" draw:formula="77*logheight/704850"/><draw:equation draw:name="connsiteX0" draw:formula="357673*logwidth/776383"/><draw:equation draw:name="connsiteY0" draw:formula="77*logheight/704850"/><draw:equation draw:name="connsiteX1" draw:formula="257856*logwidth/776383"/><draw:equation draw:name="connsiteY1" draw:formula="299089*logheight/704850"/><draw:equation draw:name="connsiteX2" draw:formula="0*logwidth/776383"/><draw:equation draw:name="connsiteY2" draw:formula="634095*logheight/704850"/><draw:equation draw:name="connsiteX3" draw:formula="549624*logwidth/776383"/><draw:equation draw:name="connsiteY3" draw:formula="704850*logheight/704850"/><draw:equation draw:name="connsiteX4" draw:formula="776383*logwidth/776383"/><draw:equation draw:name="connsiteY4" draw:formula="354262*logheight/704850"/><draw:equation draw:name="connsiteX5" draw:formula="610767*logwidth/776383"/><draw:equation draw:name="connsiteY5" draw:formula="0*logheight/704850"/><draw:equation draw:name="connsiteX6" draw:formula="357673*logwidth/776383"/><draw:equation draw:name="connsiteY6" draw:formula="77*logheight/704850"/><draw:equation draw:name="connsiteX0" draw:formula="0*logwidth/858462"/><draw:equation draw:name="connsiteY0" draw:formula="77*logheight/704850"/><draw:equation draw:name="connsiteX1" draw:formula="339935*logwidth/858462"/><draw:equation draw:name="connsiteY1" draw:formula="299089*logheight/704850"/><draw:equation draw:name="connsiteX2" draw:formula="82079*logwidth/858462"/><draw:equation draw:name="connsiteY2" draw:formula="634095*logheight/704850"/><draw:equation draw:name="connsiteX3" draw:formula="631703*logwidth/858462"/><draw:equation draw:name="connsiteY3" draw:formula="704850*logheight/704850"/><draw:equation draw:name="connsiteX4" draw:formula="858462*logwidth/858462"/><draw:equation draw:name="connsiteY4" draw:formula="354262*logheight/704850"/><draw:equation draw:name="connsiteX5" draw:formula="692846*logwidth/858462"/><draw:equation draw:name="connsiteY5" draw:formula="0*logheight/704850"/><draw:equation draw:name="connsiteX6" draw:formula="0*logwidth/858462"/><draw:equation draw:name="connsiteY6" draw:formula="77*logheight/704850"/><draw:equation draw:name="connsiteX0" draw:formula="26935*logwidth/885397"/><draw:equation draw:name="connsiteY0" draw:formula="77*logheight/704850"/><draw:equation draw:name="connsiteX1" draw:formula="0*logwidth/885397"/><draw:equation draw:name="connsiteY1" draw:formula="370077*logheight/704850"/><draw:equation draw:name="connsiteX2" draw:formula="109014*logwidth/885397"/><draw:equation draw:name="connsiteY2" draw:formula="634095*logheight/704850"/><draw:equation draw:name="connsiteX3" draw:formula="658638*logwidth/885397"/><draw:equation draw:name="connsiteY3" draw:formula="704850*logheight/704850"/><draw:equation draw:name="connsiteX4" draw:formula="885397*logwidth/885397"/><draw:equation draw:name="connsiteY4" draw:formula="354262*logheight/704850"/><draw:equation draw:name="connsiteX5" draw:formula="719781*logwidth/885397"/><draw:equation draw:name="connsiteY5" draw:formula="0*logheight/704850"/><draw:equation draw:name="connsiteX6" draw:formula="26935*logwidth/885397"/><draw:equation draw:name="connsiteY6" draw:formula="77*logheight/704850"/><draw:equation draw:name="connsiteX0" draw:formula="26935*logwidth/885397"/><draw:equation draw:name="connsiteY0" draw:formula="77*logheight/704850"/><draw:equation draw:name="connsiteX1" draw:formula="0*logwidth/885397"/><draw:equation draw:name="connsiteY1" draw:formula="370077*logheight/704850"/><draw:equation draw:name="connsiteX2" draw:formula="146825*logwidth/885397"/><draw:equation draw:name="connsiteY2" draw:formula="704850*logheight/704850"/><draw:equation draw:name="connsiteX3" draw:formula="658638*logwidth/885397"/><draw:equation draw:name="connsiteY3" draw:formula="704850*logheight/704850"/><draw:equation draw:name="connsiteX4" draw:formula="885397*logwidth/885397"/><draw:equation draw:name="connsiteY4" draw:formula="354262*logheight/704850"/><draw:equation draw:name="connsiteX5" draw:formula="719781*logwidth/885397"/><draw:equation draw:name="connsiteY5" draw:formula="0*logheight/704850"/><draw:equation draw:name="connsiteX6" draw:formula="26935*logwidth/885397"/><draw:equation draw:name="connsiteY6" draw:formula="77*logheight/704850"/><draw:equation draw:name="connsiteX0" draw:formula="26935*logwidth/885397"/><draw:equation draw:name="connsiteY0" draw:formula="77*logheight/920022"/><draw:equation draw:name="connsiteX1" draw:formula="0*logwidth/885397"/><draw:equation draw:name="connsiteY1" draw:formula="370077*logheight/920022"/><draw:equation draw:name="connsiteX2" draw:formula="146825*logwidth/885397"/><draw:equation draw:name="connsiteY2" draw:formula="704850*logheight/920022"/><draw:equation draw:name="connsiteX3" draw:formula="515411*logwidth/885397"/><draw:equation draw:name="connsiteY3" draw:formula="920022*logheight/920022"/><draw:equation draw:name="connsiteX4" draw:formula="885397*logwidth/885397"/><draw:equation draw:name="connsiteY4" draw:formula="354262*logheight/920022"/><draw:equation draw:name="connsiteX5" draw:formula="719781*logwidth/885397"/><draw:equation draw:name="connsiteY5" draw:formula="0*logheight/920022"/><draw:equation draw:name="connsiteX6" draw:formula="26935*logwidth/885397"/><draw:equation draw:name="connsiteY6" draw:formula="77*logheight/920022"/><draw:equation draw:name="connsiteX0" draw:formula="26935*logwidth/756411"/><draw:equation draw:name="connsiteY0" draw:formula="77*logheight/920022"/><draw:equation draw:name="connsiteX1" draw:formula="0*logwidth/756411"/><draw:equation draw:name="connsiteY1" draw:formula="370077*logheight/920022"/><draw:equation draw:name="connsiteX2" draw:formula="146825*logwidth/756411"/><draw:equation draw:name="connsiteY2" draw:formula="704850*logheight/920022"/><draw:equation draw:name="connsiteX3" draw:formula="515411*logwidth/756411"/><draw:equation draw:name="connsiteY3" draw:formula="920022*logheight/920022"/><draw:equation draw:name="connsiteX4" draw:formula="756411*logwidth/756411"/><draw:equation draw:name="connsiteY4" draw:formula="604438*logheight/920022"/><draw:equation draw:name="connsiteX5" draw:formula="719781*logwidth/756411"/><draw:equation draw:name="connsiteY5" draw:formula="0*logheight/920022"/><draw:equation draw:name="connsiteX6" draw:formula="26935*logwidth/756411"/><draw:equation draw:name="connsiteY6" draw:formula="77*logheight/920022"/><draw:equation draw:name="connsiteX0" draw:formula="26935*logwidth/756411"/><draw:equation draw:name="connsiteY0" draw:formula="0*logheight/919945"/><draw:equation draw:name="connsiteX1" draw:formula="0*logwidth/756411"/><draw:equation draw:name="connsiteY1" draw:formula="370000*logheight/919945"/><draw:equation draw:name="connsiteX2" draw:formula="146825*logwidth/756411"/><draw:equation draw:name="connsiteY2" draw:formula="704773*logheight/919945"/><draw:equation draw:name="connsiteX3" draw:formula="515411*logwidth/756411"/><draw:equation draw:name="connsiteY3" draw:formula="919945*logheight/919945"/><draw:equation draw:name="connsiteX4" draw:formula="756411*logwidth/756411"/><draw:equation draw:name="connsiteY4" draw:formula="604361*logheight/919945"/><draw:equation draw:name="connsiteX5" draw:formula="282387*logwidth/756411"/><draw:equation draw:name="connsiteY5" draw:formula="460312*logheight/919945"/><draw:equation draw:name="connsiteX6" draw:formula="26935*logwidth/756411"/><draw:equation draw:name="connsiteY6" draw:formula="0*logheight/919945"/><draw:equation draw:name="connsiteX0" draw:formula="26935*logwidth/756411"/><draw:equation draw:name="connsiteY0" draw:formula="0*logheight/919945"/><draw:equation draw:name="connsiteX1" draw:formula="0*logwidth/756411"/><draw:equation draw:name="connsiteY1" draw:formula="370000*logheight/919945"/><draw:equation draw:name="connsiteX2" draw:formula="227083*logwidth/756411"/><draw:equation draw:name="connsiteY2" draw:formula="828670*logheight/919945"/><draw:equation draw:name="connsiteX3" draw:formula="515411*logwidth/756411"/><draw:equation draw:name="connsiteY3" draw:formula="919945*logheight/919945"/><draw:equation draw:name="connsiteX4" draw:formula="756411*logwidth/756411"/><draw:equation draw:name="connsiteY4" draw:formula="604361*logheight/919945"/><draw:equation draw:name="connsiteX5" draw:formula="282387*logwidth/756411"/><draw:equation draw:name="connsiteY5" draw:formula="460312*logheight/919945"/><draw:equation draw:name="connsiteX6" draw:formula="26935*logwidth/756411"/><draw:equation draw:name="connsiteY6" draw:formula="0*logheight/919945"/><draw:equation draw:name="connsiteX0" draw:formula="0*logwidth/729476"/><draw:equation draw:name="connsiteY0" draw:formula="0*logheight/919945"/><draw:equation draw:name="connsiteX1" draw:formula="21794*logwidth/729476"/><draw:equation draw:name="connsiteY1" draw:formula="739306*logheight/919945"/><draw:equation draw:name="connsiteX2" draw:formula="200148*logwidth/729476"/><draw:equation draw:name="connsiteY2" draw:formula="828670*logheight/919945"/><draw:equation draw:name="connsiteX3" draw:formula="488476*logwidth/729476"/><draw:equation draw:name="connsiteY3" draw:formula="919945*logheight/919945"/><draw:equation draw:name="connsiteX4" draw:formula="729476*logwidth/729476"/><draw:equation draw:name="connsiteY4" draw:formula="604361*logheight/919945"/><draw:equation draw:name="connsiteX5" draw:formula="255452*logwidth/729476"/><draw:equation draw:name="connsiteY5" draw:formula="460312*logheight/919945"/><draw:equation draw:name="connsiteX6" draw:formula="0*logwidth/729476"/><draw:equation draw:name="connsiteY6" draw:formula="0*logheight/919945"/><draw:equation draw:name="connsiteX0" draw:formula="74357*logwidth/707682"/><draw:equation draw:name="connsiteY0" draw:formula="0*logheight/459633"/><draw:equation draw:name="connsiteX1" draw:formula="0*logwidth/707682"/><draw:equation draw:name="connsiteY1" draw:formula="278994*logheight/459633"/><draw:equation draw:name="connsiteX2" draw:formula="178354*logwidth/707682"/><draw:equation draw:name="connsiteY2" draw:formula="368358*logheight/459633"/><draw:equation draw:name="connsiteX3" draw:formula="466682*logwidth/707682"/><draw:equation draw:name="connsiteY3" draw:formula="459633*logheight/459633"/><draw:equation draw:name="connsiteX4" draw:formula="707682*logwidth/707682"/><draw:equation draw:name="connsiteY4" draw:formula="144049*logheight/459633"/><draw:equation draw:name="connsiteX5" draw:formula="233658*logwidth/707682"/><draw:equation draw:name="connsiteY5" draw:formula="0*logheight/459633"/><draw:equation draw:name="connsiteX6" draw:formula="74357*logwidth/707682"/><draw:equation draw:name="connsiteY6" draw:formula="0*logheight/459633"/><draw:equation draw:name="connsiteX0" draw:formula="74357*logwidth/707682"/><draw:equation draw:name="connsiteY0" draw:formula="460387*logheight/920020"/><draw:equation draw:name="connsiteX1" draw:formula="0*logwidth/707682"/><draw:equation draw:name="connsiteY1" draw:formula="739381*logheight/920020"/><draw:equation draw:name="connsiteX2" draw:formula="178354*logwidth/707682"/><draw:equation draw:name="connsiteY2" draw:formula="828745*logheight/920020"/><draw:equation draw:name="connsiteX3" draw:formula="466682*logwidth/707682"/><draw:equation draw:name="connsiteY3" draw:formula="920020*logheight/920020"/><draw:equation draw:name="connsiteX4" draw:formula="707682*logwidth/707682"/><draw:equation draw:name="connsiteY4" draw:formula="604436*logheight/920020"/><draw:equation draw:name="connsiteX5" draw:formula="416654*logwidth/707682"/><draw:equation draw:name="connsiteY5" draw:formula="0*logheight/920020"/><draw:equation draw:name="connsiteX6" draw:formula="74357*logwidth/707682"/><draw:equation draw:name="connsiteY6" draw:formula="460387*logheight/920020"/><draw:equation draw:name="connsiteX0" draw:formula="74357*logwidth/833994"/><draw:equation draw:name="connsiteY0" draw:formula="462440*logheight/922073"/><draw:equation draw:name="connsiteX1" draw:formula="0*logwidth/833994"/><draw:equation draw:name="connsiteY1" draw:formula="741434*logheight/922073"/><draw:equation draw:name="connsiteX2" draw:formula="178354*logwidth/833994"/><draw:equation draw:name="connsiteY2" draw:formula="830798*logheight/922073"/><draw:equation draw:name="connsiteX3" draw:formula="466682*logwidth/833994"/><draw:equation draw:name="connsiteY3" draw:formula="922073*logheight/922073"/><draw:equation draw:name="connsiteX4" draw:formula="833994*logwidth/833994"/><draw:equation draw:name="connsiteY4" draw:formula="0*logheight/922073"/><draw:equation draw:name="connsiteX5" draw:formula="416654*logwidth/833994"/><draw:equation draw:name="connsiteY5" draw:formula="2053*logheight/922073"/><draw:equation draw:name="connsiteX6" draw:formula="74357*logwidth/833994"/><draw:equation draw:name="connsiteY6" draw:formula="462440*logheight/922073"/><draw:equation draw:name="connsiteX0" draw:formula="74357*logwidth/833994"/><draw:equation draw:name="connsiteY0" draw:formula="462440*logheight/830798"/><draw:equation draw:name="connsiteX1" draw:formula="0*logwidth/833994"/><draw:equation draw:name="connsiteY1" draw:formula="741434*logheight/830798"/><draw:equation draw:name="connsiteX2" draw:formula="178354*logwidth/833994"/><draw:equation draw:name="connsiteY2" draw:formula="830798*logheight/830798"/><draw:equation draw:name="connsiteX3" draw:formula="833994*logwidth/833994"/><draw:equation draw:name="connsiteY3" draw:formula="193151*logheight/830798"/><draw:equation draw:name="connsiteX4" draw:formula="833994*logwidth/833994"/><draw:equation draw:name="connsiteY4" draw:formula="0*logheight/830798"/><draw:equation draw:name="connsiteX5" draw:formula="416654*logwidth/833994"/><draw:equation draw:name="connsiteY5" draw:formula="2053*logheight/830798"/><draw:equation draw:name="connsiteX6" draw:formula="74357*logwidth/833994"/><draw:equation draw:name="connsiteY6" draw:formula="462440*logheight/830798"/><draw:equation draw:name="connsiteX0" draw:formula="74357*logwidth/833994"/><draw:equation draw:name="connsiteY0" draw:formula="462440*logheight/741434"/><draw:equation draw:name="connsiteX1" draw:formula="0*logwidth/833994"/><draw:equation draw:name="connsiteY1" draw:formula="741434*logheight/741434"/><draw:equation draw:name="connsiteX2" draw:formula="691430*logwidth/833994"/><draw:equation draw:name="connsiteY2" draw:formula="193218*logheight/741434"/><draw:equation draw:name="connsiteX3" draw:formula="833994*logwidth/833994"/><draw:equation draw:name="connsiteY3" draw:formula="193151*logheight/741434"/><draw:equation draw:name="connsiteX4" draw:formula="833994*logwidth/833994"/><draw:equation draw:name="connsiteY4" draw:formula="0*logheight/741434"/><draw:equation draw:name="connsiteX5" draw:formula="416654*logwidth/833994"/><draw:equation draw:name="connsiteY5" draw:formula="2053*logheight/741434"/><draw:equation draw:name="connsiteX6" draw:formula="74357*logwidth/833994"/><draw:equation draw:name="connsiteY6" draw:formula="462440*logheight/741434"/><draw:equation draw:name="connsiteX0" draw:formula="0*logwidth/759637"/><draw:equation draw:name="connsiteY0" draw:formula="462440*logheight/462440"/><draw:equation draw:name="connsiteX1" draw:formula="407189*logwidth/759637"/><draw:equation draw:name="connsiteY1" draw:formula="346220*logheight/462440"/><draw:equation draw:name="connsiteX2" draw:formula="617073*logwidth/759637"/><draw:equation draw:name="connsiteY2" draw:formula="193218*logheight/462440"/><draw:equation draw:name="connsiteX3" draw:formula="759637*logwidth/759637"/><draw:equation draw:name="connsiteY3" draw:formula="193151*logheight/462440"/><draw:equation draw:name="connsiteX4" draw:formula="759637*logwidth/759637"/><draw:equation draw:name="connsiteY4" draw:formula="0*logheight/462440"/><draw:equation draw:name="connsiteX5" draw:formula="342297*logwidth/759637"/><draw:equation draw:name="connsiteY5" draw:formula="2053*logheight/462440"/><draw:equation draw:name="connsiteX6" draw:formula="0*logwidth/759637"/><draw:equation draw:name="connsiteY6" draw:formula="462440*logheight/462440"/><draw:equation draw:name="connsiteX0" draw:formula="0*logwidth/521730"/><draw:equation draw:name="connsiteY0" draw:formula="225265*logheight/346220"/><draw:equation draw:name="connsiteX1" draw:formula="169282*logwidth/521730"/><draw:equation draw:name="connsiteY1" draw:formula="346220*logheight/346220"/><draw:equation draw:name="connsiteX2" draw:formula="379166*logwidth/521730"/><draw:equation draw:name="connsiteY2" draw:formula="193218*logheight/346220"/><draw:equation draw:name="connsiteX3" draw:formula="521730*logwidth/521730"/><draw:equation draw:name="connsiteY3" draw:formula="193151*logheight/346220"/><draw:equation draw:name="connsiteX4" draw:formula="521730*logwidth/521730"/><draw:equation draw:name="connsiteY4" draw:formula="0*logheight/346220"/><draw:equation draw:name="connsiteX5" draw:formula="104390*logwidth/521730"/><draw:equation draw:name="connsiteY5" draw:formula="2053*logheight/346220"/><draw:equation draw:name="connsiteX6" draw:formula="0*logwidth/521730"/><draw:equation draw:name="connsiteY6" draw:formula="225265*logheight/346220"/><draw:equation draw:name="connsiteX0" draw:formula="0*logwidth/521730"/><draw:equation draw:name="connsiteY0" draw:formula="225264*logheight/346220"/><draw:equation draw:name="connsiteX1" draw:formula="169282*logwidth/521730"/><draw:equation draw:name="connsiteY1" draw:formula="346220*logheight/346220"/><draw:equation draw:name="connsiteX2" draw:formula="379166*logwidth/521730"/><draw:equation draw:name="connsiteY2" draw:formula="193218*logheight/346220"/><draw:equation draw:name="connsiteX3" draw:formula="521730*logwidth/521730"/><draw:equation draw:name="connsiteY3" draw:formula="193151*logheight/346220"/><draw:equation draw:name="connsiteX4" draw:formula="521730*logwidth/521730"/><draw:equation draw:name="connsiteY4" draw:formula="0*logheight/346220"/><draw:equation draw:name="connsiteX5" draw:formula="104390*logwidth/521730"/><draw:equation draw:name="connsiteY5" draw:formula="2053*logheight/346220"/><draw:equation draw:name="connsiteX6" draw:formula="0*logwidth/521730"/><draw:equation draw:name="connsiteY6" draw:formula="225264*logheight/346220"/><draw:equation draw:name="connsiteX0" draw:formula="0*logwidth/510265"/><draw:equation draw:name="connsiteY0" draw:formula="242420*logheight/346220"/><draw:equation draw:name="connsiteX1" draw:formula="157817*logwidth/510265"/><draw:equation draw:name="connsiteY1" draw:formula="346220*logheight/346220"/><draw:equation draw:name="connsiteX2" draw:formula="367701*logwidth/510265"/><draw:equation draw:name="connsiteY2" draw:formula="193218*logheight/346220"/><draw:equation draw:name="connsiteX3" draw:formula="510265*logwidth/510265"/><draw:equation draw:name="connsiteY3" draw:formula="193151*logheight/346220"/><draw:equation draw:name="connsiteX4" draw:formula="510265*logwidth/510265"/><draw:equation draw:name="connsiteY4" draw:formula="0*logheight/346220"/><draw:equation draw:name="connsiteX5" draw:formula="92925*logwidth/510265"/><draw:equation draw:name="connsiteY5" draw:formula="2053*logheight/346220"/><draw:equation draw:name="connsiteX6" draw:formula="0*logwidth/510265"/><draw:equation draw:name="connsiteY6" draw:formula="242420*logheight/346220"/><draw:equation draw:name="connsiteX0" draw:formula="0*logwidth/510265"/><draw:equation draw:name="connsiteY0" draw:formula="242420*logheight/355336"/><draw:equation draw:name="connsiteX1" draw:formula="153230*logwidth/510265"/><draw:equation draw:name="connsiteY1" draw:formula="355336*logheight/355336"/><draw:equation draw:name="connsiteX2" draw:formula="367701*logwidth/510265"/><draw:equation draw:name="connsiteY2" draw:formula="193218*logheight/355336"/><draw:equation draw:name="connsiteX3" draw:formula="510265*logwidth/510265"/><draw:equation draw:name="connsiteY3" draw:formula="193151*logheight/355336"/><draw:equation draw:name="connsiteX4" draw:formula="510265*logwidth/510265"/><draw:equation draw:name="connsiteY4" draw:formula="0*logheight/355336"/><draw:equation draw:name="connsiteX5" draw:formula="92925*logwidth/510265"/><draw:equation draw:name="connsiteY5" draw:formula="2053*logheight/355336"/><draw:equation draw:name="connsiteX6" draw:formula="0*logwidth/510265"/><draw:equation draw:name="connsiteY6" draw:formula="242420*logheight/355336"/><draw:equation draw:name="connsiteX0" draw:formula="0*logwidth/512938"/><draw:equation draw:name="connsiteY0" draw:formula="242420*logheight/444642"/><draw:equation draw:name="connsiteX1" draw:formula="153230*logwidth/512938"/><draw:equation draw:name="connsiteY1" draw:formula="355336*logheight/444642"/><draw:equation draw:name="connsiteX2" draw:formula="512938*logwidth/512938"/><draw:equation draw:name="connsiteY2" draw:formula="444642*logheight/444642"/><draw:equation draw:name="connsiteX3" draw:formula="510265*logwidth/512938"/><draw:equation draw:name="connsiteY3" draw:formula="193151*logheight/444642"/><draw:equation draw:name="connsiteX4" draw:formula="510265*logwidth/512938"/><draw:equation draw:name="connsiteY4" draw:formula="0*logheight/444642"/><draw:equation draw:name="connsiteX5" draw:formula="92925*logwidth/512938"/><draw:equation draw:name="connsiteY5" draw:formula="2053*logheight/444642"/><draw:equation draw:name="connsiteX6" draw:formula="0*logwidth/512938"/><draw:equation draw:name="connsiteY6" draw:formula="242420*logheight/444642"/><draw:equation draw:name="connsiteX0" draw:formula="0*logwidth/512938"/><draw:equation draw:name="connsiteY0" draw:formula="242420*logheight/444642"/><draw:equation draw:name="connsiteX1" draw:formula="153230*logwidth/512938"/><draw:equation draw:name="connsiteY1" draw:formula="355336*logheight/444642"/><draw:equation draw:name="connsiteX2" draw:formula="512938*logwidth/512938"/><draw:equation draw:name="connsiteY2" draw:formula="444642*logheight/444642"/><draw:equation draw:name="connsiteX3" draw:formula="510265*logwidth/512938"/><draw:equation draw:name="connsiteY3" draw:formula="0*logheight/444642"/><draw:equation draw:name="connsiteX4" draw:formula="92925*logwidth/512938"/><draw:equation draw:name="connsiteY4" draw:formula="2053*logheight/444642"/><draw:equation draw:name="connsiteX5" draw:formula="0*logwidth/512938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53230*logwidth/511407"/><draw:equation draw:name="connsiteY1" draw:formula="355336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46221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76497*logwidth/511407"/><draw:equation draw:name="connsiteY1" draw:formula="31760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4622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31448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49830*logwidth/511407"/><draw:equation draw:name="connsiteY1" draw:formula="34622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/draw:enhanced-geometry></draw:custom-shape><draw:custom-shape draw:style-name="gr31" svg:width="1.776cm" svg:height="0.6199cm" svg:x="3.576cm" svg:y="-1.247cm"><draw:enhanced-geometry svg:viewBox="0 0 297552 214401" draw:type="ooxml-non-primitive" drawooo:sub-view-size="297552 214401" draw:text-areas="l t r b" draw:enhanced-path="M 291964 0 L 297552 214401 61431 169835 0 0 291964 0 Z N "><draw:equation draw:name="connsiteX0" draw:formula="314325*logwidth/333375"/><draw:equation draw:name="connsiteY0" draw:formula="0*logheight/228600"/><draw:equation draw:name="connsiteX1" draw:formula="333375*logwidth/333375"/><draw:equation draw:name="connsiteY1" draw:formula="228600*logheight/228600"/><draw:equation draw:name="connsiteX2" draw:formula="38100*logwidth/333375"/><draw:equation draw:name="connsiteY2" draw:formula="190500*logheight/228600"/><draw:equation draw:name="connsiteX3" draw:formula="0*logwidth/333375"/><draw:equation draw:name="connsiteY3" draw:formula="95250*logheight/228600"/><draw:equation draw:name="connsiteX4" draw:formula="152400*logwidth/333375"/><draw:equation draw:name="connsiteY4" draw:formula="0*logheight/228600"/><draw:equation draw:name="connsiteX5" draw:formula="314325*logwidth/333375"/><draw:equation draw:name="connsiteY5" draw:formula="0*logheight/228600"/><draw:equation draw:name="connsiteX0" draw:formula="314325*logwidth/333375"/><draw:equation draw:name="connsiteY0" draw:formula="0*logheight/228600"/><draw:equation draw:name="connsiteX1" draw:formula="333375*logwidth/333375"/><draw:equation draw:name="connsiteY1" draw:formula="228600*logheight/228600"/><draw:equation draw:name="connsiteX2" draw:formula="38100*logwidth/333375"/><draw:equation draw:name="connsiteY2" draw:formula="180975*logheight/228600"/><draw:equation draw:name="connsiteX3" draw:formula="0*logwidth/333375"/><draw:equation draw:name="connsiteY3" draw:formula="95250*logheight/228600"/><draw:equation draw:name="connsiteX4" draw:formula="152400*logwidth/333375"/><draw:equation draw:name="connsiteY4" draw:formula="0*logheight/228600"/><draw:equation draw:name="connsiteX5" draw:formula="314325*logwidth/333375"/><draw:equation draw:name="connsiteY5" draw:formula="0*logheight/228600"/><draw:equation draw:name="connsiteX0" draw:formula="295275*logwidth/314325"/><draw:equation draw:name="connsiteY0" draw:formula="0*logheight/228600"/><draw:equation draw:name="connsiteX1" draw:formula="314325*logwidth/314325"/><draw:equation draw:name="connsiteY1" draw:formula="228600*logheight/228600"/><draw:equation draw:name="connsiteX2" draw:formula="19050*logwidth/314325"/><draw:equation draw:name="connsiteY2" draw:formula="180975*logheight/228600"/><draw:equation draw:name="connsiteX3" draw:formula="0*logwidth/314325"/><draw:equation draw:name="connsiteY3" draw:formula="95250*logheight/228600"/><draw:equation draw:name="connsiteX4" draw:formula="133350*logwidth/314325"/><draw:equation draw:name="connsiteY4" draw:formula="0*logheight/228600"/><draw:equation draw:name="connsiteX5" draw:formula="295275*logwidth/314325"/><draw:equation draw:name="connsiteY5" draw:formula="0*logheight/22860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19050*logwidth/314325"/><draw:equation draw:name="connsiteY2" draw:formula="180975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19050*logwidth/314325"/><draw:equation draw:name="connsiteY2" draw:formula="171450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28575*logwidth/314325"/><draw:equation draw:name="connsiteY2" draw:formula="152400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46037*logwidth/314325"/><draw:equation draw:name="connsiteY2" draw:formula="127748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347861*logwidth/366911"/><draw:equation draw:name="connsiteY0" draw:formula="0*logheight/209550"/><draw:equation draw:name="connsiteX1" draw:formula="366911*logwidth/366911"/><draw:equation draw:name="connsiteY1" draw:formula="209550*logheight/209550"/><draw:equation draw:name="connsiteX2" draw:formula="98623*logwidth/366911"/><draw:equation draw:name="connsiteY2" draw:formula="127748*logheight/209550"/><draw:equation draw:name="connsiteX3" draw:formula="0*logwidth/366911"/><draw:equation draw:name="connsiteY3" draw:formula="160689*logheight/209550"/><draw:equation draw:name="connsiteX4" draw:formula="185936*logwidth/366911"/><draw:equation draw:name="connsiteY4" draw:formula="0*logheight/209550"/><draw:equation draw:name="connsiteX5" draw:formula="347861*logwidth/366911"/><draw:equation draw:name="connsiteY5" draw:formula="0*logheight/209550"/><draw:equation draw:name="connsiteX0" draw:formula="347861*logwidth/366911"/><draw:equation draw:name="connsiteY0" draw:formula="0*logheight/209550"/><draw:equation draw:name="connsiteX1" draw:formula="366911*logwidth/366911"/><draw:equation draw:name="connsiteY1" draw:formula="209550*logheight/209550"/><draw:equation draw:name="connsiteX2" draw:formula="128209*logwidth/366911"/><draw:equation draw:name="connsiteY2" draw:formula="160689*logheight/209550"/><draw:equation draw:name="connsiteX3" draw:formula="0*logwidth/366911"/><draw:equation draw:name="connsiteY3" draw:formula="160689*logheight/209550"/><draw:equation draw:name="connsiteX4" draw:formula="185936*logwidth/366911"/><draw:equation draw:name="connsiteY4" draw:formula="0*logheight/209550"/><draw:equation draw:name="connsiteX5" draw:formula="347861*logwidth/366911"/><draw:equation draw:name="connsiteY5" draw:formula="0*logheight/209550"/><draw:equation draw:name="connsiteX0" draw:formula="272925*logwidth/291975"/><draw:equation draw:name="connsiteY0" draw:formula="0*logheight/209550"/><draw:equation draw:name="connsiteX1" draw:formula="291975*logwidth/291975"/><draw:equation draw:name="connsiteY1" draw:formula="209550*logheight/209550"/><draw:equation draw:name="connsiteX2" draw:formula="53273*logwidth/291975"/><draw:equation draw:name="connsiteY2" draw:formula="160689*logheight/209550"/><draw:equation draw:name="connsiteX3" draw:formula="0*logwidth/291975"/><draw:equation draw:name="connsiteY3" draw:formula="145527*logheight/209550"/><draw:equation draw:name="connsiteX4" draw:formula="111000*logwidth/291975"/><draw:equation draw:name="connsiteY4" draw:formula="0*logheight/209550"/><draw:equation draw:name="connsiteX5" draw:formula="272925*logwidth/291975"/><draw:equation draw:name="connsiteY5" draw:formula="0*logheight/209550"/><draw:equation draw:name="connsiteX0" draw:formula="272925*logwidth/291975"/><draw:equation draw:name="connsiteY0" draw:formula="0*logheight/209550"/><draw:equation draw:name="connsiteX1" draw:formula="291975*logwidth/291975"/><draw:equation draw:name="connsiteY1" draw:formula="209550*logheight/209550"/><draw:equation draw:name="connsiteX2" draw:formula="0*logwidth/291975"/><draw:equation draw:name="connsiteY2" draw:formula="145527*logheight/209550"/><draw:equation draw:name="connsiteX3" draw:formula="111000*logwidth/291975"/><draw:equation draw:name="connsiteY3" draw:formula="0*logheight/209550"/><draw:equation draw:name="connsiteX4" draw:formula="272925*logwidth/291975"/><draw:equation draw:name="connsiteY4" draw:formula="0*logheight/209550"/><draw:equation draw:name="connsiteX0" draw:formula="272925*logwidth/282836"/><draw:equation draw:name="connsiteY0" draw:formula="0*logheight/224711"/><draw:equation draw:name="connsiteX1" draw:formula="282836*logwidth/282836"/><draw:equation draw:name="connsiteY1" draw:formula="224711*logheight/224711"/><draw:equation draw:name="connsiteX2" draw:formula="0*logwidth/282836"/><draw:equation draw:name="connsiteY2" draw:formula="145527*logheight/224711"/><draw:equation draw:name="connsiteX3" draw:formula="111000*logwidth/282836"/><draw:equation draw:name="connsiteY3" draw:formula="0*logheight/224711"/><draw:equation draw:name="connsiteX4" draw:formula="272925*logwidth/282836"/><draw:equation draw:name="connsiteY4" draw:formula="0*logheight/224711"/><draw:equation draw:name="connsiteX0" draw:formula="296685*logwidth/306596"/><draw:equation draw:name="connsiteY0" draw:formula="0*logheight/224711"/><draw:equation draw:name="connsiteX1" draw:formula="306596*logwidth/306596"/><draw:equation draw:name="connsiteY1" draw:formula="224711*logheight/224711"/><draw:equation draw:name="connsiteX2" draw:formula="0*logwidth/306596"/><draw:equation draw:name="connsiteY2" draw:formula="139463*logheight/224711"/><draw:equation draw:name="connsiteX3" draw:formula="134760*logwidth/306596"/><draw:equation draw:name="connsiteY3" draw:formula="0*logheight/224711"/><draw:equation draw:name="connsiteX4" draw:formula="296685*logwidth/306596"/><draw:equation draw:name="connsiteY4" draw:formula="0*logheight/224711"/><draw:equation draw:name="connsiteX0" draw:formula="296685*logwidth/296685"/><draw:equation draw:name="connsiteY0" draw:formula="0*logheight/206517"/><draw:equation draw:name="connsiteX1" draw:formula="242626*logwidth/296685"/><draw:equation draw:name="connsiteY1" draw:formula="206517*logheight/206517"/><draw:equation draw:name="connsiteX2" draw:formula="0*logwidth/296685"/><draw:equation draw:name="connsiteY2" draw:formula="139463*logheight/206517"/><draw:equation draw:name="connsiteX3" draw:formula="134760*logwidth/296685"/><draw:equation draw:name="connsiteY3" draw:formula="0*logheight/206517"/><draw:equation draw:name="connsiteX4" draw:formula="296685*logwidth/296685"/><draw:equation draw:name="connsiteY4" draw:formula="0*logheight/206517"/><draw:equation draw:name="connsiteX0" draw:formula="290400*logwidth/290400"/><draw:equation draw:name="connsiteY0" draw:formula="0*logheight/206517"/><draw:equation draw:name="connsiteX1" draw:formula="242626*logwidth/290400"/><draw:equation draw:name="connsiteY1" draw:formula="206517*logheight/206517"/><draw:equation draw:name="connsiteX2" draw:formula="0*logwidth/290400"/><draw:equation draw:name="connsiteY2" draw:formula="139463*logheight/206517"/><draw:equation draw:name="connsiteX3" draw:formula="134760*logwidth/290400"/><draw:equation draw:name="connsiteY3" draw:formula="0*logheight/206517"/><draw:equation draw:name="connsiteX4" draw:formula="290400*logwidth/290400"/><draw:equation draw:name="connsiteY4" draw:formula="0*logheight/206517"/><draw:equation draw:name="connsiteX0" draw:formula="273951*logwidth/273951"/><draw:equation draw:name="connsiteY0" draw:formula="2921*logheight/206517"/><draw:equation draw:name="connsiteX1" draw:formula="242626*logwidth/273951"/><draw:equation draw:name="connsiteY1" draw:formula="206517*logheight/206517"/><draw:equation draw:name="connsiteX2" draw:formula="0*logwidth/273951"/><draw:equation draw:name="connsiteY2" draw:formula="139463*logheight/206517"/><draw:equation draw:name="connsiteX3" draw:formula="134760*logwidth/273951"/><draw:equation draw:name="connsiteY3" draw:formula="0*logheight/206517"/><draw:equation draw:name="connsiteX4" draw:formula="273951*logwidth/273951"/><draw:equation draw:name="connsiteY4" draw:formula="2921*logheight/206517"/><draw:equation draw:name="connsiteX0" draw:formula="255674*logwidth/255674"/><draw:equation draw:name="connsiteY0" draw:formula="0*logheight/206627"/><draw:equation draw:name="connsiteX1" draw:formula="242626*logwidth/255674"/><draw:equation draw:name="connsiteY1" draw:formula="206627*logheight/206627"/><draw:equation draw:name="connsiteX2" draw:formula="0*logwidth/255674"/><draw:equation draw:name="connsiteY2" draw:formula="139573*logheight/206627"/><draw:equation draw:name="connsiteX3" draw:formula="134760*logwidth/255674"/><draw:equation draw:name="connsiteY3" draw:formula="110*logheight/206627"/><draw:equation draw:name="connsiteX4" draw:formula="255674*logwidth/255674"/><draw:equation draw:name="connsiteY4" draw:formula="0*logheight/206627"/><draw:equation draw:name="connsiteX0" draw:formula="231914*logwidth/242626"/><draw:equation draw:name="connsiteY0" draw:formula="0*logheight/206627"/><draw:equation draw:name="connsiteX1" draw:formula="242626*logwidth/242626"/><draw:equation draw:name="connsiteY1" draw:formula="206627*logheight/206627"/><draw:equation draw:name="connsiteX2" draw:formula="0*logwidth/242626"/><draw:equation draw:name="connsiteY2" draw:formula="139573*logheight/206627"/><draw:equation draw:name="connsiteX3" draw:formula="134760*logwidth/242626"/><draw:equation draw:name="connsiteY3" draw:formula="110*logheight/206627"/><draw:equation draw:name="connsiteX4" draw:formula="231914*logwidth/242626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51177*logwidth/293803"/><draw:equation draw:name="connsiteY2" draw:formula="139573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128211*logwidth/293803"/><draw:equation draw:name="connsiteY2" draw:formula="171730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128211*logwidth/293803"/><draw:equation draw:name="connsiteY2" draw:formula="156568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154880*logwidth/165592"/><draw:equation draw:name="connsiteY0" draw:formula="0*logheight/206627"/><draw:equation draw:name="connsiteX1" draw:formula="165592*logwidth/165592"/><draw:equation draw:name="connsiteY1" draw:formula="206627*logheight/206627"/><draw:equation draw:name="connsiteX2" draw:formula="0*logwidth/165592"/><draw:equation draw:name="connsiteY2" draw:formula="156568*logheight/206627"/><draw:equation draw:name="connsiteX3" draw:formula="0*logwidth/165592"/><draw:equation draw:name="connsiteY3" draw:formula="91079*logheight/206627"/><draw:equation draw:name="connsiteX4" draw:formula="154880*logwidth/165592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100524*logwidth/266116"/><draw:equation draw:name="connsiteY2" draw:formula="156568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84647*logwidth/295359"/><draw:equation draw:name="connsiteY0" draw:formula="0*logheight/206627"/><draw:equation draw:name="connsiteX1" draw:formula="295359*logwidth/295359"/><draw:equation draw:name="connsiteY1" draw:formula="206627*logheight/206627"/><draw:equation draw:name="connsiteX2" draw:formula="54560*logwidth/295359"/><draw:equation draw:name="connsiteY2" draw:formula="153536*logheight/206627"/><draw:equation draw:name="connsiteX3" draw:formula="0*logwidth/295359"/><draw:equation draw:name="connsiteY3" draw:formula="3032*logheight/206627"/><draw:equation draw:name="connsiteX4" draw:formula="284647*logwidth/295359"/><draw:equation draw:name="connsiteY4" draw:formula="0*logheight/206627"/><draw:equation draw:name="connsiteX0" draw:formula="284647*logwidth/295359"/><draw:equation draw:name="connsiteY0" draw:formula="0*logheight/206627"/><draw:equation draw:name="connsiteX1" draw:formula="295359*logwidth/295359"/><draw:equation draw:name="connsiteY1" draw:formula="206627*logheight/206627"/><draw:equation draw:name="connsiteX2" draw:formula="54561*logwidth/295359"/><draw:equation draw:name="connsiteY2" draw:formula="162633*logheight/206627"/><draw:equation draw:name="connsiteX3" draw:formula="0*logwidth/295359"/><draw:equation draw:name="connsiteY3" draw:formula="3032*logheight/206627"/><draw:equation draw:name="connsiteX4" draw:formula="284647*logwidth/295359"/><draw:equation draw:name="connsiteY4" draw:formula="0*logheight/206627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62633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53536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44439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53536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84647"/><draw:equation draw:name="connsiteY0" draw:formula="0*logheight/201775"/><draw:equation draw:name="connsiteX1" draw:formula="277813*logwidth/284647"/><draw:equation draw:name="connsiteY1" draw:formula="201775*logheight/201775"/><draw:equation draw:name="connsiteX2" draw:formula="54561*logwidth/284647"/><draw:equation draw:name="connsiteY2" draw:formula="153536*logheight/201775"/><draw:equation draw:name="connsiteX3" draw:formula="0*logwidth/284647"/><draw:equation draw:name="connsiteY3" draw:formula="3032*logheight/201775"/><draw:equation draw:name="connsiteX4" draw:formula="284647*logwidth/284647"/><draw:equation draw:name="connsiteY4" draw:formula="0*logheight/201775"/><draw:equation draw:name="connsiteX0" draw:formula="284647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54561*logwidth/297552"/><draw:equation draw:name="connsiteY2" draw:formula="153536*logheight/216330"/><draw:equation draw:name="connsiteX3" draw:formula="0*logwidth/297552"/><draw:equation draw:name="connsiteY3" draw:formula="3032*logheight/216330"/><draw:equation draw:name="connsiteX4" draw:formula="284647*logwidth/297552"/><draw:equation draw:name="connsiteY4" draw:formula="0*logheight/216330"/><draw:equation draw:name="connsiteX0" draw:formula="284647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647*logwidth/297552"/><draw:equation draw:name="connsiteY4" draw:formula="0*logheight/216330"/><draw:equation draw:name="connsiteX0" draw:formula="284288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288*logwidth/297552"/><draw:equation draw:name="connsiteY4" draw:formula="0*logheight/216330"/><draw:equation draw:name="connsiteX0" draw:formula="284288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288*logwidth/297552"/><draw:equation draw:name="connsiteY4" draw:formula="0*logheight/216330"/><draw:equation draw:name="connsiteX0" draw:formula="284288*logwidth/297552"/><draw:equation draw:name="connsiteY0" draw:formula="2684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84288*logwidth/297552"/><draw:equation draw:name="connsiteY4" draw:formula="2684*logheight/213298"/><draw:equation draw:name="connsiteX0" draw:formula="289771*logwidth/297552"/><draw:equation draw:name="connsiteY0" draw:formula="0*logheight/213648"/><draw:equation draw:name="connsiteX1" draw:formula="297552*logwidth/297552"/><draw:equation draw:name="connsiteY1" draw:formula="213648*logheight/213648"/><draw:equation draw:name="connsiteX2" draw:formula="61141*logwidth/297552"/><draw:equation draw:name="connsiteY2" draw:formula="159951*logheight/213648"/><draw:equation draw:name="connsiteX3" draw:formula="0*logwidth/297552"/><draw:equation draw:name="connsiteY3" draw:formula="350*logheight/213648"/><draw:equation draw:name="connsiteX4" draw:formula="289771*logwidth/297552"/><draw:equation draw:name="connsiteY4" draw:formula="0*logheight/213648"/><draw:equation draw:name="connsiteX0" draw:formula="297552*logwidth/297552"/><draw:equation draw:name="connsiteY0" draw:formula="5253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97552*logwidth/297552"/><draw:equation draw:name="connsiteY4" draw:formula="5253*logheight/213298"/><draw:equation draw:name="connsiteX0" draw:formula="284288*logwidth/297552"/><draw:equation draw:name="connsiteY0" draw:formula="0*logheight/213648"/><draw:equation draw:name="connsiteX1" draw:formula="297552*logwidth/297552"/><draw:equation draw:name="connsiteY1" draw:formula="213648*logheight/213648"/><draw:equation draw:name="connsiteX2" draw:formula="61141*logwidth/297552"/><draw:equation draw:name="connsiteY2" draw:formula="159951*logheight/213648"/><draw:equation draw:name="connsiteX3" draw:formula="0*logwidth/297552"/><draw:equation draw:name="connsiteY3" draw:formula="350*logheight/213648"/><draw:equation draw:name="connsiteX4" draw:formula="284288*logwidth/297552"/><draw:equation draw:name="connsiteY4" draw:formula="0*logheight/213648"/><draw:equation draw:name="connsiteX0" draw:formula="284288*logwidth/297552"/><draw:equation draw:name="connsiteY0" draw:formula="2682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84288*logwidth/297552"/><draw:equation draw:name="connsiteY4" draw:formula="2682*logheight/213298"/><draw:equation draw:name="connsiteX0" draw:formula="284288*logwidth/297552"/><draw:equation draw:name="connsiteY0" draw:formula="0*logheight/215118"/><draw:equation draw:name="connsiteX1" draw:formula="297552*logwidth/297552"/><draw:equation draw:name="connsiteY1" draw:formula="215118*logheight/215118"/><draw:equation draw:name="connsiteX2" draw:formula="61141*logwidth/297552"/><draw:equation draw:name="connsiteY2" draw:formula="161421*logheight/215118"/><draw:equation draw:name="connsiteX3" draw:formula="0*logwidth/297552"/><draw:equation draw:name="connsiteY3" draw:formula="1820*logheight/215118"/><draw:equation draw:name="connsiteX4" draw:formula="284288*logwidth/297552"/><draw:equation draw:name="connsiteY4" draw:formula="0*logheight/215118"/><draw:equation draw:name="connsiteX0" draw:formula="284288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1103*logheight/214401"/><draw:equation draw:name="connsiteX4" draw:formula="284288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1103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4342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431*logwidth/297552"/><draw:equation draw:name="connsiteY2" draw:formula="169835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/draw:enhanced-geometry><text:p text:style-name="P23"><text:span/><text:span/></text:p></draw:custom-shape><draw:custom-shape draw:style-name="gr32" svg:width="2.613cm" svg:height="1.9cm" svg:x="6.804cm" svg:y="-1.252cm"><draw:enhanced-geometry svg:viewBox="0 0 915344 686916" draw:type="ooxml-non-primitive" drawooo:sub-view-size="915344 686916" draw:text-areas="l t r b" draw:enhanced-path="M 430026 0 L 0 346898 31819 686916 505559 683141 915344 370952 508069 1116 430026 0 Z N "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695325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384475*logwidth/870250"/><draw:equation draw:name="connsiteY0" draw:formula="0*logheight/704850"/><draw:equation draw:name="connsiteX1" draw:formula="0*logwidth/870250"/><draw:equation draw:name="connsiteY1" draw:formula="356529*logheight/704850"/><draw:equation draw:name="connsiteX2" draw:formula="108250*logwidth/870250"/><draw:equation draw:name="connsiteY2" draw:formula="685800*logheight/704850"/><draw:equation draw:name="connsiteX3" draw:formula="584500*logwidth/870250"/><draw:equation draw:name="connsiteY3" draw:formula="704850*logheight/704850"/><draw:equation draw:name="connsiteX4" draw:formula="870250*logwidth/870250"/><draw:equation draw:name="connsiteY4" draw:formula="361950*logheight/704850"/><draw:equation draw:name="connsiteX5" draw:formula="584500*logwidth/870250"/><draw:equation draw:name="connsiteY5" draw:formula="0*logheight/704850"/><draw:equation draw:name="connsiteX6" draw:formula="384475*logwidth/870250"/><draw:equation draw:name="connsiteY6" draw:formula="0*logheight/704850"/><draw:equation draw:name="connsiteX0" draw:formula="365367*logwidth/851142"/><draw:equation draw:name="connsiteY0" draw:formula="0*logheight/704850"/><draw:equation draw:name="connsiteX1" draw:formula="0*logwidth/851142"/><draw:equation draw:name="connsiteY1" draw:formula="345782*logheight/704850"/><draw:equation draw:name="connsiteX2" draw:formula="89142*logwidth/851142"/><draw:equation draw:name="connsiteY2" draw:formula="685800*logheight/704850"/><draw:equation draw:name="connsiteX3" draw:formula="565392*logwidth/851142"/><draw:equation draw:name="connsiteY3" draw:formula="704850*logheight/704850"/><draw:equation draw:name="connsiteX4" draw:formula="851142*logwidth/851142"/><draw:equation draw:name="connsiteY4" draw:formula="361950*logheight/704850"/><draw:equation draw:name="connsiteX5" draw:formula="565392*logwidth/851142"/><draw:equation draw:name="connsiteY5" draw:formula="0*logheight/704850"/><draw:equation draw:name="connsiteX6" draw:formula="365367*logwidth/851142"/><draw:equation draw:name="connsiteY6" draw:formula="0*logheight/704850"/><draw:equation draw:name="connsiteX0" draw:formula="420852*logwidth/851142"/><draw:equation draw:name="connsiteY0" draw:formula="3054*logheight/704850"/><draw:equation draw:name="connsiteX1" draw:formula="0*logwidth/851142"/><draw:equation draw:name="connsiteY1" draw:formula="345782*logheight/704850"/><draw:equation draw:name="connsiteX2" draw:formula="89142*logwidth/851142"/><draw:equation draw:name="connsiteY2" draw:formula="685800*logheight/704850"/><draw:equation draw:name="connsiteX3" draw:formula="565392*logwidth/851142"/><draw:equation draw:name="connsiteY3" draw:formula="704850*logheight/704850"/><draw:equation draw:name="connsiteX4" draw:formula="851142*logwidth/851142"/><draw:equation draw:name="connsiteY4" draw:formula="361950*logheight/704850"/><draw:equation draw:name="connsiteX5" draw:formula="565392*logwidth/851142"/><draw:equation draw:name="connsiteY5" draw:formula="0*logheight/704850"/><draw:equation draw:name="connsiteX6" draw:formula="420852*logwidth/851142"/><draw:equation draw:name="connsiteY6" draw:formula="3054*logheight/704850"/><draw:equation draw:name="connsiteX0" draw:formula="432317*logwidth/862607"/><draw:equation draw:name="connsiteY0" draw:formula="3054*logheight/704850"/><draw:equation draw:name="connsiteX1" draw:formula="0*logwidth/862607"/><draw:equation draw:name="connsiteY1" draw:formula="345101*logheight/704850"/><draw:equation draw:name="connsiteX2" draw:formula="100607*logwidth/862607"/><draw:equation draw:name="connsiteY2" draw:formula="685800*logheight/704850"/><draw:equation draw:name="connsiteX3" draw:formula="576857*logwidth/862607"/><draw:equation draw:name="connsiteY3" draw:formula="704850*logheight/704850"/><draw:equation draw:name="connsiteX4" draw:formula="862607*logwidth/862607"/><draw:equation draw:name="connsiteY4" draw:formula="361950*logheight/704850"/><draw:equation draw:name="connsiteX5" draw:formula="576857*logwidth/862607"/><draw:equation draw:name="connsiteY5" draw:formula="0*logheight/704850"/><draw:equation draw:name="connsiteX6" draw:formula="432317*logwidth/862607"/><draw:equation draw:name="connsiteY6" draw:formula="3054*logheight/704850"/><draw:equation draw:name="connsiteX0" draw:formula="432319*logwidth/862607"/><draw:equation draw:name="connsiteY0" draw:formula="0*logheight/704850"/><draw:equation draw:name="connsiteX1" draw:formula="0*logwidth/862607"/><draw:equation draw:name="connsiteY1" draw:formula="345101*logheight/704850"/><draw:equation draw:name="connsiteX2" draw:formula="100607*logwidth/862607"/><draw:equation draw:name="connsiteY2" draw:formula="685800*logheight/704850"/><draw:equation draw:name="connsiteX3" draw:formula="576857*logwidth/862607"/><draw:equation draw:name="connsiteY3" draw:formula="704850*logheight/704850"/><draw:equation draw:name="connsiteX4" draw:formula="862607*logwidth/862607"/><draw:equation draw:name="connsiteY4" draw:formula="361950*logheight/704850"/><draw:equation draw:name="connsiteX5" draw:formula="576857*logwidth/862607"/><draw:equation draw:name="connsiteY5" draw:formula="0*logheight/704850"/><draw:equation draw:name="connsiteX6" draw:formula="432319*logwidth/862607"/><draw:equation draw:name="connsiteY6" draw:formula="0*logheight/704850"/><draw:equation draw:name="connsiteX0" draw:formula="363531*logwidth/793819"/><draw:equation draw:name="connsiteY0" draw:formula="0*logheight/704850"/><draw:equation draw:name="connsiteX1" draw:formula="0*logwidth/793819"/><draw:equation draw:name="connsiteY1" draw:formula="345782*logheight/704850"/><draw:equation draw:name="connsiteX2" draw:formula="31819*logwidth/793819"/><draw:equation draw:name="connsiteY2" draw:formula="685800*logheight/704850"/><draw:equation draw:name="connsiteX3" draw:formula="508069*logwidth/793819"/><draw:equation draw:name="connsiteY3" draw:formula="704850*logheight/704850"/><draw:equation draw:name="connsiteX4" draw:formula="793819*logwidth/793819"/><draw:equation draw:name="connsiteY4" draw:formula="361950*logheight/704850"/><draw:equation draw:name="connsiteX5" draw:formula="508069*logwidth/793819"/><draw:equation draw:name="connsiteY5" draw:formula="0*logheight/704850"/><draw:equation draw:name="connsiteX6" draw:formula="363531*logwidth/793819"/><draw:equation draw:name="connsiteY6" draw:formula="0*logheight/704850"/><draw:equation draw:name="connsiteX0" draw:formula="363531*logwidth/793819"/><draw:equation draw:name="connsiteY0" draw:formula="0*logheight/685800"/><draw:equation draw:name="connsiteX1" draw:formula="0*logwidth/793819"/><draw:equation draw:name="connsiteY1" draw:formula="345782*logheight/685800"/><draw:equation draw:name="connsiteX2" draw:formula="31819*logwidth/793819"/><draw:equation draw:name="connsiteY2" draw:formula="685800*logheight/685800"/><draw:equation draw:name="connsiteX3" draw:formula="505559*logwidth/793819"/><draw:equation draw:name="connsiteY3" draw:formula="682025*logheight/685800"/><draw:equation draw:name="connsiteX4" draw:formula="793819*logwidth/793819"/><draw:equation draw:name="connsiteY4" draw:formula="361950*logheight/685800"/><draw:equation draw:name="connsiteX5" draw:formula="508069*logwidth/793819"/><draw:equation draw:name="connsiteY5" draw:formula="0*logheight/685800"/><draw:equation draw:name="connsiteX6" draw:formula="363531*logwidth/793819"/><draw:equation draw:name="connsiteY6" draw:formula="0*logheight/685800"/><draw:equation draw:name="connsiteX0" draw:formula="363531*logwidth/816748"/><draw:equation draw:name="connsiteY0" draw:formula="0*logheight/685800"/><draw:equation draw:name="connsiteX1" draw:formula="0*logwidth/816748"/><draw:equation draw:name="connsiteY1" draw:formula="345782*logheight/685800"/><draw:equation draw:name="connsiteX2" draw:formula="31819*logwidth/816748"/><draw:equation draw:name="connsiteY2" draw:formula="685800*logheight/685800"/><draw:equation draw:name="connsiteX3" draw:formula="505559*logwidth/816748"/><draw:equation draw:name="connsiteY3" draw:formula="682025*logheight/685800"/><draw:equation draw:name="connsiteX4" draw:formula="816748*logwidth/816748"/><draw:equation draw:name="connsiteY4" draw:formula="345102*logheight/685800"/><draw:equation draw:name="connsiteX5" draw:formula="508069*logwidth/816748"/><draw:equation draw:name="connsiteY5" draw:formula="0*logheight/685800"/><draw:equation draw:name="connsiteX6" draw:formula="363531*logwidth/816748"/><draw:equation draw:name="connsiteY6" draw:formula="0*logheight/685800"/><draw:equation draw:name="connsiteX0" draw:formula="363531*logwidth/858021"/><draw:equation draw:name="connsiteY0" draw:formula="0*logheight/685800"/><draw:equation draw:name="connsiteX1" draw:formula="0*logwidth/858021"/><draw:equation draw:name="connsiteY1" draw:formula="345782*logheight/685800"/><draw:equation draw:name="connsiteX2" draw:formula="31819*logwidth/858021"/><draw:equation draw:name="connsiteY2" draw:formula="685800*logheight/685800"/><draw:equation draw:name="connsiteX3" draw:formula="505559*logwidth/858021"/><draw:equation draw:name="connsiteY3" draw:formula="682025*logheight/685800"/><draw:equation draw:name="connsiteX4" draw:formula="858021*logwidth/858021"/><draw:equation draw:name="connsiteY4" draw:formula="310854*logheight/685800"/><draw:equation draw:name="connsiteX5" draw:formula="508069*logwidth/858021"/><draw:equation draw:name="connsiteY5" draw:formula="0*logheight/685800"/><draw:equation draw:name="connsiteX6" draw:formula="363531*logwidth/858021"/><draw:equation draw:name="connsiteY6" draw:formula="0*logheight/685800"/><draw:equation draw:name="connsiteX0" draw:formula="363531*logwidth/915344"/><draw:equation draw:name="connsiteY0" draw:formula="0*logheight/685800"/><draw:equation draw:name="connsiteX1" draw:formula="0*logwidth/915344"/><draw:equation draw:name="connsiteY1" draw:formula="345782*logheight/685800"/><draw:equation draw:name="connsiteX2" draw:formula="31819*logwidth/915344"/><draw:equation draw:name="connsiteY2" draw:formula="685800*logheight/685800"/><draw:equation draw:name="connsiteX3" draw:formula="505559*logwidth/915344"/><draw:equation draw:name="connsiteY3" draw:formula="682025*logheight/685800"/><draw:equation draw:name="connsiteX4" draw:formula="915344*logwidth/915344"/><draw:equation draw:name="connsiteY4" draw:formula="369836*logheight/685800"/><draw:equation draw:name="connsiteX5" draw:formula="508069*logwidth/915344"/><draw:equation draw:name="connsiteY5" draw:formula="0*logheight/685800"/><draw:equation draw:name="connsiteX6" draw:formula="363531*logwidth/915344"/><draw:equation draw:name="connsiteY6" draw:formula="0*logheight/685800"/><draw:equation draw:name="connsiteX0" draw:formula="430026*logwidth/915344"/><draw:equation draw:name="connsiteY0" draw:formula="0*logheight/686916"/><draw:equation draw:name="connsiteX1" draw:formula="0*logwidth/915344"/><draw:equation draw:name="connsiteY1" draw:formula="346898*logheight/686916"/><draw:equation draw:name="connsiteX2" draw:formula="31819*logwidth/915344"/><draw:equation draw:name="connsiteY2" draw:formula="686916*logheight/686916"/><draw:equation draw:name="connsiteX3" draw:formula="505559*logwidth/915344"/><draw:equation draw:name="connsiteY3" draw:formula="683141*logheight/686916"/><draw:equation draw:name="connsiteX4" draw:formula="915344*logwidth/915344"/><draw:equation draw:name="connsiteY4" draw:formula="370952*logheight/686916"/><draw:equation draw:name="connsiteX5" draw:formula="508069*logwidth/915344"/><draw:equation draw:name="connsiteY5" draw:formula="1116*logheight/686916"/><draw:equation draw:name="connsiteX6" draw:formula="430026*logwidth/915344"/><draw:equation draw:name="connsiteY6" draw:formula="0*logheight/686916"/></draw:enhanced-geometry></draw:custom-shape><draw:custom-shape draw:style-name="gr33" svg:width="2.607cm" svg:height="2.185cm" svg:x="8.395cm" svg:y="-1.252cm"><draw:enhanced-geometry svg:viewBox="0 0 913286 789965" draw:type="ooxml-non-primitive" drawooo:sub-view-size="913286 789965" draw:text-areas="l t r b" draw:enhanced-path="M 39866 0 L 0 225260 211663 789965 611714 613527 699552 353694 913286 1114 39866 0 Z N "><draw:equation draw:name="connsiteX0" draw:formula="85725*logwidth/561975"/><draw:equation draw:name="connsiteY0" draw:formula="9525*logheight/809625"/><draw:equation draw:name="connsiteX1" draw:formula="0*logwidth/561975"/><draw:equation draw:name="connsiteY1" draw:formula="219075*logheight/809625"/><draw:equation draw:name="connsiteX2" draw:formula="142875*logwidth/561975"/><draw:equation draw:name="connsiteY2" draw:formula="809625*logheight/809625"/><draw:equation draw:name="connsiteX3" draw:formula="542925*logwidth/561975"/><draw:equation draw:name="connsiteY3" draw:formula="619125*logheight/809625"/><draw:equation draw:name="connsiteX4" draw:formula="561975*logwidth/561975"/><draw:equation draw:name="connsiteY4" draw:formula="352425*logheight/809625"/><draw:equation draw:name="connsiteX5" draw:formula="295275*logwidth/561975"/><draw:equation draw:name="connsiteY5" draw:formula="0*logheight/809625"/><draw:equation draw:name="connsiteX6" draw:formula="85725*logwidth/561975"/><draw:equation draw:name="connsiteY6" draw:formula="9525*logheight/809625"/><draw:equation draw:name="connsiteX0" draw:formula="85725*logwidth/561975"/><draw:equation draw:name="connsiteY0" draw:formula="0*logheight/809625"/><draw:equation draw:name="connsiteX1" draw:formula="0*logwidth/561975"/><draw:equation draw:name="connsiteY1" draw:formula="219075*logheight/809625"/><draw:equation draw:name="connsiteX2" draw:formula="142875*logwidth/561975"/><draw:equation draw:name="connsiteY2" draw:formula="809625*logheight/809625"/><draw:equation draw:name="connsiteX3" draw:formula="542925*logwidth/561975"/><draw:equation draw:name="connsiteY3" draw:formula="619125*logheight/809625"/><draw:equation draw:name="connsiteX4" draw:formula="561975*logwidth/561975"/><draw:equation draw:name="connsiteY4" draw:formula="352425*logheight/809625"/><draw:equation draw:name="connsiteX5" draw:formula="295275*logwidth/561975"/><draw:equation draw:name="connsiteY5" draw:formula="0*logheight/809625"/><draw:equation draw:name="connsiteX6" draw:formula="85725*logwidth/561975"/><draw:equation draw:name="connsiteY6" draw:formula="0*logheight/809625"/><draw:equation draw:name="connsiteX0" draw:formula="85725*logwidth/561975"/><draw:equation draw:name="connsiteY0" draw:formula="12677*logheight/822302"/><draw:equation draw:name="connsiteX1" draw:formula="0*logwidth/561975"/><draw:equation draw:name="connsiteY1" draw:formula="231752*logheight/822302"/><draw:equation draw:name="connsiteX2" draw:formula="142875*logwidth/561975"/><draw:equation draw:name="connsiteY2" draw:formula="822302*logheight/822302"/><draw:equation draw:name="connsiteX3" draw:formula="542925*logwidth/561975"/><draw:equation draw:name="connsiteY3" draw:formula="631802*logheight/822302"/><draw:equation draw:name="connsiteX4" draw:formula="561975*logwidth/561975"/><draw:equation draw:name="connsiteY4" draw:formula="365102*logheight/822302"/><draw:equation draw:name="connsiteX5" draw:formula="560935*logwidth/561975"/><draw:equation draw:name="connsiteY5" draw:formula="0*logheight/822302"/><draw:equation draw:name="connsiteX6" draw:formula="85725*logwidth/561975"/><draw:equation draw:name="connsiteY6" draw:formula="12677*logheight/822302"/><draw:equation draw:name="connsiteX0" draw:formula="85725*logwidth/561975"/><draw:equation draw:name="connsiteY0" draw:formula="1*logheight/809626"/><draw:equation draw:name="connsiteX1" draw:formula="0*logwidth/561975"/><draw:equation draw:name="connsiteY1" draw:formula="219076*logheight/809626"/><draw:equation draw:name="connsiteX2" draw:formula="142875*logwidth/561975"/><draw:equation draw:name="connsiteY2" draw:formula="809626*logheight/809626"/><draw:equation draw:name="connsiteX3" draw:formula="542925*logwidth/561975"/><draw:equation draw:name="connsiteY3" draw:formula="619126*logheight/809626"/><draw:equation draw:name="connsiteX4" draw:formula="561975*logwidth/561975"/><draw:equation draw:name="connsiteY4" draw:formula="352426*logheight/809626"/><draw:equation draw:name="connsiteX5" draw:formula="541828*logwidth/561975"/><draw:equation draw:name="connsiteY5" draw:formula="0*logheight/809626"/><draw:equation draw:name="connsiteX6" draw:formula="85725*logwidth/561975"/><draw:equation draw:name="connsiteY6" draw:formula="1*logheight/809626"/><draw:equation draw:name="connsiteX0" draw:formula="0*logwidth/613827"/><draw:equation draw:name="connsiteY0" draw:formula="0*logheight/810894"/><draw:equation draw:name="connsiteX1" draw:formula="51852*logwidth/613827"/><draw:equation draw:name="connsiteY1" draw:formula="220344*logheight/810894"/><draw:equation draw:name="connsiteX2" draw:formula="194727*logwidth/613827"/><draw:equation draw:name="connsiteY2" draw:formula="810894*logheight/810894"/><draw:equation draw:name="connsiteX3" draw:formula="594777*logwidth/613827"/><draw:equation draw:name="connsiteY3" draw:formula="620394*logheight/810894"/><draw:equation draw:name="connsiteX4" draw:formula="613827*logwidth/613827"/><draw:equation draw:name="connsiteY4" draw:formula="353694*logheight/810894"/><draw:equation draw:name="connsiteX5" draw:formula="593680*logwidth/613827"/><draw:equation draw:name="connsiteY5" draw:formula="1268*logheight/810894"/><draw:equation draw:name="connsiteX6" draw:formula="0*logwidth/613827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52987*logwidth/699552"/><draw:equation draw:name="connsiteY3" draw:formula="596403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11714*logwidth/699552"/><draw:equation draw:name="connsiteY3" draw:formula="613527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759522"/><draw:equation draw:name="connsiteX1" draw:formula="0*logwidth/699552"/><draw:equation draw:name="connsiteY1" draw:formula="225260*logheight/759522"/><draw:equation draw:name="connsiteX2" draw:formula="280452*logwidth/699552"/><draw:equation draw:name="connsiteY2" draw:formula="759522*logheight/759522"/><draw:equation draw:name="connsiteX3" draw:formula="611714*logwidth/699552"/><draw:equation draw:name="connsiteY3" draw:formula="613527*logheight/759522"/><draw:equation draw:name="connsiteX4" draw:formula="699552*logwidth/699552"/><draw:equation draw:name="connsiteY4" draw:formula="353694*logheight/759522"/><draw:equation draw:name="connsiteX5" draw:formula="679405*logwidth/699552"/><draw:equation draw:name="connsiteY5" draw:formula="1268*logheight/759522"/><draw:equation draw:name="connsiteX6" draw:formula="39866*logwidth/699552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89965"/><draw:equation draw:name="connsiteX1" draw:formula="0*logwidth/913286"/><draw:equation draw:name="connsiteY1" draw:formula="225260*logheight/789965"/><draw:equation draw:name="connsiteX2" draw:formula="211663*logwidth/913286"/><draw:equation draw:name="connsiteY2" draw:formula="789965*logheight/789965"/><draw:equation draw:name="connsiteX3" draw:formula="611714*logwidth/913286"/><draw:equation draw:name="connsiteY3" draw:formula="613527*logheight/789965"/><draw:equation draw:name="connsiteX4" draw:formula="699552*logwidth/913286"/><draw:equation draw:name="connsiteY4" draw:formula="353694*logheight/789965"/><draw:equation draw:name="connsiteX5" draw:formula="913286*logwidth/913286"/><draw:equation draw:name="connsiteY5" draw:formula="1114*logheight/789965"/><draw:equation draw:name="connsiteX6" draw:formula="39866*logwidth/913286"/><draw:equation draw:name="connsiteY6" draw:formula="0*logheight/789965"/></draw:enhanced-geometry></draw:custom-shape><draw:custom-shape draw:style-name="gr34" svg:width="2.452cm" svg:height="2.316cm" svg:x="12.75cm" svg:y="-0.675cm"><draw:enhanced-geometry svg:viewBox="0 0 858863 837604" draw:type="ooxml-non-primitive" drawooo:sub-view-size="858863 837604" draw:text-areas="l t r b" draw:enhanced-path="M 639489 0 L 699040 209442 766795 349341 858863 379818 804710 837604 0 478046 52967 148694 639489 0 Z N "><draw:equation draw:name="connsiteX0" draw:formula="714615*logwidth/776088"/><draw:equation draw:name="connsiteY0" draw:formula="0*logheight/776087"/><draw:equation draw:name="connsiteX1" draw:formula="776088*logwidth/776088"/><draw:equation draw:name="connsiteY1" draw:formula="230521*logheight/776087"/><draw:equation draw:name="connsiteX2" draw:formula="753036*logwidth/776088"/><draw:equation draw:name="connsiteY2" draw:formula="653143*logheight/776087"/><draw:equation draw:name="connsiteX3" draw:formula="622407*logwidth/776088"/><draw:equation draw:name="connsiteY3" draw:formula="776087*logheight/776087"/><draw:equation draw:name="connsiteX4" draw:formula="184417*logwidth/776088"/><draw:equation draw:name="connsiteY4" draw:formula="776087*logheight/776087"/><draw:equation draw:name="connsiteX5" draw:formula="0*logwidth/776088"/><draw:equation draw:name="connsiteY5" draw:formula="468726*logheight/776087"/><draw:equation draw:name="connsiteX6" draw:formula="0*logwidth/776088"/><draw:equation draw:name="connsiteY6" draw:formula="161365*logheight/776087"/><draw:equation draw:name="connsiteX7" draw:formula="714615*logwidth/776088"/><draw:equation draw:name="connsiteY7" draw:formula="0*logheight/776087"/><draw:equation draw:name="connsiteX0" draw:formula="714615*logwidth/776088"/><draw:equation draw:name="connsiteY0" draw:formula="0*logheight/791454"/><draw:equation draw:name="connsiteX1" draw:formula="776088*logwidth/776088"/><draw:equation draw:name="connsiteY1" draw:formula="230521*logheight/791454"/><draw:equation draw:name="connsiteX2" draw:formula="753036*logwidth/776088"/><draw:equation draw:name="connsiteY2" draw:formula="653143*logheight/791454"/><draw:equation draw:name="connsiteX3" draw:formula="622407*logwidth/776088"/><draw:equation draw:name="connsiteY3" draw:formula="776087*logheight/791454"/><draw:equation draw:name="connsiteX4" draw:formula="197118*logwidth/776088"/><draw:equation draw:name="connsiteY4" draw:formula="791454*logheight/791454"/><draw:equation draw:name="connsiteX5" draw:formula="0*logwidth/776088"/><draw:equation draw:name="connsiteY5" draw:formula="468726*logheight/791454"/><draw:equation draw:name="connsiteX6" draw:formula="0*logwidth/776088"/><draw:equation draw:name="connsiteY6" draw:formula="161365*logheight/791454"/><draw:equation draw:name="connsiteX7" draw:formula="714615*logwidth/776088"/><draw:equation draw:name="connsiteY7" draw:formula="0*logheight/791454"/><draw:equation draw:name="connsiteX0" draw:formula="714615*logwidth/776088"/><draw:equation draw:name="connsiteY0" draw:formula="0*logheight/791641"/><draw:equation draw:name="connsiteX1" draw:formula="776088*logwidth/776088"/><draw:equation draw:name="connsiteY1" draw:formula="230521*logheight/791641"/><draw:equation draw:name="connsiteX2" draw:formula="753036*logwidth/776088"/><draw:equation draw:name="connsiteY2" draw:formula="653143*logheight/791641"/><draw:equation draw:name="connsiteX3" draw:formula="628758*logwidth/776088"/><draw:equation draw:name="connsiteY3" draw:formula="791641*logheight/791641"/><draw:equation draw:name="connsiteX4" draw:formula="197118*logwidth/776088"/><draw:equation draw:name="connsiteY4" draw:formula="791454*logheight/791641"/><draw:equation draw:name="connsiteX5" draw:formula="0*logwidth/776088"/><draw:equation draw:name="connsiteY5" draw:formula="468726*logheight/791641"/><draw:equation draw:name="connsiteX6" draw:formula="0*logwidth/776088"/><draw:equation draw:name="connsiteY6" draw:formula="161365*logheight/791641"/><draw:equation draw:name="connsiteX7" draw:formula="714615*logwidth/776088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18873*logwidth/897843"/><draw:equation draw:name="connsiteY4" draw:formula="791454*logheight/791641"/><draw:equation draw:name="connsiteX5" draw:formula="0*logwidth/897843"/><draw:equation draw:name="connsiteY5" draw:formula="329352*logheight/791641"/><draw:equation draw:name="connsiteX6" draw:formula="121755*logwidth/897843"/><draw:equation draw:name="connsiteY6" draw:formula="161365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18873*logwidth/897843"/><draw:equation draw:name="connsiteY4" draw:formula="791454*logheight/791641"/><draw:equation draw:name="connsiteX5" draw:formula="0*logwidth/897843"/><draw:equation draw:name="connsiteY5" draw:formula="329352*logheight/791641"/><draw:equation draw:name="connsiteX6" draw:formula="52967*logwidth/897843"/><draw:equation draw:name="connsiteY6" draw:formula="0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08007*logwidth/897843"/><draw:equation draw:name="connsiteY4" draw:formula="732472*logheight/791641"/><draw:equation draw:name="connsiteX5" draw:formula="0*logwidth/897843"/><draw:equation draw:name="connsiteY5" draw:formula="329352*logheight/791641"/><draw:equation draw:name="connsiteX6" draw:formula="52967*logwidth/897843"/><draw:equation draw:name="connsiteY6" draw:formula="0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42172"/><draw:equation draw:name="connsiteX1" draw:formula="897843*logwidth/897843"/><draw:equation draw:name="connsiteY1" draw:formula="230521*logheight/742172"/><draw:equation draw:name="connsiteX2" draw:formula="874791*logwidth/897843"/><draw:equation draw:name="connsiteY2" draw:formula="653143*logheight/742172"/><draw:equation draw:name="connsiteX3" draw:formula="721359*logwidth/897843"/><draw:equation draw:name="connsiteY3" draw:formula="742172*logheight/742172"/><draw:equation draw:name="connsiteX4" draw:formula="308007*logwidth/897843"/><draw:equation draw:name="connsiteY4" draw:formula="732472*logheight/742172"/><draw:equation draw:name="connsiteX5" draw:formula="0*logwidth/897843"/><draw:equation draw:name="connsiteY5" draw:formula="329352*logheight/742172"/><draw:equation draw:name="connsiteX6" draw:formula="52967*logwidth/897843"/><draw:equation draw:name="connsiteY6" draw:formula="0*logheight/742172"/><draw:equation draw:name="connsiteX7" draw:formula="836370*logwidth/897843"/><draw:equation draw:name="connsiteY7" draw:formula="0*logheight/742172"/><draw:equation draw:name="connsiteX0" draw:formula="836370*logwidth/897843"/><draw:equation draw:name="connsiteY0" draw:formula="0*logheight/742172"/><draw:equation draw:name="connsiteX1" draw:formula="897843*logwidth/897843"/><draw:equation draw:name="connsiteY1" draw:formula="230521*logheight/742172"/><draw:equation draw:name="connsiteX2" draw:formula="874791*logwidth/897843"/><draw:equation draw:name="connsiteY2" draw:formula="653143*logheight/742172"/><draw:equation draw:name="connsiteX3" draw:formula="721359*logwidth/897843"/><draw:equation draw:name="connsiteY3" draw:formula="742172*logheight/742172"/><draw:equation draw:name="connsiteX4" draw:formula="277008*logwidth/897843"/><draw:equation draw:name="connsiteY4" draw:formula="686808*logheight/742172"/><draw:equation draw:name="connsiteX5" draw:formula="0*logwidth/897843"/><draw:equation draw:name="connsiteY5" draw:formula="329352*logheight/742172"/><draw:equation draw:name="connsiteX6" draw:formula="52967*logwidth/897843"/><draw:equation draw:name="connsiteY6" draw:formula="0*logheight/742172"/><draw:equation draw:name="connsiteX7" draw:formula="836370*logwidth/897843"/><draw:equation draw:name="connsiteY7" draw:formula="0*logheight/742172"/><draw:equation draw:name="connsiteX0" draw:formula="762996*logwidth/897843"/><draw:equation draw:name="connsiteY0" draw:formula="0*logheight/919423"/><draw:equation draw:name="connsiteX1" draw:formula="897843*logwidth/897843"/><draw:equation draw:name="connsiteY1" draw:formula="407772*logheight/919423"/><draw:equation draw:name="connsiteX2" draw:formula="874791*logwidth/897843"/><draw:equation draw:name="connsiteY2" draw:formula="830394*logheight/919423"/><draw:equation draw:name="connsiteX3" draw:formula="721359*logwidth/897843"/><draw:equation draw:name="connsiteY3" draw:formula="919423*logheight/919423"/><draw:equation draw:name="connsiteX4" draw:formula="277008*logwidth/897843"/><draw:equation draw:name="connsiteY4" draw:formula="864059*logheight/919423"/><draw:equation draw:name="connsiteX5" draw:formula="0*logwidth/897843"/><draw:equation draw:name="connsiteY5" draw:formula="506603*logheight/919423"/><draw:equation draw:name="connsiteX6" draw:formula="52967*logwidth/897843"/><draw:equation draw:name="connsiteY6" draw:formula="177251*logheight/919423"/><draw:equation draw:name="connsiteX7" draw:formula="762996*logwidth/897843"/><draw:equation draw:name="connsiteY7" draw:formula="0*logheight/919423"/><draw:equation draw:name="connsiteX0" draw:formula="762996*logwidth/897843"/><draw:equation draw:name="connsiteY0" draw:formula="0*logheight/919423"/><draw:equation draw:name="connsiteX1" draw:formula="897843*logwidth/897843"/><draw:equation draw:name="connsiteY1" draw:formula="407772*logheight/919423"/><draw:equation draw:name="connsiteX2" draw:formula="874791*logwidth/897843"/><draw:equation draw:name="connsiteY2" draw:formula="830394*logheight/919423"/><draw:equation draw:name="connsiteX3" draw:formula="721359*logwidth/897843"/><draw:equation draw:name="connsiteY3" draw:formula="919423*logheight/919423"/><draw:equation draw:name="connsiteX4" draw:formula="183178*logwidth/897843"/><draw:equation draw:name="connsiteY4" draw:formula="743016*logheight/919423"/><draw:equation draw:name="connsiteX5" draw:formula="0*logwidth/897843"/><draw:equation draw:name="connsiteY5" draw:formula="506603*logheight/919423"/><draw:equation draw:name="connsiteX6" draw:formula="52967*logwidth/897843"/><draw:equation draw:name="connsiteY6" draw:formula="177251*logheight/919423"/><draw:equation draw:name="connsiteX7" draw:formula="762996*logwidth/897843"/><draw:equation draw:name="connsiteY7" draw:formula="0*logheight/919423"/><draw:equation draw:name="connsiteX0" draw:formula="762996*logwidth/897843"/><draw:equation draw:name="connsiteY0" draw:formula="0*logheight/854695"/><draw:equation draw:name="connsiteX1" draw:formula="897843*logwidth/897843"/><draw:equation draw:name="connsiteY1" draw:formula="407772*logheight/854695"/><draw:equation draw:name="connsiteX2" draw:formula="874791*logwidth/897843"/><draw:equation draw:name="connsiteY2" draw:formula="830394*logheight/854695"/><draw:equation draw:name="connsiteX3" draw:formula="676110*logwidth/897843"/><draw:equation draw:name="connsiteY3" draw:formula="854695*logheight/854695"/><draw:equation draw:name="connsiteX4" draw:formula="183178*logwidth/897843"/><draw:equation draw:name="connsiteY4" draw:formula="743016*logheight/854695"/><draw:equation draw:name="connsiteX5" draw:formula="0*logwidth/897843"/><draw:equation draw:name="connsiteY5" draw:formula="506603*logheight/854695"/><draw:equation draw:name="connsiteX6" draw:formula="52967*logwidth/897843"/><draw:equation draw:name="connsiteY6" draw:formula="177251*logheight/854695"/><draw:equation draw:name="connsiteX7" draw:formula="762996*logwidth/897843"/><draw:equation draw:name="connsiteY7" draw:formula="0*logheight/854695"/><draw:equation draw:name="connsiteX0" draw:formula="762996*logwidth/874791"/><draw:equation draw:name="connsiteY0" draw:formula="0*logheight/854695"/><draw:equation draw:name="connsiteX1" draw:formula="760267*logwidth/874791"/><draw:equation draw:name="connsiteY1" draw:formula="379215*logheight/854695"/><draw:equation draw:name="connsiteX2" draw:formula="874791*logwidth/874791"/><draw:equation draw:name="connsiteY2" draw:formula="830394*logheight/854695"/><draw:equation draw:name="connsiteX3" draw:formula="676110*logwidth/874791"/><draw:equation draw:name="connsiteY3" draw:formula="854695*logheight/854695"/><draw:equation draw:name="connsiteX4" draw:formula="183178*logwidth/874791"/><draw:equation draw:name="connsiteY4" draw:formula="743016*logheight/854695"/><draw:equation draw:name="connsiteX5" draw:formula="0*logwidth/874791"/><draw:equation draw:name="connsiteY5" draw:formula="506603*logheight/854695"/><draw:equation draw:name="connsiteX6" draw:formula="52967*logwidth/874791"/><draw:equation draw:name="connsiteY6" draw:formula="177251*logheight/854695"/><draw:equation draw:name="connsiteX7" draw:formula="762996*logwidth/874791"/><draw:equation draw:name="connsiteY7" draw:formula="0*logheight/854695"/><draw:equation draw:name="connsiteX0" draw:formula="762996*logwidth/874791"/><draw:equation draw:name="connsiteY0" draw:formula="0*logheight/854695"/><draw:equation draw:name="connsiteX1" draw:formula="764853*logwidth/874791"/><draw:equation draw:name="connsiteY1" draw:formula="377312*logheight/854695"/><draw:equation draw:name="connsiteX2" draw:formula="874791*logwidth/874791"/><draw:equation draw:name="connsiteY2" draw:formula="830394*logheight/854695"/><draw:equation draw:name="connsiteX3" draw:formula="676110*logwidth/874791"/><draw:equation draw:name="connsiteY3" draw:formula="854695*logheight/854695"/><draw:equation draw:name="connsiteX4" draw:formula="183178*logwidth/874791"/><draw:equation draw:name="connsiteY4" draw:formula="743016*logheight/854695"/><draw:equation draw:name="connsiteX5" draw:formula="0*logwidth/874791"/><draw:equation draw:name="connsiteY5" draw:formula="506603*logheight/854695"/><draw:equation draw:name="connsiteX6" draw:formula="52967*logwidth/874791"/><draw:equation draw:name="connsiteY6" draw:formula="177251*logheight/854695"/><draw:equation draw:name="connsiteX7" draw:formula="762996*logwidth/874791"/><draw:equation draw:name="connsiteY7" draw:formula="0*logheight/854695"/><draw:equation draw:name="connsiteX0" draw:formula="762996*logwidth/802991"/><draw:equation draw:name="connsiteY0" draw:formula="0*logheight/854695"/><draw:equation draw:name="connsiteX1" draw:formula="764853*logwidth/802991"/><draw:equation draw:name="connsiteY1" draw:formula="377312*logheight/854695"/><draw:equation draw:name="connsiteX2" draw:formula="802991*logwidth/802991"/><draw:equation draw:name="connsiteY2" draw:formula="799269*logheight/854695"/><draw:equation draw:name="connsiteX3" draw:formula="676110*logwidth/802991"/><draw:equation draw:name="connsiteY3" draw:formula="854695*logheight/854695"/><draw:equation draw:name="connsiteX4" draw:formula="183178*logwidth/802991"/><draw:equation draw:name="connsiteY4" draw:formula="743016*logheight/854695"/><draw:equation draw:name="connsiteX5" draw:formula="0*logwidth/802991"/><draw:equation draw:name="connsiteY5" draw:formula="506603*logheight/854695"/><draw:equation draw:name="connsiteX6" draw:formula="52967*logwidth/802991"/><draw:equation draw:name="connsiteY6" draw:formula="177251*logheight/854695"/><draw:equation draw:name="connsiteX7" draw:formula="762996*logwidth/802991"/><draw:equation draw:name="connsiteY7" draw:formula="0*logheight/854695"/><draw:equation draw:name="connsiteX0" draw:formula="762996*logwidth/764999"/><draw:equation draw:name="connsiteY0" draw:formula="0*logheight/854695"/><draw:equation draw:name="connsiteX1" draw:formula="764853*logwidth/764999"/><draw:equation draw:name="connsiteY1" draw:formula="377312*logheight/854695"/><draw:equation draw:name="connsiteX2" draw:formula="676110*logwidth/764999"/><draw:equation draw:name="connsiteY2" draw:formula="854695*logheight/854695"/><draw:equation draw:name="connsiteX3" draw:formula="183178*logwidth/764999"/><draw:equation draw:name="connsiteY3" draw:formula="743016*logheight/854695"/><draw:equation draw:name="connsiteX4" draw:formula="0*logwidth/764999"/><draw:equation draw:name="connsiteY4" draw:formula="506603*logheight/854695"/><draw:equation draw:name="connsiteX5" draw:formula="52967*logwidth/764999"/><draw:equation draw:name="connsiteY5" draw:formula="177251*logheight/854695"/><draw:equation draw:name="connsiteX6" draw:formula="762996*logwidth/764999"/><draw:equation draw:name="connsiteY6" draw:formula="0*logheight/854695"/><draw:equation draw:name="connsiteX0" draw:formula="762996*logwidth/802991"/><draw:equation draw:name="connsiteY0" draw:formula="0*logheight/866161"/><draw:equation draw:name="connsiteX1" draw:formula="764853*logwidth/802991"/><draw:equation draw:name="connsiteY1" draw:formula="377312*logheight/866161"/><draw:equation draw:name="connsiteX2" draw:formula="802991*logwidth/802991"/><draw:equation draw:name="connsiteY2" draw:formula="866161*logheight/866161"/><draw:equation draw:name="connsiteX3" draw:formula="183178*logwidth/802991"/><draw:equation draw:name="connsiteY3" draw:formula="743016*logheight/866161"/><draw:equation draw:name="connsiteX4" draw:formula="0*logwidth/802991"/><draw:equation draw:name="connsiteY4" draw:formula="506603*logheight/866161"/><draw:equation draw:name="connsiteX5" draw:formula="52967*logwidth/802991"/><draw:equation draw:name="connsiteY5" draw:formula="177251*logheight/866161"/><draw:equation draw:name="connsiteX6" draw:formula="762996*logwidth/802991"/><draw:equation draw:name="connsiteY6" draw:formula="0*logheight/866161"/><draw:equation draw:name="connsiteX0" draw:formula="762996*logwidth/858869"/><draw:equation draw:name="connsiteY0" draw:formula="0*logheight/866161"/><draw:equation draw:name="connsiteX1" draw:formula="858863*logwidth/858869"/><draw:equation draw:name="connsiteY1" draw:formula="408375*logheight/866161"/><draw:equation draw:name="connsiteX2" draw:formula="802991*logwidth/858869"/><draw:equation draw:name="connsiteY2" draw:formula="866161*logheight/866161"/><draw:equation draw:name="connsiteX3" draw:formula="183178*logwidth/858869"/><draw:equation draw:name="connsiteY3" draw:formula="743016*logheight/866161"/><draw:equation draw:name="connsiteX4" draw:formula="0*logwidth/858869"/><draw:equation draw:name="connsiteY4" draw:formula="506603*logheight/866161"/><draw:equation draw:name="connsiteX5" draw:formula="52967*logwidth/858869"/><draw:equation draw:name="connsiteY5" draw:formula="177251*logheight/866161"/><draw:equation draw:name="connsiteX6" draw:formula="762996*logwidth/858869"/><draw:equation draw:name="connsiteY6" draw:formula="0*logheight/866161"/><draw:equation draw:name="connsiteX0" draw:formula="762996*logwidth/858863"/><draw:equation draw:name="connsiteY0" draw:formula="0*logheight/866161"/><draw:equation draw:name="connsiteX1" draw:formula="858863*logwidth/858863"/><draw:equation draw:name="connsiteY1" draw:formula="408375*logheight/866161"/><draw:equation draw:name="connsiteX2" draw:formula="802991*logwidth/858863"/><draw:equation draw:name="connsiteY2" draw:formula="866161*logheight/866161"/><draw:equation draw:name="connsiteX3" draw:formula="183178*logwidth/858863"/><draw:equation draw:name="connsiteY3" draw:formula="743016*logheight/866161"/><draw:equation draw:name="connsiteX4" draw:formula="0*logwidth/858863"/><draw:equation draw:name="connsiteY4" draw:formula="506603*logheight/866161"/><draw:equation draw:name="connsiteX5" draw:formula="52967*logwidth/858863"/><draw:equation draw:name="connsiteY5" draw:formula="177251*logheight/866161"/><draw:equation draw:name="connsiteX6" draw:formula="762996*logwidth/858863"/><draw:equation draw:name="connsiteY6" draw:formula="0*logheight/866161"/><draw:equation draw:name="connsiteX0" draw:formula="762996*logwidth/858863"/><draw:equation draw:name="connsiteY0" draw:formula="0*logheight/866161"/><draw:equation draw:name="connsiteX1" draw:formula="858863*logwidth/858863"/><draw:equation draw:name="connsiteY1" draw:formula="408375*logheight/866161"/><draw:equation draw:name="connsiteX2" draw:formula="802991*logwidth/858863"/><draw:equation draw:name="connsiteY2" draw:formula="866161*logheight/866161"/><draw:equation draw:name="connsiteX3" draw:formula="183178*logwidth/858863"/><draw:equation draw:name="connsiteY3" draw:formula="743016*logheight/866161"/><draw:equation draw:name="connsiteX4" draw:formula="0*logwidth/858863"/><draw:equation draw:name="connsiteY4" draw:formula="506603*logheight/866161"/><draw:equation draw:name="connsiteX5" draw:formula="52967*logwidth/858863"/><draw:equation draw:name="connsiteY5" draw:formula="177251*logheight/866161"/><draw:equation draw:name="connsiteX6" draw:formula="762996*logwidth/858863"/><draw:equation draw:name="connsiteY6" draw:formula="0*logheight/866161"/><draw:equation draw:name="connsiteX0" draw:formula="762996*logwidth/858863"/><draw:equation draw:name="connsiteY0" draw:formula="0*logheight/866161"/><draw:equation draw:name="connsiteX1" draw:formula="817508*logwidth/858863"/><draw:equation draw:name="connsiteY1" draw:formula="239905*logheight/866161"/><draw:equation draw:name="connsiteX2" draw:formula="858863*logwidth/858863"/><draw:equation draw:name="connsiteY2" draw:formula="408375*logheight/866161"/><draw:equation draw:name="connsiteX3" draw:formula="802991*logwidth/858863"/><draw:equation draw:name="connsiteY3" draw:formula="866161*logheight/866161"/><draw:equation draw:name="connsiteX4" draw:formula="183178*logwidth/858863"/><draw:equation draw:name="connsiteY4" draw:formula="743016*logheight/866161"/><draw:equation draw:name="connsiteX5" draw:formula="0*logwidth/858863"/><draw:equation draw:name="connsiteY5" draw:formula="506603*logheight/866161"/><draw:equation draw:name="connsiteX6" draw:formula="52967*logwidth/858863"/><draw:equation draw:name="connsiteY6" draw:formula="177251*logheight/866161"/><draw:equation draw:name="connsiteX7" draw:formula="762996*logwidth/858863"/><draw:equation draw:name="connsiteY7" draw:formula="0*logheight/866161"/><draw:equation draw:name="connsiteX0" draw:formula="762996*logwidth/858863"/><draw:equation draw:name="connsiteY0" draw:formula="0*logheight/866161"/><draw:equation draw:name="connsiteX1" draw:formula="699040*logwidth/858863"/><draw:equation draw:name="connsiteY1" draw:formula="237999*logheight/866161"/><draw:equation draw:name="connsiteX2" draw:formula="858863*logwidth/858863"/><draw:equation draw:name="connsiteY2" draw:formula="408375*logheight/866161"/><draw:equation draw:name="connsiteX3" draw:formula="802991*logwidth/858863"/><draw:equation draw:name="connsiteY3" draw:formula="866161*logheight/866161"/><draw:equation draw:name="connsiteX4" draw:formula="183178*logwidth/858863"/><draw:equation draw:name="connsiteY4" draw:formula="743016*logheight/866161"/><draw:equation draw:name="connsiteX5" draw:formula="0*logwidth/858863"/><draw:equation draw:name="connsiteY5" draw:formula="506603*logheight/866161"/><draw:equation draw:name="connsiteX6" draw:formula="52967*logwidth/858863"/><draw:equation draw:name="connsiteY6" draw:formula="177251*logheight/866161"/><draw:equation draw:name="connsiteX7" draw:formula="762996*logwidth/858863"/><draw:equation draw:name="connsiteY7" draw:formula="0*logheight/866161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858863*logwidth/858863"/><draw:equation draw:name="connsiteY2" draw:formula="379818*logheight/837604"/><draw:equation draw:name="connsiteX3" draw:formula="802991*logwidth/858863"/><draw:equation draw:name="connsiteY3" draw:formula="837604*logheight/837604"/><draw:equation draw:name="connsiteX4" draw:formula="183178*logwidth/858863"/><draw:equation draw:name="connsiteY4" draw:formula="714459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4710*logwidth/858863"/><draw:equation draw:name="connsiteY4" draw:formula="837604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/draw:enhanced-geometry></draw:custom-shape><draw:custom-shape draw:style-name="gr35" svg:width="1.054cm" svg:height="1.402cm" svg:x="17.5cm" svg:y="-0.02418cm"><draw:enhanced-geometry svg:viewBox="0 0 261965 395152" draw:type="ooxml-non-primitive" drawooo:sub-view-size="261965 395152" draw:text-areas="l t r b" draw:enhanced-path="M 261965 0 L 0 181061 85695 383263 187816 395152 261964 376517 C 261964 251011 261965 125506 261965 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15280*logwidth/215280"/><draw:equation draw:name="connsiteY0" draw:formula="0*logheight/391886"/><draw:equation draw:name="connsiteX1" draw:formula="0*logwidth/215280"/><draw:equation draw:name="connsiteY1" draw:formula="223409*logheight/391886"/><draw:equation draw:name="connsiteX2" draw:formula="30863*logwidth/215280"/><draw:equation draw:name="connsiteY2" draw:formula="384202*logheight/391886"/><draw:equation draw:name="connsiteX3" draw:formula="153808*logwidth/215280"/><draw:equation draw:name="connsiteY3" draw:formula="391886*logheight/391886"/><draw:equation draw:name="connsiteX4" draw:formula="215279*logwidth/215280"/><draw:equation draw:name="connsiteY4" draw:formula="376517*logheight/391886"/><draw:equation draw:name="connsiteX5" draw:formula="215280*logwidth/215280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71452*logwidth/255869"/><draw:equation draw:name="connsiteY2" draw:formula="384202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16657*logwidth/255869"/><draw:equation draw:name="connsiteY2" draw:formula="373131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16657*logwidth/255869"/><draw:equation draw:name="connsiteY2" draw:formula="373131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88851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77713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089*logwidth/261958"/><draw:equation draw:name="connsiteY2" draw:formula="373130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3318*logwidth/261958"/><draw:equation draw:name="connsiteY2" draw:formula="285465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394109"/><draw:equation draw:name="connsiteX1" draw:formula="0*logwidth/261958"/><draw:equation draw:name="connsiteY1" draw:formula="179569*logheight/394109"/><draw:equation draw:name="connsiteX2" draw:formula="63318*logwidth/261958"/><draw:equation draw:name="connsiteY2" draw:formula="285465*logheight/394109"/><draw:equation draw:name="connsiteX3" draw:formula="118092*logwidth/261958"/><draw:equation draw:name="connsiteY3" draw:formula="394109*logheight/394109"/><draw:equation draw:name="connsiteX4" draw:formula="261957*logwidth/261958"/><draw:equation draw:name="connsiteY4" draw:formula="376517*logheight/394109"/><draw:equation draw:name="connsiteX5" draw:formula="261958*logwidth/261958"/><draw:equation draw:name="connsiteY5" draw:formula="0*logheight/394109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439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51954*logwidth/261958"/><draw:equation draw:name="connsiteY2" draw:formula="321140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7128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77930*logwidth/261958"/><draw:equation draw:name="connsiteY2" draw:formula="391004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197645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1695*logwidth/247346"/><draw:equation draw:name="connsiteY2" draw:formula="38326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30116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362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3060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383264"/><draw:equation draw:name="connsiteX1" draw:formula="0*logwidth/265205"/><draw:equation draw:name="connsiteY1" draw:formula="178082*logheight/383264"/><draw:equation draw:name="connsiteX2" draw:formula="73060*logwidth/265205"/><draw:equation draw:name="connsiteY2" draw:formula="383264*logheight/383264"/><draw:equation draw:name="connsiteX3" draw:formula="220375*logwidth/265205"/><draw:equation draw:name="connsiteY3" draw:formula="372860*logheight/383264"/><draw:equation draw:name="connsiteX4" draw:formula="265204*logwidth/265205"/><draw:equation draw:name="connsiteY4" draw:formula="376517*logheight/383264"/><draw:equation draw:name="connsiteX5" draw:formula="265205*logwidth/265205"/><draw:equation draw:name="connsiteY5" draw:formula="0*logheight/383264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8492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61695*logwidth/265205"/><draw:equation draw:name="connsiteY2" draw:formula="383264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77930*logwidth/265205"/><draw:equation draw:name="connsiteY2" draw:formula="384750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2524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46354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10632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18140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13879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395152"/><draw:equation draw:name="connsiteX1" draw:formula="0*logwidth/265205"/><draw:equation draw:name="connsiteY1" draw:formula="178082*logheight/395152"/><draw:equation draw:name="connsiteX2" draw:formula="77930*logwidth/265205"/><draw:equation draw:name="connsiteY2" draw:formula="384750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8082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0629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2119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179147*logwidth/179147"/><draw:equation draw:name="connsiteY0" draw:formula="0*logheight/395152"/><draw:equation draw:name="connsiteX1" draw:formula="0*logwidth/179147"/><draw:equation draw:name="connsiteY1" draw:formula="201924*logheight/395152"/><draw:equation draw:name="connsiteX2" draw:formula="1614*logwidth/179147"/><draw:equation draw:name="connsiteY2" draw:formula="383263*logheight/395152"/><draw:equation draw:name="connsiteX3" draw:formula="109961*logwidth/179147"/><draw:equation draw:name="connsiteY3" draw:formula="395152*logheight/395152"/><draw:equation draw:name="connsiteX4" draw:formula="179146*logwidth/179147"/><draw:equation draw:name="connsiteY4" draw:formula="376517*logheight/395152"/><draw:equation draw:name="connsiteX5" draw:formula="179147*logwidth/179147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2779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20892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2687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7559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8781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5695*logwidth/261965"/><draw:equation draw:name="connsiteY2" draw:formula="383263*logheight/395152"/><draw:equation draw:name="connsiteX3" draw:formula="18781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/draw:enhanced-geometry></draw:custom-shape><draw:custom-shape draw:style-name="gr36" svg:width="1.495cm" svg:height="1.151cm" svg:x="12.04cm" svg:y="-1.247cm"><draw:enhanced-geometry svg:viewBox="0 0 524105 416307" draw:type="ooxml-non-primitive" drawooo:sub-view-size="524105 416307" draw:text-areas="l t r b" draw:enhanced-path="M 0 0 L 184245 320722 524105 416307 422049 0 0 0 Z N "><draw:equation draw:name="connsiteX0" draw:formula="0*logwidth/675564"/><draw:equation draw:name="connsiteY0" draw:formula="0*logheight/348018"/><draw:equation draw:name="connsiteX1" draw:formula="184245*logwidth/675564"/><draw:equation draw:name="connsiteY1" draw:formula="320722*logheight/348018"/><draw:equation draw:name="connsiteX2" draw:formula="266131*logwidth/675564"/><draw:equation draw:name="connsiteY2" draw:formula="348018*logheight/348018"/><draw:equation draw:name="connsiteX3" draw:formula="675564*logwidth/675564"/><draw:equation draw:name="connsiteY3" draw:formula="252483*logheight/348018"/><draw:equation draw:name="connsiteX4" draw:formula="539086*logwidth/675564"/><draw:equation draw:name="connsiteY4" draw:formula="0*logheight/348018"/><draw:equation draw:name="connsiteX5" draw:formula="0*logwidth/675564"/><draw:equation draw:name="connsiteY5" draw:formula="0*logheight/348018"/><draw:equation draw:name="connsiteX0" draw:formula="0*logwidth/539086"/><draw:equation draw:name="connsiteY0" draw:formula="0*logheight/348018"/><draw:equation draw:name="connsiteX1" draw:formula="184245*logwidth/539086"/><draw:equation draw:name="connsiteY1" draw:formula="320722*logheight/348018"/><draw:equation draw:name="connsiteX2" draw:formula="266131*logwidth/539086"/><draw:equation draw:name="connsiteY2" draw:formula="348018*logheight/348018"/><draw:equation draw:name="connsiteX3" draw:formula="524105*logwidth/539086"/><draw:equation draw:name="connsiteY3" draw:formula="273415*logheight/348018"/><draw:equation draw:name="connsiteX4" draw:formula="539086*logwidth/539086"/><draw:equation draw:name="connsiteY4" draw:formula="0*logheight/348018"/><draw:equation draw:name="connsiteX5" draw:formula="0*logwidth/539086"/><draw:equation draw:name="connsiteY5" draw:formula="0*logheight/348018"/><draw:equation draw:name="connsiteX0" draw:formula="0*logwidth/524105"/><draw:equation draw:name="connsiteY0" draw:formula="0*logheight/348018"/><draw:equation draw:name="connsiteX1" draw:formula="184245*logwidth/524105"/><draw:equation draw:name="connsiteY1" draw:formula="320722*logheight/348018"/><draw:equation draw:name="connsiteX2" draw:formula="266131*logwidth/524105"/><draw:equation draw:name="connsiteY2" draw:formula="348018*logheight/348018"/><draw:equation draw:name="connsiteX3" draw:formula="524105*logwidth/524105"/><draw:equation draw:name="connsiteY3" draw:formula="273415*logheight/348018"/><draw:equation draw:name="connsiteX4" draw:formula="422049*logwidth/524105"/><draw:equation draw:name="connsiteY4" draw:formula="0*logheight/348018"/><draw:equation draw:name="connsiteX5" draw:formula="0*logwidth/524105"/><draw:equation draw:name="connsiteY5" draw:formula="0*logheight/348018"/><draw:equation draw:name="connsiteX0" draw:formula="0*logwidth/524105"/><draw:equation draw:name="connsiteY0" draw:formula="0*logheight/348018"/><draw:equation draw:name="connsiteX1" draw:formula="184245*logwidth/524105"/><draw:equation draw:name="connsiteY1" draw:formula="320722*logheight/348018"/><draw:equation draw:name="connsiteX2" draw:formula="266131*logwidth/524105"/><draw:equation draw:name="connsiteY2" draw:formula="348018*logheight/348018"/><draw:equation draw:name="connsiteX3" draw:formula="524105*logwidth/524105"/><draw:equation draw:name="connsiteY3" draw:formula="273415*logheight/348018"/><draw:equation draw:name="connsiteX4" draw:formula="422049*logwidth/524105"/><draw:equation draw:name="connsiteY4" draw:formula="0*logheight/348018"/><draw:equation draw:name="connsiteX5" draw:formula="0*logwidth/524105"/><draw:equation draw:name="connsiteY5" draw:formula="0*logheight/348018"/><draw:equation draw:name="connsiteX0" draw:formula="0*logwidth/524105"/><draw:equation draw:name="connsiteY0" draw:formula="0*logheight/320722"/><draw:equation draw:name="connsiteX1" draw:formula="184245*logwidth/524105"/><draw:equation draw:name="connsiteY1" draw:formula="320722*logheight/320722"/><draw:equation draw:name="connsiteX2" draw:formula="524105*logwidth/524105"/><draw:equation draw:name="connsiteY2" draw:formula="273415*logheight/320722"/><draw:equation draw:name="connsiteX3" draw:formula="422049*logwidth/524105"/><draw:equation draw:name="connsiteY3" draw:formula="0*logheight/320722"/><draw:equation draw:name="connsiteX4" draw:formula="0*logwidth/524105"/><draw:equation draw:name="connsiteY4" draw:formula="0*logheight/320722"/><draw:equation draw:name="connsiteX0" draw:formula="0*logwidth/524105"/><draw:equation draw:name="connsiteY0" draw:formula="0*logheight/416307"/><draw:equation draw:name="connsiteX1" draw:formula="184245*logwidth/524105"/><draw:equation draw:name="connsiteY1" draw:formula="320722*logheight/416307"/><draw:equation draw:name="connsiteX2" draw:formula="524105*logwidth/524105"/><draw:equation draw:name="connsiteY2" draw:formula="416307*logheight/416307"/><draw:equation draw:name="connsiteX3" draw:formula="422049*logwidth/524105"/><draw:equation draw:name="connsiteY3" draw:formula="0*logheight/416307"/><draw:equation draw:name="connsiteX4" draw:formula="0*logwidth/524105"/><draw:equation draw:name="connsiteY4" draw:formula="0*logheight/416307"/></draw:enhanced-geometry></draw:custom-shape><draw:custom-shape draw:style-name="gr37" svg:width="1.703cm" svg:height="1.156cm" svg:x="14.41cm" svg:y="-1.247cm"><draw:enhanced-geometry svg:viewBox="0 0 885970 370512" draw:type="ooxml-non-primitive" drawooo:sub-view-size="885970 370512" draw:text-areas="l t r b" draw:enhanced-path="M 0 1688 L 177121 370512 846532 334589 885970 0 0 1688 Z N "><draw:equation draw:name="connsiteX0" draw:formula="0*logwidth/689212"/><draw:equation draw:name="connsiteY0" draw:formula="184244*logheight/266131"/><draw:equation draw:name="connsiteX1" draw:formula="286603*logwidth/689212"/><draw:equation draw:name="connsiteY1" draw:formula="266131*logheight/266131"/><draw:equation draw:name="connsiteX2" draw:formula="689212*logwidth/689212"/><draw:equation draw:name="connsiteY2" draw:formula="0*logheight/266131"/><draw:equation draw:name="connsiteX3" draw:formula="0*logwidth/689212"/><draw:equation draw:name="connsiteY3" draw:formula="184244*logheight/266131"/><draw:equation draw:name="connsiteX0" draw:formula="0*logwidth/700505"/><draw:equation draw:name="connsiteY0" draw:formula="205571*logheight/266131"/><draw:equation draw:name="connsiteX1" draw:formula="297896*logwidth/700505"/><draw:equation draw:name="connsiteY1" draw:formula="266131*logheight/266131"/><draw:equation draw:name="connsiteX2" draw:formula="700505*logwidth/700505"/><draw:equation draw:name="connsiteY2" draw:formula="0*logheight/266131"/><draw:equation draw:name="connsiteX3" draw:formula="0*logwidth/700505"/><draw:equation draw:name="connsiteY3" draw:formula="205571*logheight/266131"/><draw:equation draw:name="connsiteX0" draw:formula="0*logwidth/782774"/><draw:equation draw:name="connsiteY0" draw:formula="152005*logheight/212565"/><draw:equation draw:name="connsiteX1" draw:formula="297896*logwidth/782774"/><draw:equation draw:name="connsiteY1" draw:formula="212565*logheight/212565"/><draw:equation draw:name="connsiteX2" draw:formula="782774*logwidth/782774"/><draw:equation draw:name="connsiteY2" draw:formula="0*logheight/212565"/><draw:equation draw:name="connsiteX3" draw:formula="0*logwidth/782774"/><draw:equation draw:name="connsiteY3" draw:formula="152005*logheight/212565"/><draw:equation draw:name="connsiteX0" draw:formula="0*logwidth/820238"/><draw:equation draw:name="connsiteY0" draw:formula="154362*logheight/212565"/><draw:equation draw:name="connsiteX1" draw:formula="335360*logwidth/820238"/><draw:equation draw:name="connsiteY1" draw:formula="212565*logheight/212565"/><draw:equation draw:name="connsiteX2" draw:formula="820238*logwidth/820238"/><draw:equation draw:name="connsiteY2" draw:formula="0*logheight/212565"/><draw:equation draw:name="connsiteX3" draw:formula="0*logwidth/820238"/><draw:equation draw:name="connsiteY3" draw:formula="154362*logheight/212565"/><draw:equation draw:name="connsiteX0" draw:formula="73336*logwidth/893574"/><draw:equation draw:name="connsiteY0" draw:formula="154362*logheight/448872"/><draw:equation draw:name="connsiteX1" draw:formula="0*logwidth/893574"/><draw:equation draw:name="connsiteY1" draw:formula="448872*logheight/448872"/><draw:equation draw:name="connsiteX2" draw:formula="893574*logwidth/893574"/><draw:equation draw:name="connsiteY2" draw:formula="0*logheight/448872"/><draw:equation draw:name="connsiteX3" draw:formula="73336*logwidth/893574"/><draw:equation draw:name="connsiteY3" draw:formula="154362*logheight/448872"/><draw:equation draw:name="connsiteX0" draw:formula="0*logwidth/1041614"/><draw:equation draw:name="connsiteY0" draw:formula="0*logheight/546182"/><draw:equation draw:name="connsiteX1" draw:formula="148040*logwidth/1041614"/><draw:equation draw:name="connsiteY1" draw:formula="546182*logheight/546182"/><draw:equation draw:name="connsiteX2" draw:formula="1041614*logwidth/1041614"/><draw:equation draw:name="connsiteY2" draw:formula="97310*logheight/546182"/><draw:equation draw:name="connsiteX3" draw:formula="0*logwidth/1041614"/><draw:equation draw:name="connsiteY3" draw:formula="0*logheight/546182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585237*logwidth/585237"/><draw:equation draw:name="connsiteY2" draw:formula="0*logheight/547013"/><draw:equation draw:name="connsiteX3" draw:formula="0*logwidth/585237"/><draw:equation draw:name="connsiteY3" draw:formula="831*logheight/547013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373522*logwidth/585237"/><draw:equation draw:name="connsiteY2" draw:formula="256947*logheight/547013"/><draw:equation draw:name="connsiteX3" draw:formula="585237*logwidth/585237"/><draw:equation draw:name="connsiteY3" draw:formula="0*logheight/547013"/><draw:equation draw:name="connsiteX4" draw:formula="0*logwidth/585237"/><draw:equation draw:name="connsiteY4" draw:formula="831*logheight/547013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546820*logwidth/585237"/><draw:equation draw:name="connsiteY2" draw:formula="292687*logheight/547013"/><draw:equation draw:name="connsiteX3" draw:formula="585237*logwidth/585237"/><draw:equation draw:name="connsiteY3" draw:formula="0*logheight/547013"/><draw:equation draw:name="connsiteX4" draw:formula="0*logwidth/585237"/><draw:equation draw:name="connsiteY4" draw:formula="831*logheight/547013"/><draw:equation draw:name="connsiteX0" draw:formula="0*logwidth/585237"/><draw:equation draw:name="connsiteY0" draw:formula="831*logheight/292687"/><draw:equation draw:name="connsiteX1" draw:formula="205939*logwidth/585237"/><draw:equation draw:name="connsiteY1" draw:formula="292687*logheight/292687"/><draw:equation draw:name="connsiteX2" draw:formula="546820*logwidth/585237"/><draw:equation draw:name="connsiteY2" draw:formula="292687*logheight/292687"/><draw:equation draw:name="connsiteX3" draw:formula="585237*logwidth/585237"/><draw:equation draw:name="connsiteY3" draw:formula="0*logheight/292687"/><draw:equation draw:name="connsiteX4" draw:formula="0*logwidth/585237"/><draw:equation draw:name="connsiteY4" draw:formula="831*logheight/292687"/><draw:equation draw:name="connsiteX0" draw:formula="0*logwidth/408136"/><draw:equation draw:name="connsiteY0" draw:formula="832*logheight/292687"/><draw:equation draw:name="connsiteX1" draw:formula="28838*logwidth/408136"/><draw:equation draw:name="connsiteY1" draw:formula="292687*logheight/292687"/><draw:equation draw:name="connsiteX2" draw:formula="369719*logwidth/408136"/><draw:equation draw:name="connsiteY2" draw:formula="292687*logheight/292687"/><draw:equation draw:name="connsiteX3" draw:formula="408136*logwidth/408136"/><draw:equation draw:name="connsiteY3" draw:formula="0*logheight/292687"/><draw:equation draw:name="connsiteX4" draw:formula="0*logwidth/408136"/><draw:equation draw:name="connsiteY4" draw:formula="832*logheight/292687"/><draw:equation draw:name="connsiteX0" draw:formula="0*logwidth/505951"/><draw:equation draw:name="connsiteY0" draw:formula="832*logheight/292689"/><draw:equation draw:name="connsiteX1" draw:formula="28838*logwidth/505951"/><draw:equation draw:name="connsiteY1" draw:formula="292687*logheight/292689"/><draw:equation draw:name="connsiteX2" draw:formula="505951*logwidth/505951"/><draw:equation draw:name="connsiteY2" draw:formula="292689*logheight/292689"/><draw:equation draw:name="connsiteX3" draw:formula="408136*logwidth/505951"/><draw:equation draw:name="connsiteY3" draw:formula="0*logheight/292689"/><draw:equation draw:name="connsiteX4" draw:formula="0*logwidth/505951"/><draw:equation draw:name="connsiteY4" draw:formula="832*logheight/292689"/><draw:equation draw:name="connsiteX0" draw:formula="0*logwidth/578426"/><draw:equation draw:name="connsiteY0" draw:formula="1819*logheight/293676"/><draw:equation draw:name="connsiteX1" draw:formula="28838*logwidth/578426"/><draw:equation draw:name="connsiteY1" draw:formula="293674*logheight/293676"/><draw:equation draw:name="connsiteX2" draw:formula="505951*logwidth/578426"/><draw:equation draw:name="connsiteY2" draw:formula="293676*logheight/293676"/><draw:equation draw:name="connsiteX3" draw:formula="578426*logwidth/578426"/><draw:equation draw:name="connsiteY3" draw:formula="0*logheight/293676"/><draw:equation draw:name="connsiteX4" draw:formula="0*logwidth/578426"/><draw:equation draw:name="connsiteY4" draw:formula="1819*logheight/293676"/><draw:equation draw:name="connsiteX0" draw:formula="0*logwidth/687412"/><draw:equation draw:name="connsiteY0" draw:formula="1820*logheight/293676"/><draw:equation draw:name="connsiteX1" draw:formula="137824*logwidth/687412"/><draw:equation draw:name="connsiteY1" draw:formula="293674*logheight/293676"/><draw:equation draw:name="connsiteX2" draw:formula="614937*logwidth/687412"/><draw:equation draw:name="connsiteY2" draw:formula="293676*logheight/293676"/><draw:equation draw:name="connsiteX3" draw:formula="687412*logwidth/687412"/><draw:equation draw:name="connsiteY3" draw:formula="0*logheight/293676"/><draw:equation draw:name="connsiteX4" draw:formula="0*logwidth/687412"/><draw:equation draw:name="connsiteY4" draw:formula="1820*logheight/293676"/><draw:equation draw:name="connsiteX0" draw:formula="0*logwidth/687412"/><draw:equation draw:name="connsiteY0" draw:formula="1820*logheight/370644"/><draw:equation draw:name="connsiteX1" draw:formula="177121*logwidth/687412"/><draw:equation draw:name="connsiteY1" draw:formula="370644*logheight/370644"/><draw:equation draw:name="connsiteX2" draw:formula="614937*logwidth/687412"/><draw:equation draw:name="connsiteY2" draw:formula="293676*logheight/370644"/><draw:equation draw:name="connsiteX3" draw:formula="687412*logwidth/687412"/><draw:equation draw:name="connsiteY3" draw:formula="0*logheight/370644"/><draw:equation draw:name="connsiteX4" draw:formula="0*logwidth/687412"/><draw:equation draw:name="connsiteY4" draw:formula="1820*logheight/370644"/><draw:equation draw:name="connsiteX0" draw:formula="0*logwidth/687412"/><draw:equation draw:name="connsiteY0" draw:formula="1820*logheight/370644"/><draw:equation draw:name="connsiteX1" draw:formula="177121*logwidth/687412"/><draw:equation draw:name="connsiteY1" draw:formula="370644*logheight/370644"/><draw:equation draw:name="connsiteX2" draw:formula="621749*logwidth/687412"/><draw:equation draw:name="connsiteY2" draw:formula="348217*logheight/370644"/><draw:equation draw:name="connsiteX3" draw:formula="687412*logwidth/687412"/><draw:equation draw:name="connsiteY3" draw:formula="0*logheight/370644"/><draw:equation draw:name="connsiteX4" draw:formula="0*logwidth/687412"/><draw:equation draw:name="connsiteY4" draw:formula="1820*logheight/370644"/><draw:equation draw:name="connsiteX0" draw:formula="0*logwidth/846532"/><draw:equation draw:name="connsiteY0" draw:formula="1820*logheight/370644"/><draw:equation draw:name="connsiteX1" draw:formula="177121*logwidth/846532"/><draw:equation draw:name="connsiteY1" draw:formula="370644*logheight/370644"/><draw:equation draw:name="connsiteX2" draw:formula="846532*logwidth/846532"/><draw:equation draw:name="connsiteY2" draw:formula="336409*logheight/370644"/><draw:equation draw:name="connsiteX3" draw:formula="687412*logwidth/846532"/><draw:equation draw:name="connsiteY3" draw:formula="0*logheight/370644"/><draw:equation draw:name="connsiteX4" draw:formula="0*logwidth/846532"/><draw:equation draw:name="connsiteY4" draw:formula="1820*logheight/370644"/><draw:equation draw:name="connsiteX0" draw:formula="0*logwidth/885970"/><draw:equation draw:name="connsiteY0" draw:formula="1688*logheight/370512"/><draw:equation draw:name="connsiteX1" draw:formula="177121*logwidth/885970"/><draw:equation draw:name="connsiteY1" draw:formula="370512*logheight/370512"/><draw:equation draw:name="connsiteX2" draw:formula="846532*logwidth/885970"/><draw:equation draw:name="connsiteY2" draw:formula="336277*logheight/370512"/><draw:equation draw:name="connsiteX3" draw:formula="885970*logwidth/885970"/><draw:equation draw:name="connsiteY3" draw:formula="0*logheight/370512"/><draw:equation draw:name="connsiteX4" draw:formula="0*logwidth/885970"/><draw:equation draw:name="connsiteY4" draw:formula="1688*logheight/370512"/><draw:equation draw:name="connsiteX0" draw:formula="0*logwidth/885970"/><draw:equation draw:name="connsiteY0" draw:formula="1688*logheight/370512"/><draw:equation draw:name="connsiteX1" draw:formula="177121*logwidth/885970"/><draw:equation draw:name="connsiteY1" draw:formula="370512*logheight/370512"/><draw:equation draw:name="connsiteX2" draw:formula="846532*logwidth/885970"/><draw:equation draw:name="connsiteY2" draw:formula="334589*logheight/370512"/><draw:equation draw:name="connsiteX3" draw:formula="885970*logwidth/885970"/><draw:equation draw:name="connsiteY3" draw:formula="0*logheight/370512"/><draw:equation draw:name="connsiteX4" draw:formula="0*logwidth/885970"/><draw:equation draw:name="connsiteY4" draw:formula="1688*logheight/370512"/></draw:enhanced-geometry></draw:custom-shape><draw:custom-shape draw:style-name="gr38" svg:width="1.672cm" svg:height="2.146cm" svg:x="13.07cm" svg:y="-0.6803cm"><draw:enhanced-geometry svg:viewBox="0 0 580573 760151" draw:type="ooxml-non-primitive" drawooo:sub-view-size="580573 760151" draw:text-areas="l t r b" draw:enhanced-path="M 162051 207201 L 0 366233 69006 703580 361069 760151 580573 209055 521407 0 162051 207201 Z N "><draw:equation draw:name="connsiteX0" draw:formula="34119*logwidth/388961"/><draw:equation draw:name="connsiteY0" draw:formula="0*logheight/607326"/><draw:equation draw:name="connsiteX1" draw:formula="0*logwidth/388961"/><draw:equation draw:name="connsiteY1" draw:formula="382138*logheight/607326"/><draw:equation draw:name="connsiteX2" draw:formula="286603*logwidth/388961"/><draw:equation draw:name="connsiteY2" draw:formula="600502*logheight/607326"/><draw:equation draw:name="connsiteX3" draw:formula="388961*logwidth/388961"/><draw:equation draw:name="connsiteY3" draw:formula="607326*logheight/607326"/><draw:equation draw:name="connsiteX4" draw:formula="245659*logwidth/388961"/><draw:equation draw:name="connsiteY4" draw:formula="252484*logheight/607326"/><draw:equation draw:name="connsiteX5" draw:formula="34119*logwidth/388961"/><draw:equation draw:name="connsiteY5" draw:formula="0*logheight/607326"/><draw:equation draw:name="connsiteX0" draw:formula="54965*logwidth/409807"/><draw:equation draw:name="connsiteY0" draw:formula="0*logheight/607326"/><draw:equation draw:name="connsiteX1" draw:formula="0*logwidth/409807"/><draw:equation draw:name="connsiteY1" draw:formula="248087*logheight/607326"/><draw:equation draw:name="connsiteX2" draw:formula="307449*logwidth/409807"/><draw:equation draw:name="connsiteY2" draw:formula="600502*logheight/607326"/><draw:equation draw:name="connsiteX3" draw:formula="409807*logwidth/409807"/><draw:equation draw:name="connsiteY3" draw:formula="607326*logheight/607326"/><draw:equation draw:name="connsiteX4" draw:formula="266505*logwidth/409807"/><draw:equation draw:name="connsiteY4" draw:formula="252484*logheight/607326"/><draw:equation draw:name="connsiteX5" draw:formula="54965*logwidth/409807"/><draw:equation draw:name="connsiteY5" draw:formula="0*logheight/607326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6505*logwidth/409807"/><draw:equation draw:name="connsiteY4" draw:formula="257286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2917*logwidth/409807"/><draw:equation draw:name="connsiteY4" draw:formula="248050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90126*logwidth/409807"/><draw:equation draw:name="connsiteY4" draw:formula="275584*logheight/612128"/><draw:equation draw:name="connsiteX5" draw:formula="50478*logwidth/409807"/><draw:equation draw:name="connsiteY5" draw:formula="0*logheight/612128"/><draw:equation draw:name="connsiteX0" draw:formula="50923*logwidth/410252"/><draw:equation draw:name="connsiteY0" draw:formula="0*logheight/612128"/><draw:equation draw:name="connsiteX1" draw:formula="0*logwidth/410252"/><draw:equation draw:name="connsiteY1" draw:formula="266099*logheight/612128"/><draw:equation draw:name="connsiteX2" draw:formula="307894*logwidth/410252"/><draw:equation draw:name="connsiteY2" draw:formula="605304*logheight/612128"/><draw:equation draw:name="connsiteX3" draw:formula="410252*logwidth/410252"/><draw:equation draw:name="connsiteY3" draw:formula="612128*logheight/612128"/><draw:equation draw:name="connsiteX4" draw:formula="290571*logwidth/410252"/><draw:equation draw:name="connsiteY4" draw:formula="275584*logheight/612128"/><draw:equation draw:name="connsiteX5" draw:formula="50923*logwidth/410252"/><draw:equation draw:name="connsiteY5" draw:formula="0*logheight/612128"/><draw:equation draw:name="connsiteX0" draw:formula="165098*logwidth/524427"/><draw:equation draw:name="connsiteY0" draw:formula="0*logheight/612128"/><draw:equation draw:name="connsiteX1" draw:formula="1*logwidth/524427"/><draw:equation draw:name="connsiteY1" draw:formula="333304*logheight/612128"/><draw:equation draw:name="connsiteX2" draw:formula="422069*logwidth/524427"/><draw:equation draw:name="connsiteY2" draw:formula="605304*logheight/612128"/><draw:equation draw:name="connsiteX3" draw:formula="524427*logwidth/524427"/><draw:equation draw:name="connsiteY3" draw:formula="612128*logheight/612128"/><draw:equation draw:name="connsiteX4" draw:formula="404746*logwidth/524427"/><draw:equation draw:name="connsiteY4" draw:formula="275584*logheight/612128"/><draw:equation draw:name="connsiteX5" draw:formula="165098*logwidth/524427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301613*logwidth/524426"/><draw:equation draw:name="connsiteY0" draw:formula="0*logheight/453562"/><draw:equation draw:name="connsiteX1" draw:formula="0*logwidth/524426"/><draw:equation draw:name="connsiteY1" draw:formula="174738*logheight/453562"/><draw:equation draw:name="connsiteX2" draw:formula="422068*logwidth/524426"/><draw:equation draw:name="connsiteY2" draw:formula="446738*logheight/453562"/><draw:equation draw:name="connsiteX3" draw:formula="524426*logwidth/524426"/><draw:equation draw:name="connsiteY3" draw:formula="453562*logheight/453562"/><draw:equation draw:name="connsiteX4" draw:formula="404745*logwidth/524426"/><draw:equation draw:name="connsiteY4" draw:formula="117018*logheight/453562"/><draw:equation draw:name="connsiteX5" draw:formula="301613*logwidth/524426"/><draw:equation draw:name="connsiteY5" draw:formula="0*logheight/453562"/><draw:equation draw:name="connsiteX0" draw:formula="308647*logwidth/524426"/><draw:equation draw:name="connsiteY0" draw:formula="0*logheight/452344"/><draw:equation draw:name="connsiteX1" draw:formula="0*logwidth/524426"/><draw:equation draw:name="connsiteY1" draw:formula="173520*logheight/452344"/><draw:equation draw:name="connsiteX2" draw:formula="422068*logwidth/524426"/><draw:equation draw:name="connsiteY2" draw:formula="445520*logheight/452344"/><draw:equation draw:name="connsiteX3" draw:formula="524426*logwidth/524426"/><draw:equation draw:name="connsiteY3" draw:formula="452344*logheight/452344"/><draw:equation draw:name="connsiteX4" draw:formula="404745*logwidth/524426"/><draw:equation draw:name="connsiteY4" draw:formula="115800*logheight/452344"/><draw:equation draw:name="connsiteX5" draw:formula="308647*logwidth/524426"/><draw:equation draw:name="connsiteY5" draw:formula="0*logheight/452344"/><draw:equation draw:name="connsiteX0" draw:formula="307855*logwidth/524426"/><draw:equation draw:name="connsiteY0" draw:formula="0*logheight/458023"/><draw:equation draw:name="connsiteX1" draw:formula="0*logwidth/524426"/><draw:equation draw:name="connsiteY1" draw:formula="179199*logheight/458023"/><draw:equation draw:name="connsiteX2" draw:formula="422068*logwidth/524426"/><draw:equation draw:name="connsiteY2" draw:formula="451199*logheight/458023"/><draw:equation draw:name="connsiteX3" draw:formula="524426*logwidth/524426"/><draw:equation draw:name="connsiteY3" draw:formula="458023*logheight/458023"/><draw:equation draw:name="connsiteX4" draw:formula="404745*logwidth/524426"/><draw:equation draw:name="connsiteY4" draw:formula="121479*logheight/458023"/><draw:equation draw:name="connsiteX5" draw:formula="307855*logwidth/524426"/><draw:equation draw:name="connsiteY5" draw:formula="0*logheight/458023"/><draw:equation draw:name="connsiteX0" draw:formula="306388*logwidth/524426"/><draw:equation draw:name="connsiteY0" draw:formula="0*logheight/452130"/><draw:equation draw:name="connsiteX1" draw:formula="0*logwidth/524426"/><draw:equation draw:name="connsiteY1" draw:formula="173306*logheight/452130"/><draw:equation draw:name="connsiteX2" draw:formula="422068*logwidth/524426"/><draw:equation draw:name="connsiteY2" draw:formula="445306*logheight/452130"/><draw:equation draw:name="connsiteX3" draw:formula="524426*logwidth/524426"/><draw:equation draw:name="connsiteY3" draw:formula="452130*logheight/452130"/><draw:equation draw:name="connsiteX4" draw:formula="404745*logwidth/524426"/><draw:equation draw:name="connsiteY4" draw:formula="115586*logheight/452130"/><draw:equation draw:name="connsiteX5" draw:formula="306388*logwidth/524426"/><draw:equation draw:name="connsiteY5" draw:formula="0*logheight/452130"/><draw:equation draw:name="connsiteX0" draw:formula="305587*logwidth/524426"/><draw:equation draw:name="connsiteY0" draw:formula="0*logheight/457873"/><draw:equation draw:name="connsiteX1" draw:formula="0*logwidth/524426"/><draw:equation draw:name="connsiteY1" draw:formula="179049*logheight/457873"/><draw:equation draw:name="connsiteX2" draw:formula="422068*logwidth/524426"/><draw:equation draw:name="connsiteY2" draw:formula="451049*logheight/457873"/><draw:equation draw:name="connsiteX3" draw:formula="524426*logwidth/524426"/><draw:equation draw:name="connsiteY3" draw:formula="457873*logheight/457873"/><draw:equation draw:name="connsiteX4" draw:formula="404745*logwidth/524426"/><draw:equation draw:name="connsiteY4" draw:formula="121329*logheight/457873"/><draw:equation draw:name="connsiteX5" draw:formula="305587*logwidth/524426"/><draw:equation draw:name="connsiteY5" draw:formula="0*logheight/457873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04745*logwidth/524426"/><draw:equation draw:name="connsiteY4" draw:formula="115710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00228*logwidth/494063"/><draw:equation draw:name="connsiteY0" draw:formula="0*logheight/452254"/><draw:equation draw:name="connsiteX1" draw:formula="0*logwidth/494063"/><draw:equation draw:name="connsiteY1" draw:formula="428558*logheight/452254"/><draw:equation draw:name="connsiteX2" draw:formula="391705*logwidth/494063"/><draw:equation draw:name="connsiteY2" draw:formula="445430*logheight/452254"/><draw:equation draw:name="connsiteX3" draw:formula="494063*logwidth/494063"/><draw:equation draw:name="connsiteY3" draw:formula="452254*logheight/452254"/><draw:equation draw:name="connsiteX4" draw:formula="390638*logwidth/494063"/><draw:equation draw:name="connsiteY4" draw:formula="132531*logheight/452254"/><draw:equation draw:name="connsiteX5" draw:formula="300228*logwidth/494063"/><draw:equation draw:name="connsiteY5" draw:formula="0*logheight/452254"/><draw:equation draw:name="connsiteX0" draw:formula="453208*logwidth/494063"/><draw:equation draw:name="connsiteY0" draw:formula="0*logheight/709899"/><draw:equation draw:name="connsiteX1" draw:formula="0*logwidth/494063"/><draw:equation draw:name="connsiteY1" draw:formula="686203*logheight/709899"/><draw:equation draw:name="connsiteX2" draw:formula="391705*logwidth/494063"/><draw:equation draw:name="connsiteY2" draw:formula="703075*logheight/709899"/><draw:equation draw:name="connsiteX3" draw:formula="494063*logwidth/494063"/><draw:equation draw:name="connsiteY3" draw:formula="709899*logheight/709899"/><draw:equation draw:name="connsiteX4" draw:formula="390638*logwidth/494063"/><draw:equation draw:name="connsiteY4" draw:formula="390176*logheight/709899"/><draw:equation draw:name="connsiteX5" draw:formula="453208*logwidth/494063"/><draw:equation draw:name="connsiteY5" draw:formula="0*logheight/709899"/><draw:equation draw:name="connsiteX0" draw:formula="187232*logwidth/494063"/><draw:equation draw:name="connsiteY0" draw:formula="0*logheight/468483"/><draw:equation draw:name="connsiteX1" draw:formula="0*logwidth/494063"/><draw:equation draw:name="connsiteY1" draw:formula="444787*logheight/468483"/><draw:equation draw:name="connsiteX2" draw:formula="391705*logwidth/494063"/><draw:equation draw:name="connsiteY2" draw:formula="461659*logheight/468483"/><draw:equation draw:name="connsiteX3" draw:formula="494063*logwidth/494063"/><draw:equation draw:name="connsiteY3" draw:formula="468483*logheight/468483"/><draw:equation draw:name="connsiteX4" draw:formula="390638*logwidth/494063"/><draw:equation draw:name="connsiteY4" draw:formula="148760*logheight/468483"/><draw:equation draw:name="connsiteX5" draw:formula="187232*logwidth/494063"/><draw:equation draw:name="connsiteY5" draw:formula="0*logheight/468483"/><draw:equation draw:name="connsiteX0" draw:formula="187232*logwidth/494063"/><draw:equation draw:name="connsiteY0" draw:formula="256920*logheight/725403"/><draw:equation draw:name="connsiteX1" draw:formula="0*logwidth/494063"/><draw:equation draw:name="connsiteY1" draw:formula="701707*logheight/725403"/><draw:equation draw:name="connsiteX2" draw:formula="391705*logwidth/494063"/><draw:equation draw:name="connsiteY2" draw:formula="718579*logheight/725403"/><draw:equation draw:name="connsiteX3" draw:formula="494063*logwidth/494063"/><draw:equation draw:name="connsiteY3" draw:formula="725403*logheight/725403"/><draw:equation draw:name="connsiteX4" draw:formula="453208*logwidth/494063"/><draw:equation draw:name="connsiteY4" draw:formula="0*logheight/725403"/><draw:equation draw:name="connsiteX5" draw:formula="187232*logwidth/494063"/><draw:equation draw:name="connsiteY5" draw:formula="256920*logheight/725403"/><draw:equation draw:name="connsiteX0" draw:formula="93833*logwidth/494063"/><draw:equation draw:name="connsiteY0" draw:formula="209073*logheight/725403"/><draw:equation draw:name="connsiteX1" draw:formula="0*logwidth/494063"/><draw:equation draw:name="connsiteY1" draw:formula="701707*logheight/725403"/><draw:equation draw:name="connsiteX2" draw:formula="391705*logwidth/494063"/><draw:equation draw:name="connsiteY2" draw:formula="718579*logheight/725403"/><draw:equation draw:name="connsiteX3" draw:formula="494063*logwidth/494063"/><draw:equation draw:name="connsiteY3" draw:formula="725403*logheight/725403"/><draw:equation draw:name="connsiteX4" draw:formula="453208*logwidth/494063"/><draw:equation draw:name="connsiteY4" draw:formula="0*logheight/725403"/><draw:equation draw:name="connsiteX5" draw:formula="93833*logwidth/494063"/><draw:equation draw:name="connsiteY5" draw:formula="209073*logheight/725403"/><draw:equation draw:name="connsiteX0" draw:formula="162031*logwidth/562261"/><draw:equation draw:name="connsiteY0" draw:formula="209073*logheight/725403"/><draw:equation draw:name="connsiteX1" draw:formula="-1*logwidth/562261"/><draw:equation draw:name="connsiteY1" draw:formula="366233*logheight/725403"/><draw:equation draw:name="connsiteX2" draw:formula="459903*logwidth/562261"/><draw:equation draw:name="connsiteY2" draw:formula="718579*logheight/725403"/><draw:equation draw:name="connsiteX3" draw:formula="562261*logwidth/562261"/><draw:equation draw:name="connsiteY3" draw:formula="725403*logheight/725403"/><draw:equation draw:name="connsiteX4" draw:formula="521406*logwidth/562261"/><draw:equation draw:name="connsiteY4" draw:formula="0*logheight/725403"/><draw:equation draw:name="connsiteX5" draw:formula="162031*logwidth/562261"/><draw:equation draw:name="connsiteY5" draw:formula="209073*logheight/725403"/><draw:equation draw:name="connsiteX0" draw:formula="162032*logwidth/562262"/><draw:equation draw:name="connsiteY0" draw:formula="209073*logheight/725403"/><draw:equation draw:name="connsiteX1" draw:formula="0*logwidth/562262"/><draw:equation draw:name="connsiteY1" draw:formula="366233*logheight/725403"/><draw:equation draw:name="connsiteX2" draw:formula="69006*logwidth/562262"/><draw:equation draw:name="connsiteY2" draw:formula="703580*logheight/725403"/><draw:equation draw:name="connsiteX3" draw:formula="562262*logwidth/562262"/><draw:equation draw:name="connsiteY3" draw:formula="725403*logheight/725403"/><draw:equation draw:name="connsiteX4" draw:formula="521407*logwidth/562262"/><draw:equation draw:name="connsiteY4" draw:formula="0*logheight/725403"/><draw:equation draw:name="connsiteX5" draw:formula="162032*logwidth/562262"/><draw:equation draw:name="connsiteY5" draw:formula="209073*logheight/725403"/><draw:equation draw:name="connsiteX0" draw:formula="162032*logwidth/521407"/><draw:equation draw:name="connsiteY0" draw:formula="209073*logheight/862001"/><draw:equation draw:name="connsiteX1" draw:formula="0*logwidth/521407"/><draw:equation draw:name="connsiteY1" draw:formula="366233*logheight/862001"/><draw:equation draw:name="connsiteX2" draw:formula="69006*logwidth/521407"/><draw:equation draw:name="connsiteY2" draw:formula="703580*logheight/862001"/><draw:equation draw:name="connsiteX3" draw:formula="521407*logwidth/521407"/><draw:equation draw:name="connsiteY3" draw:formula="862001*logheight/862001"/><draw:equation draw:name="connsiteX4" draw:formula="521407*logwidth/521407"/><draw:equation draw:name="connsiteY4" draw:formula="0*logheight/862001"/><draw:equation draw:name="connsiteX5" draw:formula="162032*logwidth/521407"/><draw:equation draw:name="connsiteY5" draw:formula="209073*logheight/862001"/><draw:equation draw:name="connsiteX0" draw:formula="162051*logwidth/521407"/><draw:equation draw:name="connsiteY0" draw:formula="207201*logheight/862001"/><draw:equation draw:name="connsiteX1" draw:formula="0*logwidth/521407"/><draw:equation draw:name="connsiteY1" draw:formula="366233*logheight/862001"/><draw:equation draw:name="connsiteX2" draw:formula="69006*logwidth/521407"/><draw:equation draw:name="connsiteY2" draw:formula="703580*logheight/862001"/><draw:equation draw:name="connsiteX3" draw:formula="521407*logwidth/521407"/><draw:equation draw:name="connsiteY3" draw:formula="862001*logheight/862001"/><draw:equation draw:name="connsiteX4" draw:formula="521407*logwidth/521407"/><draw:equation draw:name="connsiteY4" draw:formula="0*logheight/862001"/><draw:equation draw:name="connsiteX5" draw:formula="162051*logwidth/521407"/><draw:equation draw:name="connsiteY5" draw:formula="207201*logheight/862001"/><draw:equation draw:name="connsiteX0" draw:formula="162051*logwidth/521698"/><draw:equation draw:name="connsiteY0" draw:formula="207201*logheight/862001"/><draw:equation draw:name="connsiteX1" draw:formula="0*logwidth/521698"/><draw:equation draw:name="connsiteY1" draw:formula="366233*logheight/862001"/><draw:equation draw:name="connsiteX2" draw:formula="69006*logwidth/521698"/><draw:equation draw:name="connsiteY2" draw:formula="703580*logheight/862001"/><draw:equation draw:name="connsiteX3" draw:formula="521407*logwidth/521698"/><draw:equation draw:name="connsiteY3" draw:formula="862001*logheight/862001"/><draw:equation draw:name="connsiteX4" draw:formula="521407*logwidth/521698"/><draw:equation draw:name="connsiteY4" draw:formula="454702*logheight/862001"/><draw:equation draw:name="connsiteX5" draw:formula="521407*logwidth/521698"/><draw:equation draw:name="connsiteY5" draw:formula="0*logheight/862001"/><draw:equation draw:name="connsiteX6" draw:formula="162051*logwidth/521698"/><draw:equation draw:name="connsiteY6" draw:formula="207201*logheight/862001"/><draw:equation draw:name="connsiteX0" draw:formula="162051*logwidth/623782"/><draw:equation draw:name="connsiteY0" draw:formula="207201*logheight/862001"/><draw:equation draw:name="connsiteX1" draw:formula="0*logwidth/623782"/><draw:equation draw:name="connsiteY1" draw:formula="366233*logheight/862001"/><draw:equation draw:name="connsiteX2" draw:formula="69006*logwidth/623782"/><draw:equation draw:name="connsiteY2" draw:formula="703580*logheight/862001"/><draw:equation draw:name="connsiteX3" draw:formula="521407*logwidth/623782"/><draw:equation draw:name="connsiteY3" draw:formula="862001*logheight/862001"/><draw:equation draw:name="connsiteX4" draw:formula="623775*logwidth/623782"/><draw:equation draw:name="connsiteY4" draw:formula="471212*logheight/862001"/><draw:equation draw:name="connsiteX5" draw:formula="521407*logwidth/623782"/><draw:equation draw:name="connsiteY5" draw:formula="0*logheight/862001"/><draw:equation draw:name="connsiteX6" draw:formula="162051*logwidth/623782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471212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471212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227956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50774"/><draw:equation draw:name="connsiteX1" draw:formula="0*logwidth/623775"/><draw:equation draw:name="connsiteY1" draw:formula="366233*logheight/850774"/><draw:equation draw:name="connsiteX2" draw:formula="69006*logwidth/623775"/><draw:equation draw:name="connsiteY2" draw:formula="703580*logheight/850774"/><draw:equation draw:name="connsiteX3" draw:formula="389527*logwidth/623775"/><draw:equation draw:name="connsiteY3" draw:formula="850774*logheight/850774"/><draw:equation draw:name="connsiteX4" draw:formula="623775*logwidth/623775"/><draw:equation draw:name="connsiteY4" draw:formula="227956*logheight/850774"/><draw:equation draw:name="connsiteX5" draw:formula="521407*logwidth/623775"/><draw:equation draw:name="connsiteY5" draw:formula="0*logheight/850774"/><draw:equation draw:name="connsiteX6" draw:formula="162051*logwidth/623775"/><draw:equation draw:name="connsiteY6" draw:formula="207201*logheight/850774"/><draw:equation draw:name="connsiteX0" draw:formula="162051*logwidth/557835"/><draw:equation draw:name="connsiteY0" draw:formula="207201*logheight/850774"/><draw:equation draw:name="connsiteX1" draw:formula="0*logwidth/557835"/><draw:equation draw:name="connsiteY1" draw:formula="366233*logheight/850774"/><draw:equation draw:name="connsiteX2" draw:formula="69006*logwidth/557835"/><draw:equation draw:name="connsiteY2" draw:formula="703580*logheight/850774"/><draw:equation draw:name="connsiteX3" draw:formula="389527*logwidth/557835"/><draw:equation draw:name="connsiteY3" draw:formula="850774*logheight/850774"/><draw:equation draw:name="connsiteX4" draw:formula="557835*logwidth/557835"/><draw:equation draw:name="connsiteY4" draw:formula="121818*logheight/850774"/><draw:equation draw:name="connsiteX5" draw:formula="521407*logwidth/557835"/><draw:equation draw:name="connsiteY5" draw:formula="0*logheight/850774"/><draw:equation draw:name="connsiteX6" draw:formula="162051*logwidth/557835"/><draw:equation draw:name="connsiteY6" draw:formula="207201*logheight/850774"/><draw:equation draw:name="connsiteX0" draw:formula="162051*logwidth/580573"/><draw:equation draw:name="connsiteY0" draw:formula="207201*logheight/850774"/><draw:equation draw:name="connsiteX1" draw:formula="0*logwidth/580573"/><draw:equation draw:name="connsiteY1" draw:formula="366233*logheight/850774"/><draw:equation draw:name="connsiteX2" draw:formula="69006*logwidth/580573"/><draw:equation draw:name="connsiteY2" draw:formula="703580*logheight/850774"/><draw:equation draw:name="connsiteX3" draw:formula="389527*logwidth/580573"/><draw:equation draw:name="connsiteY3" draw:formula="850774*logheight/850774"/><draw:equation draw:name="connsiteX4" draw:formula="580573*logwidth/580573"/><draw:equation draw:name="connsiteY4" draw:formula="209055*logheight/850774"/><draw:equation draw:name="connsiteX5" draw:formula="521407*logwidth/580573"/><draw:equation draw:name="connsiteY5" draw:formula="0*logheight/850774"/><draw:equation draw:name="connsiteX6" draw:formula="162051*logwidth/580573"/><draw:equation draw:name="connsiteY6" draw:formula="207201*logheight/850774"/><draw:equation draw:name="connsiteX0" draw:formula="162051*logwidth/580573"/><draw:equation draw:name="connsiteY0" draw:formula="207201*logheight/813308"/><draw:equation draw:name="connsiteX1" draw:formula="0*logwidth/580573"/><draw:equation draw:name="connsiteY1" draw:formula="366233*logheight/813308"/><draw:equation draw:name="connsiteX2" draw:formula="69006*logwidth/580573"/><draw:equation draw:name="connsiteY2" draw:formula="703580*logheight/813308"/><draw:equation draw:name="connsiteX3" draw:formula="332683*logwidth/580573"/><draw:equation draw:name="connsiteY3" draw:formula="813308*logheight/813308"/><draw:equation draw:name="connsiteX4" draw:formula="580573*logwidth/580573"/><draw:equation draw:name="connsiteY4" draw:formula="209055*logheight/813308"/><draw:equation draw:name="connsiteX5" draw:formula="521407*logwidth/580573"/><draw:equation draw:name="connsiteY5" draw:formula="0*logheight/813308"/><draw:equation draw:name="connsiteX6" draw:formula="162051*logwidth/580573"/><draw:equation draw:name="connsiteY6" draw:formula="207201*logheight/813308"/><draw:equation draw:name="connsiteX0" draw:formula="162051*logwidth/580573"/><draw:equation draw:name="connsiteY0" draw:formula="207201*logheight/704012"/><draw:equation draw:name="connsiteX1" draw:formula="0*logwidth/580573"/><draw:equation draw:name="connsiteY1" draw:formula="366233*logheight/704012"/><draw:equation draw:name="connsiteX2" draw:formula="69006*logwidth/580573"/><draw:equation draw:name="connsiteY2" draw:formula="703580*logheight/704012"/><draw:equation draw:name="connsiteX3" draw:formula="403170*logwidth/580573"/><draw:equation draw:name="connsiteY3" draw:formula="704012*logheight/704012"/><draw:equation draw:name="connsiteX4" draw:formula="580573*logwidth/580573"/><draw:equation draw:name="connsiteY4" draw:formula="209055*logheight/704012"/><draw:equation draw:name="connsiteX5" draw:formula="521407*logwidth/580573"/><draw:equation draw:name="connsiteY5" draw:formula="0*logheight/704012"/><draw:equation draw:name="connsiteX6" draw:formula="162051*logwidth/580573"/><draw:equation draw:name="connsiteY6" draw:formula="207201*logheight/704012"/><draw:equation draw:name="connsiteX0" draw:formula="162051*logwidth/701847"/><draw:equation draw:name="connsiteY0" draw:formula="207201*logheight/703580"/><draw:equation draw:name="connsiteX1" draw:formula="0*logwidth/701847"/><draw:equation draw:name="connsiteY1" draw:formula="366233*logheight/703580"/><draw:equation draw:name="connsiteX2" draw:formula="69006*logwidth/701847"/><draw:equation draw:name="connsiteY2" draw:formula="703580*logheight/703580"/><draw:equation draw:name="connsiteX3" draw:formula="701847*logwidth/701847"/><draw:equation draw:name="connsiteY3" draw:formula="694642*logheight/703580"/><draw:equation draw:name="connsiteX4" draw:formula="580573*logwidth/701847"/><draw:equation draw:name="connsiteY4" draw:formula="209055*logheight/703580"/><draw:equation draw:name="connsiteX5" draw:formula="521407*logwidth/701847"/><draw:equation draw:name="connsiteY5" draw:formula="0*logheight/703580"/><draw:equation draw:name="connsiteX6" draw:formula="162051*logwidth/701847"/><draw:equation draw:name="connsiteY6" draw:formula="207201*logheight/703580"/><draw:equation draw:name="connsiteX0" draw:formula="162051*logwidth/580573"/><draw:equation draw:name="connsiteY0" draw:formula="207201*logheight/760151"/><draw:equation draw:name="connsiteX1" draw:formula="0*logwidth/580573"/><draw:equation draw:name="connsiteY1" draw:formula="366233*logheight/760151"/><draw:equation draw:name="connsiteX2" draw:formula="69006*logwidth/580573"/><draw:equation draw:name="connsiteY2" draw:formula="703580*logheight/760151"/><draw:equation draw:name="connsiteX3" draw:formula="361069*logwidth/580573"/><draw:equation draw:name="connsiteY3" draw:formula="760151*logheight/760151"/><draw:equation draw:name="connsiteX4" draw:formula="580573*logwidth/580573"/><draw:equation draw:name="connsiteY4" draw:formula="209055*logheight/760151"/><draw:equation draw:name="connsiteX5" draw:formula="521407*logwidth/580573"/><draw:equation draw:name="connsiteY5" draw:formula="0*logheight/760151"/><draw:equation draw:name="connsiteX6" draw:formula="162051*logwidth/580573"/><draw:equation draw:name="connsiteY6" draw:formula="207201*logheight/760151"/></draw:enhanced-geometry></draw:custom-shape><draw:custom-shape draw:style-name="gr39" svg:width="1.814cm" svg:height="0.6154cm" svg:x="16.74cm" svg:y="1.278cm"><draw:enhanced-geometry svg:viewBox="0 0 401167 207550" draw:type="ooxml-non-primitive" drawooo:sub-view-size="401167 207550" draw:text-areas="l t r b" draw:enhanced-path="M 333588 34530 L 106074 0 0 138026 98144 207550 401167 195154 333588 3453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7416*logwidth/297416"/><draw:equation draw:name="connsiteY0" draw:formula="49156*logheight/209372"/><draw:equation draw:name="connsiteX1" draw:formula="0*logwidth/297416"/><draw:equation draw:name="connsiteY1" draw:formula="0*logheight/209372"/><draw:equation draw:name="connsiteX2" draw:formula="112041*logwidth/297416"/><draw:equation draw:name="connsiteY2" draw:formula="201688*logheight/209372"/><draw:equation draw:name="connsiteX3" draw:formula="234986*logwidth/297416"/><draw:equation draw:name="connsiteY3" draw:formula="209372*logheight/209372"/><draw:equation draw:name="connsiteX4" draw:formula="296457*logwidth/297416"/><draw:equation draw:name="connsiteY4" draw:formula="194003*logheight/209372"/><draw:equation draw:name="connsiteX5" draw:formula="297416*logwidth/297416"/><draw:equation draw:name="connsiteY5" draw:formula="49156*logheight/209372"/><draw:equation draw:name="connsiteX0" draw:formula="495757*logwidth/495757"/><draw:equation draw:name="connsiteY0" draw:formula="73021*logheight/233237"/><draw:equation draw:name="connsiteX1" draw:formula="0*logwidth/495757"/><draw:equation draw:name="connsiteY1" draw:formula="0*logheight/233237"/><draw:equation draw:name="connsiteX2" draw:formula="310382*logwidth/495757"/><draw:equation draw:name="connsiteY2" draw:formula="225553*logheight/233237"/><draw:equation draw:name="connsiteX3" draw:formula="433327*logwidth/495757"/><draw:equation draw:name="connsiteY3" draw:formula="233237*logheight/233237"/><draw:equation draw:name="connsiteX4" draw:formula="494798*logwidth/495757"/><draw:equation draw:name="connsiteY4" draw:formula="217868*logheight/233237"/><draw:equation draw:name="connsiteX5" draw:formula="495757*logwidth/495757"/><draw:equation draw:name="connsiteY5" draw:formula="73021*logheight/233237"/><draw:equation draw:name="connsiteX0" draw:formula="670978*logwidth/670978"/><draw:equation draw:name="connsiteY0" draw:formula="73021*logheight/233237"/><draw:equation draw:name="connsiteX1" draw:formula="175221*logwidth/670978"/><draw:equation draw:name="connsiteY1" draw:formula="0*logheight/233237"/><draw:equation draw:name="connsiteX2" draw:formula="0*logwidth/670978"/><draw:equation draw:name="connsiteY2" draw:formula="173123*logheight/233237"/><draw:equation draw:name="connsiteX3" draw:formula="608548*logwidth/670978"/><draw:equation draw:name="connsiteY3" draw:formula="233237*logheight/233237"/><draw:equation draw:name="connsiteX4" draw:formula="670019*logwidth/670978"/><draw:equation draw:name="connsiteY4" draw:formula="217868*logheight/233237"/><draw:equation draw:name="connsiteX5" draw:formula="670978*logwidth/670978"/><draw:equation draw:name="connsiteY5" draw:formula="73021*logheight/233237"/><draw:equation draw:name="connsiteX0" draw:formula="670978*logwidth/670978"/><draw:equation draw:name="connsiteY0" draw:formula="73021*logheight/233237"/><draw:equation draw:name="connsiteX1" draw:formula="175221*logwidth/670978"/><draw:equation draw:name="connsiteY1" draw:formula="0*logheight/233237"/><draw:equation draw:name="connsiteX2" draw:formula="0*logwidth/670978"/><draw:equation draw:name="connsiteY2" draw:formula="173123*logheight/233237"/><draw:equation draw:name="connsiteX3" draw:formula="366996*logwidth/670978"/><draw:equation draw:name="connsiteY3" draw:formula="233237*logheight/233237"/><draw:equation draw:name="connsiteX4" draw:formula="670019*logwidth/670978"/><draw:equation draw:name="connsiteY4" draw:formula="217868*logheight/233237"/><draw:equation draw:name="connsiteX5" draw:formula="670978*logwidth/670978"/><draw:equation draw:name="connsiteY5" draw:formula="73021*logheight/233237"/><draw:equation draw:name="connsiteX0" draw:formula="670978*logwidth/670978"/><draw:equation draw:name="connsiteY0" draw:formula="54633*logheight/214849"/><draw:equation draw:name="connsiteX1" draw:formula="251486*logwidth/670978"/><draw:equation draw:name="connsiteY1" draw:formula="0*logheight/214849"/><draw:equation draw:name="connsiteX2" draw:formula="0*logwidth/670978"/><draw:equation draw:name="connsiteY2" draw:formula="154735*logheight/214849"/><draw:equation draw:name="connsiteX3" draw:formula="366996*logwidth/670978"/><draw:equation draw:name="connsiteY3" draw:formula="214849*logheight/214849"/><draw:equation draw:name="connsiteX4" draw:formula="670019*logwidth/670978"/><draw:equation draw:name="connsiteY4" draw:formula="199480*logheight/214849"/><draw:equation draw:name="connsiteX5" draw:formula="670978*logwidth/670978"/><draw:equation draw:name="connsiteY5" draw:formula="54633*logheight/214849"/><draw:equation draw:name="connsiteX0" draw:formula="670978*logwidth/670978"/><draw:equation draw:name="connsiteY0" draw:formula="52927*logheight/213143"/><draw:equation draw:name="connsiteX1" draw:formula="285991*logwidth/670978"/><draw:equation draw:name="connsiteY1" draw:formula="0*logheight/213143"/><draw:equation draw:name="connsiteX2" draw:formula="0*logwidth/670978"/><draw:equation draw:name="connsiteY2" draw:formula="153029*logheight/213143"/><draw:equation draw:name="connsiteX3" draw:formula="366996*logwidth/670978"/><draw:equation draw:name="connsiteY3" draw:formula="213143*logheight/213143"/><draw:equation draw:name="connsiteX4" draw:formula="670019*logwidth/670978"/><draw:equation draw:name="connsiteY4" draw:formula="197774*logheight/213143"/><draw:equation draw:name="connsiteX5" draw:formula="670978*logwidth/670978"/><draw:equation draw:name="connsiteY5" draw:formula="52927*logheight/213143"/><draw:equation draw:name="connsiteX0" draw:formula="760123*logwidth/760123"/><draw:equation draw:name="connsiteY0" draw:formula="52927*logheight/213143"/><draw:equation draw:name="connsiteX1" draw:formula="375136*logwidth/760123"/><draw:equation draw:name="connsiteY1" draw:formula="0*logheight/213143"/><draw:equation draw:name="connsiteX2" draw:formula="0*logwidth/760123"/><draw:equation draw:name="connsiteY2" draw:formula="138713*logheight/213143"/><draw:equation draw:name="connsiteX3" draw:formula="456141*logwidth/760123"/><draw:equation draw:name="connsiteY3" draw:formula="213143*logheight/213143"/><draw:equation draw:name="connsiteX4" draw:formula="759164*logwidth/760123"/><draw:equation draw:name="connsiteY4" draw:formula="197774*logheight/213143"/><draw:equation draw:name="connsiteX5" draw:formula="760123*logwidth/760123"/><draw:equation draw:name="connsiteY5" draw:formula="52927*logheight/213143"/><draw:equation draw:name="connsiteX0" draw:formula="745742*logwidth/745742"/><draw:equation draw:name="connsiteY0" draw:formula="52927*logheight/213143"/><draw:equation draw:name="connsiteX1" draw:formula="360755*logwidth/745742"/><draw:equation draw:name="connsiteY1" draw:formula="0*logheight/213143"/><draw:equation draw:name="connsiteX2" draw:formula="0*logwidth/745742"/><draw:equation draw:name="connsiteY2" draw:formula="143485*logheight/213143"/><draw:equation draw:name="connsiteX3" draw:formula="441760*logwidth/745742"/><draw:equation draw:name="connsiteY3" draw:formula="213143*logheight/213143"/><draw:equation draw:name="connsiteX4" draw:formula="744783*logwidth/745742"/><draw:equation draw:name="connsiteY4" draw:formula="197774*logheight/213143"/><draw:equation draw:name="connsiteX5" draw:formula="745742*logwidth/745742"/><draw:equation draw:name="connsiteY5" draw:formula="52927*logheight/213143"/><draw:equation draw:name="connsiteX0" draw:formula="745742*logwidth/745742"/><draw:equation draw:name="connsiteY0" draw:formula="57*logheight/160273"/><draw:equation draw:name="connsiteX1" draw:formula="458575*logwidth/745742"/><draw:equation draw:name="connsiteY1" draw:formula="0*logheight/160273"/><draw:equation draw:name="connsiteX2" draw:formula="0*logwidth/745742"/><draw:equation draw:name="connsiteY2" draw:formula="90615*logheight/160273"/><draw:equation draw:name="connsiteX3" draw:formula="441760*logwidth/745742"/><draw:equation draw:name="connsiteY3" draw:formula="160273*logheight/160273"/><draw:equation draw:name="connsiteX4" draw:formula="744783*logwidth/745742"/><draw:equation draw:name="connsiteY4" draw:formula="144904*logheight/160273"/><draw:equation draw:name="connsiteX5" draw:formula="745742*logwidth/745742"/><draw:equation draw:name="connsiteY5" draw:formula="57*logheight/160273"/><draw:equation draw:name="connsiteX0" draw:formula="745742*logwidth/745742"/><draw:equation draw:name="connsiteY0" draw:formula="50820*logheight/211036"/><draw:equation draw:name="connsiteX1" draw:formula="383772*logwidth/745742"/><draw:equation draw:name="connsiteY1" draw:formula="0*logheight/211036"/><draw:equation draw:name="connsiteX2" draw:formula="0*logwidth/745742"/><draw:equation draw:name="connsiteY2" draw:formula="141378*logheight/211036"/><draw:equation draw:name="connsiteX3" draw:formula="441760*logwidth/745742"/><draw:equation draw:name="connsiteY3" draw:formula="211036*logheight/211036"/><draw:equation draw:name="connsiteX4" draw:formula="744783*logwidth/745742"/><draw:equation draw:name="connsiteY4" draw:formula="195667*logheight/211036"/><draw:equation draw:name="connsiteX5" draw:formula="745742*logwidth/745742"/><draw:equation draw:name="connsiteY5" draw:formula="50820*logheight/211036"/><draw:equation draw:name="connsiteX0" draw:formula="745742*logwidth/745742"/><draw:equation draw:name="connsiteY0" draw:formula="49114*logheight/209330"/><draw:equation draw:name="connsiteX1" draw:formula="383772*logwidth/745742"/><draw:equation draw:name="connsiteY1" draw:formula="0*logheight/209330"/><draw:equation draw:name="connsiteX2" draw:formula="0*logwidth/745742"/><draw:equation draw:name="connsiteY2" draw:formula="139672*logheight/209330"/><draw:equation draw:name="connsiteX3" draw:formula="441760*logwidth/745742"/><draw:equation draw:name="connsiteY3" draw:formula="209330*logheight/209330"/><draw:equation draw:name="connsiteX4" draw:formula="744783*logwidth/745742"/><draw:equation draw:name="connsiteY4" draw:formula="193961*logheight/209330"/><draw:equation draw:name="connsiteX5" draw:formula="745742*logwidth/745742"/><draw:equation draw:name="connsiteY5" draw:formula="49114*logheight/209330"/><draw:equation draw:name="connsiteX0" draw:formula="760127*logwidth/760127"/><draw:equation draw:name="connsiteY0" draw:formula="49114*logheight/209330"/><draw:equation draw:name="connsiteX1" draw:formula="398157*logwidth/760127"/><draw:equation draw:name="connsiteY1" draw:formula="0*logheight/209330"/><draw:equation draw:name="connsiteX2" draw:formula="0*logwidth/760127"/><draw:equation draw:name="connsiteY2" draw:formula="139672*logheight/209330"/><draw:equation draw:name="connsiteX3" draw:formula="456145*logwidth/760127"/><draw:equation draw:name="connsiteY3" draw:formula="209330*logheight/209330"/><draw:equation draw:name="connsiteX4" draw:formula="759168*logwidth/760127"/><draw:equation draw:name="connsiteY4" draw:formula="193961*logheight/209330"/><draw:equation draw:name="connsiteX5" draw:formula="760127*logwidth/760127"/><draw:equation draw:name="connsiteY5" draw:formula="49114*logheight/209330"/><draw:equation draw:name="connsiteX0" draw:formula="495234*logwidth/495234"/><draw:equation draw:name="connsiteY0" draw:formula="49114*logheight/209330"/><draw:equation draw:name="connsiteX1" draw:formula="133264*logwidth/495234"/><draw:equation draw:name="connsiteY1" draw:formula="0*logheight/209330"/><draw:equation draw:name="connsiteX2" draw:formula="0*logwidth/495234"/><draw:equation draw:name="connsiteY2" draw:formula="52870*logheight/209330"/><draw:equation draw:name="connsiteX3" draw:formula="191252*logwidth/495234"/><draw:equation draw:name="connsiteY3" draw:formula="209330*logheight/209330"/><draw:equation draw:name="connsiteX4" draw:formula="494275*logwidth/495234"/><draw:equation draw:name="connsiteY4" draw:formula="193961*logheight/209330"/><draw:equation draw:name="connsiteX5" draw:formula="495234*logwidth/495234"/><draw:equation draw:name="connsiteY5" draw:formula="49114*logheight/209330"/><draw:equation draw:name="connsiteX0" draw:formula="419064*logwidth/419064"/><draw:equation draw:name="connsiteY0" draw:formula="49114*logheight/209330"/><draw:equation draw:name="connsiteX1" draw:formula="5709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49114*logheight/209330"/><draw:equation draw:name="connsiteX0" draw:formula="419064*logwidth/419064"/><draw:equation draw:name="connsiteY0" draw:formula="57900*logheight/209330"/><draw:equation draw:name="connsiteX1" draw:formula="5709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900*logheight/209330"/><draw:equation draw:name="connsiteX0" draw:formula="419064*logwidth/419064"/><draw:equation draw:name="connsiteY0" draw:formula="57900*logheight/209330"/><draw:equation draw:name="connsiteX1" draw:formula="5023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900*logheight/209330"/><draw:equation draw:name="connsiteX0" draw:formula="419064*logwidth/419064"/><draw:equation draw:name="connsiteY0" draw:formula="57051*logheight/209330"/><draw:equation draw:name="connsiteX1" draw:formula="5023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051*logheight/209330"/><draw:equation draw:name="connsiteX0" draw:formula="306239*logwidth/418106"/><draw:equation draw:name="connsiteY0" draw:formula="70413*logheight/209330"/><draw:equation draw:name="connsiteX1" draw:formula="50234*logwidth/418106"/><draw:equation draw:name="connsiteY1" draw:formula="0*logheight/209330"/><draw:equation draw:name="connsiteX2" draw:formula="0*logwidth/418106"/><draw:equation draw:name="connsiteY2" draw:formula="125282*logheight/209330"/><draw:equation draw:name="connsiteX3" draw:formula="115082*logwidth/418106"/><draw:equation draw:name="connsiteY3" draw:formula="209330*logheight/209330"/><draw:equation draw:name="connsiteX4" draw:formula="418105*logwidth/418106"/><draw:equation draw:name="connsiteY4" draw:formula="193961*logheight/209330"/><draw:equation draw:name="connsiteX5" draw:formula="306239*logwidth/418106"/><draw:equation draw:name="connsiteY5" draw:formula="70413*logheight/209330"/><draw:equation draw:name="connsiteX0" draw:formula="306239*logwidth/418105"/><draw:equation draw:name="connsiteY0" draw:formula="70413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306239*logwidth/418105"/><draw:equation draw:name="connsiteY5" draw:formula="70413*logheight/209330"/><draw:equation draw:name="connsiteX0" draw:formula="306239*logwidth/418105"/><draw:equation draw:name="connsiteY0" draw:formula="70413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306239*logwidth/418105"/><draw:equation draw:name="connsiteY5" draw:formula="70413*logheight/209330"/><draw:equation draw:name="connsiteX0" draw:formula="418105*logwidth/418105"/><draw:equation draw:name="connsiteY0" draw:formula="57051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418105*logwidth/418105"/><draw:equation draw:name="connsiteY5" draw:formula="57051*logheight/209330"/><draw:equation draw:name="connsiteX0" draw:formula="418105*logwidth/418105"/><draw:equation draw:name="connsiteY0" draw:formula="0*logheight/152279"/><draw:equation draw:name="connsiteX1" draw:formula="73292*logwidth/418105"/><draw:equation draw:name="connsiteY1" draw:formula="849*logheight/152279"/><draw:equation draw:name="connsiteX2" draw:formula="0*logwidth/418105"/><draw:equation draw:name="connsiteY2" draw:formula="68231*logheight/152279"/><draw:equation draw:name="connsiteX3" draw:formula="115082*logwidth/418105"/><draw:equation draw:name="connsiteY3" draw:formula="152279*logheight/152279"/><draw:equation draw:name="connsiteX4" draw:formula="418105*logwidth/418105"/><draw:equation draw:name="connsiteY4" draw:formula="136910*logheight/152279"/><draw:equation draw:name="connsiteX5" draw:formula="418105*logwidth/418105"/><draw:equation draw:name="connsiteY5" draw:formula="0*logheight/152279"/><draw:equation draw:name="connsiteX0" draw:formula="418105*logwidth/418105"/><draw:equation draw:name="connsiteY0" draw:formula="0*logheight/152492"/><draw:equation draw:name="connsiteX1" draw:formula="73292*logwidth/418105"/><draw:equation draw:name="connsiteY1" draw:formula="1062*logheight/152492"/><draw:equation draw:name="connsiteX2" draw:formula="0*logwidth/418105"/><draw:equation draw:name="connsiteY2" draw:formula="68444*logheight/152492"/><draw:equation draw:name="connsiteX3" draw:formula="115082*logwidth/418105"/><draw:equation draw:name="connsiteY3" draw:formula="152492*logheight/152492"/><draw:equation draw:name="connsiteX4" draw:formula="418105*logwidth/418105"/><draw:equation draw:name="connsiteY4" draw:formula="137123*logheight/152492"/><draw:equation draw:name="connsiteX5" draw:formula="418105*logwidth/418105"/><draw:equation draw:name="connsiteY5" draw:formula="0*logheight/152492"/><draw:equation draw:name="connsiteX0" draw:formula="418105*logwidth/418105"/><draw:equation draw:name="connsiteY0" draw:formula="56698*logheight/209190"/><draw:equation draw:name="connsiteX1" draw:formula="51457*logwidth/418105"/><draw:equation draw:name="connsiteY1" draw:formula="0*logheight/209190"/><draw:equation draw:name="connsiteX2" draw:formula="0*logwidth/418105"/><draw:equation draw:name="connsiteY2" draw:formula="125142*logheight/209190"/><draw:equation draw:name="connsiteX3" draw:formula="115082*logwidth/418105"/><draw:equation draw:name="connsiteY3" draw:formula="209190*logheight/209190"/><draw:equation draw:name="connsiteX4" draw:formula="418105*logwidth/418105"/><draw:equation draw:name="connsiteY4" draw:formula="193821*logheight/209190"/><draw:equation draw:name="connsiteX5" draw:formula="418105*logwidth/418105"/><draw:equation draw:name="connsiteY5" draw:formula="56698*logheight/209190"/><draw:equation draw:name="connsiteX0" draw:formula="415642*logwidth/415642"/><draw:equation draw:name="connsiteY0" draw:formula="56698*logheight/209190"/><draw:equation draw:name="connsiteX1" draw:formula="48994*logwidth/415642"/><draw:equation draw:name="connsiteY1" draw:formula="0*logheight/209190"/><draw:equation draw:name="connsiteX2" draw:formula="0*logwidth/415642"/><draw:equation draw:name="connsiteY2" draw:formula="113662*logheight/209190"/><draw:equation draw:name="connsiteX3" draw:formula="112619*logwidth/415642"/><draw:equation draw:name="connsiteY3" draw:formula="209190*logheight/209190"/><draw:equation draw:name="connsiteX4" draw:formula="415642*logwidth/415642"/><draw:equation draw:name="connsiteY4" draw:formula="193821*logheight/209190"/><draw:equation draw:name="connsiteX5" draw:formula="415642*logwidth/415642"/><draw:equation draw:name="connsiteY5" draw:formula="56698*logheight/209190"/><draw:equation draw:name="connsiteX0" draw:formula="415485*logwidth/415485"/><draw:equation draw:name="connsiteY0" draw:formula="56698*logheight/209190"/><draw:equation draw:name="connsiteX1" draw:formula="48837*logwidth/415485"/><draw:equation draw:name="connsiteY1" draw:formula="0*logheight/209190"/><draw:equation draw:name="connsiteX2" draw:formula="0*logwidth/415485"/><draw:equation draw:name="connsiteY2" draw:formula="124329*logheight/209190"/><draw:equation draw:name="connsiteX3" draw:formula="112462*logwidth/415485"/><draw:equation draw:name="connsiteY3" draw:formula="209190*logheight/209190"/><draw:equation draw:name="connsiteX4" draw:formula="415485*logwidth/415485"/><draw:equation draw:name="connsiteY4" draw:formula="193821*logheight/209190"/><draw:equation draw:name="connsiteX5" draw:formula="415485*logwidth/415485"/><draw:equation draw:name="connsiteY5" draw:formula="56698*logheight/209190"/><draw:equation draw:name="connsiteX0" draw:formula="399327*logwidth/399327"/><draw:equation draw:name="connsiteY0" draw:formula="56698*logheight/209190"/><draw:equation draw:name="connsiteX1" draw:formula="32679*logwidth/399327"/><draw:equation draw:name="connsiteY1" draw:formula="0*logheight/209190"/><draw:equation draw:name="connsiteX2" draw:formula="0*logwidth/399327"/><draw:equation draw:name="connsiteY2" draw:formula="124329*logheight/209190"/><draw:equation draw:name="connsiteX3" draw:formula="96304*logwidth/399327"/><draw:equation draw:name="connsiteY3" draw:formula="209190*logheight/209190"/><draw:equation draw:name="connsiteX4" draw:formula="399327*logwidth/399327"/><draw:equation draw:name="connsiteY4" draw:formula="193821*logheight/209190"/><draw:equation draw:name="connsiteX5" draw:formula="399327*logwidth/399327"/><draw:equation draw:name="connsiteY5" draw:formula="56698*logheight/209190"/><draw:equation draw:name="connsiteX0" draw:formula="399327*logwidth/399327"/><draw:equation draw:name="connsiteY0" draw:formula="43305*logheight/195797"/><draw:equation draw:name="connsiteX1" draw:formula="9038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9327*logwidth/399327"/><draw:equation draw:name="connsiteY5" draw:formula="43305*logheight/195797"/><draw:equation draw:name="connsiteX0" draw:formula="399327*logwidth/399327"/><draw:equation draw:name="connsiteY0" draw:formula="43305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9327*logwidth/399327"/><draw:equation draw:name="connsiteY5" draw:formula="43305*logheight/195797"/><draw:equation draw:name="connsiteX0" draw:formula="398433*logwidth/399327"/><draw:equation draw:name="connsiteY0" draw:formula="50387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8433*logwidth/399327"/><draw:equation draw:name="connsiteY5" draw:formula="50387*logheight/195797"/><draw:equation draw:name="connsiteX0" draw:formula="398433*logwidth/399327"/><draw:equation draw:name="connsiteY0" draw:formula="35650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8433*logwidth/399327"/><draw:equation draw:name="connsiteY5" draw:formula="35650*logheight/195797"/><draw:equation draw:name="connsiteX0" draw:formula="362619*logwidth/363513"/><draw:equation draw:name="connsiteY0" draw:formula="35650*logheight/195797"/><draw:equation draw:name="connsiteX1" draw:formula="68421*logwidth/363513"/><draw:equation draw:name="connsiteY1" draw:formula="0*logheight/195797"/><draw:equation draw:name="connsiteX2" draw:formula="0*logwidth/363513"/><draw:equation draw:name="connsiteY2" draw:formula="92262*logheight/195797"/><draw:equation draw:name="connsiteX3" draw:formula="60490*logwidth/363513"/><draw:equation draw:name="connsiteY3" draw:formula="195797*logheight/195797"/><draw:equation draw:name="connsiteX4" draw:formula="363513*logwidth/363513"/><draw:equation draw:name="connsiteY4" draw:formula="180428*logheight/195797"/><draw:equation draw:name="connsiteX5" draw:formula="362619*logwidth/363513"/><draw:equation draw:name="connsiteY5" draw:formula="35650*logheight/195797"/><draw:equation draw:name="connsiteX0" draw:formula="362915*logwidth/363513"/><draw:equation draw:name="connsiteY0" draw:formula="31772*logheight/195797"/><draw:equation draw:name="connsiteX1" draw:formula="68421*logwidth/363513"/><draw:equation draw:name="connsiteY1" draw:formula="0*logheight/195797"/><draw:equation draw:name="connsiteX2" draw:formula="0*logwidth/363513"/><draw:equation draw:name="connsiteY2" draw:formula="92262*logheight/195797"/><draw:equation draw:name="connsiteX3" draw:formula="60490*logwidth/363513"/><draw:equation draw:name="connsiteY3" draw:formula="195797*logheight/195797"/><draw:equation draw:name="connsiteX4" draw:formula="363513*logwidth/363513"/><draw:equation draw:name="connsiteY4" draw:formula="180428*logheight/195797"/><draw:equation draw:name="connsiteX5" draw:formula="362915*logwidth/363513"/><draw:equation draw:name="connsiteY5" draw:formula="31772*logheight/195797"/><draw:equation draw:name="connsiteX0" draw:formula="362915*logwidth/363513"/><draw:equation draw:name="connsiteY0" draw:formula="43656*logheight/207681"/><draw:equation draw:name="connsiteX1" draw:formula="26421*logwidth/363513"/><draw:equation draw:name="connsiteY1" draw:formula="0*logheight/207681"/><draw:equation draw:name="connsiteX2" draw:formula="0*logwidth/363513"/><draw:equation draw:name="connsiteY2" draw:formula="104146*logheight/207681"/><draw:equation draw:name="connsiteX3" draw:formula="60490*logwidth/363513"/><draw:equation draw:name="connsiteY3" draw:formula="207681*logheight/207681"/><draw:equation draw:name="connsiteX4" draw:formula="363513*logwidth/363513"/><draw:equation draw:name="connsiteY4" draw:formula="192312*logheight/207681"/><draw:equation draw:name="connsiteX5" draw:formula="362915*logwidth/363513"/><draw:equation draw:name="connsiteY5" draw:formula="43656*logheight/207681"/><draw:equation draw:name="connsiteX0" draw:formula="362915*logwidth/363513"/><draw:equation draw:name="connsiteY0" draw:formula="33920*logheight/197945"/><draw:equation draw:name="connsiteX1" draw:formula="58282*logwidth/363513"/><draw:equation draw:name="connsiteY1" draw:formula="0*logheight/197945"/><draw:equation draw:name="connsiteX2" draw:formula="0*logwidth/363513"/><draw:equation draw:name="connsiteY2" draw:formula="94410*logheight/197945"/><draw:equation draw:name="connsiteX3" draw:formula="60490*logwidth/363513"/><draw:equation draw:name="connsiteY3" draw:formula="197945*logheight/197945"/><draw:equation draw:name="connsiteX4" draw:formula="363513*logwidth/363513"/><draw:equation draw:name="connsiteY4" draw:formula="182576*logheight/197945"/><draw:equation draw:name="connsiteX5" draw:formula="362915*logwidth/363513"/><draw:equation draw:name="connsiteY5" draw:formula="33920*logheight/197945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104619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97813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97813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81742*logwidth/382340"/><draw:equation draw:name="connsiteY0" draw:formula="44129*logheight/208154"/><draw:equation draw:name="connsiteX1" draw:formula="82902*logwidth/382340"/><draw:equation draw:name="connsiteY1" draw:formula="0*logheight/208154"/><draw:equation draw:name="connsiteX2" draw:formula="0*logwidth/382340"/><draw:equation draw:name="connsiteY2" draw:formula="144552*logheight/208154"/><draw:equation draw:name="connsiteX3" draw:formula="79317*logwidth/382340"/><draw:equation draw:name="connsiteY3" draw:formula="208154*logheight/208154"/><draw:equation draw:name="connsiteX4" draw:formula="382340*logwidth/382340"/><draw:equation draw:name="connsiteY4" draw:formula="192785*logheight/208154"/><draw:equation draw:name="connsiteX5" draw:formula="381742*logwidth/382340"/><draw:equation draw:name="connsiteY5" draw:formula="44129*logheight/208154"/><draw:equation draw:name="connsiteX0" draw:formula="381742*logwidth/382340"/><draw:equation draw:name="connsiteY0" draw:formula="44129*logheight/208154"/><draw:equation draw:name="connsiteX1" draw:formula="82902*logwidth/382340"/><draw:equation draw:name="connsiteY1" draw:formula="0*logheight/208154"/><draw:equation draw:name="connsiteX2" draw:formula="0*logwidth/382340"/><draw:equation draw:name="connsiteY2" draw:formula="96517*logheight/208154"/><draw:equation draw:name="connsiteX3" draw:formula="79317*logwidth/382340"/><draw:equation draw:name="connsiteY3" draw:formula="208154*logheight/208154"/><draw:equation draw:name="connsiteX4" draw:formula="382340*logwidth/382340"/><draw:equation draw:name="connsiteY4" draw:formula="192785*logheight/208154"/><draw:equation draw:name="connsiteX5" draw:formula="381742*logwidth/382340"/><draw:equation draw:name="connsiteY5" draw:formula="44129*logheight/208154"/><draw:equation draw:name="connsiteX0" draw:formula="400569*logwidth/401167"/><draw:equation draw:name="connsiteY0" draw:formula="44129*logheight/208154"/><draw:equation draw:name="connsiteX1" draw:formula="101729*logwidth/401167"/><draw:equation draw:name="connsiteY1" draw:formula="0*logheight/208154"/><draw:equation draw:name="connsiteX2" draw:formula="0*logwidth/401167"/><draw:equation draw:name="connsiteY2" draw:formula="135657*logheight/208154"/><draw:equation draw:name="connsiteX3" draw:formula="98144*logwidth/401167"/><draw:equation draw:name="connsiteY3" draw:formula="208154*logheight/208154"/><draw:equation draw:name="connsiteX4" draw:formula="401167*logwidth/401167"/><draw:equation draw:name="connsiteY4" draw:formula="192785*logheight/208154"/><draw:equation draw:name="connsiteX5" draw:formula="400569*logwidth/401167"/><draw:equation draw:name="connsiteY5" draw:formula="44129*logheight/208154"/><draw:equation draw:name="connsiteX0" draw:formula="400569*logwidth/401167"/><draw:equation draw:name="connsiteY0" draw:formula="46498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400569*logwidth/401167"/><draw:equation draw:name="connsiteY5" draw:formula="46498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33588*logwidth/401167"/><draw:equation draw:name="connsiteY0" draw:formula="34530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33588*logwidth/401167"/><draw:equation draw:name="connsiteY5" draw:formula="34530*logheight/210523"/><draw:equation draw:name="connsiteX0" draw:formula="333588*logwidth/401167"/><draw:equation draw:name="connsiteY0" draw:formula="34530*logheight/207550"/><draw:equation draw:name="connsiteX1" draw:formula="106074*logwidth/401167"/><draw:equation draw:name="connsiteY1" draw:formula="0*logheight/207550"/><draw:equation draw:name="connsiteX2" draw:formula="0*logwidth/401167"/><draw:equation draw:name="connsiteY2" draw:formula="138026*logheight/207550"/><draw:equation draw:name="connsiteX3" draw:formula="98144*logwidth/401167"/><draw:equation draw:name="connsiteY3" draw:formula="207550*logheight/207550"/><draw:equation draw:name="connsiteX4" draw:formula="401167*logwidth/401167"/><draw:equation draw:name="connsiteY4" draw:formula="195154*logheight/207550"/><draw:equation draw:name="connsiteX5" draw:formula="333588*logwidth/401167"/><draw:equation draw:name="connsiteY5" draw:formula="34530*logheight/207550"/><draw:equation draw:name="connsiteX0" draw:formula="333588*logwidth/401167"/><draw:equation draw:name="connsiteY0" draw:formula="34530*logheight/207550"/><draw:equation draw:name="connsiteX1" draw:formula="106074*logwidth/401167"/><draw:equation draw:name="connsiteY1" draw:formula="0*logheight/207550"/><draw:equation draw:name="connsiteX2" draw:formula="0*logwidth/401167"/><draw:equation draw:name="connsiteY2" draw:formula="138026*logheight/207550"/><draw:equation draw:name="connsiteX3" draw:formula="98144*logwidth/401167"/><draw:equation draw:name="connsiteY3" draw:formula="207550*logheight/207550"/><draw:equation draw:name="connsiteX4" draw:formula="401167*logwidth/401167"/><draw:equation draw:name="connsiteY4" draw:formula="195154*logheight/207550"/><draw:equation draw:name="connsiteX5" draw:formula="333588*logwidth/401167"/><draw:equation draw:name="connsiteY5" draw:formula="34530*logheight/207550"/></draw:enhanced-geometry></draw:custom-shape><draw:custom-shape draw:style-name="gr40" svg:width="1.019cm" svg:height="0.7794cm" svg:x="17.54cm" svg:y="-0.7862cm"><draw:enhanced-geometry svg:viewBox="0 0 252864 219556" draw:type="ooxml-non-primitive" drawooo:sub-view-size="252864 219556" draw:text-areas="l t r b" draw:enhanced-path="M 156210 0 L 0 139389 100680 219556 252864 217520 C 252864 145013 252863 72507 252863 0 L 156210 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15280*logwidth/215280"/><draw:equation draw:name="connsiteY0" draw:formula="0*logheight/391886"/><draw:equation draw:name="connsiteX1" draw:formula="0*logwidth/215280"/><draw:equation draw:name="connsiteY1" draw:formula="223409*logheight/391886"/><draw:equation draw:name="connsiteX2" draw:formula="30863*logwidth/215280"/><draw:equation draw:name="connsiteY2" draw:formula="384202*logheight/391886"/><draw:equation draw:name="connsiteX3" draw:formula="153808*logwidth/215280"/><draw:equation draw:name="connsiteY3" draw:formula="391886*logheight/391886"/><draw:equation draw:name="connsiteX4" draw:formula="215279*logwidth/215280"/><draw:equation draw:name="connsiteY4" draw:formula="376517*logheight/391886"/><draw:equation draw:name="connsiteX5" draw:formula="215280*logwidth/215280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71452*logwidth/255869"/><draw:equation draw:name="connsiteY2" draw:formula="384202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16657*logwidth/255869"/><draw:equation draw:name="connsiteY2" draw:formula="373131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16657*logwidth/255869"/><draw:equation draw:name="connsiteY2" draw:formula="373131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88851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77713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089*logwidth/261958"/><draw:equation draw:name="connsiteY2" draw:formula="373130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3318*logwidth/261958"/><draw:equation draw:name="connsiteY2" draw:formula="285465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394109"/><draw:equation draw:name="connsiteX1" draw:formula="0*logwidth/261958"/><draw:equation draw:name="connsiteY1" draw:formula="179569*logheight/394109"/><draw:equation draw:name="connsiteX2" draw:formula="63318*logwidth/261958"/><draw:equation draw:name="connsiteY2" draw:formula="285465*logheight/394109"/><draw:equation draw:name="connsiteX3" draw:formula="118092*logwidth/261958"/><draw:equation draw:name="connsiteY3" draw:formula="394109*logheight/394109"/><draw:equation draw:name="connsiteX4" draw:formula="261957*logwidth/261958"/><draw:equation draw:name="connsiteY4" draw:formula="376517*logheight/394109"/><draw:equation draw:name="connsiteX5" draw:formula="261958*logwidth/261958"/><draw:equation draw:name="connsiteY5" draw:formula="0*logheight/394109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439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51954*logwidth/261958"/><draw:equation draw:name="connsiteY2" draw:formula="321140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7128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77930*logwidth/261958"/><draw:equation draw:name="connsiteY2" draw:formula="391004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197645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1695*logwidth/247346"/><draw:equation draw:name="connsiteY2" draw:formula="38326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30116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362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3060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383264"/><draw:equation draw:name="connsiteX1" draw:formula="0*logwidth/265205"/><draw:equation draw:name="connsiteY1" draw:formula="178082*logheight/383264"/><draw:equation draw:name="connsiteX2" draw:formula="73060*logwidth/265205"/><draw:equation draw:name="connsiteY2" draw:formula="383264*logheight/383264"/><draw:equation draw:name="connsiteX3" draw:formula="220375*logwidth/265205"/><draw:equation draw:name="connsiteY3" draw:formula="372860*logheight/383264"/><draw:equation draw:name="connsiteX4" draw:formula="265204*logwidth/265205"/><draw:equation draw:name="connsiteY4" draw:formula="376517*logheight/383264"/><draw:equation draw:name="connsiteX5" draw:formula="265205*logwidth/265205"/><draw:equation draw:name="connsiteY5" draw:formula="0*logheight/383264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8492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61695*logwidth/265205"/><draw:equation draw:name="connsiteY2" draw:formula="383264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77930*logwidth/265205"/><draw:equation draw:name="connsiteY2" draw:formula="384750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2524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52215*logwidth/252215"/><draw:equation draw:name="connsiteY0" draw:formula="0*logheight/402589"/><draw:equation draw:name="connsiteX1" draw:formula="0*logwidth/252215"/><draw:equation draw:name="connsiteY1" draw:formula="269889*logheight/402589"/><draw:equation draw:name="connsiteX2" draw:formula="64940*logwidth/252215"/><draw:equation draw:name="connsiteY2" draw:formula="384750*logheight/402589"/><draw:equation draw:name="connsiteX3" draw:formula="212255*logwidth/252215"/><draw:equation draw:name="connsiteY3" draw:formula="402589*logheight/402589"/><draw:equation draw:name="connsiteX4" draw:formula="252214*logwidth/252215"/><draw:equation draw:name="connsiteY4" draw:formula="376517*logheight/402589"/><draw:equation draw:name="connsiteX5" draw:formula="252215*logwidth/252215"/><draw:equation draw:name="connsiteY5" draw:formula="0*logheight/402589"/><draw:equation draw:name="connsiteX0" draw:formula="252215*logwidth/252215"/><draw:equation draw:name="connsiteY0" draw:formula="0*logheight/402589"/><draw:equation draw:name="connsiteX1" draw:formula="0*logwidth/252215"/><draw:equation draw:name="connsiteY1" draw:formula="269889*logheight/402589"/><draw:equation draw:name="connsiteX2" draw:formula="55198*logwidth/252215"/><draw:equation draw:name="connsiteY2" draw:formula="360488*logheight/402589"/><draw:equation draw:name="connsiteX3" draw:formula="212255*logwidth/252215"/><draw:equation draw:name="connsiteY3" draw:formula="402589*logheight/402589"/><draw:equation draw:name="connsiteX4" draw:formula="252214*logwidth/252215"/><draw:equation draw:name="connsiteY4" draw:formula="376517*logheight/402589"/><draw:equation draw:name="connsiteX5" draw:formula="252215*logwidth/252215"/><draw:equation draw:name="connsiteY5" draw:formula="0*logheight/402589"/><draw:equation draw:name="connsiteX0" draw:formula="104458*logwidth/252214"/><draw:equation draw:name="connsiteY0" draw:formula="0*logheight/251866"/><draw:equation draw:name="connsiteX1" draw:formula="0*logwidth/252214"/><draw:equation draw:name="connsiteY1" draw:formula="119166*logheight/251866"/><draw:equation draw:name="connsiteX2" draw:formula="55198*logwidth/252214"/><draw:equation draw:name="connsiteY2" draw:formula="209765*logheight/251866"/><draw:equation draw:name="connsiteX3" draw:formula="212255*logwidth/252214"/><draw:equation draw:name="connsiteY3" draw:formula="251866*logheight/251866"/><draw:equation draw:name="connsiteX4" draw:formula="252214*logwidth/252214"/><draw:equation draw:name="connsiteY4" draw:formula="225794*logheight/251866"/><draw:equation draw:name="connsiteX5" draw:formula="104458*logwidth/252214"/><draw:equation draw:name="connsiteY5" draw:formula="0*logheight/251866"/><draw:equation draw:name="connsiteX0" draw:formula="252214*logwidth/252214"/><draw:equation draw:name="connsiteY0" draw:formula="106628*logheight/132700"/><draw:equation draw:name="connsiteX1" draw:formula="0*logwidth/252214"/><draw:equation draw:name="connsiteY1" draw:formula="0*logheight/132700"/><draw:equation draw:name="connsiteX2" draw:formula="55198*logwidth/252214"/><draw:equation draw:name="connsiteY2" draw:formula="90599*logheight/132700"/><draw:equation draw:name="connsiteX3" draw:formula="212255*logwidth/252214"/><draw:equation draw:name="connsiteY3" draw:formula="132700*logheight/132700"/><draw:equation draw:name="connsiteX4" draw:formula="252214*logwidth/252214"/><draw:equation draw:name="connsiteY4" draw:formula="106628*logheight/132700"/><draw:equation draw:name="connsiteX0" draw:formula="156210*logwidth/212255"/><draw:equation draw:name="connsiteY0" draw:formula="2050*logheight/274139"/><draw:equation draw:name="connsiteX1" draw:formula="0*logwidth/212255"/><draw:equation draw:name="connsiteY1" draw:formula="141439*logheight/274139"/><draw:equation draw:name="connsiteX2" draw:formula="55198*logwidth/212255"/><draw:equation draw:name="connsiteY2" draw:formula="232038*logheight/274139"/><draw:equation draw:name="connsiteX3" draw:formula="212255*logwidth/212255"/><draw:equation draw:name="connsiteY3" draw:formula="274139*logheight/274139"/><draw:equation draw:name="connsiteX4" draw:formula="156210*logwidth/212255"/><draw:equation draw:name="connsiteY4" draw:formula="2050*logheight/274139"/><draw:equation draw:name="connsiteX0" draw:formula="156210*logwidth/212255"/><draw:equation draw:name="connsiteY0" draw:formula="0*logheight/272089"/><draw:equation draw:name="connsiteX1" draw:formula="0*logwidth/212255"/><draw:equation draw:name="connsiteY1" draw:formula="139389*logheight/272089"/><draw:equation draw:name="connsiteX2" draw:formula="55198*logwidth/212255"/><draw:equation draw:name="connsiteY2" draw:formula="229988*logheight/272089"/><draw:equation draw:name="connsiteX3" draw:formula="212255*logwidth/212255"/><draw:equation draw:name="connsiteY3" draw:formula="272089*logheight/272089"/><draw:equation draw:name="connsiteX4" draw:formula="156210*logwidth/212255"/><draw:equation draw:name="connsiteY4" draw:formula="0*logheight/272089"/><draw:equation draw:name="connsiteX0" draw:formula="156210*logwidth/212255"/><draw:equation draw:name="connsiteY0" draw:formula="0*logheight/272089"/><draw:equation draw:name="connsiteX1" draw:formula="0*logwidth/212255"/><draw:equation draw:name="connsiteY1" draw:formula="139389*logheight/272089"/><draw:equation draw:name="connsiteX2" draw:formula="55198*logwidth/212255"/><draw:equation draw:name="connsiteY2" draw:formula="229988*logheight/272089"/><draw:equation draw:name="connsiteX3" draw:formula="212255*logwidth/212255"/><draw:equation draw:name="connsiteY3" draw:formula="272089*logheight/272089"/><draw:equation draw:name="connsiteX4" draw:formula="156210*logwidth/212255"/><draw:equation draw:name="connsiteY4" draw:formula="0*logheight/272089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156210*logwidth/252864"/><draw:equation draw:name="connsiteY4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186726*logwidth/252864"/><draw:equation draw:name="connsiteY4" draw:formula="66933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3573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113675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17520"/><draw:equation draw:name="connsiteX1" draw:formula="0*logwidth/252864"/><draw:equation draw:name="connsiteY1" draw:formula="139389*logheight/217520"/><draw:equation draw:name="connsiteX2" draw:formula="103929*logwidth/252864"/><draw:equation draw:name="connsiteY2" draw:formula="197057*logheight/217520"/><draw:equation draw:name="connsiteX3" draw:formula="252864*logwidth/252864"/><draw:equation draw:name="connsiteY3" draw:formula="217520*logheight/217520"/><draw:equation draw:name="connsiteX4" draw:formula="252863*logwidth/252864"/><draw:equation draw:name="connsiteY4" draw:formula="0*logheight/217520"/><draw:equation draw:name="connsiteX5" draw:formula="156210*logwidth/252864"/><draw:equation draw:name="connsiteY5" draw:formula="0*logheight/217520"/><draw:equation draw:name="connsiteX0" draw:formula="156210*logwidth/252864"/><draw:equation draw:name="connsiteY0" draw:formula="0*logheight/219556"/><draw:equation draw:name="connsiteX1" draw:formula="0*logwidth/252864"/><draw:equation draw:name="connsiteY1" draw:formula="139389*logheight/219556"/><draw:equation draw:name="connsiteX2" draw:formula="95807*logwidth/252864"/><draw:equation draw:name="connsiteY2" draw:formula="219556*logheight/219556"/><draw:equation draw:name="connsiteX3" draw:formula="252864*logwidth/252864"/><draw:equation draw:name="connsiteY3" draw:formula="217520*logheight/219556"/><draw:equation draw:name="connsiteX4" draw:formula="252863*logwidth/252864"/><draw:equation draw:name="connsiteY4" draw:formula="0*logheight/219556"/><draw:equation draw:name="connsiteX5" draw:formula="156210*logwidth/252864"/><draw:equation draw:name="connsiteY5" draw:formula="0*logheight/219556"/><draw:equation draw:name="connsiteX0" draw:formula="156210*logwidth/252864"/><draw:equation draw:name="connsiteY0" draw:formula="0*logheight/219556"/><draw:equation draw:name="connsiteX1" draw:formula="0*logwidth/252864"/><draw:equation draw:name="connsiteY1" draw:formula="139389*logheight/219556"/><draw:equation draw:name="connsiteX2" draw:formula="100680*logwidth/252864"/><draw:equation draw:name="connsiteY2" draw:formula="219556*logheight/219556"/><draw:equation draw:name="connsiteX3" draw:formula="252864*logwidth/252864"/><draw:equation draw:name="connsiteY3" draw:formula="217520*logheight/219556"/><draw:equation draw:name="connsiteX4" draw:formula="252863*logwidth/252864"/><draw:equation draw:name="connsiteY4" draw:formula="0*logheight/219556"/><draw:equation draw:name="connsiteX5" draw:formula="156210*logwidth/252864"/><draw:equation draw:name="connsiteY5" draw:formula="0*logheight/219556"/></draw:enhanced-geometry></draw:custom-shape></draw:g><text:span/></text:p>
        <text:p text:style-name="P24"><text:span/><text:span/></text:p>
      </style:header>
    </style:master-page>
    <style:master-page style:name="MasterPage2" style:page-layout-name="Mpm2">
      <style:footer>
        <text:p text:style-name="P32"><text:span text:style-name="T48">Check the </text:span><text:span text:style-name="T49">API</text:span><text:span text:style-name="T50"> documentation provided on the website and feel free to contact us at: </text:span><text:span text:style-name="T51"/><text:a xlink:href="http://server@teamlab.com" xlink:type="simple">server@</text:a><text:span text:style-name="T55">onlyoffice</text:span><text:span text:style-name="T56">.</text:span><text:span text:style-name="T57">com</text:span><text:span/></text:p>
      </style:footer>
      <style:header>
        <text:p text:style-name="P27"><text:span text:style-name="T47"/><draw:g draw:style-name="gr41" draw:z-index="1281979500" draw:name="" text:anchor-type="paragraph"><draw:custom-shape draw:style-name="gr42" svg:width="1.958cm" svg:height="1.501cm" svg:x="7.766cm" svg:y="-1.252cm"><draw:enhanced-geometry svg:viewBox="0 0 685800 542925" draw:type="ooxml-non-primitive" drawooo:sub-view-size="685800 542925" draw:text-areas="l t r b" draw:enhanced-path="M 170741 1883 L 0 266700 142206 510133 685800 542925 632472 0 170741 1883 Z N "><draw:equation draw:name="connsiteX0" draw:formula="152400*logwidth/685800"/><draw:equation draw:name="connsiteY0" draw:formula="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28650*logwidth/685800"/><draw:equation draw:name="connsiteY4" draw:formula="9525*logheight/542925"/><draw:equation draw:name="connsiteX5" draw:formula="152400*logwidth/685800"/><draw:equation draw:name="connsiteY5" draw:formula="0*logheight/542925"/><draw:equation draw:name="connsiteX0" draw:formula="152400*logwidth/685800"/><draw:equation draw:name="connsiteY0" draw:formula="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52400*logwidth/685800"/><draw:equation draw:name="connsiteY5" draw:formula="0*logheight/542925"/><draw:equation draw:name="connsiteX0" draw:formula="198259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98259*logwidth/685800"/><draw:equation draw:name="connsiteY5" draw:formula="1980*logheight/542925"/><draw:equation draw:name="connsiteX0" draw:formula="179915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9915*logwidth/685800"/><draw:equation draw:name="connsiteY5" draw:formula="1980*logheight/542925"/><draw:equation draw:name="connsiteX0" draw:formula="170743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3*logwidth/685800"/><draw:equation draw:name="connsiteY5" draw:formula="1980*logheight/542925"/><draw:equation draw:name="connsiteX0" draw:formula="175329*logwidth/685800"/><draw:equation draw:name="connsiteY0" draw:formula="1980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5329*logwidth/685800"/><draw:equation draw:name="connsiteY5" draw:formula="1980*logheight/542925"/><draw:equation draw:name="connsiteX0" draw:formula="175328*logwidth/685800"/><draw:equation draw:name="connsiteY0" draw:formula="0*logheight/544839"/><draw:equation draw:name="connsiteX1" draw:formula="0*logwidth/685800"/><draw:equation draw:name="connsiteY1" draw:formula="268614*logheight/544839"/><draw:equation draw:name="connsiteX2" draw:formula="142875*logwidth/685800"/><draw:equation draw:name="connsiteY2" draw:formula="516264*logheight/544839"/><draw:equation draw:name="connsiteX3" draw:formula="685800*logwidth/685800"/><draw:equation draw:name="connsiteY3" draw:formula="544839*logheight/544839"/><draw:equation draw:name="connsiteX4" draw:formula="632472*logwidth/685800"/><draw:equation draw:name="connsiteY4" draw:formula="1914*logheight/544839"/><draw:equation draw:name="connsiteX5" draw:formula="175328*logwidth/685800"/><draw:equation draw:name="connsiteY5" draw:formula="0*logheight/544839"/><draw:equation draw:name="connsiteX0" draw:formula="179916*logwidth/685800"/><draw:equation draw:name="connsiteY0" draw:formula="1914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9916*logwidth/685800"/><draw:equation draw:name="connsiteY5" draw:formula="1914*logheight/542925"/><draw:equation draw:name="connsiteX0" draw:formula="170741*logwidth/685800"/><draw:equation draw:name="connsiteY0" draw:formula="1883*logheight/542925"/><draw:equation draw:name="connsiteX1" draw:formula="0*logwidth/685800"/><draw:equation draw:name="connsiteY1" draw:formula="266700*logheight/542925"/><draw:equation draw:name="connsiteX2" draw:formula="142875*logwidth/685800"/><draw:equation draw:name="connsiteY2" draw:formula="514350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1*logwidth/685800"/><draw:equation draw:name="connsiteY5" draw:formula="1883*logheight/542925"/><draw:equation draw:name="connsiteX0" draw:formula="170741*logwidth/685800"/><draw:equation draw:name="connsiteY0" draw:formula="1883*logheight/542925"/><draw:equation draw:name="connsiteX1" draw:formula="0*logwidth/685800"/><draw:equation draw:name="connsiteY1" draw:formula="266700*logheight/542925"/><draw:equation draw:name="connsiteX2" draw:formula="142206*logwidth/685800"/><draw:equation draw:name="connsiteY2" draw:formula="510133*logheight/542925"/><draw:equation draw:name="connsiteX3" draw:formula="685800*logwidth/685800"/><draw:equation draw:name="connsiteY3" draw:formula="542925*logheight/542925"/><draw:equation draw:name="connsiteX4" draw:formula="632472*logwidth/685800"/><draw:equation draw:name="connsiteY4" draw:formula="0*logheight/542925"/><draw:equation draw:name="connsiteX5" draw:formula="170741*logwidth/685800"/><draw:equation draw:name="connsiteY5" draw:formula="1883*logheight/542925"/></draw:enhanced-geometry></draw:custom-shape><draw:custom-shape draw:style-name="gr43" svg:width="2.543cm" svg:height="1.9cm" svg:x="10.99cm" svg:y="-1.252cm"><draw:enhanced-geometry svg:viewBox="0 0 891734 687355" draw:type="ooxml-non-primitive" drawooo:sub-view-size="891734 687355" draw:text-areas="l t r b" draw:enhanced-path="M 0 1986 L 205607 357793 618941 687355 891734 418580 786769 0 0 1986 Z N "><draw:equation draw:name="connsiteX0" draw:formula="0*logwidth/1166884"/><draw:equation draw:name="connsiteY0" draw:formula="0*logheight/968991"/><draw:equation draw:name="connsiteX1" draw:formula="225188*logwidth/1166884"/><draw:equation draw:name="connsiteY1" draw:formula="361665*logheight/968991"/><draw:equation draw:name="connsiteX2" draw:formula="812042*logwidth/1166884"/><draw:equation draw:name="connsiteY2" draw:formula="968991*logheight/968991"/><draw:equation draw:name="connsiteX3" draw:formula="1084997*logwidth/1166884"/><draw:equation draw:name="connsiteY3" draw:formula="968991*logheight/968991"/><draw:equation draw:name="connsiteX4" draw:formula="1166884*logwidth/1166884"/><draw:equation draw:name="connsiteY4" draw:formula="470847*logheight/968991"/><draw:equation draw:name="connsiteX5" draw:formula="921224*logwidth/1166884"/><draw:equation draw:name="connsiteY5" draw:formula="13647*logheight/968991"/><draw:equation draw:name="connsiteX6" draw:formula="0*logwidth/1166884"/><draw:equation draw:name="connsiteY6" draw:formula="0*logheight/968991"/><draw:equation draw:name="connsiteX0" draw:formula="0*logwidth/1296581"/><draw:equation draw:name="connsiteY0" draw:formula="0*logheight/968991"/><draw:equation draw:name="connsiteX1" draw:formula="225188*logwidth/1296581"/><draw:equation draw:name="connsiteY1" draw:formula="361665*logheight/968991"/><draw:equation draw:name="connsiteX2" draw:formula="812042*logwidth/1296581"/><draw:equation draw:name="connsiteY2" draw:formula="968991*logheight/968991"/><draw:equation draw:name="connsiteX3" draw:formula="1084997*logwidth/1296581"/><draw:equation draw:name="connsiteY3" draw:formula="968991*logheight/968991"/><draw:equation draw:name="connsiteX4" draw:formula="1296581*logwidth/1296581"/><draw:equation draw:name="connsiteY4" draw:formula="361858*logheight/968991"/><draw:equation draw:name="connsiteX5" draw:formula="921224*logwidth/1296581"/><draw:equation draw:name="connsiteY5" draw:formula="13647*logheight/968991"/><draw:equation draw:name="connsiteX6" draw:formula="0*logwidth/1296581"/><draw:equation draw:name="connsiteY6" draw:formula="0*logheight/968991"/><draw:equation draw:name="connsiteX0" draw:formula="0*logwidth/1296581"/><draw:equation draw:name="connsiteY0" draw:formula="0*logheight/968991"/><draw:equation draw:name="connsiteX1" draw:formula="225188*logwidth/1296581"/><draw:equation draw:name="connsiteY1" draw:formula="361665*logheight/968991"/><draw:equation draw:name="connsiteX2" draw:formula="812042*logwidth/1296581"/><draw:equation draw:name="connsiteY2" draw:formula="968991*logheight/968991"/><draw:equation draw:name="connsiteX3" draw:formula="1084997*logwidth/1296581"/><draw:equation draw:name="connsiteY3" draw:formula="968991*logheight/968991"/><draw:equation draw:name="connsiteX4" draw:formula="1296581*logwidth/1296581"/><draw:equation draw:name="connsiteY4" draw:formula="361858*logheight/968991"/><draw:equation draw:name="connsiteX5" draw:formula="1228428*logwidth/1296581"/><draw:equation draw:name="connsiteY5" draw:formula="0*logheight/968991"/><draw:equation draw:name="connsiteX6" draw:formula="0*logwidth/1296581"/><draw:equation draw:name="connsiteY6" draw:formula="0*logheight/968991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213435*logwidth/1281588"/><draw:equation draw:name="connsiteY5" draw:formula="121868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1985*logheight/1092844"/><draw:equation draw:name="connsiteX1" draw:formula="210195*logwidth/1281588"/><draw:equation draw:name="connsiteY1" draw:formula="485518*logheight/1092844"/><draw:equation draw:name="connsiteX2" draw:formula="797049*logwidth/1281588"/><draw:equation draw:name="connsiteY2" draw:formula="1092844*logheight/1092844"/><draw:equation draw:name="connsiteX3" draw:formula="1070004*logwidth/1281588"/><draw:equation draw:name="connsiteY3" draw:formula="1092844*logheight/1092844"/><draw:equation draw:name="connsiteX4" draw:formula="1281588*logwidth/1281588"/><draw:equation draw:name="connsiteY4" draw:formula="485711*logheight/1092844"/><draw:equation draw:name="connsiteX5" draw:formula="1073507*logwidth/1281588"/><draw:equation draw:name="connsiteY5" draw:formula="0*logheight/1092844"/><draw:equation draw:name="connsiteX6" draw:formula="0*logwidth/1281588"/><draw:equation draw:name="connsiteY6" draw:formula="1985*logheight/1092844"/><draw:equation draw:name="connsiteX0" draw:formula="0*logwidth/1281588"/><draw:equation draw:name="connsiteY0" draw:formula="0*logheight/1090859"/><draw:equation draw:name="connsiteX1" draw:formula="210195*logwidth/1281588"/><draw:equation draw:name="connsiteY1" draw:formula="483533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07901*logwidth/1281588"/><draw:equation draw:name="connsiteY1" draw:formula="369301*logheight/1090859"/><draw:equation draw:name="connsiteX2" draw:formula="797049*logwidth/1281588"/><draw:equation draw:name="connsiteY2" draw:formula="1090859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1090859"/><draw:equation draw:name="connsiteX1" draw:formula="207901*logwidth/1281588"/><draw:equation draw:name="connsiteY1" draw:formula="369301*logheight/1090859"/><draw:equation draw:name="connsiteX2" draw:formula="765751*logwidth/1281588"/><draw:equation draw:name="connsiteY2" draw:formula="594800*logheight/1090859"/><draw:equation draw:name="connsiteX3" draw:formula="1070004*logwidth/1281588"/><draw:equation draw:name="connsiteY3" draw:formula="1090859*logheight/1090859"/><draw:equation draw:name="connsiteX4" draw:formula="1281588*logwidth/1281588"/><draw:equation draw:name="connsiteY4" draw:formula="483726*logheight/1090859"/><draw:equation draw:name="connsiteX5" draw:formula="1078094*logwidth/1281588"/><draw:equation draw:name="connsiteY5" draw:formula="0*logheight/1090859"/><draw:equation draw:name="connsiteX6" draw:formula="0*logwidth/1281588"/><draw:equation draw:name="connsiteY6" draw:formula="0*logheight/1090859"/><draw:equation draw:name="connsiteX0" draw:formula="0*logwidth/1281588"/><draw:equation draw:name="connsiteY0" draw:formula="0*logheight/594800"/><draw:equation draw:name="connsiteX1" draw:formula="207901*logwidth/1281588"/><draw:equation draw:name="connsiteY1" draw:formula="369301*logheight/594800"/><draw:equation draw:name="connsiteX2" draw:formula="765751*logwidth/1281588"/><draw:equation draw:name="connsiteY2" draw:formula="594800*logheight/594800"/><draw:equation draw:name="connsiteX3" draw:formula="1079179*logwidth/1281588"/><draw:equation draw:name="connsiteY3" draw:formula="492622*logheight/594800"/><draw:equation draw:name="connsiteX4" draw:formula="1281588*logwidth/1281588"/><draw:equation draw:name="connsiteY4" draw:formula="483726*logheight/594800"/><draw:equation draw:name="connsiteX5" draw:formula="1078094*logwidth/1281588"/><draw:equation draw:name="connsiteY5" draw:formula="0*logheight/594800"/><draw:equation draw:name="connsiteX6" draw:formula="0*logwidth/1281588"/><draw:equation draw:name="connsiteY6" draw:formula="0*logheight/594800"/><draw:equation draw:name="connsiteX0" draw:formula="0*logwidth/1281588"/><draw:equation draw:name="connsiteY0" draw:formula="0*logheight/594800"/><draw:equation draw:name="connsiteX1" draw:formula="207901*logwidth/1281588"/><draw:equation draw:name="connsiteY1" draw:formula="369301*logheight/594800"/><draw:equation draw:name="connsiteX2" draw:formula="765751*logwidth/1281588"/><draw:equation draw:name="connsiteY2" draw:formula="594800*logheight/594800"/><draw:equation draw:name="connsiteX3" draw:formula="1281588*logwidth/1281588"/><draw:equation draw:name="connsiteY3" draw:formula="483726*logheight/594800"/><draw:equation draw:name="connsiteX4" draw:formula="1078094*logwidth/1281588"/><draw:equation draw:name="connsiteY4" draw:formula="0*logheight/594800"/><draw:equation draw:name="connsiteX5" draw:formula="0*logwidth/1281588"/><draw:equation draw:name="connsiteY5" draw:formula="0*logheight/594800"/><draw:equation draw:name="connsiteX0" draw:formula="0*logwidth/1281588"/><draw:equation draw:name="connsiteY0" draw:formula="0*logheight/594800"/><draw:equation draw:name="connsiteX1" draw:formula="205607*logwidth/1281588"/><draw:equation draw:name="connsiteY1" draw:formula="355807*logheight/594800"/><draw:equation draw:name="connsiteX2" draw:formula="765751*logwidth/1281588"/><draw:equation draw:name="connsiteY2" draw:formula="594800*logheight/594800"/><draw:equation draw:name="connsiteX3" draw:formula="1281588*logwidth/1281588"/><draw:equation draw:name="connsiteY3" draw:formula="483726*logheight/594800"/><draw:equation draw:name="connsiteX4" draw:formula="1078094*logwidth/1281588"/><draw:equation draw:name="connsiteY4" draw:formula="0*logheight/594800"/><draw:equation draw:name="connsiteX5" draw:formula="0*logwidth/1281588"/><draw:equation draw:name="connsiteY5" draw:formula="0*logheight/594800"/><draw:equation draw:name="connsiteX0" draw:formula="0*logwidth/1281588"/><draw:equation draw:name="connsiteY0" draw:formula="0*logheight/685369"/><draw:equation draw:name="connsiteX1" draw:formula="205607*logwidth/1281588"/><draw:equation draw:name="connsiteY1" draw:formula="355807*logheight/685369"/><draw:equation draw:name="connsiteX2" draw:formula="618941*logwidth/1281588"/><draw:equation draw:name="connsiteY2" draw:formula="685369*logheight/685369"/><draw:equation draw:name="connsiteX3" draw:formula="1281588*logwidth/1281588"/><draw:equation draw:name="connsiteY3" draw:formula="483726*logheight/685369"/><draw:equation draw:name="connsiteX4" draw:formula="1078094*logwidth/1281588"/><draw:equation draw:name="connsiteY4" draw:formula="0*logheight/685369"/><draw:equation draw:name="connsiteX5" draw:formula="0*logwidth/1281588"/><draw:equation draw:name="connsiteY5" draw:formula="0*logheight/685369"/><draw:equation draw:name="connsiteX0" draw:formula="0*logwidth/1210477"/><draw:equation draw:name="connsiteY0" draw:formula="0*logheight/685369"/><draw:equation draw:name="connsiteX1" draw:formula="205607*logwidth/1210477"/><draw:equation draw:name="connsiteY1" draw:formula="355807*logheight/685369"/><draw:equation draw:name="connsiteX2" draw:formula="618941*logwidth/1210477"/><draw:equation draw:name="connsiteY2" draw:formula="685369*logheight/685369"/><draw:equation draw:name="connsiteX3" draw:formula="1210477*logwidth/1210477"/><draw:equation draw:name="connsiteY3" draw:formula="352785*logheight/685369"/><draw:equation draw:name="connsiteX4" draw:formula="1078094*logwidth/1210477"/><draw:equation draw:name="connsiteY4" draw:formula="0*logheight/685369"/><draw:equation draw:name="connsiteX5" draw:formula="0*logwidth/1210477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5*logwidth/1078094"/><draw:equation draw:name="connsiteY3" draw:formula="418499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4*logwidth/1078094"/><draw:equation draw:name="connsiteY3" draw:formula="416594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1078094"/><draw:equation draw:name="connsiteY0" draw:formula="0*logheight/685369"/><draw:equation draw:name="connsiteX1" draw:formula="205607*logwidth/1078094"/><draw:equation draw:name="connsiteY1" draw:formula="355807*logheight/685369"/><draw:equation draw:name="connsiteX2" draw:formula="618941*logwidth/1078094"/><draw:equation draw:name="connsiteY2" draw:formula="685369*logheight/685369"/><draw:equation draw:name="connsiteX3" draw:formula="891734*logwidth/1078094"/><draw:equation draw:name="connsiteY3" draw:formula="416594*logheight/685369"/><draw:equation draw:name="connsiteX4" draw:formula="1078094*logwidth/1078094"/><draw:equation draw:name="connsiteY4" draw:formula="0*logheight/685369"/><draw:equation draw:name="connsiteX5" draw:formula="0*logwidth/1078094"/><draw:equation draw:name="connsiteY5" draw:formula="0*logheight/685369"/><draw:equation draw:name="connsiteX0" draw:formula="0*logwidth/891734"/><draw:equation draw:name="connsiteY0" draw:formula="1986*logheight/687355"/><draw:equation draw:name="connsiteX1" draw:formula="205607*logwidth/891734"/><draw:equation draw:name="connsiteY1" draw:formula="357793*logheight/687355"/><draw:equation draw:name="connsiteX2" draw:formula="618941*logwidth/891734"/><draw:equation draw:name="connsiteY2" draw:formula="687355*logheight/687355"/><draw:equation draw:name="connsiteX3" draw:formula="891734*logwidth/891734"/><draw:equation draw:name="connsiteY3" draw:formula="418580*logheight/687355"/><draw:equation draw:name="connsiteX4" draw:formula="786769*logwidth/891734"/><draw:equation draw:name="connsiteY4" draw:formula="0*logheight/687355"/><draw:equation draw:name="connsiteX5" draw:formula="0*logwidth/891734"/><draw:equation draw:name="connsiteY5" draw:formula="1986*logheight/687355"/></draw:enhanced-geometry></draw:custom-shape><draw:custom-shape draw:style-name="gr44" svg:width="1.938cm" svg:height="1.337cm" svg:x="2.502cm" svg:y="-1.241cm"><draw:enhanced-geometry svg:viewBox="0 0 610381 483355" draw:type="ooxml-non-primitive" drawooo:sub-view-size="610381 483355" draw:text-areas="l t r b" draw:enhanced-path="M 0 1269 L 276225 417200 539805 483355 610381 190314 517420 0 0 1269 Z N "><draw:equation draw:name="connsiteX0" draw:formula="0*logwidth/600075"/><draw:equation draw:name="connsiteY0" draw:formula="0*logheight/504825"/><draw:equation draw:name="connsiteX1" draw:formula="276225*logwidth/600075"/><draw:equation draw:name="connsiteY1" draw:formula="419100*logheight/504825"/><draw:equation draw:name="connsiteX2" draw:formula="581025*logwidth/600075"/><draw:equation draw:name="connsiteY2" draw:formula="504825*logheight/504825"/><draw:equation draw:name="connsiteX3" draw:formula="600075*logwidth/600075"/><draw:equation draw:name="connsiteY3" draw:formula="133350*logheight/504825"/><draw:equation draw:name="connsiteX4" draw:formula="523875*logwidth/600075"/><draw:equation draw:name="connsiteY4" draw:formula="0*logheight/504825"/><draw:equation draw:name="connsiteX5" draw:formula="0*logwidth/600075"/><draw:equation draw:name="connsiteY5" draw:formula="0*logheight/504825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410640*logwidth/600075"/><draw:equation draw:name="connsiteY4" draw:formula="0*logheight/504826"/><draw:equation draw:name="connsiteX5" draw:formula="0*logwidth/600075"/><draw:equation draw:name="connsiteY5" draw:formula="1*logheight/504826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505729*logwidth/600075"/><draw:equation draw:name="connsiteY4" draw:formula="69733*logheight/504826"/><draw:equation draw:name="connsiteX5" draw:formula="410640*logwidth/600075"/><draw:equation draw:name="connsiteY5" draw:formula="0*logheight/504826"/><draw:equation draw:name="connsiteX6" draw:formula="0*logwidth/600075"/><draw:equation draw:name="connsiteY6" draw:formula="1*logheight/504826"/><draw:equation draw:name="connsiteX0" draw:formula="0*logwidth/600075"/><draw:equation draw:name="connsiteY0" draw:formula="1*logheight/504826"/><draw:equation draw:name="connsiteX1" draw:formula="276225*logwidth/600075"/><draw:equation draw:name="connsiteY1" draw:formula="419101*logheight/504826"/><draw:equation draw:name="connsiteX2" draw:formula="581025*logwidth/600075"/><draw:equation draw:name="connsiteY2" draw:formula="504826*logheight/504826"/><draw:equation draw:name="connsiteX3" draw:formula="600075*logwidth/600075"/><draw:equation draw:name="connsiteY3" draw:formula="133351*logheight/504826"/><draw:equation draw:name="connsiteX4" draw:formula="481684*logwidth/600075"/><draw:equation draw:name="connsiteY4" draw:formula="155325*logheight/504826"/><draw:equation draw:name="connsiteX5" draw:formula="410640*logwidth/600075"/><draw:equation draw:name="connsiteY5" draw:formula="0*logheight/504826"/><draw:equation draw:name="connsiteX6" draw:formula="0*logwidth/600075"/><draw:equation draw:name="connsiteY6" draw:formula="1*logheight/504826"/><draw:equation draw:name="connsiteX0" draw:formula="0*logwidth/648166"/><draw:equation draw:name="connsiteY0" draw:formula="1*logheight/504826"/><draw:equation draw:name="connsiteX1" draw:formula="276225*logwidth/648166"/><draw:equation draw:name="connsiteY1" draw:formula="419101*logheight/504826"/><draw:equation draw:name="connsiteX2" draw:formula="581025*logwidth/648166"/><draw:equation draw:name="connsiteY2" draw:formula="504826*logheight/504826"/><draw:equation draw:name="connsiteX3" draw:formula="648165*logwidth/648166"/><draw:equation draw:name="connsiteY3" draw:formula="192216*logheight/504826"/><draw:equation draw:name="connsiteX4" draw:formula="481684*logwidth/648166"/><draw:equation draw:name="connsiteY4" draw:formula="155325*logheight/504826"/><draw:equation draw:name="connsiteX5" draw:formula="410640*logwidth/648166"/><draw:equation draw:name="connsiteY5" draw:formula="0*logheight/504826"/><draw:equation draw:name="connsiteX6" draw:formula="0*logwidth/648166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92216*logheight/504826"/><draw:equation draw:name="connsiteX4" draw:formula="481684*logwidth/582901"/><draw:equation draw:name="connsiteY4" draw:formula="155325*logheight/504826"/><draw:equation draw:name="connsiteX5" draw:formula="410640*logwidth/582901"/><draw:equation draw:name="connsiteY5" draw:formula="0*logheight/504826"/><draw:equation draw:name="connsiteX6" draw:formula="0*logwidth/582901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76365*logheight/504826"/><draw:equation draw:name="connsiteX4" draw:formula="481684*logwidth/582901"/><draw:equation draw:name="connsiteY4" draw:formula="155325*logheight/504826"/><draw:equation draw:name="connsiteX5" draw:formula="410640*logwidth/582901"/><draw:equation draw:name="connsiteY5" draw:formula="0*logheight/504826"/><draw:equation draw:name="connsiteX6" draw:formula="0*logwidth/582901"/><draw:equation draw:name="connsiteY6" draw:formula="1*logheight/504826"/><draw:equation draw:name="connsiteX0" draw:formula="0*logwidth/582901"/><draw:equation draw:name="connsiteY0" draw:formula="1*logheight/504826"/><draw:equation draw:name="connsiteX1" draw:formula="276225*logwidth/582901"/><draw:equation draw:name="connsiteY1" draw:formula="419101*logheight/504826"/><draw:equation draw:name="connsiteX2" draw:formula="581025*logwidth/582901"/><draw:equation draw:name="connsiteY2" draw:formula="504826*logheight/504826"/><draw:equation draw:name="connsiteX3" draw:formula="582901*logwidth/582901"/><draw:equation draw:name="connsiteY3" draw:formula="176365*logheight/504826"/><draw:equation draw:name="connsiteX4" draw:formula="410640*logwidth/582901"/><draw:equation draw:name="connsiteY4" draw:formula="0*logheight/504826"/><draw:equation draw:name="connsiteX5" draw:formula="0*logwidth/582901"/><draw:equation draw:name="connsiteY5" draw:formula="1*logheight/504826"/><draw:equation draw:name="connsiteX0" draw:formula="0*logwidth/582900"/><draw:equation draw:name="connsiteY0" draw:formula="1*logheight/504826"/><draw:equation draw:name="connsiteX1" draw:formula="276225*logwidth/582900"/><draw:equation draw:name="connsiteY1" draw:formula="419101*logheight/504826"/><draw:equation draw:name="connsiteX2" draw:formula="581025*logwidth/582900"/><draw:equation draw:name="connsiteY2" draw:formula="504826*logheight/504826"/><draw:equation draw:name="connsiteX3" draw:formula="582900*logwidth/582900"/><draw:equation draw:name="connsiteY3" draw:formula="10495*logheight/504826"/><draw:equation draw:name="connsiteX4" draw:formula="410640*logwidth/582900"/><draw:equation draw:name="connsiteY4" draw:formula="0*logheight/504826"/><draw:equation draw:name="connsiteX5" draw:formula="0*logwidth/582900"/><draw:equation draw:name="connsiteY5" draw:formula="1*logheight/504826"/><draw:equation draw:name="connsiteX0" draw:formula="0*logwidth/582900"/><draw:equation draw:name="connsiteY0" draw:formula="0*logheight/504825"/><draw:equation draw:name="connsiteX1" draw:formula="276225*logwidth/582900"/><draw:equation draw:name="connsiteY1" draw:formula="419100*logheight/504825"/><draw:equation draw:name="connsiteX2" draw:formula="581025*logwidth/582900"/><draw:equation draw:name="connsiteY2" draw:formula="504825*logheight/504825"/><draw:equation draw:name="connsiteX3" draw:formula="582900*logwidth/582900"/><draw:equation draw:name="connsiteY3" draw:formula="10494*logheight/504825"/><draw:equation draw:name="connsiteX4" draw:formula="0*logwidth/582900"/><draw:equation draw:name="connsiteY4" draw:formula="0*logheight/504825"/><draw:equation draw:name="connsiteX0" draw:formula="0*logwidth/582900"/><draw:equation draw:name="connsiteY0" draw:formula="0*logheight/504825"/><draw:equation draw:name="connsiteX1" draw:formula="276225*logwidth/582900"/><draw:equation draw:name="connsiteY1" draw:formula="419100*logheight/504825"/><draw:equation draw:name="connsiteX2" draw:formula="581025*logwidth/582900"/><draw:equation draw:name="connsiteY2" draw:formula="504825*logheight/504825"/><draw:equation draw:name="connsiteX3" draw:formula="582900*logwidth/582900"/><draw:equation draw:name="connsiteY3" draw:formula="114*logheight/504825"/><draw:equation draw:name="connsiteX4" draw:formula="0*logwidth/582900"/><draw:equation draw:name="connsiteY4" draw:formula="0*logheight/504825"/><draw:equation draw:name="connsiteX0" draw:formula="0*logwidth/582900"/><draw:equation draw:name="connsiteY0" draw:formula="0*logheight/485255"/><draw:equation draw:name="connsiteX1" draw:formula="276225*logwidth/582900"/><draw:equation draw:name="connsiteY1" draw:formula="419100*logheight/485255"/><draw:equation draw:name="connsiteX2" draw:formula="539805*logwidth/582900"/><draw:equation draw:name="connsiteY2" draw:formula="485255*logheight/485255"/><draw:equation draw:name="connsiteX3" draw:formula="582900*logwidth/582900"/><draw:equation draw:name="connsiteY3" draw:formula="114*logheight/485255"/><draw:equation draw:name="connsiteX4" draw:formula="0*logwidth/582900"/><draw:equation draw:name="connsiteY4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0*logwidth/582901"/><draw:equation draw:name="connsiteY4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320249*logwidth/582901"/><draw:equation draw:name="connsiteY4" draw:formula="101427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582901"/><draw:equation draw:name="connsiteY0" draw:formula="0*logheight/485255"/><draw:equation draw:name="connsiteX1" draw:formula="276225*logwidth/582901"/><draw:equation draw:name="connsiteY1" draw:formula="419100*logheight/485255"/><draw:equation draw:name="connsiteX2" draw:formula="539805*logwidth/582901"/><draw:equation draw:name="connsiteY2" draw:formula="485255*logheight/485255"/><draw:equation draw:name="connsiteX3" draw:formula="582901*logwidth/582901"/><draw:equation draw:name="connsiteY3" draw:formula="179532*logheight/485255"/><draw:equation draw:name="connsiteX4" draw:formula="467955*logwidth/582901"/><draw:equation draw:name="connsiteY4" draw:formula="3168*logheight/485255"/><draw:equation draw:name="connsiteX5" draw:formula="0*logwidth/582901"/><draw:equation draw:name="connsiteY5" draw:formula="0*logheight/485255"/><draw:equation draw:name="connsiteX0" draw:formula="0*logwidth/610381"/><draw:equation draw:name="connsiteY0" draw:formula="0*logheight/485255"/><draw:equation draw:name="connsiteX1" draw:formula="276225*logwidth/610381"/><draw:equation draw:name="connsiteY1" draw:formula="419100*logheight/485255"/><draw:equation draw:name="connsiteX2" draw:formula="539805*logwidth/610381"/><draw:equation draw:name="connsiteY2" draw:formula="485255*logheight/485255"/><draw:equation draw:name="connsiteX3" draw:formula="610381*logwidth/610381"/><draw:equation draw:name="connsiteY3" draw:formula="192214*logheight/485255"/><draw:equation draw:name="connsiteX4" draw:formula="467955*logwidth/610381"/><draw:equation draw:name="connsiteY4" draw:formula="3168*logheight/485255"/><draw:equation draw:name="connsiteX5" draw:formula="0*logwidth/610381"/><draw:equation draw:name="connsiteY5" draw:formula="0*logheight/485255"/><draw:equation draw:name="connsiteX0" draw:formula="0*logwidth/610381"/><draw:equation draw:name="connsiteY0" draw:formula="0*logheight/485255"/><draw:equation draw:name="connsiteX1" draw:formula="276225*logwidth/610381"/><draw:equation draw:name="connsiteY1" draw:formula="419100*logheight/485255"/><draw:equation draw:name="connsiteX2" draw:formula="539805*logwidth/610381"/><draw:equation draw:name="connsiteY2" draw:formula="485255*logheight/485255"/><draw:equation draw:name="connsiteX3" draw:formula="610381*logwidth/610381"/><draw:equation draw:name="connsiteY3" draw:formula="192214*logheight/485255"/><draw:equation draw:name="connsiteX4" draw:formula="517420*logwidth/610381"/><draw:equation draw:name="connsiteY4" draw:formula="1900*logheight/485255"/><draw:equation draw:name="connsiteX5" draw:formula="0*logwidth/610381"/><draw:equation draw:name="connsiteY5" draw:formula="0*logheight/485255"/><draw:equation draw:name="connsiteX0" draw:formula="0*logwidth/610381"/><draw:equation draw:name="connsiteY0" draw:formula="1269*logheight/483355"/><draw:equation draw:name="connsiteX1" draw:formula="276225*logwidth/610381"/><draw:equation draw:name="connsiteY1" draw:formula="417200*logheight/483355"/><draw:equation draw:name="connsiteX2" draw:formula="539805*logwidth/610381"/><draw:equation draw:name="connsiteY2" draw:formula="483355*logheight/483355"/><draw:equation draw:name="connsiteX3" draw:formula="610381*logwidth/610381"/><draw:equation draw:name="connsiteY3" draw:formula="190314*logheight/483355"/><draw:equation draw:name="connsiteX4" draw:formula="517420*logwidth/610381"/><draw:equation draw:name="connsiteY4" draw:formula="0*logheight/483355"/><draw:equation draw:name="connsiteX5" draw:formula="0*logwidth/610381"/><draw:equation draw:name="connsiteY5" draw:formula="1269*logheight/483355"/></draw:enhanced-geometry></draw:custom-shape><draw:custom-shape draw:style-name="gr45" svg:width="1.299cm" svg:height="1.19cm" svg:x="9.75cm" svg:y="0.1876cm"><draw:enhanced-geometry svg:viewBox="0 0 451563 422637" draw:type="ooxml-non-primitive" drawooo:sub-view-size="451563 422637" draw:text-areas="l t r b" draw:enhanced-path="M 330591 0 L 0 154741 255851 422637 451563 356382 421001 132531 330591 0 Z N "><draw:equation draw:name="connsiteX0" draw:formula="34119*logwidth/388961"/><draw:equation draw:name="connsiteY0" draw:formula="0*logheight/607326"/><draw:equation draw:name="connsiteX1" draw:formula="0*logwidth/388961"/><draw:equation draw:name="connsiteY1" draw:formula="382138*logheight/607326"/><draw:equation draw:name="connsiteX2" draw:formula="286603*logwidth/388961"/><draw:equation draw:name="connsiteY2" draw:formula="600502*logheight/607326"/><draw:equation draw:name="connsiteX3" draw:formula="388961*logwidth/388961"/><draw:equation draw:name="connsiteY3" draw:formula="607326*logheight/607326"/><draw:equation draw:name="connsiteX4" draw:formula="245659*logwidth/388961"/><draw:equation draw:name="connsiteY4" draw:formula="252484*logheight/607326"/><draw:equation draw:name="connsiteX5" draw:formula="34119*logwidth/388961"/><draw:equation draw:name="connsiteY5" draw:formula="0*logheight/607326"/><draw:equation draw:name="connsiteX0" draw:formula="54965*logwidth/409807"/><draw:equation draw:name="connsiteY0" draw:formula="0*logheight/607326"/><draw:equation draw:name="connsiteX1" draw:formula="0*logwidth/409807"/><draw:equation draw:name="connsiteY1" draw:formula="248087*logheight/607326"/><draw:equation draw:name="connsiteX2" draw:formula="307449*logwidth/409807"/><draw:equation draw:name="connsiteY2" draw:formula="600502*logheight/607326"/><draw:equation draw:name="connsiteX3" draw:formula="409807*logwidth/409807"/><draw:equation draw:name="connsiteY3" draw:formula="607326*logheight/607326"/><draw:equation draw:name="connsiteX4" draw:formula="266505*logwidth/409807"/><draw:equation draw:name="connsiteY4" draw:formula="252484*logheight/607326"/><draw:equation draw:name="connsiteX5" draw:formula="54965*logwidth/409807"/><draw:equation draw:name="connsiteY5" draw:formula="0*logheight/607326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6505*logwidth/409807"/><draw:equation draw:name="connsiteY4" draw:formula="257286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2917*logwidth/409807"/><draw:equation draw:name="connsiteY4" draw:formula="248050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90126*logwidth/409807"/><draw:equation draw:name="connsiteY4" draw:formula="275584*logheight/612128"/><draw:equation draw:name="connsiteX5" draw:formula="50478*logwidth/409807"/><draw:equation draw:name="connsiteY5" draw:formula="0*logheight/612128"/><draw:equation draw:name="connsiteX0" draw:formula="50923*logwidth/410252"/><draw:equation draw:name="connsiteY0" draw:formula="0*logheight/612128"/><draw:equation draw:name="connsiteX1" draw:formula="0*logwidth/410252"/><draw:equation draw:name="connsiteY1" draw:formula="266099*logheight/612128"/><draw:equation draw:name="connsiteX2" draw:formula="307894*logwidth/410252"/><draw:equation draw:name="connsiteY2" draw:formula="605304*logheight/612128"/><draw:equation draw:name="connsiteX3" draw:formula="410252*logwidth/410252"/><draw:equation draw:name="connsiteY3" draw:formula="612128*logheight/612128"/><draw:equation draw:name="connsiteX4" draw:formula="290571*logwidth/410252"/><draw:equation draw:name="connsiteY4" draw:formula="275584*logheight/612128"/><draw:equation draw:name="connsiteX5" draw:formula="50923*logwidth/410252"/><draw:equation draw:name="connsiteY5" draw:formula="0*logheight/612128"/><draw:equation draw:name="connsiteX0" draw:formula="165098*logwidth/524427"/><draw:equation draw:name="connsiteY0" draw:formula="0*logheight/612128"/><draw:equation draw:name="connsiteX1" draw:formula="1*logwidth/524427"/><draw:equation draw:name="connsiteY1" draw:formula="333304*logheight/612128"/><draw:equation draw:name="connsiteX2" draw:formula="422069*logwidth/524427"/><draw:equation draw:name="connsiteY2" draw:formula="605304*logheight/612128"/><draw:equation draw:name="connsiteX3" draw:formula="524427*logwidth/524427"/><draw:equation draw:name="connsiteY3" draw:formula="612128*logheight/612128"/><draw:equation draw:name="connsiteX4" draw:formula="404746*logwidth/524427"/><draw:equation draw:name="connsiteY4" draw:formula="275584*logheight/612128"/><draw:equation draw:name="connsiteX5" draw:formula="165098*logwidth/524427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301613*logwidth/524426"/><draw:equation draw:name="connsiteY0" draw:formula="0*logheight/453562"/><draw:equation draw:name="connsiteX1" draw:formula="0*logwidth/524426"/><draw:equation draw:name="connsiteY1" draw:formula="174738*logheight/453562"/><draw:equation draw:name="connsiteX2" draw:formula="422068*logwidth/524426"/><draw:equation draw:name="connsiteY2" draw:formula="446738*logheight/453562"/><draw:equation draw:name="connsiteX3" draw:formula="524426*logwidth/524426"/><draw:equation draw:name="connsiteY3" draw:formula="453562*logheight/453562"/><draw:equation draw:name="connsiteX4" draw:formula="404745*logwidth/524426"/><draw:equation draw:name="connsiteY4" draw:formula="117018*logheight/453562"/><draw:equation draw:name="connsiteX5" draw:formula="301613*logwidth/524426"/><draw:equation draw:name="connsiteY5" draw:formula="0*logheight/453562"/><draw:equation draw:name="connsiteX0" draw:formula="308647*logwidth/524426"/><draw:equation draw:name="connsiteY0" draw:formula="0*logheight/452344"/><draw:equation draw:name="connsiteX1" draw:formula="0*logwidth/524426"/><draw:equation draw:name="connsiteY1" draw:formula="173520*logheight/452344"/><draw:equation draw:name="connsiteX2" draw:formula="422068*logwidth/524426"/><draw:equation draw:name="connsiteY2" draw:formula="445520*logheight/452344"/><draw:equation draw:name="connsiteX3" draw:formula="524426*logwidth/524426"/><draw:equation draw:name="connsiteY3" draw:formula="452344*logheight/452344"/><draw:equation draw:name="connsiteX4" draw:formula="404745*logwidth/524426"/><draw:equation draw:name="connsiteY4" draw:formula="115800*logheight/452344"/><draw:equation draw:name="connsiteX5" draw:formula="308647*logwidth/524426"/><draw:equation draw:name="connsiteY5" draw:formula="0*logheight/452344"/><draw:equation draw:name="connsiteX0" draw:formula="307855*logwidth/524426"/><draw:equation draw:name="connsiteY0" draw:formula="0*logheight/458023"/><draw:equation draw:name="connsiteX1" draw:formula="0*logwidth/524426"/><draw:equation draw:name="connsiteY1" draw:formula="179199*logheight/458023"/><draw:equation draw:name="connsiteX2" draw:formula="422068*logwidth/524426"/><draw:equation draw:name="connsiteY2" draw:formula="451199*logheight/458023"/><draw:equation draw:name="connsiteX3" draw:formula="524426*logwidth/524426"/><draw:equation draw:name="connsiteY3" draw:formula="458023*logheight/458023"/><draw:equation draw:name="connsiteX4" draw:formula="404745*logwidth/524426"/><draw:equation draw:name="connsiteY4" draw:formula="121479*logheight/458023"/><draw:equation draw:name="connsiteX5" draw:formula="307855*logwidth/524426"/><draw:equation draw:name="connsiteY5" draw:formula="0*logheight/458023"/><draw:equation draw:name="connsiteX0" draw:formula="306388*logwidth/524426"/><draw:equation draw:name="connsiteY0" draw:formula="0*logheight/452130"/><draw:equation draw:name="connsiteX1" draw:formula="0*logwidth/524426"/><draw:equation draw:name="connsiteY1" draw:formula="173306*logheight/452130"/><draw:equation draw:name="connsiteX2" draw:formula="422068*logwidth/524426"/><draw:equation draw:name="connsiteY2" draw:formula="445306*logheight/452130"/><draw:equation draw:name="connsiteX3" draw:formula="524426*logwidth/524426"/><draw:equation draw:name="connsiteY3" draw:formula="452130*logheight/452130"/><draw:equation draw:name="connsiteX4" draw:formula="404745*logwidth/524426"/><draw:equation draw:name="connsiteY4" draw:formula="115586*logheight/452130"/><draw:equation draw:name="connsiteX5" draw:formula="306388*logwidth/524426"/><draw:equation draw:name="connsiteY5" draw:formula="0*logheight/452130"/><draw:equation draw:name="connsiteX0" draw:formula="305587*logwidth/524426"/><draw:equation draw:name="connsiteY0" draw:formula="0*logheight/457873"/><draw:equation draw:name="connsiteX1" draw:formula="0*logwidth/524426"/><draw:equation draw:name="connsiteY1" draw:formula="179049*logheight/457873"/><draw:equation draw:name="connsiteX2" draw:formula="422068*logwidth/524426"/><draw:equation draw:name="connsiteY2" draw:formula="451049*logheight/457873"/><draw:equation draw:name="connsiteX3" draw:formula="524426*logwidth/524426"/><draw:equation draw:name="connsiteY3" draw:formula="457873*logheight/457873"/><draw:equation draw:name="connsiteX4" draw:formula="404745*logwidth/524426"/><draw:equation draw:name="connsiteY4" draw:formula="121329*logheight/457873"/><draw:equation draw:name="connsiteX5" draw:formula="305587*logwidth/524426"/><draw:equation draw:name="connsiteY5" draw:formula="0*logheight/457873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04745*logwidth/524426"/><draw:equation draw:name="connsiteY4" draw:formula="115710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255851*logwidth/524426"/><draw:equation draw:name="connsiteY2" draw:formula="422637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451563"/><draw:equation draw:name="connsiteY0" draw:formula="0*logheight/422637"/><draw:equation draw:name="connsiteX1" draw:formula="0*logwidth/451563"/><draw:equation draw:name="connsiteY1" draw:formula="154741*logheight/422637"/><draw:equation draw:name="connsiteX2" draw:formula="255851*logwidth/451563"/><draw:equation draw:name="connsiteY2" draw:formula="422637*logheight/422637"/><draw:equation draw:name="connsiteX3" draw:formula="451563*logwidth/451563"/><draw:equation draw:name="connsiteY3" draw:formula="356382*logheight/422637"/><draw:equation draw:name="connsiteX4" draw:formula="421001*logwidth/451563"/><draw:equation draw:name="connsiteY4" draw:formula="132531*logheight/422637"/><draw:equation draw:name="connsiteX5" draw:formula="330591*logwidth/451563"/><draw:equation draw:name="connsiteY5" draw:formula="0*logheight/422637"/></draw:enhanced-geometry></draw:custom-shape><draw:custom-shape draw:style-name="gr46" svg:width="1.545cm" svg:height="1.572cm" svg:x="17.01cm" svg:y="-1.252cm"><draw:enhanced-geometry svg:viewBox="0 0 541782 568619" draw:type="ooxml-non-primitive" drawooo:sub-view-size="541782 568619" draw:text-areas="l t r b" draw:enhanced-path="M 311261 0 L 0 464274 341997 568619 541782 445674 541782 1 311261 0 Z N "><draw:equation draw:name="connsiteX0" draw:formula="322729*logwidth/553250"/><draw:equation draw:name="connsiteY0" draw:formula="0*logheight/568619"/><draw:equation draw:name="connsiteX1" draw:formula="0*logwidth/553250"/><draw:equation draw:name="connsiteY1" draw:formula="476410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45566*logwidth/553250"/><draw:equation draw:name="connsiteY4" draw:formula="15368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7688*logheight/576307"/><draw:equation draw:name="connsiteX1" draw:formula="0*logwidth/553250"/><draw:equation draw:name="connsiteY1" draw:formula="484098*logheight/576307"/><draw:equation draw:name="connsiteX2" draw:formula="353465*logwidth/553250"/><draw:equation draw:name="connsiteY2" draw:formula="576307*logheight/576307"/><draw:equation draw:name="connsiteX3" draw:formula="553250*logwidth/553250"/><draw:equation draw:name="connsiteY3" draw:formula="453362*logheight/576307"/><draw:equation draw:name="connsiteX4" draw:formula="553250*logwidth/553250"/><draw:equation draw:name="connsiteY4" draw:formula="0*logheight/576307"/><draw:equation draw:name="connsiteX5" draw:formula="322729*logwidth/553250"/><draw:equation draw:name="connsiteY5" draw:formula="7688*logheight/576307"/><draw:equation draw:name="connsiteX0" draw:formula="322729*logwidth/553250"/><draw:equation draw:name="connsiteY0" draw:formula="0*logheight/568619"/><draw:equation draw:name="connsiteX1" draw:formula="0*logwidth/553250"/><draw:equation draw:name="connsiteY1" draw:formula="476410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8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72489*logwidth/603010"/><draw:equation draw:name="connsiteY0" draw:formula="0*logheight/568619"/><draw:equation draw:name="connsiteX1" draw:formula="0*logwidth/603010"/><draw:equation draw:name="connsiteY1" draw:formula="462370*logheight/568619"/><draw:equation draw:name="connsiteX2" draw:formula="403225*logwidth/603010"/><draw:equation draw:name="connsiteY2" draw:formula="568619*logheight/568619"/><draw:equation draw:name="connsiteX3" draw:formula="603010*logwidth/603010"/><draw:equation draw:name="connsiteY3" draw:formula="445674*logheight/568619"/><draw:equation draw:name="connsiteX4" draw:formula="603010*logwidth/603010"/><draw:equation draw:name="connsiteY4" draw:formula="1*logheight/568619"/><draw:equation draw:name="connsiteX5" draw:formula="372489*logwidth/603010"/><draw:equation draw:name="connsiteY5" draw:formula="0*logheight/568619"/><draw:equation draw:name="connsiteX0" draw:formula="335800*logwidth/566321"/><draw:equation draw:name="connsiteY0" draw:formula="0*logheight/568619"/><draw:equation draw:name="connsiteX1" draw:formula="0*logwidth/566321"/><draw:equation draw:name="connsiteY1" draw:formula="462369*logheight/568619"/><draw:equation draw:name="connsiteX2" draw:formula="366536*logwidth/566321"/><draw:equation draw:name="connsiteY2" draw:formula="568619*logheight/568619"/><draw:equation draw:name="connsiteX3" draw:formula="566321*logwidth/566321"/><draw:equation draw:name="connsiteY3" draw:formula="445674*logheight/568619"/><draw:equation draw:name="connsiteX4" draw:formula="566321*logwidth/566321"/><draw:equation draw:name="connsiteY4" draw:formula="1*logheight/568619"/><draw:equation draw:name="connsiteX5" draw:formula="335800*logwidth/566321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6236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34196*logwidth/564717"/><draw:equation draw:name="connsiteY0" draw:formula="0*logheight/568619"/><draw:equation draw:name="connsiteX1" draw:formula="0*logwidth/564717"/><draw:equation draw:name="connsiteY1" draw:formula="462368*logheight/568619"/><draw:equation draw:name="connsiteX2" draw:formula="364932*logwidth/564717"/><draw:equation draw:name="connsiteY2" draw:formula="568619*logheight/568619"/><draw:equation draw:name="connsiteX3" draw:formula="564717*logwidth/564717"/><draw:equation draw:name="connsiteY3" draw:formula="445674*logheight/568619"/><draw:equation draw:name="connsiteX4" draw:formula="564717*logwidth/564717"/><draw:equation draw:name="connsiteY4" draw:formula="1*logheight/568619"/><draw:equation draw:name="connsiteX5" draw:formula="334196*logwidth/564717"/><draw:equation draw:name="connsiteY5" draw:formula="0*logheight/568619"/><draw:equation draw:name="connsiteX0" draw:formula="334196*logwidth/564717"/><draw:equation draw:name="connsiteY0" draw:formula="0*logheight/568619"/><draw:equation draw:name="connsiteX1" draw:formula="0*logwidth/564717"/><draw:equation draw:name="connsiteY1" draw:formula="462367*logheight/568619"/><draw:equation draw:name="connsiteX2" draw:formula="364932*logwidth/564717"/><draw:equation draw:name="connsiteY2" draw:formula="568619*logheight/568619"/><draw:equation draw:name="connsiteX3" draw:formula="564717*logwidth/564717"/><draw:equation draw:name="connsiteY3" draw:formula="445674*logheight/568619"/><draw:equation draw:name="connsiteX4" draw:formula="564717*logwidth/564717"/><draw:equation draw:name="connsiteY4" draw:formula="1*logheight/568619"/><draw:equation draw:name="connsiteX5" draw:formula="334196*logwidth/564717"/><draw:equation draw:name="connsiteY5" draw:formula="0*logheight/568619"/><draw:equation draw:name="connsiteX0" draw:formula="299793*logwidth/530314"/><draw:equation draw:name="connsiteY0" draw:formula="0*logheight/568619"/><draw:equation draw:name="connsiteX1" draw:formula="0*logwidth/530314"/><draw:equation draw:name="connsiteY1" draw:formula="473840*logheight/568619"/><draw:equation draw:name="connsiteX2" draw:formula="330529*logwidth/530314"/><draw:equation draw:name="connsiteY2" draw:formula="568619*logheight/568619"/><draw:equation draw:name="connsiteX3" draw:formula="530314*logwidth/530314"/><draw:equation draw:name="connsiteY3" draw:formula="445674*logheight/568619"/><draw:equation draw:name="connsiteX4" draw:formula="530314*logwidth/530314"/><draw:equation draw:name="connsiteY4" draw:formula="1*logheight/568619"/><draw:equation draw:name="connsiteX5" draw:formula="299793*logwidth/530314"/><draw:equation draw:name="connsiteY5" draw:formula="0*logheight/568619"/><draw:equation draw:name="connsiteX0" draw:formula="325022*logwidth/555543"/><draw:equation draw:name="connsiteY0" draw:formula="0*logheight/568619"/><draw:equation draw:name="connsiteX1" draw:formula="0*logwidth/555543"/><draw:equation draw:name="connsiteY1" draw:formula="462369*logheight/568619"/><draw:equation draw:name="connsiteX2" draw:formula="355758*logwidth/555543"/><draw:equation draw:name="connsiteY2" draw:formula="568619*logheight/568619"/><draw:equation draw:name="connsiteX3" draw:formula="555543*logwidth/555543"/><draw:equation draw:name="connsiteY3" draw:formula="445674*logheight/568619"/><draw:equation draw:name="connsiteX4" draw:formula="555543*logwidth/555543"/><draw:equation draw:name="connsiteY4" draw:formula="1*logheight/568619"/><draw:equation draw:name="connsiteX5" draw:formula="325022*logwidth/555543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71929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draw:equation draw:name="connsiteX0" draw:formula="322729*logwidth/553250"/><draw:equation draw:name="connsiteY0" draw:formula="0*logheight/568619"/><draw:equation draw:name="connsiteX1" draw:formula="0*logwidth/553250"/><draw:equation draw:name="connsiteY1" draw:formula="471929*logheight/568619"/><draw:equation draw:name="connsiteX2" draw:formula="353465*logwidth/553250"/><draw:equation draw:name="connsiteY2" draw:formula="568619*logheight/568619"/><draw:equation draw:name="connsiteX3" draw:formula="553250*logwidth/553250"/><draw:equation draw:name="connsiteY3" draw:formula="445674*logheight/568619"/><draw:equation draw:name="connsiteX4" draw:formula="553250*logwidth/553250"/><draw:equation draw:name="connsiteY4" draw:formula="1*logheight/568619"/><draw:equation draw:name="connsiteX5" draw:formula="322729*logwidth/553250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71929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draw:equation draw:name="connsiteX0" draw:formula="311261*logwidth/541782"/><draw:equation draw:name="connsiteY0" draw:formula="0*logheight/568619"/><draw:equation draw:name="connsiteX1" draw:formula="0*logwidth/541782"/><draw:equation draw:name="connsiteY1" draw:formula="464274*logheight/568619"/><draw:equation draw:name="connsiteX2" draw:formula="341997*logwidth/541782"/><draw:equation draw:name="connsiteY2" draw:formula="568619*logheight/568619"/><draw:equation draw:name="connsiteX3" draw:formula="541782*logwidth/541782"/><draw:equation draw:name="connsiteY3" draw:formula="445674*logheight/568619"/><draw:equation draw:name="connsiteX4" draw:formula="541782*logwidth/541782"/><draw:equation draw:name="connsiteY4" draw:formula="1*logheight/568619"/><draw:equation draw:name="connsiteX5" draw:formula="311261*logwidth/541782"/><draw:equation draw:name="connsiteY5" draw:formula="0*logheight/568619"/></draw:enhanced-geometry></draw:custom-shape><draw:custom-shape draw:style-name="gr47" svg:width="2.237cm" svg:height="1.293cm" svg:x="16.32cm" svg:y="-0.01351cm"><draw:enhanced-geometry svg:viewBox="0 0 784162 456344" draw:type="ooxml-non-primitive" drawooo:sub-view-size="784162 456344" draw:text-areas="l t r b" draw:enhanced-path="M 244677 17360 L 12681 177724 0 419508 314713 456344 784162 0 244677 17360 Z N "><draw:equation draw:name="connsiteX0" draw:formula="399569*logwidth/783771"/><draw:equation draw:name="connsiteY0" draw:formula="0*logheight/645459"/><draw:equation draw:name="connsiteX1" draw:formula="215153*logwidth/783771"/><draw:equation draw:name="connsiteY1" draw:formula="84525*logheight/645459"/><draw:equation draw:name="connsiteX2" draw:formula="0*logwidth/783771"/><draw:equation draw:name="connsiteY2" draw:formula="645459*logheight/645459"/><draw:equation draw:name="connsiteX3" draw:formula="783771*logwidth/783771"/><draw:equation draw:name="connsiteY3" draw:formula="622407*logheight/645459"/><draw:equation draw:name="connsiteX4" draw:formula="683879*logwidth/783771"/><draw:equation draw:name="connsiteY4" draw:formula="199785*logheight/645459"/><draw:equation draw:name="connsiteX5" draw:formula="399569*logwidth/783771"/><draw:equation draw:name="connsiteY5" draw:formula="0*logheight/645459"/><draw:equation draw:name="connsiteX0" draw:formula="399569*logwidth/799143"/><draw:equation draw:name="connsiteY0" draw:formula="0*logheight/645459"/><draw:equation draw:name="connsiteX1" draw:formula="215153*logwidth/799143"/><draw:equation draw:name="connsiteY1" draw:formula="84525*logheight/645459"/><draw:equation draw:name="connsiteX2" draw:formula="0*logwidth/799143"/><draw:equation draw:name="connsiteY2" draw:formula="645459*logheight/645459"/><draw:equation draw:name="connsiteX3" draw:formula="799143*logwidth/799143"/><draw:equation draw:name="connsiteY3" draw:formula="637750*logheight/645459"/><draw:equation draw:name="connsiteX4" draw:formula="683879*logwidth/799143"/><draw:equation draw:name="connsiteY4" draw:formula="199785*logheight/645459"/><draw:equation draw:name="connsiteX5" draw:formula="399569*logwidth/799143"/><draw:equation draw:name="connsiteY5" draw:formula="0*logheight/645459"/><draw:equation draw:name="connsiteX0" draw:formula="399569*logwidth/799143"/><draw:equation draw:name="connsiteY0" draw:formula="0*logheight/645459"/><draw:equation draw:name="connsiteX1" draw:formula="215153*logwidth/799143"/><draw:equation draw:name="connsiteY1" draw:formula="84525*logheight/645459"/><draw:equation draw:name="connsiteX2" draw:formula="0*logwidth/799143"/><draw:equation draw:name="connsiteY2" draw:formula="645459*logheight/645459"/><draw:equation draw:name="connsiteX3" draw:formula="799143*logwidth/799143"/><draw:equation draw:name="connsiteY3" draw:formula="645459*logheight/645459"/><draw:equation draw:name="connsiteX4" draw:formula="683879*logwidth/799143"/><draw:equation draw:name="connsiteY4" draw:formula="199785*logheight/645459"/><draw:equation draw:name="connsiteX5" draw:formula="399569*logwidth/799143"/><draw:equation draw:name="connsiteY5" draw:formula="0*logheight/645459"/><draw:equation draw:name="connsiteX0" draw:formula="353846*logwidth/753420"/><draw:equation draw:name="connsiteY0" draw:formula="0*logheight/657168"/><draw:equation draw:name="connsiteX1" draw:formula="169430*logwidth/753420"/><draw:equation draw:name="connsiteY1" draw:formula="84525*logheight/657168"/><draw:equation draw:name="connsiteX2" draw:formula="0*logwidth/753420"/><draw:equation draw:name="connsiteY2" draw:formula="657168*logheight/657168"/><draw:equation draw:name="connsiteX3" draw:formula="753420*logwidth/753420"/><draw:equation draw:name="connsiteY3" draw:formula="645459*logheight/657168"/><draw:equation draw:name="connsiteX4" draw:formula="638156*logwidth/753420"/><draw:equation draw:name="connsiteY4" draw:formula="199785*logheight/657168"/><draw:equation draw:name="connsiteX5" draw:formula="353846*logwidth/753420"/><draw:equation draw:name="connsiteY5" draw:formula="0*logheight/657168"/><draw:equation draw:name="connsiteX0" draw:formula="353846*logwidth/753420"/><draw:equation draw:name="connsiteY0" draw:formula="0*logheight/657168"/><draw:equation draw:name="connsiteX1" draw:formula="169430*logwidth/753420"/><draw:equation draw:name="connsiteY1" draw:formula="84525*logheight/657168"/><draw:equation draw:name="connsiteX2" draw:formula="0*logwidth/753420"/><draw:equation draw:name="connsiteY2" draw:formula="657168*logheight/657168"/><draw:equation draw:name="connsiteX3" draw:formula="753420*logwidth/753420"/><draw:equation draw:name="connsiteY3" draw:formula="657168*logheight/657168"/><draw:equation draw:name="connsiteX4" draw:formula="638156*logwidth/753420"/><draw:equation draw:name="connsiteY4" draw:formula="199785*logheight/657168"/><draw:equation draw:name="connsiteX5" draw:formula="353846*logwidth/753420"/><draw:equation draw:name="connsiteY5" draw:formula="0*logheight/657168"/><draw:equation draw:name="connsiteX0" draw:formula="459321*logwidth/858895"/><draw:equation draw:name="connsiteY0" draw:formula="0*logheight/657168"/><draw:equation draw:name="connsiteX1" draw:formula="274905*logwidth/858895"/><draw:equation draw:name="connsiteY1" draw:formula="84525*logheight/657168"/><draw:equation draw:name="connsiteX2" draw:formula="0*logwidth/858895"/><draw:equation draw:name="connsiteY2" draw:formula="657168*logheight/657168"/><draw:equation draw:name="connsiteX3" draw:formula="858895*logwidth/858895"/><draw:equation draw:name="connsiteY3" draw:formula="657168*logheight/657168"/><draw:equation draw:name="connsiteX4" draw:formula="743631*logwidth/858895"/><draw:equation draw:name="connsiteY4" draw:formula="199785*logheight/657168"/><draw:equation draw:name="connsiteX5" draw:formula="459321*logwidth/858895"/><draw:equation draw:name="connsiteY5" draw:formula="0*logheight/657168"/><draw:equation draw:name="connsiteX0" draw:formula="459321*logwidth/819915"/><draw:equation draw:name="connsiteY0" draw:formula="0*logheight/792717"/><draw:equation draw:name="connsiteX1" draw:formula="274905*logwidth/819915"/><draw:equation draw:name="connsiteY1" draw:formula="84525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743631*logwidth/819915"/><draw:equation draw:name="connsiteY4" draw:formula="199785*logheight/792717"/><draw:equation draw:name="connsiteX5" draw:formula="459321*logwidth/819915"/><draw:equation draw:name="connsiteY5" draw:formula="0*logheight/792717"/><draw:equation draw:name="connsiteX0" draw:formula="459321*logwidth/819915"/><draw:equation draw:name="connsiteY0" draw:formula="0*logheight/792717"/><draw:equation draw:name="connsiteX1" draw:formula="274905*logwidth/819915"/><draw:equation draw:name="connsiteY1" draw:formula="84525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697770*logwidth/819915"/><draw:equation draw:name="connsiteY4" draw:formula="206254*logheight/792717"/><draw:equation draw:name="connsiteX5" draw:formula="459321*logwidth/819915"/><draw:equation draw:name="connsiteY5" draw:formula="0*logheight/792717"/><draw:equation draw:name="connsiteX0" draw:formula="459321*logwidth/819915"/><draw:equation draw:name="connsiteY0" draw:formula="0*logheight/792717"/><draw:equation draw:name="connsiteX1" draw:formula="144799*logwidth/819915"/><draw:equation draw:name="connsiteY1" draw:formula="150984*logheight/792717"/><draw:equation draw:name="connsiteX2" draw:formula="0*logwidth/819915"/><draw:equation draw:name="connsiteY2" draw:formula="657168*logheight/792717"/><draw:equation draw:name="connsiteX3" draw:formula="819915*logwidth/819915"/><draw:equation draw:name="connsiteY3" draw:formula="792717*logheight/792717"/><draw:equation draw:name="connsiteX4" draw:formula="697770*logwidth/819915"/><draw:equation draw:name="connsiteY4" draw:formula="206254*logheight/792717"/><draw:equation draw:name="connsiteX5" draw:formula="459321*logwidth/819915"/><draw:equation draw:name="connsiteY5" draw:formula="0*logheight/792717"/><draw:equation draw:name="connsiteX0" draw:formula="314522*logwidth/675116"/><draw:equation draw:name="connsiteY0" draw:formula="0*logheight/792717"/><draw:equation draw:name="connsiteX1" draw:formula="0*logwidth/675116"/><draw:equation draw:name="connsiteY1" draw:formula="150984*logheight/792717"/><draw:equation draw:name="connsiteX2" draw:formula="208026*logwidth/675116"/><draw:equation draw:name="connsiteY2" draw:formula="622327*logheight/792717"/><draw:equation draw:name="connsiteX3" draw:formula="675116*logwidth/675116"/><draw:equation draw:name="connsiteY3" draw:formula="792717*logheight/792717"/><draw:equation draw:name="connsiteX4" draw:formula="552971*logwidth/675116"/><draw:equation draw:name="connsiteY4" draw:formula="206254*logheight/792717"/><draw:equation draw:name="connsiteX5" draw:formula="314522*logwidth/675116"/><draw:equation draw:name="connsiteY5" draw:formula="0*logheight/792717"/><draw:equation draw:name="connsiteX0" draw:formula="314522*logwidth/811036"/><draw:equation draw:name="connsiteY0" draw:formula="0*logheight/711423"/><draw:equation draw:name="connsiteX1" draw:formula="0*logwidth/811036"/><draw:equation draw:name="connsiteY1" draw:formula="150984*logheight/711423"/><draw:equation draw:name="connsiteX2" draw:formula="208026*logwidth/811036"/><draw:equation draw:name="connsiteY2" draw:formula="622327*logheight/711423"/><draw:equation draw:name="connsiteX3" draw:formula="811036*logwidth/811036"/><draw:equation draw:name="connsiteY3" draw:formula="711423*logheight/711423"/><draw:equation draw:name="connsiteX4" draw:formula="552971*logwidth/811036"/><draw:equation draw:name="connsiteY4" draw:formula="206254*logheight/711423"/><draw:equation draw:name="connsiteX5" draw:formula="314522*logwidth/811036"/><draw:equation draw:name="connsiteY5" draw:formula="0*logheight/711423"/><draw:equation draw:name="connsiteX0" draw:formula="500833*logwidth/997347"/><draw:equation draw:name="connsiteY0" draw:formula="0*logheight/711423"/><draw:equation draw:name="connsiteX1" draw:formula="0*logwidth/997347"/><draw:equation draw:name="connsiteY1" draw:formula="81415*logheight/711423"/><draw:equation draw:name="connsiteX2" draw:formula="394337*logwidth/997347"/><draw:equation draw:name="connsiteY2" draw:formula="622327*logheight/711423"/><draw:equation draw:name="connsiteX3" draw:formula="997347*logwidth/997347"/><draw:equation draw:name="connsiteY3" draw:formula="711423*logheight/711423"/><draw:equation draw:name="connsiteX4" draw:formula="739282*logwidth/997347"/><draw:equation draw:name="connsiteY4" draw:formula="206254*logheight/711423"/><draw:equation draw:name="connsiteX5" draw:formula="500833*logwidth/997347"/><draw:equation draw:name="connsiteY5" draw:formula="0*logheight/711423"/><draw:equation draw:name="connsiteX0" draw:formula="446963*logwidth/997347"/><draw:equation draw:name="connsiteY0" draw:formula="0*logheight/630008"/><draw:equation draw:name="connsiteX1" draw:formula="0*logwidth/997347"/><draw:equation draw:name="connsiteY1" draw:formula="0*logheight/630008"/><draw:equation draw:name="connsiteX2" draw:formula="394337*logwidth/997347"/><draw:equation draw:name="connsiteY2" draw:formula="540912*logheight/630008"/><draw:equation draw:name="connsiteX3" draw:formula="997347*logwidth/997347"/><draw:equation draw:name="connsiteY3" draw:formula="630008*logheight/630008"/><draw:equation draw:name="connsiteX4" draw:formula="739282*logwidth/997347"/><draw:equation draw:name="connsiteY4" draw:formula="124839*logheight/630008"/><draw:equation draw:name="connsiteX5" draw:formula="446963*logwidth/997347"/><draw:equation draw:name="connsiteY5" draw:formula="0*logheight/630008"/><draw:equation draw:name="connsiteX0" draw:formula="209058*logwidth/759442"/><draw:equation draw:name="connsiteY0" draw:formula="0*logheight/630008"/><draw:equation draw:name="connsiteX1" draw:formula="0*logwidth/759442"/><draw:equation draw:name="connsiteY1" draw:formula="0*logheight/630008"/><draw:equation draw:name="connsiteX2" draw:formula="156432*logwidth/759442"/><draw:equation draw:name="connsiteY2" draw:formula="540912*logheight/630008"/><draw:equation draw:name="connsiteX3" draw:formula="759442*logwidth/759442"/><draw:equation draw:name="connsiteY3" draw:formula="630008*logheight/630008"/><draw:equation draw:name="connsiteX4" draw:formula="501377*logwidth/759442"/><draw:equation draw:name="connsiteY4" draw:formula="124839*logheight/630008"/><draw:equation draw:name="connsiteX5" draw:formula="209058*logwidth/759442"/><draw:equation draw:name="connsiteY5" draw:formula="0*logheight/630008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6432*logwidth/762307"/><draw:equation draw:name="connsiteY2" draw:formula="558273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647369"/><draw:equation draw:name="connsiteX1" draw:formula="0*logwidth/762307"/><draw:equation draw:name="connsiteY1" draw:formula="17361*logheight/647369"/><draw:equation draw:name="connsiteX2" draw:formula="159299*logwidth/762307"/><draw:equation draw:name="connsiteY2" draw:formula="551304*logheight/647369"/><draw:equation draw:name="connsiteX3" draw:formula="759442*logwidth/762307"/><draw:equation draw:name="connsiteY3" draw:formula="647369*logheight/647369"/><draw:equation draw:name="connsiteX4" draw:formula="762307*logwidth/762307"/><draw:equation draw:name="connsiteY4" draw:formula="0*logheight/647369"/><draw:equation draw:name="connsiteX5" draw:formula="209058*logwidth/762307"/><draw:equation draw:name="connsiteY5" draw:formula="17361*logheight/647369"/><draw:equation draw:name="connsiteX0" draw:formula="209058*logwidth/762307"/><draw:equation draw:name="connsiteY0" draw:formula="17361*logheight/551304"/><draw:equation draw:name="connsiteX1" draw:formula="0*logwidth/762307"/><draw:equation draw:name="connsiteY1" draw:formula="17361*logheight/551304"/><draw:equation draw:name="connsiteX2" draw:formula="159299*logwidth/762307"/><draw:equation draw:name="connsiteY2" draw:formula="551304*logheight/551304"/><draw:equation draw:name="connsiteX3" draw:formula="392323*logwidth/762307"/><draw:equation draw:name="connsiteY3" draw:formula="466855*logheight/551304"/><draw:equation draw:name="connsiteX4" draw:formula="762307*logwidth/762307"/><draw:equation draw:name="connsiteY4" draw:formula="0*logheight/551304"/><draw:equation draw:name="connsiteX5" draw:formula="209058*logwidth/762307"/><draw:equation draw:name="connsiteY5" draw:formula="17361*logheight/551304"/><draw:equation draw:name="connsiteX0" draw:formula="209058*logwidth/762307"/><draw:equation draw:name="connsiteY0" draw:formula="17361*logheight/572210"/><draw:equation draw:name="connsiteX1" draw:formula="0*logwidth/762307"/><draw:equation draw:name="connsiteY1" draw:formula="17361*logheight/572210"/><draw:equation draw:name="connsiteX2" draw:formula="127769*logwidth/762307"/><draw:equation draw:name="connsiteY2" draw:formula="572210*logheight/572210"/><draw:equation draw:name="connsiteX3" draw:formula="392323*logwidth/762307"/><draw:equation draw:name="connsiteY3" draw:formula="466855*logheight/572210"/><draw:equation draw:name="connsiteX4" draw:formula="762307*logwidth/762307"/><draw:equation draw:name="connsiteY4" draw:formula="0*logheight/572210"/><draw:equation draw:name="connsiteX5" draw:formula="209058*logwidth/762307"/><draw:equation draw:name="connsiteY5" draw:formula="17361*logheight/572210"/><draw:equation draw:name="connsiteX0" draw:formula="209058*logwidth/762307"/><draw:equation draw:name="connsiteY0" draw:formula="17361*logheight/551304"/><draw:equation draw:name="connsiteX1" draw:formula="0*logwidth/762307"/><draw:equation draw:name="connsiteY1" draw:formula="17361*logheight/551304"/><draw:equation draw:name="connsiteX2" draw:formula="159299*logwidth/762307"/><draw:equation draw:name="connsiteY2" draw:formula="551304*logheight/551304"/><draw:equation draw:name="connsiteX3" draw:formula="392323*logwidth/762307"/><draw:equation draw:name="connsiteY3" draw:formula="466855*logheight/551304"/><draw:equation draw:name="connsiteX4" draw:formula="762307*logwidth/762307"/><draw:equation draw:name="connsiteY4" draw:formula="0*logheight/551304"/><draw:equation draw:name="connsiteX5" draw:formula="209058*logwidth/762307"/><draw:equation draw:name="connsiteY5" draw:formula="17361*logheight/551304"/><draw:equation draw:name="connsiteX0" draw:formula="209058*logwidth/762307"/><draw:equation draw:name="connsiteY0" draw:formula="17361*logheight/466855"/><draw:equation draw:name="connsiteX1" draw:formula="0*logwidth/762307"/><draw:equation draw:name="connsiteY1" draw:formula="17361*logheight/466855"/><draw:equation draw:name="connsiteX2" draw:formula="12543*logwidth/762307"/><draw:equation draw:name="connsiteY2" draw:formula="315200*logheight/466855"/><draw:equation draw:name="connsiteX3" draw:formula="392323*logwidth/762307"/><draw:equation draw:name="connsiteY3" draw:formula="466855*logheight/466855"/><draw:equation draw:name="connsiteX4" draw:formula="762307*logwidth/762307"/><draw:equation draw:name="connsiteY4" draw:formula="0*logheight/466855"/><draw:equation draw:name="connsiteX5" draw:formula="209058*logwidth/762307"/><draw:equation draw:name="connsiteY5" draw:formula="17361*logheight/466855"/><draw:equation draw:name="connsiteX0" draw:formula="221739*logwidth/774988"/><draw:equation draw:name="connsiteY0" draw:formula="17361*logheight/466855"/><draw:equation draw:name="connsiteX1" draw:formula="12681*logwidth/774988"/><draw:equation draw:name="connsiteY1" draw:formula="17361*logheight/466855"/><draw:equation draw:name="connsiteX2" draw:formula="0*logwidth/774988"/><draw:equation draw:name="connsiteY2" draw:formula="352382*logheight/466855"/><draw:equation draw:name="connsiteX3" draw:formula="405004*logwidth/774988"/><draw:equation draw:name="connsiteY3" draw:formula="466855*logheight/466855"/><draw:equation draw:name="connsiteX4" draw:formula="774988*logwidth/774988"/><draw:equation draw:name="connsiteY4" draw:formula="0*logheight/466855"/><draw:equation draw:name="connsiteX5" draw:formula="221739*logwidth/774988"/><draw:equation draw:name="connsiteY5" draw:formula="17361*logheight/466855"/><draw:equation draw:name="connsiteX0" draw:formula="221739*logwidth/774988"/><draw:equation draw:name="connsiteY0" draw:formula="17361*logheight/477675"/><draw:equation draw:name="connsiteX1" draw:formula="12681*logwidth/774988"/><draw:equation draw:name="connsiteY1" draw:formula="17361*logheight/477675"/><draw:equation draw:name="connsiteX2" draw:formula="0*logwidth/774988"/><draw:equation draw:name="connsiteY2" draw:formula="352382*logheight/477675"/><draw:equation draw:name="connsiteX3" draw:formula="482968*logwidth/774988"/><draw:equation draw:name="connsiteY3" draw:formula="477675*logheight/477675"/><draw:equation draw:name="connsiteX4" draw:formula="774988*logwidth/774988"/><draw:equation draw:name="connsiteY4" draw:formula="0*logheight/477675"/><draw:equation draw:name="connsiteX5" draw:formula="221739*logwidth/774988"/><draw:equation draw:name="connsiteY5" draw:formula="17361*logheight/477675"/><draw:equation draw:name="connsiteX0" draw:formula="221739*logwidth/774988"/><draw:equation draw:name="connsiteY0" draw:formula="17361*logheight/477675"/><draw:equation draw:name="connsiteX1" draw:formula="12681*logwidth/774988"/><draw:equation draw:name="connsiteY1" draw:formula="17361*logheight/477675"/><draw:equation draw:name="connsiteX2" draw:formula="0*logwidth/774988"/><draw:equation draw:name="connsiteY2" draw:formula="352382*logheight/477675"/><draw:equation draw:name="connsiteX3" draw:formula="405004*logwidth/774988"/><draw:equation draw:name="connsiteY3" draw:formula="477675*logheight/477675"/><draw:equation draw:name="connsiteX4" draw:formula="774988*logwidth/774988"/><draw:equation draw:name="connsiteY4" draw:formula="0*logheight/477675"/><draw:equation draw:name="connsiteX5" draw:formula="221739*logwidth/774988"/><draw:equation draw:name="connsiteY5" draw:formula="17361*logheight/477675"/><draw:equation draw:name="connsiteX0" draw:formula="221739*logwidth/774988"/><draw:equation draw:name="connsiteY0" draw:formula="17361*logheight/464997"/><draw:equation draw:name="connsiteX1" draw:formula="12681*logwidth/774988"/><draw:equation draw:name="connsiteY1" draw:formula="17361*logheight/464997"/><draw:equation draw:name="connsiteX2" draw:formula="0*logwidth/774988"/><draw:equation draw:name="connsiteY2" draw:formula="352382*logheight/464997"/><draw:equation draw:name="connsiteX3" draw:formula="398125*logwidth/774988"/><draw:equation draw:name="connsiteY3" draw:formula="464997*logheight/464997"/><draw:equation draw:name="connsiteX4" draw:formula="774988*logwidth/774988"/><draw:equation draw:name="connsiteY4" draw:formula="0*logheight/464997"/><draw:equation draw:name="connsiteX5" draw:formula="221739*logwidth/774988"/><draw:equation draw:name="connsiteY5" draw:formula="17361*logheight/464997"/><draw:equation draw:name="connsiteX0" draw:formula="221739*logwidth/774988"/><draw:equation draw:name="connsiteY0" draw:formula="17361*logheight/454321"/><draw:equation draw:name="connsiteX1" draw:formula="12681*logwidth/774988"/><draw:equation draw:name="connsiteY1" draw:formula="17361*logheight/454321"/><draw:equation draw:name="connsiteX2" draw:formula="0*logwidth/774988"/><draw:equation draw:name="connsiteY2" draw:formula="352382*logheight/454321"/><draw:equation draw:name="connsiteX3" draw:formula="250499*logwidth/774988"/><draw:equation draw:name="connsiteY3" draw:formula="454321*logheight/454321"/><draw:equation draw:name="connsiteX4" draw:formula="774988*logwidth/774988"/><draw:equation draw:name="connsiteY4" draw:formula="0*logheight/454321"/><draw:equation draw:name="connsiteX5" draw:formula="221739*logwidth/774988"/><draw:equation draw:name="connsiteY5" draw:formula="17361*logheight/454321"/><draw:equation draw:name="connsiteX0" draw:formula="221739*logwidth/774988"/><draw:equation draw:name="connsiteY0" draw:formula="17361*logheight/454321"/><draw:equation draw:name="connsiteX1" draw:formula="12681*logwidth/774988"/><draw:equation draw:name="connsiteY1" draw:formula="17361*logheight/454321"/><draw:equation draw:name="connsiteX2" draw:formula="0*logwidth/774988"/><draw:equation draw:name="connsiteY2" draw:formula="352382*logheight/454321"/><draw:equation draw:name="connsiteX3" draw:formula="296365*logwidth/774988"/><draw:equation draw:name="connsiteY3" draw:formula="454321*logheight/454321"/><draw:equation draw:name="connsiteX4" draw:formula="774988*logwidth/774988"/><draw:equation draw:name="connsiteY4" draw:formula="0*logheight/454321"/><draw:equation draw:name="connsiteX5" draw:formula="221739*logwidth/774988"/><draw:equation draw:name="connsiteY5" draw:formula="17361*logheight/454321"/><draw:equation draw:name="connsiteX0" draw:formula="221739*logwidth/774988"/><draw:equation draw:name="connsiteY0" draw:formula="17361*logheight/454488"/><draw:equation draw:name="connsiteX1" draw:formula="12681*logwidth/774988"/><draw:equation draw:name="connsiteY1" draw:formula="17361*logheight/454488"/><draw:equation draw:name="connsiteX2" draw:formula="0*logwidth/774988"/><draw:equation draw:name="connsiteY2" draw:formula="352382*logheight/454488"/><draw:equation draw:name="connsiteX3" draw:formula="303245*logwidth/774988"/><draw:equation draw:name="connsiteY3" draw:formula="454488*logheight/454488"/><draw:equation draw:name="connsiteX4" draw:formula="774988*logwidth/774988"/><draw:equation draw:name="connsiteY4" draw:formula="0*logheight/454488"/><draw:equation draw:name="connsiteX5" draw:formula="221739*logwidth/774988"/><draw:equation draw:name="connsiteY5" draw:formula="17361*logheight/454488"/><draw:equation draw:name="connsiteX0" draw:formula="233207*logwidth/786456"/><draw:equation draw:name="connsiteY0" draw:formula="17361*logheight/454488"/><draw:equation draw:name="connsiteX1" draw:formula="24149*logwidth/786456"/><draw:equation draw:name="connsiteY1" draw:formula="17361*logheight/454488"/><draw:equation draw:name="connsiteX2" draw:formula="0*logwidth/786456"/><draw:equation draw:name="connsiteY2" draw:formula="417652*logheight/454488"/><draw:equation draw:name="connsiteX3" draw:formula="314713*logwidth/786456"/><draw:equation draw:name="connsiteY3" draw:formula="454488*logheight/454488"/><draw:equation draw:name="connsiteX4" draw:formula="786456*logwidth/786456"/><draw:equation draw:name="connsiteY4" draw:formula="0*logheight/454488"/><draw:equation draw:name="connsiteX5" draw:formula="233207*logwidth/786456"/><draw:equation draw:name="connsiteY5" draw:formula="17361*logheight/454488"/><draw:equation draw:name="connsiteX0" draw:formula="233207*logwidth/784928"/><draw:equation draw:name="connsiteY0" draw:formula="0*logheight/437127"/><draw:equation draw:name="connsiteX1" draw:formula="24149*logwidth/784928"/><draw:equation draw:name="connsiteY1" draw:formula="0*logheight/437127"/><draw:equation draw:name="connsiteX2" draw:formula="0*logwidth/784928"/><draw:equation draw:name="connsiteY2" draw:formula="400291*logheight/437127"/><draw:equation draw:name="connsiteX3" draw:formula="314713*logwidth/784928"/><draw:equation draw:name="connsiteY3" draw:formula="437127*logheight/437127"/><draw:equation draw:name="connsiteX4" draw:formula="784928*logwidth/784928"/><draw:equation draw:name="connsiteY4" draw:formula="159794*logheight/437127"/><draw:equation draw:name="connsiteX5" draw:formula="233207*logwidth/784928"/><draw:equation draw:name="connsiteY5" draw:formula="0*logheight/437127"/><draw:equation draw:name="connsiteX0" draw:formula="233207*logwidth/786457"/><draw:equation draw:name="connsiteY0" draw:formula="0*logheight/437127"/><draw:equation draw:name="connsiteX1" draw:formula="24149*logwidth/786457"/><draw:equation draw:name="connsiteY1" draw:formula="0*logheight/437127"/><draw:equation draw:name="connsiteX2" draw:formula="0*logwidth/786457"/><draw:equation draw:name="connsiteY2" draw:formula="400291*logheight/437127"/><draw:equation draw:name="connsiteX3" draw:formula="314713*logwidth/786457"/><draw:equation draw:name="connsiteY3" draw:formula="437127*logheight/437127"/><draw:equation draw:name="connsiteX4" draw:formula="786457*logwidth/786457"/><draw:equation draw:name="connsiteY4" draw:formula="43664*logheight/437127"/><draw:equation draw:name="connsiteX5" draw:formula="233207*logwidth/786457"/><draw:equation draw:name="connsiteY5" draw:formula="0*logheight/437127"/><draw:equation draw:name="connsiteX0" draw:formula="212565*logwidth/786457"/><draw:equation draw:name="connsiteY0" draw:formula="0*logheight/494936"/><draw:equation draw:name="connsiteX1" draw:formula="24149*logwidth/786457"/><draw:equation draw:name="connsiteY1" draw:formula="57809*logheight/494936"/><draw:equation draw:name="connsiteX2" draw:formula="0*logwidth/786457"/><draw:equation draw:name="connsiteY2" draw:formula="458100*logheight/494936"/><draw:equation draw:name="connsiteX3" draw:formula="314713*logwidth/786457"/><draw:equation draw:name="connsiteY3" draw:formula="494936*logheight/494936"/><draw:equation draw:name="connsiteX4" draw:formula="786457*logwidth/786457"/><draw:equation draw:name="connsiteY4" draw:formula="101473*logheight/494936"/><draw:equation draw:name="connsiteX5" draw:formula="212565*logwidth/786457"/><draw:equation draw:name="connsiteY5" draw:formula="0*logheight/494936"/><draw:equation draw:name="connsiteX0" draw:formula="212565*logwidth/784162"/><draw:equation draw:name="connsiteY0" draw:formula="0*logheight/494936"/><draw:equation draw:name="connsiteX1" draw:formula="24149*logwidth/784162"/><draw:equation draw:name="connsiteY1" draw:formula="57809*logheight/494936"/><draw:equation draw:name="connsiteX2" draw:formula="0*logwidth/784162"/><draw:equation draw:name="connsiteY2" draw:formula="458100*logheight/494936"/><draw:equation draw:name="connsiteX3" draw:formula="314713*logwidth/784162"/><draw:equation draw:name="connsiteY3" draw:formula="494936*logheight/494936"/><draw:equation draw:name="connsiteX4" draw:formula="784162*logwidth/784162"/><draw:equation draw:name="connsiteY4" draw:formula="38592*logheight/494936"/><draw:equation draw:name="connsiteX5" draw:formula="212565*logwidth/784162"/><draw:equation draw:name="connsiteY5" draw:formula="0*logheight/494936"/><draw:equation draw:name="connsiteX0" draw:formula="327242*logwidth/784162"/><draw:equation draw:name="connsiteY0" draw:formula="40589*logheight/456344"/><draw:equation draw:name="connsiteX1" draw:formula="24149*logwidth/784162"/><draw:equation draw:name="connsiteY1" draw:formula="19217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327242*logwidth/784162"/><draw:equation draw:name="connsiteY5" draw:formula="40589*logheight/456344"/><draw:equation draw:name="connsiteX0" draw:formula="244677*logwidth/784162"/><draw:equation draw:name="connsiteY0" draw:formula="17360*logheight/456344"/><draw:equation draw:name="connsiteX1" draw:formula="24149*logwidth/784162"/><draw:equation draw:name="connsiteY1" draw:formula="19217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244677*logwidth/784162"/><draw:equation draw:name="connsiteY5" draw:formula="17360*logheight/456344"/><draw:equation draw:name="connsiteX0" draw:formula="244677*logwidth/784162"/><draw:equation draw:name="connsiteY0" draw:formula="17360*logheight/456344"/><draw:equation draw:name="connsiteX1" draw:formula="12681*logwidth/784162"/><draw:equation draw:name="connsiteY1" draw:formula="177724*logheight/456344"/><draw:equation draw:name="connsiteX2" draw:formula="0*logwidth/784162"/><draw:equation draw:name="connsiteY2" draw:formula="419508*logheight/456344"/><draw:equation draw:name="connsiteX3" draw:formula="314713*logwidth/784162"/><draw:equation draw:name="connsiteY3" draw:formula="456344*logheight/456344"/><draw:equation draw:name="connsiteX4" draw:formula="784162*logwidth/784162"/><draw:equation draw:name="connsiteY4" draw:formula="0*logheight/456344"/><draw:equation draw:name="connsiteX5" draw:formula="244677*logwidth/784162"/><draw:equation draw:name="connsiteY5" draw:formula="17360*logheight/456344"/></draw:enhanced-geometry></draw:custom-shape><draw:custom-shape draw:style-name="gr48" svg:width="1.67cm" svg:height="0.5874cm" svg:x="12.9cm" svg:y="-0.6749cm"><draw:enhanced-geometry svg:viewBox="0 0 471546 159000" draw:type="ooxml-non-primitive" drawooo:sub-view-size="471546 159000" draw:text-areas="l t r b" draw:enhanced-path="M 471546 0 L 0 110019 179544 159000 471546 0 Z N "><draw:equation draw:name="connsiteX0" draw:formula="6824*logwidth/293427"/><draw:equation draw:name="connsiteY0" draw:formula="0*logheight/293427"/><draw:equation draw:name="connsiteX1" draw:formula="0*logwidth/293427"/><draw:equation draw:name="connsiteY1" draw:formula="293427*logheight/293427"/><draw:equation draw:name="connsiteX2" draw:formula="293427*logwidth/293427"/><draw:equation draw:name="connsiteY2" draw:formula="81887*logheight/293427"/><draw:equation draw:name="connsiteX3" draw:formula="6824*logwidth/293427"/><draw:equation draw:name="connsiteY3" draw:formula="0*logheight/293427"/><draw:equation draw:name="connsiteX0" draw:formula="25192*logwidth/311795"/><draw:equation draw:name="connsiteY0" draw:formula="0*logheight/314050"/><draw:equation draw:name="connsiteX1" draw:formula="0*logwidth/311795"/><draw:equation draw:name="connsiteY1" draw:formula="314050*logheight/314050"/><draw:equation draw:name="connsiteX2" draw:formula="311795*logwidth/311795"/><draw:equation draw:name="connsiteY2" draw:formula="81887*logheight/314050"/><draw:equation draw:name="connsiteX3" draw:formula="25192*logwidth/311795"/><draw:equation draw:name="connsiteY3" draw:formula="0*logheight/314050"/><draw:equation draw:name="connsiteX0" draw:formula="0*logwidth/311795"/><draw:equation draw:name="connsiteY0" draw:formula="0*logheight/314050"/><draw:equation draw:name="connsiteX1" draw:formula="0*logwidth/311795"/><draw:equation draw:name="connsiteY1" draw:formula="314050*logheight/314050"/><draw:equation draw:name="connsiteX2" draw:formula="311795*logwidth/311795"/><draw:equation draw:name="connsiteY2" draw:formula="81887*logheight/314050"/><draw:equation draw:name="connsiteX3" draw:formula="0*logwidth/311795"/><draw:equation draw:name="connsiteY3" draw:formula="0*logheight/314050"/><draw:equation draw:name="connsiteX0" draw:formula="70190*logwidth/381985"/><draw:equation draw:name="connsiteY0" draw:formula="0*logheight/145104"/><draw:equation draw:name="connsiteX1" draw:formula="0*logwidth/381985"/><draw:equation draw:name="connsiteY1" draw:formula="145104*logheight/145104"/><draw:equation draw:name="connsiteX2" draw:formula="381985*logwidth/381985"/><draw:equation draw:name="connsiteY2" draw:formula="81887*logheight/145104"/><draw:equation draw:name="connsiteX3" draw:formula="70190*logwidth/381985"/><draw:equation draw:name="connsiteY3" draw:formula="0*logheight/145104"/><draw:equation draw:name="connsiteX0" draw:formula="70190*logwidth/381985"/><draw:equation draw:name="connsiteY0" draw:formula="0*logheight/138898"/><draw:equation draw:name="connsiteX1" draw:formula="0*logwidth/381985"/><draw:equation draw:name="connsiteY1" draw:formula="138898*logheight/138898"/><draw:equation draw:name="connsiteX2" draw:formula="381985*logwidth/381985"/><draw:equation draw:name="connsiteY2" draw:formula="81887*logheight/138898"/><draw:equation draw:name="connsiteX3" draw:formula="70190*logwidth/381985"/><draw:equation draw:name="connsiteY3" draw:formula="0*logheight/138898"/><draw:equation draw:name="connsiteX0" draw:formula="70190*logwidth/179544"/><draw:equation draw:name="connsiteY0" draw:formula="0*logheight/187879"/><draw:equation draw:name="connsiteX1" draw:formula="0*logwidth/179544"/><draw:equation draw:name="connsiteY1" draw:formula="138898*logheight/187879"/><draw:equation draw:name="connsiteX2" draw:formula="179544*logwidth/179544"/><draw:equation draw:name="connsiteY2" draw:formula="187879*logheight/187879"/><draw:equation draw:name="connsiteX3" draw:formula="70190*logwidth/179544"/><draw:equation draw:name="connsiteY3" draw:formula="0*logheight/187879"/><draw:equation draw:name="connsiteX0" draw:formula="405050*logwidth/405050"/><draw:equation draw:name="connsiteY0" draw:formula="0*logheight/128073"/><draw:equation draw:name="connsiteX1" draw:formula="0*logwidth/405050"/><draw:equation draw:name="connsiteY1" draw:formula="79092*logheight/128073"/><draw:equation draw:name="connsiteX2" draw:formula="179544*logwidth/405050"/><draw:equation draw:name="connsiteY2" draw:formula="128073*logheight/128073"/><draw:equation draw:name="connsiteX3" draw:formula="405050*logwidth/405050"/><draw:equation draw:name="connsiteY3" draw:formula="0*logheight/128073"/><draw:equation draw:name="connsiteX0" draw:formula="565749*logwidth/565749"/><draw:equation draw:name="connsiteY0" draw:formula="0*logheight/179442"/><draw:equation draw:name="connsiteX1" draw:formula="0*logwidth/565749"/><draw:equation draw:name="connsiteY1" draw:formula="130461*logheight/179442"/><draw:equation draw:name="connsiteX2" draw:formula="179544*logwidth/565749"/><draw:equation draw:name="connsiteY2" draw:formula="179442*logheight/179442"/><draw:equation draw:name="connsiteX3" draw:formula="565749*logwidth/565749"/><draw:equation draw:name="connsiteY3" draw:formula="0*logheight/179442"/><draw:equation draw:name="connsiteX0" draw:formula="471546*logwidth/471546"/><draw:equation draw:name="connsiteY0" draw:formula="0*logheight/158083"/><draw:equation draw:name="connsiteX1" draw:formula="0*logwidth/471546"/><draw:equation draw:name="connsiteY1" draw:formula="109102*logheight/158083"/><draw:equation draw:name="connsiteX2" draw:formula="179544*logwidth/471546"/><draw:equation draw:name="connsiteY2" draw:formula="158083*logheight/158083"/><draw:equation draw:name="connsiteX3" draw:formula="471546*logwidth/471546"/><draw:equation draw:name="connsiteY3" draw:formula="0*logheight/158083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draw:equation draw:name="connsiteX0" draw:formula="471546*logwidth/471546"/><draw:equation draw:name="connsiteY0" draw:formula="0*logheight/169791"/><draw:equation draw:name="connsiteX1" draw:formula="0*logwidth/471546"/><draw:equation draw:name="connsiteY1" draw:formula="120810*logheight/169791"/><draw:equation draw:name="connsiteX2" draw:formula="179544*logwidth/471546"/><draw:equation draw:name="connsiteY2" draw:formula="169791*logheight/169791"/><draw:equation draw:name="connsiteX3" draw:formula="471546*logwidth/471546"/><draw:equation draw:name="connsiteY3" draw:formula="0*logheight/169791"/><draw:equation draw:name="connsiteX0" draw:formula="471546*logwidth/471546"/><draw:equation draw:name="connsiteY0" draw:formula="0*logheight/159000"/><draw:equation draw:name="connsiteX1" draw:formula="0*logwidth/471546"/><draw:equation draw:name="connsiteY1" draw:formula="110019*logheight/159000"/><draw:equation draw:name="connsiteX2" draw:formula="179544*logwidth/471546"/><draw:equation draw:name="connsiteY2" draw:formula="159000*logheight/159000"/><draw:equation draw:name="connsiteX3" draw:formula="471546*logwidth/471546"/><draw:equation draw:name="connsiteY3" draw:formula="0*logheight/159000"/></draw:enhanced-geometry></draw:custom-shape><draw:custom-shape draw:style-name="gr49" svg:width="1.486cm" svg:height="0.5362cm" svg:x="6.404cm" svg:y="-1.252cm"><draw:enhanced-geometry svg:viewBox="0 0 450459 171302" draw:type="ooxml-non-primitive" drawooo:sub-view-size="450459 171302" draw:text-areas="l t r b" draw:enhanced-path="M 285605 171302 L 450459 36365 352066 666 0 0 285605 171302 Z N "><draw:equation draw:name="connsiteX0" draw:formula="0*logwidth/847725"/><draw:equation draw:name="connsiteY0" draw:formula="0*logheight/504825"/><draw:equation draw:name="connsiteX1" draw:formula="228600*logwidth/847725"/><draw:equation draw:name="connsiteY1" draw:formula="438150*logheight/504825"/><draw:equation draw:name="connsiteX2" draw:formula="723900*logwidth/847725"/><draw:equation draw:name="connsiteY2" draw:formula="504825*logheight/504825"/><draw:equation draw:name="connsiteX3" draw:formula="847725*logwidth/847725"/><draw:equation draw:name="connsiteY3" draw:formula="314325*logheight/504825"/><draw:equation draw:name="connsiteX4" draw:formula="647700*logwidth/847725"/><draw:equation draw:name="connsiteY4" draw:formula="0*logheight/504825"/><draw:equation draw:name="connsiteX5" draw:formula="0*logwidth/847725"/><draw:equation draw:name="connsiteY5" draw:formula="0*logheight/504825"/><draw:equation draw:name="connsiteX0" draw:formula="0*logwidth/924156"/><draw:equation draw:name="connsiteY0" draw:formula="0*logheight/504825"/><draw:equation draw:name="connsiteX1" draw:formula="305031*logwidth/924156"/><draw:equation draw:name="connsiteY1" draw:formula="438150*logheight/504825"/><draw:equation draw:name="connsiteX2" draw:formula="800331*logwidth/924156"/><draw:equation draw:name="connsiteY2" draw:formula="504825*logheight/504825"/><draw:equation draw:name="connsiteX3" draw:formula="924156*logwidth/924156"/><draw:equation draw:name="connsiteY3" draw:formula="314325*logheight/504825"/><draw:equation draw:name="connsiteX4" draw:formula="724131*logwidth/924156"/><draw:equation draw:name="connsiteY4" draw:formula="0*logheight/504825"/><draw:equation draw:name="connsiteX5" draw:formula="0*logwidth/924156"/><draw:equation draw:name="connsiteY5" draw:formula="0*logheight/504825"/><draw:equation draw:name="connsiteX0" draw:formula="0*logwidth/924156"/><draw:equation draw:name="connsiteY0" draw:formula="3286*logheight/508111"/><draw:equation draw:name="connsiteX1" draw:formula="305031*logwidth/924156"/><draw:equation draw:name="connsiteY1" draw:formula="441436*logheight/508111"/><draw:equation draw:name="connsiteX2" draw:formula="800331*logwidth/924156"/><draw:equation draw:name="connsiteY2" draw:formula="508111*logheight/508111"/><draw:equation draw:name="connsiteX3" draw:formula="924156*logwidth/924156"/><draw:equation draw:name="connsiteY3" draw:formula="317611*logheight/508111"/><draw:equation draw:name="connsiteX4" draw:formula="724131*logwidth/924156"/><draw:equation draw:name="connsiteY4" draw:formula="3286*logheight/508111"/><draw:equation draw:name="connsiteX5" draw:formula="281599*logwidth/924156"/><draw:equation draw:name="connsiteY5" draw:formula="0*logheight/508111"/><draw:equation draw:name="connsiteX6" draw:formula="0*logwidth/924156"/><draw:equation draw:name="connsiteY6" draw:formula="3286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170774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6496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4960*logheight/508111"/><draw:equation draw:name="connsiteX0" draw:formula="0*logwidth/813331"/><draw:equation draw:name="connsiteY0" draw:formula="15228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2280*logheight/508111"/><draw:equation draw:name="connsiteX0" draw:formula="0*logwidth/813331"/><draw:equation draw:name="connsiteY0" draw:formula="16179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1790*logheight/508111"/><draw:equation draw:name="connsiteX0" draw:formula="0*logwidth/813331"/><draw:equation draw:name="connsiteY0" draw:formula="161793*logheight/508114"/><draw:equation draw:name="connsiteX1" draw:formula="194206*logwidth/813331"/><draw:equation draw:name="connsiteY1" draw:formula="441439*logheight/508114"/><draw:equation draw:name="connsiteX2" draw:formula="689506*logwidth/813331"/><draw:equation draw:name="connsiteY2" draw:formula="508114*logheight/508114"/><draw:equation draw:name="connsiteX3" draw:formula="813331*logwidth/813331"/><draw:equation draw:name="connsiteY3" draw:formula="317614*logheight/508114"/><draw:equation draw:name="connsiteX4" draw:formula="603380*logwidth/813331"/><draw:equation draw:name="connsiteY4" draw:formula="3*logheight/508114"/><draw:equation draw:name="connsiteX5" draw:formula="370259*logwidth/813331"/><draw:equation draw:name="connsiteY5" draw:formula="0*logheight/508114"/><draw:equation draw:name="connsiteX6" draw:formula="0*logwidth/813331"/><draw:equation draw:name="connsiteY6" draw:formula="161793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7614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2058"/><draw:equation draw:name="connsiteY0" draw:formula="167499*logheight/508114"/><draw:equation draw:name="connsiteX1" draw:formula="180448*logwidth/772058"/><draw:equation draw:name="connsiteY1" draw:formula="441439*logheight/508114"/><draw:equation draw:name="connsiteX2" draw:formula="675748*logwidth/772058"/><draw:equation draw:name="connsiteY2" draw:formula="508114*logheight/508114"/><draw:equation draw:name="connsiteX3" draw:formula="772058*logwidth/772058"/><draw:equation draw:name="connsiteY3" draw:formula="317614*logheight/508114"/><draw:equation draw:name="connsiteX4" draw:formula="589622*logwidth/772058"/><draw:equation draw:name="connsiteY4" draw:formula="3*logheight/508114"/><draw:equation draw:name="connsiteX5" draw:formula="356501*logwidth/772058"/><draw:equation draw:name="connsiteY5" draw:formula="0*logheight/508114"/><draw:equation draw:name="connsiteX6" draw:formula="0*logwidth/772058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8104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51421"/><draw:equation draw:name="connsiteY0" draw:formula="167499*logheight/508114"/><draw:equation draw:name="connsiteX1" draw:formula="180448*logwidth/751421"/><draw:equation draw:name="connsiteY1" draw:formula="441439*logheight/508114"/><draw:equation draw:name="connsiteX2" draw:formula="675748*logwidth/751421"/><draw:equation draw:name="connsiteY2" draw:formula="508114*logheight/508114"/><draw:equation draw:name="connsiteX3" draw:formula="751421*logwidth/751421"/><draw:equation draw:name="connsiteY3" draw:formula="330446*logheight/508114"/><draw:equation draw:name="connsiteX4" draw:formula="589622*logwidth/751421"/><draw:equation draw:name="connsiteY4" draw:formula="3*logheight/508114"/><draw:equation draw:name="connsiteX5" draw:formula="356501*logwidth/751421"/><draw:equation draw:name="connsiteY5" draw:formula="0*logheight/508114"/><draw:equation draw:name="connsiteX6" draw:formula="0*logwidth/751421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5229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07621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3327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6644"/><draw:equation draw:name="connsiteY0" draw:formula="167499*logheight/508114"/><draw:equation draw:name="connsiteX1" draw:formula="180448*logwidth/776644"/><draw:equation draw:name="connsiteY1" draw:formula="441439*logheight/508114"/><draw:equation draw:name="connsiteX2" draw:formula="675748*logwidth/776644"/><draw:equation draw:name="connsiteY2" draw:formula="508114*logheight/508114"/><draw:equation draw:name="connsiteX3" draw:formula="776644*logwidth/776644"/><draw:equation draw:name="connsiteY3" draw:formula="315229*logheight/508114"/><draw:equation draw:name="connsiteX4" draw:formula="589622*logwidth/776644"/><draw:equation draw:name="connsiteY4" draw:formula="3*logheight/508114"/><draw:equation draw:name="connsiteX5" draw:formula="356501*logwidth/776644"/><draw:equation draw:name="connsiteY5" draw:formula="0*logheight/508114"/><draw:equation draw:name="connsiteX6" draw:formula="0*logwidth/776644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9523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73205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3205*logheight/508114"/><draw:equation draw:name="connsiteX0" draw:formula="0*logwidth/735364"/><draw:equation draw:name="connsiteY0" draw:formula="173205*logheight/508114"/><draw:equation draw:name="connsiteX1" draw:formula="180448*logwidth/735364"/><draw:equation draw:name="connsiteY1" draw:formula="441439*logheight/508114"/><draw:equation draw:name="connsiteX2" draw:formula="675748*logwidth/735364"/><draw:equation draw:name="connsiteY2" draw:formula="508114*logheight/508114"/><draw:equation draw:name="connsiteX3" draw:formula="735363*logwidth/735364"/><draw:equation draw:name="connsiteY3" draw:formula="88770*logheight/508114"/><draw:equation draw:name="connsiteX4" draw:formula="589622*logwidth/735364"/><draw:equation draw:name="connsiteY4" draw:formula="3*logheight/508114"/><draw:equation draw:name="connsiteX5" draw:formula="356501*logwidth/735364"/><draw:equation draw:name="connsiteY5" draw:formula="0*logheight/508114"/><draw:equation draw:name="connsiteX6" draw:formula="0*logwidth/735364"/><draw:equation draw:name="connsiteY6" draw:formula="173205*logheight/508114"/><draw:equation draw:name="connsiteX0" draw:formula="461657*logwidth/554914"/><draw:equation draw:name="connsiteY0" draw:formula="171302*logheight/508114"/><draw:equation draw:name="connsiteX1" draw:formula="-1*logwidth/554914"/><draw:equation draw:name="connsiteY1" draw:formula="441439*logheight/508114"/><draw:equation draw:name="connsiteX2" draw:formula="495299*logwidth/554914"/><draw:equation draw:name="connsiteY2" draw:formula="508114*logheight/508114"/><draw:equation draw:name="connsiteX3" draw:formula="554914*logwidth/554914"/><draw:equation draw:name="connsiteY3" draw:formula="88770*logheight/508114"/><draw:equation draw:name="connsiteX4" draw:formula="409173*logwidth/554914"/><draw:equation draw:name="connsiteY4" draw:formula="3*logheight/508114"/><draw:equation draw:name="connsiteX5" draw:formula="176052*logwidth/554914"/><draw:equation draw:name="connsiteY5" draw:formula="0*logheight/508114"/><draw:equation draw:name="connsiteX6" draw:formula="461657*logwidth/554914"/><draw:equation draw:name="connsiteY6" draw:formula="171302*logheight/508114"/><draw:equation draw:name="connsiteX0" draw:formula="461657*logwidth/554914"/><draw:equation draw:name="connsiteY0" draw:formula="171302*logheight/508114"/><draw:equation draw:name="connsiteX1" draw:formula="0*logwidth/554914"/><draw:equation draw:name="connsiteY1" draw:formula="441439*logheight/508114"/><draw:equation draw:name="connsiteX2" draw:formula="495299*logwidth/554914"/><draw:equation draw:name="connsiteY2" draw:formula="508114*logheight/508114"/><draw:equation draw:name="connsiteX3" draw:formula="554914*logwidth/554914"/><draw:equation draw:name="connsiteY3" draw:formula="88770*logheight/508114"/><draw:equation draw:name="connsiteX4" draw:formula="409173*logwidth/554914"/><draw:equation draw:name="connsiteY4" draw:formula="3*logheight/508114"/><draw:equation draw:name="connsiteX5" draw:formula="176052*logwidth/554914"/><draw:equation draw:name="connsiteY5" draw:formula="0*logheight/508114"/><draw:equation draw:name="connsiteX6" draw:formula="461657*logwidth/554914"/><draw:equation draw:name="connsiteY6" draw:formula="171302*logheight/508114"/><draw:equation draw:name="connsiteX0" draw:formula="285605*logwidth/378862"/><draw:equation draw:name="connsiteY0" draw:formula="171302*logheight/508114"/><draw:equation draw:name="connsiteX1" draw:formula="319247*logwidth/378862"/><draw:equation draw:name="connsiteY1" draw:formula="508114*logheight/508114"/><draw:equation draw:name="connsiteX2" draw:formula="378862*logwidth/378862"/><draw:equation draw:name="connsiteY2" draw:formula="88770*logheight/508114"/><draw:equation draw:name="connsiteX3" draw:formula="233121*logwidth/378862"/><draw:equation draw:name="connsiteY3" draw:formula="3*logheight/508114"/><draw:equation draw:name="connsiteX4" draw:formula="0*logwidth/378862"/><draw:equation draw:name="connsiteY4" draw:formula="0*logheight/508114"/><draw:equation draw:name="connsiteX5" draw:formula="285605*logwidth/378862"/><draw:equation draw:name="connsiteY5" draw:formula="171302*logheight/508114"/><draw:equation draw:name="connsiteX0" draw:formula="285605*logwidth/378862"/><draw:equation draw:name="connsiteY0" draw:formula="171302*logheight/508114"/><draw:equation draw:name="connsiteX1" draw:formula="319247*logwidth/378862"/><draw:equation draw:name="connsiteY1" draw:formula="508114*logheight/508114"/><draw:equation draw:name="connsiteX2" draw:formula="378862*logwidth/378862"/><draw:equation draw:name="connsiteY2" draw:formula="88770*logheight/508114"/><draw:equation draw:name="connsiteX3" draw:formula="233121*logwidth/378862"/><draw:equation draw:name="connsiteY3" draw:formula="3*logheight/508114"/><draw:equation draw:name="connsiteX4" draw:formula="0*logwidth/378862"/><draw:equation draw:name="connsiteY4" draw:formula="0*logheight/508114"/><draw:equation draw:name="connsiteX5" draw:formula="285605*logwidth/378862"/><draw:equation draw:name="connsiteY5" draw:formula="171302*logheight/508114"/><draw:equation draw:name="connsiteX0" draw:formula="285605*logwidth/378862"/><draw:equation draw:name="connsiteY0" draw:formula="171302*logheight/171302"/><draw:equation draw:name="connsiteX1" draw:formula="378862*logwidth/378862"/><draw:equation draw:name="connsiteY1" draw:formula="88770*logheight/171302"/><draw:equation draw:name="connsiteX2" draw:formula="233121*logwidth/378862"/><draw:equation draw:name="connsiteY2" draw:formula="3*logheight/171302"/><draw:equation draw:name="connsiteX3" draw:formula="0*logwidth/378862"/><draw:equation draw:name="connsiteY3" draw:formula="0*logheight/171302"/><draw:equation draw:name="connsiteX4" draw:formula="285605*logwidth/378862"/><draw:equation draw:name="connsiteY4" draw:formula="171302*logheight/171302"/><draw:equation draw:name="connsiteX0" draw:formula="285605*logwidth/414105"/><draw:equation draw:name="connsiteY0" draw:formula="171302*logheight/171302"/><draw:equation draw:name="connsiteX1" draw:formula="414105*logwidth/414105"/><draw:equation draw:name="connsiteY1" draw:formula="56651*logheight/171302"/><draw:equation draw:name="connsiteX2" draw:formula="233121*logwidth/414105"/><draw:equation draw:name="connsiteY2" draw:formula="3*logheight/171302"/><draw:equation draw:name="connsiteX3" draw:formula="0*logwidth/414105"/><draw:equation draw:name="connsiteY3" draw:formula="0*logheight/171302"/><draw:equation draw:name="connsiteX4" draw:formula="285605*logwidth/414105"/><draw:equation draw:name="connsiteY4" draw:formula="171302*logheight/171302"/><draw:equation draw:name="connsiteX0" draw:formula="285605*logwidth/414105"/><draw:equation draw:name="connsiteY0" draw:formula="171302*logheight/171302"/><draw:equation draw:name="connsiteX1" draw:formula="414105*logwidth/414105"/><draw:equation draw:name="connsiteY1" draw:formula="56651*logheight/171302"/><draw:equation draw:name="connsiteX2" draw:formula="352066*logwidth/414105"/><draw:equation draw:name="connsiteY2" draw:formula="666*logheight/171302"/><draw:equation draw:name="connsiteX3" draw:formula="0*logwidth/414105"/><draw:equation draw:name="connsiteY3" draw:formula="0*logheight/171302"/><draw:equation draw:name="connsiteX4" draw:formula="285605*logwidth/414105"/><draw:equation draw:name="connsiteY4" draw:formula="171302*logheight/171302"/><draw:equation draw:name="connsiteX0" draw:formula="285605*logwidth/440537"/><draw:equation draw:name="connsiteY0" draw:formula="171302*logheight/171302"/><draw:equation draw:name="connsiteX1" draw:formula="440537*logwidth/440537"/><draw:equation draw:name="connsiteY1" draw:formula="34675*logheight/171302"/><draw:equation draw:name="connsiteX2" draw:formula="352066*logwidth/440537"/><draw:equation draw:name="connsiteY2" draw:formula="666*logheight/171302"/><draw:equation draw:name="connsiteX3" draw:formula="0*logwidth/440537"/><draw:equation draw:name="connsiteY3" draw:formula="0*logheight/171302"/><draw:equation draw:name="connsiteX4" draw:formula="285605*logwidth/440537"/><draw:equation draw:name="connsiteY4" draw:formula="171302*logheight/171302"/><draw:equation draw:name="connsiteX0" draw:formula="285605*logwidth/450459"/><draw:equation draw:name="connsiteY0" draw:formula="171302*logheight/171302"/><draw:equation draw:name="connsiteX1" draw:formula="450459*logwidth/450459"/><draw:equation draw:name="connsiteY1" draw:formula="32984*logheight/171302"/><draw:equation draw:name="connsiteX2" draw:formula="352066*logwidth/450459"/><draw:equation draw:name="connsiteY2" draw:formula="666*logheight/171302"/><draw:equation draw:name="connsiteX3" draw:formula="0*logwidth/450459"/><draw:equation draw:name="connsiteY3" draw:formula="0*logheight/171302"/><draw:equation draw:name="connsiteX4" draw:formula="285605*logwidth/450459"/><draw:equation draw:name="connsiteY4" draw:formula="171302*logheight/171302"/><draw:equation draw:name="connsiteX0" draw:formula="285605*logwidth/450459"/><draw:equation draw:name="connsiteY0" draw:formula="171302*logheight/171302"/><draw:equation draw:name="connsiteX1" draw:formula="450459*logwidth/450459"/><draw:equation draw:name="connsiteY1" draw:formula="36365*logheight/171302"/><draw:equation draw:name="connsiteX2" draw:formula="352066*logwidth/450459"/><draw:equation draw:name="connsiteY2" draw:formula="666*logheight/171302"/><draw:equation draw:name="connsiteX3" draw:formula="0*logwidth/450459"/><draw:equation draw:name="connsiteY3" draw:formula="0*logheight/171302"/><draw:equation draw:name="connsiteX4" draw:formula="285605*logwidth/450459"/><draw:equation draw:name="connsiteY4" draw:formula="171302*logheight/171302"/></draw:enhanced-geometry></draw:custom-shape><draw:custom-shape draw:style-name="gr50" svg:width="1.133cm" svg:height="0.9857cm" svg:x="5.265cm" svg:y="-1.247cm"><draw:enhanced-geometry svg:viewBox="0 0 370817 354887" draw:type="ooxml-non-primitive" drawooo:sub-view-size="370817 354887" draw:text-areas="l t r b" draw:enhanced-path="M 370817 0 L 0 0 21640 229029 114503 354887 370817 0 Z N "><draw:equation draw:name="connsiteX0" draw:formula="0*logwidth/504825"/><draw:equation draw:name="connsiteY0" draw:formula="0*logheight/314325"/><draw:equation draw:name="connsiteX1" draw:formula="0*logwidth/504825"/><draw:equation draw:name="connsiteY1" draw:formula="0*logheight/314325"/><draw:equation draw:name="connsiteX2" draw:formula="180975*logwidth/504825"/><draw:equation draw:name="connsiteY2" draw:formula="314325*logheight/314325"/><draw:equation draw:name="connsiteX3" draw:formula="504825*logwidth/504825"/><draw:equation draw:name="connsiteY3" draw:formula="142875*logheight/314325"/><draw:equation draw:name="connsiteX4" draw:formula="504825*logwidth/504825"/><draw:equation draw:name="connsiteY4" draw:formula="0*logheight/314325"/><draw:equation draw:name="connsiteX5" draw:formula="0*logwidth/5048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048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57175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4765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66725*logwidth/542925"/><draw:equation draw:name="connsiteY3" draw:formula="247650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73861*logwidth/542925"/><draw:equation draw:name="connsiteY3" draw:formula="192099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80996*logwidth/542925"/><draw:equation draw:name="connsiteY3" draw:formula="166738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80996*logwidth/510815"/><draw:equation draw:name="connsiteY3" draw:formula="166853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59590*logwidth/510815"/><draw:equation draw:name="connsiteY3" draw:formula="122772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478705"/><draw:equation draw:name="connsiteY0" draw:formula="115*logheight/330444"/><draw:equation draw:name="connsiteX1" draw:formula="0*logwidth/478705"/><draw:equation draw:name="connsiteY1" draw:formula="115*logheight/330444"/><draw:equation draw:name="connsiteX2" draw:formula="152432*logwidth/478705"/><draw:equation draw:name="connsiteY2" draw:formula="330444*logheight/330444"/><draw:equation draw:name="connsiteX3" draw:formula="459590*logwidth/478705"/><draw:equation draw:name="connsiteY3" draw:formula="122772*logheight/330444"/><draw:equation draw:name="connsiteX4" draw:formula="478705*logwidth/478705"/><draw:equation draw:name="connsiteY4" draw:formula="0*logheight/330444"/><draw:equation draw:name="connsiteX5" draw:formula="0*logwidth/478705"/><draw:equation draw:name="connsiteY5" draw:formula="115*logheight/330444"/><draw:equation draw:name="connsiteX0" draw:formula="0*logwidth/478705"/><draw:equation draw:name="connsiteY0" draw:formula="115*logheight/231954"/><draw:equation draw:name="connsiteX1" draw:formula="0*logwidth/478705"/><draw:equation draw:name="connsiteY1" draw:formula="115*logheight/231954"/><draw:equation draw:name="connsiteX2" draw:formula="10923*logwidth/478705"/><draw:equation draw:name="connsiteY2" draw:formula="231954*logheight/231954"/><draw:equation draw:name="connsiteX3" draw:formula="459590*logwidth/478705"/><draw:equation draw:name="connsiteY3" draw:formula="122772*logheight/231954"/><draw:equation draw:name="connsiteX4" draw:formula="478705*logwidth/478705"/><draw:equation draw:name="connsiteY4" draw:formula="0*logheight/231954"/><draw:equation draw:name="connsiteX5" draw:formula="0*logwidth/478705"/><draw:equation draw:name="connsiteY5" draw:formula="115*logheight/231954"/><draw:equation draw:name="connsiteX0" draw:formula="0*logwidth/478705"/><draw:equation draw:name="connsiteY0" draw:formula="115*logheight/346702"/><draw:equation draw:name="connsiteX1" draw:formula="0*logwidth/478705"/><draw:equation draw:name="connsiteY1" draw:formula="115*logheight/346702"/><draw:equation draw:name="connsiteX2" draw:formula="10923*logwidth/478705"/><draw:equation draw:name="connsiteY2" draw:formula="231954*logheight/346702"/><draw:equation draw:name="connsiteX3" draw:formula="103786*logwidth/478705"/><draw:equation draw:name="connsiteY3" draw:formula="346702*logheight/346702"/><draw:equation draw:name="connsiteX4" draw:formula="478705*logwidth/478705"/><draw:equation draw:name="connsiteY4" draw:formula="0*logheight/346702"/><draw:equation draw:name="connsiteX5" draw:formula="0*logwidth/478705"/><draw:equation draw:name="connsiteY5" draw:formula="115*logheight/346702"/><draw:equation draw:name="connsiteX0" draw:formula="0*logwidth/353669"/><draw:equation draw:name="connsiteY0" draw:formula="0*logheight/346587"/><draw:equation draw:name="connsiteX1" draw:formula="0*logwidth/353669"/><draw:equation draw:name="connsiteY1" draw:formula="0*logheight/346587"/><draw:equation draw:name="connsiteX2" draw:formula="10923*logwidth/353669"/><draw:equation draw:name="connsiteY2" draw:formula="231839*logheight/346587"/><draw:equation draw:name="connsiteX3" draw:formula="103786*logwidth/353669"/><draw:equation draw:name="connsiteY3" draw:formula="346587*logheight/346587"/><draw:equation draw:name="connsiteX4" draw:formula="353670*logwidth/353669"/><draw:equation draw:name="connsiteY4" draw:formula="3060*logheight/346587"/><draw:equation draw:name="connsiteX5" draw:formula="0*logwidth/353669"/><draw:equation draw:name="connsiteY5" draw:formula="0*logheight/346587"/><draw:equation draw:name="connsiteX0" draw:formula="128607*logwidth/353670"/><draw:equation draw:name="connsiteY0" draw:formula="122920*logheight/346587"/><draw:equation draw:name="connsiteX1" draw:formula="0*logwidth/353670"/><draw:equation draw:name="connsiteY1" draw:formula="0*logheight/346587"/><draw:equation draw:name="connsiteX2" draw:formula="10923*logwidth/353670"/><draw:equation draw:name="connsiteY2" draw:formula="231839*logheight/346587"/><draw:equation draw:name="connsiteX3" draw:formula="103786*logwidth/353670"/><draw:equation draw:name="connsiteY3" draw:formula="346587*logheight/346587"/><draw:equation draw:name="connsiteX4" draw:formula="353670*logwidth/353670"/><draw:equation draw:name="connsiteY4" draw:formula="3060*logheight/346587"/><draw:equation draw:name="connsiteX5" draw:formula="128607*logwidth/353670"/><draw:equation draw:name="connsiteY5" draw:formula="122920*logheight/346587"/><draw:equation draw:name="connsiteX0" draw:formula="353670*logwidth/353670"/><draw:equation draw:name="connsiteY0" draw:formula="3060*logheight/346587"/><draw:equation draw:name="connsiteX1" draw:formula="0*logwidth/353670"/><draw:equation draw:name="connsiteY1" draw:formula="0*logheight/346587"/><draw:equation draw:name="connsiteX2" draw:formula="10923*logwidth/353670"/><draw:equation draw:name="connsiteY2" draw:formula="231839*logheight/346587"/><draw:equation draw:name="connsiteX3" draw:formula="103786*logwidth/353670"/><draw:equation draw:name="connsiteY3" draw:formula="346587*logheight/346587"/><draw:equation draw:name="connsiteX4" draw:formula="353670*logwidth/353670"/><draw:equation draw:name="connsiteY4" draw:formula="3060*logheight/346587"/><draw:equation draw:name="connsiteX0" draw:formula="364387*logwidth/364387"/><draw:equation draw:name="connsiteY0" draw:formula="250*logheight/343777"/><draw:equation draw:name="connsiteX1" draw:formula="0*logwidth/364387"/><draw:equation draw:name="connsiteY1" draw:formula="0*logheight/343777"/><draw:equation draw:name="connsiteX2" draw:formula="21640*logwidth/364387"/><draw:equation draw:name="connsiteY2" draw:formula="229029*logheight/343777"/><draw:equation draw:name="connsiteX3" draw:formula="114503*logwidth/364387"/><draw:equation draw:name="connsiteY3" draw:formula="343777*logheight/343777"/><draw:equation draw:name="connsiteX4" draw:formula="364387*logwidth/364387"/><draw:equation draw:name="connsiteY4" draw:formula="250*logheight/343777"/><draw:equation draw:name="connsiteX0" draw:formula="327948*logwidth/327948"/><draw:equation draw:name="connsiteY0" draw:formula="0*logheight/343777"/><draw:equation draw:name="connsiteX1" draw:formula="0*logwidth/327948"/><draw:equation draw:name="connsiteY1" draw:formula="0*logheight/343777"/><draw:equation draw:name="connsiteX2" draw:formula="21640*logwidth/327948"/><draw:equation draw:name="connsiteY2" draw:formula="229029*logheight/343777"/><draw:equation draw:name="connsiteX3" draw:formula="114503*logwidth/327948"/><draw:equation draw:name="connsiteY3" draw:formula="343777*logheight/343777"/><draw:equation draw:name="connsiteX4" draw:formula="327948*logwidth/327948"/><draw:equation draw:name="connsiteY4" draw:formula="0*logheight/343777"/><draw:equation draw:name="connsiteX0" draw:formula="370817*logwidth/370818"/><draw:equation draw:name="connsiteY0" draw:formula="0*logheight/343777"/><draw:equation draw:name="connsiteX1" draw:formula="0*logwidth/370818"/><draw:equation draw:name="connsiteY1" draw:formula="0*logheight/343777"/><draw:equation draw:name="connsiteX2" draw:formula="21640*logwidth/370818"/><draw:equation draw:name="connsiteY2" draw:formula="229029*logheight/343777"/><draw:equation draw:name="connsiteX3" draw:formula="114503*logwidth/370818"/><draw:equation draw:name="connsiteY3" draw:formula="343777*logheight/343777"/><draw:equation draw:name="connsiteX4" draw:formula="370817*logwidth/370818"/><draw:equation draw:name="connsiteY4" draw:formula="0*logheight/343777"/><draw:equation draw:name="connsiteX0" draw:formula="370817*logwidth/370817"/><draw:equation draw:name="connsiteY0" draw:formula="0*logheight/354887"/><draw:equation draw:name="connsiteX1" draw:formula="0*logwidth/370817"/><draw:equation draw:name="connsiteY1" draw:formula="0*logheight/354887"/><draw:equation draw:name="connsiteX2" draw:formula="21640*logwidth/370817"/><draw:equation draw:name="connsiteY2" draw:formula="229029*logheight/354887"/><draw:equation draw:name="connsiteX3" draw:formula="114503*logwidth/370817"/><draw:equation draw:name="connsiteY3" draw:formula="354887*logheight/354887"/><draw:equation draw:name="connsiteX4" draw:formula="370817*logwidth/370817"/><draw:equation draw:name="connsiteY4" draw:formula="0*logheight/354887"/></draw:enhanced-geometry></draw:custom-shape><draw:custom-shape draw:style-name="gr51" svg:width="1.805cm" svg:height="2.115cm" svg:x="16.04cm" svg:y="-0.22cm"><draw:enhanced-geometry svg:viewBox="0 0 632370 764845" draw:type="ooxml-non-primitive" drawooo:sub-view-size="632370 764845" draw:text-areas="l t r b" draw:enhanced-path="M 0 0 L 93397 610710 407626 764845 632370 560831 423877 114204 0 0 Z N "><draw:equation draw:name="connsiteX0" draw:formula="15368*logwidth/868295"/><draw:equation draw:name="connsiteY0" draw:formula="53788*logheight/607038"/><draw:equation draw:name="connsiteX1" draw:formula="0*logwidth/868295"/><draw:equation draw:name="connsiteY1" draw:formula="553250*logheight/607038"/><draw:equation draw:name="connsiteX2" draw:formula="122944*logwidth/868295"/><draw:equation draw:name="connsiteY2" draw:formula="599354*logheight/607038"/><draw:equation draw:name="connsiteX3" draw:formula="722299*logwidth/868295"/><draw:equation draw:name="connsiteY3" draw:formula="607038*logheight/607038"/><draw:equation draw:name="connsiteX4" draw:formula="868295*logwidth/868295"/><draw:equation draw:name="connsiteY4" draw:formula="437990*logheight/607038"/><draw:equation draw:name="connsiteX5" draw:formula="614722*logwidth/868295"/><draw:equation draw:name="connsiteY5" draw:formula="0*logheight/607038"/><draw:equation draw:name="connsiteX6" draw:formula="15368*logwidth/868295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107576*logwidth/852927"/><draw:equation draw:name="connsiteY2" draw:formula="599354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332284*logwidth/852927"/><draw:equation draw:name="connsiteY2" draw:formula="359471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52927"/><draw:equation draw:name="connsiteY0" draw:formula="53788*logheight/607038"/><draw:equation draw:name="connsiteX1" draw:formula="41955*logwidth/852927"/><draw:equation draw:name="connsiteY1" draw:formula="195687*logheight/607038"/><draw:equation draw:name="connsiteX2" draw:formula="272668*logwidth/852927"/><draw:equation draw:name="connsiteY2" draw:formula="408970*logheight/607038"/><draw:equation draw:name="connsiteX3" draw:formula="706931*logwidth/852927"/><draw:equation draw:name="connsiteY3" draw:formula="607038*logheight/607038"/><draw:equation draw:name="connsiteX4" draw:formula="852927*logwidth/852927"/><draw:equation draw:name="connsiteY4" draw:formula="437990*logheight/607038"/><draw:equation draw:name="connsiteX5" draw:formula="599354*logwidth/852927"/><draw:equation draw:name="connsiteY5" draw:formula="0*logheight/607038"/><draw:equation draw:name="connsiteX6" draw:formula="0*logwidth/852927"/><draw:equation draw:name="connsiteY6" draw:formula="53788*logheight/607038"/><draw:equation draw:name="connsiteX0" draw:formula="0*logwidth/834584"/><draw:equation draw:name="connsiteY0" draw:formula="13808*logheight/607038"/><draw:equation draw:name="connsiteX1" draw:formula="23612*logwidth/834584"/><draw:equation draw:name="connsiteY1" draw:formula="195687*logheight/607038"/><draw:equation draw:name="connsiteX2" draw:formula="254325*logwidth/834584"/><draw:equation draw:name="connsiteY2" draw:formula="408970*logheight/607038"/><draw:equation draw:name="connsiteX3" draw:formula="688588*logwidth/834584"/><draw:equation draw:name="connsiteY3" draw:formula="607038*logheight/607038"/><draw:equation draw:name="connsiteX4" draw:formula="834584*logwidth/834584"/><draw:equation draw:name="connsiteY4" draw:formula="437990*logheight/607038"/><draw:equation draw:name="connsiteX5" draw:formula="581011*logwidth/834584"/><draw:equation draw:name="connsiteY5" draw:formula="0*logheight/607038"/><draw:equation draw:name="connsiteX6" draw:formula="0*logwidth/834584"/><draw:equation draw:name="connsiteY6" draw:formula="13808*logheight/607038"/><draw:equation draw:name="connsiteX0" draw:formula="70276*logwidth/904860"/><draw:equation draw:name="connsiteY0" draw:formula="13808*logheight/607038"/><draw:equation draw:name="connsiteX1" draw:formula="0*logwidth/904860"/><draw:equation draw:name="connsiteY1" draw:formula="165226*logheight/607038"/><draw:equation draw:name="connsiteX2" draw:formula="324601*logwidth/904860"/><draw:equation draw:name="connsiteY2" draw:formula="408970*logheight/607038"/><draw:equation draw:name="connsiteX3" draw:formula="758864*logwidth/904860"/><draw:equation draw:name="connsiteY3" draw:formula="607038*logheight/607038"/><draw:equation draw:name="connsiteX4" draw:formula="904860*logwidth/904860"/><draw:equation draw:name="connsiteY4" draw:formula="437990*logheight/607038"/><draw:equation draw:name="connsiteX5" draw:formula="651287*logwidth/904860"/><draw:equation draw:name="connsiteY5" draw:formula="0*logheight/607038"/><draw:equation draw:name="connsiteX6" draw:formula="70276*logwidth/904860"/><draw:equation draw:name="connsiteY6" draw:formula="13808*logheight/607038"/><draw:equation draw:name="connsiteX0" draw:formula="182630*logwidth/1017214"/><draw:equation draw:name="connsiteY0" draw:formula="13808*logheight/607038"/><draw:equation draw:name="connsiteX1" draw:formula="0*logwidth/1017214"/><draw:equation draw:name="connsiteY1" draw:formula="126105*logheight/607038"/><draw:equation draw:name="connsiteX2" draw:formula="436955*logwidth/1017214"/><draw:equation draw:name="connsiteY2" draw:formula="408970*logheight/607038"/><draw:equation draw:name="connsiteX3" draw:formula="871218*logwidth/1017214"/><draw:equation draw:name="connsiteY3" draw:formula="607038*logheight/607038"/><draw:equation draw:name="connsiteX4" draw:formula="1017214*logwidth/1017214"/><draw:equation draw:name="connsiteY4" draw:formula="437990*logheight/607038"/><draw:equation draw:name="connsiteX5" draw:formula="763641*logwidth/1017214"/><draw:equation draw:name="connsiteY5" draw:formula="0*logheight/607038"/><draw:equation draw:name="connsiteX6" draw:formula="182630*logwidth/1017214"/><draw:equation draw:name="connsiteY6" draw:formula="13808*logheight/607038"/><draw:equation draw:name="connsiteX0" draw:formula="45771*logwidth/1017214"/><draw:equation draw:name="connsiteY0" draw:formula="27216*logheight/607038"/><draw:equation draw:name="connsiteX1" draw:formula="0*logwidth/1017214"/><draw:equation draw:name="connsiteY1" draw:formula="126105*logheight/607038"/><draw:equation draw:name="connsiteX2" draw:formula="436955*logwidth/1017214"/><draw:equation draw:name="connsiteY2" draw:formula="408970*logheight/607038"/><draw:equation draw:name="connsiteX3" draw:formula="871218*logwidth/1017214"/><draw:equation draw:name="connsiteY3" draw:formula="607038*logheight/607038"/><draw:equation draw:name="connsiteX4" draw:formula="1017214*logwidth/1017214"/><draw:equation draw:name="connsiteY4" draw:formula="437990*logheight/607038"/><draw:equation draw:name="connsiteX5" draw:formula="763641*logwidth/1017214"/><draw:equation draw:name="connsiteY5" draw:formula="0*logheight/607038"/><draw:equation draw:name="connsiteX6" draw:formula="45771*logwidth/1017214"/><draw:equation draw:name="connsiteY6" draw:formula="27216*logheight/607038"/><draw:equation draw:name="connsiteX0" draw:formula="45771*logwidth/1017214"/><draw:equation draw:name="connsiteY0" draw:formula="62655*logheight/642477"/><draw:equation draw:name="connsiteX1" draw:formula="0*logwidth/1017214"/><draw:equation draw:name="connsiteY1" draw:formula="161544*logheight/642477"/><draw:equation draw:name="connsiteX2" draw:formula="436955*logwidth/1017214"/><draw:equation draw:name="connsiteY2" draw:formula="444409*logheight/642477"/><draw:equation draw:name="connsiteX3" draw:formula="871218*logwidth/1017214"/><draw:equation draw:name="connsiteY3" draw:formula="642477*logheight/642477"/><draw:equation draw:name="connsiteX4" draw:formula="1017214*logwidth/1017214"/><draw:equation draw:name="connsiteY4" draw:formula="473429*logheight/642477"/><draw:equation draw:name="connsiteX5" draw:formula="729246*logwidth/1017214"/><draw:equation draw:name="connsiteY5" draw:formula="0*logheight/642477"/><draw:equation draw:name="connsiteX6" draw:formula="45771*logwidth/1017214"/><draw:equation draw:name="connsiteY6" draw:formula="62655*logheight/642477"/><draw:equation draw:name="connsiteX0" draw:formula="45771*logwidth/1017214"/><draw:equation draw:name="connsiteY0" draw:formula="62655*logheight/642477"/><draw:equation draw:name="connsiteX1" draw:formula="0*logwidth/1017214"/><draw:equation draw:name="connsiteY1" draw:formula="161544*logheight/642477"/><draw:equation draw:name="connsiteX2" draw:formula="198490*logwidth/1017214"/><draw:equation draw:name="connsiteY2" draw:formula="231127*logheight/642477"/><draw:equation draw:name="connsiteX3" draw:formula="871218*logwidth/1017214"/><draw:equation draw:name="connsiteY3" draw:formula="642477*logheight/642477"/><draw:equation draw:name="connsiteX4" draw:formula="1017214*logwidth/1017214"/><draw:equation draw:name="connsiteY4" draw:formula="473429*logheight/642477"/><draw:equation draw:name="connsiteX5" draw:formula="729246*logwidth/1017214"/><draw:equation draw:name="connsiteY5" draw:formula="0*logheight/642477"/><draw:equation draw:name="connsiteX6" draw:formula="45771*logwidth/1017214"/><draw:equation draw:name="connsiteY6" draw:formula="62655*logheight/642477"/><draw:equation draw:name="connsiteX0" draw:formula="0*logwidth/971443"/><draw:equation draw:name="connsiteY0" draw:formula="62655*logheight/642477"/><draw:equation draw:name="connsiteX1" draw:formula="66583*logwidth/971443"/><draw:equation draw:name="connsiteY1" draw:formula="203428*logheight/642477"/><draw:equation draw:name="connsiteX2" draw:formula="152719*logwidth/971443"/><draw:equation draw:name="connsiteY2" draw:formula="231127*logheight/642477"/><draw:equation draw:name="connsiteX3" draw:formula="825447*logwidth/971443"/><draw:equation draw:name="connsiteY3" draw:formula="642477*logheight/642477"/><draw:equation draw:name="connsiteX4" draw:formula="971443*logwidth/971443"/><draw:equation draw:name="connsiteY4" draw:formula="473429*logheight/642477"/><draw:equation draw:name="connsiteX5" draw:formula="683475*logwidth/971443"/><draw:equation draw:name="connsiteY5" draw:formula="0*logheight/642477"/><draw:equation draw:name="connsiteX6" draw:formula="0*logwidth/971443"/><draw:equation draw:name="connsiteY6" draw:formula="62655*logheight/642477"/><draw:equation draw:name="connsiteX0" draw:formula="87922*logwidth/904860"/><draw:equation draw:name="connsiteY0" draw:formula="0*logheight/724899"/><draw:equation draw:name="connsiteX1" draw:formula="0*logwidth/904860"/><draw:equation draw:name="connsiteY1" draw:formula="285850*logheight/724899"/><draw:equation draw:name="connsiteX2" draw:formula="86136*logwidth/904860"/><draw:equation draw:name="connsiteY2" draw:formula="313549*logheight/724899"/><draw:equation draw:name="connsiteX3" draw:formula="758864*logwidth/904860"/><draw:equation draw:name="connsiteY3" draw:formula="724899*logheight/724899"/><draw:equation draw:name="connsiteX4" draw:formula="904860*logwidth/904860"/><draw:equation draw:name="connsiteY4" draw:formula="555851*logheight/724899"/><draw:equation draw:name="connsiteX5" draw:formula="616892*logwidth/904860"/><draw:equation draw:name="connsiteY5" draw:formula="82422*logheight/724899"/><draw:equation draw:name="connsiteX6" draw:formula="87922*logwidth/904860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170975*logwidth/989699"/><draw:equation draw:name="connsiteY2" draw:formula="313549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701731*logwidth/989699"/><draw:equation draw:name="connsiteY5" draw:formula="82422*logheight/724899"/><draw:equation draw:name="connsiteX6" draw:formula="172761*logwidth/989699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319586*logwidth/989699"/><draw:equation draw:name="connsiteY2" draw:formula="633222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701731*logwidth/989699"/><draw:equation draw:name="connsiteY5" draw:formula="82422*logheight/724899"/><draw:equation draw:name="connsiteX6" draw:formula="172761*logwidth/989699"/><draw:equation draw:name="connsiteY6" draw:formula="0*logheight/724899"/><draw:equation draw:name="connsiteX0" draw:formula="172761*logwidth/989699"/><draw:equation draw:name="connsiteY0" draw:formula="0*logheight/724899"/><draw:equation draw:name="connsiteX1" draw:formula="0*logwidth/989699"/><draw:equation draw:name="connsiteY1" draw:formula="655207*logheight/724899"/><draw:equation draw:name="connsiteX2" draw:formula="319586*logwidth/989699"/><draw:equation draw:name="connsiteY2" draw:formula="633222*logheight/724899"/><draw:equation draw:name="connsiteX3" draw:formula="843703*logwidth/989699"/><draw:equation draw:name="connsiteY3" draw:formula="724899*logheight/724899"/><draw:equation draw:name="connsiteX4" draw:formula="989699*logwidth/989699"/><draw:equation draw:name="connsiteY4" draw:formula="555851*logheight/724899"/><draw:equation draw:name="connsiteX5" draw:formula="358910*logwidth/989699"/><draw:equation draw:name="connsiteY5" draw:formula="112303*logheight/724899"/><draw:equation draw:name="connsiteX6" draw:formula="172761*logwidth/989699"/><draw:equation draw:name="connsiteY6" draw:formula="0*logheight/724899"/><draw:equation draw:name="connsiteX0" draw:formula="172761*logwidth/843703"/><draw:equation draw:name="connsiteY0" draw:formula="0*logheight/724899"/><draw:equation draw:name="connsiteX1" draw:formula="0*logwidth/843703"/><draw:equation draw:name="connsiteY1" draw:formula="655207*logheight/724899"/><draw:equation draw:name="connsiteX2" draw:formula="319586*logwidth/843703"/><draw:equation draw:name="connsiteY2" draw:formula="633222*logheight/724899"/><draw:equation draw:name="connsiteX3" draw:formula="843703*logwidth/843703"/><draw:equation draw:name="connsiteY3" draw:formula="724899*logheight/724899"/><draw:equation draw:name="connsiteX4" draw:formula="455146*logwidth/843703"/><draw:equation draw:name="connsiteY4" draw:formula="525389*logheight/724899"/><draw:equation draw:name="connsiteX5" draw:formula="358910*logwidth/843703"/><draw:equation draw:name="connsiteY5" draw:formula="112303*logheight/724899"/><draw:equation draw:name="connsiteX6" draw:formula="172761*logwidth/843703"/><draw:equation draw:name="connsiteY6" draw:formula="0*logheight/724899"/><draw:equation draw:name="connsiteX0" draw:formula="172761*logwidth/455146"/><draw:equation draw:name="connsiteY0" draw:formula="0*logheight/655207"/><draw:equation draw:name="connsiteX1" draw:formula="0*logwidth/455146"/><draw:equation draw:name="connsiteY1" draw:formula="655207*logheight/655207"/><draw:equation draw:name="connsiteX2" draw:formula="319586*logwidth/455146"/><draw:equation draw:name="connsiteY2" draw:formula="633222*logheight/655207"/><draw:equation draw:name="connsiteX3" draw:formula="455146*logwidth/455146"/><draw:equation draw:name="connsiteY3" draw:formula="525389*logheight/655207"/><draw:equation draw:name="connsiteX4" draw:formula="358910*logwidth/455146"/><draw:equation draw:name="connsiteY4" draw:formula="112303*logheight/655207"/><draw:equation draw:name="connsiteX5" draw:formula="172761*logwidth/455146"/><draw:equation draw:name="connsiteY5" draw:formula="0*logheight/655207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319586*logwidth/542278"/><draw:equation draw:name="connsiteY2" draw:formula="633222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358912*logwidth/542278"/><draw:equation draw:name="connsiteY2" draw:formula="700548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542278"/><draw:equation draw:name="connsiteY0" draw:formula="0*logheight/700548"/><draw:equation draw:name="connsiteX1" draw:formula="0*logwidth/542278"/><draw:equation draw:name="connsiteY1" draw:formula="655207*logheight/700548"/><draw:equation draw:name="connsiteX2" draw:formula="455148*logwidth/542278"/><draw:equation draw:name="connsiteY2" draw:formula="633222*logheight/700548"/><draw:equation draw:name="connsiteX3" draw:formula="542278*logwidth/542278"/><draw:equation draw:name="connsiteY3" draw:formula="700548*logheight/700548"/><draw:equation draw:name="connsiteX4" draw:formula="358910*logwidth/542278"/><draw:equation draw:name="connsiteY4" draw:formula="112303*logheight/700548"/><draw:equation draw:name="connsiteX5" draw:formula="172761*logwidth/542278"/><draw:equation draw:name="connsiteY5" draw:formula="0*logheight/700548"/><draw:equation draw:name="connsiteX0" draw:formula="172761*logwidth/455148"/><draw:equation draw:name="connsiteY0" draw:formula="0*logheight/655207"/><draw:equation draw:name="connsiteX1" draw:formula="0*logwidth/455148"/><draw:equation draw:name="connsiteY1" draw:formula="655207*logheight/655207"/><draw:equation draw:name="connsiteX2" draw:formula="455148*logwidth/455148"/><draw:equation draw:name="connsiteY2" draw:formula="633222*logheight/655207"/><draw:equation draw:name="connsiteX3" draw:formula="358910*logwidth/455148"/><draw:equation draw:name="connsiteY3" draw:formula="112303*logheight/655207"/><draw:equation draw:name="connsiteX4" draw:formula="172761*logwidth/455148"/><draw:equation draw:name="connsiteY4" draw:formula="0*logheight/655207"/><draw:equation draw:name="connsiteX0" draw:formula="352077*logwidth/634464"/><draw:equation draw:name="connsiteY0" draw:formula="0*logheight/674421"/><draw:equation draw:name="connsiteX1" draw:formula="0*logwidth/634464"/><draw:equation draw:name="connsiteY1" draw:formula="674421*logheight/674421"/><draw:equation draw:name="connsiteX2" draw:formula="634464*logwidth/634464"/><draw:equation draw:name="connsiteY2" draw:formula="633222*logheight/674421"/><draw:equation draw:name="connsiteX3" draw:formula="538226*logwidth/634464"/><draw:equation draw:name="connsiteY3" draw:formula="112303*logheight/674421"/><draw:equation draw:name="connsiteX4" draw:formula="352077*logwidth/634464"/><draw:equation draw:name="connsiteY4" draw:formula="0*logheight/674421"/><draw:equation draw:name="connsiteX0" draw:formula="352077*logwidth/1028371"/><draw:equation draw:name="connsiteY0" draw:formula="0*logheight/674421"/><draw:equation draw:name="connsiteX1" draw:formula="0*logwidth/1028371"/><draw:equation draw:name="connsiteY1" draw:formula="674421*logheight/674421"/><draw:equation draw:name="connsiteX2" draw:formula="634464*logwidth/1028371"/><draw:equation draw:name="connsiteY2" draw:formula="633222*logheight/674421"/><draw:equation draw:name="connsiteX3" draw:formula="1028371*logwidth/1028371"/><draw:equation draw:name="connsiteY3" draw:formula="196634*logheight/674421"/><draw:equation draw:name="connsiteX4" draw:formula="352077*logwidth/1028371"/><draw:equation draw:name="connsiteY4" draw:formula="0*logheight/674421"/><draw:equation draw:name="connsiteX0" draw:formula="349211*logwidth/1028371"/><draw:equation draw:name="connsiteY0" draw:formula="0*logheight/674421"/><draw:equation draw:name="connsiteX1" draw:formula="0*logwidth/1028371"/><draw:equation draw:name="connsiteY1" draw:formula="674421*logheight/674421"/><draw:equation draw:name="connsiteX2" draw:formula="634464*logwidth/1028371"/><draw:equation draw:name="connsiteY2" draw:formula="633222*logheight/674421"/><draw:equation draw:name="connsiteX3" draw:formula="1028371*logwidth/1028371"/><draw:equation draw:name="connsiteY3" draw:formula="196634*logheight/674421"/><draw:equation draw:name="connsiteX4" draw:formula="349211*logwidth/1028371"/><draw:equation draw:name="connsiteY4" draw:formula="0*logheight/674421"/><draw:equation draw:name="connsiteX0" draw:formula="349211*logwidth/1234609"/><draw:equation draw:name="connsiteY0" draw:formula="0*logheight/674421"/><draw:equation draw:name="connsiteX1" draw:formula="0*logwidth/1234609"/><draw:equation draw:name="connsiteY1" draw:formula="674421*logheight/674421"/><draw:equation draw:name="connsiteX2" draw:formula="634464*logwidth/1234609"/><draw:equation draw:name="connsiteY2" draw:formula="633222*logheight/674421"/><draw:equation draw:name="connsiteX3" draw:formula="1234609*logwidth/1234609"/><draw:equation draw:name="connsiteY3" draw:formula="72654*logheight/674421"/><draw:equation draw:name="connsiteX4" draw:formula="349211*logwidth/1234609"/><draw:equation draw:name="connsiteY4" draw:formula="0*logheight/674421"/><draw:equation draw:name="connsiteX0" draw:formula="349211*logwidth/681357"/><draw:equation draw:name="connsiteY0" draw:formula="0*logheight/674421"/><draw:equation draw:name="connsiteX1" draw:formula="0*logwidth/681357"/><draw:equation draw:name="connsiteY1" draw:formula="674421*logheight/674421"/><draw:equation draw:name="connsiteX2" draw:formula="634464*logwidth/681357"/><draw:equation draw:name="connsiteY2" draw:formula="633222*logheight/674421"/><draw:equation draw:name="connsiteX3" draw:formula="681357*logwidth/681357"/><draw:equation draw:name="connsiteY3" draw:formula="90385*logheight/674421"/><draw:equation draw:name="connsiteX4" draw:formula="349211*logwidth/681357"/><draw:equation draw:name="connsiteY4" draw:formula="0*logheight/674421"/><draw:equation draw:name="connsiteX0" draw:formula="349211*logwidth/658426"/><draw:equation draw:name="connsiteY0" draw:formula="0*logheight/674421"/><draw:equation draw:name="connsiteX1" draw:formula="0*logwidth/658426"/><draw:equation draw:name="connsiteY1" draw:formula="674421*logheight/674421"/><draw:equation draw:name="connsiteX2" draw:formula="634464*logwidth/658426"/><draw:equation draw:name="connsiteY2" draw:formula="633222*logheight/674421"/><draw:equation draw:name="connsiteX3" draw:formula="658426*logwidth/658426"/><draw:equation draw:name="connsiteY3" draw:formula="48163*logheight/674421"/><draw:equation draw:name="connsiteX4" draw:formula="349211*logwidth/658426"/><draw:equation draw:name="connsiteY4" draw:formula="0*logheight/674421"/><draw:equation draw:name="connsiteX0" draw:formula="349211*logwidth/658426"/><draw:equation draw:name="connsiteY0" draw:formula="0*logheight/674421"/><draw:equation draw:name="connsiteX1" draw:formula="0*logwidth/658426"/><draw:equation draw:name="connsiteY1" draw:formula="674421*logheight/674421"/><draw:equation draw:name="connsiteX2" draw:formula="634464*logwidth/658426"/><draw:equation draw:name="connsiteY2" draw:formula="633222*logheight/674421"/><draw:equation draw:name="connsiteX3" draw:formula="658426*logwidth/658426"/><draw:equation draw:name="connsiteY3" draw:formula="46259*logheight/674421"/><draw:equation draw:name="connsiteX4" draw:formula="349211*logwidth/658426"/><draw:equation draw:name="connsiteY4" draw:formula="0*logheight/674421"/><draw:equation draw:name="connsiteX0" draw:formula="349211*logwidth/898167"/><draw:equation draw:name="connsiteY0" draw:formula="0*logheight/674421"/><draw:equation draw:name="connsiteX1" draw:formula="0*logwidth/898167"/><draw:equation draw:name="connsiteY1" draw:formula="674421*logheight/674421"/><draw:equation draw:name="connsiteX2" draw:formula="898167*logwidth/898167"/><draw:equation draw:name="connsiteY2" draw:formula="652292*logheight/674421"/><draw:equation draw:name="connsiteX3" draw:formula="658426*logwidth/898167"/><draw:equation draw:name="connsiteY3" draw:formula="46259*logheight/674421"/><draw:equation draw:name="connsiteX4" draw:formula="349211*logwidth/898167"/><draw:equation draw:name="connsiteY4" draw:formula="0*logheight/674421"/><draw:equation draw:name="connsiteX0" draw:formula="349211*logwidth/801848"/><draw:equation draw:name="connsiteY0" draw:formula="0*logheight/674421"/><draw:equation draw:name="connsiteX1" draw:formula="0*logwidth/801848"/><draw:equation draw:name="connsiteY1" draw:formula="674421*logheight/674421"/><draw:equation draw:name="connsiteX2" draw:formula="801848*logwidth/801848"/><draw:equation draw:name="connsiteY2" draw:formula="644660*logheight/674421"/><draw:equation draw:name="connsiteX3" draw:formula="658426*logwidth/801848"/><draw:equation draw:name="connsiteY3" draw:formula="46259*logheight/674421"/><draw:equation draw:name="connsiteX4" draw:formula="349211*logwidth/801848"/><draw:equation draw:name="connsiteY4" draw:formula="0*logheight/674421"/><draw:equation draw:name="connsiteX0" draw:formula="349211*logwidth/710116"/><draw:equation draw:name="connsiteY0" draw:formula="0*logheight/674421"/><draw:equation draw:name="connsiteX1" draw:formula="0*logwidth/710116"/><draw:equation draw:name="connsiteY1" draw:formula="674421*logheight/674421"/><draw:equation draw:name="connsiteX2" draw:formula="710116*logwidth/710116"/><draw:equation draw:name="connsiteY2" draw:formula="652292*logheight/674421"/><draw:equation draw:name="connsiteX3" draw:formula="658426*logwidth/710116"/><draw:equation draw:name="connsiteY3" draw:formula="46259*logheight/674421"/><draw:equation draw:name="connsiteX4" draw:formula="349211*logwidth/710116"/><draw:equation draw:name="connsiteY4" draw:formula="0*logheight/674421"/><draw:equation draw:name="connsiteX0" draw:formula="349211*logwidth/710116"/><draw:equation draw:name="connsiteY0" draw:formula="0*logheight/674421"/><draw:equation draw:name="connsiteX1" draw:formula="0*logwidth/710116"/><draw:equation draw:name="connsiteY1" draw:formula="674421*logheight/674421"/><draw:equation draw:name="connsiteX2" draw:formula="710116*logwidth/710116"/><draw:equation draw:name="connsiteY2" draw:formula="652292*logheight/674421"/><draw:equation draw:name="connsiteX3" draw:formula="681358*logwidth/710116"/><draw:equation draw:name="connsiteY3" draw:formula="90164*logheight/674421"/><draw:equation draw:name="connsiteX4" draw:formula="349211*logwidth/710116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52292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40838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76622"/><draw:equation draw:name="connsiteY0" draw:formula="0*logheight/674421"/><draw:equation draw:name="connsiteX1" draw:formula="0*logwidth/776622"/><draw:equation draw:name="connsiteY1" draw:formula="674421*logheight/674421"/><draw:equation draw:name="connsiteX2" draw:formula="776622*logwidth/776622"/><draw:equation draw:name="connsiteY2" draw:formula="642747*logheight/674421"/><draw:equation draw:name="connsiteX3" draw:formula="681358*logwidth/776622"/><draw:equation draw:name="connsiteY3" draw:formula="90164*logheight/674421"/><draw:equation draw:name="connsiteX4" draw:formula="349211*logwidth/776622"/><draw:equation draw:name="connsiteY4" draw:formula="0*logheight/674421"/><draw:equation draw:name="connsiteX0" draw:formula="349211*logwidth/758276"/><draw:equation draw:name="connsiteY0" draw:formula="0*logheight/764517"/><draw:equation draw:name="connsiteX1" draw:formula="0*logwidth/758276"/><draw:equation draw:name="connsiteY1" draw:formula="674421*logheight/764517"/><draw:equation draw:name="connsiteX2" draw:formula="758276*logwidth/758276"/><draw:equation draw:name="connsiteY2" draw:formula="764517*logheight/764517"/><draw:equation draw:name="connsiteX3" draw:formula="681358*logwidth/758276"/><draw:equation draw:name="connsiteY3" draw:formula="90164*logheight/764517"/><draw:equation draw:name="connsiteX4" draw:formula="349211*logwidth/758276"/><draw:equation draw:name="connsiteY4" draw:formula="0*logheight/764517"/><draw:equation draw:name="connsiteX0" draw:formula="349211*logwidth/681358"/><draw:equation draw:name="connsiteY0" draw:formula="0*logheight/674421"/><draw:equation draw:name="connsiteX1" draw:formula="0*logwidth/681358"/><draw:equation draw:name="connsiteY1" draw:formula="674421*logheight/674421"/><draw:equation draw:name="connsiteX2" draw:formula="658225*logwidth/681358"/><draw:equation draw:name="connsiteY2" draw:formula="647995*logheight/674421"/><draw:equation draw:name="connsiteX3" draw:formula="681358*logwidth/681358"/><draw:equation draw:name="connsiteY3" draw:formula="90164*logheight/674421"/><draw:equation draw:name="connsiteX4" draw:formula="349211*logwidth/681358"/><draw:equation draw:name="connsiteY4" draw:formula="0*logheight/674421"/><draw:equation draw:name="connsiteX0" draw:formula="349211*logwidth/681358"/><draw:equation draw:name="connsiteY0" draw:formula="0*logheight/696387"/><draw:equation draw:name="connsiteX1" draw:formula="0*logwidth/681358"/><draw:equation draw:name="connsiteY1" draw:formula="674421*logheight/696387"/><draw:equation draw:name="connsiteX2" draw:formula="628412*logwidth/681358"/><draw:equation draw:name="connsiteY2" draw:formula="696387*logheight/696387"/><draw:equation draw:name="connsiteX3" draw:formula="681358*logwidth/681358"/><draw:equation draw:name="connsiteY3" draw:formula="90164*logheight/696387"/><draw:equation draw:name="connsiteX4" draw:formula="349211*logwidth/681358"/><draw:equation draw:name="connsiteY4" draw:formula="0*logheight/696387"/><draw:equation draw:name="connsiteX0" draw:formula="349211*logwidth/756837"/><draw:equation draw:name="connsiteY0" draw:formula="0*logheight/674421"/><draw:equation draw:name="connsiteX1" draw:formula="0*logwidth/756837"/><draw:equation draw:name="connsiteY1" draw:formula="674421*logheight/674421"/><draw:equation draw:name="connsiteX2" draw:formula="756837*logwidth/756837"/><draw:equation draw:name="connsiteY2" draw:formula="541159*logheight/674421"/><draw:equation draw:name="connsiteX3" draw:formula="681358*logwidth/756837"/><draw:equation draw:name="connsiteY3" draw:formula="90164*logheight/674421"/><draw:equation draw:name="connsiteX4" draw:formula="349211*logwidth/756837"/><draw:equation draw:name="connsiteY4" draw:formula="0*logheight/674421"/><draw:equation draw:name="connsiteX0" draw:formula="349211*logwidth/756837"/><draw:equation draw:name="connsiteY0" draw:formula="0*logheight/674421"/><draw:equation draw:name="connsiteX1" draw:formula="0*logwidth/756837"/><draw:equation draw:name="connsiteY1" draw:formula="674421*logheight/674421"/><draw:equation draw:name="connsiteX2" draw:formula="460999*logwidth/756837"/><draw:equation draw:name="connsiteY2" draw:formula="590832*logheight/674421"/><draw:equation draw:name="connsiteX3" draw:formula="756837*logwidth/756837"/><draw:equation draw:name="connsiteY3" draw:formula="541159*logheight/674421"/><draw:equation draw:name="connsiteX4" draw:formula="681358*logwidth/756837"/><draw:equation draw:name="connsiteY4" draw:formula="90164*logheight/674421"/><draw:equation draw:name="connsiteX5" draw:formula="349211*logwidth/756837"/><draw:equation draw:name="connsiteY5" draw:formula="0*logheight/674421"/><draw:equation draw:name="connsiteX0" draw:formula="349211*logwidth/756837"/><draw:equation draw:name="connsiteY0" draw:formula="0*logheight/695909"/><draw:equation draw:name="connsiteX1" draw:formula="0*logwidth/756837"/><draw:equation draw:name="connsiteY1" draw:formula="674421*logheight/695909"/><draw:equation draw:name="connsiteX2" draw:formula="628411*logwidth/756837"/><draw:equation draw:name="connsiteY2" draw:formula="695909*logheight/695909"/><draw:equation draw:name="connsiteX3" draw:formula="756837*logwidth/756837"/><draw:equation draw:name="connsiteY3" draw:formula="541159*logheight/695909"/><draw:equation draw:name="connsiteX4" draw:formula="681358*logwidth/756837"/><draw:equation draw:name="connsiteY4" draw:formula="90164*logheight/695909"/><draw:equation draw:name="connsiteX5" draw:formula="349211*logwidth/756837"/><draw:equation draw:name="connsiteY5" draw:formula="0*logheight/695909"/><draw:equation draw:name="connsiteX0" draw:formula="349211*logwidth/756837"/><draw:equation draw:name="connsiteY0" draw:formula="0*logheight/695909"/><draw:equation draw:name="connsiteX1" draw:formula="0*logwidth/756837"/><draw:equation draw:name="connsiteY1" draw:formula="674421*logheight/695909"/><draw:equation draw:name="connsiteX2" draw:formula="756837*logwidth/756837"/><draw:equation draw:name="connsiteY2" draw:formula="695909*logheight/695909"/><draw:equation draw:name="connsiteX3" draw:formula="756837*logwidth/756837"/><draw:equation draw:name="connsiteY3" draw:formula="541159*logheight/695909"/><draw:equation draw:name="connsiteX4" draw:formula="681358*logwidth/756837"/><draw:equation draw:name="connsiteY4" draw:formula="90164*logheight/695909"/><draw:equation draw:name="connsiteX5" draw:formula="349211*logwidth/756837"/><draw:equation draw:name="connsiteY5" draw:formula="0*logheight/695909"/><draw:equation draw:name="connsiteX0" draw:formula="349211*logwidth/756837"/><draw:equation draw:name="connsiteY0" draw:formula="0*logheight/764845"/><draw:equation draw:name="connsiteX1" draw:formula="0*logwidth/756837"/><draw:equation draw:name="connsiteY1" draw:formula="674421*logheight/764845"/><draw:equation draw:name="connsiteX2" draw:formula="756837*logwidth/756837"/><draw:equation draw:name="connsiteY2" draw:formula="764845*logheight/764845"/><draw:equation draw:name="connsiteX3" draw:formula="756837*logwidth/756837"/><draw:equation draw:name="connsiteY3" draw:formula="541159*logheight/764845"/><draw:equation draw:name="connsiteX4" draw:formula="681358*logwidth/756837"/><draw:equation draw:name="connsiteY4" draw:formula="90164*logheight/764845"/><draw:equation draw:name="connsiteX5" draw:formula="349211*logwidth/756837"/><draw:equation draw:name="connsiteY5" draw:formula="0*logheight/764845"/><draw:equation draw:name="connsiteX0" draw:formula="0*logwidth/407626"/><draw:equation draw:name="connsiteY0" draw:formula="0*logheight/764845"/><draw:equation draw:name="connsiteX1" draw:formula="93397*logwidth/407626"/><draw:equation draw:name="connsiteY1" draw:formula="610710*logheight/764845"/><draw:equation draw:name="connsiteX2" draw:formula="407626*logwidth/407626"/><draw:equation draw:name="connsiteY2" draw:formula="764845*logheight/764845"/><draw:equation draw:name="connsiteX3" draw:formula="407626*logwidth/407626"/><draw:equation draw:name="connsiteY3" draw:formula="541159*logheight/764845"/><draw:equation draw:name="connsiteX4" draw:formula="332147*logwidth/407626"/><draw:equation draw:name="connsiteY4" draw:formula="90164*logheight/764845"/><draw:equation draw:name="connsiteX5" draw:formula="0*logwidth/407626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5999*logheight/764845"/><draw:equation draw:name="connsiteX4" draw:formula="332147*logwidth/632370"/><draw:equation draw:name="connsiteY4" draw:formula="9016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5999*logheight/764845"/><draw:equation draw:name="connsiteX4" draw:formula="419292*logwidth/632370"/><draw:equation draw:name="connsiteY4" draw:formula="11420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9822*logheight/764845"/><draw:equation draw:name="connsiteX4" draw:formula="419292*logwidth/632370"/><draw:equation draw:name="connsiteY4" draw:formula="11420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9822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43837"/><draw:equation draw:name="connsiteY0" draw:formula="0*logheight/764845"/><draw:equation draw:name="connsiteX1" draw:formula="93397*logwidth/643837"/><draw:equation draw:name="connsiteY1" draw:formula="610710*logheight/764845"/><draw:equation draw:name="connsiteX2" draw:formula="407626*logwidth/643837"/><draw:equation draw:name="connsiteY2" draw:formula="764845*logheight/764845"/><draw:equation draw:name="connsiteX3" draw:formula="643837*logwidth/643837"/><draw:equation draw:name="connsiteY3" draw:formula="579525*logheight/764845"/><draw:equation draw:name="connsiteX4" draw:formula="430759*logwidth/643837"/><draw:equation draw:name="connsiteY4" draw:formula="125673*logheight/764845"/><draw:equation draw:name="connsiteX5" draw:formula="0*logwidth/643837"/><draw:equation draw:name="connsiteY5" draw:formula="0*logheight/764845"/><draw:equation draw:name="connsiteX0" draw:formula="0*logwidth/643837"/><draw:equation draw:name="connsiteY0" draw:formula="0*logheight/764845"/><draw:equation draw:name="connsiteX1" draw:formula="93397*logwidth/643837"/><draw:equation draw:name="connsiteY1" draw:formula="610710*logheight/764845"/><draw:equation draw:name="connsiteX2" draw:formula="407626*logwidth/643837"/><draw:equation draw:name="connsiteY2" draw:formula="764845*logheight/764845"/><draw:equation draw:name="connsiteX3" draw:formula="643837*logwidth/643837"/><draw:equation draw:name="connsiteY3" draw:formula="562322*logheight/764845"/><draw:equation draw:name="connsiteX4" draw:formula="430759*logwidth/643837"/><draw:equation draw:name="connsiteY4" draw:formula="125673*logheight/764845"/><draw:equation draw:name="connsiteX5" draw:formula="0*logwidth/643837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51274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51274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30759*logwidth/632370"/><draw:equation draw:name="connsiteY4" draw:formula="125673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85798*logwidth/632370"/><draw:equation draw:name="connsiteY4" draw:formula="137062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42225*logwidth/632370"/><draw:equation draw:name="connsiteY4" draw:formula="125594*logheight/764845"/><draw:equation draw:name="connsiteX5" draw:formula="0*logwidth/632370"/><draw:equation draw:name="connsiteY5" draw:formula="0*logheight/764845"/><draw:equation draw:name="connsiteX0" draw:formula="0*logwidth/632370"/><draw:equation draw:name="connsiteY0" draw:formula="0*logheight/764845"/><draw:equation draw:name="connsiteX1" draw:formula="93397*logwidth/632370"/><draw:equation draw:name="connsiteY1" draw:formula="610710*logheight/764845"/><draw:equation draw:name="connsiteX2" draw:formula="407626*logwidth/632370"/><draw:equation draw:name="connsiteY2" draw:formula="764845*logheight/764845"/><draw:equation draw:name="connsiteX3" draw:formula="632370*logwidth/632370"/><draw:equation draw:name="connsiteY3" draw:formula="560831*logheight/764845"/><draw:equation draw:name="connsiteX4" draw:formula="423877*logwidth/632370"/><draw:equation draw:name="connsiteY4" draw:formula="114204*logheight/764845"/><draw:equation draw:name="connsiteX5" draw:formula="0*logwidth/632370"/><draw:equation draw:name="connsiteY5" draw:formula="0*logheight/764845"/></draw:enhanced-geometry></draw:custom-shape><draw:custom-shape draw:style-name="gr52" svg:width="3.19cm" svg:height="2.548cm" svg:x="8.172cm" svg:y="-1.247cm"><draw:enhanced-geometry svg:viewBox="0 0 1117301 921343" draw:type="ooxml-non-primitive" drawooo:sub-view-size="1117301 921343" draw:text-areas="l t r b" draw:enhanced-path="M 202901 824143 L 529044 921343 890114 517187 1117301 224068 987730 0 489659 0 0 507132 202901 824143 Z N "><draw:equation draw:name="connsiteX0" draw:formula="133350*logwidth/1047750"/><draw:equation draw:name="connsiteY0" draw:formula="819150*logheight/952500"/><draw:equation draw:name="connsiteX1" draw:formula="457200*logwidth/1047750"/><draw:equation draw:name="connsiteY1" draw:formula="952500*logheight/952500"/><draw:equation draw:name="connsiteX2" draw:formula="857250*logwidth/1047750"/><draw:equation draw:name="connsiteY2" draw:formula="552450*logheight/952500"/><draw:equation draw:name="connsiteX3" draw:formula="1047750*logwidth/1047750"/><draw:equation draw:name="connsiteY3" draw:formula="219075*logheight/952500"/><draw:equation draw:name="connsiteX4" draw:formula="914400*logwidth/1047750"/><draw:equation draw:name="connsiteY4" draw:formula="9525*logheight/952500"/><draw:equation draw:name="connsiteX5" draw:formula="457200*logwidth/1047750"/><draw:equation draw:name="connsiteY5" draw:formula="0*logheight/952500"/><draw:equation draw:name="connsiteX6" draw:formula="0*logwidth/1047750"/><draw:equation draw:name="connsiteY6" draw:formula="466725*logheight/952500"/><draw:equation draw:name="connsiteX7" draw:formula="133350*logwidth/1047750"/><draw:equation draw:name="connsiteY7" draw:formula="819150*logheight/952500"/><draw:equation draw:name="connsiteX0" draw:formula="175386*logwidth/1089786"/><draw:equation draw:name="connsiteY0" draw:formula="819150*logheight/952500"/><draw:equation draw:name="connsiteX1" draw:formula="499236*logwidth/1089786"/><draw:equation draw:name="connsiteY1" draw:formula="952500*logheight/952500"/><draw:equation draw:name="connsiteX2" draw:formula="899286*logwidth/1089786"/><draw:equation draw:name="connsiteY2" draw:formula="552450*logheight/952500"/><draw:equation draw:name="connsiteX3" draw:formula="1089786*logwidth/1089786"/><draw:equation draw:name="connsiteY3" draw:formula="219075*logheight/952500"/><draw:equation draw:name="connsiteX4" draw:formula="956436*logwidth/1089786"/><draw:equation draw:name="connsiteY4" draw:formula="9525*logheight/952500"/><draw:equation draw:name="connsiteX5" draw:formula="499236*logwidth/1089786"/><draw:equation draw:name="connsiteY5" draw:formula="0*logheight/952500"/><draw:equation draw:name="connsiteX6" draw:formula="0*logwidth/1089786"/><draw:equation draw:name="connsiteY6" draw:formula="555486*logheight/952500"/><draw:equation draw:name="connsiteX7" draw:formula="175386*logwidth/1089786"/><draw:equation draw:name="connsiteY7" draw:formula="819150*logheight/952500"/><draw:equation draw:name="connsiteX0" draw:formula="175386*logwidth/1089786"/><draw:equation draw:name="connsiteY0" draw:formula="819150*logheight/952500"/><draw:equation draw:name="connsiteX1" draw:formula="499236*logwidth/1089786"/><draw:equation draw:name="connsiteY1" draw:formula="952500*logheight/952500"/><draw:equation draw:name="connsiteX2" draw:formula="899286*logwidth/1089786"/><draw:equation draw:name="connsiteY2" draw:formula="552450*logheight/952500"/><draw:equation draw:name="connsiteX3" draw:formula="1089786*logwidth/1089786"/><draw:equation draw:name="connsiteY3" draw:formula="219075*logheight/952500"/><draw:equation draw:name="connsiteX4" draw:formula="1025222*logwidth/1089786"/><draw:equation draw:name="connsiteY4" draw:formula="0*logheight/952500"/><draw:equation draw:name="connsiteX5" draw:formula="499236*logwidth/1089786"/><draw:equation draw:name="connsiteY5" draw:formula="0*logheight/952500"/><draw:equation draw:name="connsiteX6" draw:formula="0*logwidth/1089786"/><draw:equation draw:name="connsiteY6" draw:formula="555486*logheight/952500"/><draw:equation draw:name="connsiteX7" draw:formula="175386*logwidth/1089786"/><draw:equation draw:name="connsiteY7" draw:formula="819150*logheight/952500"/><draw:equation draw:name="connsiteX0" draw:formula="202901*logwidth/1117301"/><draw:equation draw:name="connsiteY0" draw:formula="819150*logheight/952500"/><draw:equation draw:name="connsiteX1" draw:formula="526751*logwidth/1117301"/><draw:equation draw:name="connsiteY1" draw:formula="952500*logheight/952500"/><draw:equation draw:name="connsiteX2" draw:formula="926801*logwidth/1117301"/><draw:equation draw:name="connsiteY2" draw:formula="552450*logheight/952500"/><draw:equation draw:name="connsiteX3" draw:formula="1117301*logwidth/1117301"/><draw:equation draw:name="connsiteY3" draw:formula="219075*logheight/952500"/><draw:equation draw:name="connsiteX4" draw:formula="1052737*logwidth/1117301"/><draw:equation draw:name="connsiteY4" draw:formula="0*logheight/952500"/><draw:equation draw:name="connsiteX5" draw:formula="526751*logwidth/1117301"/><draw:equation draw:name="connsiteY5" draw:formula="0*logheight/952500"/><draw:equation draw:name="connsiteX6" draw:formula="0*logwidth/1117301"/><draw:equation draw:name="connsiteY6" draw:formula="502139*logheight/952500"/><draw:equation draw:name="connsiteX7" draw:formula="202901*logwidth/1117301"/><draw:equation draw:name="connsiteY7" draw:formula="819150*logheight/952500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1052737*logwidth/1117301"/><draw:equation draw:name="connsiteY4" draw:formula="6974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1050444*logwidth/1117301"/><draw:equation draw:name="connsiteY4" draw:formula="0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976266*logwidth/1117301"/><draw:equation draw:name="connsiteY4" draw:formula="22832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59474"/><draw:equation draw:name="connsiteX1" draw:formula="526751*logwidth/1117301"/><draw:equation draw:name="connsiteY1" draw:formula="959474*logheight/959474"/><draw:equation draw:name="connsiteX2" draw:formula="926801*logwidth/1117301"/><draw:equation draw:name="connsiteY2" draw:formula="559424*logheight/959474"/><draw:equation draw:name="connsiteX3" draw:formula="1117301*logwidth/1117301"/><draw:equation draw:name="connsiteY3" draw:formula="226049*logheight/959474"/><draw:equation draw:name="connsiteX4" draw:formula="987730*logwidth/1117301"/><draw:equation draw:name="connsiteY4" draw:formula="1981*logheight/959474"/><draw:equation draw:name="connsiteX5" draw:formula="542396*logwidth/1117301"/><draw:equation draw:name="connsiteY5" draw:formula="0*logheight/959474"/><draw:equation draw:name="connsiteX6" draw:formula="0*logwidth/1117301"/><draw:equation draw:name="connsiteY6" draw:formula="509113*logheight/959474"/><draw:equation draw:name="connsiteX7" draw:formula="202901*logwidth/1117301"/><draw:equation draw:name="connsiteY7" draw:formula="826124*logheight/95947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26801*logwidth/1117301"/><draw:equation draw:name="connsiteY2" draw:formula="559424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542396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13043*logwidth/1117301"/><draw:equation draw:name="connsiteY2" draw:formula="561327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542396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6124*logheight/923324"/><draw:equation draw:name="connsiteX1" draw:formula="529044*logwidth/1117301"/><draw:equation draw:name="connsiteY1" draw:formula="923324*logheight/923324"/><draw:equation draw:name="connsiteX2" draw:formula="913043*logwidth/1117301"/><draw:equation draw:name="connsiteY2" draw:formula="561327*logheight/923324"/><draw:equation draw:name="connsiteX3" draw:formula="1117301*logwidth/1117301"/><draw:equation draw:name="connsiteY3" draw:formula="226049*logheight/923324"/><draw:equation draw:name="connsiteX4" draw:formula="987730*logwidth/1117301"/><draw:equation draw:name="connsiteY4" draw:formula="1981*logheight/923324"/><draw:equation draw:name="connsiteX5" draw:formula="489659*logwidth/1117301"/><draw:equation draw:name="connsiteY5" draw:formula="0*logheight/923324"/><draw:equation draw:name="connsiteX6" draw:formula="0*logwidth/1117301"/><draw:equation draw:name="connsiteY6" draw:formula="509113*logheight/923324"/><draw:equation draw:name="connsiteX7" draw:formula="202901*logwidth/1117301"/><draw:equation draw:name="connsiteY7" draw:formula="826124*logheight/923324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913043*logwidth/1117301"/><draw:equation draw:name="connsiteY2" draw:formula="559346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96537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913043*logwidth/1117301"/><draw:equation draw:name="connsiteY2" draw:formula="559346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89659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draw:equation draw:name="connsiteX0" draw:formula="202901*logwidth/1117301"/><draw:equation draw:name="connsiteY0" draw:formula="824143*logheight/921343"/><draw:equation draw:name="connsiteX1" draw:formula="529044*logwidth/1117301"/><draw:equation draw:name="connsiteY1" draw:formula="921343*logheight/921343"/><draw:equation draw:name="connsiteX2" draw:formula="890114*logwidth/1117301"/><draw:equation draw:name="connsiteY2" draw:formula="517187*logheight/921343"/><draw:equation draw:name="connsiteX3" draw:formula="1117301*logwidth/1117301"/><draw:equation draw:name="connsiteY3" draw:formula="224068*logheight/921343"/><draw:equation draw:name="connsiteX4" draw:formula="987730*logwidth/1117301"/><draw:equation draw:name="connsiteY4" draw:formula="0*logheight/921343"/><draw:equation draw:name="connsiteX5" draw:formula="489659*logwidth/1117301"/><draw:equation draw:name="connsiteY5" draw:formula="0*logheight/921343"/><draw:equation draw:name="connsiteX6" draw:formula="0*logwidth/1117301"/><draw:equation draw:name="connsiteY6" draw:formula="507132*logheight/921343"/><draw:equation draw:name="connsiteX7" draw:formula="202901*logwidth/1117301"/><draw:equation draw:name="connsiteY7" draw:formula="824143*logheight/921343"/></draw:enhanced-geometry></draw:custom-shape><draw:custom-shape draw:style-name="gr53" svg:width="2.234cm" svg:height="1.08cm" svg:x="1.114cm" svg:y="-1.247cm"><draw:enhanced-geometry svg:viewBox="0 0 785848 390525" draw:type="ooxml-non-primitive" drawooo:sub-view-size="785848 390525" draw:text-areas="l t r b" draw:enhanced-path="M 0 0 C 19 40886 38 81771 57 122657 L 314325 381000 600075 390525 785848 2691 0 0 Z N "><draw:equation draw:name="connsiteX0" draw:formula="0*logwidth/676275"/><draw:equation draw:name="connsiteY0" draw:formula="0*logheight/390525"/><draw:equation draw:name="connsiteX1" draw:formula="9525*logwidth/676275"/><draw:equation draw:name="connsiteY1" draw:formula="133350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676275*logwidth/676275"/><draw:equation draw:name="connsiteY5" draw:formula="0*logheight/390525"/><draw:equation draw:name="connsiteX6" draw:formula="0*logwidth/676275"/><draw:equation draw:name="connsiteY6" draw:formula="0*logheight/390525"/><draw:equation draw:name="connsiteX0" draw:formula="40368*logwidth/716643"/><draw:equation draw:name="connsiteY0" draw:formula="0*logheight/390525"/><draw:equation draw:name="connsiteX1" draw:formula="0*logwidth/716643"/><draw:equation draw:name="connsiteY1" draw:formula="127010*logheight/390525"/><draw:equation draw:name="connsiteX2" draw:formula="354693*logwidth/716643"/><draw:equation draw:name="connsiteY2" draw:formula="381000*logheight/390525"/><draw:equation draw:name="connsiteX3" draw:formula="640443*logwidth/716643"/><draw:equation draw:name="connsiteY3" draw:formula="390525*logheight/390525"/><draw:equation draw:name="connsiteX4" draw:formula="716643*logwidth/716643"/><draw:equation draw:name="connsiteY4" draw:formula="238125*logheight/390525"/><draw:equation draw:name="connsiteX5" draw:formula="716643*logwidth/716643"/><draw:equation draw:name="connsiteY5" draw:formula="0*logheight/390525"/><draw:equation draw:name="connsiteX6" draw:formula="40368*logwidth/716643"/><draw:equation draw:name="connsiteY6" draw:formula="0*logheight/390525"/><draw:equation draw:name="connsiteX0" draw:formula="0*logwidth/676275"/><draw:equation draw:name="connsiteY0" draw:formula="0*logheight/390525"/><draw:equation draw:name="connsiteX1" draw:formula="57*logwidth/676275"/><draw:equation draw:name="connsiteY1" draw:formula="122657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676275*logwidth/676275"/><draw:equation draw:name="connsiteY5" draw:formula="0*logheight/390525"/><draw:equation draw:name="connsiteX6" draw:formula="0*logwidth/676275"/><draw:equation draw:name="connsiteY6" draw:formula="0*logheight/390525"/><draw:equation draw:name="connsiteX0" draw:formula="0*logwidth/785848"/><draw:equation draw:name="connsiteY0" draw:formula="0*logheight/390525"/><draw:equation draw:name="connsiteX1" draw:formula="57*logwidth/785848"/><draw:equation draw:name="connsiteY1" draw:formula="122657*logheight/390525"/><draw:equation draw:name="connsiteX2" draw:formula="314325*logwidth/785848"/><draw:equation draw:name="connsiteY2" draw:formula="381000*logheight/390525"/><draw:equation draw:name="connsiteX3" draw:formula="600075*logwidth/785848"/><draw:equation draw:name="connsiteY3" draw:formula="390525*logheight/390525"/><draw:equation draw:name="connsiteX4" draw:formula="676275*logwidth/785848"/><draw:equation draw:name="connsiteY4" draw:formula="238125*logheight/390525"/><draw:equation draw:name="connsiteX5" draw:formula="785848*logwidth/785848"/><draw:equation draw:name="connsiteY5" draw:formula="0*logheight/390525"/><draw:equation draw:name="connsiteX6" draw:formula="0*logwidth/785848"/><draw:equation draw:name="connsiteY6" draw:formula="0*logheight/390525"/><draw:equation draw:name="connsiteX0" draw:formula="0*logwidth/676275"/><draw:equation draw:name="connsiteY0" draw:formula="0*logheight/390525"/><draw:equation draw:name="connsiteX1" draw:formula="57*logwidth/676275"/><draw:equation draw:name="connsiteY1" draw:formula="122657*logheight/390525"/><draw:equation draw:name="connsiteX2" draw:formula="314325*logwidth/676275"/><draw:equation draw:name="connsiteY2" draw:formula="381000*logheight/390525"/><draw:equation draw:name="connsiteX3" draw:formula="600075*logwidth/676275"/><draw:equation draw:name="connsiteY3" draw:formula="390525*logheight/390525"/><draw:equation draw:name="connsiteX4" draw:formula="676275*logwidth/676275"/><draw:equation draw:name="connsiteY4" draw:formula="238125*logheight/390525"/><draw:equation draw:name="connsiteX5" draw:formula="0*logwidth/676275"/><draw:equation draw:name="connsiteY5" draw:formula="0*logheight/390525"/><draw:equation draw:name="connsiteX0" draw:formula="0*logwidth/785848"/><draw:equation draw:name="connsiteY0" draw:formula="0*logheight/390525"/><draw:equation draw:name="connsiteX1" draw:formula="57*logwidth/785848"/><draw:equation draw:name="connsiteY1" draw:formula="122657*logheight/390525"/><draw:equation draw:name="connsiteX2" draw:formula="314325*logwidth/785848"/><draw:equation draw:name="connsiteY2" draw:formula="381000*logheight/390525"/><draw:equation draw:name="connsiteX3" draw:formula="600075*logwidth/785848"/><draw:equation draw:name="connsiteY3" draw:formula="390525*logheight/390525"/><draw:equation draw:name="connsiteX4" draw:formula="785848*logwidth/785848"/><draw:equation draw:name="connsiteY4" draw:formula="2691*logheight/390525"/><draw:equation draw:name="connsiteX5" draw:formula="0*logwidth/785848"/><draw:equation draw:name="connsiteY5" draw:formula="0*logheight/390525"/></draw:enhanced-geometry></draw:custom-shape><draw:custom-shape draw:style-name="gr54" svg:width="1.496cm" svg:height="0.7902cm" svg:x="-0.3859cm" svg:y="-1.247cm"><draw:enhanced-geometry svg:viewBox="0 0 504825 276225" draw:type="ooxml-non-primitive" drawooo:sub-view-size="504825 276225" draw:text-areas="l t r b" draw:enhanced-path="M 504825 0 L 482729 118568 247650 276225 131964 181610 0 0 504825 0 Z N "><draw:equation draw:name="connsiteX0" draw:formula="504825*logwidth/504825"/><draw:equation draw:name="connsiteY0" draw:formula="0*logheight/276225"/><draw:equation draw:name="connsiteX1" draw:formula="504825*logwidth/504825"/><draw:equation draw:name="connsiteY1" draw:formula="123825*logheight/276225"/><draw:equation draw:name="connsiteX2" draw:formula="247650*logwidth/504825"/><draw:equation draw:name="connsiteY2" draw:formula="276225*logheight/276225"/><draw:equation draw:name="connsiteX3" draw:formula="95250*logwidth/504825"/><draw:equation draw:name="connsiteY3" draw:formula="200025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504825*logwidth/504825"/><draw:equation draw:name="connsiteY1" draw:formula="123825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82729*logwidth/504825"/><draw:equation draw:name="connsiteY1" draw:formula="139147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75364*logwidth/504825"/><draw:equation draw:name="connsiteY1" draw:formula="118568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draw:equation draw:name="connsiteX0" draw:formula="504825*logwidth/504825"/><draw:equation draw:name="connsiteY0" draw:formula="0*logheight/276225"/><draw:equation draw:name="connsiteX1" draw:formula="482729*logwidth/504825"/><draw:equation draw:name="connsiteY1" draw:formula="118568*logheight/276225"/><draw:equation draw:name="connsiteX2" draw:formula="247650*logwidth/504825"/><draw:equation draw:name="connsiteY2" draw:formula="276225*logheight/276225"/><draw:equation draw:name="connsiteX3" draw:formula="131964*logwidth/504825"/><draw:equation draw:name="connsiteY3" draw:formula="181610*logheight/276225"/><draw:equation draw:name="connsiteX4" draw:formula="0*logwidth/504825"/><draw:equation draw:name="connsiteY4" draw:formula="0*logheight/276225"/><draw:equation draw:name="connsiteX5" draw:formula="504825*logwidth/504825"/><draw:equation draw:name="connsiteY5" draw:formula="0*logheight/276225"/></draw:enhanced-geometry><text:p text:style-name="P28"><text:span/><text:span/></text:p></draw:custom-shape><draw:custom-shape draw:style-name="gr55" svg:width="0.8157cm" svg:height="1.159cm" svg:x="-2.972cm" svg:y="-1.247cm"><draw:enhanced-geometry svg:viewBox="0 0 285750 419100" draw:type="ooxml-non-primitive" drawooo:sub-view-size="285750 419100" draw:text-areas="l t r b" draw:enhanced-path="M 0 0 L 285750 0 238125 247650 0 419100 0 0 Z N "><draw:equation draw:name="connsiteX0" draw:formula="0*logwidth/238125"/><draw:equation draw:name="connsiteY0" draw:formula="0*logheight/352425"/><draw:equation draw:name="connsiteX1" draw:formula="238125*logwidth/238125"/><draw:equation draw:name="connsiteY1" draw:formula="0*logheight/352425"/><draw:equation draw:name="connsiteX2" draw:formula="209550*logwidth/238125"/><draw:equation draw:name="connsiteY2" draw:formula="209550*logheight/352425"/><draw:equation draw:name="connsiteX3" draw:formula="9525*logwidth/238125"/><draw:equation draw:name="connsiteY3" draw:formula="352425*logheight/352425"/><draw:equation draw:name="connsiteX4" draw:formula="0*logwidth/238125"/><draw:equation draw:name="connsiteY4" draw:formula="0*logheight/352425"/><draw:equation draw:name="connsiteX0" draw:formula="0*logwidth/238125"/><draw:equation draw:name="connsiteY0" draw:formula="0*logheight/352425"/><draw:equation draw:name="connsiteX1" draw:formula="238125*logwidth/238125"/><draw:equation draw:name="connsiteY1" draw:formula="0*logheight/352425"/><draw:equation draw:name="connsiteX2" draw:formula="238125*logwidth/238125"/><draw:equation draw:name="connsiteY2" draw:formula="238125*logheight/352425"/><draw:equation draw:name="connsiteX3" draw:formula="9525*logwidth/238125"/><draw:equation draw:name="connsiteY3" draw:formula="352425*logheight/352425"/><draw:equation draw:name="connsiteX4" draw:formula="0*logwidth/238125"/><draw:equation draw:name="connsiteY4" draw:formula="0*logheight/352425"/><draw:equation draw:name="connsiteX0" draw:formula="0*logwidth/285750"/><draw:equation draw:name="connsiteY0" draw:formula="9525*logheight/361950"/><draw:equation draw:name="connsiteX1" draw:formula="285750*logwidth/285750"/><draw:equation draw:name="connsiteY1" draw:formula="0*logheight/361950"/><draw:equation draw:name="connsiteX2" draw:formula="238125*logwidth/285750"/><draw:equation draw:name="connsiteY2" draw:formula="247650*logheight/361950"/><draw:equation draw:name="connsiteX3" draw:formula="9525*logwidth/285750"/><draw:equation draw:name="connsiteY3" draw:formula="361950*logheight/361950"/><draw:equation draw:name="connsiteX4" draw:formula="0*logwidth/285750"/><draw:equation draw:name="connsiteY4" draw:formula="9525*logheight/361950"/><draw:equation draw:name="connsiteX0" draw:formula="0*logwidth/285750"/><draw:equation draw:name="connsiteY0" draw:formula="9525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0*logwidth/285750"/><draw:equation draw:name="connsiteY4" draw:formula="9525*logheight/419100"/><draw:equation draw:name="connsiteX0" draw:formula="0*logwidth/285750"/><draw:equation draw:name="connsiteY0" draw:formula="0*logheight/428625"/><draw:equation draw:name="connsiteX1" draw:formula="285750*logwidth/285750"/><draw:equation draw:name="connsiteY1" draw:formula="9525*logheight/428625"/><draw:equation draw:name="connsiteX2" draw:formula="238125*logwidth/285750"/><draw:equation draw:name="connsiteY2" draw:formula="257175*logheight/428625"/><draw:equation draw:name="connsiteX3" draw:formula="0*logwidth/285750"/><draw:equation draw:name="connsiteY3" draw:formula="428625*logheight/428625"/><draw:equation draw:name="connsiteX4" draw:formula="0*logwidth/285750"/><draw:equation draw:name="connsiteY4" draw:formula="0*logheight/428625"/><draw:equation draw:name="connsiteX0" draw:formula="9525*logwidth/285750"/><draw:equation draw:name="connsiteY0" draw:formula="0*logheight/438150"/><draw:equation draw:name="connsiteX1" draw:formula="285750*logwidth/285750"/><draw:equation draw:name="connsiteY1" draw:formula="19050*logheight/438150"/><draw:equation draw:name="connsiteX2" draw:formula="238125*logwidth/285750"/><draw:equation draw:name="connsiteY2" draw:formula="266700*logheight/438150"/><draw:equation draw:name="connsiteX3" draw:formula="0*logwidth/285750"/><draw:equation draw:name="connsiteY3" draw:formula="438150*logheight/438150"/><draw:equation draw:name="connsiteX4" draw:formula="9525*logwidth/285750"/><draw:equation draw:name="connsiteY4" draw:formula="0*logheight/438150"/><draw:equation draw:name="connsiteX0" draw:formula="9525*logwidth/285750"/><draw:equation draw:name="connsiteY0" draw:formula="0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9525*logwidth/285750"/><draw:equation draw:name="connsiteY4" draw:formula="0*logheight/419100"/><draw:equation draw:name="connsiteX0" draw:formula="0*logwidth/285750"/><draw:equation draw:name="connsiteY0" draw:formula="0*logheight/419100"/><draw:equation draw:name="connsiteX1" draw:formula="285750*logwidth/285750"/><draw:equation draw:name="connsiteY1" draw:formula="0*logheight/419100"/><draw:equation draw:name="connsiteX2" draw:formula="238125*logwidth/285750"/><draw:equation draw:name="connsiteY2" draw:formula="247650*logheight/419100"/><draw:equation draw:name="connsiteX3" draw:formula="0*logwidth/285750"/><draw:equation draw:name="connsiteY3" draw:formula="419100*logheight/419100"/><draw:equation draw:name="connsiteX4" draw:formula="0*logwidth/285750"/><draw:equation draw:name="connsiteY4" draw:formula="0*logheight/419100"/></draw:enhanced-geometry></draw:custom-shape><draw:custom-shape draw:style-name="gr56" svg:width="1.631cm" svg:height="0.7639cm" svg:x="-1.768cm" svg:y="-1.247cm"><draw:enhanced-geometry svg:viewBox="0 0 514350 276225" draw:type="ooxml-non-primitive" drawooo:sub-view-size="514350 276225" draw:text-areas="l t r b" draw:enhanced-path="M 0 0 L 102870 228600 400050 276225 514350 0 0 0 Z N "><draw:equation draw:name="connsiteX0" draw:formula="0*logwidth/514350"/><draw:equation draw:name="connsiteY0" draw:formula="0*logheight/276225"/><draw:equation draw:name="connsiteX1" draw:formula="85725*logwidth/514350"/><draw:equation draw:name="connsiteY1" draw:formula="266700*logheight/276225"/><draw:equation draw:name="connsiteX2" draw:formula="400050*logwidth/514350"/><draw:equation draw:name="connsiteY2" draw:formula="276225*logheight/276225"/><draw:equation draw:name="connsiteX3" draw:formula="514350*logwidth/514350"/><draw:equation draw:name="connsiteY3" draw:formula="0*logheight/276225"/><draw:equation draw:name="connsiteX4" draw:formula="0*logwidth/514350"/><draw:equation draw:name="connsiteY4" draw:formula="0*logheight/276225"/><draw:equation draw:name="connsiteX0" draw:formula="0*logwidth/514350"/><draw:equation draw:name="connsiteY0" draw:formula="0*logheight/276225"/><draw:equation draw:name="connsiteX1" draw:formula="102870*logwidth/514350"/><draw:equation draw:name="connsiteY1" draw:formula="228600*logheight/276225"/><draw:equation draw:name="connsiteX2" draw:formula="400050*logwidth/514350"/><draw:equation draw:name="connsiteY2" draw:formula="276225*logheight/276225"/><draw:equation draw:name="connsiteX3" draw:formula="514350*logwidth/514350"/><draw:equation draw:name="connsiteY3" draw:formula="0*logheight/276225"/><draw:equation draw:name="connsiteX4" draw:formula="0*logwidth/514350"/><draw:equation draw:name="connsiteY4" draw:formula="0*logheight/276225"/></draw:enhanced-geometry></draw:custom-shape><draw:custom-shape draw:style-name="gr57" svg:width="0.9574cm" svg:height="1.433cm" svg:x="3.13cm" svg:y="-1.247cm"><draw:enhanced-geometry svg:viewBox="0 0 290364 341422" draw:type="ooxml-non-primitive" drawooo:sub-view-size="290364 341422" draw:text-areas="l t r b" draw:enhanced-path="M 0 341422 L 290364 163933 137570 0 0 341422 Z N "><draw:equation draw:name="connsiteX0" draw:formula="0*logwidth/219075"/><draw:equation draw:name="connsiteY0" draw:formula="247650*logheight/247650"/><draw:equation draw:name="connsiteX1" draw:formula="219075*logwidth/219075"/><draw:equation draw:name="connsiteY1" draw:formula="85725*logheight/247650"/><draw:equation draw:name="connsiteX2" draw:formula="171450*logwidth/219075"/><draw:equation draw:name="connsiteY2" draw:formula="0*logheight/247650"/><draw:equation draw:name="connsiteX3" draw:formula="0*logwidth/219075"/><draw:equation draw:name="connsiteY3" draw:formula="247650*logheight/247650"/><draw:equation draw:name="connsiteX0" draw:formula="0*logwidth/238125"/><draw:equation draw:name="connsiteY0" draw:formula="247650*logheight/247650"/><draw:equation draw:name="connsiteX1" draw:formula="238125*logwidth/238125"/><draw:equation draw:name="connsiteY1" draw:formula="76200*logheight/247650"/><draw:equation draw:name="connsiteX2" draw:formula="171450*logwidth/238125"/><draw:equation draw:name="connsiteY2" draw:formula="0*logheight/247650"/><draw:equation draw:name="connsiteX3" draw:formula="0*logwidth/238125"/><draw:equation draw:name="connsiteY3" draw:formula="247650*logheight/247650"/><draw:equation draw:name="connsiteX0" draw:formula="0*logwidth/238125"/><draw:equation draw:name="connsiteY0" draw:formula="247650*logheight/247650"/><draw:equation draw:name="connsiteX1" draw:formula="238125*logwidth/238125"/><draw:equation draw:name="connsiteY1" draw:formula="104775*logheight/247650"/><draw:equation draw:name="connsiteX2" draw:formula="171450*logwidth/238125"/><draw:equation draw:name="connsiteY2" draw:formula="0*logheight/247650"/><draw:equation draw:name="connsiteX3" draw:formula="0*logwidth/238125"/><draw:equation draw:name="connsiteY3" draw:formula="247650*logheight/247650"/><draw:equation draw:name="connsiteX0" draw:formula="0*logwidth/257175"/><draw:equation draw:name="connsiteY0" draw:formula="247650*logheight/247650"/><draw:equation draw:name="connsiteX1" draw:formula="257175*logwidth/257175"/><draw:equation draw:name="connsiteY1" draw:formula="95250*logheight/247650"/><draw:equation draw:name="connsiteX2" draw:formula="171450*logwidth/257175"/><draw:equation draw:name="connsiteY2" draw:formula="0*logheight/247650"/><draw:equation draw:name="connsiteX3" draw:formula="0*logwidth/257175"/><draw:equation draw:name="connsiteY3" draw:formula="247650*logheight/247650"/><draw:equation draw:name="connsiteX0" draw:formula="0*logwidth/234736"/><draw:equation draw:name="connsiteY0" draw:formula="247650*logheight/247650"/><draw:equation draw:name="connsiteX1" draw:formula="234736*logwidth/234736"/><draw:equation draw:name="connsiteY1" draw:formula="93731*logheight/247650"/><draw:equation draw:name="connsiteX2" draw:formula="171450*logwidth/234736"/><draw:equation draw:name="connsiteY2" draw:formula="0*logheight/247650"/><draw:equation draw:name="connsiteX3" draw:formula="0*logwidth/234736"/><draw:equation draw:name="connsiteY3" draw:formula="247650*logheight/247650"/><draw:equation draw:name="connsiteX0" draw:formula="0*logwidth/290364"/><draw:equation draw:name="connsiteY0" draw:formula="247650*logheight/247650"/><draw:equation draw:name="connsiteX1" draw:formula="290364*logwidth/290364"/><draw:equation draw:name="connsiteY1" draw:formula="68072*logheight/247650"/><draw:equation draw:name="connsiteX2" draw:formula="171450*logwidth/290364"/><draw:equation draw:name="connsiteY2" draw:formula="0*logheight/247650"/><draw:equation draw:name="connsiteX3" draw:formula="0*logwidth/290364"/><draw:equation draw:name="connsiteY3" draw:formula="247650*logheight/247650"/><draw:equation draw:name="connsiteX0" draw:formula="0*logwidth/290364"/><draw:equation draw:name="connsiteY0" draw:formula="260527*logheight/260527"/><draw:equation draw:name="connsiteX1" draw:formula="290364*logwidth/290364"/><draw:equation draw:name="connsiteY1" draw:formula="80949*logheight/260527"/><draw:equation draw:name="connsiteX2" draw:formula="183893*logwidth/290364"/><draw:equation draw:name="connsiteY2" draw:formula="0*logheight/260527"/><draw:equation draw:name="connsiteX3" draw:formula="0*logwidth/290364"/><draw:equation draw:name="connsiteY3" draw:formula="260527*logheight/260527"/><draw:equation draw:name="connsiteX0" draw:formula="0*logwidth/290364"/><draw:equation draw:name="connsiteY0" draw:formula="260527*logheight/260527"/><draw:equation draw:name="connsiteX1" draw:formula="290364*logwidth/290364"/><draw:equation draw:name="connsiteY1" draw:formula="83038*logheight/260527"/><draw:equation draw:name="connsiteX2" draw:formula="183893*logwidth/290364"/><draw:equation draw:name="connsiteY2" draw:formula="0*logheight/260527"/><draw:equation draw:name="connsiteX3" draw:formula="0*logwidth/290364"/><draw:equation draw:name="connsiteY3" draw:formula="260527*logheight/260527"/><draw:equation draw:name="connsiteX0" draw:formula="0*logwidth/290364"/><draw:equation draw:name="connsiteY0" draw:formula="341422*logheight/341422"/><draw:equation draw:name="connsiteX1" draw:formula="290364*logwidth/290364"/><draw:equation draw:name="connsiteY1" draw:formula="163933*logheight/341422"/><draw:equation draw:name="connsiteX2" draw:formula="137570*logwidth/290364"/><draw:equation draw:name="connsiteY2" draw:formula="0*logheight/341422"/><draw:equation draw:name="connsiteX3" draw:formula="0*logwidth/290364"/><draw:equation draw:name="connsiteY3" draw:formula="341422*logheight/341422"/></draw:enhanced-geometry></draw:custom-shape><draw:custom-shape draw:style-name="gr58" svg:width="1.464cm" svg:height="0.9138cm" svg:x="1.369cm" svg:y="-1.247cm"><draw:enhanced-geometry svg:viewBox="0 0 478705 330444" draw:type="ooxml-non-primitive" drawooo:sub-view-size="478705 330444" draw:text-areas="l t r b" draw:enhanced-path="M 0 115 L 0 115 152432 330444 459590 122772 478705 0 0 115 Z N "><draw:equation draw:name="connsiteX0" draw:formula="0*logwidth/504825"/><draw:equation draw:name="connsiteY0" draw:formula="0*logheight/314325"/><draw:equation draw:name="connsiteX1" draw:formula="0*logwidth/504825"/><draw:equation draw:name="connsiteY1" draw:formula="0*logheight/314325"/><draw:equation draw:name="connsiteX2" draw:formula="180975*logwidth/504825"/><draw:equation draw:name="connsiteY2" draw:formula="314325*logheight/314325"/><draw:equation draw:name="connsiteX3" draw:formula="504825*logwidth/504825"/><draw:equation draw:name="connsiteY3" draw:formula="142875*logheight/314325"/><draw:equation draw:name="connsiteX4" draw:formula="504825*logwidth/504825"/><draw:equation draw:name="connsiteY4" draw:formula="0*logheight/314325"/><draw:equation draw:name="connsiteX5" draw:formula="0*logwidth/5048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048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542925*logwidth/542925"/><draw:equation draw:name="connsiteY3" draw:formula="15240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57175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14325"/><draw:equation draw:name="connsiteX1" draw:formula="0*logwidth/542925"/><draw:equation draw:name="connsiteY1" draw:formula="0*logheight/314325"/><draw:equation draw:name="connsiteX2" draw:formula="180975*logwidth/542925"/><draw:equation draw:name="connsiteY2" draw:formula="314325*logheight/314325"/><draw:equation draw:name="connsiteX3" draw:formula="466725*logwidth/542925"/><draw:equation draw:name="connsiteY3" draw:formula="247650*logheight/314325"/><draw:equation draw:name="connsiteX4" draw:formula="542925*logwidth/542925"/><draw:equation draw:name="connsiteY4" draw:formula="0*logheight/314325"/><draw:equation draw:name="connsiteX5" draw:formula="0*logwidth/542925"/><draw:equation draw:name="connsiteY5" draw:formula="0*logheight/314325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66725*logwidth/542925"/><draw:equation draw:name="connsiteY3" draw:formula="247650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73861*logwidth/542925"/><draw:equation draw:name="connsiteY3" draw:formula="192099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42925"/><draw:equation draw:name="connsiteY0" draw:formula="0*logheight/330329"/><draw:equation draw:name="connsiteX1" draw:formula="0*logwidth/542925"/><draw:equation draw:name="connsiteY1" draw:formula="0*logheight/330329"/><draw:equation draw:name="connsiteX2" draw:formula="152432*logwidth/542925"/><draw:equation draw:name="connsiteY2" draw:formula="330329*logheight/330329"/><draw:equation draw:name="connsiteX3" draw:formula="480996*logwidth/542925"/><draw:equation draw:name="connsiteY3" draw:formula="166738*logheight/330329"/><draw:equation draw:name="connsiteX4" draw:formula="542925*logwidth/542925"/><draw:equation draw:name="connsiteY4" draw:formula="0*logheight/330329"/><draw:equation draw:name="connsiteX5" draw:formula="0*logwidth/542925"/><draw:equation draw:name="connsiteY5" draw:formula="0*logheight/330329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80996*logwidth/510815"/><draw:equation draw:name="connsiteY3" draw:formula="166853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510815"/><draw:equation draw:name="connsiteY0" draw:formula="115*logheight/330444"/><draw:equation draw:name="connsiteX1" draw:formula="0*logwidth/510815"/><draw:equation draw:name="connsiteY1" draw:formula="115*logheight/330444"/><draw:equation draw:name="connsiteX2" draw:formula="152432*logwidth/510815"/><draw:equation draw:name="connsiteY2" draw:formula="330444*logheight/330444"/><draw:equation draw:name="connsiteX3" draw:formula="459590*logwidth/510815"/><draw:equation draw:name="connsiteY3" draw:formula="122772*logheight/330444"/><draw:equation draw:name="connsiteX4" draw:formula="510815*logwidth/510815"/><draw:equation draw:name="connsiteY4" draw:formula="0*logheight/330444"/><draw:equation draw:name="connsiteX5" draw:formula="0*logwidth/510815"/><draw:equation draw:name="connsiteY5" draw:formula="115*logheight/330444"/><draw:equation draw:name="connsiteX0" draw:formula="0*logwidth/478705"/><draw:equation draw:name="connsiteY0" draw:formula="115*logheight/330444"/><draw:equation draw:name="connsiteX1" draw:formula="0*logwidth/478705"/><draw:equation draw:name="connsiteY1" draw:formula="115*logheight/330444"/><draw:equation draw:name="connsiteX2" draw:formula="152432*logwidth/478705"/><draw:equation draw:name="connsiteY2" draw:formula="330444*logheight/330444"/><draw:equation draw:name="connsiteX3" draw:formula="459590*logwidth/478705"/><draw:equation draw:name="connsiteY3" draw:formula="122772*logheight/330444"/><draw:equation draw:name="connsiteX4" draw:formula="478705*logwidth/478705"/><draw:equation draw:name="connsiteY4" draw:formula="0*logheight/330444"/><draw:equation draw:name="connsiteX5" draw:formula="0*logwidth/478705"/><draw:equation draw:name="connsiteY5" draw:formula="115*logheight/330444"/></draw:enhanced-geometry></draw:custom-shape><draw:custom-shape draw:style-name="gr59" svg:width="2.269cm" svg:height="1.405cm" svg:x="3.942cm" svg:y="-1.247cm"><draw:enhanced-geometry svg:viewBox="0 0 794987 508114" draw:type="ooxml-non-primitive" drawooo:sub-view-size="794987 508114" draw:text-areas="l t r b" draw:enhanced-path="M 0 177033 L 180448 441439 675748 508114 794987 307621 589622 3 356501 0 0 177033 Z N "><draw:equation draw:name="connsiteX0" draw:formula="0*logwidth/847725"/><draw:equation draw:name="connsiteY0" draw:formula="0*logheight/504825"/><draw:equation draw:name="connsiteX1" draw:formula="228600*logwidth/847725"/><draw:equation draw:name="connsiteY1" draw:formula="438150*logheight/504825"/><draw:equation draw:name="connsiteX2" draw:formula="723900*logwidth/847725"/><draw:equation draw:name="connsiteY2" draw:formula="504825*logheight/504825"/><draw:equation draw:name="connsiteX3" draw:formula="847725*logwidth/847725"/><draw:equation draw:name="connsiteY3" draw:formula="314325*logheight/504825"/><draw:equation draw:name="connsiteX4" draw:formula="647700*logwidth/847725"/><draw:equation draw:name="connsiteY4" draw:formula="0*logheight/504825"/><draw:equation draw:name="connsiteX5" draw:formula="0*logwidth/847725"/><draw:equation draw:name="connsiteY5" draw:formula="0*logheight/504825"/><draw:equation draw:name="connsiteX0" draw:formula="0*logwidth/924156"/><draw:equation draw:name="connsiteY0" draw:formula="0*logheight/504825"/><draw:equation draw:name="connsiteX1" draw:formula="305031*logwidth/924156"/><draw:equation draw:name="connsiteY1" draw:formula="438150*logheight/504825"/><draw:equation draw:name="connsiteX2" draw:formula="800331*logwidth/924156"/><draw:equation draw:name="connsiteY2" draw:formula="504825*logheight/504825"/><draw:equation draw:name="connsiteX3" draw:formula="924156*logwidth/924156"/><draw:equation draw:name="connsiteY3" draw:formula="314325*logheight/504825"/><draw:equation draw:name="connsiteX4" draw:formula="724131*logwidth/924156"/><draw:equation draw:name="connsiteY4" draw:formula="0*logheight/504825"/><draw:equation draw:name="connsiteX5" draw:formula="0*logwidth/924156"/><draw:equation draw:name="connsiteY5" draw:formula="0*logheight/504825"/><draw:equation draw:name="connsiteX0" draw:formula="0*logwidth/924156"/><draw:equation draw:name="connsiteY0" draw:formula="3286*logheight/508111"/><draw:equation draw:name="connsiteX1" draw:formula="305031*logwidth/924156"/><draw:equation draw:name="connsiteY1" draw:formula="441436*logheight/508111"/><draw:equation draw:name="connsiteX2" draw:formula="800331*logwidth/924156"/><draw:equation draw:name="connsiteY2" draw:formula="508111*logheight/508111"/><draw:equation draw:name="connsiteX3" draw:formula="924156*logwidth/924156"/><draw:equation draw:name="connsiteY3" draw:formula="317611*logheight/508111"/><draw:equation draw:name="connsiteX4" draw:formula="724131*logwidth/924156"/><draw:equation draw:name="connsiteY4" draw:formula="3286*logheight/508111"/><draw:equation draw:name="connsiteX5" draw:formula="281599*logwidth/924156"/><draw:equation draw:name="connsiteY5" draw:formula="0*logheight/508111"/><draw:equation draw:name="connsiteX6" draw:formula="0*logwidth/924156"/><draw:equation draw:name="connsiteY6" draw:formula="3286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170774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13306*logwidth/813331"/><draw:equation draw:name="connsiteY4" draw:formula="3286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04528*logwidth/813331"/><draw:equation draw:name="connsiteY5" draw:formula="0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5545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5450*logheight/508111"/><draw:equation draw:name="connsiteX0" draw:formula="0*logwidth/813331"/><draw:equation draw:name="connsiteY0" draw:formula="16496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4960*logheight/508111"/><draw:equation draw:name="connsiteX0" draw:formula="0*logwidth/813331"/><draw:equation draw:name="connsiteY0" draw:formula="15228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52280*logheight/508111"/><draw:equation draw:name="connsiteX0" draw:formula="0*logwidth/813331"/><draw:equation draw:name="connsiteY0" draw:formula="161790*logheight/508111"/><draw:equation draw:name="connsiteX1" draw:formula="194206*logwidth/813331"/><draw:equation draw:name="connsiteY1" draw:formula="441436*logheight/508111"/><draw:equation draw:name="connsiteX2" draw:formula="689506*logwidth/813331"/><draw:equation draw:name="connsiteY2" draw:formula="508111*logheight/508111"/><draw:equation draw:name="connsiteX3" draw:formula="813331*logwidth/813331"/><draw:equation draw:name="connsiteY3" draw:formula="317611*logheight/508111"/><draw:equation draw:name="connsiteX4" draw:formula="603380*logwidth/813331"/><draw:equation draw:name="connsiteY4" draw:formula="0*logheight/508111"/><draw:equation draw:name="connsiteX5" draw:formula="365673*logwidth/813331"/><draw:equation draw:name="connsiteY5" draw:formula="3167*logheight/508111"/><draw:equation draw:name="connsiteX6" draw:formula="0*logwidth/813331"/><draw:equation draw:name="connsiteY6" draw:formula="161790*logheight/508111"/><draw:equation draw:name="connsiteX0" draw:formula="0*logwidth/813331"/><draw:equation draw:name="connsiteY0" draw:formula="161793*logheight/508114"/><draw:equation draw:name="connsiteX1" draw:formula="194206*logwidth/813331"/><draw:equation draw:name="connsiteY1" draw:formula="441439*logheight/508114"/><draw:equation draw:name="connsiteX2" draw:formula="689506*logwidth/813331"/><draw:equation draw:name="connsiteY2" draw:formula="508114*logheight/508114"/><draw:equation draw:name="connsiteX3" draw:formula="813331*logwidth/813331"/><draw:equation draw:name="connsiteY3" draw:formula="317614*logheight/508114"/><draw:equation draw:name="connsiteX4" draw:formula="603380*logwidth/813331"/><draw:equation draw:name="connsiteY4" draw:formula="3*logheight/508114"/><draw:equation draw:name="connsiteX5" draw:formula="370259*logwidth/813331"/><draw:equation draw:name="connsiteY5" draw:formula="0*logheight/508114"/><draw:equation draw:name="connsiteX6" draw:formula="0*logwidth/813331"/><draw:equation draw:name="connsiteY6" draw:formula="161793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7614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2058"/><draw:equation draw:name="connsiteY0" draw:formula="167499*logheight/508114"/><draw:equation draw:name="connsiteX1" draw:formula="180448*logwidth/772058"/><draw:equation draw:name="connsiteY1" draw:formula="441439*logheight/508114"/><draw:equation draw:name="connsiteX2" draw:formula="675748*logwidth/772058"/><draw:equation draw:name="connsiteY2" draw:formula="508114*logheight/508114"/><draw:equation draw:name="connsiteX3" draw:formula="772058*logwidth/772058"/><draw:equation draw:name="connsiteY3" draw:formula="317614*logheight/508114"/><draw:equation draw:name="connsiteX4" draw:formula="589622*logwidth/772058"/><draw:equation draw:name="connsiteY4" draw:formula="3*logheight/508114"/><draw:equation draw:name="connsiteX5" draw:formula="356501*logwidth/772058"/><draw:equation draw:name="connsiteY5" draw:formula="0*logheight/508114"/><draw:equation draw:name="connsiteX6" draw:formula="0*logwidth/772058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8104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51421"/><draw:equation draw:name="connsiteY0" draw:formula="167499*logheight/508114"/><draw:equation draw:name="connsiteX1" draw:formula="180448*logwidth/751421"/><draw:equation draw:name="connsiteY1" draw:formula="441439*logheight/508114"/><draw:equation draw:name="connsiteX2" draw:formula="675748*logwidth/751421"/><draw:equation draw:name="connsiteY2" draw:formula="508114*logheight/508114"/><draw:equation draw:name="connsiteX3" draw:formula="751421*logwidth/751421"/><draw:equation draw:name="connsiteY3" draw:formula="330446*logheight/508114"/><draw:equation draw:name="connsiteX4" draw:formula="589622*logwidth/751421"/><draw:equation draw:name="connsiteY4" draw:formula="3*logheight/508114"/><draw:equation draw:name="connsiteX5" draw:formula="356501*logwidth/751421"/><draw:equation draw:name="connsiteY5" draw:formula="0*logheight/508114"/><draw:equation draw:name="connsiteX6" draw:formula="0*logwidth/751421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5229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07621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99573"/><draw:equation draw:name="connsiteY0" draw:formula="167499*logheight/508114"/><draw:equation draw:name="connsiteX1" draw:formula="180448*logwidth/799573"/><draw:equation draw:name="connsiteY1" draw:formula="441439*logheight/508114"/><draw:equation draw:name="connsiteX2" draw:formula="675748*logwidth/799573"/><draw:equation draw:name="connsiteY2" draw:formula="508114*logheight/508114"/><draw:equation draw:name="connsiteX3" draw:formula="799573*logwidth/799573"/><draw:equation draw:name="connsiteY3" draw:formula="313327*logheight/508114"/><draw:equation draw:name="connsiteX4" draw:formula="589622*logwidth/799573"/><draw:equation draw:name="connsiteY4" draw:formula="3*logheight/508114"/><draw:equation draw:name="connsiteX5" draw:formula="356501*logwidth/799573"/><draw:equation draw:name="connsiteY5" draw:formula="0*logheight/508114"/><draw:equation draw:name="connsiteX6" draw:formula="0*logwidth/799573"/><draw:equation draw:name="connsiteY6" draw:formula="167499*logheight/508114"/><draw:equation draw:name="connsiteX0" draw:formula="0*logwidth/776644"/><draw:equation draw:name="connsiteY0" draw:formula="167499*logheight/508114"/><draw:equation draw:name="connsiteX1" draw:formula="180448*logwidth/776644"/><draw:equation draw:name="connsiteY1" draw:formula="441439*logheight/508114"/><draw:equation draw:name="connsiteX2" draw:formula="675748*logwidth/776644"/><draw:equation draw:name="connsiteY2" draw:formula="508114*logheight/508114"/><draw:equation draw:name="connsiteX3" draw:formula="776644*logwidth/776644"/><draw:equation draw:name="connsiteY3" draw:formula="315229*logheight/508114"/><draw:equation draw:name="connsiteX4" draw:formula="589622*logwidth/776644"/><draw:equation draw:name="connsiteY4" draw:formula="3*logheight/508114"/><draw:equation draw:name="connsiteX5" draw:formula="356501*logwidth/776644"/><draw:equation draw:name="connsiteY5" draw:formula="0*logheight/508114"/><draw:equation draw:name="connsiteX6" draw:formula="0*logwidth/776644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9523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67499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67499*logheight/508114"/><draw:equation draw:name="connsiteX0" draw:formula="0*logwidth/794987"/><draw:equation draw:name="connsiteY0" draw:formula="173205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3205*logheight/508114"/><draw:equation draw:name="connsiteX0" draw:formula="0*logwidth/794987"/><draw:equation draw:name="connsiteY0" draw:formula="177033*logheight/508114"/><draw:equation draw:name="connsiteX1" draw:formula="180448*logwidth/794987"/><draw:equation draw:name="connsiteY1" draw:formula="441439*logheight/508114"/><draw:equation draw:name="connsiteX2" draw:formula="675748*logwidth/794987"/><draw:equation draw:name="connsiteY2" draw:formula="508114*logheight/508114"/><draw:equation draw:name="connsiteX3" draw:formula="794987*logwidth/794987"/><draw:equation draw:name="connsiteY3" draw:formula="307621*logheight/508114"/><draw:equation draw:name="connsiteX4" draw:formula="589622*logwidth/794987"/><draw:equation draw:name="connsiteY4" draw:formula="3*logheight/508114"/><draw:equation draw:name="connsiteX5" draw:formula="356501*logwidth/794987"/><draw:equation draw:name="connsiteY5" draw:formula="0*logheight/508114"/><draw:equation draw:name="connsiteX6" draw:formula="0*logwidth/794987"/><draw:equation draw:name="connsiteY6" draw:formula="177033*logheight/508114"/></draw:enhanced-geometry></draw:custom-shape><draw:custom-shape draw:style-name="gr60" svg:width="1.306cm" svg:height="0.8104cm" svg:x="4.315cm" svg:y="-0.7174cm"><draw:enhanced-geometry svg:viewBox="0 0 431685 293040" draw:type="ooxml-non-primitive" drawooo:sub-view-size="431685 293040" draw:text-areas="l t r b" draw:enhanced-path="M 40170 0 L 0 179862 51933 250660 371504 293040 431685 167435 341931 32199 40170 0 Z N "><draw:equation draw:name="connsiteX0" draw:formula="95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9525*logwidth/438150"/><draw:equation draw:name="connsiteY6" draw:formula="0*logheight/304800"/><draw:equation draw:name="connsiteX0" draw:formula="476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47625*logwidth/438150"/><draw:equation draw:name="connsiteY6" draw:formula="0*logheight/304800"/><draw:equation draw:name="connsiteX0" draw:formula="47625*logwidth/438150"/><draw:equation draw:name="connsiteY0" draw:formula="0*logheight/304800"/><draw:equation draw:name="connsiteX1" draw:formula="0*logwidth/438150"/><draw:equation draw:name="connsiteY1" draw:formula="161925*logheight/304800"/><draw:equation draw:name="connsiteX2" draw:formula="47625*logwidth/438150"/><draw:equation draw:name="connsiteY2" draw:formula="266700*logheight/304800"/><draw:equation draw:name="connsiteX3" draw:formula="419100*logwidth/438150"/><draw:equation draw:name="connsiteY3" draw:formula="304800*logheight/304800"/><draw:equation draw:name="connsiteX4" draw:formula="438150*logwidth/438150"/><draw:equation draw:name="connsiteY4" draw:formula="190500*logheight/304800"/><draw:equation draw:name="connsiteX5" draw:formula="333375*logwidth/438150"/><draw:equation draw:name="connsiteY5" draw:formula="47625*logheight/304800"/><draw:equation draw:name="connsiteX6" draw:formula="47625*logwidth/438150"/><draw:equation draw:name="connsiteY6" draw:formula="0*logheight/304800"/><draw:equation draw:name="connsiteX0" draw:formula="47625*logwidth/438150"/><draw:equation draw:name="connsiteY0" draw:formula="0*logheight/333375"/><draw:equation draw:name="connsiteX1" draw:formula="0*logwidth/438150"/><draw:equation draw:name="connsiteY1" draw:formula="161925*logheight/333375"/><draw:equation draw:name="connsiteX2" draw:formula="47625*logwidth/438150"/><draw:equation draw:name="connsiteY2" draw:formula="266700*logheight/333375"/><draw:equation draw:name="connsiteX3" draw:formula="409575*logwidth/438150"/><draw:equation draw:name="connsiteY3" draw:formula="333375*logheight/333375"/><draw:equation draw:name="connsiteX4" draw:formula="438150*logwidth/438150"/><draw:equation draw:name="connsiteY4" draw:formula="190500*logheight/333375"/><draw:equation draw:name="connsiteX5" draw:formula="333375*logwidth/438150"/><draw:equation draw:name="connsiteY5" draw:formula="47625*logheight/333375"/><draw:equation draw:name="connsiteX6" draw:formula="47625*logwidth/438150"/><draw:equation draw:name="connsiteY6" draw:formula="0*logheight/333375"/><draw:equation draw:name="connsiteX0" draw:formula="47625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90500*logheight/311100"/><draw:equation draw:name="connsiteX5" draw:formula="333375*logwidth/438150"/><draw:equation draw:name="connsiteY5" draw:formula="47625*logheight/311100"/><draw:equation draw:name="connsiteX6" draw:formula="47625*logwidth/438150"/><draw:equation draw:name="connsiteY6" draw:formula="0*logheight/311100"/><draw:equation draw:name="connsiteX0" draw:formula="47625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82593*logheight/311100"/><draw:equation draw:name="connsiteX5" draw:formula="333375*logwidth/438150"/><draw:equation draw:name="connsiteY5" draw:formula="47625*logheight/311100"/><draw:equation draw:name="connsiteX6" draw:formula="47625*logwidth/438150"/><draw:equation draw:name="connsiteY6" draw:formula="0*logheight/311100"/><draw:equation draw:name="connsiteX0" draw:formula="35561*logwidth/438150"/><draw:equation draw:name="connsiteY0" draw:formula="0*logheight/311100"/><draw:equation draw:name="connsiteX1" draw:formula="0*logwidth/438150"/><draw:equation draw:name="connsiteY1" draw:formula="161925*logheight/311100"/><draw:equation draw:name="connsiteX2" draw:formula="47625*logwidth/438150"/><draw:equation draw:name="connsiteY2" draw:formula="266700*logheight/311100"/><draw:equation draw:name="connsiteX3" draw:formula="402400*logwidth/438150"/><draw:equation draw:name="connsiteY3" draw:formula="311100*logheight/311100"/><draw:equation draw:name="connsiteX4" draw:formula="438150*logwidth/438150"/><draw:equation draw:name="connsiteY4" draw:formula="182593*logheight/311100"/><draw:equation draw:name="connsiteX5" draw:formula="333375*logwidth/438150"/><draw:equation draw:name="connsiteY5" draw:formula="47625*logheight/311100"/><draw:equation draw:name="connsiteX6" draw:formula="35561*logwidth/438150"/><draw:equation draw:name="connsiteY6" draw:formula="0*logheight/311100"/><draw:equation draw:name="connsiteX0" draw:formula="0*logwidth/402589"/><draw:equation draw:name="connsiteY0" draw:formula="0*logheight/311100"/><draw:equation draw:name="connsiteX1" draw:formula="0*logwidth/402589"/><draw:equation draw:name="connsiteY1" draw:formula="196937*logheight/311100"/><draw:equation draw:name="connsiteX2" draw:formula="12064*logwidth/402589"/><draw:equation draw:name="connsiteY2" draw:formula="266700*logheight/311100"/><draw:equation draw:name="connsiteX3" draw:formula="366839*logwidth/402589"/><draw:equation draw:name="connsiteY3" draw:formula="311100*logheight/311100"/><draw:equation draw:name="connsiteX4" draw:formula="402589*logwidth/402589"/><draw:equation draw:name="connsiteY4" draw:formula="182593*logheight/311100"/><draw:equation draw:name="connsiteX5" draw:formula="297814*logwidth/402589"/><draw:equation draw:name="connsiteY5" draw:formula="47625*logheight/311100"/><draw:equation draw:name="connsiteX6" draw:formula="0*logwidth/402589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159456*logheight/311100"/><draw:equation draw:name="connsiteX2" draw:formula="30001*logwidth/420526"/><draw:equation draw:name="connsiteY2" draw:formula="266700*logheight/311100"/><draw:equation draw:name="connsiteX3" draw:formula="384776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219652*logheight/311100"/><draw:equation draw:name="connsiteX2" draw:formula="30001*logwidth/420526"/><draw:equation draw:name="connsiteY2" draw:formula="266700*logheight/311100"/><draw:equation draw:name="connsiteX3" draw:formula="384776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7937*logwidth/420526"/><draw:equation draw:name="connsiteY0" draw:formula="0*logheight/311100"/><draw:equation draw:name="connsiteX1" draw:formula="0*logwidth/420526"/><draw:equation draw:name="connsiteY1" draw:formula="219652*logheight/311100"/><draw:equation draw:name="connsiteX2" draw:formula="30001*logwidth/420526"/><draw:equation draw:name="connsiteY2" draw:formula="266700*logheight/311100"/><draw:equation draw:name="connsiteX3" draw:formula="365124*logwidth/420526"/><draw:equation draw:name="connsiteY3" draw:formula="311100*logheight/311100"/><draw:equation draw:name="connsiteX4" draw:formula="420526*logwidth/420526"/><draw:equation draw:name="connsiteY4" draw:formula="182593*logheight/311100"/><draw:equation draw:name="connsiteX5" draw:formula="315751*logwidth/420526"/><draw:equation draw:name="connsiteY5" draw:formula="47625*logheight/311100"/><draw:equation draw:name="connsiteX6" draw:formula="17937*logwidth/420526"/><draw:equation draw:name="connsiteY6" draw:formula="0*logheight/311100"/><draw:equation draw:name="connsiteX0" draw:formula="111212*logwidth/420526"/><draw:equation draw:name="connsiteY0" draw:formula="0*logheight/289873"/><draw:equation draw:name="connsiteX1" draw:formula="0*logwidth/420526"/><draw:equation draw:name="connsiteY1" draw:formula="19842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111212*logwidth/420526"/><draw:equation draw:name="connsiteY6" draw:formula="0*logheight/289873"/><draw:equation draw:name="connsiteX0" draw:formula="111212*logwidth/420526"/><draw:equation draw:name="connsiteY0" draw:formula="0*logheight/289873"/><draw:equation draw:name="connsiteX1" draw:formula="0*logwidth/420526"/><draw:equation draw:name="connsiteY1" draw:formula="18661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111212*logwidth/420526"/><draw:equation draw:name="connsiteY6" draw:formula="0*logheight/289873"/><draw:equation draw:name="connsiteX0" draw:formula="75336*logwidth/420526"/><draw:equation draw:name="connsiteY0" draw:formula="0*logheight/289873"/><draw:equation draw:name="connsiteX1" draw:formula="0*logwidth/420526"/><draw:equation draw:name="connsiteY1" draw:formula="186615*logheight/289873"/><draw:equation draw:name="connsiteX2" draw:formula="30001*logwidth/420526"/><draw:equation draw:name="connsiteY2" draw:formula="245473*logheight/289873"/><draw:equation draw:name="connsiteX3" draw:formula="365124*logwidth/420526"/><draw:equation draw:name="connsiteY3" draw:formula="289873*logheight/289873"/><draw:equation draw:name="connsiteX4" draw:formula="420526*logwidth/420526"/><draw:equation draw:name="connsiteY4" draw:formula="161366*logheight/289873"/><draw:equation draw:name="connsiteX5" draw:formula="315751*logwidth/420526"/><draw:equation draw:name="connsiteY5" draw:formula="26398*logheight/289873"/><draw:equation draw:name="connsiteX6" draw:formula="75336*logwidth/420526"/><draw:equation draw:name="connsiteY6" draw:formula="0*logheight/289873"/><draw:equation draw:name="connsiteX0" draw:formula="75336*logwidth/418816"/><draw:equation draw:name="connsiteY0" draw:formula="0*logheight/289873"/><draw:equation draw:name="connsiteX1" draw:formula="0*logwidth/418816"/><draw:equation draw:name="connsiteY1" draw:formula="186615*logheight/289873"/><draw:equation draw:name="connsiteX2" draw:formula="30001*logwidth/418816"/><draw:equation draw:name="connsiteY2" draw:formula="245473*logheight/289873"/><draw:equation draw:name="connsiteX3" draw:formula="365124*logwidth/418816"/><draw:equation draw:name="connsiteY3" draw:formula="289873*logheight/289873"/><draw:equation draw:name="connsiteX4" draw:formula="418816*logwidth/418816"/><draw:equation draw:name="connsiteY4" draw:formula="153681*logheight/289873"/><draw:equation draw:name="connsiteX5" draw:formula="315751*logwidth/418816"/><draw:equation draw:name="connsiteY5" draw:formula="26398*logheight/289873"/><draw:equation draw:name="connsiteX6" draw:formula="75336*logwidth/418816"/><draw:equation draw:name="connsiteY6" draw:formula="0*logheight/289873"/><draw:equation draw:name="connsiteX0" draw:formula="75336*logwidth/418816"/><draw:equation draw:name="connsiteY0" draw:formula="0*logheight/289873"/><draw:equation draw:name="connsiteX1" draw:formula="0*logwidth/418816"/><draw:equation draw:name="connsiteY1" draw:formula="186615*logheight/289873"/><draw:equation draw:name="connsiteX2" draw:formula="30001*logwidth/418816"/><draw:equation draw:name="connsiteY2" draw:formula="245473*logheight/289873"/><draw:equation draw:name="connsiteX3" draw:formula="365124*logwidth/418816"/><draw:equation draw:name="connsiteY3" draw:formula="289873*logheight/289873"/><draw:equation draw:name="connsiteX4" draw:formula="418816*logwidth/418816"/><draw:equation draw:name="connsiteY4" draw:formula="164346*logheight/289873"/><draw:equation draw:name="connsiteX5" draw:formula="315751*logwidth/418816"/><draw:equation draw:name="connsiteY5" draw:formula="26398*logheight/289873"/><draw:equation draw:name="connsiteX6" draw:formula="75336*logwidth/418816"/><draw:equation draw:name="connsiteY6" draw:formula="0*logheight/289873"/><draw:equation draw:name="connsiteX0" draw:formula="104036*logwidth/418816"/><draw:equation draw:name="connsiteY0" draw:formula="0*logheight/289874"/><draw:equation draw:name="connsiteX1" draw:formula="0*logwidth/418816"/><draw:equation draw:name="connsiteY1" draw:formula="186616*logheight/289874"/><draw:equation draw:name="connsiteX2" draw:formula="30001*logwidth/418816"/><draw:equation draw:name="connsiteY2" draw:formula="245474*logheight/289874"/><draw:equation draw:name="connsiteX3" draw:formula="365124*logwidth/418816"/><draw:equation draw:name="connsiteY3" draw:formula="289874*logheight/289874"/><draw:equation draw:name="connsiteX4" draw:formula="418816*logwidth/418816"/><draw:equation draw:name="connsiteY4" draw:formula="164347*logheight/289874"/><draw:equation draw:name="connsiteX5" draw:formula="315751*logwidth/418816"/><draw:equation draw:name="connsiteY5" draw:formula="26399*logheight/289874"/><draw:equation draw:name="connsiteX6" draw:formula="104036*logwidth/418816"/><draw:equation draw:name="connsiteY6" draw:formula="0*logheight/289874"/><draw:equation draw:name="connsiteX0" draw:formula="82511*logwidth/418816"/><draw:equation draw:name="connsiteY0" draw:formula="0*logheight/305724"/><draw:equation draw:name="connsiteX1" draw:formula="0*logwidth/418816"/><draw:equation draw:name="connsiteY1" draw:formula="202466*logheight/305724"/><draw:equation draw:name="connsiteX2" draw:formula="30001*logwidth/418816"/><draw:equation draw:name="connsiteY2" draw:formula="261324*logheight/305724"/><draw:equation draw:name="connsiteX3" draw:formula="365124*logwidth/418816"/><draw:equation draw:name="connsiteY3" draw:formula="305724*logheight/305724"/><draw:equation draw:name="connsiteX4" draw:formula="418816*logwidth/418816"/><draw:equation draw:name="connsiteY4" draw:formula="180197*logheight/305724"/><draw:equation draw:name="connsiteX5" draw:formula="315751*logwidth/418816"/><draw:equation draw:name="connsiteY5" draw:formula="42249*logheight/305724"/><draw:equation draw:name="connsiteX6" draw:formula="82511*logwidth/418816"/><draw:equation draw:name="connsiteY6" draw:formula="0*logheight/305724"/><draw:equation draw:name="connsiteX0" draw:formula="82511*logwidth/418816"/><draw:equation draw:name="connsiteY0" draw:formula="0*logheight/305724"/><draw:equation draw:name="connsiteX1" draw:formula="0*logwidth/418816"/><draw:equation draw:name="connsiteY1" draw:formula="202466*logheight/305724"/><draw:equation draw:name="connsiteX2" draw:formula="30001*logwidth/418816"/><draw:equation draw:name="connsiteY2" draw:formula="261324*logheight/305724"/><draw:equation draw:name="connsiteX3" draw:formula="365124*logwidth/418816"/><draw:equation draw:name="connsiteY3" draw:formula="305724*logheight/305724"/><draw:equation draw:name="connsiteX4" draw:formula="418816*logwidth/418816"/><draw:equation draw:name="connsiteY4" draw:formula="180197*logheight/305724"/><draw:equation draw:name="connsiteX5" draw:formula="322926*logwidth/418816"/><draw:equation draw:name="connsiteY5" draw:formula="32739*logheight/305724"/><draw:equation draw:name="connsiteX6" draw:formula="82511*logwidth/418816"/><draw:equation draw:name="connsiteY6" draw:formula="0*logheight/305724"/><draw:equation draw:name="connsiteX0" draw:formula="50223*logwidth/418816"/><draw:equation draw:name="connsiteY0" draw:formula="3745*logheight/272985"/><draw:equation draw:name="connsiteX1" draw:formula="0*logwidth/418816"/><draw:equation draw:name="connsiteY1" draw:formula="169727*logheight/272985"/><draw:equation draw:name="connsiteX2" draw:formula="30001*logwidth/418816"/><draw:equation draw:name="connsiteY2" draw:formula="228585*logheight/272985"/><draw:equation draw:name="connsiteX3" draw:formula="365124*logwidth/418816"/><draw:equation draw:name="connsiteY3" draw:formula="272985*logheight/272985"/><draw:equation draw:name="connsiteX4" draw:formula="418816*logwidth/418816"/><draw:equation draw:name="connsiteY4" draw:formula="147458*logheight/272985"/><draw:equation draw:name="connsiteX5" draw:formula="322926*logwidth/418816"/><draw:equation draw:name="connsiteY5" draw:formula="0*logheight/272985"/><draw:equation draw:name="connsiteX6" draw:formula="50223*logwidth/418816"/><draw:equation draw:name="connsiteY6" draw:formula="3745*logheight/272985"/><draw:equation draw:name="connsiteX0" draw:formula="71748*logwidth/440341"/><draw:equation draw:name="connsiteY0" draw:formula="3745*logheight/272985"/><draw:equation draw:name="connsiteX1" draw:formula="0*logwidth/440341"/><draw:equation draw:name="connsiteY1" draw:formula="152483*logheight/272985"/><draw:equation draw:name="connsiteX2" draw:formula="51526*logwidth/440341"/><draw:equation draw:name="connsiteY2" draw:formula="228585*logheight/272985"/><draw:equation draw:name="connsiteX3" draw:formula="386649*logwidth/440341"/><draw:equation draw:name="connsiteY3" draw:formula="272985*logheight/272985"/><draw:equation draw:name="connsiteX4" draw:formula="440341*logwidth/440341"/><draw:equation draw:name="connsiteY4" draw:formula="147458*logheight/272985"/><draw:equation draw:name="connsiteX5" draw:formula="344451*logwidth/440341"/><draw:equation draw:name="connsiteY5" draw:formula="0*logheight/272985"/><draw:equation draw:name="connsiteX6" draw:formula="71748*logwidth/440341"/><draw:equation draw:name="connsiteY6" draw:formula="3745*logheight/272985"/><draw:equation draw:name="connsiteX0" draw:formula="50226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50226*logwidth/440341"/><draw:equation draw:name="connsiteY6" draw:formula="0*logheight/293042"/><draw:equation draw:name="connsiteX0" draw:formula="48671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48671*logwidth/440341"/><draw:equation draw:name="connsiteY6" draw:formula="0*logheight/293042"/><draw:equation draw:name="connsiteX0" draw:formula="48671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48671*logwidth/440341"/><draw:equation draw:name="connsiteY6" draw:formula="0*logheight/293042"/><draw:equation draw:name="connsiteX0" draw:formula="66697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44451*logwidth/440341"/><draw:equation draw:name="connsiteY5" draw:formula="20057*logheight/293042"/><draw:equation draw:name="connsiteX6" draw:formula="66697*logwidth/440341"/><draw:equation draw:name="connsiteY6" draw:formula="0*logheight/293042"/><draw:equation draw:name="connsiteX0" draw:formula="66697*logwidth/440341"/><draw:equation draw:name="connsiteY0" draw:formula="0*logheight/293042"/><draw:equation draw:name="connsiteX1" draw:formula="0*logwidth/440341"/><draw:equation draw:name="connsiteY1" draw:formula="172540*logheight/293042"/><draw:equation draw:name="connsiteX2" draw:formula="51526*logwidth/440341"/><draw:equation draw:name="connsiteY2" draw:formula="248642*logheight/293042"/><draw:equation draw:name="connsiteX3" draw:formula="386649*logwidth/440341"/><draw:equation draw:name="connsiteY3" draw:formula="293042*logheight/293042"/><draw:equation draw:name="connsiteX4" draw:formula="440341*logwidth/440341"/><draw:equation draw:name="connsiteY4" draw:formula="167515*logheight/293042"/><draw:equation draw:name="connsiteX5" draw:formula="350587*logwidth/440341"/><draw:equation draw:name="connsiteY5" draw:formula="32279*logheight/293042"/><draw:equation draw:name="connsiteX6" draw:formula="66697*logwidth/440341"/><draw:equation draw:name="connsiteY6" draw:formula="0*logheight/293042"/><draw:equation draw:name="connsiteX0" draw:formula="48826*logwidth/440341"/><draw:equation draw:name="connsiteY0" draw:formula="0*logheight/292963"/><draw:equation draw:name="connsiteX1" draw:formula="0*logwidth/440341"/><draw:equation draw:name="connsiteY1" draw:formula="172461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2963"/><draw:equation draw:name="connsiteX1" draw:formula="0*logwidth/440341"/><draw:equation draw:name="connsiteY1" draw:formula="172540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2963"/><draw:equation draw:name="connsiteX1" draw:formula="0*logwidth/440341"/><draw:equation draw:name="connsiteY1" draw:formula="161565*logheight/292963"/><draw:equation draw:name="connsiteX2" draw:formula="51526*logwidth/440341"/><draw:equation draw:name="connsiteY2" draw:formula="248563*logheight/292963"/><draw:equation draw:name="connsiteX3" draw:formula="386649*logwidth/440341"/><draw:equation draw:name="connsiteY3" draw:formula="292963*logheight/292963"/><draw:equation draw:name="connsiteX4" draw:formula="440341*logwidth/440341"/><draw:equation draw:name="connsiteY4" draw:formula="167436*logheight/292963"/><draw:equation draw:name="connsiteX5" draw:formula="350587*logwidth/440341"/><draw:equation draw:name="connsiteY5" draw:formula="32200*logheight/292963"/><draw:equation draw:name="connsiteX6" draw:formula="48826*logwidth/440341"/><draw:equation draw:name="connsiteY6" draw:formula="0*logheight/292963"/><draw:equation draw:name="connsiteX0" draw:formula="48826*logwidth/440341"/><draw:equation draw:name="connsiteY0" draw:formula="0*logheight/293041"/><draw:equation draw:name="connsiteX1" draw:formula="0*logwidth/440341"/><draw:equation draw:name="connsiteY1" draw:formula="161565*logheight/293041"/><draw:equation draw:name="connsiteX2" draw:formula="51526*logwidth/440341"/><draw:equation draw:name="connsiteY2" draw:formula="248563*logheight/293041"/><draw:equation draw:name="connsiteX3" draw:formula="380160*logwidth/440341"/><draw:equation draw:name="connsiteY3" draw:formula="293041*logheight/293041"/><draw:equation draw:name="connsiteX4" draw:formula="440341*logwidth/440341"/><draw:equation draw:name="connsiteY4" draw:formula="167436*logheight/293041"/><draw:equation draw:name="connsiteX5" draw:formula="350587*logwidth/440341"/><draw:equation draw:name="connsiteY5" draw:formula="32200*logheight/293041"/><draw:equation draw:name="connsiteX6" draw:formula="48826*logwidth/440341"/><draw:equation draw:name="connsiteY6" draw:formula="0*logheight/293041"/><draw:equation draw:name="connsiteX0" draw:formula="81273*logwidth/440341"/><draw:equation draw:name="connsiteY0" draw:formula="0*logheight/272118"/><draw:equation draw:name="connsiteX1" draw:formula="0*logwidth/440341"/><draw:equation draw:name="connsiteY1" draw:formula="140642*logheight/272118"/><draw:equation draw:name="connsiteX2" draw:formula="51526*logwidth/440341"/><draw:equation draw:name="connsiteY2" draw:formula="227640*logheight/272118"/><draw:equation draw:name="connsiteX3" draw:formula="380160*logwidth/440341"/><draw:equation draw:name="connsiteY3" draw:formula="272118*logheight/272118"/><draw:equation draw:name="connsiteX4" draw:formula="440341*logwidth/440341"/><draw:equation draw:name="connsiteY4" draw:formula="146513*logheight/272118"/><draw:equation draw:name="connsiteX5" draw:formula="350587*logwidth/440341"/><draw:equation draw:name="connsiteY5" draw:formula="11277*logheight/272118"/><draw:equation draw:name="connsiteX6" draw:formula="81273*logwidth/440341"/><draw:equation draw:name="connsiteY6" draw:formula="0*logheight/272118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83437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83437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51526*logwidth/440341"/><draw:equation draw:name="connsiteY2" draw:formula="248562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49769*logwidth/440341"/><draw:equation draw:name="connsiteY2" draw:formula="250660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49769*logwidth/440341"/><draw:equation draw:name="connsiteY2" draw:formula="241089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48826*logwidth/440341"/><draw:equation draw:name="connsiteY0" draw:formula="0*logheight/293040"/><draw:equation draw:name="connsiteX1" draw:formula="0*logwidth/440341"/><draw:equation draw:name="connsiteY1" draw:formula="161564*logheight/293040"/><draw:equation draw:name="connsiteX2" draw:formula="60589*logwidth/440341"/><draw:equation draw:name="connsiteY2" draw:formula="250660*logheight/293040"/><draw:equation draw:name="connsiteX3" draw:formula="380160*logwidth/440341"/><draw:equation draw:name="connsiteY3" draw:formula="293040*logheight/293040"/><draw:equation draw:name="connsiteX4" draw:formula="440341*logwidth/440341"/><draw:equation draw:name="connsiteY4" draw:formula="167435*logheight/293040"/><draw:equation draw:name="connsiteX5" draw:formula="350587*logwidth/440341"/><draw:equation draw:name="connsiteY5" draw:formula="32199*logheight/293040"/><draw:equation draw:name="connsiteX6" draw:formula="48826*logwidth/440341"/><draw:equation draw:name="connsiteY6" draw:formula="0*logheight/293040"/><draw:equation draw:name="connsiteX0" draw:formula="3382*logwidth/394897"/><draw:equation draw:name="connsiteY0" draw:formula="0*logheight/293040"/><draw:equation draw:name="connsiteX1" draw:formula="0*logwidth/394897"/><draw:equation draw:name="connsiteY1" draw:formula="179862*logheight/293040"/><draw:equation draw:name="connsiteX2" draw:formula="15145*logwidth/394897"/><draw:equation draw:name="connsiteY2" draw:formula="250660*logheight/293040"/><draw:equation draw:name="connsiteX3" draw:formula="334716*logwidth/394897"/><draw:equation draw:name="connsiteY3" draw:formula="293040*logheight/293040"/><draw:equation draw:name="connsiteX4" draw:formula="394897*logwidth/394897"/><draw:equation draw:name="connsiteY4" draw:formula="167435*logheight/293040"/><draw:equation draw:name="connsiteX5" draw:formula="305143*logwidth/394897"/><draw:equation draw:name="connsiteY5" draw:formula="32199*logheight/293040"/><draw:equation draw:name="connsiteX6" draw:formula="3382*logwidth/394897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draw:equation draw:name="connsiteX0" draw:formula="40170*logwidth/431685"/><draw:equation draw:name="connsiteY0" draw:formula="0*logheight/293040"/><draw:equation draw:name="connsiteX1" draw:formula="0*logwidth/431685"/><draw:equation draw:name="connsiteY1" draw:formula="179862*logheight/293040"/><draw:equation draw:name="connsiteX2" draw:formula="51933*logwidth/431685"/><draw:equation draw:name="connsiteY2" draw:formula="250660*logheight/293040"/><draw:equation draw:name="connsiteX3" draw:formula="371504*logwidth/431685"/><draw:equation draw:name="connsiteY3" draw:formula="293040*logheight/293040"/><draw:equation draw:name="connsiteX4" draw:formula="431685*logwidth/431685"/><draw:equation draw:name="connsiteY4" draw:formula="167435*logheight/293040"/><draw:equation draw:name="connsiteX5" draw:formula="341931*logwidth/431685"/><draw:equation draw:name="connsiteY5" draw:formula="32199*logheight/293040"/><draw:equation draw:name="connsiteX6" draw:formula="40170*logwidth/431685"/><draw:equation draw:name="connsiteY6" draw:formula="0*logheight/293040"/></draw:enhanced-geometry></draw:custom-shape><draw:custom-shape draw:style-name="gr61" svg:width="2.28cm" svg:height="0.9574cm" svg:x="5.763cm" svg:y="-1.252cm"><draw:enhanced-geometry svg:viewBox="0 0 806687 305238" draw:type="ooxml-non-primitive" drawooo:sub-view-size="806687 305238" draw:text-areas="l t r b" draw:enhanced-path="M 10885 323 L 0 66668 158003 274711 370854 305238 806687 0 10885 323 Z N "><draw:equation draw:name="connsiteX0" draw:formula="76200*logwidth/857250"/><draw:equation draw:name="connsiteY0" draw:formula="0*logheight/304800"/><draw:equation draw:name="connsiteX1" draw:formula="0*logwidth/857250"/><draw:equation draw:name="connsiteY1" draw:formula="57150*logheight/304800"/><draw:equation draw:name="connsiteX2" draw:formula="152400*logwidth/857250"/><draw:equation draw:name="connsiteY2" draw:formula="266700*logheight/304800"/><draw:equation draw:name="connsiteX3" draw:formula="419100*logwidth/857250"/><draw:equation draw:name="connsiteY3" draw:formula="304800*logheight/304800"/><draw:equation draw:name="connsiteX4" draw:formula="857250*logwidth/857250"/><draw:equation draw:name="connsiteY4" draw:formula="0*logheight/304800"/><draw:equation draw:name="connsiteX5" draw:formula="76200*logwidth/857250"/><draw:equation draw:name="connsiteY5" draw:formula="0*logheight/304800"/><draw:equation draw:name="connsiteX0" draw:formula="0*logwidth/781050"/><draw:equation draw:name="connsiteY0" draw:formula="0*logheight/304800"/><draw:equation draw:name="connsiteX1" draw:formula="76200*logwidth/781050"/><draw:equation draw:name="connsiteY1" draw:formula="266700*logheight/304800"/><draw:equation draw:name="connsiteX2" draw:formula="342900*logwidth/781050"/><draw:equation draw:name="connsiteY2" draw:formula="304800*logheight/304800"/><draw:equation draw:name="connsiteX3" draw:formula="781050*logwidth/781050"/><draw:equation draw:name="connsiteY3" draw:formula="0*logheight/304800"/><draw:equation draw:name="connsiteX4" draw:formula="0*logwidth/781050"/><draw:equation draw:name="connsiteY4" draw:formula="0*logheight/304800"/><draw:equation draw:name="connsiteX0" draw:formula="0*logwidth/781050"/><draw:equation draw:name="connsiteY0" draw:formula="0*logheight/304800"/><draw:equation draw:name="connsiteX1" draw:formula="206229*logwidth/781050"/><draw:equation draw:name="connsiteY1" draw:formula="304800*logheight/304800"/><draw:equation draw:name="connsiteX2" draw:formula="342900*logwidth/781050"/><draw:equation draw:name="connsiteY2" draw:formula="304800*logheight/304800"/><draw:equation draw:name="connsiteX3" draw:formula="781050*logwidth/781050"/><draw:equation draw:name="connsiteY3" draw:formula="0*logheight/304800"/><draw:equation draw:name="connsiteX4" draw:formula="0*logwidth/781050"/><draw:equation draw:name="connsiteY4" draw:formula="0*logheight/304800"/><draw:equation draw:name="connsiteX0" draw:formula="0*logwidth/696976"/><draw:equation draw:name="connsiteY0" draw:formula="0*logheight/304800"/><draw:equation draw:name="connsiteX1" draw:formula="122155*logwidth/696976"/><draw:equation draw:name="connsiteY1" draw:formula="304800*logheight/304800"/><draw:equation draw:name="connsiteX2" draw:formula="258826*logwidth/696976"/><draw:equation draw:name="connsiteY2" draw:formula="304800*logheight/304800"/><draw:equation draw:name="connsiteX3" draw:formula="696976*logwidth/696976"/><draw:equation draw:name="connsiteY3" draw:formula="0*logheight/304800"/><draw:equation draw:name="connsiteX4" draw:formula="0*logwidth/696976"/><draw:equation draw:name="connsiteY4" draw:formula="0*logheight/304800"/><draw:equation draw:name="connsiteX0" draw:formula="0*logwidth/696976"/><draw:equation draw:name="connsiteY0" draw:formula="0*logheight/304800"/><draw:equation draw:name="connsiteX1" draw:formula="45205*logwidth/696976"/><draw:equation draw:name="connsiteY1" draw:formula="126672*logheight/304800"/><draw:equation draw:name="connsiteX2" draw:formula="122155*logwidth/696976"/><draw:equation draw:name="connsiteY2" draw:formula="304800*logheight/304800"/><draw:equation draw:name="connsiteX3" draw:formula="258826*logwidth/696976"/><draw:equation draw:name="connsiteY3" draw:formula="304800*logheight/304800"/><draw:equation draw:name="connsiteX4" draw:formula="696976*logwidth/696976"/><draw:equation draw:name="connsiteY4" draw:formula="0*logheight/304800"/><draw:equation draw:name="connsiteX5" draw:formula="0*logwidth/696976"/><draw:equation draw:name="connsiteY5" draw:formula="0*logheight/304800"/><draw:equation draw:name="connsiteX0" draw:formula="0*logwidth/696976"/><draw:equation draw:name="connsiteY0" draw:formula="0*logheight/304800"/><draw:equation draw:name="connsiteX1" draw:formula="0*logwidth/696976"/><draw:equation draw:name="connsiteY1" draw:formula="122657*logheight/304800"/><draw:equation draw:name="connsiteX2" draw:formula="122155*logwidth/696976"/><draw:equation draw:name="connsiteY2" draw:formula="304800*logheight/304800"/><draw:equation draw:name="connsiteX3" draw:formula="258826*logwidth/696976"/><draw:equation draw:name="connsiteY3" draw:formula="304800*logheight/304800"/><draw:equation draw:name="connsiteX4" draw:formula="696976*logwidth/696976"/><draw:equation draw:name="connsiteY4" draw:formula="0*logheight/304800"/><draw:equation draw:name="connsiteX5" draw:formula="0*logwidth/696976"/><draw:equation draw:name="connsiteY5" draw:formula="0*logheight/304800"/><draw:equation draw:name="connsiteX0" draw:formula="26752*logwidth/723728"/><draw:equation draw:name="connsiteY0" draw:formula="0*logheight/304800"/><draw:equation draw:name="connsiteX1" draw:formula="1*logwidth/723728"/><draw:equation draw:name="connsiteY1" draw:formula="74501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78354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78354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94205*logheight/304800"/><draw:equation draw:name="connsiteX2" draw:formula="148907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26752*logwidth/723728"/><draw:equation draw:name="connsiteY0" draw:formula="0*logheight/304800"/><draw:equation draw:name="connsiteX1" draw:formula="0*logwidth/723728"/><draw:equation draw:name="connsiteY1" draw:formula="94205*logheight/304800"/><draw:equation draw:name="connsiteX2" draw:formula="143559*logwidth/723728"/><draw:equation draw:name="connsiteY2" draw:formula="304800*logheight/304800"/><draw:equation draw:name="connsiteX3" draw:formula="285578*logwidth/723728"/><draw:equation draw:name="connsiteY3" draw:formula="304800*logheight/304800"/><draw:equation draw:name="connsiteX4" draw:formula="723728*logwidth/723728"/><draw:equation draw:name="connsiteY4" draw:formula="0*logheight/304800"/><draw:equation draw:name="connsiteX5" draw:formula="26752*logwidth/723728"/><draw:equation draw:name="connsiteY5" draw:formula="0*logheight/304800"/><draw:equation draw:name="connsiteX0" draw:formula="61070*logwidth/758046"/><draw:equation draw:name="connsiteY0" draw:formula="0*logheight/304800"/><draw:equation draw:name="connsiteX1" draw:formula="0*logwidth/758046"/><draw:equation draw:name="connsiteY1" draw:formula="56164*logheight/304800"/><draw:equation draw:name="connsiteX2" draw:formula="177877*logwidth/758046"/><draw:equation draw:name="connsiteY2" draw:formula="304800*logheight/304800"/><draw:equation draw:name="connsiteX3" draw:formula="319896*logwidth/758046"/><draw:equation draw:name="connsiteY3" draw:formula="304800*logheight/304800"/><draw:equation draw:name="connsiteX4" draw:formula="758046*logwidth/758046"/><draw:equation draw:name="connsiteY4" draw:formula="0*logheight/304800"/><draw:equation draw:name="connsiteX5" draw:formula="61070*logwidth/758046"/><draw:equation draw:name="connsiteY5" draw:formula="0*logheight/304800"/><draw:equation draw:name="connsiteX0" draw:formula="37907*logwidth/758046"/><draw:equation draw:name="connsiteY0" draw:formula="5860*logheight/304800"/><draw:equation draw:name="connsiteX1" draw:formula="0*logwidth/758046"/><draw:equation draw:name="connsiteY1" draw:formula="56164*logheight/304800"/><draw:equation draw:name="connsiteX2" draw:formula="177877*logwidth/758046"/><draw:equation draw:name="connsiteY2" draw:formula="304800*logheight/304800"/><draw:equation draw:name="connsiteX3" draw:formula="319896*logwidth/758046"/><draw:equation draw:name="connsiteY3" draw:formula="304800*logheight/304800"/><draw:equation draw:name="connsiteX4" draw:formula="758046*logwidth/758046"/><draw:equation draw:name="connsiteY4" draw:formula="0*logheight/304800"/><draw:equation draw:name="connsiteX5" draw:formula="37907*logwidth/758046"/><draw:equation draw:name="connsiteY5" draw:formula="5860*logheight/304800"/><draw:equation draw:name="connsiteX0" draw:formula="34047*logwidth/758046"/><draw:equation draw:name="connsiteY0" draw:formula="0*logheight/304915"/><draw:equation draw:name="connsiteX1" draw:formula="0*logwidth/758046"/><draw:equation draw:name="connsiteY1" draw:formula="56279*logheight/304915"/><draw:equation draw:name="connsiteX2" draw:formula="177877*logwidth/758046"/><draw:equation draw:name="connsiteY2" draw:formula="304915*logheight/304915"/><draw:equation draw:name="connsiteX3" draw:formula="319896*logwidth/758046"/><draw:equation draw:name="connsiteY3" draw:formula="304915*logheight/304915"/><draw:equation draw:name="connsiteX4" draw:formula="758046*logwidth/758046"/><draw:equation draw:name="connsiteY4" draw:formula="115*logheight/304915"/><draw:equation draw:name="connsiteX5" draw:formula="34047*logwidth/758046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54715*logwidth/734884"/><draw:equation draw:name="connsiteY2" draw:formula="304915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8853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8853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49234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62636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2991*logheight/304915"/><draw:equation draw:name="connsiteX2" draw:formula="158003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6345*logheight/304915"/><draw:equation draw:name="connsiteX2" draw:formula="158003*logwidth/734884"/><draw:equation draw:name="connsiteY2" draw:formula="274388*logheight/304915"/><draw:equation draw:name="connsiteX3" draw:formula="29673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34884"/><draw:equation draw:name="connsiteY0" draw:formula="0*logheight/304915"/><draw:equation draw:name="connsiteX1" draw:formula="0*logwidth/734884"/><draw:equation draw:name="connsiteY1" draw:formula="66345*logheight/304915"/><draw:equation draw:name="connsiteX2" draw:formula="158003*logwidth/734884"/><draw:equation draw:name="connsiteY2" draw:formula="274388*logheight/304915"/><draw:equation draw:name="connsiteX3" draw:formula="370854*logwidth/734884"/><draw:equation draw:name="connsiteY3" draw:formula="304915*logheight/304915"/><draw:equation draw:name="connsiteX4" draw:formula="734884*logwidth/734884"/><draw:equation draw:name="connsiteY4" draw:formula="115*logheight/304915"/><draw:equation draw:name="connsiteX5" draw:formula="10885*logwidth/734884"/><draw:equation draw:name="connsiteY5" draw:formula="0*logheight/304915"/><draw:equation draw:name="connsiteX0" draw:formula="10885*logwidth/799739"/><draw:equation draw:name="connsiteY0" draw:formula="0*logheight/304915"/><draw:equation draw:name="connsiteX1" draw:formula="0*logwidth/799739"/><draw:equation draw:name="connsiteY1" draw:formula="66345*logheight/304915"/><draw:equation draw:name="connsiteX2" draw:formula="158003*logwidth/799739"/><draw:equation draw:name="connsiteY2" draw:formula="274388*logheight/304915"/><draw:equation draw:name="connsiteX3" draw:formula="370854*logwidth/799739"/><draw:equation draw:name="connsiteY3" draw:formula="304915*logheight/304915"/><draw:equation draw:name="connsiteX4" draw:formula="799739*logwidth/799739"/><draw:equation draw:name="connsiteY4" draw:formula="0*logheight/304915"/><draw:equation draw:name="connsiteX5" draw:formula="10885*logwidth/799739"/><draw:equation draw:name="connsiteY5" draw:formula="0*logheight/304915"/><draw:equation draw:name="connsiteX0" draw:formula="10885*logwidth/799739"/><draw:equation draw:name="connsiteY0" draw:formula="0*logheight/304915"/><draw:equation draw:name="connsiteX1" draw:formula="0*logwidth/799739"/><draw:equation draw:name="connsiteY1" draw:formula="66345*logheight/304915"/><draw:equation draw:name="connsiteX2" draw:formula="158003*logwidth/799739"/><draw:equation draw:name="connsiteY2" draw:formula="274388*logheight/304915"/><draw:equation draw:name="connsiteX3" draw:formula="370854*logwidth/799739"/><draw:equation draw:name="connsiteY3" draw:formula="304915*logheight/304915"/><draw:equation draw:name="connsiteX4" draw:formula="799739*logwidth/799739"/><draw:equation draw:name="connsiteY4" draw:formula="0*logheight/304915"/><draw:equation draw:name="connsiteX5" draw:formula="10885*logwidth/799739"/><draw:equation draw:name="connsiteY5" draw:formula="0*logheight/304915"/><draw:equation draw:name="connsiteX0" draw:formula="10885*logwidth/764995"/><draw:equation draw:name="connsiteY0" draw:formula="0*logheight/304915"/><draw:equation draw:name="connsiteX1" draw:formula="0*logwidth/764995"/><draw:equation draw:name="connsiteY1" draw:formula="66345*logheight/304915"/><draw:equation draw:name="connsiteX2" draw:formula="158003*logwidth/764995"/><draw:equation draw:name="connsiteY2" draw:formula="274388*logheight/304915"/><draw:equation draw:name="connsiteX3" draw:formula="370854*logwidth/764995"/><draw:equation draw:name="connsiteY3" draw:formula="304915*logheight/304915"/><draw:equation draw:name="connsiteX4" draw:formula="764995*logwidth/764995"/><draw:equation draw:name="connsiteY4" draw:formula="1424*logheight/304915"/><draw:equation draw:name="connsiteX5" draw:formula="10885*logwidth/764995"/><draw:equation draw:name="connsiteY5" draw:formula="0*logheight/304915"/><draw:equation draw:name="connsiteX0" draw:formula="10885*logwidth/806687"/><draw:equation draw:name="connsiteY0" draw:formula="323*logheight/305238"/><draw:equation draw:name="connsiteX1" draw:formula="0*logwidth/806687"/><draw:equation draw:name="connsiteY1" draw:formula="66668*logheight/305238"/><draw:equation draw:name="connsiteX2" draw:formula="158003*logwidth/806687"/><draw:equation draw:name="connsiteY2" draw:formula="274711*logheight/305238"/><draw:equation draw:name="connsiteX3" draw:formula="370854*logwidth/806687"/><draw:equation draw:name="connsiteY3" draw:formula="305238*logheight/305238"/><draw:equation draw:name="connsiteX4" draw:formula="806687*logwidth/806687"/><draw:equation draw:name="connsiteY4" draw:formula="0*logheight/305238"/><draw:equation draw:name="connsiteX5" draw:formula="10885*logwidth/806687"/><draw:equation draw:name="connsiteY5" draw:formula="323*logheight/305238"/></draw:enhanced-geometry><text:p text:style-name="P29"><text:span/><text:span/></text:p></draw:custom-shape><draw:custom-shape draw:style-name="gr62" svg:width="1.822cm" svg:height="1.449cm" svg:x="5.625cm" svg:y="-1.247cm"><draw:enhanced-geometry svg:viewBox="0 0 638203 523991" draw:type="ooxml-non-primitive" drawooo:sub-view-size="638203 523991" draw:text-areas="l t r b" draw:enhanced-path="M 274189 0 L 0 356563 248205 523991 638203 434461 571175 192107 274189 0 Z N "><draw:equation draw:name="connsiteX0" draw:formula="276225*logwidth/685800"/><draw:equation draw:name="connsiteY0" draw:formula="0*logheight/523875"/><draw:equation draw:name="connsiteX1" draw:formula="0*logwidth/685800"/><draw:equation draw:name="connsiteY1" draw:formula="352425*logheight/523875"/><draw:equation draw:name="connsiteX2" draw:formula="247650*logwidth/685800"/><draw:equation draw:name="connsiteY2" draw:formula="523875*logheight/523875"/><draw:equation draw:name="connsiteX3" draw:formula="685800*logwidth/685800"/><draw:equation draw:name="connsiteY3" draw:formula="438150*logheight/523875"/><draw:equation draw:name="connsiteX4" draw:formula="609600*logwidth/685800"/><draw:equation draw:name="connsiteY4" draw:formula="161925*logheight/523875"/><draw:equation draw:name="connsiteX5" draw:formula="276225*logwidth/685800"/><draw:equation draw:name="connsiteY5" draw:formula="0*logheight/523875"/><draw:equation draw:name="connsiteX0" draw:formula="273634*logwidth/685800"/><draw:equation draw:name="connsiteY0" draw:formula="0*logheight/520821"/><draw:equation draw:name="connsiteX1" draw:formula="0*logwidth/685800"/><draw:equation draw:name="connsiteY1" draw:formula="349371*logheight/520821"/><draw:equation draw:name="connsiteX2" draw:formula="247650*logwidth/685800"/><draw:equation draw:name="connsiteY2" draw:formula="520821*logheight/520821"/><draw:equation draw:name="connsiteX3" draw:formula="685800*logwidth/685800"/><draw:equation draw:name="connsiteY3" draw:formula="435096*logheight/520821"/><draw:equation draw:name="connsiteX4" draw:formula="609600*logwidth/685800"/><draw:equation draw:name="connsiteY4" draw:formula="158871*logheight/520821"/><draw:equation draw:name="connsiteX5" draw:formula="273634*logwidth/685800"/><draw:equation draw:name="connsiteY5" draw:formula="0*logheight/520821"/><draw:equation draw:name="connsiteX0" draw:formula="273634*logwidth/685800"/><draw:equation draw:name="connsiteY0" draw:formula="0*logheight/523991"/><draw:equation draw:name="connsiteX1" draw:formula="0*logwidth/685800"/><draw:equation draw:name="connsiteY1" draw:formula="352541*logheight/523991"/><draw:equation draw:name="connsiteX2" draw:formula="247650*logwidth/685800"/><draw:equation draw:name="connsiteY2" draw:formula="523991*logheight/523991"/><draw:equation draw:name="connsiteX3" draw:formula="685800*logwidth/685800"/><draw:equation draw:name="connsiteY3" draw:formula="438266*logheight/523991"/><draw:equation draw:name="connsiteX4" draw:formula="609600*logwidth/685800"/><draw:equation draw:name="connsiteY4" draw:formula="162041*logheight/523991"/><draw:equation draw:name="connsiteX5" draw:formula="273634*logwidth/685800"/><draw:equation draw:name="connsiteY5" draw:formula="0*logheight/523991"/><draw:equation draw:name="connsiteX0" draw:formula="274189*logwidth/686355"/><draw:equation draw:name="connsiteY0" draw:formula="0*logheight/523991"/><draw:equation draw:name="connsiteX1" draw:formula="0*logwidth/686355"/><draw:equation draw:name="connsiteY1" draw:formula="356563*logheight/523991"/><draw:equation draw:name="connsiteX2" draw:formula="248205*logwidth/686355"/><draw:equation draw:name="connsiteY2" draw:formula="523991*logheight/523991"/><draw:equation draw:name="connsiteX3" draw:formula="686355*logwidth/686355"/><draw:equation draw:name="connsiteY3" draw:formula="438266*logheight/523991"/><draw:equation draw:name="connsiteX4" draw:formula="610155*logwidth/686355"/><draw:equation draw:name="connsiteY4" draw:formula="162041*logheight/523991"/><draw:equation draw:name="connsiteX5" draw:formula="274189*logwidth/686355"/><draw:equation draw:name="connsiteY5" draw:formula="0*logheight/523991"/><draw:equation draw:name="connsiteX0" draw:formula="274189*logwidth/686355"/><draw:equation draw:name="connsiteY0" draw:formula="0*logheight/523991"/><draw:equation draw:name="connsiteX1" draw:formula="0*logwidth/686355"/><draw:equation draw:name="connsiteY1" draw:formula="356563*logheight/523991"/><draw:equation draw:name="connsiteX2" draw:formula="248205*logwidth/686355"/><draw:equation draw:name="connsiteY2" draw:formula="523991*logheight/523991"/><draw:equation draw:name="connsiteX3" draw:formula="686355*logwidth/686355"/><draw:equation draw:name="connsiteY3" draw:formula="438266*logheight/523991"/><draw:equation draw:name="connsiteX4" draw:formula="571175*logwidth/686355"/><draw:equation draw:name="connsiteY4" draw:formula="192107*logheight/523991"/><draw:equation draw:name="connsiteX5" draw:formula="274189*logwidth/686355"/><draw:equation draw:name="connsiteY5" draw:formula="0*logheight/523991"/><draw:equation draw:name="connsiteX0" draw:formula="274189*logwidth/638203"/><draw:equation draw:name="connsiteY0" draw:formula="0*logheight/523991"/><draw:equation draw:name="connsiteX1" draw:formula="0*logwidth/638203"/><draw:equation draw:name="connsiteY1" draw:formula="356563*logheight/523991"/><draw:equation draw:name="connsiteX2" draw:formula="248205*logwidth/638203"/><draw:equation draw:name="connsiteY2" draw:formula="523991*logheight/523991"/><draw:equation draw:name="connsiteX3" draw:formula="638203*logwidth/638203"/><draw:equation draw:name="connsiteY3" draw:formula="434461*logheight/523991"/><draw:equation draw:name="connsiteX4" draw:formula="571175*logwidth/638203"/><draw:equation draw:name="connsiteY4" draw:formula="192107*logheight/523991"/><draw:equation draw:name="connsiteX5" draw:formula="274189*logwidth/638203"/><draw:equation draw:name="connsiteY5" draw:formula="0*logheight/523991"/></draw:enhanced-geometry></draw:custom-shape><draw:custom-shape draw:style-name="gr63" svg:width="4.534cm" svg:height="2.548cm" svg:x="9.573cm" svg:y="-1.247cm"><draw:enhanced-geometry svg:viewBox="0 0 1588625 921695" draw:type="ooxml-non-primitive" drawooo:sub-view-size="1588625 921695" draw:text-areas="l t r b" draw:enhanced-path="M 283838 354841 L 0 0 1358056 1 1588625 452663 1290951 921695 1110842 685192 631856 873455 283838 354841 Z N "><draw:equation draw:name="connsiteX0" draw:formula="0*logwidth/852985"/><draw:equation draw:name="connsiteY0" draw:formula="354842*logheight/873456"/><draw:equation draw:name="connsiteX1" draw:formula="211540*logwidth/852985"/><draw:equation draw:name="connsiteY1" draw:formula="0*logheight/873456"/><draw:equation draw:name="connsiteX2" draw:formula="573206*logwidth/852985"/><draw:equation draw:name="connsiteY2" draw:formula="0*logheight/873456"/><draw:equation draw:name="connsiteX3" draw:formula="852985*logwidth/852985"/><draw:equation draw:name="connsiteY3" draw:formula="361665*logheight/873456"/><draw:equation draw:name="connsiteX4" draw:formula="839337*logwidth/852985"/><draw:equation draw:name="connsiteY4" draw:formula="689212*logheight/873456"/><draw:equation draw:name="connsiteX5" draw:formula="348018*logwidth/852985"/><draw:equation draw:name="connsiteY5" draw:formula="873456*logheight/873456"/><draw:equation draw:name="connsiteX6" draw:formula="0*logwidth/852985"/><draw:equation draw:name="connsiteY6" draw:formula="354842*logheight/873456"/><draw:equation draw:name="connsiteX0" draw:formula="283838*logwidth/1136823"/><draw:equation draw:name="connsiteY0" draw:formula="356822*logheight/875436"/><draw:equation draw:name="connsiteX1" draw:formula="0*logwidth/1136823"/><draw:equation draw:name="connsiteY1" draw:formula="0*logheight/875436"/><draw:equation draw:name="connsiteX2" draw:formula="857044*logwidth/1136823"/><draw:equation draw:name="connsiteY2" draw:formula="1980*logheight/875436"/><draw:equation draw:name="connsiteX3" draw:formula="1136823*logwidth/1136823"/><draw:equation draw:name="connsiteY3" draw:formula="363645*logheight/875436"/><draw:equation draw:name="connsiteX4" draw:formula="1123175*logwidth/1136823"/><draw:equation draw:name="connsiteY4" draw:formula="691192*logheight/875436"/><draw:equation draw:name="connsiteX5" draw:formula="631856*logwidth/1136823"/><draw:equation draw:name="connsiteY5" draw:formula="875436*logheight/875436"/><draw:equation draw:name="connsiteX6" draw:formula="283838*logwidth/1136823"/><draw:equation draw:name="connsiteY6" draw:formula="356822*logheight/875436"/><draw:equation draw:name="connsiteX0" draw:formula="283838*logwidth/1136823"/><draw:equation draw:name="connsiteY0" draw:formula="354842*logheight/873456"/><draw:equation draw:name="connsiteX1" draw:formula="0*logwidth/1136823"/><draw:equation draw:name="connsiteY1" draw:formula="1*logheight/873456"/><draw:equation draw:name="connsiteX2" draw:formula="857044*logwidth/1136823"/><draw:equation draw:name="connsiteY2" draw:formula="0*logheight/873456"/><draw:equation draw:name="connsiteX3" draw:formula="1136823*logwidth/1136823"/><draw:equation draw:name="connsiteY3" draw:formula="361665*logheight/873456"/><draw:equation draw:name="connsiteX4" draw:formula="1123175*logwidth/1136823"/><draw:equation draw:name="connsiteY4" draw:formula="689212*logheight/873456"/><draw:equation draw:name="connsiteX5" draw:formula="631856*logwidth/1136823"/><draw:equation draw:name="connsiteY5" draw:formula="873456*logheight/873456"/><draw:equation draw:name="connsiteX6" draw:formula="283838*logwidth/1136823"/><draw:equation draw:name="connsiteY6" draw:formula="354842*logheight/873456"/><draw:equation draw:name="connsiteX0" draw:formula="283838*logwidth/1402859"/><draw:equation draw:name="connsiteY0" draw:formula="354842*logheight/873456"/><draw:equation draw:name="connsiteX1" draw:formula="0*logwidth/1402859"/><draw:equation draw:name="connsiteY1" draw:formula="1*logheight/873456"/><draw:equation draw:name="connsiteX2" draw:formula="857044*logwidth/1402859"/><draw:equation draw:name="connsiteY2" draw:formula="0*logheight/873456"/><draw:equation draw:name="connsiteX3" draw:formula="1402859*logwidth/1402859"/><draw:equation draw:name="connsiteY3" draw:formula="284992*logheight/873456"/><draw:equation draw:name="connsiteX4" draw:formula="1123175*logwidth/1402859"/><draw:equation draw:name="connsiteY4" draw:formula="689212*logheight/873456"/><draw:equation draw:name="connsiteX5" draw:formula="631856*logwidth/1402859"/><draw:equation draw:name="connsiteY5" draw:formula="873456*logheight/873456"/><draw:equation draw:name="connsiteX6" draw:formula="283838*logwidth/1402859"/><draw:equation draw:name="connsiteY6" draw:formula="354842*logheight/873456"/><draw:equation draw:name="connsiteX0" draw:formula="283838*logwidth/1402859"/><draw:equation draw:name="connsiteY0" draw:formula="354841*logheight/873455"/><draw:equation draw:name="connsiteX1" draw:formula="0*logwidth/1402859"/><draw:equation draw:name="connsiteY1" draw:formula="0*logheight/873455"/><draw:equation draw:name="connsiteX2" draw:formula="1272170*logwidth/1402859"/><draw:equation draw:name="connsiteY2" draw:formula="1973*logheight/873455"/><draw:equation draw:name="connsiteX3" draw:formula="1402859*logwidth/1402859"/><draw:equation draw:name="connsiteY3" draw:formula="284991*logheight/873455"/><draw:equation draw:name="connsiteX4" draw:formula="1123175*logwidth/1402859"/><draw:equation draw:name="connsiteY4" draw:formula="689211*logheight/873455"/><draw:equation draw:name="connsiteX5" draw:formula="631856*logwidth/1402859"/><draw:equation draw:name="connsiteY5" draw:formula="873455*logheight/873455"/><draw:equation draw:name="connsiteX6" draw:formula="283838*logwidth/1402859"/><draw:equation draw:name="connsiteY6" draw:formula="354841*logheight/873455"/><draw:equation draw:name="connsiteX0" draw:formula="283838*logwidth/1418913"/><draw:equation draw:name="connsiteY0" draw:formula="354841*logheight/873455"/><draw:equation draw:name="connsiteX1" draw:formula="0*logwidth/1418913"/><draw:equation draw:name="connsiteY1" draw:formula="0*logheight/873455"/><draw:equation draw:name="connsiteX2" draw:formula="1272170*logwidth/1418913"/><draw:equation draw:name="connsiteY2" draw:formula="1973*logheight/873455"/><draw:equation draw:name="connsiteX3" draw:formula="1418913*logwidth/1418913"/><draw:equation draw:name="connsiteY3" draw:formula="296412*logheight/873455"/><draw:equation draw:name="connsiteX4" draw:formula="1123175*logwidth/1418913"/><draw:equation draw:name="connsiteY4" draw:formula="689211*logheight/873455"/><draw:equation draw:name="connsiteX5" draw:formula="631856*logwidth/1418913"/><draw:equation draw:name="connsiteY5" draw:formula="873455*logheight/873455"/><draw:equation draw:name="connsiteX6" draw:formula="283838*logwidth/1418913"/><draw:equation draw:name="connsiteY6" draw:formula="354841*logheight/873455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123175*logwidth/1418913"/><draw:equation draw:name="connsiteY4" draw:formula="691195*logheight/875439"/><draw:equation draw:name="connsiteX5" draw:formula="631856*logwidth/1418913"/><draw:equation draw:name="connsiteY5" draw:formula="875439*logheight/875439"/><draw:equation draw:name="connsiteX6" draw:formula="283838*logwidth/1418913"/><draw:equation draw:name="connsiteY6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110842*logwidth/1418913"/><draw:equation draw:name="connsiteY4" draw:formula="687176*logheight/875439"/><draw:equation draw:name="connsiteX5" draw:formula="631856*logwidth/1418913"/><draw:equation draw:name="connsiteY5" draw:formula="875439*logheight/875439"/><draw:equation draw:name="connsiteX6" draw:formula="283838*logwidth/1418913"/><draw:equation draw:name="connsiteY6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875439"/><draw:equation draw:name="connsiteX1" draw:formula="0*logwidth/1418913"/><draw:equation draw:name="connsiteY1" draw:formula="1984*logheight/875439"/><draw:equation draw:name="connsiteX2" draw:formula="1272169*logwidth/1418913"/><draw:equation draw:name="connsiteY2" draw:formula="0*logheight/875439"/><draw:equation draw:name="connsiteX3" draw:formula="1418913*logwidth/1418913"/><draw:equation draw:name="connsiteY3" draw:formula="298396*logheight/875439"/><draw:equation draw:name="connsiteX4" draw:formula="1368927*logwidth/1418913"/><draw:equation draw:name="connsiteY4" draw:formula="443508*logheight/875439"/><draw:equation draw:name="connsiteX5" draw:formula="1110842*logwidth/1418913"/><draw:equation draw:name="connsiteY5" draw:formula="687176*logheight/875439"/><draw:equation draw:name="connsiteX6" draw:formula="631856*logwidth/1418913"/><draw:equation draw:name="connsiteY6" draw:formula="875439*logheight/875439"/><draw:equation draw:name="connsiteX7" draw:formula="283838*logwidth/1418913"/><draw:equation draw:name="connsiteY7" draw:formula="356825*logheight/875439"/><draw:equation draw:name="connsiteX0" draw:formula="283838*logwidth/1418913"/><draw:equation draw:name="connsiteY0" draw:formula="356825*logheight/1024018"/><draw:equation draw:name="connsiteX1" draw:formula="0*logwidth/1418913"/><draw:equation draw:name="connsiteY1" draw:formula="1984*logheight/1024018"/><draw:equation draw:name="connsiteX2" draw:formula="1272169*logwidth/1418913"/><draw:equation draw:name="connsiteY2" draw:formula="0*logheight/1024018"/><draw:equation draw:name="connsiteX3" draw:formula="1418913*logwidth/1418913"/><draw:equation draw:name="connsiteY3" draw:formula="298396*logheight/1024018"/><draw:equation draw:name="connsiteX4" draw:formula="1309299*logwidth/1418913"/><draw:equation draw:name="connsiteY4" draw:formula="1024018*logheight/1024018"/><draw:equation draw:name="connsiteX5" draw:formula="1110842*logwidth/1418913"/><draw:equation draw:name="connsiteY5" draw:formula="687176*logheight/1024018"/><draw:equation draw:name="connsiteX6" draw:formula="631856*logwidth/1418913"/><draw:equation draw:name="connsiteY6" draw:formula="875439*logheight/1024018"/><draw:equation draw:name="connsiteX7" draw:formula="283838*logwidth/1418913"/><draw:equation draw:name="connsiteY7" draw:formula="356825*logheight/1024018"/><draw:equation draw:name="connsiteX0" draw:formula="283838*logwidth/1501476"/><draw:equation draw:name="connsiteY0" draw:formula="356825*logheight/1024018"/><draw:equation draw:name="connsiteX1" draw:formula="0*logwidth/1501476"/><draw:equation draw:name="connsiteY1" draw:formula="1984*logheight/1024018"/><draw:equation draw:name="connsiteX2" draw:formula="1272169*logwidth/1501476"/><draw:equation draw:name="connsiteY2" draw:formula="0*logheight/1024018"/><draw:equation draw:name="connsiteX3" draw:formula="1501476*logwidth/1501476"/><draw:equation draw:name="connsiteY3" draw:formula="454648*logheight/1024018"/><draw:equation draw:name="connsiteX4" draw:formula="1309299*logwidth/1501476"/><draw:equation draw:name="connsiteY4" draw:formula="1024018*logheight/1024018"/><draw:equation draw:name="connsiteX5" draw:formula="1110842*logwidth/1501476"/><draw:equation draw:name="connsiteY5" draw:formula="687176*logheight/1024018"/><draw:equation draw:name="connsiteX6" draw:formula="631856*logwidth/1501476"/><draw:equation draw:name="connsiteY6" draw:formula="875439*logheight/1024018"/><draw:equation draw:name="connsiteX7" draw:formula="283838*logwidth/1501476"/><draw:equation draw:name="connsiteY7" draw:formula="356825*logheight/1024018"/><draw:equation draw:name="connsiteX0" draw:formula="283838*logwidth/1501476"/><draw:equation draw:name="connsiteY0" draw:formula="356825*logheight/923679"/><draw:equation draw:name="connsiteX1" draw:formula="0*logwidth/1501476"/><draw:equation draw:name="connsiteY1" draw:formula="1984*logheight/923679"/><draw:equation draw:name="connsiteX2" draw:formula="1272169*logwidth/1501476"/><draw:equation draw:name="connsiteY2" draw:formula="0*logheight/923679"/><draw:equation draw:name="connsiteX3" draw:formula="1501476*logwidth/1501476"/><draw:equation draw:name="connsiteY3" draw:formula="454648*logheight/923679"/><draw:equation draw:name="connsiteX4" draw:formula="1290951*logwidth/1501476"/><draw:equation draw:name="connsiteY4" draw:formula="923679*logheight/923679"/><draw:equation draw:name="connsiteX5" draw:formula="1110842*logwidth/1501476"/><draw:equation draw:name="connsiteY5" draw:formula="687176*logheight/923679"/><draw:equation draw:name="connsiteX6" draw:formula="631856*logwidth/1501476"/><draw:equation draw:name="connsiteY6" draw:formula="875439*logheight/923679"/><draw:equation draw:name="connsiteX7" draw:formula="283838*logwidth/1501476"/><draw:equation draw:name="connsiteY7" draw:formula="356825*logheight/923679"/><draw:equation draw:name="connsiteX0" draw:formula="283838*logwidth/1501476"/><draw:equation draw:name="connsiteY0" draw:formula="356825*logheight/923679"/><draw:equation draw:name="connsiteX1" draw:formula="0*logwidth/1501476"/><draw:equation draw:name="connsiteY1" draw:formula="1984*logheight/923679"/><draw:equation draw:name="connsiteX2" draw:formula="1272169*logwidth/1501476"/><draw:equation draw:name="connsiteY2" draw:formula="0*logheight/923679"/><draw:equation draw:name="connsiteX3" draw:formula="1501476*logwidth/1501476"/><draw:equation draw:name="connsiteY3" draw:formula="469876*logheight/923679"/><draw:equation draw:name="connsiteX4" draw:formula="1290951*logwidth/1501476"/><draw:equation draw:name="connsiteY4" draw:formula="923679*logheight/923679"/><draw:equation draw:name="connsiteX5" draw:formula="1110842*logwidth/1501476"/><draw:equation draw:name="connsiteY5" draw:formula="687176*logheight/923679"/><draw:equation draw:name="connsiteX6" draw:formula="631856*logwidth/1501476"/><draw:equation draw:name="connsiteY6" draw:formula="875439*logheight/923679"/><draw:equation draw:name="connsiteX7" draw:formula="283838*logwidth/1501476"/><draw:equation draw:name="connsiteY7" draw:formula="356825*logheight/923679"/><draw:equation draw:name="connsiteX0" draw:formula="283838*logwidth/1570278"/><draw:equation draw:name="connsiteY0" draw:formula="356825*logheight/923679"/><draw:equation draw:name="connsiteX1" draw:formula="0*logwidth/1570278"/><draw:equation draw:name="connsiteY1" draw:formula="1984*logheight/923679"/><draw:equation draw:name="connsiteX2" draw:formula="1272169*logwidth/1570278"/><draw:equation draw:name="connsiteY2" draw:formula="0*logheight/923679"/><draw:equation draw:name="connsiteX3" draw:formula="1570278*logwidth/1570278"/><draw:equation draw:name="connsiteY3" draw:formula="420377*logheight/923679"/><draw:equation draw:name="connsiteX4" draw:formula="1290951*logwidth/1570278"/><draw:equation draw:name="connsiteY4" draw:formula="923679*logheight/923679"/><draw:equation draw:name="connsiteX5" draw:formula="1110842*logwidth/1570278"/><draw:equation draw:name="connsiteY5" draw:formula="687176*logheight/923679"/><draw:equation draw:name="connsiteX6" draw:formula="631856*logwidth/1570278"/><draw:equation draw:name="connsiteY6" draw:formula="875439*logheight/923679"/><draw:equation draw:name="connsiteX7" draw:formula="283838*logwidth/1570278"/><draw:equation draw:name="connsiteY7" draw:formula="356825*logheight/923679"/><draw:equation draw:name="connsiteX0" draw:formula="283838*logwidth/1570278"/><draw:equation draw:name="connsiteY0" draw:formula="354841*logheight/921695"/><draw:equation draw:name="connsiteX1" draw:formula="0*logwidth/1570278"/><draw:equation draw:name="connsiteY1" draw:formula="0*logheight/921695"/><draw:equation draw:name="connsiteX2" draw:formula="1357025*logwidth/1570278"/><draw:equation draw:name="connsiteY2" draw:formula="70*logheight/921695"/><draw:equation draw:name="connsiteX3" draw:formula="1570278*logwidth/1570278"/><draw:equation draw:name="connsiteY3" draw:formula="418393*logheight/921695"/><draw:equation draw:name="connsiteX4" draw:formula="1290951*logwidth/1570278"/><draw:equation draw:name="connsiteY4" draw:formula="921695*logheight/921695"/><draw:equation draw:name="connsiteX5" draw:formula="1110842*logwidth/1570278"/><draw:equation draw:name="connsiteY5" draw:formula="685192*logheight/921695"/><draw:equation draw:name="connsiteX6" draw:formula="631856*logwidth/1570278"/><draw:equation draw:name="connsiteY6" draw:formula="873455*logheight/921695"/><draw:equation draw:name="connsiteX7" draw:formula="283838*logwidth/1570278"/><draw:equation draw:name="connsiteY7" draw:formula="354841*logheight/921695"/><draw:equation draw:name="connsiteX0" draw:formula="283838*logwidth/1588625"/><draw:equation draw:name="connsiteY0" draw:formula="354841*logheight/921695"/><draw:equation draw:name="connsiteX1" draw:formula="0*logwidth/1588625"/><draw:equation draw:name="connsiteY1" draw:formula="0*logheight/921695"/><draw:equation draw:name="connsiteX2" draw:formula="1357025*logwidth/1588625"/><draw:equation draw:name="connsiteY2" draw:formula="70*logheight/921695"/><draw:equation draw:name="connsiteX3" draw:formula="1588625*logwidth/1588625"/><draw:equation draw:name="connsiteY3" draw:formula="452663*logheight/921695"/><draw:equation draw:name="connsiteX4" draw:formula="1290951*logwidth/1588625"/><draw:equation draw:name="connsiteY4" draw:formula="921695*logheight/921695"/><draw:equation draw:name="connsiteX5" draw:formula="1110842*logwidth/1588625"/><draw:equation draw:name="connsiteY5" draw:formula="685192*logheight/921695"/><draw:equation draw:name="connsiteX6" draw:formula="631856*logwidth/1588625"/><draw:equation draw:name="connsiteY6" draw:formula="873455*logheight/921695"/><draw:equation draw:name="connsiteX7" draw:formula="283838*logwidth/1588625"/><draw:equation draw:name="connsiteY7" draw:formula="354841*logheight/921695"/><draw:equation draw:name="connsiteX0" draw:formula="283838*logwidth/1588625"/><draw:equation draw:name="connsiteY0" draw:formula="354841*logheight/921695"/><draw:equation draw:name="connsiteX1" draw:formula="0*logwidth/1588625"/><draw:equation draw:name="connsiteY1" draw:formula="0*logheight/921695"/><draw:equation draw:name="connsiteX2" draw:formula="1358056*logwidth/1588625"/><draw:equation draw:name="connsiteY2" draw:formula="1*logheight/921695"/><draw:equation draw:name="connsiteX3" draw:formula="1588625*logwidth/1588625"/><draw:equation draw:name="connsiteY3" draw:formula="452663*logheight/921695"/><draw:equation draw:name="connsiteX4" draw:formula="1290951*logwidth/1588625"/><draw:equation draw:name="connsiteY4" draw:formula="921695*logheight/921695"/><draw:equation draw:name="connsiteX5" draw:formula="1110842*logwidth/1588625"/><draw:equation draw:name="connsiteY5" draw:formula="685192*logheight/921695"/><draw:equation draw:name="connsiteX6" draw:formula="631856*logwidth/1588625"/><draw:equation draw:name="connsiteY6" draw:formula="873455*logheight/921695"/><draw:equation draw:name="connsiteX7" draw:formula="283838*logwidth/1588625"/><draw:equation draw:name="connsiteY7" draw:formula="354841*logheight/921695"/></draw:enhanced-geometry></draw:custom-shape><draw:custom-shape draw:style-name="gr64" svg:width="1.896cm" svg:height="1.905cm" svg:x="11.37cm" svg:y="-0.2623cm"><draw:enhanced-geometry svg:viewBox="0 0 664439 639094" draw:type="ooxml-non-primitive" drawooo:sub-view-size="664439 639094" draw:text-areas="l t r b" draw:enhanced-path="M 77357 0 L 0 480119 260221 639094 664439 524853 595629 206455 77357 0 Z N "><draw:equation draw:name="connsiteX0" draw:formula="75063*logwidth/716508"/><draw:equation draw:name="connsiteY0" draw:formula="0*logheight/627797"/><draw:equation draw:name="connsiteX1" draw:formula="0*logwidth/716508"/><draw:equation draw:name="connsiteY1" draw:formula="518615*logheight/627797"/><draw:equation draw:name="connsiteX2" draw:formula="150125*logwidth/716508"/><draw:equation draw:name="connsiteY2" draw:formula="627797*logheight/627797"/><draw:equation draw:name="connsiteX3" draw:formula="716508*logwidth/716508"/><draw:equation draw:name="connsiteY3" draw:formula="620973*logheight/627797"/><draw:equation draw:name="connsiteX4" draw:formula="634621*logwidth/716508"/><draw:equation draw:name="connsiteY4" draw:formula="232012*logheight/627797"/><draw:equation draw:name="connsiteX5" draw:formula="75063*logwidth/716508"/><draw:equation draw:name="connsiteY5" draw:formula="0*logheight/627797"/><draw:equation draw:name="connsiteX0" draw:formula="75063*logwidth/634621"/><draw:equation draw:name="connsiteY0" draw:formula="0*logheight/627797"/><draw:equation draw:name="connsiteX1" draw:formula="0*logwidth/634621"/><draw:equation draw:name="connsiteY1" draw:formula="518615*logheight/627797"/><draw:equation draw:name="connsiteX2" draw:formula="150125*logwidth/634621"/><draw:equation draw:name="connsiteY2" draw:formula="627797*logheight/627797"/><draw:equation draw:name="connsiteX3" draw:formula="480261*logwidth/634621"/><draw:equation draw:name="connsiteY3" draw:formula="568262*logheight/627797"/><draw:equation draw:name="connsiteX4" draw:formula="634621*logwidth/634621"/><draw:equation draw:name="connsiteY4" draw:formula="232012*logheight/627797"/><draw:equation draw:name="connsiteX5" draw:formula="75063*logwidth/634621"/><draw:equation draw:name="connsiteY5" draw:formula="0*logheight/627797"/><draw:equation draw:name="connsiteX0" draw:formula="75063*logwidth/634621"/><draw:equation draw:name="connsiteY0" draw:formula="0*logheight/627797"/><draw:equation draw:name="connsiteX1" draw:formula="0*logwidth/634621"/><draw:equation draw:name="connsiteY1" draw:formula="490015*logheight/627797"/><draw:equation draw:name="connsiteX2" draw:formula="150125*logwidth/634621"/><draw:equation draw:name="connsiteY2" draw:formula="627797*logheight/627797"/><draw:equation draw:name="connsiteX3" draw:formula="480261*logwidth/634621"/><draw:equation draw:name="connsiteY3" draw:formula="568262*logheight/627797"/><draw:equation draw:name="connsiteX4" draw:formula="634621*logwidth/634621"/><draw:equation draw:name="connsiteY4" draw:formula="232012*logheight/627797"/><draw:equation draw:name="connsiteX5" draw:formula="75063*logwidth/634621"/><draw:equation draw:name="connsiteY5" draw:formula="0*logheight/627797"/><draw:equation draw:name="connsiteX0" draw:formula="77357*logwidth/634621"/><draw:equation draw:name="connsiteY0" draw:formula="0*logheight/617901"/><draw:equation draw:name="connsiteX1" draw:formula="0*logwidth/634621"/><draw:equation draw:name="connsiteY1" draw:formula="480119*logheight/617901"/><draw:equation draw:name="connsiteX2" draw:formula="150125*logwidth/634621"/><draw:equation draw:name="connsiteY2" draw:formula="617901*logheight/617901"/><draw:equation draw:name="connsiteX3" draw:formula="480261*logwidth/634621"/><draw:equation draw:name="connsiteY3" draw:formula="558366*logheight/617901"/><draw:equation draw:name="connsiteX4" draw:formula="634621*logwidth/634621"/><draw:equation draw:name="connsiteY4" draw:formula="222116*logheight/617901"/><draw:equation draw:name="connsiteX5" draw:formula="77357*logwidth/634621"/><draw:equation draw:name="connsiteY5" draw:formula="0*logheight/617901"/><draw:equation draw:name="connsiteX0" draw:formula="77357*logwidth/595629"/><draw:equation draw:name="connsiteY0" draw:formula="0*logheight/617901"/><draw:equation draw:name="connsiteX1" draw:formula="0*logwidth/595629"/><draw:equation draw:name="connsiteY1" draw:formula="480119*logheight/617901"/><draw:equation draw:name="connsiteX2" draw:formula="150125*logwidth/595629"/><draw:equation draw:name="connsiteY2" draw:formula="617901*logheight/617901"/><draw:equation draw:name="connsiteX3" draw:formula="480261*logwidth/595629"/><draw:equation draw:name="connsiteY3" draw:formula="558366*logheight/617901"/><draw:equation draw:name="connsiteX4" draw:formula="595629*logwidth/595629"/><draw:equation draw:name="connsiteY4" draw:formula="206455*logheight/617901"/><draw:equation draw:name="connsiteX5" draw:formula="77357*logwidth/595629"/><draw:equation draw:name="connsiteY5" draw:formula="0*logheight/617901"/><draw:equation draw:name="connsiteX0" draw:formula="77357*logwidth/595629"/><draw:equation draw:name="connsiteY0" draw:formula="0*logheight/617901"/><draw:equation draw:name="connsiteX1" draw:formula="0*logwidth/595629"/><draw:equation draw:name="connsiteY1" draw:formula="480119*logheight/617901"/><draw:equation draw:name="connsiteX2" draw:formula="150125*logwidth/595629"/><draw:equation draw:name="connsiteY2" draw:formula="617901*logheight/617901"/><draw:equation draw:name="connsiteX3" draw:formula="595629*logwidth/595629"/><draw:equation draw:name="connsiteY3" draw:formula="563664*logheight/617901"/><draw:equation draw:name="connsiteX4" draw:formula="595629*logwidth/595629"/><draw:equation draw:name="connsiteY4" draw:formula="206455*logheight/617901"/><draw:equation draw:name="connsiteX5" draw:formula="77357*logwidth/595629"/><draw:equation draw:name="connsiteY5" draw:formula="0*logheight/617901"/><draw:equation draw:name="connsiteX0" draw:formula="77357*logwidth/595629"/><draw:equation draw:name="connsiteY0" draw:formula="0*logheight/563664"/><draw:equation draw:name="connsiteX1" draw:formula="0*logwidth/595629"/><draw:equation draw:name="connsiteY1" draw:formula="480119*logheight/563664"/><draw:equation draw:name="connsiteX2" draw:formula="285451*logwidth/595629"/><draw:equation draw:name="connsiteY2" draw:formula="550790*logheight/563664"/><draw:equation draw:name="connsiteX3" draw:formula="595629*logwidth/595629"/><draw:equation draw:name="connsiteY3" draw:formula="563664*logheight/563664"/><draw:equation draw:name="connsiteX4" draw:formula="595629*logwidth/595629"/><draw:equation draw:name="connsiteY4" draw:formula="206455*logheight/563664"/><draw:equation draw:name="connsiteX5" draw:formula="77357*logwidth/595629"/><draw:equation draw:name="connsiteY5" draw:formula="0*logheight/563664"/><draw:equation draw:name="connsiteX0" draw:formula="77357*logwidth/595629"/><draw:equation draw:name="connsiteY0" draw:formula="0*logheight/639094"/><draw:equation draw:name="connsiteX1" draw:formula="0*logwidth/595629"/><draw:equation draw:name="connsiteY1" draw:formula="480119*logheight/639094"/><draw:equation draw:name="connsiteX2" draw:formula="260221*logwidth/595629"/><draw:equation draw:name="connsiteY2" draw:formula="639094*logheight/639094"/><draw:equation draw:name="connsiteX3" draw:formula="595629*logwidth/595629"/><draw:equation draw:name="connsiteY3" draw:formula="563664*logheight/639094"/><draw:equation draw:name="connsiteX4" draw:formula="595629*logwidth/595629"/><draw:equation draw:name="connsiteY4" draw:formula="206455*logheight/639094"/><draw:equation draw:name="connsiteX5" draw:formula="77357*logwidth/595629"/><draw:equation draw:name="connsiteY5" draw:formula="0*logheight/639094"/><draw:equation draw:name="connsiteX0" draw:formula="77357*logwidth/664439"/><draw:equation draw:name="connsiteY0" draw:formula="0*logheight/639094"/><draw:equation draw:name="connsiteX1" draw:formula="0*logwidth/664439"/><draw:equation draw:name="connsiteY1" draw:formula="480119*logheight/639094"/><draw:equation draw:name="connsiteX2" draw:formula="260221*logwidth/664439"/><draw:equation draw:name="connsiteY2" draw:formula="639094*logheight/639094"/><draw:equation draw:name="connsiteX3" draw:formula="664439*logwidth/664439"/><draw:equation draw:name="connsiteY3" draw:formula="524853*logheight/639094"/><draw:equation draw:name="connsiteX4" draw:formula="595629*logwidth/664439"/><draw:equation draw:name="connsiteY4" draw:formula="206455*logheight/639094"/><draw:equation draw:name="connsiteX5" draw:formula="77357*logwidth/664439"/><draw:equation draw:name="connsiteY5" draw:formula="0*logheight/639094"/></draw:enhanced-geometry></draw:custom-shape><draw:custom-shape draw:style-name="gr65" svg:width="2.668cm" svg:height="1.623cm" svg:x="13.45cm" svg:y="-1.247cm"><draw:enhanced-geometry svg:viewBox="0 0 934878 586853" draw:type="ooxml-non-primitive" drawooo:sub-view-size="934878 586853" draw:text-areas="l t r b" draw:enhanced-path="M 0 0 L 232018 457200 614155 586853 907582 375313 934878 0 0 0 Z N "><draw:equation draw:name="connsiteX0" draw:formula="0*logwidth/921224"/><draw:equation draw:name="connsiteY0" draw:formula="0*logheight/586853"/><draw:equation draw:name="connsiteX1" draw:formula="218364*logwidth/921224"/><draw:equation draw:name="connsiteY1" draw:formula="457200*logheight/586853"/><draw:equation draw:name="connsiteX2" draw:formula="600501*logwidth/921224"/><draw:equation draw:name="connsiteY2" draw:formula="586853*logheight/586853"/><draw:equation draw:name="connsiteX3" draw:formula="893928*logwidth/921224"/><draw:equation draw:name="connsiteY3" draw:formula="375313*logheight/586853"/><draw:equation draw:name="connsiteX4" draw:formula="921224*logwidth/921224"/><draw:equation draw:name="connsiteY4" draw:formula="0*logheight/586853"/><draw:equation draw:name="connsiteX5" draw:formula="0*logwidth/921224"/><draw:equation draw:name="connsiteY5" draw:formula="0*logheight/586853"/><draw:equation draw:name="connsiteX0" draw:formula="0*logwidth/934878"/><draw:equation draw:name="connsiteY0" draw:formula="0*logheight/586853"/><draw:equation draw:name="connsiteX1" draw:formula="232018*logwidth/934878"/><draw:equation draw:name="connsiteY1" draw:formula="457200*logheight/586853"/><draw:equation draw:name="connsiteX2" draw:formula="614155*logwidth/934878"/><draw:equation draw:name="connsiteY2" draw:formula="586853*logheight/586853"/><draw:equation draw:name="connsiteX3" draw:formula="907582*logwidth/934878"/><draw:equation draw:name="connsiteY3" draw:formula="375313*logheight/586853"/><draw:equation draw:name="connsiteX4" draw:formula="934878*logwidth/934878"/><draw:equation draw:name="connsiteY4" draw:formula="0*logheight/586853"/><draw:equation draw:name="connsiteX5" draw:formula="0*logwidth/934878"/><draw:equation draw:name="connsiteY5" draw:formula="0*logheight/586853"/></draw:enhanced-geometry></draw:custom-shape><draw:custom-shape draw:style-name="gr66" svg:width="2.437cm" svg:height="1.273cm" svg:x="14.94cm" svg:y="-1.247cm"><draw:enhanced-geometry svg:viewBox="0 0 853812 460468" draw:type="ooxml-non-primitive" drawooo:sub-view-size="853812 460468" draw:text-areas="l t r b" draw:enhanced-path="M 273944 0 L 0 178343 275795 452504 512719 460468 696140 404893 853812 0 273944 0 Z N "><draw:equation draw:name="connsiteX0" draw:formula="146304*logwidth/680314"/><draw:equation draw:name="connsiteY0" draw:formula="7315*logheight/482803"/><draw:equation draw:name="connsiteX1" draw:formula="0*logwidth/680314"/><draw:equation draw:name="connsiteY1" draw:formula="131674*logheight/482803"/><draw:equation draw:name="connsiteX2" draw:formula="175565*logwidth/680314"/><draw:equation draw:name="connsiteY2" draw:formula="482803*logheight/482803"/><draw:equation draw:name="connsiteX3" draw:formula="446227*logwidth/680314"/><draw:equation draw:name="connsiteY3" draw:formula="482803*logheight/482803"/><draw:equation draw:name="connsiteX4" draw:formula="577901*logwidth/680314"/><draw:equation draw:name="connsiteY4" draw:formula="416966*logheight/482803"/><draw:equation draw:name="connsiteX5" draw:formula="680314*logwidth/680314"/><draw:equation draw:name="connsiteY5" draw:formula="0*logheight/482803"/><draw:equation draw:name="connsiteX6" draw:formula="146304*logwidth/680314"/><draw:equation draw:name="connsiteY6" draw:formula="7315*logheight/482803"/><draw:equation draw:name="connsiteX0" draw:formula="138661*logwidth/680314"/><draw:equation draw:name="connsiteY0" draw:formula="0*logheight/482803"/><draw:equation draw:name="connsiteX1" draw:formula="0*logwidth/680314"/><draw:equation draw:name="connsiteY1" draw:formula="131674*logheight/482803"/><draw:equation draw:name="connsiteX2" draw:formula="175565*logwidth/680314"/><draw:equation draw:name="connsiteY2" draw:formula="482803*logheight/482803"/><draw:equation draw:name="connsiteX3" draw:formula="446227*logwidth/680314"/><draw:equation draw:name="connsiteY3" draw:formula="482803*logheight/482803"/><draw:equation draw:name="connsiteX4" draw:formula="577901*logwidth/680314"/><draw:equation draw:name="connsiteY4" draw:formula="416966*logheight/482803"/><draw:equation draw:name="connsiteX5" draw:formula="680314*logwidth/680314"/><draw:equation draw:name="connsiteY5" draw:formula="0*logheight/482803"/><draw:equation draw:name="connsiteX6" draw:formula="138661*logwidth/680314"/><draw:equation draw:name="connsiteY6" draw:formula="0*logheight/482803"/><draw:equation draw:name="connsiteX0" draw:formula="138661*logwidth/718530"/><draw:equation draw:name="connsiteY0" draw:formula="0*logheight/482803"/><draw:equation draw:name="connsiteX1" draw:formula="0*logwidth/718530"/><draw:equation draw:name="connsiteY1" draw:formula="131674*logheight/482803"/><draw:equation draw:name="connsiteX2" draw:formula="175565*logwidth/718530"/><draw:equation draw:name="connsiteY2" draw:formula="482803*logheight/482803"/><draw:equation draw:name="connsiteX3" draw:formula="446227*logwidth/718530"/><draw:equation draw:name="connsiteY3" draw:formula="482803*logheight/482803"/><draw:equation draw:name="connsiteX4" draw:formula="577901*logwidth/718530"/><draw:equation draw:name="connsiteY4" draw:formula="416966*logheight/482803"/><draw:equation draw:name="connsiteX5" draw:formula="718529*logwidth/718530"/><draw:equation draw:name="connsiteY5" draw:formula="0*logheight/482803"/><draw:equation draw:name="connsiteX6" draw:formula="138661*logwidth/718530"/><draw:equation draw:name="connsiteY6" draw:formula="0*logheight/482803"/><draw:equation draw:name="connsiteX0" draw:formula="216621*logwidth/796489"/><draw:equation draw:name="connsiteY0" draw:formula="0*logheight/482803"/><draw:equation draw:name="connsiteX1" draw:formula="0*logwidth/796489"/><draw:equation draw:name="connsiteY1" draw:formula="141192*logheight/482803"/><draw:equation draw:name="connsiteX2" draw:formula="253525*logwidth/796489"/><draw:equation draw:name="connsiteY2" draw:formula="482803*logheight/482803"/><draw:equation draw:name="connsiteX3" draw:formula="524187*logwidth/796489"/><draw:equation draw:name="connsiteY3" draw:formula="482803*logheight/482803"/><draw:equation draw:name="connsiteX4" draw:formula="655861*logwidth/796489"/><draw:equation draw:name="connsiteY4" draw:formula="416966*logheight/482803"/><draw:equation draw:name="connsiteX5" draw:formula="796489*logwidth/796489"/><draw:equation draw:name="connsiteY5" draw:formula="0*logheight/482803"/><draw:equation draw:name="connsiteX6" draw:formula="216621*logwidth/796489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310848*logwidth/853812"/><draw:equation draw:name="connsiteY2" draw:formula="482803*logheight/482803"/><draw:equation draw:name="connsiteX3" draw:formula="581510*logwidth/853812"/><draw:equation draw:name="connsiteY3" draw:formula="482803*logheight/482803"/><draw:equation draw:name="connsiteX4" draw:formula="713184*logwidth/853812"/><draw:equation draw:name="connsiteY4" draw:formula="416966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275795*logwidth/853812"/><draw:equation draw:name="connsiteY2" draw:formula="452504*logheight/482803"/><draw:equation draw:name="connsiteX3" draw:formula="581510*logwidth/853812"/><draw:equation draw:name="connsiteY3" draw:formula="482803*logheight/482803"/><draw:equation draw:name="connsiteX4" draw:formula="713184*logwidth/853812"/><draw:equation draw:name="connsiteY4" draw:formula="416966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82803"/><draw:equation draw:name="connsiteX1" draw:formula="0*logwidth/853812"/><draw:equation draw:name="connsiteY1" draw:formula="178343*logheight/482803"/><draw:equation draw:name="connsiteX2" draw:formula="275795*logwidth/853812"/><draw:equation draw:name="connsiteY2" draw:formula="452504*logheight/482803"/><draw:equation draw:name="connsiteX3" draw:formula="581510*logwidth/853812"/><draw:equation draw:name="connsiteY3" draw:formula="482803*logheight/482803"/><draw:equation draw:name="connsiteX4" draw:formula="687387*logwidth/853812"/><draw:equation draw:name="connsiteY4" draw:formula="370083*logheight/482803"/><draw:equation draw:name="connsiteX5" draw:formula="853812*logwidth/853812"/><draw:equation draw:name="connsiteY5" draw:formula="0*logheight/482803"/><draw:equation draw:name="connsiteX6" draw:formula="273944*logwidth/853812"/><draw:equation draw:name="connsiteY6" draw:formula="0*logheight/482803"/><draw:equation draw:name="connsiteX0" draw:formula="273944*logwidth/853812"/><draw:equation draw:name="connsiteY0" draw:formula="0*logheight/468515"/><draw:equation draw:name="connsiteX1" draw:formula="0*logwidth/853812"/><draw:equation draw:name="connsiteY1" draw:formula="178343*logheight/468515"/><draw:equation draw:name="connsiteX2" draw:formula="275795*logwidth/853812"/><draw:equation draw:name="connsiteY2" draw:formula="452504*logheight/468515"/><draw:equation draw:name="connsiteX3" draw:formula="538514*logwidth/853812"/><draw:equation draw:name="connsiteY3" draw:formula="468515*logheight/468515"/><draw:equation draw:name="connsiteX4" draw:formula="687387*logwidth/853812"/><draw:equation draw:name="connsiteY4" draw:formula="370083*logheight/468515"/><draw:equation draw:name="connsiteX5" draw:formula="853812*logwidth/853812"/><draw:equation draw:name="connsiteY5" draw:formula="0*logheight/468515"/><draw:equation draw:name="connsiteX6" draw:formula="273944*logwidth/853812"/><draw:equation draw:name="connsiteY6" draw:formula="0*logheight/468515"/><draw:equation draw:name="connsiteX0" draw:formula="273944*logwidth/853812"/><draw:equation draw:name="connsiteY0" draw:formula="0*logheight/468515"/><draw:equation draw:name="connsiteX1" draw:formula="0*logwidth/853812"/><draw:equation draw:name="connsiteY1" draw:formula="178343*logheight/468515"/><draw:equation draw:name="connsiteX2" draw:formula="275795*logwidth/853812"/><draw:equation draw:name="connsiteY2" draw:formula="452504*logheight/468515"/><draw:equation draw:name="connsiteX3" draw:formula="538514*logwidth/853812"/><draw:equation draw:name="connsiteY3" draw:formula="468515*logheight/468515"/><draw:equation draw:name="connsiteX4" draw:formula="669512*logwidth/853812"/><draw:equation draw:name="connsiteY4" draw:formula="389672*logheight/468515"/><draw:equation draw:name="connsiteX5" draw:formula="853812*logwidth/853812"/><draw:equation draw:name="connsiteY5" draw:formula="0*logheight/468515"/><draw:equation draw:name="connsiteX6" draw:formula="273944*logwidth/853812"/><draw:equation draw:name="connsiteY6" draw:formula="0*logheight/468515"/><draw:equation draw:name="connsiteX0" draw:formula="273944*logwidth/853812"/><draw:equation draw:name="connsiteY0" draw:formula="0*logheight/482384"/><draw:equation draw:name="connsiteX1" draw:formula="0*logwidth/853812"/><draw:equation draw:name="connsiteY1" draw:formula="178343*logheight/482384"/><draw:equation draw:name="connsiteX2" draw:formula="275795*logwidth/853812"/><draw:equation draw:name="connsiteY2" draw:formula="452504*logheight/482384"/><draw:equation draw:name="connsiteX3" draw:formula="441059*logwidth/853812"/><draw:equation draw:name="connsiteY3" draw:formula="482384*logheight/482384"/><draw:equation draw:name="connsiteX4" draw:formula="669512*logwidth/853812"/><draw:equation draw:name="connsiteY4" draw:formula="389672*logheight/482384"/><draw:equation draw:name="connsiteX5" draw:formula="853812*logwidth/853812"/><draw:equation draw:name="connsiteY5" draw:formula="0*logheight/482384"/><draw:equation draw:name="connsiteX6" draw:formula="273944*logwidth/853812"/><draw:equation draw:name="connsiteY6" draw:formula="0*logheight/482384"/><draw:equation draw:name="connsiteX0" draw:formula="273944*logwidth/853812"/><draw:equation draw:name="connsiteY0" draw:formula="0*logheight/484286"/><draw:equation draw:name="connsiteX1" draw:formula="0*logwidth/853812"/><draw:equation draw:name="connsiteY1" draw:formula="178343*logheight/484286"/><draw:equation draw:name="connsiteX2" draw:formula="275795*logwidth/853812"/><draw:equation draw:name="connsiteY2" draw:formula="452504*logheight/484286"/><draw:equation draw:name="connsiteX3" draw:formula="518451*logwidth/853812"/><draw:equation draw:name="connsiteY3" draw:formula="484286*logheight/484286"/><draw:equation draw:name="connsiteX4" draw:formula="669512*logwidth/853812"/><draw:equation draw:name="connsiteY4" draw:formula="389672*logheight/484286"/><draw:equation draw:name="connsiteX5" draw:formula="853812*logwidth/853812"/><draw:equation draw:name="connsiteY5" draw:formula="0*logheight/484286"/><draw:equation draw:name="connsiteX6" draw:formula="273944*logwidth/853812"/><draw:equation draw:name="connsiteY6" draw:formula="0*logheight/484286"/><draw:equation draw:name="connsiteX0" draw:formula="273944*logwidth/853812"/><draw:equation draw:name="connsiteY0" draw:formula="0*logheight/484286"/><draw:equation draw:name="connsiteX1" draw:formula="0*logwidth/853812"/><draw:equation draw:name="connsiteY1" draw:formula="178343*logheight/484286"/><draw:equation draw:name="connsiteX2" draw:formula="275795*logwidth/853812"/><draw:equation draw:name="connsiteY2" draw:formula="452504*logheight/484286"/><draw:equation draw:name="connsiteX3" draw:formula="506985*logwidth/853812"/><draw:equation draw:name="connsiteY3" draw:formula="484286*logheight/484286"/><draw:equation draw:name="connsiteX4" draw:formula="669512*logwidth/853812"/><draw:equation draw:name="connsiteY4" draw:formula="389672*logheight/484286"/><draw:equation draw:name="connsiteX5" draw:formula="853812*logwidth/853812"/><draw:equation draw:name="connsiteY5" draw:formula="0*logheight/484286"/><draw:equation draw:name="connsiteX6" draw:formula="273944*logwidth/853812"/><draw:equation draw:name="connsiteY6" draw:formula="0*logheight/484286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2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83843*logwidth/853812"/><draw:equation draw:name="connsiteY4" draw:formula="370081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6951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706201*logwidth/853812"/><draw:equation draw:name="connsiteY4" draw:formula="37008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244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9322*logwidth/853812"/><draw:equation draw:name="connsiteY4" draw:formula="389670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2442*logwidth/853812"/><draw:equation draw:name="connsiteY4" draw:formula="416341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draw:equation draw:name="connsiteX0" draw:formula="273944*logwidth/853812"/><draw:equation draw:name="connsiteY0" draw:formula="0*logheight/460468"/><draw:equation draw:name="connsiteX1" draw:formula="0*logwidth/853812"/><draw:equation draw:name="connsiteY1" draw:formula="178343*logheight/460468"/><draw:equation draw:name="connsiteX2" draw:formula="275795*logwidth/853812"/><draw:equation draw:name="connsiteY2" draw:formula="452504*logheight/460468"/><draw:equation draw:name="connsiteX3" draw:formula="512719*logwidth/853812"/><draw:equation draw:name="connsiteY3" draw:formula="460468*logheight/460468"/><draw:equation draw:name="connsiteX4" draw:formula="696140*logwidth/853812"/><draw:equation draw:name="connsiteY4" draw:formula="404893*logheight/460468"/><draw:equation draw:name="connsiteX5" draw:formula="853812*logwidth/853812"/><draw:equation draw:name="connsiteY5" draw:formula="0*logheight/460468"/><draw:equation draw:name="connsiteX6" draw:formula="273944*logwidth/853812"/><draw:equation draw:name="connsiteY6" draw:formula="0*logheight/460468"/></draw:enhanced-geometry></draw:custom-shape><draw:custom-shape draw:style-name="gr67" svg:width="1.352cm" svg:height="2.027cm" svg:x="15.05cm" svg:y="-0.22cm"><draw:enhanced-geometry svg:viewBox="0 0 473499 732846" draw:type="ooxml-non-primitive" drawooo:sub-view-size="473499 732846" draw:text-areas="l t r b" draw:enhanced-path="M 53777 215534 L 0 674421 310230 732846 443549 611418 473499 90386 349387 0 53777 215534 Z N "><draw:equation draw:name="connsiteX0" draw:formula="15368*logwidth/660827"/><draw:equation draw:name="connsiteY0" draw:formula="38420*logheight/591670"/><draw:equation draw:name="connsiteX1" draw:formula="0*logwidth/660827"/><draw:equation draw:name="connsiteY1" draw:formula="530198*logheight/591670"/><draw:equation draw:name="connsiteX2" draw:formula="84524*logwidth/660827"/><draw:equation draw:name="connsiteY2" draw:formula="591670*logheight/591670"/><draw:equation draw:name="connsiteX3" draw:formula="660827*logwidth/660827"/><draw:equation draw:name="connsiteY3" draw:formula="591670*logheight/591670"/><draw:equation draw:name="connsiteX4" draw:formula="484094*logwidth/660827"/><draw:equation draw:name="connsiteY4" draw:formula="0*logheight/591670"/><draw:equation draw:name="connsiteX5" draw:formula="15368*logwidth/660827"/><draw:equation draw:name="connsiteY5" draw:formula="38420*logheight/591670"/><draw:equation draw:name="connsiteX0" draw:formula="15368*logwidth/660827"/><draw:equation draw:name="connsiteY0" draw:formula="38420*logheight/607038"/><draw:equation draw:name="connsiteX1" draw:formula="0*logwidth/660827"/><draw:equation draw:name="connsiteY1" draw:formula="530198*logheight/607038"/><draw:equation draw:name="connsiteX2" draw:formula="84524*logwidth/660827"/><draw:equation draw:name="connsiteY2" draw:formula="591670*logheight/607038"/><draw:equation draw:name="connsiteX3" draw:formula="660827*logwidth/660827"/><draw:equation draw:name="connsiteY3" draw:formula="607038*logheight/607038"/><draw:equation draw:name="connsiteX4" draw:formula="484094*logwidth/660827"/><draw:equation draw:name="connsiteY4" draw:formula="0*logheight/607038"/><draw:equation draw:name="connsiteX5" draw:formula="15368*logwidth/660827"/><draw:equation draw:name="connsiteY5" draw:formula="38420*logheight/607038"/><draw:equation draw:name="connsiteX0" draw:formula="15368*logwidth/660827"/><draw:equation draw:name="connsiteY0" draw:formula="38420*logheight/607226"/><draw:equation draw:name="connsiteX1" draw:formula="0*logwidth/660827"/><draw:equation draw:name="connsiteY1" draw:formula="530198*logheight/607226"/><draw:equation draw:name="connsiteX2" draw:formula="84524*logwidth/660827"/><draw:equation draw:name="connsiteY2" draw:formula="607226*logheight/607226"/><draw:equation draw:name="connsiteX3" draw:formula="660827*logwidth/660827"/><draw:equation draw:name="connsiteY3" draw:formula="607038*logheight/607226"/><draw:equation draw:name="connsiteX4" draw:formula="484094*logwidth/660827"/><draw:equation draw:name="connsiteY4" draw:formula="0*logheight/607226"/><draw:equation draw:name="connsiteX5" draw:formula="15368*logwidth/660827"/><draw:equation draw:name="connsiteY5" draw:formula="38420*logheight/607226"/><draw:equation draw:name="connsiteX0" draw:formula="0*logwidth/684439"/><draw:equation draw:name="connsiteY0" draw:formula="15789*logheight/607226"/><draw:equation draw:name="connsiteX1" draw:formula="23612*logwidth/684439"/><draw:equation draw:name="connsiteY1" draw:formula="530198*logheight/607226"/><draw:equation draw:name="connsiteX2" draw:formula="108136*logwidth/684439"/><draw:equation draw:name="connsiteY2" draw:formula="607226*logheight/607226"/><draw:equation draw:name="connsiteX3" draw:formula="684439*logwidth/684439"/><draw:equation draw:name="connsiteY3" draw:formula="607038*logheight/607226"/><draw:equation draw:name="connsiteX4" draw:formula="507706*logwidth/684439"/><draw:equation draw:name="connsiteY4" draw:formula="0*logheight/607226"/><draw:equation draw:name="connsiteX5" draw:formula="0*logwidth/684439"/><draw:equation draw:name="connsiteY5" draw:formula="15789*logheight/607226"/><draw:equation draw:name="connsiteX0" draw:formula="0*logwidth/672974"/><draw:equation draw:name="connsiteY0" draw:formula="15789*logheight/607226"/><draw:equation draw:name="connsiteX1" draw:formula="12147*logwidth/672974"/><draw:equation draw:name="connsiteY1" draw:formula="530198*logheight/607226"/><draw:equation draw:name="connsiteX2" draw:formula="96671*logwidth/672974"/><draw:equation draw:name="connsiteY2" draw:formula="607226*logheight/607226"/><draw:equation draw:name="connsiteX3" draw:formula="672974*logwidth/672974"/><draw:equation draw:name="connsiteY3" draw:formula="607038*logheight/607226"/><draw:equation draw:name="connsiteX4" draw:formula="496241*logwidth/672974"/><draw:equation draw:name="connsiteY4" draw:formula="0*logheight/607226"/><draw:equation draw:name="connsiteX5" draw:formula="0*logwidth/672974"/><draw:equation draw:name="connsiteY5" draw:formula="15789*logheight/607226"/><draw:equation draw:name="connsiteX0" draw:formula="0*logwidth/672974"/><draw:equation draw:name="connsiteY0" draw:formula="25310*logheight/616747"/><draw:equation draw:name="connsiteX1" draw:formula="12147*logwidth/672974"/><draw:equation draw:name="connsiteY1" draw:formula="539719*logheight/616747"/><draw:equation draw:name="connsiteX2" draw:formula="96671*logwidth/672974"/><draw:equation draw:name="connsiteY2" draw:formula="616747*logheight/616747"/><draw:equation draw:name="connsiteX3" draw:formula="672974*logwidth/672974"/><draw:equation draw:name="connsiteY3" draw:formula="616559*logheight/616747"/><draw:equation draw:name="connsiteX4" draw:formula="227968*logwidth/672974"/><draw:equation draw:name="connsiteY4" draw:formula="0*logheight/616747"/><draw:equation draw:name="connsiteX5" draw:formula="0*logwidth/672974"/><draw:equation draw:name="connsiteY5" draw:formula="25310*logheight/616747"/><draw:equation draw:name="connsiteX0" draw:formula="0*logwidth/672974"/><draw:equation draw:name="connsiteY0" draw:formula="25310*logheight/641413"/><draw:equation draw:name="connsiteX1" draw:formula="12147*logwidth/672974"/><draw:equation draw:name="connsiteY1" draw:formula="539719*logheight/641413"/><draw:equation draw:name="connsiteX2" draw:formula="351610*logwidth/672974"/><draw:equation draw:name="connsiteY2" draw:formula="641413*logheight/641413"/><draw:equation draw:name="connsiteX3" draw:formula="672974*logwidth/672974"/><draw:equation draw:name="connsiteY3" draw:formula="616559*logheight/641413"/><draw:equation draw:name="connsiteX4" draw:formula="227968*logwidth/672974"/><draw:equation draw:name="connsiteY4" draw:formula="0*logheight/641413"/><draw:equation draw:name="connsiteX5" draw:formula="0*logwidth/672974"/><draw:equation draw:name="connsiteY5" draw:formula="25310*logheight/641413"/><draw:equation draw:name="connsiteX0" draw:formula="0*logwidth/672974"/><draw:equation draw:name="connsiteY0" draw:formula="25310*logheight/641413"/><draw:equation draw:name="connsiteX1" draw:formula="37369*logwidth/672974"/><draw:equation draw:name="connsiteY1" draw:formula="586579*logheight/641413"/><draw:equation draw:name="connsiteX2" draw:formula="351610*logwidth/672974"/><draw:equation draw:name="connsiteY2" draw:formula="641413*logheight/641413"/><draw:equation draw:name="connsiteX3" draw:formula="672974*logwidth/672974"/><draw:equation draw:name="connsiteY3" draw:formula="616559*logheight/641413"/><draw:equation draw:name="connsiteX4" draw:formula="227968*logwidth/672974"/><draw:equation draw:name="connsiteY4" draw:formula="0*logheight/641413"/><draw:equation draw:name="connsiteX5" draw:formula="0*logwidth/672974"/><draw:equation draw:name="connsiteY5" draw:formula="25310*logheight/641413"/><draw:equation draw:name="connsiteX0" draw:formula="0*logwidth/672974"/><draw:equation draw:name="connsiteY0" draw:formula="36733*logheight/652836"/><draw:equation draw:name="connsiteX1" draw:formula="37369*logwidth/672974"/><draw:equation draw:name="connsiteY1" draw:formula="598002*logheight/652836"/><draw:equation draw:name="connsiteX2" draw:formula="351610*logwidth/672974"/><draw:equation draw:name="connsiteY2" draw:formula="652836*logheight/652836"/><draw:equation draw:name="connsiteX3" draw:formula="672974*logwidth/672974"/><draw:equation draw:name="connsiteY3" draw:formula="627982*logheight/652836"/><draw:equation draw:name="connsiteX4" draw:formula="395352*logwidth/672974"/><draw:equation draw:name="connsiteY4" draw:formula="0*logheight/652836"/><draw:equation draw:name="connsiteX5" draw:formula="0*logwidth/672974"/><draw:equation draw:name="connsiteY5" draw:formula="36733*logheight/652836"/><draw:equation draw:name="connsiteX0" draw:formula="56641*logwidth/635605"/><draw:equation draw:name="connsiteY0" draw:formula="207110*logheight/652836"/><draw:equation draw:name="connsiteX1" draw:formula="0*logwidth/635605"/><draw:equation draw:name="connsiteY1" draw:formula="598002*logheight/652836"/><draw:equation draw:name="connsiteX2" draw:formula="314241*logwidth/635605"/><draw:equation draw:name="connsiteY2" draw:formula="652836*logheight/652836"/><draw:equation draw:name="connsiteX3" draw:formula="635605*logwidth/635605"/><draw:equation draw:name="connsiteY3" draw:formula="627982*logheight/652836"/><draw:equation draw:name="connsiteX4" draw:formula="357983*logwidth/635605"/><draw:equation draw:name="connsiteY4" draw:formula="0*logheight/652836"/><draw:equation draw:name="connsiteX5" draw:formula="56641*logwidth/635605"/><draw:equation draw:name="connsiteY5" draw:formula="207110*logheight/652836"/><draw:equation draw:name="connsiteX0" draw:formula="56641*logwidth/635605"/><draw:equation draw:name="connsiteY0" draw:formula="218540*logheight/664266"/><draw:equation draw:name="connsiteX1" draw:formula="0*logwidth/635605"/><draw:equation draw:name="connsiteY1" draw:formula="609432*logheight/664266"/><draw:equation draw:name="connsiteX2" draw:formula="314241*logwidth/635605"/><draw:equation draw:name="connsiteY2" draw:formula="664266*logheight/664266"/><draw:equation draw:name="connsiteX3" draw:formula="635605*logwidth/635605"/><draw:equation draw:name="connsiteY3" draw:formula="639412*logheight/664266"/><draw:equation draw:name="connsiteX4" draw:formula="353397*logwidth/635605"/><draw:equation draw:name="connsiteY4" draw:formula="0*logheight/664266"/><draw:equation draw:name="connsiteX5" draw:formula="56641*logwidth/635605"/><draw:equation draw:name="connsiteY5" draw:formula="218540*logheight/664266"/><draw:equation draw:name="connsiteX0" draw:formula="38298*logwidth/617262"/><draw:equation draw:name="connsiteY0" draw:formula="218540*logheight/664266"/><draw:equation draw:name="connsiteX1" draw:formula="0*logwidth/617262"/><draw:equation draw:name="connsiteY1" draw:formula="542758*logheight/664266"/><draw:equation draw:name="connsiteX2" draw:formula="295898*logwidth/617262"/><draw:equation draw:name="connsiteY2" draw:formula="664266*logheight/664266"/><draw:equation draw:name="connsiteX3" draw:formula="617262*logwidth/617262"/><draw:equation draw:name="connsiteY3" draw:formula="639412*logheight/664266"/><draw:equation draw:name="connsiteX4" draw:formula="335054*logwidth/617262"/><draw:equation draw:name="connsiteY4" draw:formula="0*logheight/664266"/><draw:equation draw:name="connsiteX5" draw:formula="38298*logwidth/617262"/><draw:equation draw:name="connsiteY5" draw:formula="218540*logheight/664266"/><draw:equation draw:name="connsiteX0" draw:formula="38298*logwidth/617262"/><draw:equation draw:name="connsiteY0" draw:formula="218540*logheight/732846"/><draw:equation draw:name="connsiteX1" draw:formula="0*logwidth/617262"/><draw:equation draw:name="connsiteY1" draw:formula="542758*logheight/732846"/><draw:equation draw:name="connsiteX2" draw:formula="295897*logwidth/617262"/><draw:equation draw:name="connsiteY2" draw:formula="732846*logheight/732846"/><draw:equation draw:name="connsiteX3" draw:formula="617262*logwidth/617262"/><draw:equation draw:name="connsiteY3" draw:formula="639412*logheight/732846"/><draw:equation draw:name="connsiteX4" draw:formula="335054*logwidth/617262"/><draw:equation draw:name="connsiteY4" draw:formula="0*logheight/732846"/><draw:equation draw:name="connsiteX5" draw:formula="38298*logwidth/617262"/><draw:equation draw:name="connsiteY5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349387*logwidth/631595"/><draw:equation draw:name="connsiteY4" draw:formula="0*logheight/732846"/><draw:equation draw:name="connsiteX5" draw:formula="52631*logwidth/631595"/><draw:equation draw:name="connsiteY5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114205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631595"/><draw:equation draw:name="connsiteY0" draw:formula="218540*logheight/732846"/><draw:equation draw:name="connsiteX1" draw:formula="0*logwidth/631595"/><draw:equation draw:name="connsiteY1" draw:formula="674421*logheight/732846"/><draw:equation draw:name="connsiteX2" draw:formula="310230*logwidth/631595"/><draw:equation draw:name="connsiteY2" draw:formula="732846*logheight/732846"/><draw:equation draw:name="connsiteX3" draw:formula="631595*logwidth/631595"/><draw:equation draw:name="connsiteY3" draw:formula="639412*logheight/732846"/><draw:equation draw:name="connsiteX4" draw:formula="473499*logwidth/631595"/><draw:equation draw:name="connsiteY4" draw:formula="90386*logheight/732846"/><draw:equation draw:name="connsiteX5" draw:formula="349387*logwidth/631595"/><draw:equation draw:name="connsiteY5" draw:formula="0*logheight/732846"/><draw:equation draw:name="connsiteX6" draw:formula="52631*logwidth/631595"/><draw:equation draw:name="connsiteY6" draw:formula="218540*logheight/732846"/><draw:equation draw:name="connsiteX0" draw:formula="52631*logwidth/755421"/><draw:equation draw:name="connsiteY0" draw:formula="218540*logheight/732846"/><draw:equation draw:name="connsiteX1" draw:formula="0*logwidth/755421"/><draw:equation draw:name="connsiteY1" draw:formula="674421*logheight/732846"/><draw:equation draw:name="connsiteX2" draw:formula="310230*logwidth/755421"/><draw:equation draw:name="connsiteY2" draw:formula="732846*logheight/732846"/><draw:equation draw:name="connsiteX3" draw:formula="755421*logwidth/755421"/><draw:equation draw:name="connsiteY3" draw:formula="660381*logheight/732846"/><draw:equation draw:name="connsiteX4" draw:formula="473499*logwidth/755421"/><draw:equation draw:name="connsiteY4" draw:formula="90386*logheight/732846"/><draw:equation draw:name="connsiteX5" draw:formula="349387*logwidth/755421"/><draw:equation draw:name="connsiteY5" draw:formula="0*logheight/732846"/><draw:equation draw:name="connsiteX6" draw:formula="52631*logwidth/755421"/><draw:equation draw:name="connsiteY6" draw:formula="218540*logheight/732846"/><draw:equation draw:name="connsiteX0" draw:formula="52631*logwidth/636181"/><draw:equation draw:name="connsiteY0" draw:formula="218540*logheight/732846"/><draw:equation draw:name="connsiteX1" draw:formula="0*logwidth/636181"/><draw:equation draw:name="connsiteY1" draw:formula="674421*logheight/732846"/><draw:equation draw:name="connsiteX2" draw:formula="310230*logwidth/636181"/><draw:equation draw:name="connsiteY2" draw:formula="732846*logheight/732846"/><draw:equation draw:name="connsiteX3" draw:formula="636181*logwidth/636181"/><draw:equation draw:name="connsiteY3" draw:formula="639412*logheight/732846"/><draw:equation draw:name="connsiteX4" draw:formula="473499*logwidth/636181"/><draw:equation draw:name="connsiteY4" draw:formula="90386*logheight/732846"/><draw:equation draw:name="connsiteX5" draw:formula="349387*logwidth/636181"/><draw:equation draw:name="connsiteY5" draw:formula="0*logheight/732846"/><draw:equation draw:name="connsiteX6" draw:formula="52631*logwidth/636181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62296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8479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45114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39378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567389"/><draw:equation draw:name="connsiteY0" draw:formula="218540*logheight/732846"/><draw:equation draw:name="connsiteX1" draw:formula="0*logwidth/567389"/><draw:equation draw:name="connsiteY1" draw:formula="674421*logheight/732846"/><draw:equation draw:name="connsiteX2" draw:formula="310230*logwidth/567389"/><draw:equation draw:name="connsiteY2" draw:formula="732846*logheight/732846"/><draw:equation draw:name="connsiteX3" draw:formula="567389*logwidth/567389"/><draw:equation draw:name="connsiteY3" draw:formula="650841*logheight/732846"/><draw:equation draw:name="connsiteX4" draw:formula="473499*logwidth/567389"/><draw:equation draw:name="connsiteY4" draw:formula="90386*logheight/732846"/><draw:equation draw:name="connsiteX5" draw:formula="349387*logwidth/567389"/><draw:equation draw:name="connsiteY5" draw:formula="0*logheight/732846"/><draw:equation draw:name="connsiteX6" draw:formula="52631*logwidth/56738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8137*logwidth/473499"/><draw:equation draw:name="connsiteY3" draw:formula="607529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13733*logwidth/473499"/><draw:equation draw:name="connsiteY3" draw:formula="607529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2631*logwidth/473499"/><draw:equation draw:name="connsiteY0" draw:formula="218540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3549*logwidth/473499"/><draw:equation draw:name="connsiteY3" draw:formula="611418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2631*logwidth/473499"/><draw:equation draw:name="connsiteY6" draw:formula="218540*logheight/732846"/><draw:equation draw:name="connsiteX0" draw:formula="53777*logwidth/473499"/><draw:equation draw:name="connsiteY0" draw:formula="215534*logheight/732846"/><draw:equation draw:name="connsiteX1" draw:formula="0*logwidth/473499"/><draw:equation draw:name="connsiteY1" draw:formula="674421*logheight/732846"/><draw:equation draw:name="connsiteX2" draw:formula="310230*logwidth/473499"/><draw:equation draw:name="connsiteY2" draw:formula="732846*logheight/732846"/><draw:equation draw:name="connsiteX3" draw:formula="443549*logwidth/473499"/><draw:equation draw:name="connsiteY3" draw:formula="611418*logheight/732846"/><draw:equation draw:name="connsiteX4" draw:formula="473499*logwidth/473499"/><draw:equation draw:name="connsiteY4" draw:formula="90386*logheight/732846"/><draw:equation draw:name="connsiteX5" draw:formula="349387*logwidth/473499"/><draw:equation draw:name="connsiteY5" draw:formula="0*logheight/732846"/><draw:equation draw:name="connsiteX6" draw:formula="53777*logwidth/473499"/><draw:equation draw:name="connsiteY6" draw:formula="215534*logheight/732846"/></draw:enhanced-geometry></draw:custom-shape><draw:custom-shape draw:style-name="gr68" svg:width="2.723cm" svg:height="2.44cm" svg:x="15.84cm" svg:y="-0.5851cm"><draw:enhanced-geometry svg:viewBox="0 0 777168 825391" draw:type="ooxml-non-primitive" drawooo:sub-view-size="777168 825391" draw:text-areas="l t r b" draw:enhanced-path="M 777168 825391 L 0 664557 160119 206644 361126 0 681711 259711 777168 825391 Z N "><draw:equation draw:name="connsiteX0" draw:formula="338097*logwidth/699247"/><draw:equation draw:name="connsiteY0" draw:formula="637775*logheight/637775"/><draw:equation draw:name="connsiteX1" draw:formula="0*logwidth/699247"/><draw:equation draw:name="connsiteY1" draw:formula="537882*logheight/637775"/><draw:equation draw:name="connsiteX2" draw:formula="138313*logwidth/699247"/><draw:equation draw:name="connsiteY2" draw:formula="261257*logheight/637775"/><draw:equation draw:name="connsiteX3" draw:formula="476410*logwidth/699247"/><draw:equation draw:name="connsiteY3" draw:formula="0*logheight/637775"/><draw:equation draw:name="connsiteX4" draw:formula="699247*logwidth/699247"/><draw:equation draw:name="connsiteY4" draw:formula="238205*logheight/637775"/><draw:equation draw:name="connsiteX5" draw:formula="338097*logwidth/699247"/><draw:equation draw:name="connsiteY5" draw:formula="637775*logheight/637775"/><draw:equation draw:name="connsiteX0" draw:formula="338097*logwidth/699247"/><draw:equation draw:name="connsiteY0" draw:formula="599694*logheight/599694"/><draw:equation draw:name="connsiteX1" draw:formula="0*logwidth/699247"/><draw:equation draw:name="connsiteY1" draw:formula="499801*logheight/599694"/><draw:equation draw:name="connsiteX2" draw:formula="138313*logwidth/699247"/><draw:equation draw:name="connsiteY2" draw:formula="223176*logheight/599694"/><draw:equation draw:name="connsiteX3" draw:formula="474075*logwidth/699247"/><draw:equation draw:name="connsiteY3" draw:formula="0*logheight/599694"/><draw:equation draw:name="connsiteX4" draw:formula="699247*logwidth/699247"/><draw:equation draw:name="connsiteY4" draw:formula="200124*logheight/599694"/><draw:equation draw:name="connsiteX5" draw:formula="338097*logwidth/699247"/><draw:equation draw:name="connsiteY5" draw:formula="599694*logheight/599694"/><draw:equation draw:name="connsiteX0" draw:formula="338097*logwidth/661882"/><draw:equation draw:name="connsiteY0" draw:formula="599694*logheight/599694"/><draw:equation draw:name="connsiteX1" draw:formula="0*logwidth/661882"/><draw:equation draw:name="connsiteY1" draw:formula="499801*logheight/599694"/><draw:equation draw:name="connsiteX2" draw:formula="138313*logwidth/661882"/><draw:equation draw:name="connsiteY2" draw:formula="223176*logheight/599694"/><draw:equation draw:name="connsiteX3" draw:formula="474075*logwidth/661882"/><draw:equation draw:name="connsiteY3" draw:formula="0*logheight/599694"/><draw:equation draw:name="connsiteX4" draw:formula="661882*logwidth/661882"/><draw:equation draw:name="connsiteY4" draw:formula="143058*logheight/599694"/><draw:equation draw:name="connsiteX5" draw:formula="338097*logwidth/661882"/><draw:equation draw:name="connsiteY5" draw:formula="599694*logheight/599694"/><draw:equation draw:name="connsiteX0" draw:formula="326421*logwidth/650206"/><draw:equation draw:name="connsiteY0" draw:formula="599694*logheight/613402"/><draw:equation draw:name="connsiteX1" draw:formula="0*logwidth/650206"/><draw:equation draw:name="connsiteY1" draw:formula="613402*logheight/613402"/><draw:equation draw:name="connsiteX2" draw:formula="126637*logwidth/650206"/><draw:equation draw:name="connsiteY2" draw:formula="22317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26421*logwidth/650206"/><draw:equation draw:name="connsiteY5" draw:formula="599694*logheight/613402"/><draw:equation draw:name="connsiteX0" draw:formula="433846*logwidth/650206"/><draw:equation draw:name="connsiteY0" draw:formula="685501*logheight/685501"/><draw:equation draw:name="connsiteX1" draw:formula="0*logwidth/650206"/><draw:equation draw:name="connsiteY1" draw:formula="613402*logheight/685501"/><draw:equation draw:name="connsiteX2" draw:formula="126637*logwidth/650206"/><draw:equation draw:name="connsiteY2" draw:formula="223176*logheight/685501"/><draw:equation draw:name="connsiteX3" draw:formula="462399*logwidth/650206"/><draw:equation draw:name="connsiteY3" draw:formula="0*logheight/685501"/><draw:equation draw:name="connsiteX4" draw:formula="650206*logwidth/650206"/><draw:equation draw:name="connsiteY4" draw:formula="143058*logheight/685501"/><draw:equation draw:name="connsiteX5" draw:formula="433846*logwidth/650206"/><draw:equation draw:name="connsiteY5" draw:formula="685501*logheight/685501"/><draw:equation draw:name="connsiteX0" draw:formula="272246*logwidth/650206"/><draw:equation draw:name="connsiteY0" draw:formula="594175*logheight/613402"/><draw:equation draw:name="connsiteX1" draw:formula="0*logwidth/650206"/><draw:equation draw:name="connsiteY1" draw:formula="613402*logheight/613402"/><draw:equation draw:name="connsiteX2" draw:formula="126637*logwidth/650206"/><draw:equation draw:name="connsiteY2" draw:formula="22317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272246*logwidth/650206"/><draw:equation draw:name="connsiteY5" draw:formula="594175*logheight/613402"/><draw:equation draw:name="connsiteX0" draw:formula="272246*logwidth/650206"/><draw:equation draw:name="connsiteY0" draw:formula="594175*logheight/613402"/><draw:equation draw:name="connsiteX1" draw:formula="0*logwidth/650206"/><draw:equation draw:name="connsiteY1" draw:formula="613402*logheight/613402"/><draw:equation draw:name="connsiteX2" draw:formula="310452*logwidth/650206"/><draw:equation draw:name="connsiteY2" draw:formula="105047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272246*logwidth/650206"/><draw:equation draw:name="connsiteY5" draw:formula="594175*logheight/613402"/><draw:equation draw:name="connsiteX0" draw:formula="349313*logwidth/650206"/><draw:equation draw:name="connsiteY0" draw:formula="498073*logheight/613402"/><draw:equation draw:name="connsiteX1" draw:formula="0*logwidth/650206"/><draw:equation draw:name="connsiteY1" draw:formula="613402*logheight/613402"/><draw:equation draw:name="connsiteX2" draw:formula="310452*logwidth/650206"/><draw:equation draw:name="connsiteY2" draw:formula="105047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49313*logwidth/650206"/><draw:equation draw:name="connsiteY5" draw:formula="498073*logheight/613402"/><draw:equation draw:name="connsiteX0" draw:formula="349313*logwidth/650206"/><draw:equation draw:name="connsiteY0" draw:formula="498073*logheight/613402"/><draw:equation draw:name="connsiteX1" draw:formula="0*logwidth/650206"/><draw:equation draw:name="connsiteY1" draw:formula="613402*logheight/613402"/><draw:equation draw:name="connsiteX2" draw:formula="121289*logwidth/650206"/><draw:equation draw:name="connsiteY2" draw:formula="218656*logheight/613402"/><draw:equation draw:name="connsiteX3" draw:formula="462399*logwidth/650206"/><draw:equation draw:name="connsiteY3" draw:formula="0*logheight/613402"/><draw:equation draw:name="connsiteX4" draw:formula="650206*logwidth/650206"/><draw:equation draw:name="connsiteY4" draw:formula="143058*logheight/613402"/><draw:equation draw:name="connsiteX5" draw:formula="349313*logwidth/650206"/><draw:equation draw:name="connsiteY5" draw:formula="498073*logheight/613402"/><draw:equation draw:name="connsiteX0" draw:formula="335300*logwidth/636193"/><draw:equation draw:name="connsiteY0" draw:formula="498073*logheight/685501"/><draw:equation draw:name="connsiteX1" draw:formula="0*logwidth/636193"/><draw:equation draw:name="connsiteY1" draw:formula="685501*logheight/685501"/><draw:equation draw:name="connsiteX2" draw:formula="107276*logwidth/636193"/><draw:equation draw:name="connsiteY2" draw:formula="218656*logheight/685501"/><draw:equation draw:name="connsiteX3" draw:formula="448386*logwidth/636193"/><draw:equation draw:name="connsiteY3" draw:formula="0*logheight/685501"/><draw:equation draw:name="connsiteX4" draw:formula="636193*logwidth/636193"/><draw:equation draw:name="connsiteY4" draw:formula="143058*logheight/685501"/><draw:equation draw:name="connsiteX5" draw:formula="335300*logwidth/636193"/><draw:equation draw:name="connsiteY5" draw:formula="498073*logheight/685501"/><draw:equation draw:name="connsiteX0" draw:formula="335300*logwidth/636193"/><draw:equation draw:name="connsiteY0" draw:formula="498073*logheight/685501"/><draw:equation draw:name="connsiteX1" draw:formula="0*logwidth/636193"/><draw:equation draw:name="connsiteY1" draw:formula="685501*logheight/685501"/><draw:equation draw:name="connsiteX2" draw:formula="149312*logwidth/636193"/><draw:equation draw:name="connsiteY2" draw:formula="92071*logheight/685501"/><draw:equation draw:name="connsiteX3" draw:formula="448386*logwidth/636193"/><draw:equation draw:name="connsiteY3" draw:formula="0*logheight/685501"/><draw:equation draw:name="connsiteX4" draw:formula="636193*logwidth/636193"/><draw:equation draw:name="connsiteY4" draw:formula="143058*logheight/685501"/><draw:equation draw:name="connsiteX5" draw:formula="335300*logwidth/636193"/><draw:equation draw:name="connsiteY5" draw:formula="498073*logheight/685501"/><draw:equation draw:name="connsiteX0" draw:formula="335300*logwidth/636193"/><draw:equation draw:name="connsiteY0" draw:formula="406002*logheight/593430"/><draw:equation draw:name="connsiteX1" draw:formula="0*logwidth/636193"/><draw:equation draw:name="connsiteY1" draw:formula="593430*logheight/593430"/><draw:equation draw:name="connsiteX2" draw:formula="149312*logwidth/636193"/><draw:equation draw:name="connsiteY2" draw:formula="0*logheight/593430"/><draw:equation draw:name="connsiteX3" draw:formula="296440*logwidth/636193"/><draw:equation draw:name="connsiteY3" draw:formula="12974*logheight/593430"/><draw:equation draw:name="connsiteX4" draw:formula="636193*logwidth/636193"/><draw:equation draw:name="connsiteY4" draw:formula="50987*logheight/593430"/><draw:equation draw:name="connsiteX5" draw:formula="335300*logwidth/636193"/><draw:equation draw:name="connsiteY5" draw:formula="406002*logheight/593430"/><draw:equation draw:name="connsiteX0" draw:formula="335300*logwidth/499470"/><draw:equation draw:name="connsiteY0" draw:formula="406002*logheight/593430"/><draw:equation draw:name="connsiteX1" draw:formula="0*logwidth/499470"/><draw:equation draw:name="connsiteY1" draw:formula="593430*logheight/593430"/><draw:equation draw:name="connsiteX2" draw:formula="149312*logwidth/499470"/><draw:equation draw:name="connsiteY2" draw:formula="0*logheight/593430"/><draw:equation draw:name="connsiteX3" draw:formula="296440*logwidth/499470"/><draw:equation draw:name="connsiteY3" draw:formula="12974*logheight/593430"/><draw:equation draw:name="connsiteX4" draw:formula="499470*logwidth/499470"/><draw:equation draw:name="connsiteY4" draw:formula="271521*logheight/593430"/><draw:equation draw:name="connsiteX5" draw:formula="335300*logwidth/499470"/><draw:equation draw:name="connsiteY5" draw:formula="406002*logheight/593430"/><draw:equation draw:name="connsiteX0" draw:formula="335300*logwidth/499470"/><draw:equation draw:name="connsiteY0" draw:formula="406002*logheight/593430"/><draw:equation draw:name="connsiteX1" draw:formula="0*logwidth/499470"/><draw:equation draw:name="connsiteY1" draw:formula="593430*logheight/593430"/><draw:equation draw:name="connsiteX2" draw:formula="149312*logwidth/499470"/><draw:equation draw:name="connsiteY2" draw:formula="0*logheight/593430"/><draw:equation draw:name="connsiteX3" draw:formula="296440*logwidth/499470"/><draw:equation draw:name="connsiteY3" draw:formula="0*logheight/593430"/><draw:equation draw:name="connsiteX4" draw:formula="499470*logwidth/499470"/><draw:equation draw:name="connsiteY4" draw:formula="271521*logheight/593430"/><draw:equation draw:name="connsiteX5" draw:formula="335300*logwidth/499470"/><draw:equation draw:name="connsiteY5" draw:formula="406002*logheight/593430"/><draw:equation draw:name="connsiteX0" draw:formula="499470*logwidth/499470"/><draw:equation draw:name="connsiteY0" draw:formula="624107*logheight/624107"/><draw:equation draw:name="connsiteX1" draw:formula="0*logwidth/499470"/><draw:equation draw:name="connsiteY1" draw:formula="593430*logheight/624107"/><draw:equation draw:name="connsiteX2" draw:formula="149312*logwidth/499470"/><draw:equation draw:name="connsiteY2" draw:formula="0*logheight/624107"/><draw:equation draw:name="connsiteX3" draw:formula="296440*logwidth/499470"/><draw:equation draw:name="connsiteY3" draw:formula="0*logheight/624107"/><draw:equation draw:name="connsiteX4" draw:formula="499470*logwidth/499470"/><draw:equation draw:name="connsiteY4" draw:formula="271521*logheight/624107"/><draw:equation draw:name="connsiteX5" draw:formula="499470*logwidth/499470"/><draw:equation draw:name="connsiteY5" draw:formula="624107*logheight/624107"/><draw:equation draw:name="connsiteX0" draw:formula="350158*logwidth/350158"/><draw:equation draw:name="connsiteY0" draw:formula="624107*logheight/624107"/><draw:equation draw:name="connsiteX1" draw:formula="106586*logwidth/350158"/><draw:equation draw:name="connsiteY1" draw:formula="506553*logheight/624107"/><draw:equation draw:name="connsiteX2" draw:formula="0*logwidth/350158"/><draw:equation draw:name="connsiteY2" draw:formula="0*logheight/624107"/><draw:equation draw:name="connsiteX3" draw:formula="147128*logwidth/350158"/><draw:equation draw:name="connsiteY3" draw:formula="0*logheight/624107"/><draw:equation draw:name="connsiteX4" draw:formula="350158*logwidth/350158"/><draw:equation draw:name="connsiteY4" draw:formula="271521*logheight/624107"/><draw:equation draw:name="connsiteX5" draw:formula="350158*logwidth/350158"/><draw:equation draw:name="connsiteY5" draw:formula="624107*logheight/624107"/><draw:equation draw:name="connsiteX0" draw:formula="493454*logwidth/493454"/><draw:equation draw:name="connsiteY0" draw:formula="624107*logheight/624107"/><draw:equation draw:name="connsiteX1" draw:formula="0*logwidth/493454"/><draw:equation draw:name="connsiteY1" draw:formula="519918*logheight/624107"/><draw:equation draw:name="connsiteX2" draw:formula="143296*logwidth/493454"/><draw:equation draw:name="connsiteY2" draw:formula="0*logheight/624107"/><draw:equation draw:name="connsiteX3" draw:formula="290424*logwidth/493454"/><draw:equation draw:name="connsiteY3" draw:formula="0*logheight/624107"/><draw:equation draw:name="connsiteX4" draw:formula="493454*logwidth/493454"/><draw:equation draw:name="connsiteY4" draw:formula="271521*logheight/624107"/><draw:equation draw:name="connsiteX5" draw:formula="493454*logwidth/493454"/><draw:equation draw:name="connsiteY5" draw:formula="624107*logheight/624107"/><draw:equation draw:name="connsiteX0" draw:formula="509801*logwidth/509801"/><draw:equation draw:name="connsiteY0" draw:formula="624107*logheight/624107"/><draw:equation draw:name="connsiteX1" draw:formula="0*logwidth/509801"/><draw:equation draw:name="connsiteY1" draw:formula="522146*logheight/624107"/><draw:equation draw:name="connsiteX2" draw:formula="159643*logwidth/509801"/><draw:equation draw:name="connsiteY2" draw:formula="0*logheight/624107"/><draw:equation draw:name="connsiteX3" draw:formula="306771*logwidth/509801"/><draw:equation draw:name="connsiteY3" draw:formula="0*logheight/624107"/><draw:equation draw:name="connsiteX4" draw:formula="509801*logwidth/509801"/><draw:equation draw:name="connsiteY4" draw:formula="271521*logheight/624107"/><draw:equation draw:name="connsiteX5" draw:formula="509801*logwidth/509801"/><draw:equation draw:name="connsiteY5" draw:formula="624107*logheight/624107"/><draw:equation draw:name="connsiteX0" draw:formula="750682*logwidth/750682"/><draw:equation draw:name="connsiteY0" draw:formula="612967*logheight/612967"/><draw:equation draw:name="connsiteX1" draw:formula="0*logwidth/750682"/><draw:equation draw:name="connsiteY1" draw:formula="522146*logheight/612967"/><draw:equation draw:name="connsiteX2" draw:formula="159643*logwidth/750682"/><draw:equation draw:name="connsiteY2" draw:formula="0*logheight/612967"/><draw:equation draw:name="connsiteX3" draw:formula="306771*logwidth/750682"/><draw:equation draw:name="connsiteY3" draw:formula="0*logheight/612967"/><draw:equation draw:name="connsiteX4" draw:formula="509801*logwidth/750682"/><draw:equation draw:name="connsiteY4" draw:formula="271521*logheight/612967"/><draw:equation draw:name="connsiteX5" draw:formula="750682*logwidth/750682"/><draw:equation draw:name="connsiteY5" draw:formula="612967*logheight/612967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59643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09801*logwidth/750682"/><draw:equation draw:name="connsiteY4" draw:formula="271521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59643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82197*logwidth/750682"/><draw:equation draw:name="connsiteY4" draw:formula="98563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563943*logheight/563943"/><draw:equation draw:name="connsiteX1" draw:formula="0*logwidth/750682"/><draw:equation draw:name="connsiteY1" draw:formula="522146*logheight/563943"/><draw:equation draw:name="connsiteX2" draw:formula="131770*logwidth/750682"/><draw:equation draw:name="connsiteY2" draw:formula="0*logheight/563943"/><draw:equation draw:name="connsiteX3" draw:formula="306771*logwidth/750682"/><draw:equation draw:name="connsiteY3" draw:formula="0*logheight/563943"/><draw:equation draw:name="connsiteX4" draw:formula="582197*logwidth/750682"/><draw:equation draw:name="connsiteY4" draw:formula="98563*logheight/563943"/><draw:equation draw:name="connsiteX5" draw:formula="750682*logwidth/750682"/><draw:equation draw:name="connsiteY5" draw:formula="563943*logheight/563943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0656*logwidth/750682"/><draw:equation draw:name="connsiteY3" draw:formula="0*logheight/715494"/><draw:equation draw:name="connsiteX4" draw:formula="582197*logwidth/750682"/><draw:equation draw:name="connsiteY4" draw:formula="250114*logheight/715494"/><draw:equation draw:name="connsiteX5" draw:formula="750682*logwidth/750682"/><draw:equation draw:name="connsiteY5" draw:formula="715494*logheight/715494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0656*logwidth/750682"/><draw:equation draw:name="connsiteY3" draw:formula="0*logheight/715494"/><draw:equation draw:name="connsiteX4" draw:formula="659264*logwidth/750682"/><draw:equation draw:name="connsiteY4" draw:formula="203733*logheight/715494"/><draw:equation draw:name="connsiteX5" draw:formula="750682*logwidth/750682"/><draw:equation draw:name="connsiteY5" draw:formula="715494*logheight/715494"/><draw:equation draw:name="connsiteX0" draw:formula="750682*logwidth/750682"/><draw:equation draw:name="connsiteY0" draw:formula="715494*logheight/715494"/><draw:equation draw:name="connsiteX1" draw:formula="0*logwidth/750682"/><draw:equation draw:name="connsiteY1" draw:formula="673697*logheight/715494"/><draw:equation draw:name="connsiteX2" draw:formula="131770*logwidth/750682"/><draw:equation draw:name="connsiteY2" draw:formula="151551*logheight/715494"/><draw:equation draw:name="connsiteX3" draw:formula="411717*logwidth/750682"/><draw:equation draw:name="connsiteY3" draw:formula="0*logheight/715494"/><draw:equation draw:name="connsiteX4" draw:formula="659264*logwidth/750682"/><draw:equation draw:name="connsiteY4" draw:formula="203733*logheight/715494"/><draw:equation draw:name="connsiteX5" draw:formula="750682*logwidth/750682"/><draw:equation draw:name="connsiteY5" draw:formula="715494*logheight/715494"/><draw:equation draw:name="connsiteX0" draw:formula="749747*logwidth/749747"/><draw:equation draw:name="connsiteY0" draw:formula="763634*logheight/763634"/><draw:equation draw:name="connsiteX1" draw:formula="0*logwidth/749747"/><draw:equation draw:name="connsiteY1" draw:formula="673697*logheight/763634"/><draw:equation draw:name="connsiteX2" draw:formula="131770*logwidth/749747"/><draw:equation draw:name="connsiteY2" draw:formula="151551*logheight/763634"/><draw:equation draw:name="connsiteX3" draw:formula="411717*logwidth/749747"/><draw:equation draw:name="connsiteY3" draw:formula="0*logheight/763634"/><draw:equation draw:name="connsiteX4" draw:formula="659264*logwidth/749747"/><draw:equation draw:name="connsiteY4" draw:formula="203733*logheight/763634"/><draw:equation draw:name="connsiteX5" draw:formula="749747*logwidth/749747"/><draw:equation draw:name="connsiteY5" draw:formula="763634*logheight/763634"/><draw:equation draw:name="connsiteX0" draw:formula="749747*logwidth/749747"/><draw:equation draw:name="connsiteY0" draw:formula="745803*logheight/745803"/><draw:equation draw:name="connsiteX1" draw:formula="0*logwidth/749747"/><draw:equation draw:name="connsiteY1" draw:formula="655866*logheight/745803"/><draw:equation draw:name="connsiteX2" draw:formula="131770*logwidth/749747"/><draw:equation draw:name="connsiteY2" draw:formula="133720*logheight/745803"/><draw:equation draw:name="connsiteX3" draw:formula="434136*logwidth/749747"/><draw:equation draw:name="connsiteY3" draw:formula="0*logheight/745803"/><draw:equation draw:name="connsiteX4" draw:formula="659264*logwidth/749747"/><draw:equation draw:name="connsiteY4" draw:formula="185902*logheight/745803"/><draw:equation draw:name="connsiteX5" draw:formula="749747*logwidth/749747"/><draw:equation draw:name="connsiteY5" draw:formula="745803*logheight/745803"/><draw:equation draw:name="connsiteX0" draw:formula="749747*logwidth/749747"/><draw:equation draw:name="connsiteY0" draw:formula="745803*logheight/745803"/><draw:equation draw:name="connsiteX1" draw:formula="320045*logwidth/749747"/><draw:equation draw:name="connsiteY1" draw:formula="695283*logheight/745803"/><draw:equation draw:name="connsiteX2" draw:formula="0*logwidth/749747"/><draw:equation draw:name="connsiteY2" draw:formula="655866*logheight/745803"/><draw:equation draw:name="connsiteX3" draw:formula="131770*logwidth/749747"/><draw:equation draw:name="connsiteY3" draw:formula="133720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749747*logwidth/749747"/><draw:equation draw:name="connsiteY0" draw:formula="745803*logheight/745803"/><draw:equation draw:name="connsiteX1" draw:formula="409722*logwidth/749747"/><draw:equation draw:name="connsiteY1" draw:formula="679201*logheight/745803"/><draw:equation draw:name="connsiteX2" draw:formula="0*logwidth/749747"/><draw:equation draw:name="connsiteY2" draw:formula="655866*logheight/745803"/><draw:equation draw:name="connsiteX3" draw:formula="131770*logwidth/749747"/><draw:equation draw:name="connsiteY3" draw:formula="133720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749747*logwidth/749747"/><draw:equation draw:name="connsiteY0" draw:formula="745803*logheight/745803"/><draw:equation draw:name="connsiteX1" draw:formula="409722*logwidth/749747"/><draw:equation draw:name="connsiteY1" draw:formula="679201*logheight/745803"/><draw:equation draw:name="connsiteX2" draw:formula="0*logwidth/749747"/><draw:equation draw:name="connsiteY2" draw:formula="655866*logheight/745803"/><draw:equation draw:name="connsiteX3" draw:formula="302102*logwidth/749747"/><draw:equation draw:name="connsiteY3" draw:formula="132897*logheight/745803"/><draw:equation draw:name="connsiteX4" draw:formula="434136*logwidth/749747"/><draw:equation draw:name="connsiteY4" draw:formula="0*logheight/745803"/><draw:equation draw:name="connsiteX5" draw:formula="659264*logwidth/749747"/><draw:equation draw:name="connsiteY5" draw:formula="185902*logheight/745803"/><draw:equation draw:name="connsiteX6" draw:formula="749747*logwidth/749747"/><draw:equation draw:name="connsiteY6" draw:formula="745803*logheight/745803"/><draw:equation draw:name="connsiteX0" draw:formula="841292*logwidth/841292"/><draw:equation draw:name="connsiteY0" draw:formula="745803*logheight/745803"/><draw:equation draw:name="connsiteX1" draw:formula="501267*logwidth/841292"/><draw:equation draw:name="connsiteY1" draw:formula="679201*logheight/745803"/><draw:equation draw:name="connsiteX2" draw:formula="0*logwidth/841292"/><draw:equation draw:name="connsiteY2" draw:formula="563335*logheight/745803"/><draw:equation draw:name="connsiteX3" draw:formula="393647*logwidth/841292"/><draw:equation draw:name="connsiteY3" draw:formula="132897*logheight/745803"/><draw:equation draw:name="connsiteX4" draw:formula="525681*logwidth/841292"/><draw:equation draw:name="connsiteY4" draw:formula="0*logheight/745803"/><draw:equation draw:name="connsiteX5" draw:formula="750809*logwidth/841292"/><draw:equation draw:name="connsiteY5" draw:formula="185902*logheight/745803"/><draw:equation draw:name="connsiteX6" draw:formula="841292*logwidth/841292"/><draw:equation draw:name="connsiteY6" draw:formula="745803*logheight/745803"/><draw:equation draw:name="connsiteX0" draw:formula="841292*logwidth/841292"/><draw:equation draw:name="connsiteY0" draw:formula="745803*logheight/745803"/><draw:equation draw:name="connsiteX1" draw:formula="353105*logwidth/841292"/><draw:equation draw:name="connsiteY1" draw:formula="643540*logheight/745803"/><draw:equation draw:name="connsiteX2" draw:formula="0*logwidth/841292"/><draw:equation draw:name="connsiteY2" draw:formula="563335*logheight/745803"/><draw:equation draw:name="connsiteX3" draw:formula="393647*logwidth/841292"/><draw:equation draw:name="connsiteY3" draw:formula="132897*logheight/745803"/><draw:equation draw:name="connsiteX4" draw:formula="525681*logwidth/841292"/><draw:equation draw:name="connsiteY4" draw:formula="0*logheight/745803"/><draw:equation draw:name="connsiteX5" draw:formula="750809*logwidth/841292"/><draw:equation draw:name="connsiteY5" draw:formula="185902*logheight/745803"/><draw:equation draw:name="connsiteX6" draw:formula="841292*logwidth/841292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2326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262868*logwidth/710513"/><draw:equation draw:name="connsiteY3" draw:formula="132897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2326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6062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226062*logwidth/710513"/><draw:equation draw:name="connsiteY1" draw:formula="643540*logheight/745803"/><draw:equation draw:name="connsiteX2" draw:formula="0*logwidth/710513"/><draw:equation draw:name="connsiteY2" draw:formula="590081*logheight/745803"/><draw:equation draw:name="connsiteX3" draw:formula="126484*logwidth/710513"/><draw:equation draw:name="connsiteY3" draw:formula="268411*logheight/745803"/><draw:equation draw:name="connsiteX4" draw:formula="394902*logwidth/710513"/><draw:equation draw:name="connsiteY4" draw:formula="0*logheight/745803"/><draw:equation draw:name="connsiteX5" draw:formula="620030*logwidth/710513"/><draw:equation draw:name="connsiteY5" draw:formula="185902*logheight/745803"/><draw:equation draw:name="connsiteX6" draw:formula="710513*logwidth/710513"/><draw:equation draw:name="connsiteY6" draw:formula="745803*logheight/745803"/><draw:equation draw:name="connsiteX0" draw:formula="710513*logwidth/710513"/><draw:equation draw:name="connsiteY0" draw:formula="745803*logheight/745803"/><draw:equation draw:name="connsiteX1" draw:formula="0*logwidth/710513"/><draw:equation draw:name="connsiteY1" draw:formula="590081*logheight/745803"/><draw:equation draw:name="connsiteX2" draw:formula="126484*logwidth/710513"/><draw:equation draw:name="connsiteY2" draw:formula="268411*logheight/745803"/><draw:equation draw:name="connsiteX3" draw:formula="394902*logwidth/710513"/><draw:equation draw:name="connsiteY3" draw:formula="0*logheight/745803"/><draw:equation draw:name="connsiteX4" draw:formula="620030*logwidth/710513"/><draw:equation draw:name="connsiteY4" draw:formula="185902*logheight/745803"/><draw:equation draw:name="connsiteX5" draw:formula="710513*logwidth/710513"/><draw:equation draw:name="connsiteY5" draw:formula="745803*logheight/745803"/><draw:equation draw:name="connsiteX0" draw:formula="710513*logwidth/710513"/><draw:equation draw:name="connsiteY0" draw:formula="745803*logheight/745803"/><draw:equation draw:name="connsiteX1" draw:formula="0*logwidth/710513"/><draw:equation draw:name="connsiteY1" draw:formula="590081*logheight/745803"/><draw:equation draw:name="connsiteX2" draw:formula="126484*logwidth/710513"/><draw:equation draw:name="connsiteY2" draw:formula="268411*logheight/745803"/><draw:equation draw:name="connsiteX3" draw:formula="394902*logwidth/710513"/><draw:equation draw:name="connsiteY3" draw:formula="0*logheight/745803"/><draw:equation draw:name="connsiteX4" draw:formula="620030*logwidth/710513"/><draw:equation draw:name="connsiteY4" draw:formula="185902*logheight/745803"/><draw:equation draw:name="connsiteX5" draw:formula="710513*logwidth/710513"/><draw:equation draw:name="connsiteY5" draw:formula="745803*logheight/745803"/><draw:equation draw:name="connsiteX0" draw:formula="684357*logwidth/684357"/><draw:equation draw:name="connsiteY0" draw:formula="745803*logheight/745803"/><draw:equation draw:name="connsiteX1" draw:formula="0*logwidth/684357"/><draw:equation draw:name="connsiteY1" draw:formula="605232*logheight/745803"/><draw:equation draw:name="connsiteX2" draw:formula="100328*logwidth/684357"/><draw:equation draw:name="connsiteY2" draw:formula="268411*logheight/745803"/><draw:equation draw:name="connsiteX3" draw:formula="368746*logwidth/684357"/><draw:equation draw:name="connsiteY3" draw:formula="0*logheight/745803"/><draw:equation draw:name="connsiteX4" draw:formula="593874*logwidth/684357"/><draw:equation draw:name="connsiteY4" draw:formula="185902*logheight/745803"/><draw:equation draw:name="connsiteX5" draw:formula="684357*logwidth/684357"/><draw:equation draw:name="connsiteY5" draw:formula="745803*logheight/745803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100328*logwidth/684357"/><draw:equation draw:name="connsiteY2" draw:formula="251193*logheight/728585"/><draw:equation draw:name="connsiteX3" draw:formula="389297*logwidth/684357"/><draw:equation draw:name="connsiteY3" draw:formula="0*logheight/728585"/><draw:equation draw:name="connsiteX4" draw:formula="593874*logwidth/684357"/><draw:equation draw:name="connsiteY4" draw:formula="168684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87250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93874*logwidth/684357"/><draw:equation draw:name="connsiteY4" draw:formula="168684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87250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26616*logwidth/684357"/><draw:equation draw:name="connsiteY4" draw:formula="208101*logheight/728585"/><draw:equation draw:name="connsiteX5" draw:formula="684357*logwidth/684357"/><draw:equation draw:name="connsiteY5" draw:formula="728585*logheight/728585"/><draw:equation draw:name="connsiteX0" draw:formula="684357*logwidth/684357"/><draw:equation draw:name="connsiteY0" draw:formula="728585*logheight/728585"/><draw:equation draw:name="connsiteX1" draw:formula="0*logwidth/684357"/><draw:equation draw:name="connsiteY1" draw:formula="588014*logheight/728585"/><draw:equation draw:name="connsiteX2" draw:formula="94723*logwidth/684357"/><draw:equation draw:name="connsiteY2" draw:formula="208101*logheight/728585"/><draw:equation draw:name="connsiteX3" draw:formula="389297*logwidth/684357"/><draw:equation draw:name="connsiteY3" draw:formula="0*logheight/728585"/><draw:equation draw:name="connsiteX4" draw:formula="526616*logwidth/684357"/><draw:equation draw:name="connsiteY4" draw:formula="208101*logheight/728585"/><draw:equation draw:name="connsiteX5" draw:formula="684357*logwidth/684357"/><draw:equation draw:name="connsiteY5" draw:formula="728585*logheight/728585"/><draw:equation draw:name="connsiteX0" draw:formula="669411*logwidth/669411"/><draw:equation draw:name="connsiteY0" draw:formula="728585*logheight/728585"/><draw:equation draw:name="connsiteX1" draw:formula="0*logwidth/669411"/><draw:equation draw:name="connsiteY1" draw:formula="576962*logheight/728585"/><draw:equation draw:name="connsiteX2" draw:formula="79777*logwidth/669411"/><draw:equation draw:name="connsiteY2" draw:formula="208101*logheight/728585"/><draw:equation draw:name="connsiteX3" draw:formula="374351*logwidth/669411"/><draw:equation draw:name="connsiteY3" draw:formula="0*logheight/728585"/><draw:equation draw:name="connsiteX4" draw:formula="511670*logwidth/669411"/><draw:equation draw:name="connsiteY4" draw:formula="208101*logheight/728585"/><draw:equation draw:name="connsiteX5" draw:formula="669411*logwidth/669411"/><draw:equation draw:name="connsiteY5" draw:formula="728585*logheight/728585"/><draw:equation draw:name="connsiteX0" draw:formula="669411*logwidth/669411"/><draw:equation draw:name="connsiteY0" draw:formula="728585*logheight/728585"/><draw:equation draw:name="connsiteX1" draw:formula="0*logwidth/669411"/><draw:equation draw:name="connsiteY1" draw:formula="576962*logheight/728585"/><draw:equation draw:name="connsiteX2" draw:formula="79777*logwidth/669411"/><draw:equation draw:name="connsiteY2" draw:formula="208101*logheight/728585"/><draw:equation draw:name="connsiteX3" draw:formula="374351*logwidth/669411"/><draw:equation draw:name="connsiteY3" draw:formula="0*logheight/728585"/><draw:equation draw:name="connsiteX4" draw:formula="573329*logwidth/669411"/><draw:equation draw:name="connsiteY4" draw:formula="161782*logheight/728585"/><draw:equation draw:name="connsiteX5" draw:formula="669411*logwidth/669411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218043*logwidth/807677"/><draw:equation draw:name="connsiteY2" draw:formula="208101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77501*logwidth/807677"/><draw:equation draw:name="connsiteY2" draw:formula="243797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77501*logwidth/807677"/><draw:equation draw:name="connsiteY2" draw:formula="226806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807677*logwidth/807677"/><draw:equation draw:name="connsiteY0" draw:formula="728585*logheight/728585"/><draw:equation draw:name="connsiteX1" draw:formula="0*logwidth/807677"/><draw:equation draw:name="connsiteY1" draw:formula="576962*logheight/728585"/><draw:equation draw:name="connsiteX2" draw:formula="186843*logwidth/807677"/><draw:equation draw:name="connsiteY2" draw:formula="226806*logheight/728585"/><draw:equation draw:name="connsiteX3" draw:formula="512617*logwidth/807677"/><draw:equation draw:name="connsiteY3" draw:formula="0*logheight/728585"/><draw:equation draw:name="connsiteX4" draw:formula="711595*logwidth/807677"/><draw:equation draw:name="connsiteY4" draw:formula="161782*logheight/728585"/><draw:equation draw:name="connsiteX5" draw:formula="807677*logwidth/807677"/><draw:equation draw:name="connsiteY5" draw:formula="728585*logheight/728585"/><draw:equation draw:name="connsiteX0" draw:formula="630176*logwidth/630176"/><draw:equation draw:name="connsiteY0" draw:formula="728585*logheight/728585"/><draw:equation draw:name="connsiteX1" draw:formula="0*logwidth/630176"/><draw:equation draw:name="connsiteY1" draw:formula="428824*logheight/728585"/><draw:equation draw:name="connsiteX2" draw:formula="9342*logwidth/630176"/><draw:equation draw:name="connsiteY2" draw:formula="226806*logheight/728585"/><draw:equation draw:name="connsiteX3" draw:formula="335116*logwidth/630176"/><draw:equation draw:name="connsiteY3" draw:formula="0*logheight/728585"/><draw:equation draw:name="connsiteX4" draw:formula="534094*logwidth/630176"/><draw:equation draw:name="connsiteY4" draw:formula="161782*logheight/728585"/><draw:equation draw:name="connsiteX5" draw:formula="630176*logwidth/630176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192451*logwidth/813285"/><draw:equation draw:name="connsiteY2" draw:formula="226806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363772*logwidth/813285"/><draw:equation draw:name="connsiteY2" draw:formula="108715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28585*logheight/728585"/><draw:equation draw:name="connsiteX1" draw:formula="0*logwidth/813285"/><draw:equation draw:name="connsiteY1" draw:formula="592447*logheight/728585"/><draw:equation draw:name="connsiteX2" draw:formula="195611*logwidth/813285"/><draw:equation draw:name="connsiteY2" draw:formula="108715*logheight/728585"/><draw:equation draw:name="connsiteX3" draw:formula="518225*logwidth/813285"/><draw:equation draw:name="connsiteY3" draw:formula="0*logheight/728585"/><draw:equation draw:name="connsiteX4" draw:formula="717203*logwidth/813285"/><draw:equation draw:name="connsiteY4" draw:formula="161782*logheight/728585"/><draw:equation draw:name="connsiteX5" draw:formula="813285*logwidth/813285"/><draw:equation draw:name="connsiteY5" draw:formula="728585*logheight/728585"/><draw:equation draw:name="connsiteX0" draw:formula="813285*logwidth/813285"/><draw:equation draw:name="connsiteY0" draw:formula="737512*logheight/737512"/><draw:equation draw:name="connsiteX1" draw:formula="0*logwidth/813285"/><draw:equation draw:name="connsiteY1" draw:formula="592447*logheight/737512"/><draw:equation draw:name="connsiteX2" draw:formula="195611*logwidth/813285"/><draw:equation draw:name="connsiteY2" draw:formula="108715*logheight/737512"/><draw:equation draw:name="connsiteX3" draw:formula="518225*logwidth/813285"/><draw:equation draw:name="connsiteY3" draw:formula="0*logheight/737512"/><draw:equation draw:name="connsiteX4" draw:formula="717203*logwidth/813285"/><draw:equation draw:name="connsiteY4" draw:formula="161782*logheight/737512"/><draw:equation draw:name="connsiteX5" draw:formula="813285*logwidth/813285"/><draw:equation draw:name="connsiteY5" draw:formula="737512*logheight/737512"/><draw:equation draw:name="connsiteX0" draw:formula="813285*logwidth/813285"/><draw:equation draw:name="connsiteY0" draw:formula="711674*logheight/711674"/><draw:equation draw:name="connsiteX1" draw:formula="0*logwidth/813285"/><draw:equation draw:name="connsiteY1" draw:formula="592447*logheight/711674"/><draw:equation draw:name="connsiteX2" draw:formula="195611*logwidth/813285"/><draw:equation draw:name="connsiteY2" draw:formula="108715*logheight/711674"/><draw:equation draw:name="connsiteX3" draw:formula="518225*logwidth/813285"/><draw:equation draw:name="connsiteY3" draw:formula="0*logheight/711674"/><draw:equation draw:name="connsiteX4" draw:formula="717203*logwidth/813285"/><draw:equation draw:name="connsiteY4" draw:formula="161782*logheight/711674"/><draw:equation draw:name="connsiteX5" draw:formula="813285*logwidth/813285"/><draw:equation draw:name="connsiteY5" draw:formula="711674*logheight/711674"/><draw:equation draw:name="connsiteX0" draw:formula="813285*logwidth/813285"/><draw:equation draw:name="connsiteY0" draw:formula="675938*logheight/675938"/><draw:equation draw:name="connsiteX1" draw:formula="0*logwidth/813285"/><draw:equation draw:name="connsiteY1" draw:formula="592447*logheight/675938"/><draw:equation draw:name="connsiteX2" draw:formula="195611*logwidth/813285"/><draw:equation draw:name="connsiteY2" draw:formula="108715*logheight/675938"/><draw:equation draw:name="connsiteX3" draw:formula="518225*logwidth/813285"/><draw:equation draw:name="connsiteY3" draw:formula="0*logheight/675938"/><draw:equation draw:name="connsiteX4" draw:formula="717203*logwidth/813285"/><draw:equation draw:name="connsiteY4" draw:formula="161782*logheight/675938"/><draw:equation draw:name="connsiteX5" draw:formula="813285*logwidth/813285"/><draw:equation draw:name="connsiteY5" draw:formula="675938*logheight/675938"/><draw:equation draw:name="connsiteX0" draw:formula="744152*logwidth/744152"/><draw:equation draw:name="connsiteY0" draw:formula="566626*logheight/592447"/><draw:equation draw:name="connsiteX1" draw:formula="0*logwidth/744152"/><draw:equation draw:name="connsiteY1" draw:formula="592447*logheight/592447"/><draw:equation draw:name="connsiteX2" draw:formula="195611*logwidth/744152"/><draw:equation draw:name="connsiteY2" draw:formula="108715*logheight/592447"/><draw:equation draw:name="connsiteX3" draw:formula="518225*logwidth/744152"/><draw:equation draw:name="connsiteY3" draw:formula="0*logheight/592447"/><draw:equation draw:name="connsiteX4" draw:formula="717203*logwidth/744152"/><draw:equation draw:name="connsiteY4" draw:formula="161782*logheight/592447"/><draw:equation draw:name="connsiteX5" draw:formula="744152*logwidth/744152"/><draw:equation draw:name="connsiteY5" draw:formula="566626*logheight/592447"/><draw:equation draw:name="connsiteX0" draw:formula="548541*logwidth/548541"/><draw:equation draw:name="connsiteY0" draw:formula="566626*logheight/566626"/><draw:equation draw:name="connsiteX1" draw:formula="234135*logwidth/548541"/><draw:equation draw:name="connsiteY1" draw:formula="530738*logheight/566626"/><draw:equation draw:name="connsiteX2" draw:formula="0*logwidth/548541"/><draw:equation draw:name="connsiteY2" draw:formula="108715*logheight/566626"/><draw:equation draw:name="connsiteX3" draw:formula="322614*logwidth/548541"/><draw:equation draw:name="connsiteY3" draw:formula="0*logheight/566626"/><draw:equation draw:name="connsiteX4" draw:formula="521592*logwidth/548541"/><draw:equation draw:name="connsiteY4" draw:formula="161782*logheight/566626"/><draw:equation draw:name="connsiteX5" draw:formula="548541*logwidth/548541"/><draw:equation draw:name="connsiteY5" draw:formula="566626*logheight/566626"/><draw:equation draw:name="connsiteX0" draw:formula="548541*logwidth/548541"/><draw:equation draw:name="connsiteY0" draw:formula="566626*logheight/630814"/><draw:equation draw:name="connsiteX1" draw:formula="75307*logwidth/548541"/><draw:equation draw:name="connsiteY1" draw:formula="630814*logheight/630814"/><draw:equation draw:name="connsiteX2" draw:formula="0*logwidth/548541"/><draw:equation draw:name="connsiteY2" draw:formula="108715*logheight/630814"/><draw:equation draw:name="connsiteX3" draw:formula="322614*logwidth/548541"/><draw:equation draw:name="connsiteY3" draw:formula="0*logheight/630814"/><draw:equation draw:name="connsiteX4" draw:formula="521592*logwidth/548541"/><draw:equation draw:name="connsiteY4" draw:formula="161782*logheight/630814"/><draw:equation draw:name="connsiteX5" draw:formula="548541*logwidth/548541"/><draw:equation draw:name="connsiteY5" draw:formula="566626*logheight/630814"/><draw:equation draw:name="connsiteX0" draw:formula="570394*logwidth/570394"/><draw:equation draw:name="connsiteY0" draw:formula="566626*logheight/592820"/><draw:equation draw:name="connsiteX1" draw:formula="0*logwidth/570394"/><draw:equation draw:name="connsiteY1" draw:formula="592820*logheight/592820"/><draw:equation draw:name="connsiteX2" draw:formula="21853*logwidth/570394"/><draw:equation draw:name="connsiteY2" draw:formula="108715*logheight/592820"/><draw:equation draw:name="connsiteX3" draw:formula="344467*logwidth/570394"/><draw:equation draw:name="connsiteY3" draw:formula="0*logheight/592820"/><draw:equation draw:name="connsiteX4" draw:formula="543445*logwidth/570394"/><draw:equation draw:name="connsiteY4" draw:formula="161782*logheight/592820"/><draw:equation draw:name="connsiteX5" draw:formula="570394*logwidth/570394"/><draw:equation draw:name="connsiteY5" draw:formula="566626*logheight/592820"/><draw:equation draw:name="connsiteX0" draw:formula="589079*logwidth/589079"/><draw:equation draw:name="connsiteY0" draw:formula="727462*logheight/727462"/><draw:equation draw:name="connsiteX1" draw:formula="0*logwidth/589079"/><draw:equation draw:name="connsiteY1" draw:formula="592820*logheight/727462"/><draw:equation draw:name="connsiteX2" draw:formula="21853*logwidth/589079"/><draw:equation draw:name="connsiteY2" draw:formula="108715*logheight/727462"/><draw:equation draw:name="connsiteX3" draw:formula="344467*logwidth/589079"/><draw:equation draw:name="connsiteY3" draw:formula="0*logheight/727462"/><draw:equation draw:name="connsiteX4" draw:formula="543445*logwidth/589079"/><draw:equation draw:name="connsiteY4" draw:formula="161782*logheight/727462"/><draw:equation draw:name="connsiteX5" draw:formula="589079*logwidth/589079"/><draw:equation draw:name="connsiteY5" draw:formula="727462*logheight/727462"/><draw:equation draw:name="connsiteX0" draw:formula="577868*logwidth/577868"/><draw:equation draw:name="connsiteY0" draw:formula="727462*logheight/727462"/><draw:equation draw:name="connsiteX1" draw:formula="0*logwidth/577868"/><draw:equation draw:name="connsiteY1" draw:formula="592820*logheight/727462"/><draw:equation draw:name="connsiteX2" draw:formula="21853*logwidth/577868"/><draw:equation draw:name="connsiteY2" draw:formula="108715*logheight/727462"/><draw:equation draw:name="connsiteX3" draw:formula="344467*logwidth/577868"/><draw:equation draw:name="connsiteY3" draw:formula="0*logheight/727462"/><draw:equation draw:name="connsiteX4" draw:formula="543445*logwidth/577868"/><draw:equation draw:name="connsiteY4" draw:formula="161782*logheight/727462"/><draw:equation draw:name="connsiteX5" draw:formula="577868*logwidth/577868"/><draw:equation draw:name="connsiteY5" draw:formula="727462*logheight/727462"/><draw:equation draw:name="connsiteX0" draw:formula="577868*logwidth/577868"/><draw:equation draw:name="connsiteY0" draw:formula="827552*logheight/827552"/><draw:equation draw:name="connsiteX1" draw:formula="0*logwidth/577868"/><draw:equation draw:name="connsiteY1" draw:formula="692910*logheight/827552"/><draw:equation draw:name="connsiteX2" draw:formula="21853*logwidth/577868"/><draw:equation draw:name="connsiteY2" draw:formula="208805*logheight/827552"/><draw:equation draw:name="connsiteX3" draw:formula="222860*logwidth/577868"/><draw:equation draw:name="connsiteY3" draw:formula="0*logheight/827552"/><draw:equation draw:name="connsiteX4" draw:formula="543445*logwidth/577868"/><draw:equation draw:name="connsiteY4" draw:formula="261872*logheight/827552"/><draw:equation draw:name="connsiteX5" draw:formula="577868*logwidth/577868"/><draw:equation draw:name="connsiteY5" draw:formula="827552*logheight/827552"/><draw:equation draw:name="connsiteX0" draw:formula="716134*logwidth/716134"/><draw:equation draw:name="connsiteY0" draw:formula="827552*logheight/827552"/><draw:equation draw:name="connsiteX1" draw:formula="0*logwidth/716134"/><draw:equation draw:name="connsiteY1" draw:formula="666718*logheight/827552"/><draw:equation draw:name="connsiteX2" draw:formula="160119*logwidth/716134"/><draw:equation draw:name="connsiteY2" draw:formula="208805*logheight/827552"/><draw:equation draw:name="connsiteX3" draw:formula="361126*logwidth/716134"/><draw:equation draw:name="connsiteY3" draw:formula="0*logheight/827552"/><draw:equation draw:name="connsiteX4" draw:formula="681711*logwidth/716134"/><draw:equation draw:name="connsiteY4" draw:formula="261872*logheight/827552"/><draw:equation draw:name="connsiteX5" draw:formula="716134*logwidth/716134"/><draw:equation draw:name="connsiteY5" draw:formula="827552*logheight/827552"/><draw:equation draw:name="connsiteX0" draw:formula="716134*logwidth/716134"/><draw:equation draw:name="connsiteY0" draw:formula="727088*logheight/727088"/><draw:equation draw:name="connsiteX1" draw:formula="0*logwidth/716134"/><draw:equation draw:name="connsiteY1" draw:formula="566254*logheight/727088"/><draw:equation draw:name="connsiteX2" draw:formula="160119*logwidth/716134"/><draw:equation draw:name="connsiteY2" draw:formula="108341*logheight/727088"/><draw:equation draw:name="connsiteX3" draw:formula="486937*logwidth/716134"/><draw:equation draw:name="connsiteY3" draw:formula="0*logheight/727088"/><draw:equation draw:name="connsiteX4" draw:formula="681711*logwidth/716134"/><draw:equation draw:name="connsiteY4" draw:formula="161408*logheight/727088"/><draw:equation draw:name="connsiteX5" draw:formula="716134*logwidth/716134"/><draw:equation draw:name="connsiteY5" draw:formula="727088*logheight/727088"/><draw:equation draw:name="connsiteX0" draw:formula="716134*logwidth/716134"/><draw:equation draw:name="connsiteY0" draw:formula="825391*logheight/825391"/><draw:equation draw:name="connsiteX1" draw:formula="0*logwidth/716134"/><draw:equation draw:name="connsiteY1" draw:formula="664557*logheight/825391"/><draw:equation draw:name="connsiteX2" draw:formula="160119*logwidth/716134"/><draw:equation draw:name="connsiteY2" draw:formula="206644*logheight/825391"/><draw:equation draw:name="connsiteX3" draw:formula="361126*logwidth/716134"/><draw:equation draw:name="connsiteY3" draw:formula="0*logheight/825391"/><draw:equation draw:name="connsiteX4" draw:formula="681711*logwidth/716134"/><draw:equation draw:name="connsiteY4" draw:formula="259711*logheight/825391"/><draw:equation draw:name="connsiteX5" draw:formula="716134*logwidth/716134"/><draw:equation draw:name="connsiteY5" draw:formula="825391*logheight/825391"/><draw:equation draw:name="connsiteX0" draw:formula="777168*logwidth/777168"/><draw:equation draw:name="connsiteY0" draw:formula="825391*logheight/825391"/><draw:equation draw:name="connsiteX1" draw:formula="0*logwidth/777168"/><draw:equation draw:name="connsiteY1" draw:formula="664557*logheight/825391"/><draw:equation draw:name="connsiteX2" draw:formula="160119*logwidth/777168"/><draw:equation draw:name="connsiteY2" draw:formula="206644*logheight/825391"/><draw:equation draw:name="connsiteX3" draw:formula="361126*logwidth/777168"/><draw:equation draw:name="connsiteY3" draw:formula="0*logheight/825391"/><draw:equation draw:name="connsiteX4" draw:formula="681711*logwidth/777168"/><draw:equation draw:name="connsiteY4" draw:formula="259711*logheight/825391"/><draw:equation draw:name="connsiteX5" draw:formula="777168*logwidth/777168"/><draw:equation draw:name="connsiteY5" draw:formula="825391*logheight/825391"/></draw:enhanced-geometry></draw:custom-shape><draw:custom-shape draw:style-name="gr69" svg:width="1.458cm" svg:height="1.229cm" svg:x="17.1cm" svg:y="-1.252cm"><draw:enhanced-geometry svg:viewBox="0 0 511407 444642" draw:type="ooxml-non-primitive" drawooo:sub-view-size="511407 444642" draw:text-areas="l t r b" draw:enhanced-path="M 0 242420 L 149830 346220 511407 444642 C 511026 296428 510646 148214 510265 0 L 92925 2053 0 242420 Z N "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695325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756468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480014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756468*logwidth/981075"/><draw:equation draw:name="connsiteY5" draw:formula="0*logheight/704850"/><draw:equation draw:name="connsiteX6" draw:formula="480014*logwidth/981075"/><draw:equation draw:name="connsiteY6" draw:formula="0*logheight/704850"/><draw:equation draw:name="connsiteX0" draw:formula="480014*logwidth/922084"/><draw:equation draw:name="connsiteY0" draw:formula="0*logheight/704850"/><draw:equation draw:name="connsiteX1" draw:formula="0*logwidth/922084"/><draw:equation draw:name="connsiteY1" draw:formula="304800*logheight/704850"/><draw:equation draw:name="connsiteX2" draw:formula="219075*logwidth/922084"/><draw:equation draw:name="connsiteY2" draw:formula="685800*logheight/704850"/><draw:equation draw:name="connsiteX3" draw:formula="695325*logwidth/922084"/><draw:equation draw:name="connsiteY3" draw:formula="704850*logheight/704850"/><draw:equation draw:name="connsiteX4" draw:formula="922084*logwidth/922084"/><draw:equation draw:name="connsiteY4" draw:formula="354262*logheight/704850"/><draw:equation draw:name="connsiteX5" draw:formula="756468*logwidth/922084"/><draw:equation draw:name="connsiteY5" draw:formula="0*logheight/704850"/><draw:equation draw:name="connsiteX6" draw:formula="480014*logwidth/922084"/><draw:equation draw:name="connsiteY6" draw:formula="0*logheight/704850"/><draw:equation draw:name="connsiteX0" draw:formula="260939*logwidth/703009"/><draw:equation draw:name="connsiteY0" draw:formula="0*logheight/704850"/><draw:equation draw:name="connsiteX1" draw:formula="184482*logwidth/703009"/><draw:equation draw:name="connsiteY1" draw:formula="299089*logheight/704850"/><draw:equation draw:name="connsiteX2" draw:formula="0*logwidth/703009"/><draw:equation draw:name="connsiteY2" draw:formula="685800*logheight/704850"/><draw:equation draw:name="connsiteX3" draw:formula="476250*logwidth/703009"/><draw:equation draw:name="connsiteY3" draw:formula="704850*logheight/704850"/><draw:equation draw:name="connsiteX4" draw:formula="703009*logwidth/703009"/><draw:equation draw:name="connsiteY4" draw:formula="354262*logheight/704850"/><draw:equation draw:name="connsiteX5" draw:formula="537393*logwidth/703009"/><draw:equation draw:name="connsiteY5" draw:formula="0*logheight/704850"/><draw:equation draw:name="connsiteX6" draw:formula="260939*logwidth/703009"/><draw:equation draw:name="connsiteY6" draw:formula="0*logheight/704850"/><draw:equation draw:name="connsiteX0" draw:formula="284299*logwidth/703009"/><draw:equation draw:name="connsiteY0" draw:formula="77*logheight/704850"/><draw:equation draw:name="connsiteX1" draw:formula="184482*logwidth/703009"/><draw:equation draw:name="connsiteY1" draw:formula="299089*logheight/704850"/><draw:equation draw:name="connsiteX2" draw:formula="0*logwidth/703009"/><draw:equation draw:name="connsiteY2" draw:formula="685800*logheight/704850"/><draw:equation draw:name="connsiteX3" draw:formula="476250*logwidth/703009"/><draw:equation draw:name="connsiteY3" draw:formula="704850*logheight/704850"/><draw:equation draw:name="connsiteX4" draw:formula="703009*logwidth/703009"/><draw:equation draw:name="connsiteY4" draw:formula="354262*logheight/704850"/><draw:equation draw:name="connsiteX5" draw:formula="537393*logwidth/703009"/><draw:equation draw:name="connsiteY5" draw:formula="0*logheight/704850"/><draw:equation draw:name="connsiteX6" draw:formula="284299*logwidth/703009"/><draw:equation draw:name="connsiteY6" draw:formula="77*logheight/704850"/><draw:equation draw:name="connsiteX0" draw:formula="99817*logwidth/518527"/><draw:equation draw:name="connsiteY0" draw:formula="77*logheight/704850"/><draw:equation draw:name="connsiteX1" draw:formula="0*logwidth/518527"/><draw:equation draw:name="connsiteY1" draw:formula="299089*logheight/704850"/><draw:equation draw:name="connsiteX2" draw:formula="79206*logwidth/518527"/><draw:equation draw:name="connsiteY2" draw:formula="329470*logheight/704850"/><draw:equation draw:name="connsiteX3" draw:formula="291768*logwidth/518527"/><draw:equation draw:name="connsiteY3" draw:formula="704850*logheight/704850"/><draw:equation draw:name="connsiteX4" draw:formula="518527*logwidth/518527"/><draw:equation draw:name="connsiteY4" draw:formula="354262*logheight/704850"/><draw:equation draw:name="connsiteX5" draw:formula="352911*logwidth/518527"/><draw:equation draw:name="connsiteY5" draw:formula="0*logheight/704850"/><draw:equation draw:name="connsiteX6" draw:formula="99817*logwidth/518527"/><draw:equation draw:name="connsiteY6" draw:formula="77*logheight/704850"/><draw:equation draw:name="connsiteX0" draw:formula="357673*logwidth/776383"/><draw:equation draw:name="connsiteY0" draw:formula="77*logheight/704850"/><draw:equation draw:name="connsiteX1" draw:formula="257856*logwidth/776383"/><draw:equation draw:name="connsiteY1" draw:formula="299089*logheight/704850"/><draw:equation draw:name="connsiteX2" draw:formula="0*logwidth/776383"/><draw:equation draw:name="connsiteY2" draw:formula="634095*logheight/704850"/><draw:equation draw:name="connsiteX3" draw:formula="549624*logwidth/776383"/><draw:equation draw:name="connsiteY3" draw:formula="704850*logheight/704850"/><draw:equation draw:name="connsiteX4" draw:formula="776383*logwidth/776383"/><draw:equation draw:name="connsiteY4" draw:formula="354262*logheight/704850"/><draw:equation draw:name="connsiteX5" draw:formula="610767*logwidth/776383"/><draw:equation draw:name="connsiteY5" draw:formula="0*logheight/704850"/><draw:equation draw:name="connsiteX6" draw:formula="357673*logwidth/776383"/><draw:equation draw:name="connsiteY6" draw:formula="77*logheight/704850"/><draw:equation draw:name="connsiteX0" draw:formula="0*logwidth/858462"/><draw:equation draw:name="connsiteY0" draw:formula="77*logheight/704850"/><draw:equation draw:name="connsiteX1" draw:formula="339935*logwidth/858462"/><draw:equation draw:name="connsiteY1" draw:formula="299089*logheight/704850"/><draw:equation draw:name="connsiteX2" draw:formula="82079*logwidth/858462"/><draw:equation draw:name="connsiteY2" draw:formula="634095*logheight/704850"/><draw:equation draw:name="connsiteX3" draw:formula="631703*logwidth/858462"/><draw:equation draw:name="connsiteY3" draw:formula="704850*logheight/704850"/><draw:equation draw:name="connsiteX4" draw:formula="858462*logwidth/858462"/><draw:equation draw:name="connsiteY4" draw:formula="354262*logheight/704850"/><draw:equation draw:name="connsiteX5" draw:formula="692846*logwidth/858462"/><draw:equation draw:name="connsiteY5" draw:formula="0*logheight/704850"/><draw:equation draw:name="connsiteX6" draw:formula="0*logwidth/858462"/><draw:equation draw:name="connsiteY6" draw:formula="77*logheight/704850"/><draw:equation draw:name="connsiteX0" draw:formula="26935*logwidth/885397"/><draw:equation draw:name="connsiteY0" draw:formula="77*logheight/704850"/><draw:equation draw:name="connsiteX1" draw:formula="0*logwidth/885397"/><draw:equation draw:name="connsiteY1" draw:formula="370077*logheight/704850"/><draw:equation draw:name="connsiteX2" draw:formula="109014*logwidth/885397"/><draw:equation draw:name="connsiteY2" draw:formula="634095*logheight/704850"/><draw:equation draw:name="connsiteX3" draw:formula="658638*logwidth/885397"/><draw:equation draw:name="connsiteY3" draw:formula="704850*logheight/704850"/><draw:equation draw:name="connsiteX4" draw:formula="885397*logwidth/885397"/><draw:equation draw:name="connsiteY4" draw:formula="354262*logheight/704850"/><draw:equation draw:name="connsiteX5" draw:formula="719781*logwidth/885397"/><draw:equation draw:name="connsiteY5" draw:formula="0*logheight/704850"/><draw:equation draw:name="connsiteX6" draw:formula="26935*logwidth/885397"/><draw:equation draw:name="connsiteY6" draw:formula="77*logheight/704850"/><draw:equation draw:name="connsiteX0" draw:formula="26935*logwidth/885397"/><draw:equation draw:name="connsiteY0" draw:formula="77*logheight/704850"/><draw:equation draw:name="connsiteX1" draw:formula="0*logwidth/885397"/><draw:equation draw:name="connsiteY1" draw:formula="370077*logheight/704850"/><draw:equation draw:name="connsiteX2" draw:formula="146825*logwidth/885397"/><draw:equation draw:name="connsiteY2" draw:formula="704850*logheight/704850"/><draw:equation draw:name="connsiteX3" draw:formula="658638*logwidth/885397"/><draw:equation draw:name="connsiteY3" draw:formula="704850*logheight/704850"/><draw:equation draw:name="connsiteX4" draw:formula="885397*logwidth/885397"/><draw:equation draw:name="connsiteY4" draw:formula="354262*logheight/704850"/><draw:equation draw:name="connsiteX5" draw:formula="719781*logwidth/885397"/><draw:equation draw:name="connsiteY5" draw:formula="0*logheight/704850"/><draw:equation draw:name="connsiteX6" draw:formula="26935*logwidth/885397"/><draw:equation draw:name="connsiteY6" draw:formula="77*logheight/704850"/><draw:equation draw:name="connsiteX0" draw:formula="26935*logwidth/885397"/><draw:equation draw:name="connsiteY0" draw:formula="77*logheight/920022"/><draw:equation draw:name="connsiteX1" draw:formula="0*logwidth/885397"/><draw:equation draw:name="connsiteY1" draw:formula="370077*logheight/920022"/><draw:equation draw:name="connsiteX2" draw:formula="146825*logwidth/885397"/><draw:equation draw:name="connsiteY2" draw:formula="704850*logheight/920022"/><draw:equation draw:name="connsiteX3" draw:formula="515411*logwidth/885397"/><draw:equation draw:name="connsiteY3" draw:formula="920022*logheight/920022"/><draw:equation draw:name="connsiteX4" draw:formula="885397*logwidth/885397"/><draw:equation draw:name="connsiteY4" draw:formula="354262*logheight/920022"/><draw:equation draw:name="connsiteX5" draw:formula="719781*logwidth/885397"/><draw:equation draw:name="connsiteY5" draw:formula="0*logheight/920022"/><draw:equation draw:name="connsiteX6" draw:formula="26935*logwidth/885397"/><draw:equation draw:name="connsiteY6" draw:formula="77*logheight/920022"/><draw:equation draw:name="connsiteX0" draw:formula="26935*logwidth/756411"/><draw:equation draw:name="connsiteY0" draw:formula="77*logheight/920022"/><draw:equation draw:name="connsiteX1" draw:formula="0*logwidth/756411"/><draw:equation draw:name="connsiteY1" draw:formula="370077*logheight/920022"/><draw:equation draw:name="connsiteX2" draw:formula="146825*logwidth/756411"/><draw:equation draw:name="connsiteY2" draw:formula="704850*logheight/920022"/><draw:equation draw:name="connsiteX3" draw:formula="515411*logwidth/756411"/><draw:equation draw:name="connsiteY3" draw:formula="920022*logheight/920022"/><draw:equation draw:name="connsiteX4" draw:formula="756411*logwidth/756411"/><draw:equation draw:name="connsiteY4" draw:formula="604438*logheight/920022"/><draw:equation draw:name="connsiteX5" draw:formula="719781*logwidth/756411"/><draw:equation draw:name="connsiteY5" draw:formula="0*logheight/920022"/><draw:equation draw:name="connsiteX6" draw:formula="26935*logwidth/756411"/><draw:equation draw:name="connsiteY6" draw:formula="77*logheight/920022"/><draw:equation draw:name="connsiteX0" draw:formula="26935*logwidth/756411"/><draw:equation draw:name="connsiteY0" draw:formula="0*logheight/919945"/><draw:equation draw:name="connsiteX1" draw:formula="0*logwidth/756411"/><draw:equation draw:name="connsiteY1" draw:formula="370000*logheight/919945"/><draw:equation draw:name="connsiteX2" draw:formula="146825*logwidth/756411"/><draw:equation draw:name="connsiteY2" draw:formula="704773*logheight/919945"/><draw:equation draw:name="connsiteX3" draw:formula="515411*logwidth/756411"/><draw:equation draw:name="connsiteY3" draw:formula="919945*logheight/919945"/><draw:equation draw:name="connsiteX4" draw:formula="756411*logwidth/756411"/><draw:equation draw:name="connsiteY4" draw:formula="604361*logheight/919945"/><draw:equation draw:name="connsiteX5" draw:formula="282387*logwidth/756411"/><draw:equation draw:name="connsiteY5" draw:formula="460312*logheight/919945"/><draw:equation draw:name="connsiteX6" draw:formula="26935*logwidth/756411"/><draw:equation draw:name="connsiteY6" draw:formula="0*logheight/919945"/><draw:equation draw:name="connsiteX0" draw:formula="26935*logwidth/756411"/><draw:equation draw:name="connsiteY0" draw:formula="0*logheight/919945"/><draw:equation draw:name="connsiteX1" draw:formula="0*logwidth/756411"/><draw:equation draw:name="connsiteY1" draw:formula="370000*logheight/919945"/><draw:equation draw:name="connsiteX2" draw:formula="227083*logwidth/756411"/><draw:equation draw:name="connsiteY2" draw:formula="828670*logheight/919945"/><draw:equation draw:name="connsiteX3" draw:formula="515411*logwidth/756411"/><draw:equation draw:name="connsiteY3" draw:formula="919945*logheight/919945"/><draw:equation draw:name="connsiteX4" draw:formula="756411*logwidth/756411"/><draw:equation draw:name="connsiteY4" draw:formula="604361*logheight/919945"/><draw:equation draw:name="connsiteX5" draw:formula="282387*logwidth/756411"/><draw:equation draw:name="connsiteY5" draw:formula="460312*logheight/919945"/><draw:equation draw:name="connsiteX6" draw:formula="26935*logwidth/756411"/><draw:equation draw:name="connsiteY6" draw:formula="0*logheight/919945"/><draw:equation draw:name="connsiteX0" draw:formula="0*logwidth/729476"/><draw:equation draw:name="connsiteY0" draw:formula="0*logheight/919945"/><draw:equation draw:name="connsiteX1" draw:formula="21794*logwidth/729476"/><draw:equation draw:name="connsiteY1" draw:formula="739306*logheight/919945"/><draw:equation draw:name="connsiteX2" draw:formula="200148*logwidth/729476"/><draw:equation draw:name="connsiteY2" draw:formula="828670*logheight/919945"/><draw:equation draw:name="connsiteX3" draw:formula="488476*logwidth/729476"/><draw:equation draw:name="connsiteY3" draw:formula="919945*logheight/919945"/><draw:equation draw:name="connsiteX4" draw:formula="729476*logwidth/729476"/><draw:equation draw:name="connsiteY4" draw:formula="604361*logheight/919945"/><draw:equation draw:name="connsiteX5" draw:formula="255452*logwidth/729476"/><draw:equation draw:name="connsiteY5" draw:formula="460312*logheight/919945"/><draw:equation draw:name="connsiteX6" draw:formula="0*logwidth/729476"/><draw:equation draw:name="connsiteY6" draw:formula="0*logheight/919945"/><draw:equation draw:name="connsiteX0" draw:formula="74357*logwidth/707682"/><draw:equation draw:name="connsiteY0" draw:formula="0*logheight/459633"/><draw:equation draw:name="connsiteX1" draw:formula="0*logwidth/707682"/><draw:equation draw:name="connsiteY1" draw:formula="278994*logheight/459633"/><draw:equation draw:name="connsiteX2" draw:formula="178354*logwidth/707682"/><draw:equation draw:name="connsiteY2" draw:formula="368358*logheight/459633"/><draw:equation draw:name="connsiteX3" draw:formula="466682*logwidth/707682"/><draw:equation draw:name="connsiteY3" draw:formula="459633*logheight/459633"/><draw:equation draw:name="connsiteX4" draw:formula="707682*logwidth/707682"/><draw:equation draw:name="connsiteY4" draw:formula="144049*logheight/459633"/><draw:equation draw:name="connsiteX5" draw:formula="233658*logwidth/707682"/><draw:equation draw:name="connsiteY5" draw:formula="0*logheight/459633"/><draw:equation draw:name="connsiteX6" draw:formula="74357*logwidth/707682"/><draw:equation draw:name="connsiteY6" draw:formula="0*logheight/459633"/><draw:equation draw:name="connsiteX0" draw:formula="74357*logwidth/707682"/><draw:equation draw:name="connsiteY0" draw:formula="460387*logheight/920020"/><draw:equation draw:name="connsiteX1" draw:formula="0*logwidth/707682"/><draw:equation draw:name="connsiteY1" draw:formula="739381*logheight/920020"/><draw:equation draw:name="connsiteX2" draw:formula="178354*logwidth/707682"/><draw:equation draw:name="connsiteY2" draw:formula="828745*logheight/920020"/><draw:equation draw:name="connsiteX3" draw:formula="466682*logwidth/707682"/><draw:equation draw:name="connsiteY3" draw:formula="920020*logheight/920020"/><draw:equation draw:name="connsiteX4" draw:formula="707682*logwidth/707682"/><draw:equation draw:name="connsiteY4" draw:formula="604436*logheight/920020"/><draw:equation draw:name="connsiteX5" draw:formula="416654*logwidth/707682"/><draw:equation draw:name="connsiteY5" draw:formula="0*logheight/920020"/><draw:equation draw:name="connsiteX6" draw:formula="74357*logwidth/707682"/><draw:equation draw:name="connsiteY6" draw:formula="460387*logheight/920020"/><draw:equation draw:name="connsiteX0" draw:formula="74357*logwidth/833994"/><draw:equation draw:name="connsiteY0" draw:formula="462440*logheight/922073"/><draw:equation draw:name="connsiteX1" draw:formula="0*logwidth/833994"/><draw:equation draw:name="connsiteY1" draw:formula="741434*logheight/922073"/><draw:equation draw:name="connsiteX2" draw:formula="178354*logwidth/833994"/><draw:equation draw:name="connsiteY2" draw:formula="830798*logheight/922073"/><draw:equation draw:name="connsiteX3" draw:formula="466682*logwidth/833994"/><draw:equation draw:name="connsiteY3" draw:formula="922073*logheight/922073"/><draw:equation draw:name="connsiteX4" draw:formula="833994*logwidth/833994"/><draw:equation draw:name="connsiteY4" draw:formula="0*logheight/922073"/><draw:equation draw:name="connsiteX5" draw:formula="416654*logwidth/833994"/><draw:equation draw:name="connsiteY5" draw:formula="2053*logheight/922073"/><draw:equation draw:name="connsiteX6" draw:formula="74357*logwidth/833994"/><draw:equation draw:name="connsiteY6" draw:formula="462440*logheight/922073"/><draw:equation draw:name="connsiteX0" draw:formula="74357*logwidth/833994"/><draw:equation draw:name="connsiteY0" draw:formula="462440*logheight/830798"/><draw:equation draw:name="connsiteX1" draw:formula="0*logwidth/833994"/><draw:equation draw:name="connsiteY1" draw:formula="741434*logheight/830798"/><draw:equation draw:name="connsiteX2" draw:formula="178354*logwidth/833994"/><draw:equation draw:name="connsiteY2" draw:formula="830798*logheight/830798"/><draw:equation draw:name="connsiteX3" draw:formula="833994*logwidth/833994"/><draw:equation draw:name="connsiteY3" draw:formula="193151*logheight/830798"/><draw:equation draw:name="connsiteX4" draw:formula="833994*logwidth/833994"/><draw:equation draw:name="connsiteY4" draw:formula="0*logheight/830798"/><draw:equation draw:name="connsiteX5" draw:formula="416654*logwidth/833994"/><draw:equation draw:name="connsiteY5" draw:formula="2053*logheight/830798"/><draw:equation draw:name="connsiteX6" draw:formula="74357*logwidth/833994"/><draw:equation draw:name="connsiteY6" draw:formula="462440*logheight/830798"/><draw:equation draw:name="connsiteX0" draw:formula="74357*logwidth/833994"/><draw:equation draw:name="connsiteY0" draw:formula="462440*logheight/741434"/><draw:equation draw:name="connsiteX1" draw:formula="0*logwidth/833994"/><draw:equation draw:name="connsiteY1" draw:formula="741434*logheight/741434"/><draw:equation draw:name="connsiteX2" draw:formula="691430*logwidth/833994"/><draw:equation draw:name="connsiteY2" draw:formula="193218*logheight/741434"/><draw:equation draw:name="connsiteX3" draw:formula="833994*logwidth/833994"/><draw:equation draw:name="connsiteY3" draw:formula="193151*logheight/741434"/><draw:equation draw:name="connsiteX4" draw:formula="833994*logwidth/833994"/><draw:equation draw:name="connsiteY4" draw:formula="0*logheight/741434"/><draw:equation draw:name="connsiteX5" draw:formula="416654*logwidth/833994"/><draw:equation draw:name="connsiteY5" draw:formula="2053*logheight/741434"/><draw:equation draw:name="connsiteX6" draw:formula="74357*logwidth/833994"/><draw:equation draw:name="connsiteY6" draw:formula="462440*logheight/741434"/><draw:equation draw:name="connsiteX0" draw:formula="0*logwidth/759637"/><draw:equation draw:name="connsiteY0" draw:formula="462440*logheight/462440"/><draw:equation draw:name="connsiteX1" draw:formula="407189*logwidth/759637"/><draw:equation draw:name="connsiteY1" draw:formula="346220*logheight/462440"/><draw:equation draw:name="connsiteX2" draw:formula="617073*logwidth/759637"/><draw:equation draw:name="connsiteY2" draw:formula="193218*logheight/462440"/><draw:equation draw:name="connsiteX3" draw:formula="759637*logwidth/759637"/><draw:equation draw:name="connsiteY3" draw:formula="193151*logheight/462440"/><draw:equation draw:name="connsiteX4" draw:formula="759637*logwidth/759637"/><draw:equation draw:name="connsiteY4" draw:formula="0*logheight/462440"/><draw:equation draw:name="connsiteX5" draw:formula="342297*logwidth/759637"/><draw:equation draw:name="connsiteY5" draw:formula="2053*logheight/462440"/><draw:equation draw:name="connsiteX6" draw:formula="0*logwidth/759637"/><draw:equation draw:name="connsiteY6" draw:formula="462440*logheight/462440"/><draw:equation draw:name="connsiteX0" draw:formula="0*logwidth/521730"/><draw:equation draw:name="connsiteY0" draw:formula="225265*logheight/346220"/><draw:equation draw:name="connsiteX1" draw:formula="169282*logwidth/521730"/><draw:equation draw:name="connsiteY1" draw:formula="346220*logheight/346220"/><draw:equation draw:name="connsiteX2" draw:formula="379166*logwidth/521730"/><draw:equation draw:name="connsiteY2" draw:formula="193218*logheight/346220"/><draw:equation draw:name="connsiteX3" draw:formula="521730*logwidth/521730"/><draw:equation draw:name="connsiteY3" draw:formula="193151*logheight/346220"/><draw:equation draw:name="connsiteX4" draw:formula="521730*logwidth/521730"/><draw:equation draw:name="connsiteY4" draw:formula="0*logheight/346220"/><draw:equation draw:name="connsiteX5" draw:formula="104390*logwidth/521730"/><draw:equation draw:name="connsiteY5" draw:formula="2053*logheight/346220"/><draw:equation draw:name="connsiteX6" draw:formula="0*logwidth/521730"/><draw:equation draw:name="connsiteY6" draw:formula="225265*logheight/346220"/><draw:equation draw:name="connsiteX0" draw:formula="0*logwidth/521730"/><draw:equation draw:name="connsiteY0" draw:formula="225264*logheight/346220"/><draw:equation draw:name="connsiteX1" draw:formula="169282*logwidth/521730"/><draw:equation draw:name="connsiteY1" draw:formula="346220*logheight/346220"/><draw:equation draw:name="connsiteX2" draw:formula="379166*logwidth/521730"/><draw:equation draw:name="connsiteY2" draw:formula="193218*logheight/346220"/><draw:equation draw:name="connsiteX3" draw:formula="521730*logwidth/521730"/><draw:equation draw:name="connsiteY3" draw:formula="193151*logheight/346220"/><draw:equation draw:name="connsiteX4" draw:formula="521730*logwidth/521730"/><draw:equation draw:name="connsiteY4" draw:formula="0*logheight/346220"/><draw:equation draw:name="connsiteX5" draw:formula="104390*logwidth/521730"/><draw:equation draw:name="connsiteY5" draw:formula="2053*logheight/346220"/><draw:equation draw:name="connsiteX6" draw:formula="0*logwidth/521730"/><draw:equation draw:name="connsiteY6" draw:formula="225264*logheight/346220"/><draw:equation draw:name="connsiteX0" draw:formula="0*logwidth/510265"/><draw:equation draw:name="connsiteY0" draw:formula="242420*logheight/346220"/><draw:equation draw:name="connsiteX1" draw:formula="157817*logwidth/510265"/><draw:equation draw:name="connsiteY1" draw:formula="346220*logheight/346220"/><draw:equation draw:name="connsiteX2" draw:formula="367701*logwidth/510265"/><draw:equation draw:name="connsiteY2" draw:formula="193218*logheight/346220"/><draw:equation draw:name="connsiteX3" draw:formula="510265*logwidth/510265"/><draw:equation draw:name="connsiteY3" draw:formula="193151*logheight/346220"/><draw:equation draw:name="connsiteX4" draw:formula="510265*logwidth/510265"/><draw:equation draw:name="connsiteY4" draw:formula="0*logheight/346220"/><draw:equation draw:name="connsiteX5" draw:formula="92925*logwidth/510265"/><draw:equation draw:name="connsiteY5" draw:formula="2053*logheight/346220"/><draw:equation draw:name="connsiteX6" draw:formula="0*logwidth/510265"/><draw:equation draw:name="connsiteY6" draw:formula="242420*logheight/346220"/><draw:equation draw:name="connsiteX0" draw:formula="0*logwidth/510265"/><draw:equation draw:name="connsiteY0" draw:formula="242420*logheight/355336"/><draw:equation draw:name="connsiteX1" draw:formula="153230*logwidth/510265"/><draw:equation draw:name="connsiteY1" draw:formula="355336*logheight/355336"/><draw:equation draw:name="connsiteX2" draw:formula="367701*logwidth/510265"/><draw:equation draw:name="connsiteY2" draw:formula="193218*logheight/355336"/><draw:equation draw:name="connsiteX3" draw:formula="510265*logwidth/510265"/><draw:equation draw:name="connsiteY3" draw:formula="193151*logheight/355336"/><draw:equation draw:name="connsiteX4" draw:formula="510265*logwidth/510265"/><draw:equation draw:name="connsiteY4" draw:formula="0*logheight/355336"/><draw:equation draw:name="connsiteX5" draw:formula="92925*logwidth/510265"/><draw:equation draw:name="connsiteY5" draw:formula="2053*logheight/355336"/><draw:equation draw:name="connsiteX6" draw:formula="0*logwidth/510265"/><draw:equation draw:name="connsiteY6" draw:formula="242420*logheight/355336"/><draw:equation draw:name="connsiteX0" draw:formula="0*logwidth/512938"/><draw:equation draw:name="connsiteY0" draw:formula="242420*logheight/444642"/><draw:equation draw:name="connsiteX1" draw:formula="153230*logwidth/512938"/><draw:equation draw:name="connsiteY1" draw:formula="355336*logheight/444642"/><draw:equation draw:name="connsiteX2" draw:formula="512938*logwidth/512938"/><draw:equation draw:name="connsiteY2" draw:formula="444642*logheight/444642"/><draw:equation draw:name="connsiteX3" draw:formula="510265*logwidth/512938"/><draw:equation draw:name="connsiteY3" draw:formula="193151*logheight/444642"/><draw:equation draw:name="connsiteX4" draw:formula="510265*logwidth/512938"/><draw:equation draw:name="connsiteY4" draw:formula="0*logheight/444642"/><draw:equation draw:name="connsiteX5" draw:formula="92925*logwidth/512938"/><draw:equation draw:name="connsiteY5" draw:formula="2053*logheight/444642"/><draw:equation draw:name="connsiteX6" draw:formula="0*logwidth/512938"/><draw:equation draw:name="connsiteY6" draw:formula="242420*logheight/444642"/><draw:equation draw:name="connsiteX0" draw:formula="0*logwidth/512938"/><draw:equation draw:name="connsiteY0" draw:formula="242420*logheight/444642"/><draw:equation draw:name="connsiteX1" draw:formula="153230*logwidth/512938"/><draw:equation draw:name="connsiteY1" draw:formula="355336*logheight/444642"/><draw:equation draw:name="connsiteX2" draw:formula="512938*logwidth/512938"/><draw:equation draw:name="connsiteY2" draw:formula="444642*logheight/444642"/><draw:equation draw:name="connsiteX3" draw:formula="510265*logwidth/512938"/><draw:equation draw:name="connsiteY3" draw:formula="0*logheight/444642"/><draw:equation draw:name="connsiteX4" draw:formula="92925*logwidth/512938"/><draw:equation draw:name="connsiteY4" draw:formula="2053*logheight/444642"/><draw:equation draw:name="connsiteX5" draw:formula="0*logwidth/512938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53230*logwidth/511407"/><draw:equation draw:name="connsiteY1" draw:formula="355336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46221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76497*logwidth/511407"/><draw:equation draw:name="connsiteY1" draw:formula="31760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4622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38364*logwidth/511407"/><draw:equation draw:name="connsiteY1" draw:formula="331448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draw:equation draw:name="connsiteX0" draw:formula="0*logwidth/511407"/><draw:equation draw:name="connsiteY0" draw:formula="242420*logheight/444642"/><draw:equation draw:name="connsiteX1" draw:formula="149830*logwidth/511407"/><draw:equation draw:name="connsiteY1" draw:formula="346220*logheight/444642"/><draw:equation draw:name="connsiteX2" draw:formula="511407*logwidth/511407"/><draw:equation draw:name="connsiteY2" draw:formula="444642*logheight/444642"/><draw:equation draw:name="connsiteX3" draw:formula="510265*logwidth/511407"/><draw:equation draw:name="connsiteY3" draw:formula="0*logheight/444642"/><draw:equation draw:name="connsiteX4" draw:formula="92925*logwidth/511407"/><draw:equation draw:name="connsiteY4" draw:formula="2053*logheight/444642"/><draw:equation draw:name="connsiteX5" draw:formula="0*logwidth/511407"/><draw:equation draw:name="connsiteY5" draw:formula="242420*logheight/444642"/></draw:enhanced-geometry></draw:custom-shape><draw:custom-shape draw:style-name="gr70" svg:width="1.776cm" svg:height="0.6199cm" svg:x="3.576cm" svg:y="-1.247cm"><draw:enhanced-geometry svg:viewBox="0 0 297552 214401" draw:type="ooxml-non-primitive" drawooo:sub-view-size="297552 214401" draw:text-areas="l t r b" draw:enhanced-path="M 291964 0 L 297552 214401 61431 169835 0 0 291964 0 Z N "><draw:equation draw:name="connsiteX0" draw:formula="314325*logwidth/333375"/><draw:equation draw:name="connsiteY0" draw:formula="0*logheight/228600"/><draw:equation draw:name="connsiteX1" draw:formula="333375*logwidth/333375"/><draw:equation draw:name="connsiteY1" draw:formula="228600*logheight/228600"/><draw:equation draw:name="connsiteX2" draw:formula="38100*logwidth/333375"/><draw:equation draw:name="connsiteY2" draw:formula="190500*logheight/228600"/><draw:equation draw:name="connsiteX3" draw:formula="0*logwidth/333375"/><draw:equation draw:name="connsiteY3" draw:formula="95250*logheight/228600"/><draw:equation draw:name="connsiteX4" draw:formula="152400*logwidth/333375"/><draw:equation draw:name="connsiteY4" draw:formula="0*logheight/228600"/><draw:equation draw:name="connsiteX5" draw:formula="314325*logwidth/333375"/><draw:equation draw:name="connsiteY5" draw:formula="0*logheight/228600"/><draw:equation draw:name="connsiteX0" draw:formula="314325*logwidth/333375"/><draw:equation draw:name="connsiteY0" draw:formula="0*logheight/228600"/><draw:equation draw:name="connsiteX1" draw:formula="333375*logwidth/333375"/><draw:equation draw:name="connsiteY1" draw:formula="228600*logheight/228600"/><draw:equation draw:name="connsiteX2" draw:formula="38100*logwidth/333375"/><draw:equation draw:name="connsiteY2" draw:formula="180975*logheight/228600"/><draw:equation draw:name="connsiteX3" draw:formula="0*logwidth/333375"/><draw:equation draw:name="connsiteY3" draw:formula="95250*logheight/228600"/><draw:equation draw:name="connsiteX4" draw:formula="152400*logwidth/333375"/><draw:equation draw:name="connsiteY4" draw:formula="0*logheight/228600"/><draw:equation draw:name="connsiteX5" draw:formula="314325*logwidth/333375"/><draw:equation draw:name="connsiteY5" draw:formula="0*logheight/228600"/><draw:equation draw:name="connsiteX0" draw:formula="295275*logwidth/314325"/><draw:equation draw:name="connsiteY0" draw:formula="0*logheight/228600"/><draw:equation draw:name="connsiteX1" draw:formula="314325*logwidth/314325"/><draw:equation draw:name="connsiteY1" draw:formula="228600*logheight/228600"/><draw:equation draw:name="connsiteX2" draw:formula="19050*logwidth/314325"/><draw:equation draw:name="connsiteY2" draw:formula="180975*logheight/228600"/><draw:equation draw:name="connsiteX3" draw:formula="0*logwidth/314325"/><draw:equation draw:name="connsiteY3" draw:formula="95250*logheight/228600"/><draw:equation draw:name="connsiteX4" draw:formula="133350*logwidth/314325"/><draw:equation draw:name="connsiteY4" draw:formula="0*logheight/228600"/><draw:equation draw:name="connsiteX5" draw:formula="295275*logwidth/314325"/><draw:equation draw:name="connsiteY5" draw:formula="0*logheight/22860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19050*logwidth/314325"/><draw:equation draw:name="connsiteY2" draw:formula="180975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19050*logwidth/314325"/><draw:equation draw:name="connsiteY2" draw:formula="171450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28575*logwidth/314325"/><draw:equation draw:name="connsiteY2" draw:formula="152400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295275*logwidth/314325"/><draw:equation draw:name="connsiteY0" draw:formula="0*logheight/209550"/><draw:equation draw:name="connsiteX1" draw:formula="314325*logwidth/314325"/><draw:equation draw:name="connsiteY1" draw:formula="209550*logheight/209550"/><draw:equation draw:name="connsiteX2" draw:formula="46037*logwidth/314325"/><draw:equation draw:name="connsiteY2" draw:formula="127748*logheight/209550"/><draw:equation draw:name="connsiteX3" draw:formula="0*logwidth/314325"/><draw:equation draw:name="connsiteY3" draw:formula="95250*logheight/209550"/><draw:equation draw:name="connsiteX4" draw:formula="133350*logwidth/314325"/><draw:equation draw:name="connsiteY4" draw:formula="0*logheight/209550"/><draw:equation draw:name="connsiteX5" draw:formula="295275*logwidth/314325"/><draw:equation draw:name="connsiteY5" draw:formula="0*logheight/209550"/><draw:equation draw:name="connsiteX0" draw:formula="347861*logwidth/366911"/><draw:equation draw:name="connsiteY0" draw:formula="0*logheight/209550"/><draw:equation draw:name="connsiteX1" draw:formula="366911*logwidth/366911"/><draw:equation draw:name="connsiteY1" draw:formula="209550*logheight/209550"/><draw:equation draw:name="connsiteX2" draw:formula="98623*logwidth/366911"/><draw:equation draw:name="connsiteY2" draw:formula="127748*logheight/209550"/><draw:equation draw:name="connsiteX3" draw:formula="0*logwidth/366911"/><draw:equation draw:name="connsiteY3" draw:formula="160689*logheight/209550"/><draw:equation draw:name="connsiteX4" draw:formula="185936*logwidth/366911"/><draw:equation draw:name="connsiteY4" draw:formula="0*logheight/209550"/><draw:equation draw:name="connsiteX5" draw:formula="347861*logwidth/366911"/><draw:equation draw:name="connsiteY5" draw:formula="0*logheight/209550"/><draw:equation draw:name="connsiteX0" draw:formula="347861*logwidth/366911"/><draw:equation draw:name="connsiteY0" draw:formula="0*logheight/209550"/><draw:equation draw:name="connsiteX1" draw:formula="366911*logwidth/366911"/><draw:equation draw:name="connsiteY1" draw:formula="209550*logheight/209550"/><draw:equation draw:name="connsiteX2" draw:formula="128209*logwidth/366911"/><draw:equation draw:name="connsiteY2" draw:formula="160689*logheight/209550"/><draw:equation draw:name="connsiteX3" draw:formula="0*logwidth/366911"/><draw:equation draw:name="connsiteY3" draw:formula="160689*logheight/209550"/><draw:equation draw:name="connsiteX4" draw:formula="185936*logwidth/366911"/><draw:equation draw:name="connsiteY4" draw:formula="0*logheight/209550"/><draw:equation draw:name="connsiteX5" draw:formula="347861*logwidth/366911"/><draw:equation draw:name="connsiteY5" draw:formula="0*logheight/209550"/><draw:equation draw:name="connsiteX0" draw:formula="272925*logwidth/291975"/><draw:equation draw:name="connsiteY0" draw:formula="0*logheight/209550"/><draw:equation draw:name="connsiteX1" draw:formula="291975*logwidth/291975"/><draw:equation draw:name="connsiteY1" draw:formula="209550*logheight/209550"/><draw:equation draw:name="connsiteX2" draw:formula="53273*logwidth/291975"/><draw:equation draw:name="connsiteY2" draw:formula="160689*logheight/209550"/><draw:equation draw:name="connsiteX3" draw:formula="0*logwidth/291975"/><draw:equation draw:name="connsiteY3" draw:formula="145527*logheight/209550"/><draw:equation draw:name="connsiteX4" draw:formula="111000*logwidth/291975"/><draw:equation draw:name="connsiteY4" draw:formula="0*logheight/209550"/><draw:equation draw:name="connsiteX5" draw:formula="272925*logwidth/291975"/><draw:equation draw:name="connsiteY5" draw:formula="0*logheight/209550"/><draw:equation draw:name="connsiteX0" draw:formula="272925*logwidth/291975"/><draw:equation draw:name="connsiteY0" draw:formula="0*logheight/209550"/><draw:equation draw:name="connsiteX1" draw:formula="291975*logwidth/291975"/><draw:equation draw:name="connsiteY1" draw:formula="209550*logheight/209550"/><draw:equation draw:name="connsiteX2" draw:formula="0*logwidth/291975"/><draw:equation draw:name="connsiteY2" draw:formula="145527*logheight/209550"/><draw:equation draw:name="connsiteX3" draw:formula="111000*logwidth/291975"/><draw:equation draw:name="connsiteY3" draw:formula="0*logheight/209550"/><draw:equation draw:name="connsiteX4" draw:formula="272925*logwidth/291975"/><draw:equation draw:name="connsiteY4" draw:formula="0*logheight/209550"/><draw:equation draw:name="connsiteX0" draw:formula="272925*logwidth/282836"/><draw:equation draw:name="connsiteY0" draw:formula="0*logheight/224711"/><draw:equation draw:name="connsiteX1" draw:formula="282836*logwidth/282836"/><draw:equation draw:name="connsiteY1" draw:formula="224711*logheight/224711"/><draw:equation draw:name="connsiteX2" draw:formula="0*logwidth/282836"/><draw:equation draw:name="connsiteY2" draw:formula="145527*logheight/224711"/><draw:equation draw:name="connsiteX3" draw:formula="111000*logwidth/282836"/><draw:equation draw:name="connsiteY3" draw:formula="0*logheight/224711"/><draw:equation draw:name="connsiteX4" draw:formula="272925*logwidth/282836"/><draw:equation draw:name="connsiteY4" draw:formula="0*logheight/224711"/><draw:equation draw:name="connsiteX0" draw:formula="296685*logwidth/306596"/><draw:equation draw:name="connsiteY0" draw:formula="0*logheight/224711"/><draw:equation draw:name="connsiteX1" draw:formula="306596*logwidth/306596"/><draw:equation draw:name="connsiteY1" draw:formula="224711*logheight/224711"/><draw:equation draw:name="connsiteX2" draw:formula="0*logwidth/306596"/><draw:equation draw:name="connsiteY2" draw:formula="139463*logheight/224711"/><draw:equation draw:name="connsiteX3" draw:formula="134760*logwidth/306596"/><draw:equation draw:name="connsiteY3" draw:formula="0*logheight/224711"/><draw:equation draw:name="connsiteX4" draw:formula="296685*logwidth/306596"/><draw:equation draw:name="connsiteY4" draw:formula="0*logheight/224711"/><draw:equation draw:name="connsiteX0" draw:formula="296685*logwidth/296685"/><draw:equation draw:name="connsiteY0" draw:formula="0*logheight/206517"/><draw:equation draw:name="connsiteX1" draw:formula="242626*logwidth/296685"/><draw:equation draw:name="connsiteY1" draw:formula="206517*logheight/206517"/><draw:equation draw:name="connsiteX2" draw:formula="0*logwidth/296685"/><draw:equation draw:name="connsiteY2" draw:formula="139463*logheight/206517"/><draw:equation draw:name="connsiteX3" draw:formula="134760*logwidth/296685"/><draw:equation draw:name="connsiteY3" draw:formula="0*logheight/206517"/><draw:equation draw:name="connsiteX4" draw:formula="296685*logwidth/296685"/><draw:equation draw:name="connsiteY4" draw:formula="0*logheight/206517"/><draw:equation draw:name="connsiteX0" draw:formula="290400*logwidth/290400"/><draw:equation draw:name="connsiteY0" draw:formula="0*logheight/206517"/><draw:equation draw:name="connsiteX1" draw:formula="242626*logwidth/290400"/><draw:equation draw:name="connsiteY1" draw:formula="206517*logheight/206517"/><draw:equation draw:name="connsiteX2" draw:formula="0*logwidth/290400"/><draw:equation draw:name="connsiteY2" draw:formula="139463*logheight/206517"/><draw:equation draw:name="connsiteX3" draw:formula="134760*logwidth/290400"/><draw:equation draw:name="connsiteY3" draw:formula="0*logheight/206517"/><draw:equation draw:name="connsiteX4" draw:formula="290400*logwidth/290400"/><draw:equation draw:name="connsiteY4" draw:formula="0*logheight/206517"/><draw:equation draw:name="connsiteX0" draw:formula="273951*logwidth/273951"/><draw:equation draw:name="connsiteY0" draw:formula="2921*logheight/206517"/><draw:equation draw:name="connsiteX1" draw:formula="242626*logwidth/273951"/><draw:equation draw:name="connsiteY1" draw:formula="206517*logheight/206517"/><draw:equation draw:name="connsiteX2" draw:formula="0*logwidth/273951"/><draw:equation draw:name="connsiteY2" draw:formula="139463*logheight/206517"/><draw:equation draw:name="connsiteX3" draw:formula="134760*logwidth/273951"/><draw:equation draw:name="connsiteY3" draw:formula="0*logheight/206517"/><draw:equation draw:name="connsiteX4" draw:formula="273951*logwidth/273951"/><draw:equation draw:name="connsiteY4" draw:formula="2921*logheight/206517"/><draw:equation draw:name="connsiteX0" draw:formula="255674*logwidth/255674"/><draw:equation draw:name="connsiteY0" draw:formula="0*logheight/206627"/><draw:equation draw:name="connsiteX1" draw:formula="242626*logwidth/255674"/><draw:equation draw:name="connsiteY1" draw:formula="206627*logheight/206627"/><draw:equation draw:name="connsiteX2" draw:formula="0*logwidth/255674"/><draw:equation draw:name="connsiteY2" draw:formula="139573*logheight/206627"/><draw:equation draw:name="connsiteX3" draw:formula="134760*logwidth/255674"/><draw:equation draw:name="connsiteY3" draw:formula="110*logheight/206627"/><draw:equation draw:name="connsiteX4" draw:formula="255674*logwidth/255674"/><draw:equation draw:name="connsiteY4" draw:formula="0*logheight/206627"/><draw:equation draw:name="connsiteX0" draw:formula="231914*logwidth/242626"/><draw:equation draw:name="connsiteY0" draw:formula="0*logheight/206627"/><draw:equation draw:name="connsiteX1" draw:formula="242626*logwidth/242626"/><draw:equation draw:name="connsiteY1" draw:formula="206627*logheight/206627"/><draw:equation draw:name="connsiteX2" draw:formula="0*logwidth/242626"/><draw:equation draw:name="connsiteY2" draw:formula="139573*logheight/206627"/><draw:equation draw:name="connsiteX3" draw:formula="134760*logwidth/242626"/><draw:equation draw:name="connsiteY3" draw:formula="110*logheight/206627"/><draw:equation draw:name="connsiteX4" draw:formula="231914*logwidth/242626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51177*logwidth/293803"/><draw:equation draw:name="connsiteY2" draw:formula="139573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128211*logwidth/293803"/><draw:equation draw:name="connsiteY2" draw:formula="171730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283091*logwidth/293803"/><draw:equation draw:name="connsiteY0" draw:formula="0*logheight/206627"/><draw:equation draw:name="connsiteX1" draw:formula="293803*logwidth/293803"/><draw:equation draw:name="connsiteY1" draw:formula="206627*logheight/206627"/><draw:equation draw:name="connsiteX2" draw:formula="128211*logwidth/293803"/><draw:equation draw:name="connsiteY2" draw:formula="156568*logheight/206627"/><draw:equation draw:name="connsiteX3" draw:formula="0*logwidth/293803"/><draw:equation draw:name="connsiteY3" draw:formula="111*logheight/206627"/><draw:equation draw:name="connsiteX4" draw:formula="283091*logwidth/293803"/><draw:equation draw:name="connsiteY4" draw:formula="0*logheight/206627"/><draw:equation draw:name="connsiteX0" draw:formula="154880*logwidth/165592"/><draw:equation draw:name="connsiteY0" draw:formula="0*logheight/206627"/><draw:equation draw:name="connsiteX1" draw:formula="165592*logwidth/165592"/><draw:equation draw:name="connsiteY1" draw:formula="206627*logheight/206627"/><draw:equation draw:name="connsiteX2" draw:formula="0*logwidth/165592"/><draw:equation draw:name="connsiteY2" draw:formula="156568*logheight/206627"/><draw:equation draw:name="connsiteX3" draw:formula="0*logwidth/165592"/><draw:equation draw:name="connsiteY3" draw:formula="91079*logheight/206627"/><draw:equation draw:name="connsiteX4" draw:formula="154880*logwidth/165592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100524*logwidth/266116"/><draw:equation draw:name="connsiteY2" draw:formula="156568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55404*logwidth/266116"/><draw:equation draw:name="connsiteY0" draw:formula="0*logheight/206627"/><draw:equation draw:name="connsiteX1" draw:formula="266116*logwidth/266116"/><draw:equation draw:name="connsiteY1" draw:formula="206627*logheight/206627"/><draw:equation draw:name="connsiteX2" draw:formula="25317*logwidth/266116"/><draw:equation draw:name="connsiteY2" draw:formula="153536*logheight/206627"/><draw:equation draw:name="connsiteX3" draw:formula="0*logwidth/266116"/><draw:equation draw:name="connsiteY3" draw:formula="3032*logheight/206627"/><draw:equation draw:name="connsiteX4" draw:formula="255404*logwidth/266116"/><draw:equation draw:name="connsiteY4" draw:formula="0*logheight/206627"/><draw:equation draw:name="connsiteX0" draw:formula="284647*logwidth/295359"/><draw:equation draw:name="connsiteY0" draw:formula="0*logheight/206627"/><draw:equation draw:name="connsiteX1" draw:formula="295359*logwidth/295359"/><draw:equation draw:name="connsiteY1" draw:formula="206627*logheight/206627"/><draw:equation draw:name="connsiteX2" draw:formula="54560*logwidth/295359"/><draw:equation draw:name="connsiteY2" draw:formula="153536*logheight/206627"/><draw:equation draw:name="connsiteX3" draw:formula="0*logwidth/295359"/><draw:equation draw:name="connsiteY3" draw:formula="3032*logheight/206627"/><draw:equation draw:name="connsiteX4" draw:formula="284647*logwidth/295359"/><draw:equation draw:name="connsiteY4" draw:formula="0*logheight/206627"/><draw:equation draw:name="connsiteX0" draw:formula="284647*logwidth/295359"/><draw:equation draw:name="connsiteY0" draw:formula="0*logheight/206627"/><draw:equation draw:name="connsiteX1" draw:formula="295359*logwidth/295359"/><draw:equation draw:name="connsiteY1" draw:formula="206627*logheight/206627"/><draw:equation draw:name="connsiteX2" draw:formula="54561*logwidth/295359"/><draw:equation draw:name="connsiteY2" draw:formula="162633*logheight/206627"/><draw:equation draw:name="connsiteX3" draw:formula="0*logwidth/295359"/><draw:equation draw:name="connsiteY3" draw:formula="3032*logheight/206627"/><draw:equation draw:name="connsiteX4" draw:formula="284647*logwidth/295359"/><draw:equation draw:name="connsiteY4" draw:formula="0*logheight/206627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62633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53536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44439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95359"/><draw:equation draw:name="connsiteY0" draw:formula="0*logheight/221788"/><draw:equation draw:name="connsiteX1" draw:formula="295359*logwidth/295359"/><draw:equation draw:name="connsiteY1" draw:formula="221788*logheight/221788"/><draw:equation draw:name="connsiteX2" draw:formula="54561*logwidth/295359"/><draw:equation draw:name="connsiteY2" draw:formula="153536*logheight/221788"/><draw:equation draw:name="connsiteX3" draw:formula="0*logwidth/295359"/><draw:equation draw:name="connsiteY3" draw:formula="3032*logheight/221788"/><draw:equation draw:name="connsiteX4" draw:formula="284647*logwidth/295359"/><draw:equation draw:name="connsiteY4" draw:formula="0*logheight/221788"/><draw:equation draw:name="connsiteX0" draw:formula="284647*logwidth/284647"/><draw:equation draw:name="connsiteY0" draw:formula="0*logheight/201775"/><draw:equation draw:name="connsiteX1" draw:formula="277813*logwidth/284647"/><draw:equation draw:name="connsiteY1" draw:formula="201775*logheight/201775"/><draw:equation draw:name="connsiteX2" draw:formula="54561*logwidth/284647"/><draw:equation draw:name="connsiteY2" draw:formula="153536*logheight/201775"/><draw:equation draw:name="connsiteX3" draw:formula="0*logwidth/284647"/><draw:equation draw:name="connsiteY3" draw:formula="3032*logheight/201775"/><draw:equation draw:name="connsiteX4" draw:formula="284647*logwidth/284647"/><draw:equation draw:name="connsiteY4" draw:formula="0*logheight/201775"/><draw:equation draw:name="connsiteX0" draw:formula="284647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54561*logwidth/297552"/><draw:equation draw:name="connsiteY2" draw:formula="153536*logheight/216330"/><draw:equation draw:name="connsiteX3" draw:formula="0*logwidth/297552"/><draw:equation draw:name="connsiteY3" draw:formula="3032*logheight/216330"/><draw:equation draw:name="connsiteX4" draw:formula="284647*logwidth/297552"/><draw:equation draw:name="connsiteY4" draw:formula="0*logheight/216330"/><draw:equation draw:name="connsiteX0" draw:formula="284647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647*logwidth/297552"/><draw:equation draw:name="connsiteY4" draw:formula="0*logheight/216330"/><draw:equation draw:name="connsiteX0" draw:formula="284288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288*logwidth/297552"/><draw:equation draw:name="connsiteY4" draw:formula="0*logheight/216330"/><draw:equation draw:name="connsiteX0" draw:formula="284288*logwidth/297552"/><draw:equation draw:name="connsiteY0" draw:formula="0*logheight/216330"/><draw:equation draw:name="connsiteX1" draw:formula="297552*logwidth/297552"/><draw:equation draw:name="connsiteY1" draw:formula="216330*logheight/216330"/><draw:equation draw:name="connsiteX2" draw:formula="61141*logwidth/297552"/><draw:equation draw:name="connsiteY2" draw:formula="162633*logheight/216330"/><draw:equation draw:name="connsiteX3" draw:formula="0*logwidth/297552"/><draw:equation draw:name="connsiteY3" draw:formula="3032*logheight/216330"/><draw:equation draw:name="connsiteX4" draw:formula="284288*logwidth/297552"/><draw:equation draw:name="connsiteY4" draw:formula="0*logheight/216330"/><draw:equation draw:name="connsiteX0" draw:formula="284288*logwidth/297552"/><draw:equation draw:name="connsiteY0" draw:formula="2684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84288*logwidth/297552"/><draw:equation draw:name="connsiteY4" draw:formula="2684*logheight/213298"/><draw:equation draw:name="connsiteX0" draw:formula="289771*logwidth/297552"/><draw:equation draw:name="connsiteY0" draw:formula="0*logheight/213648"/><draw:equation draw:name="connsiteX1" draw:formula="297552*logwidth/297552"/><draw:equation draw:name="connsiteY1" draw:formula="213648*logheight/213648"/><draw:equation draw:name="connsiteX2" draw:formula="61141*logwidth/297552"/><draw:equation draw:name="connsiteY2" draw:formula="159951*logheight/213648"/><draw:equation draw:name="connsiteX3" draw:formula="0*logwidth/297552"/><draw:equation draw:name="connsiteY3" draw:formula="350*logheight/213648"/><draw:equation draw:name="connsiteX4" draw:formula="289771*logwidth/297552"/><draw:equation draw:name="connsiteY4" draw:formula="0*logheight/213648"/><draw:equation draw:name="connsiteX0" draw:formula="297552*logwidth/297552"/><draw:equation draw:name="connsiteY0" draw:formula="5253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97552*logwidth/297552"/><draw:equation draw:name="connsiteY4" draw:formula="5253*logheight/213298"/><draw:equation draw:name="connsiteX0" draw:formula="284288*logwidth/297552"/><draw:equation draw:name="connsiteY0" draw:formula="0*logheight/213648"/><draw:equation draw:name="connsiteX1" draw:formula="297552*logwidth/297552"/><draw:equation draw:name="connsiteY1" draw:formula="213648*logheight/213648"/><draw:equation draw:name="connsiteX2" draw:formula="61141*logwidth/297552"/><draw:equation draw:name="connsiteY2" draw:formula="159951*logheight/213648"/><draw:equation draw:name="connsiteX3" draw:formula="0*logwidth/297552"/><draw:equation draw:name="connsiteY3" draw:formula="350*logheight/213648"/><draw:equation draw:name="connsiteX4" draw:formula="284288*logwidth/297552"/><draw:equation draw:name="connsiteY4" draw:formula="0*logheight/213648"/><draw:equation draw:name="connsiteX0" draw:formula="284288*logwidth/297552"/><draw:equation draw:name="connsiteY0" draw:formula="2682*logheight/213298"/><draw:equation draw:name="connsiteX1" draw:formula="297552*logwidth/297552"/><draw:equation draw:name="connsiteY1" draw:formula="213298*logheight/213298"/><draw:equation draw:name="connsiteX2" draw:formula="61141*logwidth/297552"/><draw:equation draw:name="connsiteY2" draw:formula="159601*logheight/213298"/><draw:equation draw:name="connsiteX3" draw:formula="0*logwidth/297552"/><draw:equation draw:name="connsiteY3" draw:formula="0*logheight/213298"/><draw:equation draw:name="connsiteX4" draw:formula="284288*logwidth/297552"/><draw:equation draw:name="connsiteY4" draw:formula="2682*logheight/213298"/><draw:equation draw:name="connsiteX0" draw:formula="284288*logwidth/297552"/><draw:equation draw:name="connsiteY0" draw:formula="0*logheight/215118"/><draw:equation draw:name="connsiteX1" draw:formula="297552*logwidth/297552"/><draw:equation draw:name="connsiteY1" draw:formula="215118*logheight/215118"/><draw:equation draw:name="connsiteX2" draw:formula="61141*logwidth/297552"/><draw:equation draw:name="connsiteY2" draw:formula="161421*logheight/215118"/><draw:equation draw:name="connsiteX3" draw:formula="0*logwidth/297552"/><draw:equation draw:name="connsiteY3" draw:formula="1820*logheight/215118"/><draw:equation draw:name="connsiteX4" draw:formula="284288*logwidth/297552"/><draw:equation draw:name="connsiteY4" draw:formula="0*logheight/215118"/><draw:equation draw:name="connsiteX0" draw:formula="284288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1103*logheight/214401"/><draw:equation draw:name="connsiteX4" draw:formula="284288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1103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0704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141*logwidth/297552"/><draw:equation draw:name="connsiteY2" draw:formula="164342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draw:equation draw:name="connsiteX0" draw:formula="291964*logwidth/297552"/><draw:equation draw:name="connsiteY0" draw:formula="0*logheight/214401"/><draw:equation draw:name="connsiteX1" draw:formula="297552*logwidth/297552"/><draw:equation draw:name="connsiteY1" draw:formula="214401*logheight/214401"/><draw:equation draw:name="connsiteX2" draw:formula="61431*logwidth/297552"/><draw:equation draw:name="connsiteY2" draw:formula="169835*logheight/214401"/><draw:equation draw:name="connsiteX3" draw:formula="0*logwidth/297552"/><draw:equation draw:name="connsiteY3" draw:formula="0*logheight/214401"/><draw:equation draw:name="connsiteX4" draw:formula="291964*logwidth/297552"/><draw:equation draw:name="connsiteY4" draw:formula="0*logheight/214401"/></draw:enhanced-geometry><text:p text:style-name="P30"><text:span/><text:span/></text:p></draw:custom-shape><draw:custom-shape draw:style-name="gr71" svg:width="2.613cm" svg:height="1.9cm" svg:x="6.804cm" svg:y="-1.252cm"><draw:enhanced-geometry svg:viewBox="0 0 915344 686916" draw:type="ooxml-non-primitive" drawooo:sub-view-size="915344 686916" draw:text-areas="l t r b" draw:enhanced-path="M 430026 0 L 0 346898 31819 686916 505559 683141 915344 370952 508069 1116 430026 0 Z N "><draw:equation draw:name="connsiteX0" draw:formula="495300*logwidth/981075"/><draw:equation draw:name="connsiteY0" draw:formula="0*logheight/704850"/><draw:equation draw:name="connsiteX1" draw:formula="0*logwidth/981075"/><draw:equation draw:name="connsiteY1" draw:formula="304800*logheight/704850"/><draw:equation draw:name="connsiteX2" draw:formula="219075*logwidth/981075"/><draw:equation draw:name="connsiteY2" draw:formula="685800*logheight/704850"/><draw:equation draw:name="connsiteX3" draw:formula="695325*logwidth/981075"/><draw:equation draw:name="connsiteY3" draw:formula="704850*logheight/704850"/><draw:equation draw:name="connsiteX4" draw:formula="981075*logwidth/981075"/><draw:equation draw:name="connsiteY4" draw:formula="361950*logheight/704850"/><draw:equation draw:name="connsiteX5" draw:formula="695325*logwidth/981075"/><draw:equation draw:name="connsiteY5" draw:formula="0*logheight/704850"/><draw:equation draw:name="connsiteX6" draw:formula="495300*logwidth/981075"/><draw:equation draw:name="connsiteY6" draw:formula="0*logheight/704850"/><draw:equation draw:name="connsiteX0" draw:formula="384475*logwidth/870250"/><draw:equation draw:name="connsiteY0" draw:formula="0*logheight/704850"/><draw:equation draw:name="connsiteX1" draw:formula="0*logwidth/870250"/><draw:equation draw:name="connsiteY1" draw:formula="356529*logheight/704850"/><draw:equation draw:name="connsiteX2" draw:formula="108250*logwidth/870250"/><draw:equation draw:name="connsiteY2" draw:formula="685800*logheight/704850"/><draw:equation draw:name="connsiteX3" draw:formula="584500*logwidth/870250"/><draw:equation draw:name="connsiteY3" draw:formula="704850*logheight/704850"/><draw:equation draw:name="connsiteX4" draw:formula="870250*logwidth/870250"/><draw:equation draw:name="connsiteY4" draw:formula="361950*logheight/704850"/><draw:equation draw:name="connsiteX5" draw:formula="584500*logwidth/870250"/><draw:equation draw:name="connsiteY5" draw:formula="0*logheight/704850"/><draw:equation draw:name="connsiteX6" draw:formula="384475*logwidth/870250"/><draw:equation draw:name="connsiteY6" draw:formula="0*logheight/704850"/><draw:equation draw:name="connsiteX0" draw:formula="365367*logwidth/851142"/><draw:equation draw:name="connsiteY0" draw:formula="0*logheight/704850"/><draw:equation draw:name="connsiteX1" draw:formula="0*logwidth/851142"/><draw:equation draw:name="connsiteY1" draw:formula="345782*logheight/704850"/><draw:equation draw:name="connsiteX2" draw:formula="89142*logwidth/851142"/><draw:equation draw:name="connsiteY2" draw:formula="685800*logheight/704850"/><draw:equation draw:name="connsiteX3" draw:formula="565392*logwidth/851142"/><draw:equation draw:name="connsiteY3" draw:formula="704850*logheight/704850"/><draw:equation draw:name="connsiteX4" draw:formula="851142*logwidth/851142"/><draw:equation draw:name="connsiteY4" draw:formula="361950*logheight/704850"/><draw:equation draw:name="connsiteX5" draw:formula="565392*logwidth/851142"/><draw:equation draw:name="connsiteY5" draw:formula="0*logheight/704850"/><draw:equation draw:name="connsiteX6" draw:formula="365367*logwidth/851142"/><draw:equation draw:name="connsiteY6" draw:formula="0*logheight/704850"/><draw:equation draw:name="connsiteX0" draw:formula="420852*logwidth/851142"/><draw:equation draw:name="connsiteY0" draw:formula="3054*logheight/704850"/><draw:equation draw:name="connsiteX1" draw:formula="0*logwidth/851142"/><draw:equation draw:name="connsiteY1" draw:formula="345782*logheight/704850"/><draw:equation draw:name="connsiteX2" draw:formula="89142*logwidth/851142"/><draw:equation draw:name="connsiteY2" draw:formula="685800*logheight/704850"/><draw:equation draw:name="connsiteX3" draw:formula="565392*logwidth/851142"/><draw:equation draw:name="connsiteY3" draw:formula="704850*logheight/704850"/><draw:equation draw:name="connsiteX4" draw:formula="851142*logwidth/851142"/><draw:equation draw:name="connsiteY4" draw:formula="361950*logheight/704850"/><draw:equation draw:name="connsiteX5" draw:formula="565392*logwidth/851142"/><draw:equation draw:name="connsiteY5" draw:formula="0*logheight/704850"/><draw:equation draw:name="connsiteX6" draw:formula="420852*logwidth/851142"/><draw:equation draw:name="connsiteY6" draw:formula="3054*logheight/704850"/><draw:equation draw:name="connsiteX0" draw:formula="432317*logwidth/862607"/><draw:equation draw:name="connsiteY0" draw:formula="3054*logheight/704850"/><draw:equation draw:name="connsiteX1" draw:formula="0*logwidth/862607"/><draw:equation draw:name="connsiteY1" draw:formula="345101*logheight/704850"/><draw:equation draw:name="connsiteX2" draw:formula="100607*logwidth/862607"/><draw:equation draw:name="connsiteY2" draw:formula="685800*logheight/704850"/><draw:equation draw:name="connsiteX3" draw:formula="576857*logwidth/862607"/><draw:equation draw:name="connsiteY3" draw:formula="704850*logheight/704850"/><draw:equation draw:name="connsiteX4" draw:formula="862607*logwidth/862607"/><draw:equation draw:name="connsiteY4" draw:formula="361950*logheight/704850"/><draw:equation draw:name="connsiteX5" draw:formula="576857*logwidth/862607"/><draw:equation draw:name="connsiteY5" draw:formula="0*logheight/704850"/><draw:equation draw:name="connsiteX6" draw:formula="432317*logwidth/862607"/><draw:equation draw:name="connsiteY6" draw:formula="3054*logheight/704850"/><draw:equation draw:name="connsiteX0" draw:formula="432319*logwidth/862607"/><draw:equation draw:name="connsiteY0" draw:formula="0*logheight/704850"/><draw:equation draw:name="connsiteX1" draw:formula="0*logwidth/862607"/><draw:equation draw:name="connsiteY1" draw:formula="345101*logheight/704850"/><draw:equation draw:name="connsiteX2" draw:formula="100607*logwidth/862607"/><draw:equation draw:name="connsiteY2" draw:formula="685800*logheight/704850"/><draw:equation draw:name="connsiteX3" draw:formula="576857*logwidth/862607"/><draw:equation draw:name="connsiteY3" draw:formula="704850*logheight/704850"/><draw:equation draw:name="connsiteX4" draw:formula="862607*logwidth/862607"/><draw:equation draw:name="connsiteY4" draw:formula="361950*logheight/704850"/><draw:equation draw:name="connsiteX5" draw:formula="576857*logwidth/862607"/><draw:equation draw:name="connsiteY5" draw:formula="0*logheight/704850"/><draw:equation draw:name="connsiteX6" draw:formula="432319*logwidth/862607"/><draw:equation draw:name="connsiteY6" draw:formula="0*logheight/704850"/><draw:equation draw:name="connsiteX0" draw:formula="363531*logwidth/793819"/><draw:equation draw:name="connsiteY0" draw:formula="0*logheight/704850"/><draw:equation draw:name="connsiteX1" draw:formula="0*logwidth/793819"/><draw:equation draw:name="connsiteY1" draw:formula="345782*logheight/704850"/><draw:equation draw:name="connsiteX2" draw:formula="31819*logwidth/793819"/><draw:equation draw:name="connsiteY2" draw:formula="685800*logheight/704850"/><draw:equation draw:name="connsiteX3" draw:formula="508069*logwidth/793819"/><draw:equation draw:name="connsiteY3" draw:formula="704850*logheight/704850"/><draw:equation draw:name="connsiteX4" draw:formula="793819*logwidth/793819"/><draw:equation draw:name="connsiteY4" draw:formula="361950*logheight/704850"/><draw:equation draw:name="connsiteX5" draw:formula="508069*logwidth/793819"/><draw:equation draw:name="connsiteY5" draw:formula="0*logheight/704850"/><draw:equation draw:name="connsiteX6" draw:formula="363531*logwidth/793819"/><draw:equation draw:name="connsiteY6" draw:formula="0*logheight/704850"/><draw:equation draw:name="connsiteX0" draw:formula="363531*logwidth/793819"/><draw:equation draw:name="connsiteY0" draw:formula="0*logheight/685800"/><draw:equation draw:name="connsiteX1" draw:formula="0*logwidth/793819"/><draw:equation draw:name="connsiteY1" draw:formula="345782*logheight/685800"/><draw:equation draw:name="connsiteX2" draw:formula="31819*logwidth/793819"/><draw:equation draw:name="connsiteY2" draw:formula="685800*logheight/685800"/><draw:equation draw:name="connsiteX3" draw:formula="505559*logwidth/793819"/><draw:equation draw:name="connsiteY3" draw:formula="682025*logheight/685800"/><draw:equation draw:name="connsiteX4" draw:formula="793819*logwidth/793819"/><draw:equation draw:name="connsiteY4" draw:formula="361950*logheight/685800"/><draw:equation draw:name="connsiteX5" draw:formula="508069*logwidth/793819"/><draw:equation draw:name="connsiteY5" draw:formula="0*logheight/685800"/><draw:equation draw:name="connsiteX6" draw:formula="363531*logwidth/793819"/><draw:equation draw:name="connsiteY6" draw:formula="0*logheight/685800"/><draw:equation draw:name="connsiteX0" draw:formula="363531*logwidth/816748"/><draw:equation draw:name="connsiteY0" draw:formula="0*logheight/685800"/><draw:equation draw:name="connsiteX1" draw:formula="0*logwidth/816748"/><draw:equation draw:name="connsiteY1" draw:formula="345782*logheight/685800"/><draw:equation draw:name="connsiteX2" draw:formula="31819*logwidth/816748"/><draw:equation draw:name="connsiteY2" draw:formula="685800*logheight/685800"/><draw:equation draw:name="connsiteX3" draw:formula="505559*logwidth/816748"/><draw:equation draw:name="connsiteY3" draw:formula="682025*logheight/685800"/><draw:equation draw:name="connsiteX4" draw:formula="816748*logwidth/816748"/><draw:equation draw:name="connsiteY4" draw:formula="345102*logheight/685800"/><draw:equation draw:name="connsiteX5" draw:formula="508069*logwidth/816748"/><draw:equation draw:name="connsiteY5" draw:formula="0*logheight/685800"/><draw:equation draw:name="connsiteX6" draw:formula="363531*logwidth/816748"/><draw:equation draw:name="connsiteY6" draw:formula="0*logheight/685800"/><draw:equation draw:name="connsiteX0" draw:formula="363531*logwidth/858021"/><draw:equation draw:name="connsiteY0" draw:formula="0*logheight/685800"/><draw:equation draw:name="connsiteX1" draw:formula="0*logwidth/858021"/><draw:equation draw:name="connsiteY1" draw:formula="345782*logheight/685800"/><draw:equation draw:name="connsiteX2" draw:formula="31819*logwidth/858021"/><draw:equation draw:name="connsiteY2" draw:formula="685800*logheight/685800"/><draw:equation draw:name="connsiteX3" draw:formula="505559*logwidth/858021"/><draw:equation draw:name="connsiteY3" draw:formula="682025*logheight/685800"/><draw:equation draw:name="connsiteX4" draw:formula="858021*logwidth/858021"/><draw:equation draw:name="connsiteY4" draw:formula="310854*logheight/685800"/><draw:equation draw:name="connsiteX5" draw:formula="508069*logwidth/858021"/><draw:equation draw:name="connsiteY5" draw:formula="0*logheight/685800"/><draw:equation draw:name="connsiteX6" draw:formula="363531*logwidth/858021"/><draw:equation draw:name="connsiteY6" draw:formula="0*logheight/685800"/><draw:equation draw:name="connsiteX0" draw:formula="363531*logwidth/915344"/><draw:equation draw:name="connsiteY0" draw:formula="0*logheight/685800"/><draw:equation draw:name="connsiteX1" draw:formula="0*logwidth/915344"/><draw:equation draw:name="connsiteY1" draw:formula="345782*logheight/685800"/><draw:equation draw:name="connsiteX2" draw:formula="31819*logwidth/915344"/><draw:equation draw:name="connsiteY2" draw:formula="685800*logheight/685800"/><draw:equation draw:name="connsiteX3" draw:formula="505559*logwidth/915344"/><draw:equation draw:name="connsiteY3" draw:formula="682025*logheight/685800"/><draw:equation draw:name="connsiteX4" draw:formula="915344*logwidth/915344"/><draw:equation draw:name="connsiteY4" draw:formula="369836*logheight/685800"/><draw:equation draw:name="connsiteX5" draw:formula="508069*logwidth/915344"/><draw:equation draw:name="connsiteY5" draw:formula="0*logheight/685800"/><draw:equation draw:name="connsiteX6" draw:formula="363531*logwidth/915344"/><draw:equation draw:name="connsiteY6" draw:formula="0*logheight/685800"/><draw:equation draw:name="connsiteX0" draw:formula="430026*logwidth/915344"/><draw:equation draw:name="connsiteY0" draw:formula="0*logheight/686916"/><draw:equation draw:name="connsiteX1" draw:formula="0*logwidth/915344"/><draw:equation draw:name="connsiteY1" draw:formula="346898*logheight/686916"/><draw:equation draw:name="connsiteX2" draw:formula="31819*logwidth/915344"/><draw:equation draw:name="connsiteY2" draw:formula="686916*logheight/686916"/><draw:equation draw:name="connsiteX3" draw:formula="505559*logwidth/915344"/><draw:equation draw:name="connsiteY3" draw:formula="683141*logheight/686916"/><draw:equation draw:name="connsiteX4" draw:formula="915344*logwidth/915344"/><draw:equation draw:name="connsiteY4" draw:formula="370952*logheight/686916"/><draw:equation draw:name="connsiteX5" draw:formula="508069*logwidth/915344"/><draw:equation draw:name="connsiteY5" draw:formula="1116*logheight/686916"/><draw:equation draw:name="connsiteX6" draw:formula="430026*logwidth/915344"/><draw:equation draw:name="connsiteY6" draw:formula="0*logheight/686916"/></draw:enhanced-geometry></draw:custom-shape><draw:custom-shape draw:style-name="gr72" svg:width="2.607cm" svg:height="2.185cm" svg:x="8.395cm" svg:y="-1.252cm"><draw:enhanced-geometry svg:viewBox="0 0 913286 789965" draw:type="ooxml-non-primitive" drawooo:sub-view-size="913286 789965" draw:text-areas="l t r b" draw:enhanced-path="M 39866 0 L 0 225260 211663 789965 611714 613527 699552 353694 913286 1114 39866 0 Z N "><draw:equation draw:name="connsiteX0" draw:formula="85725*logwidth/561975"/><draw:equation draw:name="connsiteY0" draw:formula="9525*logheight/809625"/><draw:equation draw:name="connsiteX1" draw:formula="0*logwidth/561975"/><draw:equation draw:name="connsiteY1" draw:formula="219075*logheight/809625"/><draw:equation draw:name="connsiteX2" draw:formula="142875*logwidth/561975"/><draw:equation draw:name="connsiteY2" draw:formula="809625*logheight/809625"/><draw:equation draw:name="connsiteX3" draw:formula="542925*logwidth/561975"/><draw:equation draw:name="connsiteY3" draw:formula="619125*logheight/809625"/><draw:equation draw:name="connsiteX4" draw:formula="561975*logwidth/561975"/><draw:equation draw:name="connsiteY4" draw:formula="352425*logheight/809625"/><draw:equation draw:name="connsiteX5" draw:formula="295275*logwidth/561975"/><draw:equation draw:name="connsiteY5" draw:formula="0*logheight/809625"/><draw:equation draw:name="connsiteX6" draw:formula="85725*logwidth/561975"/><draw:equation draw:name="connsiteY6" draw:formula="9525*logheight/809625"/><draw:equation draw:name="connsiteX0" draw:formula="85725*logwidth/561975"/><draw:equation draw:name="connsiteY0" draw:formula="0*logheight/809625"/><draw:equation draw:name="connsiteX1" draw:formula="0*logwidth/561975"/><draw:equation draw:name="connsiteY1" draw:formula="219075*logheight/809625"/><draw:equation draw:name="connsiteX2" draw:formula="142875*logwidth/561975"/><draw:equation draw:name="connsiteY2" draw:formula="809625*logheight/809625"/><draw:equation draw:name="connsiteX3" draw:formula="542925*logwidth/561975"/><draw:equation draw:name="connsiteY3" draw:formula="619125*logheight/809625"/><draw:equation draw:name="connsiteX4" draw:formula="561975*logwidth/561975"/><draw:equation draw:name="connsiteY4" draw:formula="352425*logheight/809625"/><draw:equation draw:name="connsiteX5" draw:formula="295275*logwidth/561975"/><draw:equation draw:name="connsiteY5" draw:formula="0*logheight/809625"/><draw:equation draw:name="connsiteX6" draw:formula="85725*logwidth/561975"/><draw:equation draw:name="connsiteY6" draw:formula="0*logheight/809625"/><draw:equation draw:name="connsiteX0" draw:formula="85725*logwidth/561975"/><draw:equation draw:name="connsiteY0" draw:formula="12677*logheight/822302"/><draw:equation draw:name="connsiteX1" draw:formula="0*logwidth/561975"/><draw:equation draw:name="connsiteY1" draw:formula="231752*logheight/822302"/><draw:equation draw:name="connsiteX2" draw:formula="142875*logwidth/561975"/><draw:equation draw:name="connsiteY2" draw:formula="822302*logheight/822302"/><draw:equation draw:name="connsiteX3" draw:formula="542925*logwidth/561975"/><draw:equation draw:name="connsiteY3" draw:formula="631802*logheight/822302"/><draw:equation draw:name="connsiteX4" draw:formula="561975*logwidth/561975"/><draw:equation draw:name="connsiteY4" draw:formula="365102*logheight/822302"/><draw:equation draw:name="connsiteX5" draw:formula="560935*logwidth/561975"/><draw:equation draw:name="connsiteY5" draw:formula="0*logheight/822302"/><draw:equation draw:name="connsiteX6" draw:formula="85725*logwidth/561975"/><draw:equation draw:name="connsiteY6" draw:formula="12677*logheight/822302"/><draw:equation draw:name="connsiteX0" draw:formula="85725*logwidth/561975"/><draw:equation draw:name="connsiteY0" draw:formula="1*logheight/809626"/><draw:equation draw:name="connsiteX1" draw:formula="0*logwidth/561975"/><draw:equation draw:name="connsiteY1" draw:formula="219076*logheight/809626"/><draw:equation draw:name="connsiteX2" draw:formula="142875*logwidth/561975"/><draw:equation draw:name="connsiteY2" draw:formula="809626*logheight/809626"/><draw:equation draw:name="connsiteX3" draw:formula="542925*logwidth/561975"/><draw:equation draw:name="connsiteY3" draw:formula="619126*logheight/809626"/><draw:equation draw:name="connsiteX4" draw:formula="561975*logwidth/561975"/><draw:equation draw:name="connsiteY4" draw:formula="352426*logheight/809626"/><draw:equation draw:name="connsiteX5" draw:formula="541828*logwidth/561975"/><draw:equation draw:name="connsiteY5" draw:formula="0*logheight/809626"/><draw:equation draw:name="connsiteX6" draw:formula="85725*logwidth/561975"/><draw:equation draw:name="connsiteY6" draw:formula="1*logheight/809626"/><draw:equation draw:name="connsiteX0" draw:formula="0*logwidth/613827"/><draw:equation draw:name="connsiteY0" draw:formula="0*logheight/810894"/><draw:equation draw:name="connsiteX1" draw:formula="51852*logwidth/613827"/><draw:equation draw:name="connsiteY1" draw:formula="220344*logheight/810894"/><draw:equation draw:name="connsiteX2" draw:formula="194727*logwidth/613827"/><draw:equation draw:name="connsiteY2" draw:formula="810894*logheight/810894"/><draw:equation draw:name="connsiteX3" draw:formula="594777*logwidth/613827"/><draw:equation draw:name="connsiteY3" draw:formula="620394*logheight/810894"/><draw:equation draw:name="connsiteX4" draw:formula="613827*logwidth/613827"/><draw:equation draw:name="connsiteY4" draw:formula="353694*logheight/810894"/><draw:equation draw:name="connsiteX5" draw:formula="593680*logwidth/613827"/><draw:equation draw:name="connsiteY5" draw:formula="1268*logheight/810894"/><draw:equation draw:name="connsiteX6" draw:formula="0*logwidth/613827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85725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85725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80502*logwidth/699552"/><draw:equation draw:name="connsiteY3" draw:formula="620394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52987*logwidth/699552"/><draw:equation draw:name="connsiteY3" draw:formula="596403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810894"/><draw:equation draw:name="connsiteX1" draw:formula="0*logwidth/699552"/><draw:equation draw:name="connsiteY1" draw:formula="225260*logheight/810894"/><draw:equation draw:name="connsiteX2" draw:formula="280452*logwidth/699552"/><draw:equation draw:name="connsiteY2" draw:formula="810894*logheight/810894"/><draw:equation draw:name="connsiteX3" draw:formula="611714*logwidth/699552"/><draw:equation draw:name="connsiteY3" draw:formula="613527*logheight/810894"/><draw:equation draw:name="connsiteX4" draw:formula="699552*logwidth/699552"/><draw:equation draw:name="connsiteY4" draw:formula="353694*logheight/810894"/><draw:equation draw:name="connsiteX5" draw:formula="679405*logwidth/699552"/><draw:equation draw:name="connsiteY5" draw:formula="1268*logheight/810894"/><draw:equation draw:name="connsiteX6" draw:formula="39866*logwidth/699552"/><draw:equation draw:name="connsiteY6" draw:formula="0*logheight/810894"/><draw:equation draw:name="connsiteX0" draw:formula="39866*logwidth/699552"/><draw:equation draw:name="connsiteY0" draw:formula="0*logheight/759522"/><draw:equation draw:name="connsiteX1" draw:formula="0*logwidth/699552"/><draw:equation draw:name="connsiteY1" draw:formula="225260*logheight/759522"/><draw:equation draw:name="connsiteX2" draw:formula="280452*logwidth/699552"/><draw:equation draw:name="connsiteY2" draw:formula="759522*logheight/759522"/><draw:equation draw:name="connsiteX3" draw:formula="611714*logwidth/699552"/><draw:equation draw:name="connsiteY3" draw:formula="613527*logheight/759522"/><draw:equation draw:name="connsiteX4" draw:formula="699552*logwidth/699552"/><draw:equation draw:name="connsiteY4" draw:formula="353694*logheight/759522"/><draw:equation draw:name="connsiteX5" draw:formula="679405*logwidth/699552"/><draw:equation draw:name="connsiteY5" draw:formula="1268*logheight/759522"/><draw:equation draw:name="connsiteX6" draw:formula="39866*logwidth/699552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59522"/><draw:equation draw:name="connsiteX1" draw:formula="0*logwidth/913286"/><draw:equation draw:name="connsiteY1" draw:formula="225260*logheight/759522"/><draw:equation draw:name="connsiteX2" draw:formula="280452*logwidth/913286"/><draw:equation draw:name="connsiteY2" draw:formula="759522*logheight/759522"/><draw:equation draw:name="connsiteX3" draw:formula="611714*logwidth/913286"/><draw:equation draw:name="connsiteY3" draw:formula="613527*logheight/759522"/><draw:equation draw:name="connsiteX4" draw:formula="699552*logwidth/913286"/><draw:equation draw:name="connsiteY4" draw:formula="353694*logheight/759522"/><draw:equation draw:name="connsiteX5" draw:formula="913286*logwidth/913286"/><draw:equation draw:name="connsiteY5" draw:formula="1114*logheight/759522"/><draw:equation draw:name="connsiteX6" draw:formula="39866*logwidth/913286"/><draw:equation draw:name="connsiteY6" draw:formula="0*logheight/759522"/><draw:equation draw:name="connsiteX0" draw:formula="39866*logwidth/913286"/><draw:equation draw:name="connsiteY0" draw:formula="0*logheight/789965"/><draw:equation draw:name="connsiteX1" draw:formula="0*logwidth/913286"/><draw:equation draw:name="connsiteY1" draw:formula="225260*logheight/789965"/><draw:equation draw:name="connsiteX2" draw:formula="211663*logwidth/913286"/><draw:equation draw:name="connsiteY2" draw:formula="789965*logheight/789965"/><draw:equation draw:name="connsiteX3" draw:formula="611714*logwidth/913286"/><draw:equation draw:name="connsiteY3" draw:formula="613527*logheight/789965"/><draw:equation draw:name="connsiteX4" draw:formula="699552*logwidth/913286"/><draw:equation draw:name="connsiteY4" draw:formula="353694*logheight/789965"/><draw:equation draw:name="connsiteX5" draw:formula="913286*logwidth/913286"/><draw:equation draw:name="connsiteY5" draw:formula="1114*logheight/789965"/><draw:equation draw:name="connsiteX6" draw:formula="39866*logwidth/913286"/><draw:equation draw:name="connsiteY6" draw:formula="0*logheight/789965"/></draw:enhanced-geometry></draw:custom-shape><draw:custom-shape draw:style-name="gr73" svg:width="2.452cm" svg:height="2.316cm" svg:x="12.75cm" svg:y="-0.675cm"><draw:enhanced-geometry svg:viewBox="0 0 858863 837604" draw:type="ooxml-non-primitive" drawooo:sub-view-size="858863 837604" draw:text-areas="l t r b" draw:enhanced-path="M 639489 0 L 699040 209442 766795 349341 858863 379818 804710 837604 0 478046 52967 148694 639489 0 Z N "><draw:equation draw:name="connsiteX0" draw:formula="714615*logwidth/776088"/><draw:equation draw:name="connsiteY0" draw:formula="0*logheight/776087"/><draw:equation draw:name="connsiteX1" draw:formula="776088*logwidth/776088"/><draw:equation draw:name="connsiteY1" draw:formula="230521*logheight/776087"/><draw:equation draw:name="connsiteX2" draw:formula="753036*logwidth/776088"/><draw:equation draw:name="connsiteY2" draw:formula="653143*logheight/776087"/><draw:equation draw:name="connsiteX3" draw:formula="622407*logwidth/776088"/><draw:equation draw:name="connsiteY3" draw:formula="776087*logheight/776087"/><draw:equation draw:name="connsiteX4" draw:formula="184417*logwidth/776088"/><draw:equation draw:name="connsiteY4" draw:formula="776087*logheight/776087"/><draw:equation draw:name="connsiteX5" draw:formula="0*logwidth/776088"/><draw:equation draw:name="connsiteY5" draw:formula="468726*logheight/776087"/><draw:equation draw:name="connsiteX6" draw:formula="0*logwidth/776088"/><draw:equation draw:name="connsiteY6" draw:formula="161365*logheight/776087"/><draw:equation draw:name="connsiteX7" draw:formula="714615*logwidth/776088"/><draw:equation draw:name="connsiteY7" draw:formula="0*logheight/776087"/><draw:equation draw:name="connsiteX0" draw:formula="714615*logwidth/776088"/><draw:equation draw:name="connsiteY0" draw:formula="0*logheight/791454"/><draw:equation draw:name="connsiteX1" draw:formula="776088*logwidth/776088"/><draw:equation draw:name="connsiteY1" draw:formula="230521*logheight/791454"/><draw:equation draw:name="connsiteX2" draw:formula="753036*logwidth/776088"/><draw:equation draw:name="connsiteY2" draw:formula="653143*logheight/791454"/><draw:equation draw:name="connsiteX3" draw:formula="622407*logwidth/776088"/><draw:equation draw:name="connsiteY3" draw:formula="776087*logheight/791454"/><draw:equation draw:name="connsiteX4" draw:formula="197118*logwidth/776088"/><draw:equation draw:name="connsiteY4" draw:formula="791454*logheight/791454"/><draw:equation draw:name="connsiteX5" draw:formula="0*logwidth/776088"/><draw:equation draw:name="connsiteY5" draw:formula="468726*logheight/791454"/><draw:equation draw:name="connsiteX6" draw:formula="0*logwidth/776088"/><draw:equation draw:name="connsiteY6" draw:formula="161365*logheight/791454"/><draw:equation draw:name="connsiteX7" draw:formula="714615*logwidth/776088"/><draw:equation draw:name="connsiteY7" draw:formula="0*logheight/791454"/><draw:equation draw:name="connsiteX0" draw:formula="714615*logwidth/776088"/><draw:equation draw:name="connsiteY0" draw:formula="0*logheight/791641"/><draw:equation draw:name="connsiteX1" draw:formula="776088*logwidth/776088"/><draw:equation draw:name="connsiteY1" draw:formula="230521*logheight/791641"/><draw:equation draw:name="connsiteX2" draw:formula="753036*logwidth/776088"/><draw:equation draw:name="connsiteY2" draw:formula="653143*logheight/791641"/><draw:equation draw:name="connsiteX3" draw:formula="628758*logwidth/776088"/><draw:equation draw:name="connsiteY3" draw:formula="791641*logheight/791641"/><draw:equation draw:name="connsiteX4" draw:formula="197118*logwidth/776088"/><draw:equation draw:name="connsiteY4" draw:formula="791454*logheight/791641"/><draw:equation draw:name="connsiteX5" draw:formula="0*logwidth/776088"/><draw:equation draw:name="connsiteY5" draw:formula="468726*logheight/791641"/><draw:equation draw:name="connsiteX6" draw:formula="0*logwidth/776088"/><draw:equation draw:name="connsiteY6" draw:formula="161365*logheight/791641"/><draw:equation draw:name="connsiteX7" draw:formula="714615*logwidth/776088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18873*logwidth/897843"/><draw:equation draw:name="connsiteY4" draw:formula="791454*logheight/791641"/><draw:equation draw:name="connsiteX5" draw:formula="0*logwidth/897843"/><draw:equation draw:name="connsiteY5" draw:formula="329352*logheight/791641"/><draw:equation draw:name="connsiteX6" draw:formula="121755*logwidth/897843"/><draw:equation draw:name="connsiteY6" draw:formula="161365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18873*logwidth/897843"/><draw:equation draw:name="connsiteY4" draw:formula="791454*logheight/791641"/><draw:equation draw:name="connsiteX5" draw:formula="0*logwidth/897843"/><draw:equation draw:name="connsiteY5" draw:formula="329352*logheight/791641"/><draw:equation draw:name="connsiteX6" draw:formula="52967*logwidth/897843"/><draw:equation draw:name="connsiteY6" draw:formula="0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91641"/><draw:equation draw:name="connsiteX1" draw:formula="897843*logwidth/897843"/><draw:equation draw:name="connsiteY1" draw:formula="230521*logheight/791641"/><draw:equation draw:name="connsiteX2" draw:formula="874791*logwidth/897843"/><draw:equation draw:name="connsiteY2" draw:formula="653143*logheight/791641"/><draw:equation draw:name="connsiteX3" draw:formula="750513*logwidth/897843"/><draw:equation draw:name="connsiteY3" draw:formula="791641*logheight/791641"/><draw:equation draw:name="connsiteX4" draw:formula="308007*logwidth/897843"/><draw:equation draw:name="connsiteY4" draw:formula="732472*logheight/791641"/><draw:equation draw:name="connsiteX5" draw:formula="0*logwidth/897843"/><draw:equation draw:name="connsiteY5" draw:formula="329352*logheight/791641"/><draw:equation draw:name="connsiteX6" draw:formula="52967*logwidth/897843"/><draw:equation draw:name="connsiteY6" draw:formula="0*logheight/791641"/><draw:equation draw:name="connsiteX7" draw:formula="836370*logwidth/897843"/><draw:equation draw:name="connsiteY7" draw:formula="0*logheight/791641"/><draw:equation draw:name="connsiteX0" draw:formula="836370*logwidth/897843"/><draw:equation draw:name="connsiteY0" draw:formula="0*logheight/742172"/><draw:equation draw:name="connsiteX1" draw:formula="897843*logwidth/897843"/><draw:equation draw:name="connsiteY1" draw:formula="230521*logheight/742172"/><draw:equation draw:name="connsiteX2" draw:formula="874791*logwidth/897843"/><draw:equation draw:name="connsiteY2" draw:formula="653143*logheight/742172"/><draw:equation draw:name="connsiteX3" draw:formula="721359*logwidth/897843"/><draw:equation draw:name="connsiteY3" draw:formula="742172*logheight/742172"/><draw:equation draw:name="connsiteX4" draw:formula="308007*logwidth/897843"/><draw:equation draw:name="connsiteY4" draw:formula="732472*logheight/742172"/><draw:equation draw:name="connsiteX5" draw:formula="0*logwidth/897843"/><draw:equation draw:name="connsiteY5" draw:formula="329352*logheight/742172"/><draw:equation draw:name="connsiteX6" draw:formula="52967*logwidth/897843"/><draw:equation draw:name="connsiteY6" draw:formula="0*logheight/742172"/><draw:equation draw:name="connsiteX7" draw:formula="836370*logwidth/897843"/><draw:equation draw:name="connsiteY7" draw:formula="0*logheight/742172"/><draw:equation draw:name="connsiteX0" draw:formula="836370*logwidth/897843"/><draw:equation draw:name="connsiteY0" draw:formula="0*logheight/742172"/><draw:equation draw:name="connsiteX1" draw:formula="897843*logwidth/897843"/><draw:equation draw:name="connsiteY1" draw:formula="230521*logheight/742172"/><draw:equation draw:name="connsiteX2" draw:formula="874791*logwidth/897843"/><draw:equation draw:name="connsiteY2" draw:formula="653143*logheight/742172"/><draw:equation draw:name="connsiteX3" draw:formula="721359*logwidth/897843"/><draw:equation draw:name="connsiteY3" draw:formula="742172*logheight/742172"/><draw:equation draw:name="connsiteX4" draw:formula="277008*logwidth/897843"/><draw:equation draw:name="connsiteY4" draw:formula="686808*logheight/742172"/><draw:equation draw:name="connsiteX5" draw:formula="0*logwidth/897843"/><draw:equation draw:name="connsiteY5" draw:formula="329352*logheight/742172"/><draw:equation draw:name="connsiteX6" draw:formula="52967*logwidth/897843"/><draw:equation draw:name="connsiteY6" draw:formula="0*logheight/742172"/><draw:equation draw:name="connsiteX7" draw:formula="836370*logwidth/897843"/><draw:equation draw:name="connsiteY7" draw:formula="0*logheight/742172"/><draw:equation draw:name="connsiteX0" draw:formula="762996*logwidth/897843"/><draw:equation draw:name="connsiteY0" draw:formula="0*logheight/919423"/><draw:equation draw:name="connsiteX1" draw:formula="897843*logwidth/897843"/><draw:equation draw:name="connsiteY1" draw:formula="407772*logheight/919423"/><draw:equation draw:name="connsiteX2" draw:formula="874791*logwidth/897843"/><draw:equation draw:name="connsiteY2" draw:formula="830394*logheight/919423"/><draw:equation draw:name="connsiteX3" draw:formula="721359*logwidth/897843"/><draw:equation draw:name="connsiteY3" draw:formula="919423*logheight/919423"/><draw:equation draw:name="connsiteX4" draw:formula="277008*logwidth/897843"/><draw:equation draw:name="connsiteY4" draw:formula="864059*logheight/919423"/><draw:equation draw:name="connsiteX5" draw:formula="0*logwidth/897843"/><draw:equation draw:name="connsiteY5" draw:formula="506603*logheight/919423"/><draw:equation draw:name="connsiteX6" draw:formula="52967*logwidth/897843"/><draw:equation draw:name="connsiteY6" draw:formula="177251*logheight/919423"/><draw:equation draw:name="connsiteX7" draw:formula="762996*logwidth/897843"/><draw:equation draw:name="connsiteY7" draw:formula="0*logheight/919423"/><draw:equation draw:name="connsiteX0" draw:formula="762996*logwidth/897843"/><draw:equation draw:name="connsiteY0" draw:formula="0*logheight/919423"/><draw:equation draw:name="connsiteX1" draw:formula="897843*logwidth/897843"/><draw:equation draw:name="connsiteY1" draw:formula="407772*logheight/919423"/><draw:equation draw:name="connsiteX2" draw:formula="874791*logwidth/897843"/><draw:equation draw:name="connsiteY2" draw:formula="830394*logheight/919423"/><draw:equation draw:name="connsiteX3" draw:formula="721359*logwidth/897843"/><draw:equation draw:name="connsiteY3" draw:formula="919423*logheight/919423"/><draw:equation draw:name="connsiteX4" draw:formula="183178*logwidth/897843"/><draw:equation draw:name="connsiteY4" draw:formula="743016*logheight/919423"/><draw:equation draw:name="connsiteX5" draw:formula="0*logwidth/897843"/><draw:equation draw:name="connsiteY5" draw:formula="506603*logheight/919423"/><draw:equation draw:name="connsiteX6" draw:formula="52967*logwidth/897843"/><draw:equation draw:name="connsiteY6" draw:formula="177251*logheight/919423"/><draw:equation draw:name="connsiteX7" draw:formula="762996*logwidth/897843"/><draw:equation draw:name="connsiteY7" draw:formula="0*logheight/919423"/><draw:equation draw:name="connsiteX0" draw:formula="762996*logwidth/897843"/><draw:equation draw:name="connsiteY0" draw:formula="0*logheight/854695"/><draw:equation draw:name="connsiteX1" draw:formula="897843*logwidth/897843"/><draw:equation draw:name="connsiteY1" draw:formula="407772*logheight/854695"/><draw:equation draw:name="connsiteX2" draw:formula="874791*logwidth/897843"/><draw:equation draw:name="connsiteY2" draw:formula="830394*logheight/854695"/><draw:equation draw:name="connsiteX3" draw:formula="676110*logwidth/897843"/><draw:equation draw:name="connsiteY3" draw:formula="854695*logheight/854695"/><draw:equation draw:name="connsiteX4" draw:formula="183178*logwidth/897843"/><draw:equation draw:name="connsiteY4" draw:formula="743016*logheight/854695"/><draw:equation draw:name="connsiteX5" draw:formula="0*logwidth/897843"/><draw:equation draw:name="connsiteY5" draw:formula="506603*logheight/854695"/><draw:equation draw:name="connsiteX6" draw:formula="52967*logwidth/897843"/><draw:equation draw:name="connsiteY6" draw:formula="177251*logheight/854695"/><draw:equation draw:name="connsiteX7" draw:formula="762996*logwidth/897843"/><draw:equation draw:name="connsiteY7" draw:formula="0*logheight/854695"/><draw:equation draw:name="connsiteX0" draw:formula="762996*logwidth/874791"/><draw:equation draw:name="connsiteY0" draw:formula="0*logheight/854695"/><draw:equation draw:name="connsiteX1" draw:formula="760267*logwidth/874791"/><draw:equation draw:name="connsiteY1" draw:formula="379215*logheight/854695"/><draw:equation draw:name="connsiteX2" draw:formula="874791*logwidth/874791"/><draw:equation draw:name="connsiteY2" draw:formula="830394*logheight/854695"/><draw:equation draw:name="connsiteX3" draw:formula="676110*logwidth/874791"/><draw:equation draw:name="connsiteY3" draw:formula="854695*logheight/854695"/><draw:equation draw:name="connsiteX4" draw:formula="183178*logwidth/874791"/><draw:equation draw:name="connsiteY4" draw:formula="743016*logheight/854695"/><draw:equation draw:name="connsiteX5" draw:formula="0*logwidth/874791"/><draw:equation draw:name="connsiteY5" draw:formula="506603*logheight/854695"/><draw:equation draw:name="connsiteX6" draw:formula="52967*logwidth/874791"/><draw:equation draw:name="connsiteY6" draw:formula="177251*logheight/854695"/><draw:equation draw:name="connsiteX7" draw:formula="762996*logwidth/874791"/><draw:equation draw:name="connsiteY7" draw:formula="0*logheight/854695"/><draw:equation draw:name="connsiteX0" draw:formula="762996*logwidth/874791"/><draw:equation draw:name="connsiteY0" draw:formula="0*logheight/854695"/><draw:equation draw:name="connsiteX1" draw:formula="764853*logwidth/874791"/><draw:equation draw:name="connsiteY1" draw:formula="377312*logheight/854695"/><draw:equation draw:name="connsiteX2" draw:formula="874791*logwidth/874791"/><draw:equation draw:name="connsiteY2" draw:formula="830394*logheight/854695"/><draw:equation draw:name="connsiteX3" draw:formula="676110*logwidth/874791"/><draw:equation draw:name="connsiteY3" draw:formula="854695*logheight/854695"/><draw:equation draw:name="connsiteX4" draw:formula="183178*logwidth/874791"/><draw:equation draw:name="connsiteY4" draw:formula="743016*logheight/854695"/><draw:equation draw:name="connsiteX5" draw:formula="0*logwidth/874791"/><draw:equation draw:name="connsiteY5" draw:formula="506603*logheight/854695"/><draw:equation draw:name="connsiteX6" draw:formula="52967*logwidth/874791"/><draw:equation draw:name="connsiteY6" draw:formula="177251*logheight/854695"/><draw:equation draw:name="connsiteX7" draw:formula="762996*logwidth/874791"/><draw:equation draw:name="connsiteY7" draw:formula="0*logheight/854695"/><draw:equation draw:name="connsiteX0" draw:formula="762996*logwidth/802991"/><draw:equation draw:name="connsiteY0" draw:formula="0*logheight/854695"/><draw:equation draw:name="connsiteX1" draw:formula="764853*logwidth/802991"/><draw:equation draw:name="connsiteY1" draw:formula="377312*logheight/854695"/><draw:equation draw:name="connsiteX2" draw:formula="802991*logwidth/802991"/><draw:equation draw:name="connsiteY2" draw:formula="799269*logheight/854695"/><draw:equation draw:name="connsiteX3" draw:formula="676110*logwidth/802991"/><draw:equation draw:name="connsiteY3" draw:formula="854695*logheight/854695"/><draw:equation draw:name="connsiteX4" draw:formula="183178*logwidth/802991"/><draw:equation draw:name="connsiteY4" draw:formula="743016*logheight/854695"/><draw:equation draw:name="connsiteX5" draw:formula="0*logwidth/802991"/><draw:equation draw:name="connsiteY5" draw:formula="506603*logheight/854695"/><draw:equation draw:name="connsiteX6" draw:formula="52967*logwidth/802991"/><draw:equation draw:name="connsiteY6" draw:formula="177251*logheight/854695"/><draw:equation draw:name="connsiteX7" draw:formula="762996*logwidth/802991"/><draw:equation draw:name="connsiteY7" draw:formula="0*logheight/854695"/><draw:equation draw:name="connsiteX0" draw:formula="762996*logwidth/764999"/><draw:equation draw:name="connsiteY0" draw:formula="0*logheight/854695"/><draw:equation draw:name="connsiteX1" draw:formula="764853*logwidth/764999"/><draw:equation draw:name="connsiteY1" draw:formula="377312*logheight/854695"/><draw:equation draw:name="connsiteX2" draw:formula="676110*logwidth/764999"/><draw:equation draw:name="connsiteY2" draw:formula="854695*logheight/854695"/><draw:equation draw:name="connsiteX3" draw:formula="183178*logwidth/764999"/><draw:equation draw:name="connsiteY3" draw:formula="743016*logheight/854695"/><draw:equation draw:name="connsiteX4" draw:formula="0*logwidth/764999"/><draw:equation draw:name="connsiteY4" draw:formula="506603*logheight/854695"/><draw:equation draw:name="connsiteX5" draw:formula="52967*logwidth/764999"/><draw:equation draw:name="connsiteY5" draw:formula="177251*logheight/854695"/><draw:equation draw:name="connsiteX6" draw:formula="762996*logwidth/764999"/><draw:equation draw:name="connsiteY6" draw:formula="0*logheight/854695"/><draw:equation draw:name="connsiteX0" draw:formula="762996*logwidth/802991"/><draw:equation draw:name="connsiteY0" draw:formula="0*logheight/866161"/><draw:equation draw:name="connsiteX1" draw:formula="764853*logwidth/802991"/><draw:equation draw:name="connsiteY1" draw:formula="377312*logheight/866161"/><draw:equation draw:name="connsiteX2" draw:formula="802991*logwidth/802991"/><draw:equation draw:name="connsiteY2" draw:formula="866161*logheight/866161"/><draw:equation draw:name="connsiteX3" draw:formula="183178*logwidth/802991"/><draw:equation draw:name="connsiteY3" draw:formula="743016*logheight/866161"/><draw:equation draw:name="connsiteX4" draw:formula="0*logwidth/802991"/><draw:equation draw:name="connsiteY4" draw:formula="506603*logheight/866161"/><draw:equation draw:name="connsiteX5" draw:formula="52967*logwidth/802991"/><draw:equation draw:name="connsiteY5" draw:formula="177251*logheight/866161"/><draw:equation draw:name="connsiteX6" draw:formula="762996*logwidth/802991"/><draw:equation draw:name="connsiteY6" draw:formula="0*logheight/866161"/><draw:equation draw:name="connsiteX0" draw:formula="762996*logwidth/858869"/><draw:equation draw:name="connsiteY0" draw:formula="0*logheight/866161"/><draw:equation draw:name="connsiteX1" draw:formula="858863*logwidth/858869"/><draw:equation draw:name="connsiteY1" draw:formula="408375*logheight/866161"/><draw:equation draw:name="connsiteX2" draw:formula="802991*logwidth/858869"/><draw:equation draw:name="connsiteY2" draw:formula="866161*logheight/866161"/><draw:equation draw:name="connsiteX3" draw:formula="183178*logwidth/858869"/><draw:equation draw:name="connsiteY3" draw:formula="743016*logheight/866161"/><draw:equation draw:name="connsiteX4" draw:formula="0*logwidth/858869"/><draw:equation draw:name="connsiteY4" draw:formula="506603*logheight/866161"/><draw:equation draw:name="connsiteX5" draw:formula="52967*logwidth/858869"/><draw:equation draw:name="connsiteY5" draw:formula="177251*logheight/866161"/><draw:equation draw:name="connsiteX6" draw:formula="762996*logwidth/858869"/><draw:equation draw:name="connsiteY6" draw:formula="0*logheight/866161"/><draw:equation draw:name="connsiteX0" draw:formula="762996*logwidth/858863"/><draw:equation draw:name="connsiteY0" draw:formula="0*logheight/866161"/><draw:equation draw:name="connsiteX1" draw:formula="858863*logwidth/858863"/><draw:equation draw:name="connsiteY1" draw:formula="408375*logheight/866161"/><draw:equation draw:name="connsiteX2" draw:formula="802991*logwidth/858863"/><draw:equation draw:name="connsiteY2" draw:formula="866161*logheight/866161"/><draw:equation draw:name="connsiteX3" draw:formula="183178*logwidth/858863"/><draw:equation draw:name="connsiteY3" draw:formula="743016*logheight/866161"/><draw:equation draw:name="connsiteX4" draw:formula="0*logwidth/858863"/><draw:equation draw:name="connsiteY4" draw:formula="506603*logheight/866161"/><draw:equation draw:name="connsiteX5" draw:formula="52967*logwidth/858863"/><draw:equation draw:name="connsiteY5" draw:formula="177251*logheight/866161"/><draw:equation draw:name="connsiteX6" draw:formula="762996*logwidth/858863"/><draw:equation draw:name="connsiteY6" draw:formula="0*logheight/866161"/><draw:equation draw:name="connsiteX0" draw:formula="762996*logwidth/858863"/><draw:equation draw:name="connsiteY0" draw:formula="0*logheight/866161"/><draw:equation draw:name="connsiteX1" draw:formula="858863*logwidth/858863"/><draw:equation draw:name="connsiteY1" draw:formula="408375*logheight/866161"/><draw:equation draw:name="connsiteX2" draw:formula="802991*logwidth/858863"/><draw:equation draw:name="connsiteY2" draw:formula="866161*logheight/866161"/><draw:equation draw:name="connsiteX3" draw:formula="183178*logwidth/858863"/><draw:equation draw:name="connsiteY3" draw:formula="743016*logheight/866161"/><draw:equation draw:name="connsiteX4" draw:formula="0*logwidth/858863"/><draw:equation draw:name="connsiteY4" draw:formula="506603*logheight/866161"/><draw:equation draw:name="connsiteX5" draw:formula="52967*logwidth/858863"/><draw:equation draw:name="connsiteY5" draw:formula="177251*logheight/866161"/><draw:equation draw:name="connsiteX6" draw:formula="762996*logwidth/858863"/><draw:equation draw:name="connsiteY6" draw:formula="0*logheight/866161"/><draw:equation draw:name="connsiteX0" draw:formula="762996*logwidth/858863"/><draw:equation draw:name="connsiteY0" draw:formula="0*logheight/866161"/><draw:equation draw:name="connsiteX1" draw:formula="817508*logwidth/858863"/><draw:equation draw:name="connsiteY1" draw:formula="239905*logheight/866161"/><draw:equation draw:name="connsiteX2" draw:formula="858863*logwidth/858863"/><draw:equation draw:name="connsiteY2" draw:formula="408375*logheight/866161"/><draw:equation draw:name="connsiteX3" draw:formula="802991*logwidth/858863"/><draw:equation draw:name="connsiteY3" draw:formula="866161*logheight/866161"/><draw:equation draw:name="connsiteX4" draw:formula="183178*logwidth/858863"/><draw:equation draw:name="connsiteY4" draw:formula="743016*logheight/866161"/><draw:equation draw:name="connsiteX5" draw:formula="0*logwidth/858863"/><draw:equation draw:name="connsiteY5" draw:formula="506603*logheight/866161"/><draw:equation draw:name="connsiteX6" draw:formula="52967*logwidth/858863"/><draw:equation draw:name="connsiteY6" draw:formula="177251*logheight/866161"/><draw:equation draw:name="connsiteX7" draw:formula="762996*logwidth/858863"/><draw:equation draw:name="connsiteY7" draw:formula="0*logheight/866161"/><draw:equation draw:name="connsiteX0" draw:formula="762996*logwidth/858863"/><draw:equation draw:name="connsiteY0" draw:formula="0*logheight/866161"/><draw:equation draw:name="connsiteX1" draw:formula="699040*logwidth/858863"/><draw:equation draw:name="connsiteY1" draw:formula="237999*logheight/866161"/><draw:equation draw:name="connsiteX2" draw:formula="858863*logwidth/858863"/><draw:equation draw:name="connsiteY2" draw:formula="408375*logheight/866161"/><draw:equation draw:name="connsiteX3" draw:formula="802991*logwidth/858863"/><draw:equation draw:name="connsiteY3" draw:formula="866161*logheight/866161"/><draw:equation draw:name="connsiteX4" draw:formula="183178*logwidth/858863"/><draw:equation draw:name="connsiteY4" draw:formula="743016*logheight/866161"/><draw:equation draw:name="connsiteX5" draw:formula="0*logwidth/858863"/><draw:equation draw:name="connsiteY5" draw:formula="506603*logheight/866161"/><draw:equation draw:name="connsiteX6" draw:formula="52967*logwidth/858863"/><draw:equation draw:name="connsiteY6" draw:formula="177251*logheight/866161"/><draw:equation draw:name="connsiteX7" draw:formula="762996*logwidth/858863"/><draw:equation draw:name="connsiteY7" draw:formula="0*logheight/866161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858863*logwidth/858863"/><draw:equation draw:name="connsiteY2" draw:formula="379818*logheight/837604"/><draw:equation draw:name="connsiteX3" draw:formula="802991*logwidth/858863"/><draw:equation draw:name="connsiteY3" draw:formula="837604*logheight/837604"/><draw:equation draw:name="connsiteX4" draw:formula="183178*logwidth/858863"/><draw:equation draw:name="connsiteY4" draw:formula="714459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183178*logwidth/858863"/><draw:equation draw:name="connsiteY5" draw:formula="714459*logheight/837604"/><draw:equation draw:name="connsiteX6" draw:formula="0*logwidth/858863"/><draw:equation draw:name="connsiteY6" draw:formula="478046*logheight/837604"/><draw:equation draw:name="connsiteX7" draw:formula="52967*logwidth/858863"/><draw:equation draw:name="connsiteY7" draw:formula="148694*logheight/837604"/><draw:equation draw:name="connsiteX8" draw:formula="639489*logwidth/858863"/><draw:equation draw:name="connsiteY8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2991*logwidth/858863"/><draw:equation draw:name="connsiteY4" draw:formula="837604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draw:equation draw:name="connsiteX0" draw:formula="639489*logwidth/858863"/><draw:equation draw:name="connsiteY0" draw:formula="0*logheight/837604"/><draw:equation draw:name="connsiteX1" draw:formula="699040*logwidth/858863"/><draw:equation draw:name="connsiteY1" draw:formula="209442*logheight/837604"/><draw:equation draw:name="connsiteX2" draw:formula="766795*logwidth/858863"/><draw:equation draw:name="connsiteY2" draw:formula="349341*logheight/837604"/><draw:equation draw:name="connsiteX3" draw:formula="858863*logwidth/858863"/><draw:equation draw:name="connsiteY3" draw:formula="379818*logheight/837604"/><draw:equation draw:name="connsiteX4" draw:formula="804710*logwidth/858863"/><draw:equation draw:name="connsiteY4" draw:formula="837604*logheight/837604"/><draw:equation draw:name="connsiteX5" draw:formula="0*logwidth/858863"/><draw:equation draw:name="connsiteY5" draw:formula="478046*logheight/837604"/><draw:equation draw:name="connsiteX6" draw:formula="52967*logwidth/858863"/><draw:equation draw:name="connsiteY6" draw:formula="148694*logheight/837604"/><draw:equation draw:name="connsiteX7" draw:formula="639489*logwidth/858863"/><draw:equation draw:name="connsiteY7" draw:formula="0*logheight/837604"/></draw:enhanced-geometry></draw:custom-shape><draw:custom-shape draw:style-name="gr74" svg:width="1.054cm" svg:height="1.402cm" svg:x="17.5cm" svg:y="-0.02418cm"><draw:enhanced-geometry svg:viewBox="0 0 261965 395152" draw:type="ooxml-non-primitive" drawooo:sub-view-size="261965 395152" draw:text-areas="l t r b" draw:enhanced-path="M 261965 0 L 0 181061 85695 383263 187816 395152 261964 376517 C 261964 251011 261965 125506 261965 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15280*logwidth/215280"/><draw:equation draw:name="connsiteY0" draw:formula="0*logheight/391886"/><draw:equation draw:name="connsiteX1" draw:formula="0*logwidth/215280"/><draw:equation draw:name="connsiteY1" draw:formula="223409*logheight/391886"/><draw:equation draw:name="connsiteX2" draw:formula="30863*logwidth/215280"/><draw:equation draw:name="connsiteY2" draw:formula="384202*logheight/391886"/><draw:equation draw:name="connsiteX3" draw:formula="153808*logwidth/215280"/><draw:equation draw:name="connsiteY3" draw:formula="391886*logheight/391886"/><draw:equation draw:name="connsiteX4" draw:formula="215279*logwidth/215280"/><draw:equation draw:name="connsiteY4" draw:formula="376517*logheight/391886"/><draw:equation draw:name="connsiteX5" draw:formula="215280*logwidth/215280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71452*logwidth/255869"/><draw:equation draw:name="connsiteY2" draw:formula="384202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16657*logwidth/255869"/><draw:equation draw:name="connsiteY2" draw:formula="373131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16657*logwidth/255869"/><draw:equation draw:name="connsiteY2" draw:formula="373131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88851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77713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089*logwidth/261958"/><draw:equation draw:name="connsiteY2" draw:formula="373130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3318*logwidth/261958"/><draw:equation draw:name="connsiteY2" draw:formula="285465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394109"/><draw:equation draw:name="connsiteX1" draw:formula="0*logwidth/261958"/><draw:equation draw:name="connsiteY1" draw:formula="179569*logheight/394109"/><draw:equation draw:name="connsiteX2" draw:formula="63318*logwidth/261958"/><draw:equation draw:name="connsiteY2" draw:formula="285465*logheight/394109"/><draw:equation draw:name="connsiteX3" draw:formula="118092*logwidth/261958"/><draw:equation draw:name="connsiteY3" draw:formula="394109*logheight/394109"/><draw:equation draw:name="connsiteX4" draw:formula="261957*logwidth/261958"/><draw:equation draw:name="connsiteY4" draw:formula="376517*logheight/394109"/><draw:equation draw:name="connsiteX5" draw:formula="261958*logwidth/261958"/><draw:equation draw:name="connsiteY5" draw:formula="0*logheight/394109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439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51954*logwidth/261958"/><draw:equation draw:name="connsiteY2" draw:formula="321140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7128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77930*logwidth/261958"/><draw:equation draw:name="connsiteY2" draw:formula="391004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197645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1695*logwidth/247346"/><draw:equation draw:name="connsiteY2" draw:formula="38326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30116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362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3060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383264"/><draw:equation draw:name="connsiteX1" draw:formula="0*logwidth/265205"/><draw:equation draw:name="connsiteY1" draw:formula="178082*logheight/383264"/><draw:equation draw:name="connsiteX2" draw:formula="73060*logwidth/265205"/><draw:equation draw:name="connsiteY2" draw:formula="383264*logheight/383264"/><draw:equation draw:name="connsiteX3" draw:formula="220375*logwidth/265205"/><draw:equation draw:name="connsiteY3" draw:formula="372860*logheight/383264"/><draw:equation draw:name="connsiteX4" draw:formula="265204*logwidth/265205"/><draw:equation draw:name="connsiteY4" draw:formula="376517*logheight/383264"/><draw:equation draw:name="connsiteX5" draw:formula="265205*logwidth/265205"/><draw:equation draw:name="connsiteY5" draw:formula="0*logheight/383264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8492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61695*logwidth/265205"/><draw:equation draw:name="connsiteY2" draw:formula="383264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77930*logwidth/265205"/><draw:equation draw:name="connsiteY2" draw:formula="384750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2524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46354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10632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18140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13879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65205*logwidth/265205"/><draw:equation draw:name="connsiteY0" draw:formula="0*logheight/395152"/><draw:equation draw:name="connsiteX1" draw:formula="0*logwidth/265205"/><draw:equation draw:name="connsiteY1" draw:formula="178082*logheight/395152"/><draw:equation draw:name="connsiteX2" draw:formula="77930*logwidth/265205"/><draw:equation draw:name="connsiteY2" draw:formula="384750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8082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0629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265205*logwidth/265205"/><draw:equation draw:name="connsiteY0" draw:formula="0*logheight/395152"/><draw:equation draw:name="connsiteX1" draw:formula="0*logwidth/265205"/><draw:equation draw:name="connsiteY1" draw:formula="172119*logheight/395152"/><draw:equation draw:name="connsiteX2" draw:formula="87672*logwidth/265205"/><draw:equation draw:name="connsiteY2" draw:formula="383263*logheight/395152"/><draw:equation draw:name="connsiteX3" draw:formula="196019*logwidth/265205"/><draw:equation draw:name="connsiteY3" draw:formula="395152*logheight/395152"/><draw:equation draw:name="connsiteX4" draw:formula="265204*logwidth/265205"/><draw:equation draw:name="connsiteY4" draw:formula="376517*logheight/395152"/><draw:equation draw:name="connsiteX5" draw:formula="265205*logwidth/265205"/><draw:equation draw:name="connsiteY5" draw:formula="0*logheight/395152"/><draw:equation draw:name="connsiteX0" draw:formula="179147*logwidth/179147"/><draw:equation draw:name="connsiteY0" draw:formula="0*logheight/395152"/><draw:equation draw:name="connsiteX1" draw:formula="0*logwidth/179147"/><draw:equation draw:name="connsiteY1" draw:formula="201924*logheight/395152"/><draw:equation draw:name="connsiteX2" draw:formula="1614*logwidth/179147"/><draw:equation draw:name="connsiteY2" draw:formula="383263*logheight/395152"/><draw:equation draw:name="connsiteX3" draw:formula="109961*logwidth/179147"/><draw:equation draw:name="connsiteY3" draw:formula="395152*logheight/395152"/><draw:equation draw:name="connsiteX4" draw:formula="179146*logwidth/179147"/><draw:equation draw:name="connsiteY4" draw:formula="376517*logheight/395152"/><draw:equation draw:name="connsiteX5" draw:formula="179147*logwidth/179147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2779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20892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2687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97559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4432*logwidth/261965"/><draw:equation draw:name="connsiteY2" draw:formula="383263*logheight/395152"/><draw:equation draw:name="connsiteX3" draw:formula="18781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draw:equation draw:name="connsiteX0" draw:formula="261965*logwidth/261965"/><draw:equation draw:name="connsiteY0" draw:formula="0*logheight/395152"/><draw:equation draw:name="connsiteX1" draw:formula="0*logwidth/261965"/><draw:equation draw:name="connsiteY1" draw:formula="181061*logheight/395152"/><draw:equation draw:name="connsiteX2" draw:formula="85695*logwidth/261965"/><draw:equation draw:name="connsiteY2" draw:formula="383263*logheight/395152"/><draw:equation draw:name="connsiteX3" draw:formula="187816*logwidth/261965"/><draw:equation draw:name="connsiteY3" draw:formula="395152*logheight/395152"/><draw:equation draw:name="connsiteX4" draw:formula="261964*logwidth/261965"/><draw:equation draw:name="connsiteY4" draw:formula="376517*logheight/395152"/><draw:equation draw:name="connsiteX5" draw:formula="261965*logwidth/261965"/><draw:equation draw:name="connsiteY5" draw:formula="0*logheight/395152"/></draw:enhanced-geometry></draw:custom-shape><draw:custom-shape draw:style-name="gr75" svg:width="1.495cm" svg:height="1.151cm" svg:x="12.04cm" svg:y="-1.247cm"><draw:enhanced-geometry svg:viewBox="0 0 524105 416307" draw:type="ooxml-non-primitive" drawooo:sub-view-size="524105 416307" draw:text-areas="l t r b" draw:enhanced-path="M 0 0 L 184245 320722 524105 416307 422049 0 0 0 Z N "><draw:equation draw:name="connsiteX0" draw:formula="0*logwidth/675564"/><draw:equation draw:name="connsiteY0" draw:formula="0*logheight/348018"/><draw:equation draw:name="connsiteX1" draw:formula="184245*logwidth/675564"/><draw:equation draw:name="connsiteY1" draw:formula="320722*logheight/348018"/><draw:equation draw:name="connsiteX2" draw:formula="266131*logwidth/675564"/><draw:equation draw:name="connsiteY2" draw:formula="348018*logheight/348018"/><draw:equation draw:name="connsiteX3" draw:formula="675564*logwidth/675564"/><draw:equation draw:name="connsiteY3" draw:formula="252483*logheight/348018"/><draw:equation draw:name="connsiteX4" draw:formula="539086*logwidth/675564"/><draw:equation draw:name="connsiteY4" draw:formula="0*logheight/348018"/><draw:equation draw:name="connsiteX5" draw:formula="0*logwidth/675564"/><draw:equation draw:name="connsiteY5" draw:formula="0*logheight/348018"/><draw:equation draw:name="connsiteX0" draw:formula="0*logwidth/539086"/><draw:equation draw:name="connsiteY0" draw:formula="0*logheight/348018"/><draw:equation draw:name="connsiteX1" draw:formula="184245*logwidth/539086"/><draw:equation draw:name="connsiteY1" draw:formula="320722*logheight/348018"/><draw:equation draw:name="connsiteX2" draw:formula="266131*logwidth/539086"/><draw:equation draw:name="connsiteY2" draw:formula="348018*logheight/348018"/><draw:equation draw:name="connsiteX3" draw:formula="524105*logwidth/539086"/><draw:equation draw:name="connsiteY3" draw:formula="273415*logheight/348018"/><draw:equation draw:name="connsiteX4" draw:formula="539086*logwidth/539086"/><draw:equation draw:name="connsiteY4" draw:formula="0*logheight/348018"/><draw:equation draw:name="connsiteX5" draw:formula="0*logwidth/539086"/><draw:equation draw:name="connsiteY5" draw:formula="0*logheight/348018"/><draw:equation draw:name="connsiteX0" draw:formula="0*logwidth/524105"/><draw:equation draw:name="connsiteY0" draw:formula="0*logheight/348018"/><draw:equation draw:name="connsiteX1" draw:formula="184245*logwidth/524105"/><draw:equation draw:name="connsiteY1" draw:formula="320722*logheight/348018"/><draw:equation draw:name="connsiteX2" draw:formula="266131*logwidth/524105"/><draw:equation draw:name="connsiteY2" draw:formula="348018*logheight/348018"/><draw:equation draw:name="connsiteX3" draw:formula="524105*logwidth/524105"/><draw:equation draw:name="connsiteY3" draw:formula="273415*logheight/348018"/><draw:equation draw:name="connsiteX4" draw:formula="422049*logwidth/524105"/><draw:equation draw:name="connsiteY4" draw:formula="0*logheight/348018"/><draw:equation draw:name="connsiteX5" draw:formula="0*logwidth/524105"/><draw:equation draw:name="connsiteY5" draw:formula="0*logheight/348018"/><draw:equation draw:name="connsiteX0" draw:formula="0*logwidth/524105"/><draw:equation draw:name="connsiteY0" draw:formula="0*logheight/348018"/><draw:equation draw:name="connsiteX1" draw:formula="184245*logwidth/524105"/><draw:equation draw:name="connsiteY1" draw:formula="320722*logheight/348018"/><draw:equation draw:name="connsiteX2" draw:formula="266131*logwidth/524105"/><draw:equation draw:name="connsiteY2" draw:formula="348018*logheight/348018"/><draw:equation draw:name="connsiteX3" draw:formula="524105*logwidth/524105"/><draw:equation draw:name="connsiteY3" draw:formula="273415*logheight/348018"/><draw:equation draw:name="connsiteX4" draw:formula="422049*logwidth/524105"/><draw:equation draw:name="connsiteY4" draw:formula="0*logheight/348018"/><draw:equation draw:name="connsiteX5" draw:formula="0*logwidth/524105"/><draw:equation draw:name="connsiteY5" draw:formula="0*logheight/348018"/><draw:equation draw:name="connsiteX0" draw:formula="0*logwidth/524105"/><draw:equation draw:name="connsiteY0" draw:formula="0*logheight/320722"/><draw:equation draw:name="connsiteX1" draw:formula="184245*logwidth/524105"/><draw:equation draw:name="connsiteY1" draw:formula="320722*logheight/320722"/><draw:equation draw:name="connsiteX2" draw:formula="524105*logwidth/524105"/><draw:equation draw:name="connsiteY2" draw:formula="273415*logheight/320722"/><draw:equation draw:name="connsiteX3" draw:formula="422049*logwidth/524105"/><draw:equation draw:name="connsiteY3" draw:formula="0*logheight/320722"/><draw:equation draw:name="connsiteX4" draw:formula="0*logwidth/524105"/><draw:equation draw:name="connsiteY4" draw:formula="0*logheight/320722"/><draw:equation draw:name="connsiteX0" draw:formula="0*logwidth/524105"/><draw:equation draw:name="connsiteY0" draw:formula="0*logheight/416307"/><draw:equation draw:name="connsiteX1" draw:formula="184245*logwidth/524105"/><draw:equation draw:name="connsiteY1" draw:formula="320722*logheight/416307"/><draw:equation draw:name="connsiteX2" draw:formula="524105*logwidth/524105"/><draw:equation draw:name="connsiteY2" draw:formula="416307*logheight/416307"/><draw:equation draw:name="connsiteX3" draw:formula="422049*logwidth/524105"/><draw:equation draw:name="connsiteY3" draw:formula="0*logheight/416307"/><draw:equation draw:name="connsiteX4" draw:formula="0*logwidth/524105"/><draw:equation draw:name="connsiteY4" draw:formula="0*logheight/416307"/></draw:enhanced-geometry></draw:custom-shape><draw:custom-shape draw:style-name="gr76" svg:width="1.703cm" svg:height="1.156cm" svg:x="14.41cm" svg:y="-1.247cm"><draw:enhanced-geometry svg:viewBox="0 0 885970 370512" draw:type="ooxml-non-primitive" drawooo:sub-view-size="885970 370512" draw:text-areas="l t r b" draw:enhanced-path="M 0 1688 L 177121 370512 846532 334589 885970 0 0 1688 Z N "><draw:equation draw:name="connsiteX0" draw:formula="0*logwidth/689212"/><draw:equation draw:name="connsiteY0" draw:formula="184244*logheight/266131"/><draw:equation draw:name="connsiteX1" draw:formula="286603*logwidth/689212"/><draw:equation draw:name="connsiteY1" draw:formula="266131*logheight/266131"/><draw:equation draw:name="connsiteX2" draw:formula="689212*logwidth/689212"/><draw:equation draw:name="connsiteY2" draw:formula="0*logheight/266131"/><draw:equation draw:name="connsiteX3" draw:formula="0*logwidth/689212"/><draw:equation draw:name="connsiteY3" draw:formula="184244*logheight/266131"/><draw:equation draw:name="connsiteX0" draw:formula="0*logwidth/700505"/><draw:equation draw:name="connsiteY0" draw:formula="205571*logheight/266131"/><draw:equation draw:name="connsiteX1" draw:formula="297896*logwidth/700505"/><draw:equation draw:name="connsiteY1" draw:formula="266131*logheight/266131"/><draw:equation draw:name="connsiteX2" draw:formula="700505*logwidth/700505"/><draw:equation draw:name="connsiteY2" draw:formula="0*logheight/266131"/><draw:equation draw:name="connsiteX3" draw:formula="0*logwidth/700505"/><draw:equation draw:name="connsiteY3" draw:formula="205571*logheight/266131"/><draw:equation draw:name="connsiteX0" draw:formula="0*logwidth/782774"/><draw:equation draw:name="connsiteY0" draw:formula="152005*logheight/212565"/><draw:equation draw:name="connsiteX1" draw:formula="297896*logwidth/782774"/><draw:equation draw:name="connsiteY1" draw:formula="212565*logheight/212565"/><draw:equation draw:name="connsiteX2" draw:formula="782774*logwidth/782774"/><draw:equation draw:name="connsiteY2" draw:formula="0*logheight/212565"/><draw:equation draw:name="connsiteX3" draw:formula="0*logwidth/782774"/><draw:equation draw:name="connsiteY3" draw:formula="152005*logheight/212565"/><draw:equation draw:name="connsiteX0" draw:formula="0*logwidth/820238"/><draw:equation draw:name="connsiteY0" draw:formula="154362*logheight/212565"/><draw:equation draw:name="connsiteX1" draw:formula="335360*logwidth/820238"/><draw:equation draw:name="connsiteY1" draw:formula="212565*logheight/212565"/><draw:equation draw:name="connsiteX2" draw:formula="820238*logwidth/820238"/><draw:equation draw:name="connsiteY2" draw:formula="0*logheight/212565"/><draw:equation draw:name="connsiteX3" draw:formula="0*logwidth/820238"/><draw:equation draw:name="connsiteY3" draw:formula="154362*logheight/212565"/><draw:equation draw:name="connsiteX0" draw:formula="73336*logwidth/893574"/><draw:equation draw:name="connsiteY0" draw:formula="154362*logheight/448872"/><draw:equation draw:name="connsiteX1" draw:formula="0*logwidth/893574"/><draw:equation draw:name="connsiteY1" draw:formula="448872*logheight/448872"/><draw:equation draw:name="connsiteX2" draw:formula="893574*logwidth/893574"/><draw:equation draw:name="connsiteY2" draw:formula="0*logheight/448872"/><draw:equation draw:name="connsiteX3" draw:formula="73336*logwidth/893574"/><draw:equation draw:name="connsiteY3" draw:formula="154362*logheight/448872"/><draw:equation draw:name="connsiteX0" draw:formula="0*logwidth/1041614"/><draw:equation draw:name="connsiteY0" draw:formula="0*logheight/546182"/><draw:equation draw:name="connsiteX1" draw:formula="148040*logwidth/1041614"/><draw:equation draw:name="connsiteY1" draw:formula="546182*logheight/546182"/><draw:equation draw:name="connsiteX2" draw:formula="1041614*logwidth/1041614"/><draw:equation draw:name="connsiteY2" draw:formula="97310*logheight/546182"/><draw:equation draw:name="connsiteX3" draw:formula="0*logwidth/1041614"/><draw:equation draw:name="connsiteY3" draw:formula="0*logheight/546182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585237*logwidth/585237"/><draw:equation draw:name="connsiteY2" draw:formula="0*logheight/547013"/><draw:equation draw:name="connsiteX3" draw:formula="0*logwidth/585237"/><draw:equation draw:name="connsiteY3" draw:formula="831*logheight/547013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373522*logwidth/585237"/><draw:equation draw:name="connsiteY2" draw:formula="256947*logheight/547013"/><draw:equation draw:name="connsiteX3" draw:formula="585237*logwidth/585237"/><draw:equation draw:name="connsiteY3" draw:formula="0*logheight/547013"/><draw:equation draw:name="connsiteX4" draw:formula="0*logwidth/585237"/><draw:equation draw:name="connsiteY4" draw:formula="831*logheight/547013"/><draw:equation draw:name="connsiteX0" draw:formula="0*logwidth/585237"/><draw:equation draw:name="connsiteY0" draw:formula="831*logheight/547013"/><draw:equation draw:name="connsiteX1" draw:formula="148040*logwidth/585237"/><draw:equation draw:name="connsiteY1" draw:formula="547013*logheight/547013"/><draw:equation draw:name="connsiteX2" draw:formula="546820*logwidth/585237"/><draw:equation draw:name="connsiteY2" draw:formula="292687*logheight/547013"/><draw:equation draw:name="connsiteX3" draw:formula="585237*logwidth/585237"/><draw:equation draw:name="connsiteY3" draw:formula="0*logheight/547013"/><draw:equation draw:name="connsiteX4" draw:formula="0*logwidth/585237"/><draw:equation draw:name="connsiteY4" draw:formula="831*logheight/547013"/><draw:equation draw:name="connsiteX0" draw:formula="0*logwidth/585237"/><draw:equation draw:name="connsiteY0" draw:formula="831*logheight/292687"/><draw:equation draw:name="connsiteX1" draw:formula="205939*logwidth/585237"/><draw:equation draw:name="connsiteY1" draw:formula="292687*logheight/292687"/><draw:equation draw:name="connsiteX2" draw:formula="546820*logwidth/585237"/><draw:equation draw:name="connsiteY2" draw:formula="292687*logheight/292687"/><draw:equation draw:name="connsiteX3" draw:formula="585237*logwidth/585237"/><draw:equation draw:name="connsiteY3" draw:formula="0*logheight/292687"/><draw:equation draw:name="connsiteX4" draw:formula="0*logwidth/585237"/><draw:equation draw:name="connsiteY4" draw:formula="831*logheight/292687"/><draw:equation draw:name="connsiteX0" draw:formula="0*logwidth/408136"/><draw:equation draw:name="connsiteY0" draw:formula="832*logheight/292687"/><draw:equation draw:name="connsiteX1" draw:formula="28838*logwidth/408136"/><draw:equation draw:name="connsiteY1" draw:formula="292687*logheight/292687"/><draw:equation draw:name="connsiteX2" draw:formula="369719*logwidth/408136"/><draw:equation draw:name="connsiteY2" draw:formula="292687*logheight/292687"/><draw:equation draw:name="connsiteX3" draw:formula="408136*logwidth/408136"/><draw:equation draw:name="connsiteY3" draw:formula="0*logheight/292687"/><draw:equation draw:name="connsiteX4" draw:formula="0*logwidth/408136"/><draw:equation draw:name="connsiteY4" draw:formula="832*logheight/292687"/><draw:equation draw:name="connsiteX0" draw:formula="0*logwidth/505951"/><draw:equation draw:name="connsiteY0" draw:formula="832*logheight/292689"/><draw:equation draw:name="connsiteX1" draw:formula="28838*logwidth/505951"/><draw:equation draw:name="connsiteY1" draw:formula="292687*logheight/292689"/><draw:equation draw:name="connsiteX2" draw:formula="505951*logwidth/505951"/><draw:equation draw:name="connsiteY2" draw:formula="292689*logheight/292689"/><draw:equation draw:name="connsiteX3" draw:formula="408136*logwidth/505951"/><draw:equation draw:name="connsiteY3" draw:formula="0*logheight/292689"/><draw:equation draw:name="connsiteX4" draw:formula="0*logwidth/505951"/><draw:equation draw:name="connsiteY4" draw:formula="832*logheight/292689"/><draw:equation draw:name="connsiteX0" draw:formula="0*logwidth/578426"/><draw:equation draw:name="connsiteY0" draw:formula="1819*logheight/293676"/><draw:equation draw:name="connsiteX1" draw:formula="28838*logwidth/578426"/><draw:equation draw:name="connsiteY1" draw:formula="293674*logheight/293676"/><draw:equation draw:name="connsiteX2" draw:formula="505951*logwidth/578426"/><draw:equation draw:name="connsiteY2" draw:formula="293676*logheight/293676"/><draw:equation draw:name="connsiteX3" draw:formula="578426*logwidth/578426"/><draw:equation draw:name="connsiteY3" draw:formula="0*logheight/293676"/><draw:equation draw:name="connsiteX4" draw:formula="0*logwidth/578426"/><draw:equation draw:name="connsiteY4" draw:formula="1819*logheight/293676"/><draw:equation draw:name="connsiteX0" draw:formula="0*logwidth/687412"/><draw:equation draw:name="connsiteY0" draw:formula="1820*logheight/293676"/><draw:equation draw:name="connsiteX1" draw:formula="137824*logwidth/687412"/><draw:equation draw:name="connsiteY1" draw:formula="293674*logheight/293676"/><draw:equation draw:name="connsiteX2" draw:formula="614937*logwidth/687412"/><draw:equation draw:name="connsiteY2" draw:formula="293676*logheight/293676"/><draw:equation draw:name="connsiteX3" draw:formula="687412*logwidth/687412"/><draw:equation draw:name="connsiteY3" draw:formula="0*logheight/293676"/><draw:equation draw:name="connsiteX4" draw:formula="0*logwidth/687412"/><draw:equation draw:name="connsiteY4" draw:formula="1820*logheight/293676"/><draw:equation draw:name="connsiteX0" draw:formula="0*logwidth/687412"/><draw:equation draw:name="connsiteY0" draw:formula="1820*logheight/370644"/><draw:equation draw:name="connsiteX1" draw:formula="177121*logwidth/687412"/><draw:equation draw:name="connsiteY1" draw:formula="370644*logheight/370644"/><draw:equation draw:name="connsiteX2" draw:formula="614937*logwidth/687412"/><draw:equation draw:name="connsiteY2" draw:formula="293676*logheight/370644"/><draw:equation draw:name="connsiteX3" draw:formula="687412*logwidth/687412"/><draw:equation draw:name="connsiteY3" draw:formula="0*logheight/370644"/><draw:equation draw:name="connsiteX4" draw:formula="0*logwidth/687412"/><draw:equation draw:name="connsiteY4" draw:formula="1820*logheight/370644"/><draw:equation draw:name="connsiteX0" draw:formula="0*logwidth/687412"/><draw:equation draw:name="connsiteY0" draw:formula="1820*logheight/370644"/><draw:equation draw:name="connsiteX1" draw:formula="177121*logwidth/687412"/><draw:equation draw:name="connsiteY1" draw:formula="370644*logheight/370644"/><draw:equation draw:name="connsiteX2" draw:formula="621749*logwidth/687412"/><draw:equation draw:name="connsiteY2" draw:formula="348217*logheight/370644"/><draw:equation draw:name="connsiteX3" draw:formula="687412*logwidth/687412"/><draw:equation draw:name="connsiteY3" draw:formula="0*logheight/370644"/><draw:equation draw:name="connsiteX4" draw:formula="0*logwidth/687412"/><draw:equation draw:name="connsiteY4" draw:formula="1820*logheight/370644"/><draw:equation draw:name="connsiteX0" draw:formula="0*logwidth/846532"/><draw:equation draw:name="connsiteY0" draw:formula="1820*logheight/370644"/><draw:equation draw:name="connsiteX1" draw:formula="177121*logwidth/846532"/><draw:equation draw:name="connsiteY1" draw:formula="370644*logheight/370644"/><draw:equation draw:name="connsiteX2" draw:formula="846532*logwidth/846532"/><draw:equation draw:name="connsiteY2" draw:formula="336409*logheight/370644"/><draw:equation draw:name="connsiteX3" draw:formula="687412*logwidth/846532"/><draw:equation draw:name="connsiteY3" draw:formula="0*logheight/370644"/><draw:equation draw:name="connsiteX4" draw:formula="0*logwidth/846532"/><draw:equation draw:name="connsiteY4" draw:formula="1820*logheight/370644"/><draw:equation draw:name="connsiteX0" draw:formula="0*logwidth/885970"/><draw:equation draw:name="connsiteY0" draw:formula="1688*logheight/370512"/><draw:equation draw:name="connsiteX1" draw:formula="177121*logwidth/885970"/><draw:equation draw:name="connsiteY1" draw:formula="370512*logheight/370512"/><draw:equation draw:name="connsiteX2" draw:formula="846532*logwidth/885970"/><draw:equation draw:name="connsiteY2" draw:formula="336277*logheight/370512"/><draw:equation draw:name="connsiteX3" draw:formula="885970*logwidth/885970"/><draw:equation draw:name="connsiteY3" draw:formula="0*logheight/370512"/><draw:equation draw:name="connsiteX4" draw:formula="0*logwidth/885970"/><draw:equation draw:name="connsiteY4" draw:formula="1688*logheight/370512"/><draw:equation draw:name="connsiteX0" draw:formula="0*logwidth/885970"/><draw:equation draw:name="connsiteY0" draw:formula="1688*logheight/370512"/><draw:equation draw:name="connsiteX1" draw:formula="177121*logwidth/885970"/><draw:equation draw:name="connsiteY1" draw:formula="370512*logheight/370512"/><draw:equation draw:name="connsiteX2" draw:formula="846532*logwidth/885970"/><draw:equation draw:name="connsiteY2" draw:formula="334589*logheight/370512"/><draw:equation draw:name="connsiteX3" draw:formula="885970*logwidth/885970"/><draw:equation draw:name="connsiteY3" draw:formula="0*logheight/370512"/><draw:equation draw:name="connsiteX4" draw:formula="0*logwidth/885970"/><draw:equation draw:name="connsiteY4" draw:formula="1688*logheight/370512"/></draw:enhanced-geometry></draw:custom-shape><draw:custom-shape draw:style-name="gr77" svg:width="1.672cm" svg:height="2.146cm" svg:x="13.07cm" svg:y="-0.6803cm"><draw:enhanced-geometry svg:viewBox="0 0 580573 760151" draw:type="ooxml-non-primitive" drawooo:sub-view-size="580573 760151" draw:text-areas="l t r b" draw:enhanced-path="M 162051 207201 L 0 366233 69006 703580 361069 760151 580573 209055 521407 0 162051 207201 Z N "><draw:equation draw:name="connsiteX0" draw:formula="34119*logwidth/388961"/><draw:equation draw:name="connsiteY0" draw:formula="0*logheight/607326"/><draw:equation draw:name="connsiteX1" draw:formula="0*logwidth/388961"/><draw:equation draw:name="connsiteY1" draw:formula="382138*logheight/607326"/><draw:equation draw:name="connsiteX2" draw:formula="286603*logwidth/388961"/><draw:equation draw:name="connsiteY2" draw:formula="600502*logheight/607326"/><draw:equation draw:name="connsiteX3" draw:formula="388961*logwidth/388961"/><draw:equation draw:name="connsiteY3" draw:formula="607326*logheight/607326"/><draw:equation draw:name="connsiteX4" draw:formula="245659*logwidth/388961"/><draw:equation draw:name="connsiteY4" draw:formula="252484*logheight/607326"/><draw:equation draw:name="connsiteX5" draw:formula="34119*logwidth/388961"/><draw:equation draw:name="connsiteY5" draw:formula="0*logheight/607326"/><draw:equation draw:name="connsiteX0" draw:formula="54965*logwidth/409807"/><draw:equation draw:name="connsiteY0" draw:formula="0*logheight/607326"/><draw:equation draw:name="connsiteX1" draw:formula="0*logwidth/409807"/><draw:equation draw:name="connsiteY1" draw:formula="248087*logheight/607326"/><draw:equation draw:name="connsiteX2" draw:formula="307449*logwidth/409807"/><draw:equation draw:name="connsiteY2" draw:formula="600502*logheight/607326"/><draw:equation draw:name="connsiteX3" draw:formula="409807*logwidth/409807"/><draw:equation draw:name="connsiteY3" draw:formula="607326*logheight/607326"/><draw:equation draw:name="connsiteX4" draw:formula="266505*logwidth/409807"/><draw:equation draw:name="connsiteY4" draw:formula="252484*logheight/607326"/><draw:equation draw:name="connsiteX5" draw:formula="54965*logwidth/409807"/><draw:equation draw:name="connsiteY5" draw:formula="0*logheight/607326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6505*logwidth/409807"/><draw:equation draw:name="connsiteY4" draw:formula="257286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62917*logwidth/409807"/><draw:equation draw:name="connsiteY4" draw:formula="248050*logheight/612128"/><draw:equation draw:name="connsiteX5" draw:formula="50478*logwidth/409807"/><draw:equation draw:name="connsiteY5" draw:formula="0*logheight/612128"/><draw:equation draw:name="connsiteX0" draw:formula="50478*logwidth/409807"/><draw:equation draw:name="connsiteY0" draw:formula="0*logheight/612128"/><draw:equation draw:name="connsiteX1" draw:formula="0*logwidth/409807"/><draw:equation draw:name="connsiteY1" draw:formula="252889*logheight/612128"/><draw:equation draw:name="connsiteX2" draw:formula="307449*logwidth/409807"/><draw:equation draw:name="connsiteY2" draw:formula="605304*logheight/612128"/><draw:equation draw:name="connsiteX3" draw:formula="409807*logwidth/409807"/><draw:equation draw:name="connsiteY3" draw:formula="612128*logheight/612128"/><draw:equation draw:name="connsiteX4" draw:formula="290126*logwidth/409807"/><draw:equation draw:name="connsiteY4" draw:formula="275584*logheight/612128"/><draw:equation draw:name="connsiteX5" draw:formula="50478*logwidth/409807"/><draw:equation draw:name="connsiteY5" draw:formula="0*logheight/612128"/><draw:equation draw:name="connsiteX0" draw:formula="50923*logwidth/410252"/><draw:equation draw:name="connsiteY0" draw:formula="0*logheight/612128"/><draw:equation draw:name="connsiteX1" draw:formula="0*logwidth/410252"/><draw:equation draw:name="connsiteY1" draw:formula="266099*logheight/612128"/><draw:equation draw:name="connsiteX2" draw:formula="307894*logwidth/410252"/><draw:equation draw:name="connsiteY2" draw:formula="605304*logheight/612128"/><draw:equation draw:name="connsiteX3" draw:formula="410252*logwidth/410252"/><draw:equation draw:name="connsiteY3" draw:formula="612128*logheight/612128"/><draw:equation draw:name="connsiteX4" draw:formula="290571*logwidth/410252"/><draw:equation draw:name="connsiteY4" draw:formula="275584*logheight/612128"/><draw:equation draw:name="connsiteX5" draw:formula="50923*logwidth/410252"/><draw:equation draw:name="connsiteY5" draw:formula="0*logheight/612128"/><draw:equation draw:name="connsiteX0" draw:formula="165098*logwidth/524427"/><draw:equation draw:name="connsiteY0" draw:formula="0*logheight/612128"/><draw:equation draw:name="connsiteX1" draw:formula="1*logwidth/524427"/><draw:equation draw:name="connsiteY1" draw:formula="333304*logheight/612128"/><draw:equation draw:name="connsiteX2" draw:formula="422069*logwidth/524427"/><draw:equation draw:name="connsiteY2" draw:formula="605304*logheight/612128"/><draw:equation draw:name="connsiteX3" draw:formula="524427*logwidth/524427"/><draw:equation draw:name="connsiteY3" draw:formula="612128*logheight/612128"/><draw:equation draw:name="connsiteX4" draw:formula="404746*logwidth/524427"/><draw:equation draw:name="connsiteY4" draw:formula="275584*logheight/612128"/><draw:equation draw:name="connsiteX5" draw:formula="165098*logwidth/524427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165097*logwidth/524426"/><draw:equation draw:name="connsiteY0" draw:formula="0*logheight/612128"/><draw:equation draw:name="connsiteX1" draw:formula="0*logwidth/524426"/><draw:equation draw:name="connsiteY1" draw:formula="333304*logheight/612128"/><draw:equation draw:name="connsiteX2" draw:formula="422068*logwidth/524426"/><draw:equation draw:name="connsiteY2" draw:formula="605304*logheight/612128"/><draw:equation draw:name="connsiteX3" draw:formula="524426*logwidth/524426"/><draw:equation draw:name="connsiteY3" draw:formula="612128*logheight/612128"/><draw:equation draw:name="connsiteX4" draw:formula="404745*logwidth/524426"/><draw:equation draw:name="connsiteY4" draw:formula="275584*logheight/612128"/><draw:equation draw:name="connsiteX5" draw:formula="165097*logwidth/524426"/><draw:equation draw:name="connsiteY5" draw:formula="0*logheight/612128"/><draw:equation draw:name="connsiteX0" draw:formula="301613*logwidth/524426"/><draw:equation draw:name="connsiteY0" draw:formula="0*logheight/453562"/><draw:equation draw:name="connsiteX1" draw:formula="0*logwidth/524426"/><draw:equation draw:name="connsiteY1" draw:formula="174738*logheight/453562"/><draw:equation draw:name="connsiteX2" draw:formula="422068*logwidth/524426"/><draw:equation draw:name="connsiteY2" draw:formula="446738*logheight/453562"/><draw:equation draw:name="connsiteX3" draw:formula="524426*logwidth/524426"/><draw:equation draw:name="connsiteY3" draw:formula="453562*logheight/453562"/><draw:equation draw:name="connsiteX4" draw:formula="404745*logwidth/524426"/><draw:equation draw:name="connsiteY4" draw:formula="117018*logheight/453562"/><draw:equation draw:name="connsiteX5" draw:formula="301613*logwidth/524426"/><draw:equation draw:name="connsiteY5" draw:formula="0*logheight/453562"/><draw:equation draw:name="connsiteX0" draw:formula="308647*logwidth/524426"/><draw:equation draw:name="connsiteY0" draw:formula="0*logheight/452344"/><draw:equation draw:name="connsiteX1" draw:formula="0*logwidth/524426"/><draw:equation draw:name="connsiteY1" draw:formula="173520*logheight/452344"/><draw:equation draw:name="connsiteX2" draw:formula="422068*logwidth/524426"/><draw:equation draw:name="connsiteY2" draw:formula="445520*logheight/452344"/><draw:equation draw:name="connsiteX3" draw:formula="524426*logwidth/524426"/><draw:equation draw:name="connsiteY3" draw:formula="452344*logheight/452344"/><draw:equation draw:name="connsiteX4" draw:formula="404745*logwidth/524426"/><draw:equation draw:name="connsiteY4" draw:formula="115800*logheight/452344"/><draw:equation draw:name="connsiteX5" draw:formula="308647*logwidth/524426"/><draw:equation draw:name="connsiteY5" draw:formula="0*logheight/452344"/><draw:equation draw:name="connsiteX0" draw:formula="307855*logwidth/524426"/><draw:equation draw:name="connsiteY0" draw:formula="0*logheight/458023"/><draw:equation draw:name="connsiteX1" draw:formula="0*logwidth/524426"/><draw:equation draw:name="connsiteY1" draw:formula="179199*logheight/458023"/><draw:equation draw:name="connsiteX2" draw:formula="422068*logwidth/524426"/><draw:equation draw:name="connsiteY2" draw:formula="451199*logheight/458023"/><draw:equation draw:name="connsiteX3" draw:formula="524426*logwidth/524426"/><draw:equation draw:name="connsiteY3" draw:formula="458023*logheight/458023"/><draw:equation draw:name="connsiteX4" draw:formula="404745*logwidth/524426"/><draw:equation draw:name="connsiteY4" draw:formula="121479*logheight/458023"/><draw:equation draw:name="connsiteX5" draw:formula="307855*logwidth/524426"/><draw:equation draw:name="connsiteY5" draw:formula="0*logheight/458023"/><draw:equation draw:name="connsiteX0" draw:formula="306388*logwidth/524426"/><draw:equation draw:name="connsiteY0" draw:formula="0*logheight/452130"/><draw:equation draw:name="connsiteX1" draw:formula="0*logwidth/524426"/><draw:equation draw:name="connsiteY1" draw:formula="173306*logheight/452130"/><draw:equation draw:name="connsiteX2" draw:formula="422068*logwidth/524426"/><draw:equation draw:name="connsiteY2" draw:formula="445306*logheight/452130"/><draw:equation draw:name="connsiteX3" draw:formula="524426*logwidth/524426"/><draw:equation draw:name="connsiteY3" draw:formula="452130*logheight/452130"/><draw:equation draw:name="connsiteX4" draw:formula="404745*logwidth/524426"/><draw:equation draw:name="connsiteY4" draw:formula="115586*logheight/452130"/><draw:equation draw:name="connsiteX5" draw:formula="306388*logwidth/524426"/><draw:equation draw:name="connsiteY5" draw:formula="0*logheight/452130"/><draw:equation draw:name="connsiteX0" draw:formula="305587*logwidth/524426"/><draw:equation draw:name="connsiteY0" draw:formula="0*logheight/457873"/><draw:equation draw:name="connsiteX1" draw:formula="0*logwidth/524426"/><draw:equation draw:name="connsiteY1" draw:formula="179049*logheight/457873"/><draw:equation draw:name="connsiteX2" draw:formula="422068*logwidth/524426"/><draw:equation draw:name="connsiteY2" draw:formula="451049*logheight/457873"/><draw:equation draw:name="connsiteX3" draw:formula="524426*logwidth/524426"/><draw:equation draw:name="connsiteY3" draw:formula="457873*logheight/457873"/><draw:equation draw:name="connsiteX4" draw:formula="404745*logwidth/524426"/><draw:equation draw:name="connsiteY4" draw:formula="121329*logheight/457873"/><draw:equation draw:name="connsiteX5" draw:formula="305587*logwidth/524426"/><draw:equation draw:name="connsiteY5" draw:formula="0*logheight/457873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04745*logwidth/524426"/><draw:equation draw:name="connsiteY4" draw:formula="115710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73430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30591*logwidth/524426"/><draw:equation draw:name="connsiteY0" draw:formula="0*logheight/452254"/><draw:equation draw:name="connsiteX1" draw:formula="0*logwidth/524426"/><draw:equation draw:name="connsiteY1" draw:formula="154741*logheight/452254"/><draw:equation draw:name="connsiteX2" draw:formula="422068*logwidth/524426"/><draw:equation draw:name="connsiteY2" draw:formula="445430*logheight/452254"/><draw:equation draw:name="connsiteX3" draw:formula="524426*logwidth/524426"/><draw:equation draw:name="connsiteY3" draw:formula="452254*logheight/452254"/><draw:equation draw:name="connsiteX4" draw:formula="421001*logwidth/524426"/><draw:equation draw:name="connsiteY4" draw:formula="132531*logheight/452254"/><draw:equation draw:name="connsiteX5" draw:formula="330591*logwidth/524426"/><draw:equation draw:name="connsiteY5" draw:formula="0*logheight/452254"/><draw:equation draw:name="connsiteX0" draw:formula="300228*logwidth/494063"/><draw:equation draw:name="connsiteY0" draw:formula="0*logheight/452254"/><draw:equation draw:name="connsiteX1" draw:formula="0*logwidth/494063"/><draw:equation draw:name="connsiteY1" draw:formula="428558*logheight/452254"/><draw:equation draw:name="connsiteX2" draw:formula="391705*logwidth/494063"/><draw:equation draw:name="connsiteY2" draw:formula="445430*logheight/452254"/><draw:equation draw:name="connsiteX3" draw:formula="494063*logwidth/494063"/><draw:equation draw:name="connsiteY3" draw:formula="452254*logheight/452254"/><draw:equation draw:name="connsiteX4" draw:formula="390638*logwidth/494063"/><draw:equation draw:name="connsiteY4" draw:formula="132531*logheight/452254"/><draw:equation draw:name="connsiteX5" draw:formula="300228*logwidth/494063"/><draw:equation draw:name="connsiteY5" draw:formula="0*logheight/452254"/><draw:equation draw:name="connsiteX0" draw:formula="453208*logwidth/494063"/><draw:equation draw:name="connsiteY0" draw:formula="0*logheight/709899"/><draw:equation draw:name="connsiteX1" draw:formula="0*logwidth/494063"/><draw:equation draw:name="connsiteY1" draw:formula="686203*logheight/709899"/><draw:equation draw:name="connsiteX2" draw:formula="391705*logwidth/494063"/><draw:equation draw:name="connsiteY2" draw:formula="703075*logheight/709899"/><draw:equation draw:name="connsiteX3" draw:formula="494063*logwidth/494063"/><draw:equation draw:name="connsiteY3" draw:formula="709899*logheight/709899"/><draw:equation draw:name="connsiteX4" draw:formula="390638*logwidth/494063"/><draw:equation draw:name="connsiteY4" draw:formula="390176*logheight/709899"/><draw:equation draw:name="connsiteX5" draw:formula="453208*logwidth/494063"/><draw:equation draw:name="connsiteY5" draw:formula="0*logheight/709899"/><draw:equation draw:name="connsiteX0" draw:formula="187232*logwidth/494063"/><draw:equation draw:name="connsiteY0" draw:formula="0*logheight/468483"/><draw:equation draw:name="connsiteX1" draw:formula="0*logwidth/494063"/><draw:equation draw:name="connsiteY1" draw:formula="444787*logheight/468483"/><draw:equation draw:name="connsiteX2" draw:formula="391705*logwidth/494063"/><draw:equation draw:name="connsiteY2" draw:formula="461659*logheight/468483"/><draw:equation draw:name="connsiteX3" draw:formula="494063*logwidth/494063"/><draw:equation draw:name="connsiteY3" draw:formula="468483*logheight/468483"/><draw:equation draw:name="connsiteX4" draw:formula="390638*logwidth/494063"/><draw:equation draw:name="connsiteY4" draw:formula="148760*logheight/468483"/><draw:equation draw:name="connsiteX5" draw:formula="187232*logwidth/494063"/><draw:equation draw:name="connsiteY5" draw:formula="0*logheight/468483"/><draw:equation draw:name="connsiteX0" draw:formula="187232*logwidth/494063"/><draw:equation draw:name="connsiteY0" draw:formula="256920*logheight/725403"/><draw:equation draw:name="connsiteX1" draw:formula="0*logwidth/494063"/><draw:equation draw:name="connsiteY1" draw:formula="701707*logheight/725403"/><draw:equation draw:name="connsiteX2" draw:formula="391705*logwidth/494063"/><draw:equation draw:name="connsiteY2" draw:formula="718579*logheight/725403"/><draw:equation draw:name="connsiteX3" draw:formula="494063*logwidth/494063"/><draw:equation draw:name="connsiteY3" draw:formula="725403*logheight/725403"/><draw:equation draw:name="connsiteX4" draw:formula="453208*logwidth/494063"/><draw:equation draw:name="connsiteY4" draw:formula="0*logheight/725403"/><draw:equation draw:name="connsiteX5" draw:formula="187232*logwidth/494063"/><draw:equation draw:name="connsiteY5" draw:formula="256920*logheight/725403"/><draw:equation draw:name="connsiteX0" draw:formula="93833*logwidth/494063"/><draw:equation draw:name="connsiteY0" draw:formula="209073*logheight/725403"/><draw:equation draw:name="connsiteX1" draw:formula="0*logwidth/494063"/><draw:equation draw:name="connsiteY1" draw:formula="701707*logheight/725403"/><draw:equation draw:name="connsiteX2" draw:formula="391705*logwidth/494063"/><draw:equation draw:name="connsiteY2" draw:formula="718579*logheight/725403"/><draw:equation draw:name="connsiteX3" draw:formula="494063*logwidth/494063"/><draw:equation draw:name="connsiteY3" draw:formula="725403*logheight/725403"/><draw:equation draw:name="connsiteX4" draw:formula="453208*logwidth/494063"/><draw:equation draw:name="connsiteY4" draw:formula="0*logheight/725403"/><draw:equation draw:name="connsiteX5" draw:formula="93833*logwidth/494063"/><draw:equation draw:name="connsiteY5" draw:formula="209073*logheight/725403"/><draw:equation draw:name="connsiteX0" draw:formula="162031*logwidth/562261"/><draw:equation draw:name="connsiteY0" draw:formula="209073*logheight/725403"/><draw:equation draw:name="connsiteX1" draw:formula="-1*logwidth/562261"/><draw:equation draw:name="connsiteY1" draw:formula="366233*logheight/725403"/><draw:equation draw:name="connsiteX2" draw:formula="459903*logwidth/562261"/><draw:equation draw:name="connsiteY2" draw:formula="718579*logheight/725403"/><draw:equation draw:name="connsiteX3" draw:formula="562261*logwidth/562261"/><draw:equation draw:name="connsiteY3" draw:formula="725403*logheight/725403"/><draw:equation draw:name="connsiteX4" draw:formula="521406*logwidth/562261"/><draw:equation draw:name="connsiteY4" draw:formula="0*logheight/725403"/><draw:equation draw:name="connsiteX5" draw:formula="162031*logwidth/562261"/><draw:equation draw:name="connsiteY5" draw:formula="209073*logheight/725403"/><draw:equation draw:name="connsiteX0" draw:formula="162032*logwidth/562262"/><draw:equation draw:name="connsiteY0" draw:formula="209073*logheight/725403"/><draw:equation draw:name="connsiteX1" draw:formula="0*logwidth/562262"/><draw:equation draw:name="connsiteY1" draw:formula="366233*logheight/725403"/><draw:equation draw:name="connsiteX2" draw:formula="69006*logwidth/562262"/><draw:equation draw:name="connsiteY2" draw:formula="703580*logheight/725403"/><draw:equation draw:name="connsiteX3" draw:formula="562262*logwidth/562262"/><draw:equation draw:name="connsiteY3" draw:formula="725403*logheight/725403"/><draw:equation draw:name="connsiteX4" draw:formula="521407*logwidth/562262"/><draw:equation draw:name="connsiteY4" draw:formula="0*logheight/725403"/><draw:equation draw:name="connsiteX5" draw:formula="162032*logwidth/562262"/><draw:equation draw:name="connsiteY5" draw:formula="209073*logheight/725403"/><draw:equation draw:name="connsiteX0" draw:formula="162032*logwidth/521407"/><draw:equation draw:name="connsiteY0" draw:formula="209073*logheight/862001"/><draw:equation draw:name="connsiteX1" draw:formula="0*logwidth/521407"/><draw:equation draw:name="connsiteY1" draw:formula="366233*logheight/862001"/><draw:equation draw:name="connsiteX2" draw:formula="69006*logwidth/521407"/><draw:equation draw:name="connsiteY2" draw:formula="703580*logheight/862001"/><draw:equation draw:name="connsiteX3" draw:formula="521407*logwidth/521407"/><draw:equation draw:name="connsiteY3" draw:formula="862001*logheight/862001"/><draw:equation draw:name="connsiteX4" draw:formula="521407*logwidth/521407"/><draw:equation draw:name="connsiteY4" draw:formula="0*logheight/862001"/><draw:equation draw:name="connsiteX5" draw:formula="162032*logwidth/521407"/><draw:equation draw:name="connsiteY5" draw:formula="209073*logheight/862001"/><draw:equation draw:name="connsiteX0" draw:formula="162051*logwidth/521407"/><draw:equation draw:name="connsiteY0" draw:formula="207201*logheight/862001"/><draw:equation draw:name="connsiteX1" draw:formula="0*logwidth/521407"/><draw:equation draw:name="connsiteY1" draw:formula="366233*logheight/862001"/><draw:equation draw:name="connsiteX2" draw:formula="69006*logwidth/521407"/><draw:equation draw:name="connsiteY2" draw:formula="703580*logheight/862001"/><draw:equation draw:name="connsiteX3" draw:formula="521407*logwidth/521407"/><draw:equation draw:name="connsiteY3" draw:formula="862001*logheight/862001"/><draw:equation draw:name="connsiteX4" draw:formula="521407*logwidth/521407"/><draw:equation draw:name="connsiteY4" draw:formula="0*logheight/862001"/><draw:equation draw:name="connsiteX5" draw:formula="162051*logwidth/521407"/><draw:equation draw:name="connsiteY5" draw:formula="207201*logheight/862001"/><draw:equation draw:name="connsiteX0" draw:formula="162051*logwidth/521698"/><draw:equation draw:name="connsiteY0" draw:formula="207201*logheight/862001"/><draw:equation draw:name="connsiteX1" draw:formula="0*logwidth/521698"/><draw:equation draw:name="connsiteY1" draw:formula="366233*logheight/862001"/><draw:equation draw:name="connsiteX2" draw:formula="69006*logwidth/521698"/><draw:equation draw:name="connsiteY2" draw:formula="703580*logheight/862001"/><draw:equation draw:name="connsiteX3" draw:formula="521407*logwidth/521698"/><draw:equation draw:name="connsiteY3" draw:formula="862001*logheight/862001"/><draw:equation draw:name="connsiteX4" draw:formula="521407*logwidth/521698"/><draw:equation draw:name="connsiteY4" draw:formula="454702*logheight/862001"/><draw:equation draw:name="connsiteX5" draw:formula="521407*logwidth/521698"/><draw:equation draw:name="connsiteY5" draw:formula="0*logheight/862001"/><draw:equation draw:name="connsiteX6" draw:formula="162051*logwidth/521698"/><draw:equation draw:name="connsiteY6" draw:formula="207201*logheight/862001"/><draw:equation draw:name="connsiteX0" draw:formula="162051*logwidth/623782"/><draw:equation draw:name="connsiteY0" draw:formula="207201*logheight/862001"/><draw:equation draw:name="connsiteX1" draw:formula="0*logwidth/623782"/><draw:equation draw:name="connsiteY1" draw:formula="366233*logheight/862001"/><draw:equation draw:name="connsiteX2" draw:formula="69006*logwidth/623782"/><draw:equation draw:name="connsiteY2" draw:formula="703580*logheight/862001"/><draw:equation draw:name="connsiteX3" draw:formula="521407*logwidth/623782"/><draw:equation draw:name="connsiteY3" draw:formula="862001*logheight/862001"/><draw:equation draw:name="connsiteX4" draw:formula="623775*logwidth/623782"/><draw:equation draw:name="connsiteY4" draw:formula="471212*logheight/862001"/><draw:equation draw:name="connsiteX5" draw:formula="521407*logwidth/623782"/><draw:equation draw:name="connsiteY5" draw:formula="0*logheight/862001"/><draw:equation draw:name="connsiteX6" draw:formula="162051*logwidth/623782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471212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471212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62001"/><draw:equation draw:name="connsiteX1" draw:formula="0*logwidth/623775"/><draw:equation draw:name="connsiteY1" draw:formula="366233*logheight/862001"/><draw:equation draw:name="connsiteX2" draw:formula="69006*logwidth/623775"/><draw:equation draw:name="connsiteY2" draw:formula="703580*logheight/862001"/><draw:equation draw:name="connsiteX3" draw:formula="521407*logwidth/623775"/><draw:equation draw:name="connsiteY3" draw:formula="862001*logheight/862001"/><draw:equation draw:name="connsiteX4" draw:formula="623775*logwidth/623775"/><draw:equation draw:name="connsiteY4" draw:formula="227956*logheight/862001"/><draw:equation draw:name="connsiteX5" draw:formula="521407*logwidth/623775"/><draw:equation draw:name="connsiteY5" draw:formula="0*logheight/862001"/><draw:equation draw:name="connsiteX6" draw:formula="162051*logwidth/623775"/><draw:equation draw:name="connsiteY6" draw:formula="207201*logheight/862001"/><draw:equation draw:name="connsiteX0" draw:formula="162051*logwidth/623775"/><draw:equation draw:name="connsiteY0" draw:formula="207201*logheight/850774"/><draw:equation draw:name="connsiteX1" draw:formula="0*logwidth/623775"/><draw:equation draw:name="connsiteY1" draw:formula="366233*logheight/850774"/><draw:equation draw:name="connsiteX2" draw:formula="69006*logwidth/623775"/><draw:equation draw:name="connsiteY2" draw:formula="703580*logheight/850774"/><draw:equation draw:name="connsiteX3" draw:formula="389527*logwidth/623775"/><draw:equation draw:name="connsiteY3" draw:formula="850774*logheight/850774"/><draw:equation draw:name="connsiteX4" draw:formula="623775*logwidth/623775"/><draw:equation draw:name="connsiteY4" draw:formula="227956*logheight/850774"/><draw:equation draw:name="connsiteX5" draw:formula="521407*logwidth/623775"/><draw:equation draw:name="connsiteY5" draw:formula="0*logheight/850774"/><draw:equation draw:name="connsiteX6" draw:formula="162051*logwidth/623775"/><draw:equation draw:name="connsiteY6" draw:formula="207201*logheight/850774"/><draw:equation draw:name="connsiteX0" draw:formula="162051*logwidth/557835"/><draw:equation draw:name="connsiteY0" draw:formula="207201*logheight/850774"/><draw:equation draw:name="connsiteX1" draw:formula="0*logwidth/557835"/><draw:equation draw:name="connsiteY1" draw:formula="366233*logheight/850774"/><draw:equation draw:name="connsiteX2" draw:formula="69006*logwidth/557835"/><draw:equation draw:name="connsiteY2" draw:formula="703580*logheight/850774"/><draw:equation draw:name="connsiteX3" draw:formula="389527*logwidth/557835"/><draw:equation draw:name="connsiteY3" draw:formula="850774*logheight/850774"/><draw:equation draw:name="connsiteX4" draw:formula="557835*logwidth/557835"/><draw:equation draw:name="connsiteY4" draw:formula="121818*logheight/850774"/><draw:equation draw:name="connsiteX5" draw:formula="521407*logwidth/557835"/><draw:equation draw:name="connsiteY5" draw:formula="0*logheight/850774"/><draw:equation draw:name="connsiteX6" draw:formula="162051*logwidth/557835"/><draw:equation draw:name="connsiteY6" draw:formula="207201*logheight/850774"/><draw:equation draw:name="connsiteX0" draw:formula="162051*logwidth/580573"/><draw:equation draw:name="connsiteY0" draw:formula="207201*logheight/850774"/><draw:equation draw:name="connsiteX1" draw:formula="0*logwidth/580573"/><draw:equation draw:name="connsiteY1" draw:formula="366233*logheight/850774"/><draw:equation draw:name="connsiteX2" draw:formula="69006*logwidth/580573"/><draw:equation draw:name="connsiteY2" draw:formula="703580*logheight/850774"/><draw:equation draw:name="connsiteX3" draw:formula="389527*logwidth/580573"/><draw:equation draw:name="connsiteY3" draw:formula="850774*logheight/850774"/><draw:equation draw:name="connsiteX4" draw:formula="580573*logwidth/580573"/><draw:equation draw:name="connsiteY4" draw:formula="209055*logheight/850774"/><draw:equation draw:name="connsiteX5" draw:formula="521407*logwidth/580573"/><draw:equation draw:name="connsiteY5" draw:formula="0*logheight/850774"/><draw:equation draw:name="connsiteX6" draw:formula="162051*logwidth/580573"/><draw:equation draw:name="connsiteY6" draw:formula="207201*logheight/850774"/><draw:equation draw:name="connsiteX0" draw:formula="162051*logwidth/580573"/><draw:equation draw:name="connsiteY0" draw:formula="207201*logheight/813308"/><draw:equation draw:name="connsiteX1" draw:formula="0*logwidth/580573"/><draw:equation draw:name="connsiteY1" draw:formula="366233*logheight/813308"/><draw:equation draw:name="connsiteX2" draw:formula="69006*logwidth/580573"/><draw:equation draw:name="connsiteY2" draw:formula="703580*logheight/813308"/><draw:equation draw:name="connsiteX3" draw:formula="332683*logwidth/580573"/><draw:equation draw:name="connsiteY3" draw:formula="813308*logheight/813308"/><draw:equation draw:name="connsiteX4" draw:formula="580573*logwidth/580573"/><draw:equation draw:name="connsiteY4" draw:formula="209055*logheight/813308"/><draw:equation draw:name="connsiteX5" draw:formula="521407*logwidth/580573"/><draw:equation draw:name="connsiteY5" draw:formula="0*logheight/813308"/><draw:equation draw:name="connsiteX6" draw:formula="162051*logwidth/580573"/><draw:equation draw:name="connsiteY6" draw:formula="207201*logheight/813308"/><draw:equation draw:name="connsiteX0" draw:formula="162051*logwidth/580573"/><draw:equation draw:name="connsiteY0" draw:formula="207201*logheight/704012"/><draw:equation draw:name="connsiteX1" draw:formula="0*logwidth/580573"/><draw:equation draw:name="connsiteY1" draw:formula="366233*logheight/704012"/><draw:equation draw:name="connsiteX2" draw:formula="69006*logwidth/580573"/><draw:equation draw:name="connsiteY2" draw:formula="703580*logheight/704012"/><draw:equation draw:name="connsiteX3" draw:formula="403170*logwidth/580573"/><draw:equation draw:name="connsiteY3" draw:formula="704012*logheight/704012"/><draw:equation draw:name="connsiteX4" draw:formula="580573*logwidth/580573"/><draw:equation draw:name="connsiteY4" draw:formula="209055*logheight/704012"/><draw:equation draw:name="connsiteX5" draw:formula="521407*logwidth/580573"/><draw:equation draw:name="connsiteY5" draw:formula="0*logheight/704012"/><draw:equation draw:name="connsiteX6" draw:formula="162051*logwidth/580573"/><draw:equation draw:name="connsiteY6" draw:formula="207201*logheight/704012"/><draw:equation draw:name="connsiteX0" draw:formula="162051*logwidth/701847"/><draw:equation draw:name="connsiteY0" draw:formula="207201*logheight/703580"/><draw:equation draw:name="connsiteX1" draw:formula="0*logwidth/701847"/><draw:equation draw:name="connsiteY1" draw:formula="366233*logheight/703580"/><draw:equation draw:name="connsiteX2" draw:formula="69006*logwidth/701847"/><draw:equation draw:name="connsiteY2" draw:formula="703580*logheight/703580"/><draw:equation draw:name="connsiteX3" draw:formula="701847*logwidth/701847"/><draw:equation draw:name="connsiteY3" draw:formula="694642*logheight/703580"/><draw:equation draw:name="connsiteX4" draw:formula="580573*logwidth/701847"/><draw:equation draw:name="connsiteY4" draw:formula="209055*logheight/703580"/><draw:equation draw:name="connsiteX5" draw:formula="521407*logwidth/701847"/><draw:equation draw:name="connsiteY5" draw:formula="0*logheight/703580"/><draw:equation draw:name="connsiteX6" draw:formula="162051*logwidth/701847"/><draw:equation draw:name="connsiteY6" draw:formula="207201*logheight/703580"/><draw:equation draw:name="connsiteX0" draw:formula="162051*logwidth/580573"/><draw:equation draw:name="connsiteY0" draw:formula="207201*logheight/760151"/><draw:equation draw:name="connsiteX1" draw:formula="0*logwidth/580573"/><draw:equation draw:name="connsiteY1" draw:formula="366233*logheight/760151"/><draw:equation draw:name="connsiteX2" draw:formula="69006*logwidth/580573"/><draw:equation draw:name="connsiteY2" draw:formula="703580*logheight/760151"/><draw:equation draw:name="connsiteX3" draw:formula="361069*logwidth/580573"/><draw:equation draw:name="connsiteY3" draw:formula="760151*logheight/760151"/><draw:equation draw:name="connsiteX4" draw:formula="580573*logwidth/580573"/><draw:equation draw:name="connsiteY4" draw:formula="209055*logheight/760151"/><draw:equation draw:name="connsiteX5" draw:formula="521407*logwidth/580573"/><draw:equation draw:name="connsiteY5" draw:formula="0*logheight/760151"/><draw:equation draw:name="connsiteX6" draw:formula="162051*logwidth/580573"/><draw:equation draw:name="connsiteY6" draw:formula="207201*logheight/760151"/></draw:enhanced-geometry></draw:custom-shape><draw:custom-shape draw:style-name="gr78" svg:width="1.814cm" svg:height="0.6154cm" svg:x="16.74cm" svg:y="1.278cm"><draw:enhanced-geometry svg:viewBox="0 0 401167 207550" draw:type="ooxml-non-primitive" drawooo:sub-view-size="401167 207550" draw:text-areas="l t r b" draw:enhanced-path="M 333588 34530 L 106074 0 0 138026 98144 207550 401167 195154 333588 3453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7416*logwidth/297416"/><draw:equation draw:name="connsiteY0" draw:formula="49156*logheight/209372"/><draw:equation draw:name="connsiteX1" draw:formula="0*logwidth/297416"/><draw:equation draw:name="connsiteY1" draw:formula="0*logheight/209372"/><draw:equation draw:name="connsiteX2" draw:formula="112041*logwidth/297416"/><draw:equation draw:name="connsiteY2" draw:formula="201688*logheight/209372"/><draw:equation draw:name="connsiteX3" draw:formula="234986*logwidth/297416"/><draw:equation draw:name="connsiteY3" draw:formula="209372*logheight/209372"/><draw:equation draw:name="connsiteX4" draw:formula="296457*logwidth/297416"/><draw:equation draw:name="connsiteY4" draw:formula="194003*logheight/209372"/><draw:equation draw:name="connsiteX5" draw:formula="297416*logwidth/297416"/><draw:equation draw:name="connsiteY5" draw:formula="49156*logheight/209372"/><draw:equation draw:name="connsiteX0" draw:formula="495757*logwidth/495757"/><draw:equation draw:name="connsiteY0" draw:formula="73021*logheight/233237"/><draw:equation draw:name="connsiteX1" draw:formula="0*logwidth/495757"/><draw:equation draw:name="connsiteY1" draw:formula="0*logheight/233237"/><draw:equation draw:name="connsiteX2" draw:formula="310382*logwidth/495757"/><draw:equation draw:name="connsiteY2" draw:formula="225553*logheight/233237"/><draw:equation draw:name="connsiteX3" draw:formula="433327*logwidth/495757"/><draw:equation draw:name="connsiteY3" draw:formula="233237*logheight/233237"/><draw:equation draw:name="connsiteX4" draw:formula="494798*logwidth/495757"/><draw:equation draw:name="connsiteY4" draw:formula="217868*logheight/233237"/><draw:equation draw:name="connsiteX5" draw:formula="495757*logwidth/495757"/><draw:equation draw:name="connsiteY5" draw:formula="73021*logheight/233237"/><draw:equation draw:name="connsiteX0" draw:formula="670978*logwidth/670978"/><draw:equation draw:name="connsiteY0" draw:formula="73021*logheight/233237"/><draw:equation draw:name="connsiteX1" draw:formula="175221*logwidth/670978"/><draw:equation draw:name="connsiteY1" draw:formula="0*logheight/233237"/><draw:equation draw:name="connsiteX2" draw:formula="0*logwidth/670978"/><draw:equation draw:name="connsiteY2" draw:formula="173123*logheight/233237"/><draw:equation draw:name="connsiteX3" draw:formula="608548*logwidth/670978"/><draw:equation draw:name="connsiteY3" draw:formula="233237*logheight/233237"/><draw:equation draw:name="connsiteX4" draw:formula="670019*logwidth/670978"/><draw:equation draw:name="connsiteY4" draw:formula="217868*logheight/233237"/><draw:equation draw:name="connsiteX5" draw:formula="670978*logwidth/670978"/><draw:equation draw:name="connsiteY5" draw:formula="73021*logheight/233237"/><draw:equation draw:name="connsiteX0" draw:formula="670978*logwidth/670978"/><draw:equation draw:name="connsiteY0" draw:formula="73021*logheight/233237"/><draw:equation draw:name="connsiteX1" draw:formula="175221*logwidth/670978"/><draw:equation draw:name="connsiteY1" draw:formula="0*logheight/233237"/><draw:equation draw:name="connsiteX2" draw:formula="0*logwidth/670978"/><draw:equation draw:name="connsiteY2" draw:formula="173123*logheight/233237"/><draw:equation draw:name="connsiteX3" draw:formula="366996*logwidth/670978"/><draw:equation draw:name="connsiteY3" draw:formula="233237*logheight/233237"/><draw:equation draw:name="connsiteX4" draw:formula="670019*logwidth/670978"/><draw:equation draw:name="connsiteY4" draw:formula="217868*logheight/233237"/><draw:equation draw:name="connsiteX5" draw:formula="670978*logwidth/670978"/><draw:equation draw:name="connsiteY5" draw:formula="73021*logheight/233237"/><draw:equation draw:name="connsiteX0" draw:formula="670978*logwidth/670978"/><draw:equation draw:name="connsiteY0" draw:formula="54633*logheight/214849"/><draw:equation draw:name="connsiteX1" draw:formula="251486*logwidth/670978"/><draw:equation draw:name="connsiteY1" draw:formula="0*logheight/214849"/><draw:equation draw:name="connsiteX2" draw:formula="0*logwidth/670978"/><draw:equation draw:name="connsiteY2" draw:formula="154735*logheight/214849"/><draw:equation draw:name="connsiteX3" draw:formula="366996*logwidth/670978"/><draw:equation draw:name="connsiteY3" draw:formula="214849*logheight/214849"/><draw:equation draw:name="connsiteX4" draw:formula="670019*logwidth/670978"/><draw:equation draw:name="connsiteY4" draw:formula="199480*logheight/214849"/><draw:equation draw:name="connsiteX5" draw:formula="670978*logwidth/670978"/><draw:equation draw:name="connsiteY5" draw:formula="54633*logheight/214849"/><draw:equation draw:name="connsiteX0" draw:formula="670978*logwidth/670978"/><draw:equation draw:name="connsiteY0" draw:formula="52927*logheight/213143"/><draw:equation draw:name="connsiteX1" draw:formula="285991*logwidth/670978"/><draw:equation draw:name="connsiteY1" draw:formula="0*logheight/213143"/><draw:equation draw:name="connsiteX2" draw:formula="0*logwidth/670978"/><draw:equation draw:name="connsiteY2" draw:formula="153029*logheight/213143"/><draw:equation draw:name="connsiteX3" draw:formula="366996*logwidth/670978"/><draw:equation draw:name="connsiteY3" draw:formula="213143*logheight/213143"/><draw:equation draw:name="connsiteX4" draw:formula="670019*logwidth/670978"/><draw:equation draw:name="connsiteY4" draw:formula="197774*logheight/213143"/><draw:equation draw:name="connsiteX5" draw:formula="670978*logwidth/670978"/><draw:equation draw:name="connsiteY5" draw:formula="52927*logheight/213143"/><draw:equation draw:name="connsiteX0" draw:formula="760123*logwidth/760123"/><draw:equation draw:name="connsiteY0" draw:formula="52927*logheight/213143"/><draw:equation draw:name="connsiteX1" draw:formula="375136*logwidth/760123"/><draw:equation draw:name="connsiteY1" draw:formula="0*logheight/213143"/><draw:equation draw:name="connsiteX2" draw:formula="0*logwidth/760123"/><draw:equation draw:name="connsiteY2" draw:formula="138713*logheight/213143"/><draw:equation draw:name="connsiteX3" draw:formula="456141*logwidth/760123"/><draw:equation draw:name="connsiteY3" draw:formula="213143*logheight/213143"/><draw:equation draw:name="connsiteX4" draw:formula="759164*logwidth/760123"/><draw:equation draw:name="connsiteY4" draw:formula="197774*logheight/213143"/><draw:equation draw:name="connsiteX5" draw:formula="760123*logwidth/760123"/><draw:equation draw:name="connsiteY5" draw:formula="52927*logheight/213143"/><draw:equation draw:name="connsiteX0" draw:formula="745742*logwidth/745742"/><draw:equation draw:name="connsiteY0" draw:formula="52927*logheight/213143"/><draw:equation draw:name="connsiteX1" draw:formula="360755*logwidth/745742"/><draw:equation draw:name="connsiteY1" draw:formula="0*logheight/213143"/><draw:equation draw:name="connsiteX2" draw:formula="0*logwidth/745742"/><draw:equation draw:name="connsiteY2" draw:formula="143485*logheight/213143"/><draw:equation draw:name="connsiteX3" draw:formula="441760*logwidth/745742"/><draw:equation draw:name="connsiteY3" draw:formula="213143*logheight/213143"/><draw:equation draw:name="connsiteX4" draw:formula="744783*logwidth/745742"/><draw:equation draw:name="connsiteY4" draw:formula="197774*logheight/213143"/><draw:equation draw:name="connsiteX5" draw:formula="745742*logwidth/745742"/><draw:equation draw:name="connsiteY5" draw:formula="52927*logheight/213143"/><draw:equation draw:name="connsiteX0" draw:formula="745742*logwidth/745742"/><draw:equation draw:name="connsiteY0" draw:formula="57*logheight/160273"/><draw:equation draw:name="connsiteX1" draw:formula="458575*logwidth/745742"/><draw:equation draw:name="connsiteY1" draw:formula="0*logheight/160273"/><draw:equation draw:name="connsiteX2" draw:formula="0*logwidth/745742"/><draw:equation draw:name="connsiteY2" draw:formula="90615*logheight/160273"/><draw:equation draw:name="connsiteX3" draw:formula="441760*logwidth/745742"/><draw:equation draw:name="connsiteY3" draw:formula="160273*logheight/160273"/><draw:equation draw:name="connsiteX4" draw:formula="744783*logwidth/745742"/><draw:equation draw:name="connsiteY4" draw:formula="144904*logheight/160273"/><draw:equation draw:name="connsiteX5" draw:formula="745742*logwidth/745742"/><draw:equation draw:name="connsiteY5" draw:formula="57*logheight/160273"/><draw:equation draw:name="connsiteX0" draw:formula="745742*logwidth/745742"/><draw:equation draw:name="connsiteY0" draw:formula="50820*logheight/211036"/><draw:equation draw:name="connsiteX1" draw:formula="383772*logwidth/745742"/><draw:equation draw:name="connsiteY1" draw:formula="0*logheight/211036"/><draw:equation draw:name="connsiteX2" draw:formula="0*logwidth/745742"/><draw:equation draw:name="connsiteY2" draw:formula="141378*logheight/211036"/><draw:equation draw:name="connsiteX3" draw:formula="441760*logwidth/745742"/><draw:equation draw:name="connsiteY3" draw:formula="211036*logheight/211036"/><draw:equation draw:name="connsiteX4" draw:formula="744783*logwidth/745742"/><draw:equation draw:name="connsiteY4" draw:formula="195667*logheight/211036"/><draw:equation draw:name="connsiteX5" draw:formula="745742*logwidth/745742"/><draw:equation draw:name="connsiteY5" draw:formula="50820*logheight/211036"/><draw:equation draw:name="connsiteX0" draw:formula="745742*logwidth/745742"/><draw:equation draw:name="connsiteY0" draw:formula="49114*logheight/209330"/><draw:equation draw:name="connsiteX1" draw:formula="383772*logwidth/745742"/><draw:equation draw:name="connsiteY1" draw:formula="0*logheight/209330"/><draw:equation draw:name="connsiteX2" draw:formula="0*logwidth/745742"/><draw:equation draw:name="connsiteY2" draw:formula="139672*logheight/209330"/><draw:equation draw:name="connsiteX3" draw:formula="441760*logwidth/745742"/><draw:equation draw:name="connsiteY3" draw:formula="209330*logheight/209330"/><draw:equation draw:name="connsiteX4" draw:formula="744783*logwidth/745742"/><draw:equation draw:name="connsiteY4" draw:formula="193961*logheight/209330"/><draw:equation draw:name="connsiteX5" draw:formula="745742*logwidth/745742"/><draw:equation draw:name="connsiteY5" draw:formula="49114*logheight/209330"/><draw:equation draw:name="connsiteX0" draw:formula="760127*logwidth/760127"/><draw:equation draw:name="connsiteY0" draw:formula="49114*logheight/209330"/><draw:equation draw:name="connsiteX1" draw:formula="398157*logwidth/760127"/><draw:equation draw:name="connsiteY1" draw:formula="0*logheight/209330"/><draw:equation draw:name="connsiteX2" draw:formula="0*logwidth/760127"/><draw:equation draw:name="connsiteY2" draw:formula="139672*logheight/209330"/><draw:equation draw:name="connsiteX3" draw:formula="456145*logwidth/760127"/><draw:equation draw:name="connsiteY3" draw:formula="209330*logheight/209330"/><draw:equation draw:name="connsiteX4" draw:formula="759168*logwidth/760127"/><draw:equation draw:name="connsiteY4" draw:formula="193961*logheight/209330"/><draw:equation draw:name="connsiteX5" draw:formula="760127*logwidth/760127"/><draw:equation draw:name="connsiteY5" draw:formula="49114*logheight/209330"/><draw:equation draw:name="connsiteX0" draw:formula="495234*logwidth/495234"/><draw:equation draw:name="connsiteY0" draw:formula="49114*logheight/209330"/><draw:equation draw:name="connsiteX1" draw:formula="133264*logwidth/495234"/><draw:equation draw:name="connsiteY1" draw:formula="0*logheight/209330"/><draw:equation draw:name="connsiteX2" draw:formula="0*logwidth/495234"/><draw:equation draw:name="connsiteY2" draw:formula="52870*logheight/209330"/><draw:equation draw:name="connsiteX3" draw:formula="191252*logwidth/495234"/><draw:equation draw:name="connsiteY3" draw:formula="209330*logheight/209330"/><draw:equation draw:name="connsiteX4" draw:formula="494275*logwidth/495234"/><draw:equation draw:name="connsiteY4" draw:formula="193961*logheight/209330"/><draw:equation draw:name="connsiteX5" draw:formula="495234*logwidth/495234"/><draw:equation draw:name="connsiteY5" draw:formula="49114*logheight/209330"/><draw:equation draw:name="connsiteX0" draw:formula="419064*logwidth/419064"/><draw:equation draw:name="connsiteY0" draw:formula="49114*logheight/209330"/><draw:equation draw:name="connsiteX1" draw:formula="5709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49114*logheight/209330"/><draw:equation draw:name="connsiteX0" draw:formula="419064*logwidth/419064"/><draw:equation draw:name="connsiteY0" draw:formula="57900*logheight/209330"/><draw:equation draw:name="connsiteX1" draw:formula="5709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900*logheight/209330"/><draw:equation draw:name="connsiteX0" draw:formula="419064*logwidth/419064"/><draw:equation draw:name="connsiteY0" draw:formula="57900*logheight/209330"/><draw:equation draw:name="connsiteX1" draw:formula="5023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900*logheight/209330"/><draw:equation draw:name="connsiteX0" draw:formula="419064*logwidth/419064"/><draw:equation draw:name="connsiteY0" draw:formula="57051*logheight/209330"/><draw:equation draw:name="connsiteX1" draw:formula="50234*logwidth/419064"/><draw:equation draw:name="connsiteY1" draw:formula="0*logheight/209330"/><draw:equation draw:name="connsiteX2" draw:formula="0*logwidth/419064"/><draw:equation draw:name="connsiteY2" draw:formula="125282*logheight/209330"/><draw:equation draw:name="connsiteX3" draw:formula="115082*logwidth/419064"/><draw:equation draw:name="connsiteY3" draw:formula="209330*logheight/209330"/><draw:equation draw:name="connsiteX4" draw:formula="418105*logwidth/419064"/><draw:equation draw:name="connsiteY4" draw:formula="193961*logheight/209330"/><draw:equation draw:name="connsiteX5" draw:formula="419064*logwidth/419064"/><draw:equation draw:name="connsiteY5" draw:formula="57051*logheight/209330"/><draw:equation draw:name="connsiteX0" draw:formula="306239*logwidth/418106"/><draw:equation draw:name="connsiteY0" draw:formula="70413*logheight/209330"/><draw:equation draw:name="connsiteX1" draw:formula="50234*logwidth/418106"/><draw:equation draw:name="connsiteY1" draw:formula="0*logheight/209330"/><draw:equation draw:name="connsiteX2" draw:formula="0*logwidth/418106"/><draw:equation draw:name="connsiteY2" draw:formula="125282*logheight/209330"/><draw:equation draw:name="connsiteX3" draw:formula="115082*logwidth/418106"/><draw:equation draw:name="connsiteY3" draw:formula="209330*logheight/209330"/><draw:equation draw:name="connsiteX4" draw:formula="418105*logwidth/418106"/><draw:equation draw:name="connsiteY4" draw:formula="193961*logheight/209330"/><draw:equation draw:name="connsiteX5" draw:formula="306239*logwidth/418106"/><draw:equation draw:name="connsiteY5" draw:formula="70413*logheight/209330"/><draw:equation draw:name="connsiteX0" draw:formula="306239*logwidth/418105"/><draw:equation draw:name="connsiteY0" draw:formula="70413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306239*logwidth/418105"/><draw:equation draw:name="connsiteY5" draw:formula="70413*logheight/209330"/><draw:equation draw:name="connsiteX0" draw:formula="306239*logwidth/418105"/><draw:equation draw:name="connsiteY0" draw:formula="70413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306239*logwidth/418105"/><draw:equation draw:name="connsiteY5" draw:formula="70413*logheight/209330"/><draw:equation draw:name="connsiteX0" draw:formula="418105*logwidth/418105"/><draw:equation draw:name="connsiteY0" draw:formula="57051*logheight/209330"/><draw:equation draw:name="connsiteX1" draw:formula="50234*logwidth/418105"/><draw:equation draw:name="connsiteY1" draw:formula="0*logheight/209330"/><draw:equation draw:name="connsiteX2" draw:formula="0*logwidth/418105"/><draw:equation draw:name="connsiteY2" draw:formula="125282*logheight/209330"/><draw:equation draw:name="connsiteX3" draw:formula="115082*logwidth/418105"/><draw:equation draw:name="connsiteY3" draw:formula="209330*logheight/209330"/><draw:equation draw:name="connsiteX4" draw:formula="418105*logwidth/418105"/><draw:equation draw:name="connsiteY4" draw:formula="193961*logheight/209330"/><draw:equation draw:name="connsiteX5" draw:formula="418105*logwidth/418105"/><draw:equation draw:name="connsiteY5" draw:formula="57051*logheight/209330"/><draw:equation draw:name="connsiteX0" draw:formula="418105*logwidth/418105"/><draw:equation draw:name="connsiteY0" draw:formula="0*logheight/152279"/><draw:equation draw:name="connsiteX1" draw:formula="73292*logwidth/418105"/><draw:equation draw:name="connsiteY1" draw:formula="849*logheight/152279"/><draw:equation draw:name="connsiteX2" draw:formula="0*logwidth/418105"/><draw:equation draw:name="connsiteY2" draw:formula="68231*logheight/152279"/><draw:equation draw:name="connsiteX3" draw:formula="115082*logwidth/418105"/><draw:equation draw:name="connsiteY3" draw:formula="152279*logheight/152279"/><draw:equation draw:name="connsiteX4" draw:formula="418105*logwidth/418105"/><draw:equation draw:name="connsiteY4" draw:formula="136910*logheight/152279"/><draw:equation draw:name="connsiteX5" draw:formula="418105*logwidth/418105"/><draw:equation draw:name="connsiteY5" draw:formula="0*logheight/152279"/><draw:equation draw:name="connsiteX0" draw:formula="418105*logwidth/418105"/><draw:equation draw:name="connsiteY0" draw:formula="0*logheight/152492"/><draw:equation draw:name="connsiteX1" draw:formula="73292*logwidth/418105"/><draw:equation draw:name="connsiteY1" draw:formula="1062*logheight/152492"/><draw:equation draw:name="connsiteX2" draw:formula="0*logwidth/418105"/><draw:equation draw:name="connsiteY2" draw:formula="68444*logheight/152492"/><draw:equation draw:name="connsiteX3" draw:formula="115082*logwidth/418105"/><draw:equation draw:name="connsiteY3" draw:formula="152492*logheight/152492"/><draw:equation draw:name="connsiteX4" draw:formula="418105*logwidth/418105"/><draw:equation draw:name="connsiteY4" draw:formula="137123*logheight/152492"/><draw:equation draw:name="connsiteX5" draw:formula="418105*logwidth/418105"/><draw:equation draw:name="connsiteY5" draw:formula="0*logheight/152492"/><draw:equation draw:name="connsiteX0" draw:formula="418105*logwidth/418105"/><draw:equation draw:name="connsiteY0" draw:formula="56698*logheight/209190"/><draw:equation draw:name="connsiteX1" draw:formula="51457*logwidth/418105"/><draw:equation draw:name="connsiteY1" draw:formula="0*logheight/209190"/><draw:equation draw:name="connsiteX2" draw:formula="0*logwidth/418105"/><draw:equation draw:name="connsiteY2" draw:formula="125142*logheight/209190"/><draw:equation draw:name="connsiteX3" draw:formula="115082*logwidth/418105"/><draw:equation draw:name="connsiteY3" draw:formula="209190*logheight/209190"/><draw:equation draw:name="connsiteX4" draw:formula="418105*logwidth/418105"/><draw:equation draw:name="connsiteY4" draw:formula="193821*logheight/209190"/><draw:equation draw:name="connsiteX5" draw:formula="418105*logwidth/418105"/><draw:equation draw:name="connsiteY5" draw:formula="56698*logheight/209190"/><draw:equation draw:name="connsiteX0" draw:formula="415642*logwidth/415642"/><draw:equation draw:name="connsiteY0" draw:formula="56698*logheight/209190"/><draw:equation draw:name="connsiteX1" draw:formula="48994*logwidth/415642"/><draw:equation draw:name="connsiteY1" draw:formula="0*logheight/209190"/><draw:equation draw:name="connsiteX2" draw:formula="0*logwidth/415642"/><draw:equation draw:name="connsiteY2" draw:formula="113662*logheight/209190"/><draw:equation draw:name="connsiteX3" draw:formula="112619*logwidth/415642"/><draw:equation draw:name="connsiteY3" draw:formula="209190*logheight/209190"/><draw:equation draw:name="connsiteX4" draw:formula="415642*logwidth/415642"/><draw:equation draw:name="connsiteY4" draw:formula="193821*logheight/209190"/><draw:equation draw:name="connsiteX5" draw:formula="415642*logwidth/415642"/><draw:equation draw:name="connsiteY5" draw:formula="56698*logheight/209190"/><draw:equation draw:name="connsiteX0" draw:formula="415485*logwidth/415485"/><draw:equation draw:name="connsiteY0" draw:formula="56698*logheight/209190"/><draw:equation draw:name="connsiteX1" draw:formula="48837*logwidth/415485"/><draw:equation draw:name="connsiteY1" draw:formula="0*logheight/209190"/><draw:equation draw:name="connsiteX2" draw:formula="0*logwidth/415485"/><draw:equation draw:name="connsiteY2" draw:formula="124329*logheight/209190"/><draw:equation draw:name="connsiteX3" draw:formula="112462*logwidth/415485"/><draw:equation draw:name="connsiteY3" draw:formula="209190*logheight/209190"/><draw:equation draw:name="connsiteX4" draw:formula="415485*logwidth/415485"/><draw:equation draw:name="connsiteY4" draw:formula="193821*logheight/209190"/><draw:equation draw:name="connsiteX5" draw:formula="415485*logwidth/415485"/><draw:equation draw:name="connsiteY5" draw:formula="56698*logheight/209190"/><draw:equation draw:name="connsiteX0" draw:formula="399327*logwidth/399327"/><draw:equation draw:name="connsiteY0" draw:formula="56698*logheight/209190"/><draw:equation draw:name="connsiteX1" draw:formula="32679*logwidth/399327"/><draw:equation draw:name="connsiteY1" draw:formula="0*logheight/209190"/><draw:equation draw:name="connsiteX2" draw:formula="0*logwidth/399327"/><draw:equation draw:name="connsiteY2" draw:formula="124329*logheight/209190"/><draw:equation draw:name="connsiteX3" draw:formula="96304*logwidth/399327"/><draw:equation draw:name="connsiteY3" draw:formula="209190*logheight/209190"/><draw:equation draw:name="connsiteX4" draw:formula="399327*logwidth/399327"/><draw:equation draw:name="connsiteY4" draw:formula="193821*logheight/209190"/><draw:equation draw:name="connsiteX5" draw:formula="399327*logwidth/399327"/><draw:equation draw:name="connsiteY5" draw:formula="56698*logheight/209190"/><draw:equation draw:name="connsiteX0" draw:formula="399327*logwidth/399327"/><draw:equation draw:name="connsiteY0" draw:formula="43305*logheight/195797"/><draw:equation draw:name="connsiteX1" draw:formula="9038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9327*logwidth/399327"/><draw:equation draw:name="connsiteY5" draw:formula="43305*logheight/195797"/><draw:equation draw:name="connsiteX0" draw:formula="399327*logwidth/399327"/><draw:equation draw:name="connsiteY0" draw:formula="43305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9327*logwidth/399327"/><draw:equation draw:name="connsiteY5" draw:formula="43305*logheight/195797"/><draw:equation draw:name="connsiteX0" draw:formula="398433*logwidth/399327"/><draw:equation draw:name="connsiteY0" draw:formula="50387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8433*logwidth/399327"/><draw:equation draw:name="connsiteY5" draw:formula="50387*logheight/195797"/><draw:equation draw:name="connsiteX0" draw:formula="398433*logwidth/399327"/><draw:equation draw:name="connsiteY0" draw:formula="35650*logheight/195797"/><draw:equation draw:name="connsiteX1" draw:formula="104235*logwidth/399327"/><draw:equation draw:name="connsiteY1" draw:formula="0*logheight/195797"/><draw:equation draw:name="connsiteX2" draw:formula="0*logwidth/399327"/><draw:equation draw:name="connsiteY2" draw:formula="110936*logheight/195797"/><draw:equation draw:name="connsiteX3" draw:formula="96304*logwidth/399327"/><draw:equation draw:name="connsiteY3" draw:formula="195797*logheight/195797"/><draw:equation draw:name="connsiteX4" draw:formula="399327*logwidth/399327"/><draw:equation draw:name="connsiteY4" draw:formula="180428*logheight/195797"/><draw:equation draw:name="connsiteX5" draw:formula="398433*logwidth/399327"/><draw:equation draw:name="connsiteY5" draw:formula="35650*logheight/195797"/><draw:equation draw:name="connsiteX0" draw:formula="362619*logwidth/363513"/><draw:equation draw:name="connsiteY0" draw:formula="35650*logheight/195797"/><draw:equation draw:name="connsiteX1" draw:formula="68421*logwidth/363513"/><draw:equation draw:name="connsiteY1" draw:formula="0*logheight/195797"/><draw:equation draw:name="connsiteX2" draw:formula="0*logwidth/363513"/><draw:equation draw:name="connsiteY2" draw:formula="92262*logheight/195797"/><draw:equation draw:name="connsiteX3" draw:formula="60490*logwidth/363513"/><draw:equation draw:name="connsiteY3" draw:formula="195797*logheight/195797"/><draw:equation draw:name="connsiteX4" draw:formula="363513*logwidth/363513"/><draw:equation draw:name="connsiteY4" draw:formula="180428*logheight/195797"/><draw:equation draw:name="connsiteX5" draw:formula="362619*logwidth/363513"/><draw:equation draw:name="connsiteY5" draw:formula="35650*logheight/195797"/><draw:equation draw:name="connsiteX0" draw:formula="362915*logwidth/363513"/><draw:equation draw:name="connsiteY0" draw:formula="31772*logheight/195797"/><draw:equation draw:name="connsiteX1" draw:formula="68421*logwidth/363513"/><draw:equation draw:name="connsiteY1" draw:formula="0*logheight/195797"/><draw:equation draw:name="connsiteX2" draw:formula="0*logwidth/363513"/><draw:equation draw:name="connsiteY2" draw:formula="92262*logheight/195797"/><draw:equation draw:name="connsiteX3" draw:formula="60490*logwidth/363513"/><draw:equation draw:name="connsiteY3" draw:formula="195797*logheight/195797"/><draw:equation draw:name="connsiteX4" draw:formula="363513*logwidth/363513"/><draw:equation draw:name="connsiteY4" draw:formula="180428*logheight/195797"/><draw:equation draw:name="connsiteX5" draw:formula="362915*logwidth/363513"/><draw:equation draw:name="connsiteY5" draw:formula="31772*logheight/195797"/><draw:equation draw:name="connsiteX0" draw:formula="362915*logwidth/363513"/><draw:equation draw:name="connsiteY0" draw:formula="43656*logheight/207681"/><draw:equation draw:name="connsiteX1" draw:formula="26421*logwidth/363513"/><draw:equation draw:name="connsiteY1" draw:formula="0*logheight/207681"/><draw:equation draw:name="connsiteX2" draw:formula="0*logwidth/363513"/><draw:equation draw:name="connsiteY2" draw:formula="104146*logheight/207681"/><draw:equation draw:name="connsiteX3" draw:formula="60490*logwidth/363513"/><draw:equation draw:name="connsiteY3" draw:formula="207681*logheight/207681"/><draw:equation draw:name="connsiteX4" draw:formula="363513*logwidth/363513"/><draw:equation draw:name="connsiteY4" draw:formula="192312*logheight/207681"/><draw:equation draw:name="connsiteX5" draw:formula="362915*logwidth/363513"/><draw:equation draw:name="connsiteY5" draw:formula="43656*logheight/207681"/><draw:equation draw:name="connsiteX0" draw:formula="362915*logwidth/363513"/><draw:equation draw:name="connsiteY0" draw:formula="33920*logheight/197945"/><draw:equation draw:name="connsiteX1" draw:formula="58282*logwidth/363513"/><draw:equation draw:name="connsiteY1" draw:formula="0*logheight/197945"/><draw:equation draw:name="connsiteX2" draw:formula="0*logwidth/363513"/><draw:equation draw:name="connsiteY2" draw:formula="94410*logheight/197945"/><draw:equation draw:name="connsiteX3" draw:formula="60490*logwidth/363513"/><draw:equation draw:name="connsiteY3" draw:formula="197945*logheight/197945"/><draw:equation draw:name="connsiteX4" draw:formula="363513*logwidth/363513"/><draw:equation draw:name="connsiteY4" draw:formula="182576*logheight/197945"/><draw:equation draw:name="connsiteX5" draw:formula="362915*logwidth/363513"/><draw:equation draw:name="connsiteY5" draw:formula="33920*logheight/197945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104619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97813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62915*logwidth/363513"/><draw:equation draw:name="connsiteY0" draw:formula="44129*logheight/208154"/><draw:equation draw:name="connsiteX1" draw:formula="64075*logwidth/363513"/><draw:equation draw:name="connsiteY1" draw:formula="0*logheight/208154"/><draw:equation draw:name="connsiteX2" draw:formula="0*logwidth/363513"/><draw:equation draw:name="connsiteY2" draw:formula="97813*logheight/208154"/><draw:equation draw:name="connsiteX3" draw:formula="60490*logwidth/363513"/><draw:equation draw:name="connsiteY3" draw:formula="208154*logheight/208154"/><draw:equation draw:name="connsiteX4" draw:formula="363513*logwidth/363513"/><draw:equation draw:name="connsiteY4" draw:formula="192785*logheight/208154"/><draw:equation draw:name="connsiteX5" draw:formula="362915*logwidth/363513"/><draw:equation draw:name="connsiteY5" draw:formula="44129*logheight/208154"/><draw:equation draw:name="connsiteX0" draw:formula="381742*logwidth/382340"/><draw:equation draw:name="connsiteY0" draw:formula="44129*logheight/208154"/><draw:equation draw:name="connsiteX1" draw:formula="82902*logwidth/382340"/><draw:equation draw:name="connsiteY1" draw:formula="0*logheight/208154"/><draw:equation draw:name="connsiteX2" draw:formula="0*logwidth/382340"/><draw:equation draw:name="connsiteY2" draw:formula="144552*logheight/208154"/><draw:equation draw:name="connsiteX3" draw:formula="79317*logwidth/382340"/><draw:equation draw:name="connsiteY3" draw:formula="208154*logheight/208154"/><draw:equation draw:name="connsiteX4" draw:formula="382340*logwidth/382340"/><draw:equation draw:name="connsiteY4" draw:formula="192785*logheight/208154"/><draw:equation draw:name="connsiteX5" draw:formula="381742*logwidth/382340"/><draw:equation draw:name="connsiteY5" draw:formula="44129*logheight/208154"/><draw:equation draw:name="connsiteX0" draw:formula="381742*logwidth/382340"/><draw:equation draw:name="connsiteY0" draw:formula="44129*logheight/208154"/><draw:equation draw:name="connsiteX1" draw:formula="82902*logwidth/382340"/><draw:equation draw:name="connsiteY1" draw:formula="0*logheight/208154"/><draw:equation draw:name="connsiteX2" draw:formula="0*logwidth/382340"/><draw:equation draw:name="connsiteY2" draw:formula="96517*logheight/208154"/><draw:equation draw:name="connsiteX3" draw:formula="79317*logwidth/382340"/><draw:equation draw:name="connsiteY3" draw:formula="208154*logheight/208154"/><draw:equation draw:name="connsiteX4" draw:formula="382340*logwidth/382340"/><draw:equation draw:name="connsiteY4" draw:formula="192785*logheight/208154"/><draw:equation draw:name="connsiteX5" draw:formula="381742*logwidth/382340"/><draw:equation draw:name="connsiteY5" draw:formula="44129*logheight/208154"/><draw:equation draw:name="connsiteX0" draw:formula="400569*logwidth/401167"/><draw:equation draw:name="connsiteY0" draw:formula="44129*logheight/208154"/><draw:equation draw:name="connsiteX1" draw:formula="101729*logwidth/401167"/><draw:equation draw:name="connsiteY1" draw:formula="0*logheight/208154"/><draw:equation draw:name="connsiteX2" draw:formula="0*logwidth/401167"/><draw:equation draw:name="connsiteY2" draw:formula="135657*logheight/208154"/><draw:equation draw:name="connsiteX3" draw:formula="98144*logwidth/401167"/><draw:equation draw:name="connsiteY3" draw:formula="208154*logheight/208154"/><draw:equation draw:name="connsiteX4" draw:formula="401167*logwidth/401167"/><draw:equation draw:name="connsiteY4" draw:formula="192785*logheight/208154"/><draw:equation draw:name="connsiteX5" draw:formula="400569*logwidth/401167"/><draw:equation draw:name="connsiteY5" draw:formula="44129*logheight/208154"/><draw:equation draw:name="connsiteX0" draw:formula="400569*logwidth/401167"/><draw:equation draw:name="connsiteY0" draw:formula="46498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400569*logwidth/401167"/><draw:equation draw:name="connsiteY5" draw:formula="46498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52415*logwidth/401167"/><draw:equation draw:name="connsiteY0" draw:formula="34529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52415*logwidth/401167"/><draw:equation draw:name="connsiteY5" draw:formula="34529*logheight/210523"/><draw:equation draw:name="connsiteX0" draw:formula="333588*logwidth/401167"/><draw:equation draw:name="connsiteY0" draw:formula="34530*logheight/210523"/><draw:equation draw:name="connsiteX1" draw:formula="106074*logwidth/401167"/><draw:equation draw:name="connsiteY1" draw:formula="0*logheight/210523"/><draw:equation draw:name="connsiteX2" draw:formula="0*logwidth/401167"/><draw:equation draw:name="connsiteY2" draw:formula="138026*logheight/210523"/><draw:equation draw:name="connsiteX3" draw:formula="98144*logwidth/401167"/><draw:equation draw:name="connsiteY3" draw:formula="210523*logheight/210523"/><draw:equation draw:name="connsiteX4" draw:formula="401167*logwidth/401167"/><draw:equation draw:name="connsiteY4" draw:formula="195154*logheight/210523"/><draw:equation draw:name="connsiteX5" draw:formula="333588*logwidth/401167"/><draw:equation draw:name="connsiteY5" draw:formula="34530*logheight/210523"/><draw:equation draw:name="connsiteX0" draw:formula="333588*logwidth/401167"/><draw:equation draw:name="connsiteY0" draw:formula="34530*logheight/207550"/><draw:equation draw:name="connsiteX1" draw:formula="106074*logwidth/401167"/><draw:equation draw:name="connsiteY1" draw:formula="0*logheight/207550"/><draw:equation draw:name="connsiteX2" draw:formula="0*logwidth/401167"/><draw:equation draw:name="connsiteY2" draw:formula="138026*logheight/207550"/><draw:equation draw:name="connsiteX3" draw:formula="98144*logwidth/401167"/><draw:equation draw:name="connsiteY3" draw:formula="207550*logheight/207550"/><draw:equation draw:name="connsiteX4" draw:formula="401167*logwidth/401167"/><draw:equation draw:name="connsiteY4" draw:formula="195154*logheight/207550"/><draw:equation draw:name="connsiteX5" draw:formula="333588*logwidth/401167"/><draw:equation draw:name="connsiteY5" draw:formula="34530*logheight/207550"/><draw:equation draw:name="connsiteX0" draw:formula="333588*logwidth/401167"/><draw:equation draw:name="connsiteY0" draw:formula="34530*logheight/207550"/><draw:equation draw:name="connsiteX1" draw:formula="106074*logwidth/401167"/><draw:equation draw:name="connsiteY1" draw:formula="0*logheight/207550"/><draw:equation draw:name="connsiteX2" draw:formula="0*logwidth/401167"/><draw:equation draw:name="connsiteY2" draw:formula="138026*logheight/207550"/><draw:equation draw:name="connsiteX3" draw:formula="98144*logwidth/401167"/><draw:equation draw:name="connsiteY3" draw:formula="207550*logheight/207550"/><draw:equation draw:name="connsiteX4" draw:formula="401167*logwidth/401167"/><draw:equation draw:name="connsiteY4" draw:formula="195154*logheight/207550"/><draw:equation draw:name="connsiteX5" draw:formula="333588*logwidth/401167"/><draw:equation draw:name="connsiteY5" draw:formula="34530*logheight/207550"/></draw:enhanced-geometry></draw:custom-shape><draw:custom-shape draw:style-name="gr79" svg:width="1.019cm" svg:height="0.7794cm" svg:x="17.54cm" svg:y="-0.7862cm"><draw:enhanced-geometry svg:viewBox="0 0 252864 219556" draw:type="ooxml-non-primitive" drawooo:sub-view-size="252864 219556" draw:text-areas="l t r b" draw:enhanced-path="M 156210 0 L 0 139389 100680 219556 252864 217520 C 252864 145013 252863 72507 252863 0 L 156210 0 Z N "><draw:equation draw:name="connsiteX0" draw:formula="268941*logwidth/284309"/><draw:equation draw:name="connsiteY0" draw:formula="0*logheight/391886"/><draw:equation draw:name="connsiteX1" draw:formula="0*logwidth/284309"/><draw:equation draw:name="connsiteY1" draw:formula="184417*logheight/391886"/><draw:equation draw:name="connsiteX2" draw:formula="84524*logwidth/284309"/><draw:equation draw:name="connsiteY2" draw:formula="384202*logheight/391886"/><draw:equation draw:name="connsiteX3" draw:formula="207469*logwidth/284309"/><draw:equation draw:name="connsiteY3" draw:formula="391886*logheight/391886"/><draw:equation draw:name="connsiteX4" draw:formula="284309*logwidth/284309"/><draw:equation draw:name="connsiteY4" draw:formula="338097*logheight/391886"/><draw:equation draw:name="connsiteX5" draw:formula="268941*logwidth/284309"/><draw:equation draw:name="connsiteY5" draw:formula="0*logheight/391886"/><draw:equation draw:name="connsiteX0" draw:formula="268941*logwidth/268941"/><draw:equation draw:name="connsiteY0" draw:formula="0*logheight/391886"/><draw:equation draw:name="connsiteX1" draw:formula="0*logwidth/268941"/><draw:equation draw:name="connsiteY1" draw:formula="184417*logheight/391886"/><draw:equation draw:name="connsiteX2" draw:formula="84524*logwidth/268941"/><draw:equation draw:name="connsiteY2" draw:formula="384202*logheight/391886"/><draw:equation draw:name="connsiteX3" draw:formula="207469*logwidth/268941"/><draw:equation draw:name="connsiteY3" draw:formula="391886*logheight/391886"/><draw:equation draw:name="connsiteX4" draw:formula="268940*logwidth/268941"/><draw:equation draw:name="connsiteY4" draw:formula="376517*logheight/391886"/><draw:equation draw:name="connsiteX5" draw:formula="268941*logwidth/268941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310216*logwidth/310216"/><draw:equation draw:name="connsiteY0" draw:formula="0*logheight/391886"/><draw:equation draw:name="connsiteX1" draw:formula="0*logwidth/310216"/><draw:equation draw:name="connsiteY1" draw:formula="188226*logheight/391886"/><draw:equation draw:name="connsiteX2" draw:formula="125799*logwidth/310216"/><draw:equation draw:name="connsiteY2" draw:formula="384202*logheight/391886"/><draw:equation draw:name="connsiteX3" draw:formula="248744*logwidth/310216"/><draw:equation draw:name="connsiteY3" draw:formula="391886*logheight/391886"/><draw:equation draw:name="connsiteX4" draw:formula="310215*logwidth/310216"/><draw:equation draw:name="connsiteY4" draw:formula="376517*logheight/391886"/><draw:equation draw:name="connsiteX5" draw:formula="310216*logwidth/310216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8226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96458*logwidth/296458"/><draw:equation draw:name="connsiteY0" draw:formula="0*logheight/391886"/><draw:equation draw:name="connsiteX1" draw:formula="0*logwidth/296458"/><draw:equation draw:name="connsiteY1" draw:formula="182514*logheight/391886"/><draw:equation draw:name="connsiteX2" draw:formula="112041*logwidth/296458"/><draw:equation draw:name="connsiteY2" draw:formula="384202*logheight/391886"/><draw:equation draw:name="connsiteX3" draw:formula="234986*logwidth/296458"/><draw:equation draw:name="connsiteY3" draw:formula="391886*logheight/391886"/><draw:equation draw:name="connsiteX4" draw:formula="296457*logwidth/296458"/><draw:equation draw:name="connsiteY4" draw:formula="376517*logheight/391886"/><draw:equation draw:name="connsiteX5" draw:formula="296458*logwidth/296458"/><draw:equation draw:name="connsiteY5" draw:formula="0*logheight/391886"/><draw:equation draw:name="connsiteX0" draw:formula="215280*logwidth/215280"/><draw:equation draw:name="connsiteY0" draw:formula="0*logheight/391886"/><draw:equation draw:name="connsiteX1" draw:formula="0*logwidth/215280"/><draw:equation draw:name="connsiteY1" draw:formula="223409*logheight/391886"/><draw:equation draw:name="connsiteX2" draw:formula="30863*logwidth/215280"/><draw:equation draw:name="connsiteY2" draw:formula="384202*logheight/391886"/><draw:equation draw:name="connsiteX3" draw:formula="153808*logwidth/215280"/><draw:equation draw:name="connsiteY3" draw:formula="391886*logheight/391886"/><draw:equation draw:name="connsiteX4" draw:formula="215279*logwidth/215280"/><draw:equation draw:name="connsiteY4" draw:formula="376517*logheight/391886"/><draw:equation draw:name="connsiteX5" draw:formula="215280*logwidth/215280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71452*logwidth/255869"/><draw:equation draw:name="connsiteY2" draw:formula="384202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391886"/><draw:equation draw:name="connsiteX1" draw:formula="0*logwidth/255869"/><draw:equation draw:name="connsiteY1" draw:formula="178857*logheight/391886"/><draw:equation draw:name="connsiteX2" draw:formula="16657*logwidth/255869"/><draw:equation draw:name="connsiteY2" draw:formula="373131*logheight/391886"/><draw:equation draw:name="connsiteX3" draw:formula="194397*logwidth/255869"/><draw:equation draw:name="connsiteY3" draw:formula="391886*logheight/391886"/><draw:equation draw:name="connsiteX4" draw:formula="255868*logwidth/255869"/><draw:equation draw:name="connsiteY4" draw:formula="376517*logheight/391886"/><draw:equation draw:name="connsiteX5" draw:formula="255869*logwidth/255869"/><draw:equation draw:name="connsiteY5" draw:formula="0*logheight/391886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16657*logwidth/255869"/><draw:equation draw:name="connsiteY2" draw:formula="373131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78857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55869*logwidth/255869"/><draw:equation draw:name="connsiteY0" draw:formula="0*logheight/403024"/><draw:equation draw:name="connsiteX1" draw:formula="0*logwidth/255869"/><draw:equation draw:name="connsiteY1" draw:formula="188851*logheight/403024"/><draw:equation draw:name="connsiteX2" draw:formula="0*logwidth/255869"/><draw:equation draw:name="connsiteY2" draw:formula="373130*logheight/403024"/><draw:equation draw:name="connsiteX3" draw:formula="180192*logwidth/255869"/><draw:equation draw:name="connsiteY3" draw:formula="403024*logheight/403024"/><draw:equation draw:name="connsiteX4" draw:formula="255868*logwidth/255869"/><draw:equation draw:name="connsiteY4" draw:formula="376517*logheight/403024"/><draw:equation draw:name="connsiteX5" draw:formula="255869*logwidth/255869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88851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72105*logwidth/272105"/><draw:equation draw:name="connsiteY0" draw:formula="0*logheight/403024"/><draw:equation draw:name="connsiteX1" draw:formula="0*logwidth/272105"/><draw:equation draw:name="connsiteY1" draw:formula="177713*logheight/403024"/><draw:equation draw:name="connsiteX2" draw:formula="16236*logwidth/272105"/><draw:equation draw:name="connsiteY2" draw:formula="373130*logheight/403024"/><draw:equation draw:name="connsiteX3" draw:formula="196428*logwidth/272105"/><draw:equation draw:name="connsiteY3" draw:formula="403024*logheight/403024"/><draw:equation draw:name="connsiteX4" draw:formula="272104*logwidth/272105"/><draw:equation draw:name="connsiteY4" draw:formula="376517*logheight/403024"/><draw:equation draw:name="connsiteX5" draw:formula="272105*logwidth/272105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089*logwidth/261958"/><draw:equation draw:name="connsiteY2" draw:formula="373130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86281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0*logwidth/261958"/><draw:equation draw:name="connsiteY2" draw:formula="373131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403024"/><draw:equation draw:name="connsiteX1" draw:formula="0*logwidth/261958"/><draw:equation draw:name="connsiteY1" draw:formula="179569*logheight/403024"/><draw:equation draw:name="connsiteX2" draw:formula="63318*logwidth/261958"/><draw:equation draw:name="connsiteY2" draw:formula="285465*logheight/403024"/><draw:equation draw:name="connsiteX3" draw:formula="173293*logwidth/261958"/><draw:equation draw:name="connsiteY3" draw:formula="403024*logheight/403024"/><draw:equation draw:name="connsiteX4" draw:formula="261957*logwidth/261958"/><draw:equation draw:name="connsiteY4" draw:formula="376517*logheight/403024"/><draw:equation draw:name="connsiteX5" draw:formula="261958*logwidth/261958"/><draw:equation draw:name="connsiteY5" draw:formula="0*logheight/403024"/><draw:equation draw:name="connsiteX0" draw:formula="261958*logwidth/261958"/><draw:equation draw:name="connsiteY0" draw:formula="0*logheight/394109"/><draw:equation draw:name="connsiteX1" draw:formula="0*logwidth/261958"/><draw:equation draw:name="connsiteY1" draw:formula="179569*logheight/394109"/><draw:equation draw:name="connsiteX2" draw:formula="63318*logwidth/261958"/><draw:equation draw:name="connsiteY2" draw:formula="285465*logheight/394109"/><draw:equation draw:name="connsiteX3" draw:formula="118092*logwidth/261958"/><draw:equation draw:name="connsiteY3" draw:formula="394109*logheight/394109"/><draw:equation draw:name="connsiteX4" draw:formula="261957*logwidth/261958"/><draw:equation draw:name="connsiteY4" draw:formula="376517*logheight/394109"/><draw:equation draw:name="connsiteX5" draw:formula="261958*logwidth/261958"/><draw:equation draw:name="connsiteY5" draw:formula="0*logheight/394109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439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63318*logwidth/261958"/><draw:equation draw:name="connsiteY2" draw:formula="28546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51954*logwidth/261958"/><draw:equation draw:name="connsiteY2" draw:formula="321140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199269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7128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37342*logwidth/261958"/><draw:equation draw:name="connsiteY2" draw:formula="331545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61958*logwidth/261958"/><draw:equation draw:name="connsiteY0" draw:formula="0*logheight/407482"/><draw:equation draw:name="connsiteX1" draw:formula="0*logwidth/261958"/><draw:equation draw:name="connsiteY1" draw:formula="179569*logheight/407482"/><draw:equation draw:name="connsiteX2" draw:formula="77930*logwidth/261958"/><draw:equation draw:name="connsiteY2" draw:formula="391004*logheight/407482"/><draw:equation draw:name="connsiteX3" draw:formula="212257*logwidth/261958"/><draw:equation draw:name="connsiteY3" draw:formula="407482*logheight/407482"/><draw:equation draw:name="connsiteX4" draw:formula="261957*logwidth/261958"/><draw:equation draw:name="connsiteY4" draw:formula="376517*logheight/407482"/><draw:equation draw:name="connsiteX5" draw:formula="261958*logwidth/261958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197645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3318*logwidth/247346"/><draw:equation draw:name="connsiteY2" draw:formula="39100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47346*logwidth/247346"/><draw:equation draw:name="connsiteY0" draw:formula="0*logheight/407482"/><draw:equation draw:name="connsiteX1" draw:formula="0*logwidth/247346"/><draw:equation draw:name="connsiteY1" draw:formula="224163*logheight/407482"/><draw:equation draw:name="connsiteX2" draw:formula="61695*logwidth/247346"/><draw:equation draw:name="connsiteY2" draw:formula="383264*logheight/407482"/><draw:equation draw:name="connsiteX3" draw:formula="212257*logwidth/247346"/><draw:equation draw:name="connsiteY3" draw:formula="407482*logheight/407482"/><draw:equation draw:name="connsiteX4" draw:formula="247345*logwidth/247346"/><draw:equation draw:name="connsiteY4" draw:formula="376517*logheight/407482"/><draw:equation draw:name="connsiteX5" draw:formula="247346*logwidth/247346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30116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362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9554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407482"/><draw:equation draw:name="connsiteX1" draw:formula="0*logwidth/265205"/><draw:equation draw:name="connsiteY1" draw:formula="178082*logheight/407482"/><draw:equation draw:name="connsiteX2" draw:formula="73060*logwidth/265205"/><draw:equation draw:name="connsiteY2" draw:formula="383264*logheight/407482"/><draw:equation draw:name="connsiteX3" draw:formula="228492*logwidth/265205"/><draw:equation draw:name="connsiteY3" draw:formula="407482*logheight/407482"/><draw:equation draw:name="connsiteX4" draw:formula="265204*logwidth/265205"/><draw:equation draw:name="connsiteY4" draw:formula="376517*logheight/407482"/><draw:equation draw:name="connsiteX5" draw:formula="265205*logwidth/265205"/><draw:equation draw:name="connsiteY5" draw:formula="0*logheight/407482"/><draw:equation draw:name="connsiteX0" draw:formula="265205*logwidth/265205"/><draw:equation draw:name="connsiteY0" draw:formula="0*logheight/383264"/><draw:equation draw:name="connsiteX1" draw:formula="0*logwidth/265205"/><draw:equation draw:name="connsiteY1" draw:formula="178082*logheight/383264"/><draw:equation draw:name="connsiteX2" draw:formula="73060*logwidth/265205"/><draw:equation draw:name="connsiteY2" draw:formula="383264*logheight/383264"/><draw:equation draw:name="connsiteX3" draw:formula="220375*logwidth/265205"/><draw:equation draw:name="connsiteY3" draw:formula="372860*logheight/383264"/><draw:equation draw:name="connsiteX4" draw:formula="265204*logwidth/265205"/><draw:equation draw:name="connsiteY4" draw:formula="376517*logheight/383264"/><draw:equation draw:name="connsiteX5" draw:formula="265205*logwidth/265205"/><draw:equation draw:name="connsiteY5" draw:formula="0*logheight/383264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8492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73060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404076"/><draw:equation draw:name="connsiteX1" draw:formula="0*logwidth/265205"/><draw:equation draw:name="connsiteY1" draw:formula="178082*logheight/404076"/><draw:equation draw:name="connsiteX2" draw:formula="61695*logwidth/265205"/><draw:equation draw:name="connsiteY2" draw:formula="383264*logheight/404076"/><draw:equation draw:name="connsiteX3" draw:formula="226869*logwidth/265205"/><draw:equation draw:name="connsiteY3" draw:formula="404076*logheight/404076"/><draw:equation draw:name="connsiteX4" draw:formula="265204*logwidth/265205"/><draw:equation draw:name="connsiteY4" draw:formula="376517*logheight/404076"/><draw:equation draw:name="connsiteX5" draw:formula="265205*logwidth/265205"/><draw:equation draw:name="connsiteY5" draw:formula="0*logheight/404076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61695*logwidth/265205"/><draw:equation draw:name="connsiteY2" draw:formula="383264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395157"/><draw:equation draw:name="connsiteX1" draw:formula="0*logwidth/265205"/><draw:equation draw:name="connsiteY1" draw:formula="178082*logheight/395157"/><draw:equation draw:name="connsiteX2" draw:formula="77930*logwidth/265205"/><draw:equation draw:name="connsiteY2" draw:formula="384750*logheight/395157"/><draw:equation draw:name="connsiteX3" draw:formula="218751*logwidth/265205"/><draw:equation draw:name="connsiteY3" draw:formula="395157*logheight/395157"/><draw:equation draw:name="connsiteX4" draw:formula="265204*logwidth/265205"/><draw:equation draw:name="connsiteY4" draw:formula="376517*logheight/395157"/><draw:equation draw:name="connsiteX5" draw:formula="265205*logwidth/265205"/><draw:equation draw:name="connsiteY5" draw:formula="0*logheight/395157"/><draw:equation draw:name="connsiteX0" draw:formula="265205*logwidth/265205"/><draw:equation draw:name="connsiteY0" draw:formula="0*logheight/402589"/><draw:equation draw:name="connsiteX1" draw:formula="0*logwidth/265205"/><draw:equation draw:name="connsiteY1" draw:formula="178082*logheight/402589"/><draw:equation draw:name="connsiteX2" draw:formula="77930*logwidth/265205"/><draw:equation draw:name="connsiteY2" draw:formula="384750*logheight/402589"/><draw:equation draw:name="connsiteX3" draw:formula="225245*logwidth/265205"/><draw:equation draw:name="connsiteY3" draw:formula="402589*logheight/402589"/><draw:equation draw:name="connsiteX4" draw:formula="265204*logwidth/265205"/><draw:equation draw:name="connsiteY4" draw:formula="376517*logheight/402589"/><draw:equation draw:name="connsiteX5" draw:formula="265205*logwidth/265205"/><draw:equation draw:name="connsiteY5" draw:formula="0*logheight/402589"/><draw:equation draw:name="connsiteX0" draw:formula="252215*logwidth/252215"/><draw:equation draw:name="connsiteY0" draw:formula="0*logheight/402589"/><draw:equation draw:name="connsiteX1" draw:formula="0*logwidth/252215"/><draw:equation draw:name="connsiteY1" draw:formula="269889*logheight/402589"/><draw:equation draw:name="connsiteX2" draw:formula="64940*logwidth/252215"/><draw:equation draw:name="connsiteY2" draw:formula="384750*logheight/402589"/><draw:equation draw:name="connsiteX3" draw:formula="212255*logwidth/252215"/><draw:equation draw:name="connsiteY3" draw:formula="402589*logheight/402589"/><draw:equation draw:name="connsiteX4" draw:formula="252214*logwidth/252215"/><draw:equation draw:name="connsiteY4" draw:formula="376517*logheight/402589"/><draw:equation draw:name="connsiteX5" draw:formula="252215*logwidth/252215"/><draw:equation draw:name="connsiteY5" draw:formula="0*logheight/402589"/><draw:equation draw:name="connsiteX0" draw:formula="252215*logwidth/252215"/><draw:equation draw:name="connsiteY0" draw:formula="0*logheight/402589"/><draw:equation draw:name="connsiteX1" draw:formula="0*logwidth/252215"/><draw:equation draw:name="connsiteY1" draw:formula="269889*logheight/402589"/><draw:equation draw:name="connsiteX2" draw:formula="55198*logwidth/252215"/><draw:equation draw:name="connsiteY2" draw:formula="360488*logheight/402589"/><draw:equation draw:name="connsiteX3" draw:formula="212255*logwidth/252215"/><draw:equation draw:name="connsiteY3" draw:formula="402589*logheight/402589"/><draw:equation draw:name="connsiteX4" draw:formula="252214*logwidth/252215"/><draw:equation draw:name="connsiteY4" draw:formula="376517*logheight/402589"/><draw:equation draw:name="connsiteX5" draw:formula="252215*logwidth/252215"/><draw:equation draw:name="connsiteY5" draw:formula="0*logheight/402589"/><draw:equation draw:name="connsiteX0" draw:formula="104458*logwidth/252214"/><draw:equation draw:name="connsiteY0" draw:formula="0*logheight/251866"/><draw:equation draw:name="connsiteX1" draw:formula="0*logwidth/252214"/><draw:equation draw:name="connsiteY1" draw:formula="119166*logheight/251866"/><draw:equation draw:name="connsiteX2" draw:formula="55198*logwidth/252214"/><draw:equation draw:name="connsiteY2" draw:formula="209765*logheight/251866"/><draw:equation draw:name="connsiteX3" draw:formula="212255*logwidth/252214"/><draw:equation draw:name="connsiteY3" draw:formula="251866*logheight/251866"/><draw:equation draw:name="connsiteX4" draw:formula="252214*logwidth/252214"/><draw:equation draw:name="connsiteY4" draw:formula="225794*logheight/251866"/><draw:equation draw:name="connsiteX5" draw:formula="104458*logwidth/252214"/><draw:equation draw:name="connsiteY5" draw:formula="0*logheight/251866"/><draw:equation draw:name="connsiteX0" draw:formula="252214*logwidth/252214"/><draw:equation draw:name="connsiteY0" draw:formula="106628*logheight/132700"/><draw:equation draw:name="connsiteX1" draw:formula="0*logwidth/252214"/><draw:equation draw:name="connsiteY1" draw:formula="0*logheight/132700"/><draw:equation draw:name="connsiteX2" draw:formula="55198*logwidth/252214"/><draw:equation draw:name="connsiteY2" draw:formula="90599*logheight/132700"/><draw:equation draw:name="connsiteX3" draw:formula="212255*logwidth/252214"/><draw:equation draw:name="connsiteY3" draw:formula="132700*logheight/132700"/><draw:equation draw:name="connsiteX4" draw:formula="252214*logwidth/252214"/><draw:equation draw:name="connsiteY4" draw:formula="106628*logheight/132700"/><draw:equation draw:name="connsiteX0" draw:formula="156210*logwidth/212255"/><draw:equation draw:name="connsiteY0" draw:formula="2050*logheight/274139"/><draw:equation draw:name="connsiteX1" draw:formula="0*logwidth/212255"/><draw:equation draw:name="connsiteY1" draw:formula="141439*logheight/274139"/><draw:equation draw:name="connsiteX2" draw:formula="55198*logwidth/212255"/><draw:equation draw:name="connsiteY2" draw:formula="232038*logheight/274139"/><draw:equation draw:name="connsiteX3" draw:formula="212255*logwidth/212255"/><draw:equation draw:name="connsiteY3" draw:formula="274139*logheight/274139"/><draw:equation draw:name="connsiteX4" draw:formula="156210*logwidth/212255"/><draw:equation draw:name="connsiteY4" draw:formula="2050*logheight/274139"/><draw:equation draw:name="connsiteX0" draw:formula="156210*logwidth/212255"/><draw:equation draw:name="connsiteY0" draw:formula="0*logheight/272089"/><draw:equation draw:name="connsiteX1" draw:formula="0*logwidth/212255"/><draw:equation draw:name="connsiteY1" draw:formula="139389*logheight/272089"/><draw:equation draw:name="connsiteX2" draw:formula="55198*logwidth/212255"/><draw:equation draw:name="connsiteY2" draw:formula="229988*logheight/272089"/><draw:equation draw:name="connsiteX3" draw:formula="212255*logwidth/212255"/><draw:equation draw:name="connsiteY3" draw:formula="272089*logheight/272089"/><draw:equation draw:name="connsiteX4" draw:formula="156210*logwidth/212255"/><draw:equation draw:name="connsiteY4" draw:formula="0*logheight/272089"/><draw:equation draw:name="connsiteX0" draw:formula="156210*logwidth/212255"/><draw:equation draw:name="connsiteY0" draw:formula="0*logheight/272089"/><draw:equation draw:name="connsiteX1" draw:formula="0*logwidth/212255"/><draw:equation draw:name="connsiteY1" draw:formula="139389*logheight/272089"/><draw:equation draw:name="connsiteX2" draw:formula="55198*logwidth/212255"/><draw:equation draw:name="connsiteY2" draw:formula="229988*logheight/272089"/><draw:equation draw:name="connsiteX3" draw:formula="212255*logwidth/212255"/><draw:equation draw:name="connsiteY3" draw:formula="272089*logheight/272089"/><draw:equation draw:name="connsiteX4" draw:formula="156210*logwidth/212255"/><draw:equation draw:name="connsiteY4" draw:formula="0*logheight/272089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156210*logwidth/252864"/><draw:equation draw:name="connsiteY4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186726*logwidth/252864"/><draw:equation draw:name="connsiteY4" draw:formula="66933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5198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53573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29988"/><draw:equation draw:name="connsiteX1" draw:formula="0*logwidth/252864"/><draw:equation draw:name="connsiteY1" draw:formula="139389*logheight/229988"/><draw:equation draw:name="connsiteX2" draw:formula="113675*logwidth/252864"/><draw:equation draw:name="connsiteY2" draw:formula="229988*logheight/229988"/><draw:equation draw:name="connsiteX3" draw:formula="252864*logwidth/252864"/><draw:equation draw:name="connsiteY3" draw:formula="217520*logheight/229988"/><draw:equation draw:name="connsiteX4" draw:formula="252863*logwidth/252864"/><draw:equation draw:name="connsiteY4" draw:formula="0*logheight/229988"/><draw:equation draw:name="connsiteX5" draw:formula="156210*logwidth/252864"/><draw:equation draw:name="connsiteY5" draw:formula="0*logheight/229988"/><draw:equation draw:name="connsiteX0" draw:formula="156210*logwidth/252864"/><draw:equation draw:name="connsiteY0" draw:formula="0*logheight/217520"/><draw:equation draw:name="connsiteX1" draw:formula="0*logwidth/252864"/><draw:equation draw:name="connsiteY1" draw:formula="139389*logheight/217520"/><draw:equation draw:name="connsiteX2" draw:formula="103929*logwidth/252864"/><draw:equation draw:name="connsiteY2" draw:formula="197057*logheight/217520"/><draw:equation draw:name="connsiteX3" draw:formula="252864*logwidth/252864"/><draw:equation draw:name="connsiteY3" draw:formula="217520*logheight/217520"/><draw:equation draw:name="connsiteX4" draw:formula="252863*logwidth/252864"/><draw:equation draw:name="connsiteY4" draw:formula="0*logheight/217520"/><draw:equation draw:name="connsiteX5" draw:formula="156210*logwidth/252864"/><draw:equation draw:name="connsiteY5" draw:formula="0*logheight/217520"/><draw:equation draw:name="connsiteX0" draw:formula="156210*logwidth/252864"/><draw:equation draw:name="connsiteY0" draw:formula="0*logheight/219556"/><draw:equation draw:name="connsiteX1" draw:formula="0*logwidth/252864"/><draw:equation draw:name="connsiteY1" draw:formula="139389*logheight/219556"/><draw:equation draw:name="connsiteX2" draw:formula="95807*logwidth/252864"/><draw:equation draw:name="connsiteY2" draw:formula="219556*logheight/219556"/><draw:equation draw:name="connsiteX3" draw:formula="252864*logwidth/252864"/><draw:equation draw:name="connsiteY3" draw:formula="217520*logheight/219556"/><draw:equation draw:name="connsiteX4" draw:formula="252863*logwidth/252864"/><draw:equation draw:name="connsiteY4" draw:formula="0*logheight/219556"/><draw:equation draw:name="connsiteX5" draw:formula="156210*logwidth/252864"/><draw:equation draw:name="connsiteY5" draw:formula="0*logheight/219556"/><draw:equation draw:name="connsiteX0" draw:formula="156210*logwidth/252864"/><draw:equation draw:name="connsiteY0" draw:formula="0*logheight/219556"/><draw:equation draw:name="connsiteX1" draw:formula="0*logwidth/252864"/><draw:equation draw:name="connsiteY1" draw:formula="139389*logheight/219556"/><draw:equation draw:name="connsiteX2" draw:formula="100680*logwidth/252864"/><draw:equation draw:name="connsiteY2" draw:formula="219556*logheight/219556"/><draw:equation draw:name="connsiteX3" draw:formula="252864*logwidth/252864"/><draw:equation draw:name="connsiteY3" draw:formula="217520*logheight/219556"/><draw:equation draw:name="connsiteX4" draw:formula="252863*logwidth/252864"/><draw:equation draw:name="connsiteY4" draw:formula="0*logheight/219556"/><draw:equation draw:name="connsiteX5" draw:formula="156210*logwidth/252864"/><draw:equation draw:name="connsiteY5" draw:formula="0*logheight/219556"/></draw:enhanced-geometry></draw:custom-shape></draw:g><text:span/></text:p>
        <text:p text:style-name="P31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family="chart" style:name="ch1">
      <style:text-properties/>
      <style:paragraph-properties/>
      <style:chart-properties/>
      <style:graphic-properties draw:fill-color="#FFFFFF" draw:fill="solid" draw:stroke="solid" svg:stroke-color="#DDE4EB" svg:stroke-width="0.02646cm"/>
    </style:style>
    <style:style style:family="chart" style:name="ch2">
      <style:text-properties fo:color="#2F5695" style:text-line-through-type="none" fo:font-family="Calibri" style:font-family-asian="Arial" fo:font-size="16pt" style:font-size-asian="16pt" style:font-size-complex="16pt" fo:font-style="normal" style:text-underline-type="none" fo:font-weight="bold"/>
      <style:paragraph-properties/>
      <style:chart-properties/>
      <style:graphic-properties draw:fill="none" draw:stroke="none"/>
    </style:style>
    <style:style style:family="chart" style:name="ch3">
      <style:chart-properties chart:treat-empty-cells="true"/>
      <style:graphic-properties/>
    </style:style>
    <style:style style:family="chart" style:name="ch4">
      <style:text-properties fo:color="#44546A" style:text-line-through-type="none" fo:font-family="Calibri" style:font-family-asian="Arial" fo:font-size="9pt" style:font-size-asian="9pt" style:font-size-complex="9pt" fo:font-style="normal" style:text-underline-type="none" fo:font-weight="normal"/>
      <style:paragraph-properties/>
      <style:chart-properties chart:tick-marks-major-inner="false" chart:tick-marks-major-outer="false" chart:tick-marks-minor-inner="false" chart:tick-marks-minor-outer="false" chart:display-label="true" chart:reverse-direction="false" chart:gap-width="100" chart:overlap="-24" chart:axis-label-position="near-axis"/>
      <style:graphic-properties draw:fill="none" draw:stroke="solid" svg:stroke-color="#DDE4EB" svg:stroke-width="0.02646cm"/>
    </style:style>
    <style:style style:family="chart" style:name="ch5">
      <style:text-properties fo:color="#44546A" style:text-line-through-type="none" fo:font-family="Calibri" style:font-family-asian="Arial" fo:font-size="9pt" style:font-size-asian="9pt" style:font-size-complex="9pt" fo:font-style="normal" style:text-underline-type="none" fo:font-weight="normal"/>
      <style:paragraph-properties/>
      <style:chart-properties chart:tick-marks-major-inner="false" chart:tick-marks-major-outer="false" chart:tick-marks-minor-inner="false" chart:tick-marks-minor-outer="false" chart:display-label="true" chart:reverse-direction="false" chart:gap-width="100" chart:overlap="-24"/>
      <style:graphic-properties draw:fill="none" draw:stroke="none"/>
    </style:style>
    <style:style style:family="chart" style:name="ch6">
      <style:text-properties fo:color="#2F5695" style:text-line-through-type="none" fo:font-family="Calibri" style:font-family-asian="Arial" fo:font-size="11pt" style:font-size-asian="11pt" style:font-size-complex="11pt" fo:font-style="normal" style:text-underline-type="none" fo:font-weight="bold"/>
      <style:paragraph-properties/>
      <style:chart-properties/>
      <style:graphic-properties draw:fill="none" draw:stroke="none"/>
    </style:style>
    <style:style style:family="chart" style:name="ch7">
      <style:chart-properties/>
      <style:graphic-properties draw:stroke="solid" svg:stroke-color="#DDE4EB" svg:stroke-width="0.02646cm"/>
    </style:style>
    <style:style style:family="chart" style:name="ch8">
      <style:chart-properties/>
      <style:graphic-properties draw:fill-color="#355a86" draw:fill="gradient" draw:fill-gradient-name="Gradinent2" draw:stroke="none" svg:stroke-color="#355a86"/>
    </style:style>
    <style:style style:family="chart" style:name="ch9">
      <style:chart-properties/>
      <style:graphic-properties draw:fill-color="#883533" draw:fill="gradient" draw:fill-gradient-name="Gradinent3" draw:stroke="none" svg:stroke-color="#883533"/>
    </style:style>
    <style:style style:family="chart" style:name="ch10">
      <style:chart-properties/>
      <style:graphic-properties draw:fill-color="#6e963c" draw:fill="gradient" draw:fill-gradient-name="Gradinent4" draw:stroke="none" svg:stroke-color="#6e963c"/>
    </style:style>
    <style:style style:family="chart" style:name="ch11">
      <style:chart-properties/>
      <style:graphic-properties draw:fill-color="#594573" draw:fill="gradient" draw:fill-gradient-name="Gradinent5" draw:stroke="none" svg:stroke-color="#594573"/>
    </style:style>
    <style:style style:family="chart" style:name="ch12">
      <style:chart-properties/>
      <style:graphic-properties draw:fill-color="#327a8d" draw:fill="gradient" draw:fill-gradient-name="Gradinent6" draw:stroke="none" svg:stroke-color="#327a8d"/>
    </style:style>
    <style:style style:family="chart" style:name="ch13">
      <style:chart-properties/>
      <style:graphic-properties draw:fill-color="#ffffff" draw:fill="none" draw:stroke="none" style:wrap="run-through" fo:margin-left="0cm" fo:margin-right="0cm" fo:margin-top="0cm" fo:margin-bottom="0cm" style:vertical-pos="middle" style:vertical-rel="baseline"/>
    </style:style>
  </office:automatic-styles>
  <office:body>
    <office:chart>
      <chart:chart svg:width="17.09cm" svg:height="7.359cm" chart:style-name="ch1" chart:class="chart:bar">
        <text:p/>
        <chart:title svg:x="6.158cm" svg:y="0.2094cm" chart:style-name="ch2">
          <text:p>Sample Chart</text:p>
        </chart:title>
        <chart:plot-area chart:style-name="ch3" chart:data-source-has-labels="both">
          <chart:axis chart:dimension="x" chart:style-name="ch4">
            <text:p/>
            <chart:categories table:cell-range-address="local-table.A2:local-table.A5"/>
          </chart:axis>
          <chart:axis chart:dimension="y" chart:style-name="ch5">
            <text:p/>
            <chart:title chart:style-name="ch6">
              <text:p>Sales in $ Mn</text:p>
            </chart:title>
            <chart:grid chart:class="major" chart:style-name="ch7"/>
          </chart:axis>
          <chart:series chart:values-cell-range-address="local-table.B2:local-table.B5" chart:class="chart:bar" chart:style-name="ch8"/>
          <chart:series chart:values-cell-range-address="local-table.C2:local-table.C5" chart:class="chart:bar" chart:style-name="ch9"/>
          <chart:series chart:values-cell-range-address="local-table.D2:local-table.D5" chart:class="chart:bar" chart:style-name="ch10"/>
          <chart:series chart:values-cell-range-address="local-table.E2:local-table.E5" chart:class="chart:bar" chart:style-name="ch11"/>
          <chart:series chart:values-cell-range-address="local-table.F2:local-table.F5" chart:class="chart:bar" chart:style-name="ch12"/>
          <chart:wall chart:style-name="ch13"/>
        </chart:plot-area>
        <table:table table:name="local-table">
          <table:table-columns>
            <table:table-column/>
            <table:table-column/>
            <table:table-column/>
            <table:table-column/>
            <table:table-column/>
            <table:table-column/>
          </table:table-columns>
          <table:table-row table:visibility="collapse"/>
          <table:table-row/>
          <table:table-row>
            <table:table-cell office:value-type="string">
              <text:p>Excel</text:p>
            </table:table-cell>
            <table:table-cell office:value-type="float" office:value="175">
              <text:p>175</text:p>
            </table:table-cell>
            <table:table-cell office:value-type="float" office:value="200">
              <text:p>200</text:p>
            </table:table-cell>
            <table:table-cell office:value-type="float" office:value="250">
              <text:p>250</text:p>
            </table:table-cell>
            <table:table-cell office:value-type="float" office:value="300">
              <text:p>300</text:p>
            </table:table-cell>
            <table:table-cell office:value-type="float" office:value="350">
              <text:p>350</text:p>
            </table:table-cell>
          </table:table-row>
          <table:table-row>
            <table:table-cell office:value-type="string">
              <text:p>PowerPoint</text:p>
            </table:table-cell>
            <table:table-cell office:value-type="float" office:value="100">
              <text:p>100</text:p>
            </table:table-cell>
            <table:table-cell office:value-type="float" office:value="125">
              <text:p>125</text:p>
            </table:table-cell>
            <table:table-cell office:value-type="float" office:value="170">
              <text:p>170</text:p>
            </table:table-cell>
            <table:table-cell office:value-type="float" office:value="200">
              <text:p>200</text:p>
            </table:table-cell>
            <table:table-cell office:value-type="float" office:value="275">
              <text:p>275</text:p>
            </table:table-cell>
          </table:table-row>
          <table:table-row>
            <table:table-cell office:value-type="string">
              <text:p>Word</text:p>
            </table:table-cell>
            <table:table-cell office:value-type="float" office:value="300">
              <text:p>300</text:p>
            </table:table-cell>
            <table:table-cell office:value-type="float" office:value="350">
              <text:p>350</text:p>
            </table:table-cell>
            <table:table-cell office:value-type="float" office:value="400">
              <text:p>400</text:p>
            </table:table-cell>
            <table:table-cell office:value-type="float" office:value="450">
              <text:p>450</text:p>
            </table:table-cell>
            <table:table-cell office:value-type="float" office:value="525">
              <text:p>525</text:p>
            </table:table-cell>
          </table:table-row>
          <table:table-row>
            <table:table-cell office:value-type="string">
              <text:p>Outlook</text:p>
            </table:table-cell>
            <table:table-cell office:value-type="float" office:value="275">
              <text:p>275</text:p>
            </table:table-cell>
            <table:table-cell office:value-type="float" office:value="250">
              <text:p>250</text:p>
            </table:table-cell>
            <table:table-cell office:value-type="float" office:value="350">
              <text:p>350</text:p>
            </table:table-cell>
            <table:table-cell office:value-type="float" office:value="325">
              <text:p>325</text:p>
            </table:table-cell>
            <table:table-cell office:value-type="float" office:value="375">
              <text:p>375</text:p>
            </table:table-cell>
          </table:table-row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4192DB" draw:end-color="#245074" draw:end-intensity="100%" draw:start-intensity="100%" draw:border="0%" draw:angle="0" draw:style="linear" draw:name="Gradinent2" draw:display_name="UserGradinent2"/>
    <draw:gradient draw:start-color="#FB6E0F" draw:end-color="#843A09" draw:end-intensity="100%" draw:start-intensity="100%" draw:border="0%" draw:angle="0" draw:style="linear" draw:name="Gradinent3" draw:display_name="UserGradinent3"/>
    <draw:gradient draw:start-color="#9A9A9A" draw:end-color="#535353" draw:end-intensity="100%" draw:start-intensity="100%" draw:border="0%" draw:angle="0" draw:style="linear" draw:name="Gradinent4" draw:display_name="UserGradinent4"/>
    <draw:gradient draw:start-color="#EEB200" draw:end-color="#815D00" draw:end-intensity="100%" draw:start-intensity="100%" draw:border="0%" draw:angle="0" draw:style="linear" draw:name="Gradinent5" draw:display_name="UserGradinent5"/>
    <draw:gradient draw:start-color="#2A67CB" draw:end-color="#18376B" draw:end-intensity="100%" draw:start-intensity="100%" draw:border="0%" draw:angle="0" draw:style="linear" draw:name="Gradinent6" draw:display_name="UserGradinent6"/>
    <style:style style:family="text" style:name="T1">
      <style:text-properties fo:font-family="Wingdings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/>
    </style:style>
    <style:style style:family="text" style:name="T4">
      <style:text-properties fo:font-family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/>
    </style:style>
    <style:style style:family="text" style:name="T7">
      <style:text-properties fo:font-family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/>
    </style:style>
    <style:style style:family="text" style:name="T10">
      <style:text-properties fo:color="#000000" fo:font-family="Symbol" style:font-family-asian="Symbol" style:font-family-complex="Symbol" fo:font-size="11pt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Wingdings" style:font-family-asian="Wingdings" style:font-family-complex="Wingdings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</office:styles>
</office:document-styles>
</file>